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1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19" table:default-cell-style-name="Default"/>
        <table:table-row table:style-name="ro1">
          <table:table-cell office:value-type="string">
            <text:p>COLUMN: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/>
          <table:table-cell table:number-columns-repeated="20"/>
        </table:table-row>
        <table:table-row table:style-name="ro2">
          <table:table-cell office:value-type="string">
            <text:p>UNITS:</text:p>
          </table:table-cell>
          <table:table-cell table:style-name="Default" office:value-type="string">
            <text:p>ppm</text:p>
          </table:table-cell>
          <table:table-cell table:style-name="Default" office:value-type="string">
            <text:p>ppb</text:p>
          </table:table-cell>
          <table:table-cell table:style-name="Default" office:value-type="string">
            <text:p>ppb</text:p>
          </table:table-cell>
          <table:table-cell table:style-name="Default" office:value-type="string">
            <text:p>ppt</text:p>
          </table:table-cell>
          <table:table-cell table:style-name="Default" office:value-type="string">
            <text:p>ppt</text:p>
          </table:table-cell>
          <table:table-cell table:style-name="Default"/>
          <table:table-cell table:number-columns-repeated="3"/>
          <table:table-cell office:value-type="float" office:value="278">
            <text:p>278</text:p>
          </table:table-cell>
          <table:table-cell office:value-type="float" office:value="722">
            <text:p>72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YEARS</text:p>
          </table:table-cell>
          <table:table-cell table:style-name="Default" office:value-type="string">
            <text:p>CO2</text:p>
          </table:table-cell>
          <table:table-cell table:style-name="Default" office:value-type="string">
            <text:p>CH4</text:p>
          </table:table-cell>
          <table:table-cell table:style-name="Default" office:value-type="string">
            <text:p>N2O</text:p>
          </table:table-cell>
          <table:table-cell table:style-name="Default" office:value-type="string">
            <text:p>CFC_11</text:p>
          </table:table-cell>
          <table:table-cell table:style-name="Default" office:value-type="string">
            <text:p>CFC_12</text:p>
          </table:table-cell>
          <table:table-cell table:style-name="Default" office:value-type="string">
            <text:p>MHALOSUMCFC12EQ</text:p>
          </table:table-cell>
          <table:table-cell table:number-columns-repeated="3"/>
          <table:table-cell office:value-type="string">
            <text:p>CO2</text:p>
          </table:table-cell>
          <table:table-cell office:value-type="string">
            <text:p>CH4</text:p>
          </table:table-cell>
          <table:table-cell office:value-type="string">
            <text:p>N2O</text:p>
          </table:table-cell>
          <table:table-cell office:value-type="string">
            <text:p>CFC_11</text:p>
          </table:table-cell>
          <table:table-cell office:value-type="string">
            <text:p>CFC_12</text:p>
          </table:table-cell>
          <table:table-cell office:value-type="string">
            <text:p>MHALOSUMCFC12EQ</text:p>
          </table:table-cell>
          <table:table-cell table:number-columns-repeated="11"/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278.05158">
            <text:p>2.78E+002</text:p>
          </table:table-cell>
          <table:table-cell office:value-type="float" office:value="721.89411">
            <text:p>7.22E+002</text:p>
          </table:table-cell>
          <table:table-cell office:value-type="float" office:value="272.95961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]/[.K$2])*5.35" office:value-type="float" office:value="0.000992544615345442">
            <text:p>0.0009925446</text:p>
          </table:table-cell>
          <table:table-cell table:formula="of:=[.W4]-([.V4]-[.U4])" office:value-type="float" office:value="-0.0000627530656168943">
            <text:p>-6.27530656168943E-005</text:p>
          </table:table-cell>
          <table:table-cell table:formula="of:=[.AA4]-([.Z4]-[.U4])" office:value-type="float" office:value="0.0101688804394569">
            <text:p>0.0101688804</text:p>
          </table:table-cell>
          <table:table-cell table:formula="of:=([.E4]-[.N$2])*0.00025" office:value-type="float" office:value="0">
            <text:p>0</text:p>
          </table:table-cell>
          <table:table-cell table:formula="of:=([.F4]-[.O$2])*0.00032" office:value-type="float" office:value="0">
            <text:p>0</text:p>
          </table:table-cell>
          <table:table-cell table:formula="of:=([.G4]-0)*0.00032" office:value-type="float" office:value="0">
            <text:p>0</text:p>
          </table:table-cell>
          <table:table-cell/>
          <table:table-cell table:formula="of:=SUM([.K4:.O4])" office:value-type="float" office:value="0.0110986719891855">
            <text:p>0.011098672</text:p>
          </table:table-cell>
          <table:table-cell table:formula="of:=SUM([.K4:.M4])+[.P4]" office:value-type="float" office:value="0.0110986719891855">
            <text:p>0.01109867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]*[.M$2];0.75)+5.31*POWER(10;-15)*([.C4]*POWER([.C4]*[.M$2];1.52)))" office:value-type="float" office:value="0.0805225162158146">
            <text:p>0.0805225162</text:p>
          </table:table-cell>
          <table:table-cell table:style-name="ce2" table:formula="of:=(POWER([.C4];0.5)-POWER([.L$2];0.5))*0.036" office:value-type="float" office:value="-0.0000709373203683725">
            <text:p>-7.09373203683725E-005</text:p>
          </table:table-cell>
          <table:table-cell table:number-columns-repeated="2"/>
          <table:table-cell table:formula="of:=0.47*LN(1+2.01*POWER(10;-5)*POWER([.L$2]*[.D4];0.75)+5.31*POWER(10;-15)*([.L$2]*POWER([.L$2]*[.D4];1.52)))" office:value-type="float" office:value="0.081139333769899">
            <text:p>0.0811393338</text:p>
          </table:table-cell>
          <table:table-cell table:formula="of:=(POWER([.D4];0.5)-POWER([.M$2];0.5))*0.12" office:value-type="float" office:value="0.0107775137387898">
            <text:p>0.0107775137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278.10615">
            <text:p>2.78E+002</text:p>
          </table:table-cell>
          <table:table-cell office:value-type="float" office:value="722.2557">
            <text:p>7.22E+002</text:p>
          </table:table-cell>
          <table:table-cell office:value-type="float" office:value="272.97121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]/[.K$2])*5.35" office:value-type="float" office:value="0.00204242483884491">
            <text:p>0.0020424248</text:p>
          </table:table-cell>
          <table:table-cell table:formula="of:=[.W5]-([.V5]-[.U5])" office:value-type="float" office:value="0.000151514537534756">
            <text:p>0.0001515145</text:p>
          </table:table-cell>
          <table:table-cell table:formula="of:=[.AA5]-([.Z5]-[.U5])" office:value-type="float" office:value="0.0102086262037659">
            <text:p>0.0102086262</text:p>
          </table:table-cell>
          <table:table-cell table:formula="of:=([.E5]-[.N$2])*0.00025" office:value-type="float" office:value="0">
            <text:p>0</text:p>
          </table:table-cell>
          <table:table-cell table:formula="of:=([.F5]-[.O$2])*0.00032" office:value-type="float" office:value="0">
            <text:p>0</text:p>
          </table:table-cell>
          <table:table-cell table:formula="of:=([.G5]-0)*0.00032" office:value-type="float" office:value="0">
            <text:p>0</text:p>
          </table:table-cell>
          <table:table-cell/>
          <table:table-cell table:formula="of:=SUM([.K5:.O5])" office:value-type="float" office:value="0.0124025655801455">
            <text:p>0.0124025656</text:p>
          </table:table-cell>
          <table:table-cell table:formula="of:=SUM([.K5:.M5])+[.P5]" office:value-type="float" office:value="0.0124025655801455">
            <text:p>0.012402565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]*[.M$2];0.75)+5.31*POWER(10;-15)*([.C5]*POWER([.C5]*[.M$2];1.52)))" office:value-type="float" office:value="0.0805504618051373">
            <text:p>0.0805504618</text:p>
          </table:table-cell>
          <table:table-cell table:style-name="ce2" table:formula="of:=(POWER([.C5];0.5)-POWER([.L$2];0.5))*0.036" office:value-type="float" office:value="0.000171275872106008">
            <text:p>0.0001712759</text:p>
          </table:table-cell>
          <table:table-cell table:number-columns-repeated="2"/>
          <table:table-cell table:formula="of:=0.47*LN(1+2.01*POWER(10;-5)*POWER([.L$2]*[.D5];0.75)+5.31*POWER(10;-15)*([.L$2]*POWER([.L$2]*[.D5];1.52)))" office:value-type="float" office:value="0.0811417145107342">
            <text:p>0.0811417145</text:p>
          </table:table-cell>
          <table:table-cell table:formula="of:=(POWER([.D5];0.5)-POWER([.M$2];0.5))*0.12" office:value-type="float" office:value="0.010819640243934">
            <text:p>0.0108196402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278.22039">
            <text:p>2.78E+002</text:p>
          </table:table-cell>
          <table:table-cell office:value-type="float" office:value="722.97082">
            <text:p>7.23E+002</text:p>
          </table:table-cell>
          <table:table-cell office:value-type="float" office:value="272.99419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]/[.K$2])*5.35" office:value-type="float" office:value="0.00423963803881512">
            <text:p>0.004239638</text:p>
          </table:table-cell>
          <table:table-cell table:formula="of:=[.W6]-([.V6]-[.U6])" office:value-type="float" office:value="0.000575109799767309">
            <text:p>0.0005751098</text:p>
          </table:table-cell>
          <table:table-cell table:formula="of:=[.AA6]-([.Z6]-[.U6])" office:value-type="float" office:value="0.0102873613997306">
            <text:p>0.0102873614</text:p>
          </table:table-cell>
          <table:table-cell table:formula="of:=([.E6]-[.N$2])*0.00025" office:value-type="float" office:value="0">
            <text:p>0</text:p>
          </table:table-cell>
          <table:table-cell table:formula="of:=([.F6]-[.O$2])*0.00032" office:value-type="float" office:value="0">
            <text:p>0</text:p>
          </table:table-cell>
          <table:table-cell table:formula="of:=([.G6]-0)*0.00032" office:value-type="float" office:value="0">
            <text:p>0</text:p>
          </table:table-cell>
          <table:table-cell/>
          <table:table-cell table:formula="of:=SUM([.K6:.O6])" office:value-type="float" office:value="0.015102109238313">
            <text:p>0.0151021092</text:p>
          </table:table-cell>
          <table:table-cell table:formula="of:=SUM([.K6:.M6])+[.P6]" office:value-type="float" office:value="0.015102109238313">
            <text:p>0.015102109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]*[.M$2];0.75)+5.31*POWER(10;-15)*([.C6]*POWER([.C6]*[.M$2];1.52)))" office:value-type="float" office:value="0.08060571542663">
            <text:p>0.0806057154</text:p>
          </table:table-cell>
          <table:table-cell table:style-name="ce2" table:formula="of:=(POWER([.C6];0.5)-POWER([.L$2];0.5))*0.036" office:value-type="float" office:value="0.000650124755831271">
            <text:p>0.0006501248</text:p>
          </table:table-cell>
          <table:table-cell table:number-columns-repeated="2"/>
          <table:table-cell table:formula="of:=0.47*LN(1+2.01*POWER(10;-5)*POWER([.L$2]*[.D6];0.75)+5.31*POWER(10;-15)*([.L$2]*POWER([.L$2]*[.D6];1.52)))" office:value-type="float" office:value="0.0811464307311907">
            <text:p>0.0811464307</text:p>
          </table:table-cell>
          <table:table-cell table:formula="of:=(POWER([.D6];0.5)-POWER([.M$2];0.5))*0.12" office:value-type="float" office:value="0.0109030916603552">
            <text:p>0.0109030917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278.34305">
            <text:p>2.78E+002</text:p>
          </table:table-cell>
          <table:table-cell office:value-type="float" office:value="723.66792">
            <text:p>7.24E+002</text:p>
          </table:table-cell>
          <table:table-cell office:value-type="float" office:value="273.01678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]/[.K$2])*5.35" office:value-type="float" office:value="0.00659779153385782">
            <text:p>0.0065977915</text:p>
          </table:table-cell>
          <table:table-cell table:formula="of:=[.W7]-([.V7]-[.U7])" office:value-type="float" office:value="0.000987821869833993">
            <text:p>0.0009878219</text:p>
          </table:table-cell>
          <table:table-cell table:formula="of:=[.AA7]-([.Z7]-[.U7])" office:value-type="float" office:value="0.010364757076789">
            <text:p>0.0103647571</text:p>
          </table:table-cell>
          <table:table-cell table:formula="of:=([.E7]-[.N$2])*0.00025" office:value-type="float" office:value="0">
            <text:p>0</text:p>
          </table:table-cell>
          <table:table-cell table:formula="of:=([.F7]-[.O$2])*0.00032" office:value-type="float" office:value="0">
            <text:p>0</text:p>
          </table:table-cell>
          <table:table-cell table:formula="of:=([.G7]-0)*0.00032" office:value-type="float" office:value="0">
            <text:p>0</text:p>
          </table:table-cell>
          <table:table-cell/>
          <table:table-cell table:formula="of:=SUM([.K7:.O7])" office:value-type="float" office:value="0.0179503704804808">
            <text:p>0.0179503705</text:p>
          </table:table-cell>
          <table:table-cell table:formula="of:=SUM([.K7:.M7])+[.P7]" office:value-type="float" office:value="0.0179503704804808">
            <text:p>0.017950370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]*[.M$2];0.75)+5.31*POWER(10;-15)*([.C7]*POWER([.C7]*[.M$2];1.52)))" office:value-type="float" office:value="0.0806595580393342">
            <text:p>0.080659558</text:p>
          </table:table-cell>
          <table:table-cell table:style-name="ce2" table:formula="of:=(POWER([.C7];0.5)-POWER([.L$2];0.5))*0.036" office:value-type="float" office:value="0.00111667943860211">
            <text:p>0.0011166794</text:p>
          </table:table-cell>
          <table:table-cell table:number-columns-repeated="2"/>
          <table:table-cell table:formula="of:=0.47*LN(1+2.01*POWER(10;-5)*POWER([.L$2]*[.D7];0.75)+5.31*POWER(10;-15)*([.L$2]*POWER([.L$2]*[.D7];1.52)))" office:value-type="float" office:value="0.081151066769859">
            <text:p>0.0811510668</text:p>
          </table:table-cell>
          <table:table-cell table:formula="of:=(POWER([.D7];0.5)-POWER([.M$2];0.5))*0.12" office:value-type="float" office:value="0.010985123376082">
            <text:p>0.0109851234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278.47058">
            <text:p>2.78E+002</text:p>
          </table:table-cell>
          <table:table-cell office:value-type="float" office:value="724.34313">
            <text:p>7.24E+002</text:p>
          </table:table-cell>
          <table:table-cell office:value-type="float" office:value="273.03903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]/[.K$2])*5.35" office:value-type="float" office:value="0.00904846973270293">
            <text:p>0.0090484697</text:p>
          </table:table-cell>
          <table:table-cell table:formula="of:=[.W8]-([.V8]-[.U8])" office:value-type="float" office:value="0.00138737753964219">
            <text:p>0.0013873775</text:p>
          </table:table-cell>
          <table:table-cell table:formula="of:=[.AA8]-([.Z8]-[.U8])" office:value-type="float" office:value="0.0104409846983496">
            <text:p>0.0104409847</text:p>
          </table:table-cell>
          <table:table-cell table:formula="of:=([.E8]-[.N$2])*0.00025" office:value-type="float" office:value="0">
            <text:p>0</text:p>
          </table:table-cell>
          <table:table-cell table:formula="of:=([.F8]-[.O$2])*0.00032" office:value-type="float" office:value="0">
            <text:p>0</text:p>
          </table:table-cell>
          <table:table-cell table:formula="of:=([.G8]-0)*0.00032" office:value-type="float" office:value="0">
            <text:p>0</text:p>
          </table:table-cell>
          <table:table-cell/>
          <table:table-cell table:formula="of:=SUM([.K8:.O8])" office:value-type="float" office:value="0.0208768319706947">
            <text:p>0.020876832</text:p>
          </table:table-cell>
          <table:table-cell table:formula="of:=SUM([.K8:.M8])+[.P8]" office:value-type="float" office:value="0.0208768319706947">
            <text:p>0.02087683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]*[.M$2];0.75)+5.31*POWER(10;-15)*([.C8]*POWER([.C8]*[.M$2];1.52)))" office:value-type="float" office:value="0.0807116923347732">
            <text:p>0.0807116923</text:p>
          </table:table-cell>
          <table:table-cell table:style-name="ce2" table:formula="of:=(POWER([.C8];0.5)-POWER([.L$2];0.5))*0.036" office:value-type="float" office:value="0.00156836940384937">
            <text:p>0.0015683694</text:p>
          </table:table-cell>
          <table:table-cell table:number-columns-repeated="2"/>
          <table:table-cell table:formula="of:=0.47*LN(1+2.01*POWER(10;-5)*POWER([.L$2]*[.D8];0.75)+5.31*POWER(10;-15)*([.L$2]*POWER([.L$2]*[.D8];1.52)))" office:value-type="float" office:value="0.0811556328948202">
            <text:p>0.0811556329</text:p>
          </table:table-cell>
          <table:table-cell table:formula="of:=(POWER([.D8];0.5)-POWER([.M$2];0.5))*0.12" office:value-type="float" office:value="0.0110659171226038">
            <text:p>0.0110659171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278.60047">
            <text:p>2.79E+002</text:p>
          </table:table-cell>
          <table:table-cell office:value-type="float" office:value="724.99526">
            <text:p>7.25E+002</text:p>
          </table:table-cell>
          <table:table-cell office:value-type="float" office:value="273.06096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9]/[.K$2])*5.35" office:value-type="float" office:value="0.0115433454315671">
            <text:p>0.0115433454</text:p>
          </table:table-cell>
          <table:table-cell table:formula="of:=[.W9]-([.V9]-[.U9])" office:value-type="float" office:value="0.00177309220500807">
            <text:p>0.0017730922</text:p>
          </table:table-cell>
          <table:table-cell table:formula="of:=[.AA9]-([.Z9]-[.U9])" office:value-type="float" office:value="0.0105161129244806">
            <text:p>0.0105161129</text:p>
          </table:table-cell>
          <table:table-cell table:formula="of:=([.E9]-[.N$2])*0.00025" office:value-type="float" office:value="0">
            <text:p>0</text:p>
          </table:table-cell>
          <table:table-cell table:formula="of:=([.F9]-[.O$2])*0.00032" office:value-type="float" office:value="0">
            <text:p>0</text:p>
          </table:table-cell>
          <table:table-cell table:formula="of:=([.G9]-0)*0.00032" office:value-type="float" office:value="0">
            <text:p>0</text:p>
          </table:table-cell>
          <table:table-cell/>
          <table:table-cell table:formula="of:=SUM([.K9:.O9])" office:value-type="float" office:value="0.0238325505610557">
            <text:p>0.0238325506</text:p>
          </table:table-cell>
          <table:table-cell table:formula="of:=SUM([.K9:.M9])+[.P9]" office:value-type="float" office:value="0.0238325505610557">
            <text:p>0.023832550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]*[.M$2];0.75)+5.31*POWER(10;-15)*([.C9]*POWER([.C9]*[.M$2];1.52)))" office:value-type="float" office:value="0.0807620281761419">
            <text:p>0.0807620282</text:p>
          </table:table-cell>
          <table:table-cell table:style-name="ce2" table:formula="of:=(POWER([.C9];0.5)-POWER([.L$2];0.5))*0.036" office:value-type="float" office:value="0.00200441991058389">
            <text:p>0.0020044199</text:p>
          </table:table-cell>
          <table:table-cell table:number-columns-repeated="2"/>
          <table:table-cell table:formula="of:=0.47*LN(1+2.01*POWER(10;-5)*POWER([.L$2]*[.D9];0.75)+5.31*POWER(10;-15)*([.L$2]*POWER([.L$2]*[.D9];1.52)))" office:value-type="float" office:value="0.0811601332165255">
            <text:p>0.0811601332</text:p>
          </table:table-cell>
          <table:table-cell table:formula="of:=(POWER([.D9];0.5)-POWER([.M$2];0.5))*0.12" office:value-type="float" office:value="0.01114554567044">
            <text:p>0.0111455457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278.73275">
            <text:p>2.79E+002</text:p>
          </table:table-cell>
          <table:table-cell office:value-type="float" office:value="725.62885">
            <text:p>7.26E+002</text:p>
          </table:table-cell>
          <table:table-cell office:value-type="float" office:value="273.08257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0]/[.K$2])*5.35" office:value-type="float" office:value="0.0140829321200807">
            <text:p>0.0140829321</text:p>
          </table:table-cell>
          <table:table-cell table:formula="of:=[.W10]-([.V10]-[.U10])" office:value-type="float" office:value="0.00214766866551208">
            <text:p>0.0021476687</text:p>
          </table:table-cell>
          <table:table-cell table:formula="of:=[.AA10]-([.Z10]-[.U10])" office:value-type="float" office:value="0.0105901418897488">
            <text:p>0.0105901419</text:p>
          </table:table-cell>
          <table:table-cell table:formula="of:=([.E10]-[.N$2])*0.00025" office:value-type="float" office:value="0">
            <text:p>0</text:p>
          </table:table-cell>
          <table:table-cell table:formula="of:=([.F10]-[.O$2])*0.00032" office:value-type="float" office:value="0">
            <text:p>0</text:p>
          </table:table-cell>
          <table:table-cell table:formula="of:=([.G10]-0)*0.00032" office:value-type="float" office:value="0">
            <text:p>0</text:p>
          </table:table-cell>
          <table:table-cell/>
          <table:table-cell table:formula="of:=SUM([.K10:.O10])" office:value-type="float" office:value="0.0268207426753416">
            <text:p>0.0268207427</text:p>
          </table:table-cell>
          <table:table-cell table:formula="of:=SUM([.K10:.M10])+[.P10]" office:value-type="float" office:value="0.0268207426753416">
            <text:p>0.026820742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]*[.M$2];0.75)+5.31*POWER(10;-15)*([.C10]*POWER([.C10]*[.M$2];1.52)))" office:value-type="float" office:value="0.0808109175548493">
            <text:p>0.0808109176</text:p>
          </table:table-cell>
          <table:table-cell table:style-name="ce2" table:formula="of:=(POWER([.C10];0.5)-POWER([.L$2];0.5))*0.036" office:value-type="float" office:value="0.00242788574979529">
            <text:p>0.0024278857</text:p>
          </table:table-cell>
          <table:table-cell table:number-columns-repeated="2"/>
          <table:table-cell table:formula="of:=0.47*LN(1+2.01*POWER(10;-5)*POWER([.L$2]*[.D10];0.75)+5.31*POWER(10;-15)*([.L$2]*POWER([.L$2]*[.D10];1.52)))" office:value-type="float" office:value="0.0811645677407732">
            <text:p>0.0811645677</text:p>
          </table:table-cell>
          <table:table-cell table:formula="of:=(POWER([.D10];0.5)-POWER([.M$2];0.5))*0.12" office:value-type="float" office:value="0.011224009159956">
            <text:p>0.0112240092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278.86881">
            <text:p>2.79E+002</text:p>
          </table:table-cell>
          <table:table-cell office:value-type="float" office:value="726.24956">
            <text:p>7.26E+002</text:p>
          </table:table-cell>
          <table:table-cell office:value-type="float" office:value="273.10386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1]/[.K$2])*5.35" office:value-type="float" office:value="0.0166938323279159">
            <text:p>0.0166938323</text:p>
          </table:table-cell>
          <table:table-cell table:formula="of:=[.W11]-([.V11]-[.U11])" office:value-type="float" office:value="0.0025144659905008">
            <text:p>0.002514466</text:p>
          </table:table-cell>
          <table:table-cell table:formula="of:=[.AA11]-([.Z11]-[.U11])" office:value-type="float" office:value="0.0106630717267318">
            <text:p>0.0106630717</text:p>
          </table:table-cell>
          <table:table-cell table:formula="of:=([.E11]-[.N$2])*0.00025" office:value-type="float" office:value="0">
            <text:p>0</text:p>
          </table:table-cell>
          <table:table-cell table:formula="of:=([.F11]-[.O$2])*0.00032" office:value-type="float" office:value="0">
            <text:p>0</text:p>
          </table:table-cell>
          <table:table-cell table:formula="of:=([.G11]-0)*0.00032" office:value-type="float" office:value="0">
            <text:p>0</text:p>
          </table:table-cell>
          <table:table-cell/>
          <table:table-cell table:formula="of:=SUM([.K11:.O11])" office:value-type="float" office:value="0.0298713700451485">
            <text:p>0.02987137</text:p>
          </table:table-cell>
          <table:table-cell table:formula="of:=SUM([.K11:.M11])+[.P11]" office:value-type="float" office:value="0.0298713700451485">
            <text:p>0.0298713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]*[.M$2];0.75)+5.31*POWER(10;-15)*([.C11]*POWER([.C11]*[.M$2];1.52)))" office:value-type="float" office:value="0.0808587983599051">
            <text:p>0.0808587984</text:p>
          </table:table-cell>
          <table:table-cell table:style-name="ce2" table:formula="of:=(POWER([.C11];0.5)-POWER([.L$2];0.5))*0.036" office:value-type="float" office:value="0.00284256387983989">
            <text:p>0.0028425639</text:p>
          </table:table-cell>
          <table:table-cell table:number-columns-repeated="2"/>
          <table:table-cell table:formula="of:=0.47*LN(1+2.01*POWER(10;-5)*POWER([.L$2]*[.D11];0.75)+5.31*POWER(10;-15)*([.L$2]*POWER([.L$2]*[.D11];1.52)))" office:value-type="float" office:value="0.0811689364732763">
            <text:p>0.0811689365</text:p>
          </table:table-cell>
          <table:table-cell table:formula="of:=(POWER([.D11];0.5)-POWER([.M$2];0.5))*0.12" office:value-type="float" office:value="0.0113013077294421">
            <text:p>0.0113013077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279.00907">
            <text:p>2.79E+002</text:p>
          </table:table-cell>
          <table:table-cell office:value-type="float" office:value="726.85863">
            <text:p>7.27E+002</text:p>
          </table:table-cell>
          <table:table-cell office:value-type="float" office:value="273.12486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2]/[.K$2])*5.35" office:value-type="float" office:value="0.0193839946115005">
            <text:p>0.0193839946</text:p>
          </table:table-cell>
          <table:table-cell table:formula="of:=[.W12]-([.V12]-[.U12])" office:value-type="float" office:value="0.00287422679692023">
            <text:p>0.0028742268</text:p>
          </table:table-cell>
          <table:table-cell table:formula="of:=[.AA12]-([.Z12]-[.U12])" office:value-type="float" office:value="0.0107350053262986">
            <text:p>0.0107350053</text:p>
          </table:table-cell>
          <table:table-cell table:formula="of:=([.E12]-[.N$2])*0.00025" office:value-type="float" office:value="0">
            <text:p>0</text:p>
          </table:table-cell>
          <table:table-cell table:formula="of:=([.F12]-[.O$2])*0.00032" office:value-type="float" office:value="0">
            <text:p>0</text:p>
          </table:table-cell>
          <table:table-cell table:formula="of:=([.G12]-0)*0.00032" office:value-type="float" office:value="0">
            <text:p>0</text:p>
          </table:table-cell>
          <table:table-cell/>
          <table:table-cell table:formula="of:=SUM([.K12:.O12])" office:value-type="float" office:value="0.0329932267347194">
            <text:p>0.0329932267</text:p>
          </table:table-cell>
          <table:table-cell table:formula="of:=SUM([.K12:.M12])+[.P12]" office:value-type="float" office:value="0.0329932267347194">
            <text:p>0.032993226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]*[.M$2];0.75)+5.31*POWER(10;-15)*([.C12]*POWER([.C12]*[.M$2];1.52)))" office:value-type="float" office:value="0.08090576712189">
            <text:p>0.0809057671</text:p>
          </table:table-cell>
          <table:table-cell table:style-name="ce2" table:formula="of:=(POWER([.C12];0.5)-POWER([.L$2];0.5))*0.036" office:value-type="float" office:value="0.00324929344824417">
            <text:p>0.0032492934</text:p>
          </table:table-cell>
          <table:table-cell table:number-columns-repeated="2"/>
          <table:table-cell table:formula="of:=0.47*LN(1+2.01*POWER(10;-5)*POWER([.L$2]*[.D12];0.75)+5.31*POWER(10;-15)*([.L$2]*POWER([.L$2]*[.D12];1.52)))" office:value-type="float" office:value="0.0811732455754359">
            <text:p>0.0811732456</text:p>
          </table:table-cell>
          <table:table-cell table:formula="of:=(POWER([.D12];0.5)-POWER([.M$2];0.5))*0.12" office:value-type="float" office:value="0.0113775504311685">
            <text:p>0.0113775504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279.15318">
            <text:p>2.79E+002</text:p>
          </table:table-cell>
          <table:table-cell office:value-type="float" office:value="727.45484">
            <text:p>7.27E+002</text:p>
          </table:table-cell>
          <table:table-cell office:value-type="float" office:value="273.14563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3]/[.K$2])*5.35" office:value-type="float" office:value="0.0221465910326361">
            <text:p>0.022146591</text:p>
          </table:table-cell>
          <table:table-cell table:formula="of:=[.W13]-([.V13]-[.U13])" office:value-type="float" office:value="0.00322624009941068">
            <text:p>0.0032262401</text:p>
          </table:table-cell>
          <table:table-cell table:formula="of:=[.AA13]-([.Z13]-[.U13])" office:value-type="float" office:value="0.0108061483178195">
            <text:p>0.0108061483</text:p>
          </table:table-cell>
          <table:table-cell table:formula="of:=([.E13]-[.N$2])*0.00025" office:value-type="float" office:value="0">
            <text:p>0</text:p>
          </table:table-cell>
          <table:table-cell table:formula="of:=([.F13]-[.O$2])*0.00032" office:value-type="float" office:value="0">
            <text:p>0</text:p>
          </table:table-cell>
          <table:table-cell table:formula="of:=([.G13]-0)*0.00032" office:value-type="float" office:value="0">
            <text:p>0</text:p>
          </table:table-cell>
          <table:table-cell/>
          <table:table-cell table:formula="of:=SUM([.K13:.O13])" office:value-type="float" office:value="0.0361789794498663">
            <text:p>0.0361789794</text:p>
          </table:table-cell>
          <table:table-cell table:formula="of:=SUM([.K13:.M13])+[.P13]" office:value-type="float" office:value="0.0361789794498663">
            <text:p>0.036178979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]*[.M$2];0.75)+5.31*POWER(10;-15)*([.C13]*POWER([.C13]*[.M$2];1.52)))" office:value-type="float" office:value="0.08095173061856">
            <text:p>0.0809517306</text:p>
          </table:table-cell>
          <table:table-cell table:style-name="ce2" table:formula="of:=(POWER([.C13];0.5)-POWER([.L$2];0.5))*0.036" office:value-type="float" office:value="0.00364727024740461">
            <text:p>0.0036472702</text:p>
          </table:table-cell>
          <table:table-cell table:number-columns-repeated="2"/>
          <table:table-cell table:formula="of:=0.47*LN(1+2.01*POWER(10;-5)*POWER([.L$2]*[.D13];0.75)+5.31*POWER(10;-15)*([.L$2]*POWER([.L$2]*[.D13];1.52)))" office:value-type="float" office:value="0.0811775073634883">
            <text:p>0.0811775074</text:p>
          </table:table-cell>
          <table:table-cell table:formula="of:=(POWER([.D13];0.5)-POWER([.M$2];0.5))*0.12" office:value-type="float" office:value="0.0114529552107417">
            <text:p>0.0114529552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279.3018">
            <text:p>2.79E+002</text:p>
          </table:table-cell>
          <table:table-cell office:value-type="float" office:value="728.03699">
            <text:p>7.28E+002</text:p>
          </table:table-cell>
          <table:table-cell office:value-type="float" office:value="273.16621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4]/[.K$2])*5.35" office:value-type="float" office:value="0.0249941509873197">
            <text:p>0.024994151</text:p>
          </table:table-cell>
          <table:table-cell table:formula="of:=[.W14]-([.V14]-[.U14])" office:value-type="float" office:value="0.00356980771833108">
            <text:p>0.0035698077</text:p>
          </table:table-cell>
          <table:table-cell table:formula="of:=[.AA14]-([.Z14]-[.U14])" office:value-type="float" office:value="0.0108766377960897">
            <text:p>0.0108766378</text:p>
          </table:table-cell>
          <table:table-cell table:formula="of:=([.E14]-[.N$2])*0.00025" office:value-type="float" office:value="0">
            <text:p>0</text:p>
          </table:table-cell>
          <table:table-cell table:formula="of:=([.F14]-[.O$2])*0.00032" office:value-type="float" office:value="0">
            <text:p>0</text:p>
          </table:table-cell>
          <table:table-cell table:formula="of:=([.G14]-0)*0.00032" office:value-type="float" office:value="0">
            <text:p>0</text:p>
          </table:table-cell>
          <table:table-cell/>
          <table:table-cell table:formula="of:=SUM([.K14:.O14])" office:value-type="float" office:value="0.0394405965017405">
            <text:p>0.0394405965</text:p>
          </table:table-cell>
          <table:table-cell table:formula="of:=SUM([.K14:.M14])+[.P14]" office:value-type="float" office:value="0.0394405965017405">
            <text:p>0.039440596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]*[.M$2];0.75)+5.31*POWER(10;-15)*([.C14]*POWER([.C14]*[.M$2];1.52)))" office:value-type="float" office:value="0.0809965972592924">
            <text:p>0.0809965973</text:p>
          </table:table-cell>
          <table:table-cell table:style-name="ce2" table:formula="of:=(POWER([.C14];0.5)-POWER([.L$2];0.5))*0.036" office:value-type="float" office:value="0.0040357045070574">
            <text:p>0.0040357045</text:p>
          </table:table-cell>
          <table:table-cell table:number-columns-repeated="2"/>
          <table:table-cell table:formula="of:=0.47*LN(1+2.01*POWER(10;-5)*POWER([.L$2]*[.D14];0.75)+5.31*POWER(10;-15)*([.L$2]*POWER([.L$2]*[.D14];1.52)))" office:value-type="float" office:value="0.0811817300486252">
            <text:p>0.08118173</text:p>
          </table:table-cell>
          <table:table-cell table:formula="of:=(POWER([.D14];0.5)-POWER([.M$2];0.5))*0.12" office:value-type="float" office:value="0.0115276673741489">
            <text:p>0.0115276674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279.4568">
            <text:p>2.79E+002</text:p>
          </table:table-cell>
          <table:table-cell office:value-type="float" office:value="728.60387">
            <text:p>7.29E+002</text:p>
          </table:table-cell>
          <table:table-cell office:value-type="float" office:value="273.1866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5]/[.K$2])*5.35" office:value-type="float" office:value="0.0279623380408007">
            <text:p>0.027962338</text:p>
          </table:table-cell>
          <table:table-cell table:formula="of:=[.W15]-([.V15]-[.U15])" office:value-type="float" office:value="0.00390422649011572">
            <text:p>0.0039042265</text:p>
          </table:table-cell>
          <table:table-cell table:formula="of:=[.AA15]-([.Z15]-[.U15])" office:value-type="float" office:value="0.0109464738361464">
            <text:p>0.0109464738</text:p>
          </table:table-cell>
          <table:table-cell table:formula="of:=([.E15]-[.N$2])*0.00025" office:value-type="float" office:value="0">
            <text:p>0</text:p>
          </table:table-cell>
          <table:table-cell table:formula="of:=([.F15]-[.O$2])*0.00032" office:value-type="float" office:value="0">
            <text:p>0</text:p>
          </table:table-cell>
          <table:table-cell table:formula="of:=([.G15]-0)*0.00032" office:value-type="float" office:value="0">
            <text:p>0</text:p>
          </table:table-cell>
          <table:table-cell/>
          <table:table-cell table:formula="of:=SUM([.K15:.O15])" office:value-type="float" office:value="0.0428130383670629">
            <text:p>0.0428130384</text:p>
          </table:table-cell>
          <table:table-cell table:formula="of:=SUM([.K15:.M15])+[.P15]" office:value-type="float" office:value="0.0428130383670629">
            <text:p>0.042813038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]*[.M$2];0.75)+5.31*POWER(10;-15)*([.C15]*POWER([.C15]*[.M$2];1.52)))" office:value-type="float" office:value="0.0810402747654413">
            <text:p>0.0810402748</text:p>
          </table:table-cell>
          <table:table-cell table:style-name="ce2" table:formula="of:=(POWER([.C15];0.5)-POWER([.L$2];0.5))*0.036" office:value-type="float" office:value="0.00441380078499101">
            <text:p>0.0044138008</text:p>
          </table:table-cell>
          <table:table-cell table:number-columns-repeated="2"/>
          <table:table-cell table:formula="of:=0.47*LN(1+2.01*POWER(10;-5)*POWER([.L$2]*[.D15];0.75)+5.31*POWER(10;-15)*([.L$2]*POWER([.L$2]*[.D15];1.52)))" office:value-type="float" office:value="0.0811859136340793">
            <text:p>0.0811859136</text:p>
          </table:table-cell>
          <table:table-cell table:formula="of:=(POWER([.D15];0.5)-POWER([.M$2];0.5))*0.12" office:value-type="float" office:value="0.0116016869996596">
            <text:p>0.011601687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279.61808">
            <text:p>2.80E+002</text:p>
          </table:table-cell>
          <table:table-cell office:value-type="float" office:value="729.15429">
            <text:p>7.29E+002</text:p>
          </table:table-cell>
          <table:table-cell office:value-type="float" office:value="273.20677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6]/[.K$2])*5.35" office:value-type="float" office:value="0.0310490373535473">
            <text:p>0.0310490374</text:p>
          </table:table-cell>
          <table:table-cell table:formula="of:=[.W16]-([.V16]-[.U16])" office:value-type="float" office:value="0.00422880589032647">
            <text:p>0.0042288059</text:p>
          </table:table-cell>
          <table:table-cell table:formula="of:=[.AA16]-([.Z16]-[.U16])" office:value-type="float" office:value="0.011015553767698">
            <text:p>0.0110155538</text:p>
          </table:table-cell>
          <table:table-cell table:formula="of:=([.E16]-[.N$2])*0.00025" office:value-type="float" office:value="0">
            <text:p>0</text:p>
          </table:table-cell>
          <table:table-cell table:formula="of:=([.F16]-[.O$2])*0.00032" office:value-type="float" office:value="0">
            <text:p>0</text:p>
          </table:table-cell>
          <table:table-cell table:formula="of:=([.G16]-0)*0.00032" office:value-type="float" office:value="0">
            <text:p>0</text:p>
          </table:table-cell>
          <table:table-cell/>
          <table:table-cell table:formula="of:=SUM([.K16:.O16])" office:value-type="float" office:value="0.0462933970115718">
            <text:p>0.046293397</text:p>
          </table:table-cell>
          <table:table-cell table:formula="of:=SUM([.K16:.M16])+[.P16]" office:value-type="float" office:value="0.0462933970115718">
            <text:p>0.04629339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]*[.M$2];0.75)+5.31*POWER(10;-15)*([.C16]*POWER([.C16]*[.M$2];1.52)))" office:value-type="float" office:value="0.0810826724751392">
            <text:p>0.0810826725</text:p>
          </table:table-cell>
          <table:table-cell table:style-name="ce2" table:formula="of:=(POWER([.C16];0.5)-POWER([.L$2];0.5))*0.036" office:value-type="float" office:value="0.00478077789489964">
            <text:p>0.0047807779</text:p>
          </table:table-cell>
          <table:table-cell table:number-columns-repeated="2"/>
          <table:table-cell table:formula="of:=0.47*LN(1+2.01*POWER(10;-5)*POWER([.L$2]*[.D16];0.75)+5.31*POWER(10;-15)*([.L$2]*POWER([.L$2]*[.D16];1.52)))" office:value-type="float" office:value="0.0811900519679546">
            <text:p>0.081190052</text:p>
          </table:table-cell>
          <table:table-cell table:formula="of:=(POWER([.D16];0.5)-POWER([.M$2];0.5))*0.12" office:value-type="float" office:value="0.0116749052650866">
            <text:p>0.0116749053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279.78192">
            <text:p>2.80E+002</text:p>
          </table:table-cell>
          <table:table-cell office:value-type="float" office:value="729.68703">
            <text:p>7.30E+002</text:p>
          </table:table-cell>
          <table:table-cell office:value-type="float" office:value="273.22676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7]/[.K$2])*5.35" office:value-type="float" office:value="0.0341829094488788">
            <text:p>0.0341829094</text:p>
          </table:table-cell>
          <table:table-cell table:formula="of:=[.W17]-([.V17]-[.U17])" office:value-type="float" office:value="0.00454283846139025">
            <text:p>0.0045428385</text:p>
          </table:table-cell>
          <table:table-cell table:formula="of:=[.AA17]-([.Z17]-[.U17])" office:value-type="float" office:value="0.0110840146635663">
            <text:p>0.0110840147</text:p>
          </table:table-cell>
          <table:table-cell table:formula="of:=([.E17]-[.N$2])*0.00025" office:value-type="float" office:value="0">
            <text:p>0</text:p>
          </table:table-cell>
          <table:table-cell table:formula="of:=([.F17]-[.O$2])*0.00032" office:value-type="float" office:value="0">
            <text:p>0</text:p>
          </table:table-cell>
          <table:table-cell table:formula="of:=([.G17]-0)*0.00032" office:value-type="float" office:value="0">
            <text:p>0</text:p>
          </table:table-cell>
          <table:table-cell/>
          <table:table-cell table:formula="of:=SUM([.K17:.O17])" office:value-type="float" office:value="0.0498097625738353">
            <text:p>0.0498097626</text:p>
          </table:table-cell>
          <table:table-cell table:formula="of:=SUM([.K17:.M17])+[.P17]" office:value-type="float" office:value="0.0498097625738353">
            <text:p>0.049809762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]*[.M$2];0.75)+5.31*POWER(10;-15)*([.C17]*POWER([.C17]*[.M$2];1.52)))" office:value-type="float" office:value="0.0811236974840826">
            <text:p>0.0811236975</text:p>
          </table:table-cell>
          <table:table-cell table:style-name="ce2" table:formula="of:=(POWER([.C17];0.5)-POWER([.L$2];0.5))*0.036" office:value-type="float" office:value="0.00513583547490681">
            <text:p>0.0051358355</text:p>
          </table:table-cell>
          <table:table-cell table:number-columns-repeated="2"/>
          <table:table-cell table:formula="of:=0.47*LN(1+2.01*POWER(10;-5)*POWER([.L$2]*[.D17];0.75)+5.31*POWER(10;-15)*([.L$2]*POWER([.L$2]*[.D17];1.52)))" office:value-type="float" office:value="0.0811941532604957">
            <text:p>0.0811941533</text:p>
          </table:table-cell>
          <table:table-cell table:formula="of:=(POWER([.D17];0.5)-POWER([.M$2];0.5))*0.12" office:value-type="float" office:value="0.0117474674534959">
            <text:p>0.0117474675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279.9432">
            <text:p>2.80E+002</text:p>
          </table:table-cell>
          <table:table-cell office:value-type="float" office:value="730.2009">
            <text:p>7.30E+002</text:p>
          </table:table-cell>
          <table:table-cell office:value-type="float" office:value="273.24665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8]/[.K$2])*5.35" office:value-type="float" office:value="0.037266022902422">
            <text:p>0.0372660229</text:p>
          </table:table-cell>
          <table:table-cell table:formula="of:=[.W18]-([.V18]-[.U18])" office:value-type="float" office:value="0.00484563510712254">
            <text:p>0.0048456351</text:p>
          </table:table-cell>
          <table:table-cell table:formula="of:=[.AA18]-([.Z18]-[.U18])" office:value-type="float" office:value="0.0111521305581454">
            <text:p>0.0111521306</text:p>
          </table:table-cell>
          <table:table-cell table:formula="of:=([.E18]-[.N$2])*0.00025" office:value-type="float" office:value="0">
            <text:p>0</text:p>
          </table:table-cell>
          <table:table-cell table:formula="of:=([.F18]-[.O$2])*0.00032" office:value-type="float" office:value="0">
            <text:p>0</text:p>
          </table:table-cell>
          <table:table-cell table:formula="of:=([.G18]-0)*0.00032" office:value-type="float" office:value="0">
            <text:p>0</text:p>
          </table:table-cell>
          <table:table-cell/>
          <table:table-cell table:formula="of:=SUM([.K18:.O18])" office:value-type="float" office:value="0.0532637885676899">
            <text:p>0.0532637886</text:p>
          </table:table-cell>
          <table:table-cell table:formula="of:=SUM([.K18:.M18])+[.P18]" office:value-type="float" office:value="0.0532637885676899">
            <text:p>0.053263788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]*[.M$2];0.75)+5.31*POWER(10;-15)*([.C18]*POWER([.C18]*[.M$2];1.52)))" office:value-type="float" office:value="0.0811632592594194">
            <text:p>0.0811632593</text:p>
          </table:table-cell>
          <table:table-cell table:style-name="ce2" table:formula="of:=(POWER([.C18];0.5)-POWER([.L$2];0.5))*0.036" office:value-type="float" office:value="0.00547819389597586">
            <text:p>0.0054781939</text:p>
          </table:table-cell>
          <table:table-cell table:number-columns-repeated="2"/>
          <table:table-cell table:formula="of:=0.47*LN(1+2.01*POWER(10;-5)*POWER([.L$2]*[.D18];0.75)+5.31*POWER(10;-15)*([.L$2]*POWER([.L$2]*[.D18];1.52)))" office:value-type="float" office:value="0.081198233927398">
            <text:p>0.0811982339</text:p>
          </table:table-cell>
          <table:table-cell table:formula="of:=(POWER([.D18];0.5)-POWER([.M$2];0.5))*0.12" office:value-type="float" office:value="0.0118196640149773">
            <text:p>0.011819664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280.0974">
            <text:p>2.80E+002</text:p>
          </table:table-cell>
          <table:table-cell office:value-type="float" office:value="730.6922">
            <text:p>7.31E+002</text:p>
          </table:table-cell>
          <table:table-cell office:value-type="float" office:value="273.26646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19]/[.K$2])*5.35" office:value-type="float" office:value="0.0402121308126249">
            <text:p>0.0402121308</text:p>
          </table:table-cell>
          <table:table-cell table:formula="of:=[.W19]-([.V19]-[.U19])" office:value-type="float" office:value="0.00513502907548165">
            <text:p>0.0051350291</text:p>
          </table:table-cell>
          <table:table-cell table:formula="of:=[.AA19]-([.Z19]-[.U19])" office:value-type="float" office:value="0.0112199699785254">
            <text:p>0.01121997</text:p>
          </table:table-cell>
          <table:table-cell table:formula="of:=([.E19]-[.N$2])*0.00025" office:value-type="float" office:value="0">
            <text:p>0</text:p>
          </table:table-cell>
          <table:table-cell table:formula="of:=([.F19]-[.O$2])*0.00032" office:value-type="float" office:value="0">
            <text:p>0</text:p>
          </table:table-cell>
          <table:table-cell table:formula="of:=([.G19]-0)*0.00032" office:value-type="float" office:value="0">
            <text:p>0</text:p>
          </table:table-cell>
          <table:table-cell/>
          <table:table-cell table:formula="of:=SUM([.K19:.O19])" office:value-type="float" office:value="0.0565671298666319">
            <text:p>0.0565671299</text:p>
          </table:table-cell>
          <table:table-cell table:formula="of:=SUM([.K19:.M19])+[.P19]" office:value-type="float" office:value="0.0565671298666319">
            <text:p>0.056567129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]*[.M$2];0.75)+5.31*POWER(10;-15)*([.C19]*POWER([.C19]*[.M$2];1.52)))" office:value-type="float" office:value="0.081201074150694">
            <text:p>0.0812010742</text:p>
          </table:table-cell>
          <table:table-cell table:style-name="ce2" table:formula="of:=(POWER([.C19];0.5)-POWER([.L$2];0.5))*0.036" office:value-type="float" office:value="0.00580540275560956">
            <text:p>0.0058054028</text:p>
          </table:table-cell>
          <table:table-cell table:number-columns-repeated="2"/>
          <table:table-cell table:formula="of:=0.47*LN(1+2.01*POWER(10;-5)*POWER([.L$2]*[.D19];0.75)+5.31*POWER(10;-15)*([.L$2]*POWER([.L$2]*[.D19];1.52)))" office:value-type="float" office:value="0.0812022980733804">
            <text:p>0.0812022981</text:p>
          </table:table-cell>
          <table:table-cell table:formula="of:=(POWER([.D19];0.5)-POWER([.M$2];0.5))*0.12" office:value-type="float" office:value="0.0118915675813398">
            <text:p>0.0118915676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280.2428">
            <text:p>2.80E+002</text:p>
          </table:table-cell>
          <table:table-cell office:value-type="float" office:value="731.1541">
            <text:p>7.31E+002</text:p>
          </table:table-cell>
          <table:table-cell office:value-type="float" office:value="273.2862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0]/[.K$2])*5.35" office:value-type="float" office:value="0.0429886227275683">
            <text:p>0.0429886227</text:p>
          </table:table-cell>
          <table:table-cell table:formula="of:=[.W20]-([.V20]-[.U20])" office:value-type="float" office:value="0.00540701329427776">
            <text:p>0.0054070133</text:p>
          </table:table-cell>
          <table:table-cell table:formula="of:=[.AA20]-([.Z20]-[.U20])" office:value-type="float" office:value="0.0112875671984028">
            <text:p>0.0112875672</text:p>
          </table:table-cell>
          <table:table-cell table:formula="of:=([.E20]-[.N$2])*0.00025" office:value-type="float" office:value="0">
            <text:p>0</text:p>
          </table:table-cell>
          <table:table-cell table:formula="of:=([.F20]-[.O$2])*0.00032" office:value-type="float" office:value="0">
            <text:p>0</text:p>
          </table:table-cell>
          <table:table-cell table:formula="of:=([.G20]-0)*0.00032" office:value-type="float" office:value="0">
            <text:p>0</text:p>
          </table:table-cell>
          <table:table-cell/>
          <table:table-cell table:formula="of:=SUM([.K20:.O20])" office:value-type="float" office:value="0.0596832032202488">
            <text:p>0.0596832032</text:p>
          </table:table-cell>
          <table:table-cell table:formula="of:=SUM([.K20:.M20])+[.P20]" office:value-type="float" office:value="0.0596832032202488">
            <text:p>0.059683203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]*[.M$2];0.75)+5.31*POWER(10;-15)*([.C20]*POWER([.C20]*[.M$2];1.52)))" office:value-type="float" office:value="0.0812366178967379">
            <text:p>0.0812366179</text:p>
          </table:table-cell>
          <table:table-cell table:style-name="ce2" table:formula="of:=(POWER([.C20];0.5)-POWER([.L$2];0.5))*0.036" office:value-type="float" office:value="0.00611293072044958">
            <text:p>0.0061129307</text:p>
          </table:table-cell>
          <table:table-cell table:number-columns-repeated="2"/>
          <table:table-cell table:formula="of:=0.47*LN(1+2.01*POWER(10;-5)*POWER([.L$2]*[.D20];0.75)+5.31*POWER(10;-15)*([.L$2]*POWER([.L$2]*[.D20];1.52)))" office:value-type="float" office:value="0.081206347751239">
            <text:p>0.0812063478</text:p>
          </table:table-cell>
          <table:table-cell table:formula="of:=(POWER([.D20];0.5)-POWER([.M$2];0.5))*0.12" office:value-type="float" office:value="0.0119632144790758">
            <text:p>0.0119632145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280.38168">
            <text:p>2.80E+002</text:p>
          </table:table-cell>
          <table:table-cell office:value-type="float" office:value="731.58425">
            <text:p>7.32E+002</text:p>
          </table:table-cell>
          <table:table-cell office:value-type="float" office:value="273.30585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1]/[.K$2])*5.35" office:value-type="float" office:value="0.0456392669348959">
            <text:p>0.0456392669</text:p>
          </table:table-cell>
          <table:table-cell table:formula="of:=[.W21]-([.V21]-[.U21])" office:value-type="float" office:value="0.0056602217585435">
            <text:p>0.0056602218</text:p>
          </table:table-cell>
          <table:table-cell table:formula="of:=[.AA21]-([.Z21]-[.U21])" office:value-type="float" office:value="0.01135485376064">
            <text:p>0.0113548538</text:p>
          </table:table-cell>
          <table:table-cell table:formula="of:=([.E21]-[.N$2])*0.00025" office:value-type="float" office:value="0">
            <text:p>0</text:p>
          </table:table-cell>
          <table:table-cell table:formula="of:=([.F21]-[.O$2])*0.00032" office:value-type="float" office:value="0">
            <text:p>0</text:p>
          </table:table-cell>
          <table:table-cell table:formula="of:=([.G21]-0)*0.00032" office:value-type="float" office:value="0">
            <text:p>0</text:p>
          </table:table-cell>
          <table:table-cell/>
          <table:table-cell table:formula="of:=SUM([.K21:.O21])" office:value-type="float" office:value="0.0626543424540794">
            <text:p>0.0626543425</text:p>
          </table:table-cell>
          <table:table-cell table:formula="of:=SUM([.K21:.M21])+[.P21]" office:value-type="float" office:value="0.0626543424540794">
            <text:p>0.062654342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]*[.M$2];0.75)+5.31*POWER(10;-15)*([.C21]*POWER([.C21]*[.M$2];1.52)))" office:value-type="float" office:value="0.0812697112538772">
            <text:p>0.0812697113</text:p>
          </table:table-cell>
          <table:table-cell table:style-name="ce2" table:formula="of:=(POWER([.C21];0.5)-POWER([.L$2];0.5))*0.036" office:value-type="float" office:value="0.00639923254185469">
            <text:p>0.0063992325</text:p>
          </table:table-cell>
          <table:table-cell table:number-columns-repeated="2"/>
          <table:table-cell table:formula="of:=0.47*LN(1+2.01*POWER(10;-5)*POWER([.L$2]*[.D21];0.75)+5.31*POWER(10;-15)*([.L$2]*POWER([.L$2]*[.D21];1.52)))" office:value-type="float" office:value="0.0812103788592663">
            <text:p>0.0812103789</text:p>
          </table:table-cell>
          <table:table-cell table:formula="of:=(POWER([.D21];0.5)-POWER([.M$2];0.5))*0.12" office:value-type="float" office:value="0.0120345321493403">
            <text:p>0.012034532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280.51832">
            <text:p>2.81E+002</text:p>
          </table:table-cell>
          <table:table-cell office:value-type="float" office:value="731.98888">
            <text:p>7.32E+002</text:p>
          </table:table-cell>
          <table:table-cell office:value-type="float" office:value="273.32543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2]/[.K$2])*5.35" office:value-type="float" office:value="0.0482458777905233">
            <text:p>0.0482458778</text:p>
          </table:table-cell>
          <table:table-cell table:formula="of:=[.W22]-([.V22]-[.U22])" office:value-type="float" office:value="0.00589833734290277">
            <text:p>0.0058983373</text:p>
          </table:table-cell>
          <table:table-cell table:formula="of:=[.AA22]-([.Z22]-[.U22])" office:value-type="float" office:value="0.0114218981805861">
            <text:p>0.0114218982</text:p>
          </table:table-cell>
          <table:table-cell table:formula="of:=([.E22]-[.N$2])*0.00025" office:value-type="float" office:value="0">
            <text:p>0</text:p>
          </table:table-cell>
          <table:table-cell table:formula="of:=([.F22]-[.O$2])*0.00032" office:value-type="float" office:value="0">
            <text:p>0</text:p>
          </table:table-cell>
          <table:table-cell table:formula="of:=([.G22]-0)*0.00032" office:value-type="float" office:value="0">
            <text:p>0</text:p>
          </table:table-cell>
          <table:table-cell/>
          <table:table-cell table:formula="of:=SUM([.K22:.O22])" office:value-type="float" office:value="0.0655661133140122">
            <text:p>0.0655661133</text:p>
          </table:table-cell>
          <table:table-cell table:formula="of:=SUM([.K22:.M22])+[.P22]" office:value-type="float" office:value="0.0655661133140122">
            <text:p>0.065566113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]*[.M$2];0.75)+5.31*POWER(10;-15)*([.C22]*POWER([.C22]*[.M$2];1.52)))" office:value-type="float" office:value="0.0813008349196349">
            <text:p>0.0813008349</text:p>
          </table:table-cell>
          <table:table-cell table:style-name="ce2" table:formula="of:=(POWER([.C22];0.5)-POWER([.L$2];0.5))*0.036" office:value-type="float" office:value="0.00666847179197164">
            <text:p>0.0066684718</text:p>
          </table:table-cell>
          <table:table-cell table:number-columns-repeated="2"/>
          <table:table-cell table:formula="of:=0.47*LN(1+2.01*POWER(10;-5)*POWER([.L$2]*[.D22];0.75)+5.31*POWER(10;-15)*([.L$2]*POWER([.L$2]*[.D22];1.52)))" office:value-type="float" office:value="0.0812143955016752">
            <text:p>0.0812143955</text:p>
          </table:table-cell>
          <table:table-cell table:formula="of:=(POWER([.D22];0.5)-POWER([.M$2];0.5))*0.12" office:value-type="float" office:value="0.0121055932116953">
            <text:p>0.0121055932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280.6572">
            <text:p>2.81E+002</text:p>
          </table:table-cell>
          <table:table-cell office:value-type="float" office:value="732.37758">
            <text:p>7.32E+002</text:p>
          </table:table-cell>
          <table:table-cell office:value-type="float" office:value="273.345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3]/[.K$2])*5.35" office:value-type="float" office:value="0.0508939192274301">
            <text:p>0.0508939192</text:p>
          </table:table-cell>
          <table:table-cell table:formula="of:=[.W23]-([.V23]-[.U23])" office:value-type="float" office:value="0.00612701418332">
            <text:p>0.0061270142</text:p>
          </table:table-cell>
          <table:table-cell table:formula="of:=[.AA23]-([.Z23]-[.U23])" office:value-type="float" office:value="0.0114889059211373">
            <text:p>0.0114889059</text:p>
          </table:table-cell>
          <table:table-cell table:formula="of:=([.E23]-[.N$2])*0.00025" office:value-type="float" office:value="0">
            <text:p>0</text:p>
          </table:table-cell>
          <table:table-cell table:formula="of:=([.F23]-[.O$2])*0.00032" office:value-type="float" office:value="0">
            <text:p>0</text:p>
          </table:table-cell>
          <table:table-cell table:formula="of:=([.G23]-0)*0.00032" office:value-type="float" office:value="0">
            <text:p>0</text:p>
          </table:table-cell>
          <table:table-cell/>
          <table:table-cell table:formula="of:=SUM([.K23:.O23])" office:value-type="float" office:value="0.0685098393318874">
            <text:p>0.0685098393</text:p>
          </table:table-cell>
          <table:table-cell table:formula="of:=SUM([.K23:.M23])+[.P23]" office:value-type="float" office:value="0.0685098393318874">
            <text:p>0.068509839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]*[.M$2];0.75)+5.31*POWER(10;-15)*([.C23]*POWER([.C23]*[.M$2];1.52)))" office:value-type="float" office:value="0.0813307274989383">
            <text:p>0.0813307275</text:p>
          </table:table-cell>
          <table:table-cell table:style-name="ce2" table:formula="of:=(POWER([.C23];0.5)-POWER([.L$2];0.5))*0.036" office:value-type="float" office:value="0.00692704121169223">
            <text:p>0.0069270412</text:p>
          </table:table-cell>
          <table:table-cell table:number-columns-repeated="2"/>
          <table:table-cell table:formula="of:=0.47*LN(1+2.01*POWER(10;-5)*POWER([.L$2]*[.D23];0.75)+5.31*POWER(10;-15)*([.L$2]*POWER([.L$2]*[.D23];1.52)))" office:value-type="float" office:value="0.0812184099875238">
            <text:p>0.08121841</text:p>
          </table:table-cell>
          <table:table-cell table:formula="of:=(POWER([.D23];0.5)-POWER([.M$2];0.5))*0.12" office:value-type="float" office:value="0.012176615438095">
            <text:p>0.0121766154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280.8026">
            <text:p>2.81E+002</text:p>
          </table:table-cell>
          <table:table-cell office:value-type="float" office:value="732.75995">
            <text:p>7.33E+002</text:p>
          </table:table-cell>
          <table:table-cell office:value-type="float" office:value="273.36463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4]/[.K$2])*5.35" office:value-type="float" office:value="0.053664874574153">
            <text:p>0.0536648746</text:p>
          </table:table-cell>
          <table:table-cell table:formula="of:=[.W24]-([.V24]-[.U24])" office:value-type="float" office:value="0.00635190558148858">
            <text:p>0.0063519056</text:p>
          </table:table-cell>
          <table:table-cell table:formula="of:=[.AA24]-([.Z24]-[.U24])" office:value-type="float" office:value="0.0115561166534228">
            <text:p>0.0115561167</text:p>
          </table:table-cell>
          <table:table-cell table:formula="of:=([.E24]-[.N$2])*0.00025" office:value-type="float" office:value="0">
            <text:p>0</text:p>
          </table:table-cell>
          <table:table-cell table:formula="of:=([.F24]-[.O$2])*0.00032" office:value-type="float" office:value="0">
            <text:p>0</text:p>
          </table:table-cell>
          <table:table-cell table:formula="of:=([.G24]-0)*0.00032" office:value-type="float" office:value="0">
            <text:p>0</text:p>
          </table:table-cell>
          <table:table-cell/>
          <table:table-cell table:formula="of:=SUM([.K24:.O24])" office:value-type="float" office:value="0.0715728968090644">
            <text:p>0.0715728968</text:p>
          </table:table-cell>
          <table:table-cell table:formula="of:=SUM([.K24:.M24])+[.P24]" office:value-type="float" office:value="0.0715728968090644">
            <text:p>0.071572896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]*[.M$2];0.75)+5.31*POWER(10;-15)*([.C24]*POWER([.C24]*[.M$2];1.52)))" office:value-type="float" office:value="0.0813601277632715">
            <text:p>0.0813601278</text:p>
          </table:table-cell>
          <table:table-cell table:style-name="ce2" table:formula="of:=(POWER([.C24];0.5)-POWER([.L$2];0.5))*0.036" office:value-type="float" office:value="0.00718133287419403">
            <text:p>0.0071813329</text:p>
          </table:table-cell>
          <table:table-cell table:number-columns-repeated="2"/>
          <table:table-cell table:formula="of:=0.47*LN(1+2.01*POWER(10;-5)*POWER([.L$2]*[.D24];0.75)+5.31*POWER(10;-15)*([.L$2]*POWER([.L$2]*[.D24];1.52)))" office:value-type="float" office:value="0.0812224366758458">
            <text:p>0.0812224367</text:p>
          </table:table-cell>
          <table:table-cell table:formula="of:=(POWER([.D24];0.5)-POWER([.M$2];0.5))*0.12" office:value-type="float" office:value="0.0122478528587025">
            <text:p>0.0122478529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280.9568">
            <text:p>2.81E+002</text:p>
          </table:table-cell>
          <table:table-cell office:value-type="float" office:value="733.14559">
            <text:p>7.33E+002</text:p>
          </table:table-cell>
          <table:table-cell office:value-type="float" office:value="273.38432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5]/[.K$2])*5.35" office:value-type="float" office:value="0.0566019683574323">
            <text:p>0.0566019684</text:p>
          </table:table-cell>
          <table:table-cell table:formula="of:=[.W25]-([.V25]-[.U25])" office:value-type="float" office:value="0.00657865857652967">
            <text:p>0.0065786586</text:p>
          </table:table-cell>
          <table:table-cell table:formula="of:=[.AA25]-([.Z25]-[.U25])" office:value-type="float" office:value="0.0116235303552257">
            <text:p>0.0116235304</text:p>
          </table:table-cell>
          <table:table-cell table:formula="of:=([.E25]-[.N$2])*0.00025" office:value-type="float" office:value="0">
            <text:p>0</text:p>
          </table:table-cell>
          <table:table-cell table:formula="of:=([.F25]-[.O$2])*0.00032" office:value-type="float" office:value="0">
            <text:p>0</text:p>
          </table:table-cell>
          <table:table-cell table:formula="of:=([.G25]-0)*0.00032" office:value-type="float" office:value="0">
            <text:p>0</text:p>
          </table:table-cell>
          <table:table-cell/>
          <table:table-cell table:formula="of:=SUM([.K25:.O25])" office:value-type="float" office:value="0.0748041572891877">
            <text:p>0.0748041573</text:p>
          </table:table-cell>
          <table:table-cell table:formula="of:=SUM([.K25:.M25])+[.P25]" office:value-type="float" office:value="0.0748041572891877">
            <text:p>0.074804157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]*[.M$2];0.75)+5.31*POWER(10;-15)*([.C25]*POWER([.C25]*[.M$2];1.52)))" office:value-type="float" office:value="0.0813897739221907">
            <text:p>0.0813897739</text:p>
          </table:table-cell>
          <table:table-cell table:style-name="ce2" table:formula="of:=(POWER([.C25];0.5)-POWER([.L$2];0.5))*0.036" office:value-type="float" office:value="0.00743773202815436">
            <text:p>0.007437732</text:p>
          </table:table-cell>
          <table:table-cell table:number-columns-repeated="2"/>
          <table:table-cell table:formula="of:=0.47*LN(1+2.01*POWER(10;-5)*POWER([.L$2]*[.D25];0.75)+5.31*POWER(10;-15)*([.L$2]*POWER([.L$2]*[.D25];1.52)))" office:value-type="float" office:value="0.0812264755656802">
            <text:p>0.0812264756</text:p>
          </table:table-cell>
          <table:table-cell table:formula="of:=(POWER([.D25];0.5)-POWER([.M$2];0.5))*0.12" office:value-type="float" office:value="0.0123193054503399">
            <text:p>0.0123193055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281.11808">
            <text:p>2.81E+002</text:p>
          </table:table-cell>
          <table:table-cell office:value-type="float" office:value="733.5441">
            <text:p>7.34E+002</text:p>
          </table:table-cell>
          <table:table-cell office:value-type="float" office:value="273.40402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6]/[.K$2])*5.35" office:value-type="float" office:value="0.0596721928217616">
            <text:p>0.0596721928</text:p>
          </table:table-cell>
          <table:table-cell table:formula="of:=[.W26]-([.V26]-[.U26])" office:value-type="float" office:value="0.00681291401879307">
            <text:p>0.006812914</text:p>
          </table:table-cell>
          <table:table-cell table:formula="of:=[.AA26]-([.Z26]-[.U26])" office:value-type="float" office:value="0.0116909758260069">
            <text:p>0.0116909758</text:p>
          </table:table-cell>
          <table:table-cell table:formula="of:=([.E26]-[.N$2])*0.00025" office:value-type="float" office:value="0">
            <text:p>0</text:p>
          </table:table-cell>
          <table:table-cell table:formula="of:=([.F26]-[.O$2])*0.00032" office:value-type="float" office:value="0">
            <text:p>0</text:p>
          </table:table-cell>
          <table:table-cell table:formula="of:=([.G26]-0)*0.00032" office:value-type="float" office:value="0">
            <text:p>0</text:p>
          </table:table-cell>
          <table:table-cell/>
          <table:table-cell table:formula="of:=SUM([.K26:.O26])" office:value-type="float" office:value="0.0781760826665615">
            <text:p>0.0781760827</text:p>
          </table:table-cell>
          <table:table-cell table:formula="of:=SUM([.K26:.M26])+[.P26]" office:value-type="float" office:value="0.0781760826665615">
            <text:p>0.078176082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6]*[.M$2];0.75)+5.31*POWER(10;-15)*([.C26]*POWER([.C26]*[.M$2];1.52)))" office:value-type="float" office:value="0.0814204036297115">
            <text:p>0.0814204036</text:p>
          </table:table-cell>
          <table:table-cell table:style-name="ce2" table:formula="of:=(POWER([.C26];0.5)-POWER([.L$2];0.5))*0.036" office:value-type="float" office:value="0.00770261717793855">
            <text:p>0.0077026172</text:p>
          </table:table-cell>
          <table:table-cell table:number-columns-repeated="2"/>
          <table:table-cell table:formula="of:=0.47*LN(1+2.01*POWER(10;-5)*POWER([.L$2]*[.D26];0.75)+5.31*POWER(10;-15)*([.L$2]*POWER([.L$2]*[.D26];1.52)))" office:value-type="float" office:value="0.0812305164002735">
            <text:p>0.0812305164</text:p>
          </table:table-cell>
          <table:table-cell table:formula="of:=(POWER([.D26];0.5)-POWER([.M$2];0.5))*0.12" office:value-type="float" office:value="0.0123907917557143">
            <text:p>0.0123907918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281.28192">
            <text:p>2.81E+002</text:p>
          </table:table-cell>
          <table:table-cell office:value-type="float" office:value="733.96508">
            <text:p>7.34E+002</text:p>
          </table:table-cell>
          <table:table-cell office:value-type="float" office:value="273.42378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7]/[.K$2])*5.35" office:value-type="float" office:value="0.0627893479597317">
            <text:p>0.062789348</text:p>
          </table:table-cell>
          <table:table-cell table:formula="of:=[.W27]-([.V27]-[.U27])" office:value-type="float" office:value="0.00706030626054556">
            <text:p>0.0070603063</text:p>
          </table:table-cell>
          <table:table-cell table:formula="of:=[.AA27]-([.Z27]-[.U27])" office:value-type="float" office:value="0.0117586242342639">
            <text:p>0.0117586242</text:p>
          </table:table-cell>
          <table:table-cell table:formula="of:=([.E27]-[.N$2])*0.00025" office:value-type="float" office:value="0">
            <text:p>0</text:p>
          </table:table-cell>
          <table:table-cell table:formula="of:=([.F27]-[.O$2])*0.00032" office:value-type="float" office:value="0">
            <text:p>0</text:p>
          </table:table-cell>
          <table:table-cell table:formula="of:=([.G27]-0)*0.00032" office:value-type="float" office:value="0">
            <text:p>0</text:p>
          </table:table-cell>
          <table:table-cell/>
          <table:table-cell table:formula="of:=SUM([.K27:.O27])" office:value-type="float" office:value="0.0816082784545411">
            <text:p>0.0816082785</text:p>
          </table:table-cell>
          <table:table-cell table:formula="of:=SUM([.K27:.M27])+[.P27]" office:value-type="float" office:value="0.0816082784545411">
            <text:p>0.081608278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7]*[.M$2];0.75)+5.31*POWER(10;-15)*([.C27]*POWER([.C27]*[.M$2];1.52)))" office:value-type="float" office:value="0.0814527539562967">
            <text:p>0.081452754</text:p>
          </table:table-cell>
          <table:table-cell table:style-name="ce2" table:formula="of:=(POWER([.C27];0.5)-POWER([.L$2];0.5))*0.036" office:value-type="float" office:value="0.00798235974627617">
            <text:p>0.0079823597</text:p>
          </table:table-cell>
          <table:table-cell table:number-columns-repeated="2"/>
          <table:table-cell table:formula="of:=0.47*LN(1+2.01*POWER(10;-5)*POWER([.L$2]*[.D27];0.75)+5.31*POWER(10;-15)*([.L$2]*POWER([.L$2]*[.D27];1.52)))" office:value-type="float" office:value="0.0812345694349916">
            <text:p>0.0812345694</text:p>
          </table:table-cell>
          <table:table-cell table:formula="of:=(POWER([.D27];0.5)-POWER([.M$2];0.5))*0.12" office:value-type="float" office:value="0.0124624931986895">
            <text:p>0.0124624932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281.4432">
            <text:p>2.81E+002</text:p>
          </table:table-cell>
          <table:table-cell office:value-type="float" office:value="734.41811">
            <text:p>7.34E+002</text:p>
          </table:table-cell>
          <table:table-cell office:value-type="float" office:value="273.44363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8]/[.K$2])*5.35" office:value-type="float" office:value="0.0658560247188052">
            <text:p>0.0658560247</text:p>
          </table:table-cell>
          <table:table-cell table:formula="of:=[.W28]-([.V28]-[.U28])" office:value-type="float" office:value="0.00732645071816865">
            <text:p>0.0073264507</text:p>
          </table:table-cell>
          <table:table-cell table:formula="of:=[.AA28]-([.Z28]-[.U28])" office:value-type="float" office:value="0.0118265782570445">
            <text:p>0.0118265783</text:p>
          </table:table-cell>
          <table:table-cell table:formula="of:=([.E28]-[.N$2])*0.00025" office:value-type="float" office:value="0">
            <text:p>0</text:p>
          </table:table-cell>
          <table:table-cell table:formula="of:=([.F28]-[.O$2])*0.00032" office:value-type="float" office:value="0">
            <text:p>0</text:p>
          </table:table-cell>
          <table:table-cell table:formula="of:=([.G28]-0)*0.00032" office:value-type="float" office:value="0">
            <text:p>0</text:p>
          </table:table-cell>
          <table:table-cell/>
          <table:table-cell table:formula="of:=SUM([.K28:.O28])" office:value-type="float" office:value="0.0850090536940183">
            <text:p>0.0850090537</text:p>
          </table:table-cell>
          <table:table-cell table:formula="of:=SUM([.K28:.M28])+[.P28]" office:value-type="float" office:value="0.0850090536940183">
            <text:p>0.085009053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8]*[.M$2];0.75)+5.31*POWER(10;-15)*([.C28]*POWER([.C28]*[.M$2];1.52)))" office:value-type="float" office:value="0.0814875597901965">
            <text:p>0.0814875598</text:p>
          </table:table-cell>
          <table:table-cell table:style-name="ce2" table:formula="of:=(POWER([.C28];0.5)-POWER([.L$2];0.5))*0.036" office:value-type="float" office:value="0.00828331003779907">
            <text:p>0.00828331</text:p>
          </table:table-cell>
          <table:table-cell table:number-columns-repeated="2"/>
          <table:table-cell table:formula="of:=0.47*LN(1+2.01*POWER(10;-5)*POWER([.L$2]*[.D28];0.75)+5.31*POWER(10;-15)*([.L$2]*POWER([.L$2]*[.D28];1.52)))" office:value-type="float" office:value="0.081238640822016">
            <text:p>0.0812386408</text:p>
          </table:table-cell>
          <table:table-cell table:formula="of:=(POWER([.D28];0.5)-POWER([.M$2];0.5))*0.12" office:value-type="float" office:value="0.0125345186084944">
            <text:p>0.0125345186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281.5982">
            <text:p>2.82E+002</text:p>
          </table:table-cell>
          <table:table-cell office:value-type="float" office:value="734.91094">
            <text:p>7.35E+002</text:p>
          </table:table-cell>
          <table:table-cell office:value-type="float" office:value="273.46365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29]/[.K$2])*5.35" office:value-type="float" office:value="0.0688016341214112">
            <text:p>0.0688016341</text:p>
          </table:table-cell>
          <table:table-cell table:formula="of:=[.W29]-([.V29]-[.U29])" office:value-type="float" office:value="0.007615880032617">
            <text:p>0.00761588</text:p>
          </table:table-cell>
          <table:table-cell table:formula="of:=[.AA29]-([.Z29]-[.U29])" office:value-type="float" office:value="0.0118951117154369">
            <text:p>0.0118951117</text:p>
          </table:table-cell>
          <table:table-cell table:formula="of:=([.E29]-[.N$2])*0.00025" office:value-type="float" office:value="0">
            <text:p>0</text:p>
          </table:table-cell>
          <table:table-cell table:formula="of:=([.F29]-[.O$2])*0.00032" office:value-type="float" office:value="0">
            <text:p>0</text:p>
          </table:table-cell>
          <table:table-cell table:formula="of:=([.G29]-0)*0.00032" office:value-type="float" office:value="0">
            <text:p>0</text:p>
          </table:table-cell>
          <table:table-cell/>
          <table:table-cell table:formula="of:=SUM([.K29:.O29])" office:value-type="float" office:value="0.0883126258694651">
            <text:p>0.0883126259</text:p>
          </table:table-cell>
          <table:table-cell table:formula="of:=SUM([.K29:.M29])+[.P29]" office:value-type="float" office:value="0.0883126258694651">
            <text:p>0.088312625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9]*[.M$2];0.75)+5.31*POWER(10;-15)*([.C29]*POWER([.C29]*[.M$2];1.52)))" office:value-type="float" office:value="0.0815254147311044">
            <text:p>0.0815254147</text:p>
          </table:table-cell>
          <table:table-cell table:style-name="ce2" table:formula="of:=(POWER([.C29];0.5)-POWER([.L$2];0.5))*0.036" office:value-type="float" office:value="0.00861059429315533">
            <text:p>0.0086105943</text:p>
          </table:table-cell>
          <table:table-cell table:number-columns-repeated="2"/>
          <table:table-cell table:formula="of:=0.47*LN(1+2.01*POWER(10;-5)*POWER([.L$2]*[.D29];0.75)+5.31*POWER(10;-15)*([.L$2]*POWER([.L$2]*[.D29];1.52)))" office:value-type="float" office:value="0.0812427469678415">
            <text:p>0.081242747</text:p>
          </table:table-cell>
          <table:table-cell table:formula="of:=(POWER([.D29];0.5)-POWER([.M$2];0.5))*0.12" office:value-type="float" office:value="0.0126071582127123">
            <text:p>0.0126071582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281.74682">
            <text:p>2.82E+002</text:p>
          </table:table-cell>
          <table:table-cell office:value-type="float" office:value="735.44542">
            <text:p>7.35E+002</text:p>
          </table:table-cell>
          <table:table-cell office:value-type="float" office:value="273.48382">
            <text:p>2.73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0]/[.K$2])*5.35" office:value-type="float" office:value="0.0716244762171723">
            <text:p>0.0716244762</text:p>
          </table:table-cell>
          <table:table-cell table:formula="of:=[.W30]-([.V30]-[.U30])" office:value-type="float" office:value="0.00792965577508633">
            <text:p>0.0079296558</text:p>
          </table:table-cell>
          <table:table-cell table:formula="of:=[.AA30]-([.Z30]-[.U30])" office:value-type="float" office:value="0.011964156083632">
            <text:p>0.0119641561</text:p>
          </table:table-cell>
          <table:table-cell table:formula="of:=([.E30]-[.N$2])*0.00025" office:value-type="float" office:value="0">
            <text:p>0</text:p>
          </table:table-cell>
          <table:table-cell table:formula="of:=([.F30]-[.O$2])*0.00032" office:value-type="float" office:value="0">
            <text:p>0</text:p>
          </table:table-cell>
          <table:table-cell table:formula="of:=([.G30]-0)*0.00032" office:value-type="float" office:value="0">
            <text:p>0</text:p>
          </table:table-cell>
          <table:table-cell/>
          <table:table-cell table:formula="of:=SUM([.K30:.O30])" office:value-type="float" office:value="0.0915182880758907">
            <text:p>0.0915182881</text:p>
          </table:table-cell>
          <table:table-cell table:formula="of:=SUM([.K30:.M30])+[.P30]" office:value-type="float" office:value="0.0915182880758907">
            <text:p>0.091518288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0]*[.M$2];0.75)+5.31*POWER(10;-15)*([.C30]*POWER([.C30]*[.M$2];1.52)))" office:value-type="float" office:value="0.0815664586414782">
            <text:p>0.0815664586</text:p>
          </table:table-cell>
          <table:table-cell table:style-name="ce2" table:formula="of:=(POWER([.C30];0.5)-POWER([.L$2];0.5))*0.036" office:value-type="float" office:value="0.00896541394599845">
            <text:p>0.0089654139</text:p>
          </table:table-cell>
          <table:table-cell table:number-columns-repeated="2"/>
          <table:table-cell table:formula="of:=0.47*LN(1+2.01*POWER(10;-5)*POWER([.L$2]*[.D30];0.75)+5.31*POWER(10;-15)*([.L$2]*POWER([.L$2]*[.D30];1.52)))" office:value-type="float" office:value="0.081246883767798">
            <text:p>0.0812468838</text:p>
          </table:table-cell>
          <table:table-cell table:formula="of:=(POWER([.D30];0.5)-POWER([.M$2];0.5))*0.12" office:value-type="float" office:value="0.012680339380864">
            <text:p>0.0126803394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281.89093">
            <text:p>2.82E+002</text:p>
          </table:table-cell>
          <table:table-cell office:value-type="float" office:value="736.01824">
            <text:p>7.36E+002</text:p>
          </table:table-cell>
          <table:table-cell office:value-type="float" office:value="273.50412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1]/[.K$2])*5.35" office:value-type="float" office:value="0.0743602351928617">
            <text:p>0.0743602352</text:p>
          </table:table-cell>
          <table:table-cell table:formula="of:=[.W31]-([.V31]-[.U31])" office:value-type="float" office:value="0.00826580837200332">
            <text:p>0.0082658084</text:p>
          </table:table-cell>
          <table:table-cell table:formula="of:=[.AA31]-([.Z31]-[.U31])" office:value-type="float" office:value="0.0120336428456286">
            <text:p>0.0120336428</text:p>
          </table:table-cell>
          <table:table-cell table:formula="of:=([.E31]-[.N$2])*0.00025" office:value-type="float" office:value="0">
            <text:p>0</text:p>
          </table:table-cell>
          <table:table-cell table:formula="of:=([.F31]-[.O$2])*0.00032" office:value-type="float" office:value="0">
            <text:p>0</text:p>
          </table:table-cell>
          <table:table-cell table:formula="of:=([.G31]-0)*0.00032" office:value-type="float" office:value="0">
            <text:p>0</text:p>
          </table:table-cell>
          <table:table-cell/>
          <table:table-cell table:formula="of:=SUM([.K31:.O31])" office:value-type="float" office:value="0.0946596864104936">
            <text:p>0.0946596864</text:p>
          </table:table-cell>
          <table:table-cell table:formula="of:=SUM([.K31:.M31])+[.P31]" office:value-type="float" office:value="0.0946596864104936">
            <text:p>0.094659686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1]*[.M$2];0.75)+5.31*POWER(10;-15)*([.C31]*POWER([.C31]*[.M$2];1.52)))" office:value-type="float" office:value="0.0816104349661864">
            <text:p>0.081610435</text:p>
          </table:table-cell>
          <table:table-cell table:style-name="ce2" table:formula="of:=(POWER([.C31];0.5)-POWER([.L$2];0.5))*0.036" office:value-type="float" office:value="0.00934554286762369">
            <text:p>0.0093455429</text:p>
          </table:table-cell>
          <table:table-cell table:number-columns-repeated="2"/>
          <table:table-cell table:formula="of:=0.47*LN(1+2.01*POWER(10;-5)*POWER([.L$2]*[.D31];0.75)+5.31*POWER(10;-15)*([.L$2]*POWER([.L$2]*[.D31];1.52)))" office:value-type="float" office:value="0.0812510471176385">
            <text:p>0.0812510471</text:p>
          </table:table-cell>
          <table:table-cell table:formula="of:=(POWER([.D31];0.5)-POWER([.M$2];0.5))*0.12" office:value-type="float" office:value="0.0127539894927011">
            <text:p>0.0127539895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282.03119">
            <text:p>2.82E+002</text:p>
          </table:table-cell>
          <table:table-cell office:value-type="float" office:value="736.62566">
            <text:p>7.37E+002</text:p>
          </table:table-cell>
          <table:table-cell office:value-type="float" office:value="273.52457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2]/[.K$2])*5.35" office:value-type="float" office:value="0.0770215637304748">
            <text:p>0.0770215637</text:p>
          </table:table-cell>
          <table:table-cell table:formula="of:=[.W32]-([.V32]-[.U32])" office:value-type="float" office:value="0.00862211733295693">
            <text:p>0.0086221173</text:p>
          </table:table-cell>
          <table:table-cell table:formula="of:=[.AA32]-([.Z32]-[.U32])" office:value-type="float" office:value="0.0121036404073541">
            <text:p>0.0121036404</text:p>
          </table:table-cell>
          <table:table-cell table:formula="of:=([.E32]-[.N$2])*0.00025" office:value-type="float" office:value="0">
            <text:p>0</text:p>
          </table:table-cell>
          <table:table-cell table:formula="of:=([.F32]-[.O$2])*0.00032" office:value-type="float" office:value="0">
            <text:p>0</text:p>
          </table:table-cell>
          <table:table-cell table:formula="of:=([.G32]-0)*0.00032" office:value-type="float" office:value="0">
            <text:p>0</text:p>
          </table:table-cell>
          <table:table-cell/>
          <table:table-cell table:formula="of:=SUM([.K32:.O32])" office:value-type="float" office:value="0.0977473214707858">
            <text:p>0.0977473215</text:p>
          </table:table-cell>
          <table:table-cell table:formula="of:=SUM([.K32:.M32])+[.P32]" office:value-type="float" office:value="0.0977473214707858">
            <text:p>0.097747321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2]*[.M$2];0.75)+5.31*POWER(10;-15)*([.C32]*POWER([.C32]*[.M$2];1.52)))" office:value-type="float" office:value="0.0816570542651026">
            <text:p>0.0816570543</text:p>
          </table:table-cell>
          <table:table-cell table:style-name="ce2" table:formula="of:=(POWER([.C32];0.5)-POWER([.L$2];0.5))*0.036" office:value-type="float" office:value="0.00974847112749348">
            <text:p>0.0097484711</text:p>
          </table:table-cell>
          <table:table-cell table:number-columns-repeated="2"/>
          <table:table-cell table:formula="of:=0.47*LN(1+2.01*POWER(10;-5)*POWER([.L$2]*[.D32];0.75)+5.31*POWER(10;-15)*([.L$2]*POWER([.L$2]*[.D32];1.52)))" office:value-type="float" office:value="0.0812552411168557">
            <text:p>0.0812552411</text:p>
          </table:table-cell>
          <table:table-cell table:formula="of:=(POWER([.D32];0.5)-POWER([.M$2];0.5))*0.12" office:value-type="float" office:value="0.0128281810536437">
            <text:p>0.0128281811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282.16725">
            <text:p>2.82E+002</text:p>
          </table:table-cell>
          <table:table-cell office:value-type="float" office:value="737.26478">
            <text:p>7.37E+002</text:p>
          </table:table-cell>
          <table:table-cell office:value-type="float" office:value="273.54523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3]/[.K$2])*5.35" office:value-type="float" office:value="0.0796019360339185">
            <text:p>0.079601936</text:p>
          </table:table-cell>
          <table:table-cell table:formula="of:=[.W33]-([.V33]-[.U33])" office:value-type="float" office:value="0.00899685680074811">
            <text:p>0.0089968568</text:p>
          </table:table-cell>
          <table:table-cell table:formula="of:=[.AA33]-([.Z33]-[.U33])" office:value-type="float" office:value="0.0121743540706518">
            <text:p>0.0121743541</text:p>
          </table:table-cell>
          <table:table-cell table:formula="of:=([.E33]-[.N$2])*0.00025" office:value-type="float" office:value="0">
            <text:p>0</text:p>
          </table:table-cell>
          <table:table-cell table:formula="of:=([.F33]-[.O$2])*0.00032" office:value-type="float" office:value="0">
            <text:p>0</text:p>
          </table:table-cell>
          <table:table-cell table:formula="of:=([.G33]-0)*0.00032" office:value-type="float" office:value="0">
            <text:p>0</text:p>
          </table:table-cell>
          <table:table-cell/>
          <table:table-cell table:formula="of:=SUM([.K33:.O33])" office:value-type="float" office:value="0.100773146905318">
            <text:p>0.1007731469</text:p>
          </table:table-cell>
          <table:table-cell table:formula="of:=SUM([.K33:.M33])+[.P33]" office:value-type="float" office:value="0.100773146905318">
            <text:p>0.100773146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3]*[.M$2];0.75)+5.31*POWER(10;-15)*([.C33]*POWER([.C33]*[.M$2];1.52)))" office:value-type="float" office:value="0.081706091736949">
            <text:p>0.0817060917</text:p>
          </table:table-cell>
          <table:table-cell table:style-name="ce2" table:formula="of:=(POWER([.C33];0.5)-POWER([.L$2];0.5))*0.036" office:value-type="float" office:value="0.0101722480671311">
            <text:p>0.0101722481</text:p>
          </table:table-cell>
          <table:table-cell table:number-columns-repeated="2"/>
          <table:table-cell table:formula="of:=0.47*LN(1+2.01*POWER(10;-5)*POWER([.L$2]*[.D33];0.75)+5.31*POWER(10;-15)*([.L$2]*POWER([.L$2]*[.D33];1.52)))" office:value-type="float" office:value="0.0812594780675599">
            <text:p>0.0812594781</text:p>
          </table:table-cell>
          <table:table-cell table:formula="of:=(POWER([.D33];0.5)-POWER([.M$2];0.5))*0.12" office:value-type="float" office:value="0.0129031316676456">
            <text:p>0.0129031317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282.29901">
            <text:p>2.82E+002</text:p>
          </table:table-cell>
          <table:table-cell office:value-type="float" office:value="737.93271">
            <text:p>7.38E+002</text:p>
          </table:table-cell>
          <table:table-cell office:value-type="float" office:value="273.56615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4]/[.K$2])*5.35" office:value-type="float" office:value="0.08209957340485">
            <text:p>0.0820995734</text:p>
          </table:table-cell>
          <table:table-cell table:formula="of:=[.W34]-([.V34]-[.U34])" office:value-type="float" office:value="0.00938830857749315">
            <text:p>0.0093883086</text:p>
          </table:table-cell>
          <table:table-cell table:formula="of:=[.AA34]-([.Z34]-[.U34])" office:value-type="float" office:value="0.0122459548798149">
            <text:p>0.0122459549</text:p>
          </table:table-cell>
          <table:table-cell table:formula="of:=([.E34]-[.N$2])*0.00025" office:value-type="float" office:value="0">
            <text:p>0</text:p>
          </table:table-cell>
          <table:table-cell table:formula="of:=([.F34]-[.O$2])*0.00032" office:value-type="float" office:value="0">
            <text:p>0</text:p>
          </table:table-cell>
          <table:table-cell table:formula="of:=([.G34]-0)*0.00032" office:value-type="float" office:value="0">
            <text:p>0</text:p>
          </table:table-cell>
          <table:table-cell/>
          <table:table-cell table:formula="of:=SUM([.K34:.O34])" office:value-type="float" office:value="0.103733836862158">
            <text:p>0.1037338369</text:p>
          </table:table-cell>
          <table:table-cell table:formula="of:=SUM([.K34:.M34])+[.P34]" office:value-type="float" office:value="0.103733836862158">
            <text:p>0.103733836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4]*[.M$2];0.75)+5.31*POWER(10;-15)*([.C34]*POWER([.C34]*[.M$2];1.52)))" office:value-type="float" office:value="0.0817573235080165">
            <text:p>0.0817573235</text:p>
          </table:table-cell>
          <table:table-cell table:style-name="ce2" table:formula="of:=(POWER([.C34];0.5)-POWER([.L$2];0.5))*0.036" office:value-type="float" office:value="0.0106149316149436">
            <text:p>0.0106149316</text:p>
          </table:table-cell>
          <table:table-cell table:number-columns-repeated="2"/>
          <table:table-cell table:formula="of:=0.47*LN(1+2.01*POWER(10;-5)*POWER([.L$2]*[.D34];0.75)+5.31*POWER(10;-15)*([.L$2]*POWER([.L$2]*[.D34];1.52)))" office:value-type="float" office:value="0.0812637682197584">
            <text:p>0.0812637682</text:p>
          </table:table-cell>
          <table:table-cell table:formula="of:=(POWER([.D34];0.5)-POWER([.M$2];0.5))*0.12" office:value-type="float" office:value="0.0129790226290072">
            <text:p>0.0129790226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282.4268">
            <text:p>2.82E+002</text:p>
          </table:table-cell>
          <table:table-cell office:value-type="float" office:value="738.62653">
            <text:p>7.39E+002</text:p>
          </table:table-cell>
          <table:table-cell office:value-type="float" office:value="273.58733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5]/[.K$2])*5.35" office:value-type="float" office:value="0.0845208422739661">
            <text:p>0.0845208423</text:p>
          </table:table-cell>
          <table:table-cell table:formula="of:=[.W35]-([.V35]-[.U35])" office:value-type="float" office:value="0.00979473904384469">
            <text:p>0.009794739</text:p>
          </table:table-cell>
          <table:table-cell table:formula="of:=[.AA35]-([.Z35]-[.U35])" office:value-type="float" office:value="0.0123184427314446">
            <text:p>0.0123184427</text:p>
          </table:table-cell>
          <table:table-cell table:formula="of:=([.E35]-[.N$2])*0.00025" office:value-type="float" office:value="0">
            <text:p>0</text:p>
          </table:table-cell>
          <table:table-cell table:formula="of:=([.F35]-[.O$2])*0.00032" office:value-type="float" office:value="0">
            <text:p>0</text:p>
          </table:table-cell>
          <table:table-cell table:formula="of:=([.G35]-0)*0.00032" office:value-type="float" office:value="0">
            <text:p>0</text:p>
          </table:table-cell>
          <table:table-cell/>
          <table:table-cell table:formula="of:=SUM([.K35:.O35])" office:value-type="float" office:value="0.106634024049255">
            <text:p>0.106634024</text:p>
          </table:table-cell>
          <table:table-cell table:formula="of:=SUM([.K35:.M35])+[.P35]" office:value-type="float" office:value="0.106634024049255">
            <text:p>0.10663402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5]*[.M$2];0.75)+5.31*POWER(10;-15)*([.C35]*POWER([.C35]*[.M$2];1.52)))" office:value-type="float" office:value="0.0818105235966716">
            <text:p>0.0818105236</text:p>
          </table:table-cell>
          <table:table-cell table:style-name="ce2" table:formula="of:=(POWER([.C35];0.5)-POWER([.L$2];0.5))*0.036" office:value-type="float" office:value="0.0110745621699503">
            <text:p>0.0110745622</text:p>
          </table:table-cell>
          <table:table-cell table:number-columns-repeated="2"/>
          <table:table-cell table:formula="of:=0.47*LN(1+2.01*POWER(10;-5)*POWER([.L$2]*[.D35];0.75)+5.31*POWER(10;-15)*([.L$2]*POWER([.L$2]*[.D35];1.52)))" office:value-type="float" office:value="0.081268111568987">
            <text:p>0.0812681116</text:p>
          </table:table-cell>
          <table:table-cell table:formula="of:=(POWER([.D35];0.5)-POWER([.M$2];0.5))*0.12" office:value-type="float" office:value="0.0130558538298655">
            <text:p>0.0130558538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282.55093">
            <text:p>2.83E+002</text:p>
          </table:table-cell>
          <table:table-cell office:value-type="float" office:value="739.34336">
            <text:p>7.39E+002</text:p>
          </table:table-cell>
          <table:table-cell office:value-type="float" office:value="273.60876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6]/[.K$2])*5.35" office:value-type="float" office:value="0.0868717155046177">
            <text:p>0.0868717155</text:p>
          </table:table-cell>
          <table:table-cell table:formula="of:=[.W36]-([.V36]-[.U36])" office:value-type="float" office:value="0.010214440498817">
            <text:p>0.0102144405</text:p>
          </table:table-cell>
          <table:table-cell table:formula="of:=[.AA36]-([.Z36]-[.U36])" office:value-type="float" office:value="0.0123917832982428">
            <text:p>0.0123917833</text:p>
          </table:table-cell>
          <table:table-cell table:formula="of:=([.E36]-[.N$2])*0.00025" office:value-type="float" office:value="0">
            <text:p>0</text:p>
          </table:table-cell>
          <table:table-cell table:formula="of:=([.F36]-[.O$2])*0.00032" office:value-type="float" office:value="0">
            <text:p>0</text:p>
          </table:table-cell>
          <table:table-cell table:formula="of:=([.G36]-0)*0.00032" office:value-type="float" office:value="0">
            <text:p>0</text:p>
          </table:table-cell>
          <table:table-cell/>
          <table:table-cell table:formula="of:=SUM([.K36:.O36])" office:value-type="float" office:value="0.109477939301678">
            <text:p>0.1094779393</text:p>
          </table:table-cell>
          <table:table-cell table:formula="of:=SUM([.K36:.M36])+[.P36]" office:value-type="float" office:value="0.109477939301678">
            <text:p>0.109477939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6]*[.M$2];0.75)+5.31*POWER(10;-15)*([.C36]*POWER([.C36]*[.M$2];1.52)))" office:value-type="float" office:value="0.0818654693109558">
            <text:p>0.0818654693</text:p>
          </table:table-cell>
          <table:table-cell table:style-name="ce2" table:formula="of:=(POWER([.C36];0.5)-POWER([.L$2];0.5))*0.036" office:value-type="float" office:value="0.0115492093392068">
            <text:p>0.0115492093</text:p>
          </table:table-cell>
          <table:table-cell table:number-columns-repeated="2"/>
          <table:table-cell table:formula="of:=0.47*LN(1+2.01*POWER(10;-5)*POWER([.L$2]*[.D36];0.75)+5.31*POWER(10;-15)*([.L$2]*POWER([.L$2]*[.D36];1.52)))" office:value-type="float" office:value="0.08127250606013">
            <text:p>0.0812725061</text:p>
          </table:table-cell>
          <table:table-cell table:formula="of:=(POWER([.D36];0.5)-POWER([.M$2];0.5))*0.12" office:value-type="float" office:value="0.0131335888878068">
            <text:p>0.0131335889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282.67123">
            <text:p>2.83E+002</text:p>
          </table:table-cell>
          <table:table-cell office:value-type="float" office:value="740.08028">
            <text:p>7.40E+002</text:p>
          </table:table-cell>
          <table:table-cell office:value-type="float" office:value="273.63046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7]/[.K$2])*5.35" office:value-type="float" office:value="0.0891490678636186">
            <text:p>0.0891490679</text:p>
          </table:table-cell>
          <table:table-cell table:formula="of:=[.W37]-([.V37]-[.U37])" office:value-type="float" office:value="0.0106456845823198">
            <text:p>0.0106456846</text:p>
          </table:table-cell>
          <table:table-cell table:formula="of:=[.AA37]-([.Z37]-[.U37])" office:value-type="float" office:value="0.0124660449209316">
            <text:p>0.0124660449</text:p>
          </table:table-cell>
          <table:table-cell table:formula="of:=([.E37]-[.N$2])*0.00025" office:value-type="float" office:value="0">
            <text:p>0</text:p>
          </table:table-cell>
          <table:table-cell table:formula="of:=([.F37]-[.O$2])*0.00032" office:value-type="float" office:value="0">
            <text:p>0</text:p>
          </table:table-cell>
          <table:table-cell table:formula="of:=([.G37]-0)*0.00032" office:value-type="float" office:value="0">
            <text:p>0</text:p>
          </table:table-cell>
          <table:table-cell/>
          <table:table-cell table:formula="of:=SUM([.K37:.O37])" office:value-type="float" office:value="0.11226079736687">
            <text:p>0.1122607974</text:p>
          </table:table-cell>
          <table:table-cell table:formula="of:=SUM([.K37:.M37])+[.P37]" office:value-type="float" office:value="0.11226079736687">
            <text:p>0.112260797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7]*[.M$2];0.75)+5.31*POWER(10;-15)*([.C37]*POWER([.C37]*[.M$2];1.52)))" office:value-type="float" office:value="0.0819219351402345">
            <text:p>0.0819219351</text:p>
          </table:table-cell>
          <table:table-cell table:style-name="ce2" table:formula="of:=(POWER([.C37];0.5)-POWER([.L$2];0.5))*0.036" office:value-type="float" office:value="0.0120369192519883">
            <text:p>0.0120369193</text:p>
          </table:table-cell>
          <table:table-cell table:number-columns-repeated="2"/>
          <table:table-cell table:formula="of:=0.47*LN(1+2.01*POWER(10;-5)*POWER([.L$2]*[.D37];0.75)+5.31*POWER(10;-15)*([.L$2]*POWER([.L$2]*[.D37];1.52)))" office:value-type="float" office:value="0.0812769557898664">
            <text:p>0.0812769558</text:p>
          </table:table-cell>
          <table:table-cell table:formula="of:=(POWER([.D37];0.5)-POWER([.M$2];0.5))*0.12" office:value-type="float" office:value="0.0132123002402319">
            <text:p>0.0132123002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282.7873">
            <text:p>2.83E+002</text:p>
          </table:table-cell>
          <table:table-cell office:value-type="float" office:value="740.83442">
            <text:p>7.41E+002</text:p>
          </table:table-cell>
          <table:table-cell office:value-type="float" office:value="273.65247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8]/[.K$2])*5.35" office:value-type="float" office:value="0.0913454252471459">
            <text:p>0.0913454252</text:p>
          </table:table-cell>
          <table:table-cell table:formula="of:=[.W38]-([.V38]-[.U38])" office:value-type="float" office:value="0.0110867752102004">
            <text:p>0.0110867752</text:p>
          </table:table-cell>
          <table:table-cell table:formula="of:=[.AA38]-([.Z38]-[.U38])" office:value-type="float" office:value="0.012541364367622">
            <text:p>0.0125413644</text:p>
          </table:table-cell>
          <table:table-cell table:formula="of:=([.E38]-[.N$2])*0.00025" office:value-type="float" office:value="0">
            <text:p>0</text:p>
          </table:table-cell>
          <table:table-cell table:formula="of:=([.F38]-[.O$2])*0.00032" office:value-type="float" office:value="0">
            <text:p>0</text:p>
          </table:table-cell>
          <table:table-cell table:formula="of:=([.G38]-0)*0.00032" office:value-type="float" office:value="0">
            <text:p>0</text:p>
          </table:table-cell>
          <table:table-cell/>
          <table:table-cell table:formula="of:=SUM([.K38:.O38])" office:value-type="float" office:value="0.114973564824968">
            <text:p>0.1149735648</text:p>
          </table:table-cell>
          <table:table-cell table:formula="of:=SUM([.K38:.M38])+[.P38]" office:value-type="float" office:value="0.114973564824968">
            <text:p>0.114973564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8]*[.M$2];0.75)+5.31*POWER(10;-15)*([.C38]*POWER([.C38]*[.M$2];1.52)))" office:value-type="float" office:value="0.0819796996755788">
            <text:p>0.0819796997</text:p>
          </table:table-cell>
          <table:table-cell table:style-name="ce2" table:formula="of:=(POWER([.C38];0.5)-POWER([.L$2];0.5))*0.036" office:value-type="float" office:value="0.0125357744152132">
            <text:p>0.0125357744</text:p>
          </table:table-cell>
          <table:table-cell table:number-columns-repeated="2"/>
          <table:table-cell table:formula="of:=0.47*LN(1+2.01*POWER(10;-5)*POWER([.L$2]*[.D38];0.75)+5.31*POWER(10;-15)*([.L$2]*POWER([.L$2]*[.D38];1.52)))" office:value-type="float" office:value="0.0812814689552955">
            <text:p>0.081281469</text:p>
          </table:table-cell>
          <table:table-cell table:formula="of:=(POWER([.D38];0.5)-POWER([.M$2];0.5))*0.12" office:value-type="float" office:value="0.0132921328523514">
            <text:p>0.0132921329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82.89901">
            <text:p>2.83E+002</text:p>
          </table:table-cell>
          <table:table-cell office:value-type="float" office:value="741.60809">
            <text:p>7.42E+002</text:p>
          </table:table-cell>
          <table:table-cell office:value-type="float" office:value="273.67485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39]/[.K$2])*5.35" office:value-type="float" office:value="0.0934584285042644">
            <text:p>0.0934584285</text:p>
          </table:table-cell>
          <table:table-cell table:formula="of:=[.W39]-([.V39]-[.U39])" office:value-type="float" office:value="0.0115390467948542">
            <text:p>0.0115390468</text:p>
          </table:table-cell>
          <table:table-cell table:formula="of:=[.AA39]-([.Z39]-[.U39])" office:value-type="float" office:value="0.0126179468192709">
            <text:p>0.0126179468</text:p>
          </table:table-cell>
          <table:table-cell table:formula="of:=([.E39]-[.N$2])*0.00025" office:value-type="float" office:value="0">
            <text:p>0</text:p>
          </table:table-cell>
          <table:table-cell table:formula="of:=([.F39]-[.O$2])*0.00032" office:value-type="float" office:value="0">
            <text:p>0</text:p>
          </table:table-cell>
          <table:table-cell table:formula="of:=([.G39]-0)*0.00032" office:value-type="float" office:value="0">
            <text:p>0</text:p>
          </table:table-cell>
          <table:table-cell/>
          <table:table-cell table:formula="of:=SUM([.K39:.O39])" office:value-type="float" office:value="0.117615422118389">
            <text:p>0.1176154221</text:p>
          </table:table-cell>
          <table:table-cell table:formula="of:=SUM([.K39:.M39])+[.P39]" office:value-type="float" office:value="0.117615422118389">
            <text:p>0.117615422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39]*[.M$2];0.75)+5.31*POWER(10;-15)*([.C39]*POWER([.C39]*[.M$2];1.52)))" office:value-type="float" office:value="0.082038938345273">
            <text:p>0.0820389383</text:p>
          </table:table-cell>
          <table:table-cell table:style-name="ce2" table:formula="of:=(POWER([.C39];0.5)-POWER([.L$2];0.5))*0.036" office:value-type="float" office:value="0.0130472846695611">
            <text:p>0.0130472847</text:p>
          </table:table-cell>
          <table:table-cell table:number-columns-repeated="2"/>
          <table:table-cell table:formula="of:=0.47*LN(1+2.01*POWER(10;-5)*POWER([.L$2]*[.D39];0.75)+5.31*POWER(10;-15)*([.L$2]*POWER([.L$2]*[.D39];1.52)))" office:value-type="float" office:value="0.0812860578533105">
            <text:p>0.0812860579</text:p>
          </table:table-cell>
          <table:table-cell table:formula="of:=(POWER([.D39];0.5)-POWER([.M$2];0.5))*0.12" office:value-type="float" office:value="0.0133733042020154">
            <text:p>0.0133733042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283.00677">
            <text:p>2.83E+002</text:p>
          </table:table-cell>
          <table:table-cell office:value-type="float" office:value="742.41328">
            <text:p>7.42E+002</text:p>
          </table:table-cell>
          <table:table-cell office:value-type="float" office:value="273.69762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0]/[.K$2])*5.35" office:value-type="float" office:value="0.0954959267145427">
            <text:p>0.0954959267</text:p>
          </table:table-cell>
          <table:table-cell table:formula="of:=[.W40]-([.V40]-[.U40])" office:value-type="float" office:value="0.0120094844777371">
            <text:p>0.0120094845</text:p>
          </table:table-cell>
          <table:table-cell table:formula="of:=[.AA40]-([.Z40]-[.U40])" office:value-type="float" office:value="0.0126958605524448">
            <text:p>0.0126958606</text:p>
          </table:table-cell>
          <table:table-cell table:formula="of:=([.E40]-[.N$2])*0.00025" office:value-type="float" office:value="0">
            <text:p>0</text:p>
          </table:table-cell>
          <table:table-cell table:formula="of:=([.F40]-[.O$2])*0.00032" office:value-type="float" office:value="0">
            <text:p>0</text:p>
          </table:table-cell>
          <table:table-cell table:formula="of:=([.G40]-0)*0.00032" office:value-type="float" office:value="0">
            <text:p>0</text:p>
          </table:table-cell>
          <table:table-cell/>
          <table:table-cell table:formula="of:=SUM([.K40:.O40])" office:value-type="float" office:value="0.120201271744725">
            <text:p>0.1202012717</text:p>
          </table:table-cell>
          <table:table-cell table:formula="of:=SUM([.K40:.M40])+[.P40]" office:value-type="float" office:value="0.120201271744725">
            <text:p>0.120201271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0]*[.M$2];0.75)+5.31*POWER(10;-15)*([.C40]*POWER([.C40]*[.M$2];1.52)))" office:value-type="float" office:value="0.0821005670378396">
            <text:p>0.082100567</text:p>
          </table:table-cell>
          <table:table-cell table:style-name="ce2" table:formula="of:=(POWER([.C40];0.5)-POWER([.L$2];0.5))*0.036" office:value-type="float" office:value="0.0135793510450107">
            <text:p>0.013579351</text:p>
          </table:table-cell>
          <table:table-cell table:number-columns-repeated="2"/>
          <table:table-cell table:formula="of:=0.47*LN(1+2.01*POWER(10;-5)*POWER([.L$2]*[.D40];0.75)+5.31*POWER(10;-15)*([.L$2]*POWER([.L$2]*[.D40];1.52)))" office:value-type="float" office:value="0.0812907265778208">
            <text:p>0.0812907266</text:p>
          </table:table-cell>
          <table:table-cell table:formula="of:=(POWER([.D40];0.5)-POWER([.M$2];0.5))*0.12" office:value-type="float" office:value="0.0134558866596996">
            <text:p>0.0134558867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283.11093">
            <text:p>2.83E+002</text:p>
          </table:table-cell>
          <table:table-cell office:value-type="float" office:value="743.25995">
            <text:p>7.43E+002</text:p>
          </table:table-cell>
          <table:table-cell office:value-type="float" office:value="273.72076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1]/[.K$2])*5.35" office:value-type="float" office:value="0.0974646198194864">
            <text:p>0.0974646198</text:p>
          </table:table-cell>
          <table:table-cell table:formula="of:=[.W41]-([.V41]-[.U41])" office:value-type="float" office:value="0.0125038717397133">
            <text:p>0.0125038717</text:p>
          </table:table-cell>
          <table:table-cell table:formula="of:=[.AA41]-([.Z41]-[.U41])" office:value-type="float" office:value="0.0127750369673022">
            <text:p>0.012775037</text:p>
          </table:table-cell>
          <table:table-cell table:formula="of:=([.E41]-[.N$2])*0.00025" office:value-type="float" office:value="0">
            <text:p>0</text:p>
          </table:table-cell>
          <table:table-cell table:formula="of:=([.F41]-[.O$2])*0.00032" office:value-type="float" office:value="0">
            <text:p>0</text:p>
          </table:table-cell>
          <table:table-cell table:formula="of:=([.G41]-0)*0.00032" office:value-type="float" office:value="0">
            <text:p>0</text:p>
          </table:table-cell>
          <table:table-cell/>
          <table:table-cell table:formula="of:=SUM([.K41:.O41])" office:value-type="float" office:value="0.122743528526502">
            <text:p>0.1227435285</text:p>
          </table:table-cell>
          <table:table-cell table:formula="of:=SUM([.K41:.M41])+[.P41]" office:value-type="float" office:value="0.122743528526502">
            <text:p>0.122743528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1]*[.M$2];0.75)+5.31*POWER(10;-15)*([.C41]*POWER([.C41]*[.M$2];1.52)))" office:value-type="float" office:value="0.0821653448578095">
            <text:p>0.0821653449</text:p>
          </table:table-cell>
          <table:table-cell table:style-name="ce2" table:formula="of:=(POWER([.C41];0.5)-POWER([.L$2];0.5))*0.036" office:value-type="float" office:value="0.0141385161269567">
            <text:p>0.0141385161</text:p>
          </table:table-cell>
          <table:table-cell table:number-columns-repeated="2"/>
          <table:table-cell table:formula="of:=0.47*LN(1+2.01*POWER(10;-5)*POWER([.L$2]*[.D41];0.75)+5.31*POWER(10;-15)*([.L$2]*POWER([.L$2]*[.D41];1.52)))" office:value-type="float" office:value="0.0812954710209595">
            <text:p>0.081295471</text:p>
          </table:table-cell>
          <table:table-cell table:formula="of:=(POWER([.D41];0.5)-POWER([.M$2];0.5))*0.12" office:value-type="float" office:value="0.0135398075176957">
            <text:p>0.0135398075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283.21129">
            <text:p>2.83E+002</text:p>
          </table:table-cell>
          <table:table-cell office:value-type="float" office:value="744.14594">
            <text:p>7.44E+002</text:p>
          </table:table-cell>
          <table:table-cell office:value-type="float" office:value="273.74429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2]/[.K$2])*5.35" office:value-type="float" office:value="0.0993608053713111">
            <text:p>0.0993608054</text:p>
          </table:table-cell>
          <table:table-cell table:formula="of:=[.W42]-([.V42]-[.U42])" office:value-type="float" office:value="0.0130209060146867">
            <text:p>0.013020906</text:p>
          </table:table-cell>
          <table:table-cell table:formula="of:=[.AA42]-([.Z42]-[.U42])" office:value-type="float" office:value="0.0128555443292062">
            <text:p>0.0128555443</text:p>
          </table:table-cell>
          <table:table-cell table:formula="of:=([.E42]-[.N$2])*0.00025" office:value-type="float" office:value="0">
            <text:p>0</text:p>
          </table:table-cell>
          <table:table-cell table:formula="of:=([.F42]-[.O$2])*0.00032" office:value-type="float" office:value="0">
            <text:p>0</text:p>
          </table:table-cell>
          <table:table-cell table:formula="of:=([.G42]-0)*0.00032" office:value-type="float" office:value="0">
            <text:p>0</text:p>
          </table:table-cell>
          <table:table-cell/>
          <table:table-cell table:formula="of:=SUM([.K42:.O42])" office:value-type="float" office:value="0.125237255715204">
            <text:p>0.1252372557</text:p>
          </table:table-cell>
          <table:table-cell table:formula="of:=SUM([.K42:.M42])+[.P42]" office:value-type="float" office:value="0.125237255715204">
            <text:p>0.125237255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2]*[.M$2];0.75)+5.31*POWER(10;-15)*([.C42]*POWER([.C42]*[.M$2];1.52)))" office:value-type="float" office:value="0.0822331028131507">
            <text:p>0.0822331028</text:p>
          </table:table-cell>
          <table:table-cell table:style-name="ce2" table:formula="of:=(POWER([.C42];0.5)-POWER([.L$2];0.5))*0.036" office:value-type="float" office:value="0.0147233083572713">
            <text:p>0.0147233084</text:p>
          </table:table-cell>
          <table:table-cell table:number-columns-repeated="2"/>
          <table:table-cell table:formula="of:=0.47*LN(1+2.01*POWER(10;-5)*POWER([.L$2]*[.D42];0.75)+5.31*POWER(10;-15)*([.L$2]*POWER([.L$2]*[.D42];1.52)))" office:value-type="float" office:value="0.0813002952761516">
            <text:p>0.0813002953</text:p>
          </table:table-cell>
          <table:table-cell table:formula="of:=(POWER([.D42];0.5)-POWER([.M$2];0.5))*0.12" office:value-type="float" office:value="0.0136251391347918">
            <text:p>0.0136251391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283.30737">
            <text:p>2.83E+002</text:p>
          </table:table-cell>
          <table:table-cell office:value-type="float" office:value="745.06346">
            <text:p>7.45E+002</text:p>
          </table:table-cell>
          <table:table-cell office:value-type="float" office:value="273.76825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3]/[.K$2])*5.35" office:value-type="float" office:value="0.101175495835092">
            <text:p>0.1011754958</text:p>
          </table:table-cell>
          <table:table-cell table:formula="of:=[.W43]-([.V43]-[.U43])" office:value-type="float" office:value="0.0135560036801772">
            <text:p>0.0135560037</text:p>
          </table:table-cell>
          <table:table-cell table:formula="of:=[.AA43]-([.Z43]-[.U43])" office:value-type="float" office:value="0.0129375193138195">
            <text:p>0.0129375193</text:p>
          </table:table-cell>
          <table:table-cell table:formula="of:=([.E43]-[.N$2])*0.00025" office:value-type="float" office:value="0">
            <text:p>0</text:p>
          </table:table-cell>
          <table:table-cell table:formula="of:=([.F43]-[.O$2])*0.00032" office:value-type="float" office:value="0">
            <text:p>0</text:p>
          </table:table-cell>
          <table:table-cell table:formula="of:=([.G43]-0)*0.00032" office:value-type="float" office:value="0">
            <text:p>0</text:p>
          </table:table-cell>
          <table:table-cell/>
          <table:table-cell table:formula="of:=SUM([.K43:.O43])" office:value-type="float" office:value="0.127669018829089">
            <text:p>0.1276690188</text:p>
          </table:table-cell>
          <table:table-cell table:formula="of:=SUM([.K43:.M43])+[.P43]" office:value-type="float" office:value="0.127669018829089">
            <text:p>0.127669018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3]*[.M$2];0.75)+5.31*POWER(10;-15)*([.C43]*POWER([.C43]*[.M$2];1.52)))" office:value-type="float" office:value="0.0823032417420158">
            <text:p>0.0823032417</text:p>
          </table:table-cell>
          <table:table-cell table:style-name="ce2" table:formula="of:=(POWER([.C43];0.5)-POWER([.L$2];0.5))*0.036" office:value-type="float" office:value="0.015328544951627">
            <text:p>0.015328545</text:p>
          </table:table-cell>
          <table:table-cell table:number-columns-repeated="2"/>
          <table:table-cell table:formula="of:=0.47*LN(1+2.01*POWER(10;-5)*POWER([.L$2]*[.D43];0.75)+5.31*POWER(10;-15)*([.L$2]*POWER([.L$2]*[.D43];1.52)))" office:value-type="float" office:value="0.0813052075365058">
            <text:p>0.0813052075</text:p>
          </table:table-cell>
          <table:table-cell table:formula="of:=(POWER([.D43];0.5)-POWER([.M$2];0.5))*0.12" office:value-type="float" office:value="0.0137120263797593">
            <text:p>0.0137120264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283.39963">
            <text:p>2.83E+002</text:p>
          </table:table-cell>
          <table:table-cell office:value-type="float" office:value="746.00472">
            <text:p>7.46E+002</text:p>
          </table:table-cell>
          <table:table-cell office:value-type="float" office:value="273.79267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4]/[.K$2])*5.35" office:value-type="float" office:value="0.102917457746136">
            <text:p>0.1029174577</text:p>
          </table:table-cell>
          <table:table-cell table:formula="of:=[.W44]-([.V44]-[.U44])" office:value-type="float" office:value="0.0141045914282796">
            <text:p>0.0141045914</text:p>
          </table:table-cell>
          <table:table-cell table:formula="of:=[.AA44]-([.Z44]-[.U44])" office:value-type="float" office:value="0.0130210643582463">
            <text:p>0.0130210644</text:p>
          </table:table-cell>
          <table:table-cell table:formula="of:=([.E44]-[.N$2])*0.00025" office:value-type="float" office:value="0">
            <text:p>0</text:p>
          </table:table-cell>
          <table:table-cell table:formula="of:=([.F44]-[.O$2])*0.00032" office:value-type="float" office:value="0">
            <text:p>0</text:p>
          </table:table-cell>
          <table:table-cell table:formula="of:=([.G44]-0)*0.00032" office:value-type="float" office:value="0">
            <text:p>0</text:p>
          </table:table-cell>
          <table:table-cell/>
          <table:table-cell table:formula="of:=SUM([.K44:.O44])" office:value-type="float" office:value="0.130043113532662">
            <text:p>0.1300431135</text:p>
          </table:table-cell>
          <table:table-cell table:formula="of:=SUM([.K44:.M44])+[.P44]" office:value-type="float" office:value="0.130043113532662">
            <text:p>0.130043113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4]*[.M$2];0.75)+5.31*POWER(10;-15)*([.C44]*POWER([.C44]*[.M$2];1.52)))" office:value-type="float" office:value="0.0823751634106072">
            <text:p>0.0823751634</text:p>
          </table:table-cell>
          <table:table-cell table:style-name="ce2" table:formula="of:=(POWER([.C44];0.5)-POWER([.L$2];0.5))*0.036" office:value-type="float" office:value="0.0159490543683207">
            <text:p>0.0159490544</text:p>
          </table:table-cell>
          <table:table-cell table:number-columns-repeated="2"/>
          <table:table-cell table:formula="of:=0.47*LN(1+2.01*POWER(10;-5)*POWER([.L$2]*[.D44];0.75)+5.31*POWER(10;-15)*([.L$2]*POWER([.L$2]*[.D44];1.52)))" office:value-type="float" office:value="0.0813102139438464">
            <text:p>0.0813102139</text:p>
          </table:table-cell>
          <table:table-cell table:formula="of:=(POWER([.D44];0.5)-POWER([.M$2];0.5))*0.12" office:value-type="float" office:value="0.0138005778315267">
            <text:p>0.0138005778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283.48978">
            <text:p>2.83E+002</text:p>
          </table:table-cell>
          <table:table-cell office:value-type="float" office:value="746.96192">
            <text:p>7.47E+002</text:p>
          </table:table-cell>
          <table:table-cell office:value-type="float" office:value="273.81758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5]/[.K$2])*5.35" office:value-type="float" office:value="0.104619033028925">
            <text:p>0.104619033</text:p>
          </table:table-cell>
          <table:table-cell table:formula="of:=[.W45]-([.V45]-[.U45])" office:value-type="float" office:value="0.0146621012719728">
            <text:p>0.0146621013</text:p>
          </table:table-cell>
          <table:table-cell table:formula="of:=[.AA45]-([.Z45]-[.U45])" office:value-type="float" office:value="0.0131062818771809">
            <text:p>0.0131062819</text:p>
          </table:table-cell>
          <table:table-cell table:formula="of:=([.E45]-[.N$2])*0.00025" office:value-type="float" office:value="0">
            <text:p>0</text:p>
          </table:table-cell>
          <table:table-cell table:formula="of:=([.F45]-[.O$2])*0.00032" office:value-type="float" office:value="0">
            <text:p>0</text:p>
          </table:table-cell>
          <table:table-cell table:formula="of:=([.G45]-0)*0.00032" office:value-type="float" office:value="0">
            <text:p>0</text:p>
          </table:table-cell>
          <table:table-cell/>
          <table:table-cell table:formula="of:=SUM([.K45:.O45])" office:value-type="float" office:value="0.132387416178079">
            <text:p>0.1323874162</text:p>
          </table:table-cell>
          <table:table-cell table:formula="of:=SUM([.K45:.M45])+[.P45]" office:value-type="float" office:value="0.132387416178079">
            <text:p>0.132387416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5]*[.M$2];0.75)+5.31*POWER(10;-15)*([.C45]*POWER([.C45]*[.M$2];1.52)))" office:value-type="float" office:value="0.0824482698252362">
            <text:p>0.0824482698</text:p>
          </table:table-cell>
          <table:table-cell table:style-name="ce2" table:formula="of:=(POWER([.C45];0.5)-POWER([.L$2];0.5))*0.036" office:value-type="float" office:value="0.016579670626643">
            <text:p>0.0165796706</text:p>
          </table:table-cell>
          <table:table-cell table:number-columns-repeated="2"/>
          <table:table-cell table:formula="of:=0.47*LN(1+2.01*POWER(10;-5)*POWER([.L$2]*[.D45];0.75)+5.31*POWER(10;-15)*([.L$2]*POWER([.L$2]*[.D45];1.52)))" office:value-type="float" office:value="0.08131532063903">
            <text:p>0.0813153206</text:p>
          </table:table-cell>
          <table:table-cell table:formula="of:=(POWER([.D45];0.5)-POWER([.M$2];0.5))*0.12" office:value-type="float" office:value="0.0138909020456448">
            <text:p>0.013890902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283.57796">
            <text:p>2.84E+002</text:p>
          </table:table-cell>
          <table:table-cell office:value-type="float" office:value="747.92726">
            <text:p>7.48E+002</text:p>
          </table:table-cell>
          <table:table-cell office:value-type="float" office:value="273.84297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6]/[.K$2])*5.35" office:value-type="float" office:value="0.106282901277903">
            <text:p>0.1062829013</text:p>
          </table:table-cell>
          <table:table-cell table:formula="of:=[.W46]-([.V46]-[.U46])" office:value-type="float" office:value="0.0152239769575431">
            <text:p>0.015223977</text:p>
          </table:table-cell>
          <table:table-cell table:formula="of:=[.AA46]-([.Z46]-[.U46])" office:value-type="float" office:value="0.0131931374309703">
            <text:p>0.0131931374</text:p>
          </table:table-cell>
          <table:table-cell table:formula="of:=([.E46]-[.N$2])*0.00025" office:value-type="float" office:value="0">
            <text:p>0</text:p>
          </table:table-cell>
          <table:table-cell table:formula="of:=([.F46]-[.O$2])*0.00032" office:value-type="float" office:value="0">
            <text:p>0</text:p>
          </table:table-cell>
          <table:table-cell table:formula="of:=([.G46]-0)*0.00032" office:value-type="float" office:value="0">
            <text:p>0</text:p>
          </table:table-cell>
          <table:table-cell/>
          <table:table-cell table:formula="of:=SUM([.K46:.O46])" office:value-type="float" office:value="0.134700015666417">
            <text:p>0.1347000157</text:p>
          </table:table-cell>
          <table:table-cell table:formula="of:=SUM([.K46:.M46])+[.P46]" office:value-type="float" office:value="0.134700015666417">
            <text:p>0.134700015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6]*[.M$2];0.75)+5.31*POWER(10;-15)*([.C46]*POWER([.C46]*[.M$2];1.52)))" office:value-type="float" office:value="0.082521964050144">
            <text:p>0.0825219641</text:p>
          </table:table-cell>
          <table:table-cell table:style-name="ce2" table:formula="of:=(POWER([.C46];0.5)-POWER([.L$2];0.5))*0.036" office:value-type="float" office:value="0.0172152405371211">
            <text:p>0.0172152405</text:p>
          </table:table-cell>
          <table:table-cell table:number-columns-repeated="2"/>
          <table:table-cell table:formula="of:=0.47*LN(1+2.01*POWER(10;-5)*POWER([.L$2]*[.D46];0.75)+5.31*POWER(10;-15)*([.L$2]*POWER([.L$2]*[.D46];1.52)))" office:value-type="float" office:value="0.0813205255620887">
            <text:p>0.0813205256</text:p>
          </table:table-cell>
          <table:table-cell table:formula="of:=(POWER([.D46];0.5)-POWER([.M$2];0.5))*0.12" office:value-type="float" office:value="0.013982962522493">
            <text:p>0.0139829625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283.66116">
            <text:p>2.84E+002</text:p>
          </table:table-cell>
          <table:table-cell office:value-type="float" office:value="748.89296">
            <text:p>7.49E+002</text:p>
          </table:table-cell>
          <table:table-cell office:value-type="float" office:value="273.86887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7]/[.K$2])*5.35" office:value-type="float" office:value="0.10785232760094">
            <text:p>0.1078523276</text:p>
          </table:table-cell>
          <table:table-cell table:formula="of:=[.W47]-([.V47]-[.U47])" office:value-type="float" office:value="0.0157856859169313">
            <text:p>0.0157856859</text:p>
          </table:table-cell>
          <table:table-cell table:formula="of:=[.AA47]-([.Z47]-[.U47])" office:value-type="float" office:value="0.0132817334065024">
            <text:p>0.0132817334</text:p>
          </table:table-cell>
          <table:table-cell table:formula="of:=([.E47]-[.N$2])*0.00025" office:value-type="float" office:value="0">
            <text:p>0</text:p>
          </table:table-cell>
          <table:table-cell table:formula="of:=([.F47]-[.O$2])*0.00032" office:value-type="float" office:value="0">
            <text:p>0</text:p>
          </table:table-cell>
          <table:table-cell table:formula="of:=([.G47]-0)*0.00032" office:value-type="float" office:value="0">
            <text:p>0</text:p>
          </table:table-cell>
          <table:table-cell/>
          <table:table-cell table:formula="of:=SUM([.K47:.O47])" office:value-type="float" office:value="0.136919746924373">
            <text:p>0.1369197469</text:p>
          </table:table-cell>
          <table:table-cell table:formula="of:=SUM([.K47:.M47])+[.P47]" office:value-type="float" office:value="0.136919746924373">
            <text:p>0.136919746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7]*[.M$2];0.75)+5.31*POWER(10;-15)*([.C47]*POWER([.C47]*[.M$2];1.52)))" office:value-type="float" office:value="0.0825956517634927">
            <text:p>0.0825956518</text:p>
          </table:table-cell>
          <table:table-cell table:style-name="ce2" table:formula="of:=(POWER([.C47];0.5)-POWER([.L$2];0.5))*0.036" office:value-type="float" office:value="0.0178506372098579">
            <text:p>0.0178506372</text:p>
          </table:table-cell>
          <table:table-cell table:number-columns-repeated="2"/>
          <table:table-cell table:formula="of:=0.47*LN(1+2.01*POWER(10;-5)*POWER([.L$2]*[.D47];0.75)+5.31*POWER(10;-15)*([.L$2]*POWER([.L$2]*[.D47];1.52)))" office:value-type="float" office:value="0.0813258348526779">
            <text:p>0.0813258349</text:p>
          </table:table-cell>
          <table:table-cell table:formula="of:=(POWER([.D47];0.5)-POWER([.M$2];0.5))*0.12" office:value-type="float" office:value="0.0140768677886143">
            <text:p>0.0140768678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283.73511">
            <text:p>2.84E+002</text:p>
          </table:table-cell>
          <table:table-cell office:value-type="float" office:value="749.85122">
            <text:p>7.50E+002</text:p>
          </table:table-cell>
          <table:table-cell office:value-type="float" office:value="273.89529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8]/[.K$2])*5.35" office:value-type="float" office:value="0.109246882070747">
            <text:p>0.1092468821</text:p>
          </table:table-cell>
          <table:table-cell table:formula="of:=[.W48]-([.V48]-[.U48])" office:value-type="float" office:value="0.0163426960604034">
            <text:p>0.0163426961</text:p>
          </table:table-cell>
          <table:table-cell table:formula="of:=[.AA48]-([.Z48]-[.U48])" office:value-type="float" office:value="0.0133721037573648">
            <text:p>0.0133721038</text:p>
          </table:table-cell>
          <table:table-cell table:formula="of:=([.E48]-[.N$2])*0.00025" office:value-type="float" office:value="0">
            <text:p>0</text:p>
          </table:table-cell>
          <table:table-cell table:formula="of:=([.F48]-[.O$2])*0.00032" office:value-type="float" office:value="0">
            <text:p>0</text:p>
          </table:table-cell>
          <table:table-cell table:formula="of:=([.G48]-0)*0.00032" office:value-type="float" office:value="0">
            <text:p>0</text:p>
          </table:table-cell>
          <table:table-cell/>
          <table:table-cell table:formula="of:=SUM([.K48:.O48])" office:value-type="float" office:value="0.138961681888515">
            <text:p>0.1389616819</text:p>
          </table:table-cell>
          <table:table-cell table:formula="of:=SUM([.K48:.M48])+[.P48]" office:value-type="float" office:value="0.138961681888515">
            <text:p>0.138961681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8]*[.M$2];0.75)+5.31*POWER(10;-15)*([.C48]*POWER([.C48]*[.M$2];1.52)))" office:value-type="float" office:value="0.0826687382116143">
            <text:p>0.0826687382</text:p>
          </table:table-cell>
          <table:table-cell table:style-name="ce2" table:formula="of:=(POWER([.C48];0.5)-POWER([.L$2];0.5))*0.036" office:value-type="float" office:value="0.0184807338014517">
            <text:p>0.0184807338</text:p>
          </table:table-cell>
          <table:table-cell table:number-columns-repeated="2"/>
          <table:table-cell table:formula="of:=0.47*LN(1+2.01*POWER(10;-5)*POWER([.L$2]*[.D48];0.75)+5.31*POWER(10;-15)*([.L$2]*POWER([.L$2]*[.D48];1.52)))" office:value-type="float" office:value="0.0813312505497759">
            <text:p>0.0813312505</text:p>
          </table:table-cell>
          <table:table-cell table:formula="of:=(POWER([.D48];0.5)-POWER([.M$2];0.5))*0.12" office:value-type="float" office:value="0.0141726538365747">
            <text:p>0.0141726538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283.79676">
            <text:p>2.84E+002</text:p>
          </table:table-cell>
          <table:table-cell office:value-type="float" office:value="750.79817">
            <text:p>7.51E+002</text:p>
          </table:table-cell>
          <table:table-cell office:value-type="float" office:value="273.92226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49]/[.K$2])*5.35" office:value-type="float" office:value="0.110409204466129">
            <text:p>0.1104092045</text:p>
          </table:table-cell>
          <table:table-cell table:formula="of:=[.W49]-([.V49]-[.U49])" office:value-type="float" office:value="0.016892769410972">
            <text:p>0.0168927694</text:p>
          </table:table-cell>
          <table:table-cell table:formula="of:=[.AA49]-([.Z49]-[.U49])" office:value-type="float" office:value="0.0134643508308951">
            <text:p>0.0134643508</text:p>
          </table:table-cell>
          <table:table-cell table:formula="of:=([.E49]-[.N$2])*0.00025" office:value-type="float" office:value="0">
            <text:p>0</text:p>
          </table:table-cell>
          <table:table-cell table:formula="of:=([.F49]-[.O$2])*0.00032" office:value-type="float" office:value="0">
            <text:p>0</text:p>
          </table:table-cell>
          <table:table-cell table:formula="of:=([.G49]-0)*0.00032" office:value-type="float" office:value="0">
            <text:p>0</text:p>
          </table:table-cell>
          <table:table-cell/>
          <table:table-cell table:formula="of:=SUM([.K49:.O49])" office:value-type="float" office:value="0.140766324707996">
            <text:p>0.1407663247</text:p>
          </table:table-cell>
          <table:table-cell table:formula="of:=SUM([.K49:.M49])+[.P49]" office:value-type="float" office:value="0.140766324707996">
            <text:p>0.140766324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49]*[.M$2];0.75)+5.31*POWER(10;-15)*([.C49]*POWER([.C49]*[.M$2];1.52)))" office:value-type="float" office:value="0.0827409292601699">
            <text:p>0.0827409293</text:p>
          </table:table-cell>
          <table:table-cell table:style-name="ce2" table:formula="of:=(POWER([.C49];0.5)-POWER([.L$2];0.5))*0.036" office:value-type="float" office:value="0.0191029982005759">
            <text:p>0.0191029982</text:p>
          </table:table-cell>
          <table:table-cell table:number-columns-repeated="2"/>
          <table:table-cell table:formula="of:=0.47*LN(1+2.01*POWER(10;-5)*POWER([.L$2]*[.D49];0.75)+5.31*POWER(10;-15)*([.L$2]*POWER([.L$2]*[.D49];1.52)))" office:value-type="float" office:value="0.0813367787913297">
            <text:p>0.0813367788</text:p>
          </table:table-cell>
          <table:table-cell table:formula="of:=(POWER([.D49];0.5)-POWER([.M$2];0.5))*0.12" office:value-type="float" office:value="0.0142704291516587">
            <text:p>0.0142704292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283.84667">
            <text:p>2.84E+002</text:p>
          </table:table-cell>
          <table:table-cell office:value-type="float" office:value="751.73895">
            <text:p>7.52E+002</text:p>
          </table:table-cell>
          <table:table-cell office:value-type="float" office:value="273.94981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0]/[.K$2])*5.35" office:value-type="float" office:value="0.111350001052775">
            <text:p>0.1113500011</text:p>
          </table:table-cell>
          <table:table-cell table:formula="of:=[.W50]-([.V50]-[.U50])" office:value-type="float" office:value="0.0174389024275243">
            <text:p>0.0174389024</text:p>
          </table:table-cell>
          <table:table-cell table:formula="of:=[.AA50]-([.Z50]-[.U50])" office:value-type="float" office:value="0.0135585769484275">
            <text:p>0.0135585769</text:p>
          </table:table-cell>
          <table:table-cell table:formula="of:=([.E50]-[.N$2])*0.00025" office:value-type="float" office:value="0">
            <text:p>0</text:p>
          </table:table-cell>
          <table:table-cell table:formula="of:=([.F50]-[.O$2])*0.00032" office:value-type="float" office:value="0">
            <text:p>0</text:p>
          </table:table-cell>
          <table:table-cell table:formula="of:=([.G50]-0)*0.00032" office:value-type="float" office:value="0">
            <text:p>0</text:p>
          </table:table-cell>
          <table:table-cell/>
          <table:table-cell table:formula="of:=SUM([.K50:.O50])" office:value-type="float" office:value="0.142347480428727">
            <text:p>0.1423474804</text:p>
          </table:table-cell>
          <table:table-cell table:formula="of:=SUM([.K50:.M50])+[.P50]" office:value-type="float" office:value="0.142347480428727">
            <text:p>0.142347480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0]*[.M$2];0.75)+5.31*POWER(10;-15)*([.C50]*POWER([.C50]*[.M$2];1.52)))" office:value-type="float" office:value="0.0828126177121167">
            <text:p>0.0828126177</text:p>
          </table:table-cell>
          <table:table-cell table:style-name="ce2" table:formula="of:=(POWER([.C50];0.5)-POWER([.L$2];0.5))*0.036" office:value-type="float" office:value="0.0197208196690749">
            <text:p>0.0197208197</text:p>
          </table:table-cell>
          <table:table-cell table:number-columns-repeated="2"/>
          <table:table-cell table:formula="of:=0.47*LN(1+2.01*POWER(10;-5)*POWER([.L$2]*[.D50];0.75)+5.31*POWER(10;-15)*([.L$2]*POWER([.L$2]*[.D50];1.52)))" office:value-type="float" office:value="0.0813424257141627">
            <text:p>0.0813424257</text:p>
          </table:table-cell>
          <table:table-cell table:formula="of:=(POWER([.D50];0.5)-POWER([.M$2];0.5))*0.12" office:value-type="float" office:value="0.0143703021920241">
            <text:p>0.0143703022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283.88853">
            <text:p>2.84E+002</text:p>
          </table:table-cell>
          <table:table-cell office:value-type="float" office:value="752.68156">
            <text:p>7.53E+002</text:p>
          </table:table-cell>
          <table:table-cell office:value-type="float" office:value="273.97794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1]/[.K$2])*5.35" office:value-type="float" office:value="0.11213892870921">
            <text:p>0.1121389287</text:p>
          </table:table-cell>
          <table:table-cell table:formula="of:=[.W51]-([.V51]-[.U51])" office:value-type="float" office:value="0.0179857423430268">
            <text:p>0.0179857423</text:p>
          </table:table-cell>
          <table:table-cell table:formula="of:=[.AA51]-([.Z51]-[.U51])" office:value-type="float" office:value="0.0136547818066315">
            <text:p>0.0136547818</text:p>
          </table:table-cell>
          <table:table-cell table:formula="of:=([.E51]-[.N$2])*0.00025" office:value-type="float" office:value="0">
            <text:p>0</text:p>
          </table:table-cell>
          <table:table-cell table:formula="of:=([.F51]-[.O$2])*0.00032" office:value-type="float" office:value="0">
            <text:p>0</text:p>
          </table:table-cell>
          <table:table-cell table:formula="of:=([.G51]-0)*0.00032" office:value-type="float" office:value="0">
            <text:p>0</text:p>
          </table:table-cell>
          <table:table-cell/>
          <table:table-cell table:formula="of:=SUM([.K51:.O51])" office:value-type="float" office:value="0.143779452858869">
            <text:p>0.1437794529</text:p>
          </table:table-cell>
          <table:table-cell table:formula="of:=SUM([.K51:.M51])+[.P51]" office:value-type="float" office:value="0.143779452858869">
            <text:p>0.143779452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1]*[.M$2];0.75)+5.31*POWER(10;-15)*([.C51]*POWER([.C51]*[.M$2];1.52)))" office:value-type="float" office:value="0.0828844134478451">
            <text:p>0.0828844134</text:p>
          </table:table-cell>
          <table:table-cell table:style-name="ce2" table:formula="of:=(POWER([.C51];0.5)-POWER([.L$2];0.5))*0.036" office:value-type="float" office:value="0.0203394553203059">
            <text:p>0.0203394553</text:p>
          </table:table-cell>
          <table:table-cell table:number-columns-repeated="2"/>
          <table:table-cell table:formula="of:=0.47*LN(1+2.01*POWER(10;-5)*POWER([.L$2]*[.D51];0.75)+5.31*POWER(10;-15)*([.L$2]*POWER([.L$2]*[.D51];1.52)))" office:value-type="float" office:value="0.0813481913051746">
            <text:p>0.0813481913</text:p>
          </table:table-cell>
          <table:table-cell table:formula="of:=(POWER([.D51];0.5)-POWER([.M$2];0.5))*0.12" office:value-type="float" office:value="0.0144722726412401">
            <text:p>0.0144722726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283.92613">
            <text:p>2.84E+002</text:p>
          </table:table-cell>
          <table:table-cell office:value-type="float" office:value="753.62843">
            <text:p>7.54E+002</text:p>
          </table:table-cell>
          <table:table-cell office:value-type="float" office:value="274.00668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2]/[.K$2])*5.35" office:value-type="float" office:value="0.112847469768345">
            <text:p>0.1128474698</text:p>
          </table:table-cell>
          <table:table-cell table:formula="of:=[.W52]-([.V52]-[.U52])" office:value-type="float" office:value="0.0185346961167504">
            <text:p>0.0185346961</text:p>
          </table:table-cell>
          <table:table-cell table:formula="of:=[.AA52]-([.Z52]-[.U52])" office:value-type="float" office:value="0.0137530676880048">
            <text:p>0.0137530677</text:p>
          </table:table-cell>
          <table:table-cell table:formula="of:=([.E52]-[.N$2])*0.00025" office:value-type="float" office:value="0">
            <text:p>0</text:p>
          </table:table-cell>
          <table:table-cell table:formula="of:=([.F52]-[.O$2])*0.00032" office:value-type="float" office:value="0">
            <text:p>0</text:p>
          </table:table-cell>
          <table:table-cell table:formula="of:=([.G52]-0)*0.00032" office:value-type="float" office:value="0">
            <text:p>0</text:p>
          </table:table-cell>
          <table:table-cell/>
          <table:table-cell table:formula="of:=SUM([.K52:.O52])" office:value-type="float" office:value="0.1451352335731">
            <text:p>0.1451352336</text:p>
          </table:table-cell>
          <table:table-cell table:formula="of:=SUM([.K52:.M52])+[.P52]" office:value-type="float" office:value="0.1451352335731">
            <text:p>0.145135233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2]*[.M$2];0.75)+5.31*POWER(10;-15)*([.C52]*POWER([.C52]*[.M$2];1.52)))" office:value-type="float" office:value="0.0829565012898903">
            <text:p>0.0829565013</text:p>
          </table:table-cell>
          <table:table-cell table:style-name="ce2" table:formula="of:=(POWER([.C52];0.5)-POWER([.L$2];0.5))*0.036" office:value-type="float" office:value="0.0209604969360747">
            <text:p>0.0209604969</text:p>
          </table:table-cell>
          <table:table-cell table:number-columns-repeated="2"/>
          <table:table-cell table:formula="of:=0.47*LN(1+2.01*POWER(10;-5)*POWER([.L$2]*[.D52];0.75)+5.31*POWER(10;-15)*([.L$2]*POWER([.L$2]*[.D52];1.52)))" office:value-type="float" office:value="0.0813540816995109">
            <text:p>0.0813540817</text:p>
          </table:table-cell>
          <table:table-cell table:formula="of:=(POWER([.D52];0.5)-POWER([.M$2];0.5))*0.12" office:value-type="float" office:value="0.0145764489169497">
            <text:p>0.0145764489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283.96267">
            <text:p>2.84E+002</text:p>
          </table:table-cell>
          <table:table-cell office:value-type="float" office:value="754.57866">
            <text:p>7.55E+002</text:p>
          </table:table-cell>
          <table:table-cell office:value-type="float" office:value="274.03605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3]/[.K$2])*5.35" office:value-type="float" office:value="0.113535946104803">
            <text:p>0.1135359461</text:p>
          </table:table-cell>
          <table:table-cell table:formula="of:=[.W53]-([.V53]-[.U53])" office:value-type="float" office:value="0.0190852383344557">
            <text:p>0.0190852383</text:p>
          </table:table-cell>
          <table:table-cell table:formula="of:=[.AA53]-([.Z53]-[.U53])" office:value-type="float" office:value="0.013853502650911">
            <text:p>0.0138535027</text:p>
          </table:table-cell>
          <table:table-cell table:formula="of:=([.E53]-[.N$2])*0.00025" office:value-type="float" office:value="0">
            <text:p>0</text:p>
          </table:table-cell>
          <table:table-cell table:formula="of:=([.F53]-[.O$2])*0.00032" office:value-type="float" office:value="0">
            <text:p>0</text:p>
          </table:table-cell>
          <table:table-cell table:formula="of:=([.G53]-0)*0.00032" office:value-type="float" office:value="0">
            <text:p>0</text:p>
          </table:table-cell>
          <table:table-cell/>
          <table:table-cell table:formula="of:=SUM([.K53:.O53])" office:value-type="float" office:value="0.14647468709017">
            <text:p>0.1464746871</text:p>
          </table:table-cell>
          <table:table-cell table:formula="of:=SUM([.K53:.M53])+[.P53]" office:value-type="float" office:value="0.14647468709017">
            <text:p>0.146474687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3]*[.M$2];0.75)+5.31*POWER(10;-15)*([.C53]*POWER([.C53]*[.M$2];1.52)))" office:value-type="float" office:value="0.0830288123768211">
            <text:p>0.0830288124</text:p>
          </table:table-cell>
          <table:table-cell table:style-name="ce2" table:formula="of:=(POWER([.C53];0.5)-POWER([.L$2];0.5))*0.036" office:value-type="float" office:value="0.0215833502407108">
            <text:p>0.0215833502</text:p>
          </table:table-cell>
          <table:table-cell table:number-columns-repeated="2"/>
          <table:table-cell table:formula="of:=0.47*LN(1+2.01*POWER(10;-5)*POWER([.L$2]*[.D53];0.75)+5.31*POWER(10;-15)*([.L$2]*POWER([.L$2]*[.D53];1.52)))" office:value-type="float" office:value="0.0813601009816547">
            <text:p>0.081360101</text:p>
          </table:table-cell>
          <table:table-cell table:formula="of:=(POWER([.D53];0.5)-POWER([.M$2];0.5))*0.12" office:value-type="float" office:value="0.0146829031619997">
            <text:p>0.0146829032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284.00107">
            <text:p>2.84E+002</text:p>
          </table:table-cell>
          <table:table-cell office:value-type="float" office:value="755.53133">
            <text:p>7.56E+002</text:p>
          </table:table-cell>
          <table:table-cell office:value-type="float" office:value="274.06606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4]/[.K$2])*5.35" office:value-type="float" office:value="0.114259372569714">
            <text:p>0.1142593726</text:p>
          </table:table-cell>
          <table:table-cell table:formula="of:=[.W54]-([.V54]-[.U54])" office:value-type="float" office:value="0.0196368333664548">
            <text:p>0.0196368334</text:p>
          </table:table-cell>
          <table:table-cell table:formula="of:=[.AA54]-([.Z54]-[.U54])" office:value-type="float" office:value="0.0139561205379222">
            <text:p>0.0139561205</text:p>
          </table:table-cell>
          <table:table-cell table:formula="of:=([.E54]-[.N$2])*0.00025" office:value-type="float" office:value="0">
            <text:p>0</text:p>
          </table:table-cell>
          <table:table-cell table:formula="of:=([.F54]-[.O$2])*0.00032" office:value-type="float" office:value="0">
            <text:p>0</text:p>
          </table:table-cell>
          <table:table-cell table:formula="of:=([.G54]-0)*0.00032" office:value-type="float" office:value="0">
            <text:p>0</text:p>
          </table:table-cell>
          <table:table-cell/>
          <table:table-cell table:formula="of:=SUM([.K54:.O54])" office:value-type="float" office:value="0.147852326474091">
            <text:p>0.1478523265</text:p>
          </table:table-cell>
          <table:table-cell table:formula="of:=SUM([.K54:.M54])+[.P54]" office:value-type="float" office:value="0.147852326474091">
            <text:p>0.147852326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4]*[.M$2];0.75)+5.31*POWER(10;-15)*([.C54]*POWER([.C54]*[.M$2];1.52)))" office:value-type="float" office:value="0.0831012764492899">
            <text:p>0.0831012764</text:p>
          </table:table-cell>
          <table:table-cell table:style-name="ce2" table:formula="of:=(POWER([.C54];0.5)-POWER([.L$2];0.5))*0.036" office:value-type="float" office:value="0.0222074093451786">
            <text:p>0.0222074093</text:p>
          </table:table-cell>
          <table:table-cell table:number-columns-repeated="2"/>
          <table:table-cell table:formula="of:=0.47*LN(1+2.01*POWER(10;-5)*POWER([.L$2]*[.D54];0.75)+5.31*POWER(10;-15)*([.L$2]*POWER([.L$2]*[.D54];1.52)))" office:value-type="float" office:value="0.0813662511857866">
            <text:p>0.0813662512</text:p>
          </table:table-cell>
          <table:table-cell table:formula="of:=(POWER([.D54];0.5)-POWER([.M$2];0.5))*0.12" office:value-type="float" office:value="0.0147916712531428">
            <text:p>0.0147916713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284.04267">
            <text:p>2.84E+002</text:p>
          </table:table-cell>
          <table:table-cell office:value-type="float" office:value="756.48552">
            <text:p>7.56E+002</text:p>
          </table:table-cell>
          <table:table-cell office:value-type="float" office:value="274.09675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5]/[.K$2])*5.35" office:value-type="float" office:value="0.115042974200102">
            <text:p>0.1150429742</text:p>
          </table:table-cell>
          <table:table-cell table:formula="of:=[.W55]-([.V55]-[.U55])" office:value-type="float" office:value="0.0201889469780392">
            <text:p>0.020188947</text:p>
          </table:table-cell>
          <table:table-cell table:formula="of:=[.AA55]-([.Z55]-[.U55])" office:value-type="float" office:value="0.0140610577514171">
            <text:p>0.0140610578</text:p>
          </table:table-cell>
          <table:table-cell table:formula="of:=([.E55]-[.N$2])*0.00025" office:value-type="float" office:value="0">
            <text:p>0</text:p>
          </table:table-cell>
          <table:table-cell table:formula="of:=([.F55]-[.O$2])*0.00032" office:value-type="float" office:value="0">
            <text:p>0</text:p>
          </table:table-cell>
          <table:table-cell table:formula="of:=([.G55]-0)*0.00032" office:value-type="float" office:value="0">
            <text:p>0</text:p>
          </table:table-cell>
          <table:table-cell/>
          <table:table-cell table:formula="of:=SUM([.K55:.O55])" office:value-type="float" office:value="0.149292978929558">
            <text:p>0.1492929789</text:p>
          </table:table-cell>
          <table:table-cell table:formula="of:=SUM([.K55:.M55])+[.P55]" office:value-type="float" office:value="0.149292978929558">
            <text:p>0.149292978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5]*[.M$2];0.75)+5.31*POWER(10;-15)*([.C55]*POWER([.C55]*[.M$2];1.52)))" office:value-type="float" office:value="0.0831738233742">
            <text:p>0.0831738234</text:p>
          </table:table-cell>
          <table:table-cell table:style-name="ce2" table:formula="of:=(POWER([.C55];0.5)-POWER([.L$2];0.5))*0.036" office:value-type="float" office:value="0.0228320698816731">
            <text:p>0.0228320699</text:p>
          </table:table-cell>
          <table:table-cell table:number-columns-repeated="2"/>
          <table:table-cell table:formula="of:=0.47*LN(1+2.01*POWER(10;-5)*POWER([.L$2]*[.D55];0.75)+5.31*POWER(10;-15)*([.L$2]*POWER([.L$2]*[.D55];1.52)))" office:value-type="float" office:value="0.0813725404932099">
            <text:p>0.0813725405</text:p>
          </table:table-cell>
          <table:table-cell table:formula="of:=(POWER([.D55];0.5)-POWER([.M$2];0.5))*0.12" office:value-type="float" office:value="0.0149028977740609">
            <text:p>0.0149028978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284.08613">
            <text:p>2.84E+002</text:p>
          </table:table-cell>
          <table:table-cell office:value-type="float" office:value="757.44032">
            <text:p>7.57E+002</text:p>
          </table:table-cell>
          <table:table-cell office:value-type="float" office:value="274.12813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6]/[.K$2])*5.35" office:value-type="float" office:value="0.115861489298979">
            <text:p>0.1158614893</text:p>
          </table:table-cell>
          <table:table-cell table:formula="of:=[.W56]-([.V56]-[.U56])" office:value-type="float" office:value="0.0207410521105554">
            <text:p>0.0207410521</text:p>
          </table:table-cell>
          <table:table-cell table:formula="of:=[.AA56]-([.Z56]-[.U56])" office:value-type="float" office:value="0.0141683480852871">
            <text:p>0.0141683481</text:p>
          </table:table-cell>
          <table:table-cell table:formula="of:=([.E56]-[.N$2])*0.00025" office:value-type="float" office:value="0">
            <text:p>0</text:p>
          </table:table-cell>
          <table:table-cell table:formula="of:=([.F56]-[.O$2])*0.00032" office:value-type="float" office:value="0">
            <text:p>0</text:p>
          </table:table-cell>
          <table:table-cell table:formula="of:=([.G56]-0)*0.00032" office:value-type="float" office:value="0">
            <text:p>0</text:p>
          </table:table-cell>
          <table:table-cell/>
          <table:table-cell table:formula="of:=SUM([.K56:.O56])" office:value-type="float" office:value="0.150770889494821">
            <text:p>0.1507708895</text:p>
          </table:table-cell>
          <table:table-cell table:formula="of:=SUM([.K56:.M56])+[.P56]" office:value-type="float" office:value="0.150770889494821">
            <text:p>0.150770889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6]*[.M$2];0.75)+5.31*POWER(10;-15)*([.C56]*POWER([.C56]*[.M$2];1.52)))" office:value-type="float" office:value="0.0832463839046647">
            <text:p>0.0832463839</text:p>
          </table:table-cell>
          <table:table-cell table:style-name="ce2" table:formula="of:=(POWER([.C56];0.5)-POWER([.L$2];0.5))*0.036" office:value-type="float" office:value="0.023456735544654">
            <text:p>0.0234567355</text:p>
          </table:table-cell>
          <table:table-cell table:number-columns-repeated="2"/>
          <table:table-cell table:formula="of:=0.47*LN(1+2.01*POWER(10;-5)*POWER([.L$2]*[.D56];0.75)+5.31*POWER(10;-15)*([.L$2]*POWER([.L$2]*[.D56];1.52)))" office:value-type="float" office:value="0.0813789709360009">
            <text:p>0.0813789709</text:p>
          </table:table-cell>
          <table:table-cell table:formula="of:=(POWER([.D56];0.5)-POWER([.M$2];0.5))*0.12" office:value-type="float" office:value="0.015016618550722">
            <text:p>0.0150166186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284.12853">
            <text:p>2.84E+002</text:p>
          </table:table-cell>
          <table:table-cell office:value-type="float" office:value="758.39482">
            <text:p>7.58E+002</text:p>
          </table:table-cell>
          <table:table-cell office:value-type="float" office:value="274.16024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7]/[.K$2])*5.35" office:value-type="float" office:value="0.116659919949892">
            <text:p>0.1166599199</text:p>
          </table:table-cell>
          <table:table-cell table:formula="of:=[.W57]-([.V57]-[.U57])" office:value-type="float" office:value="0.0212926230829457">
            <text:p>0.0212926231</text:p>
          </table:table-cell>
          <table:table-cell table:formula="of:=[.AA57]-([.Z57]-[.U57])" office:value-type="float" office:value="0.0142781278795814">
            <text:p>0.0142781279</text:p>
          </table:table-cell>
          <table:table-cell table:formula="of:=([.E57]-[.N$2])*0.00025" office:value-type="float" office:value="0">
            <text:p>0</text:p>
          </table:table-cell>
          <table:table-cell table:formula="of:=([.F57]-[.O$2])*0.00032" office:value-type="float" office:value="0">
            <text:p>0</text:p>
          </table:table-cell>
          <table:table-cell table:formula="of:=([.G57]-0)*0.00032" office:value-type="float" office:value="0">
            <text:p>0</text:p>
          </table:table-cell>
          <table:table-cell/>
          <table:table-cell table:formula="of:=SUM([.K57:.O57])" office:value-type="float" office:value="0.152230670912419">
            <text:p>0.1522306709</text:p>
          </table:table-cell>
          <table:table-cell table:formula="of:=SUM([.K57:.M57])+[.P57]" office:value-type="float" office:value="0.152230670912419">
            <text:p>0.152230670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7]*[.M$2];0.75)+5.31*POWER(10;-15)*([.C57]*POWER([.C57]*[.M$2];1.52)))" office:value-type="float" office:value="0.0833188889187235">
            <text:p>0.0833188889</text:p>
          </table:table-cell>
          <table:table-cell table:style-name="ce2" table:formula="of:=(POWER([.C57];0.5)-POWER([.L$2];0.5))*0.036" office:value-type="float" office:value="0.0240808115311031">
            <text:p>0.0240808115</text:p>
          </table:table-cell>
          <table:table-cell table:number-columns-repeated="2"/>
          <table:table-cell table:formula="of:=0.47*LN(1+2.01*POWER(10;-5)*POWER([.L$2]*[.D57];0.75)+5.31*POWER(10;-15)*([.L$2]*POWER([.L$2]*[.D57];1.52)))" office:value-type="float" office:value="0.0813855506927695">
            <text:p>0.0813855507</text:p>
          </table:table-cell>
          <table:table-cell table:formula="of:=(POWER([.D57];0.5)-POWER([.M$2];0.5))*0.12" office:value-type="float" office:value="0.0151329781017849">
            <text:p>0.0151329781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284.16667">
            <text:p>2.84E+002</text:p>
          </table:table-cell>
          <table:table-cell office:value-type="float" office:value="759.34809">
            <text:p>7.59E+002</text:p>
          </table:table-cell>
          <table:table-cell office:value-type="float" office:value="274.19306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8]/[.K$2])*5.35" office:value-type="float" office:value="0.117378029130847">
            <text:p>0.1173780291</text:p>
          </table:table-cell>
          <table:table-cell table:formula="of:=[.W58]-([.V58]-[.U58])" office:value-type="float" office:value="0.0218431240397171">
            <text:p>0.021843124</text:p>
          </table:table-cell>
          <table:table-cell table:formula="of:=[.AA58]-([.Z58]-[.U58])" office:value-type="float" office:value="0.0143903283187971">
            <text:p>0.0143903283</text:p>
          </table:table-cell>
          <table:table-cell table:formula="of:=([.E58]-[.N$2])*0.00025" office:value-type="float" office:value="0">
            <text:p>0</text:p>
          </table:table-cell>
          <table:table-cell table:formula="of:=([.F58]-[.O$2])*0.00032" office:value-type="float" office:value="0">
            <text:p>0</text:p>
          </table:table-cell>
          <table:table-cell table:formula="of:=([.G58]-0)*0.00032" office:value-type="float" office:value="0">
            <text:p>0</text:p>
          </table:table-cell>
          <table:table-cell/>
          <table:table-cell table:formula="of:=SUM([.K58:.O58])" office:value-type="float" office:value="0.153611481489361">
            <text:p>0.1536114815</text:p>
          </table:table-cell>
          <table:table-cell table:formula="of:=SUM([.K58:.M58])+[.P58]" office:value-type="float" office:value="0.153611481489361">
            <text:p>0.153611481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8]*[.M$2];0.75)+5.31*POWER(10;-15)*([.C58]*POWER([.C58]*[.M$2];1.52)))" office:value-type="float" office:value="0.0833912679007181">
            <text:p>0.0833912679</text:p>
          </table:table-cell>
          <table:table-cell table:style-name="ce2" table:formula="of:=(POWER([.C58];0.5)-POWER([.L$2];0.5))*0.036" office:value-type="float" office:value="0.0247036914698692">
            <text:p>0.0247036915</text:p>
          </table:table-cell>
          <table:table-cell table:number-columns-repeated="2"/>
          <table:table-cell table:formula="of:=0.47*LN(1+2.01*POWER(10;-5)*POWER([.L$2]*[.D58];0.75)+5.31*POWER(10;-15)*([.L$2]*POWER([.L$2]*[.D58];1.52)))" office:value-type="float" office:value="0.0813922756463249">
            <text:p>0.0813922756</text:p>
          </table:table-cell>
          <table:table-cell table:formula="of:=(POWER([.D58];0.5)-POWER([.M$2];0.5))*0.12" office:value-type="float" office:value="0.015251903494556">
            <text:p>0.0152519035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284.1982">
            <text:p>2.84E+002</text:p>
          </table:table-cell>
          <table:table-cell office:value-type="float" office:value="760.29954">
            <text:p>7.60E+002</text:p>
          </table:table-cell>
          <table:table-cell office:value-type="float" office:value="274.22661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59]/[.K$2])*5.35" office:value-type="float" office:value="0.117971610856519">
            <text:p>0.1179716109</text:p>
          </table:table-cell>
          <table:table-cell table:formula="of:=[.W59]-([.V59]-[.U59])" office:value-type="float" office:value="0.0223922166718136">
            <text:p>0.0223922167</text:p>
          </table:table-cell>
          <table:table-cell table:formula="of:=[.AA59]-([.Z59]-[.U59])" office:value-type="float" office:value="0.0145050173282268">
            <text:p>0.0145050173</text:p>
          </table:table-cell>
          <table:table-cell table:formula="of:=([.E59]-[.N$2])*0.00025" office:value-type="float" office:value="0">
            <text:p>0</text:p>
          </table:table-cell>
          <table:table-cell table:formula="of:=([.F59]-[.O$2])*0.00032" office:value-type="float" office:value="0">
            <text:p>0</text:p>
          </table:table-cell>
          <table:table-cell table:formula="of:=([.G59]-0)*0.00032" office:value-type="float" office:value="0">
            <text:p>0</text:p>
          </table:table-cell>
          <table:table-cell/>
          <table:table-cell table:formula="of:=SUM([.K59:.O59])" office:value-type="float" office:value="0.154868844856559">
            <text:p>0.1548688449</text:p>
          </table:table-cell>
          <table:table-cell table:formula="of:=SUM([.K59:.M59])+[.P59]" office:value-type="float" office:value="0.154868844856559">
            <text:p>0.154868844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59]*[.M$2];0.75)+5.31*POWER(10;-15)*([.C59]*POWER([.C59]*[.M$2];1.52)))" office:value-type="float" office:value="0.08346347625932">
            <text:p>0.0834634763</text:p>
          </table:table-cell>
          <table:table-cell table:style-name="ce2" table:formula="of:=(POWER([.C59];0.5)-POWER([.L$2];0.5))*0.036" office:value-type="float" office:value="0.0253249924605676">
            <text:p>0.0253249925</text:p>
          </table:table-cell>
          <table:table-cell table:number-columns-repeated="2"/>
          <table:table-cell table:formula="of:=0.47*LN(1+2.01*POWER(10;-5)*POWER([.L$2]*[.D59];0.75)+5.31*POWER(10;-15)*([.L$2]*POWER([.L$2]*[.D59];1.52)))" office:value-type="float" office:value="0.081399149875397">
            <text:p>0.0813991499</text:p>
          </table:table-cell>
          <table:table-cell table:formula="of:=(POWER([.D59];0.5)-POWER([.M$2];0.5))*0.12" office:value-type="float" office:value="0.0153734667330578">
            <text:p>0.0153734667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284.22333">
            <text:p>2.84E+002</text:p>
          </table:table-cell>
          <table:table-cell office:value-type="float" office:value="761.24938">
            <text:p>7.61E+002</text:p>
          </table:table-cell>
          <table:table-cell office:value-type="float" office:value="274.2609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0]/[.K$2])*5.35" office:value-type="float" office:value="0.118444659441035">
            <text:p>0.1184446594</text:p>
          </table:table-cell>
          <table:table-cell table:formula="of:=[.W60]-([.V60]-[.U60])" office:value-type="float" office:value="0.0229400247829542">
            <text:p>0.0229400248</text:p>
          </table:table-cell>
          <table:table-cell table:formula="of:=[.AA60]-([.Z60]-[.U60])" office:value-type="float" office:value="0.0146222286251196">
            <text:p>0.0146222286</text:p>
          </table:table-cell>
          <table:table-cell table:formula="of:=([.E60]-[.N$2])*0.00025" office:value-type="float" office:value="0">
            <text:p>0</text:p>
          </table:table-cell>
          <table:table-cell table:formula="of:=([.F60]-[.O$2])*0.00032" office:value-type="float" office:value="0">
            <text:p>0</text:p>
          </table:table-cell>
          <table:table-cell table:formula="of:=([.G60]-0)*0.00032" office:value-type="float" office:value="0">
            <text:p>0</text:p>
          </table:table-cell>
          <table:table-cell/>
          <table:table-cell table:formula="of:=SUM([.K60:.O60])" office:value-type="float" office:value="0.156006912849109">
            <text:p>0.1560069128</text:p>
          </table:table-cell>
          <table:table-cell table:formula="of:=SUM([.K60:.M60])+[.P60]" office:value-type="float" office:value="0.156006912849109">
            <text:p>0.156006912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0]*[.M$2];0.75)+5.31*POWER(10;-15)*([.C60]*POWER([.C60]*[.M$2];1.52)))" office:value-type="float" office:value="0.0835355301562229">
            <text:p>0.0835355302</text:p>
          </table:table-cell>
          <table:table-cell table:style-name="ce2" table:formula="of:=(POWER([.C60];0.5)-POWER([.L$2];0.5))*0.036" office:value-type="float" office:value="0.0259448544686111">
            <text:p>0.0259448545</text:p>
          </table:table-cell>
          <table:table-cell table:number-columns-repeated="2"/>
          <table:table-cell table:formula="of:=0.47*LN(1+2.01*POWER(10;-5)*POWER([.L$2]*[.D60];0.75)+5.31*POWER(10;-15)*([.L$2]*POWER([.L$2]*[.D60];1.52)))" office:value-type="float" office:value="0.0814061754087472">
            <text:p>0.0814061754</text:p>
          </table:table-cell>
          <table:table-cell table:formula="of:=(POWER([.D60];0.5)-POWER([.M$2];0.5))*0.12" office:value-type="float" office:value="0.0154977035633007">
            <text:p>0.0154977036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284.24427">
            <text:p>2.84E+002</text:p>
          </table:table-cell>
          <table:table-cell office:value-type="float" office:value="762.19831">
            <text:p>7.62E+002</text:p>
          </table:table-cell>
          <table:table-cell office:value-type="float" office:value="274.29596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1]/[.K$2])*5.35" office:value-type="float" office:value="0.118838803276325">
            <text:p>0.1188388033</text:p>
          </table:table-cell>
          <table:table-cell table:formula="of:=[.W61]-([.V61]-[.U61])" office:value-type="float" office:value="0.0234869541778143">
            <text:p>0.0234869542</text:p>
          </table:table-cell>
          <table:table-cell table:formula="of:=[.AA61]-([.Z61]-[.U61])" office:value-type="float" office:value="0.0147420642660055">
            <text:p>0.0147420643</text:p>
          </table:table-cell>
          <table:table-cell table:formula="of:=([.E61]-[.N$2])*0.00025" office:value-type="float" office:value="0">
            <text:p>0</text:p>
          </table:table-cell>
          <table:table-cell table:formula="of:=([.F61]-[.O$2])*0.00032" office:value-type="float" office:value="0">
            <text:p>0</text:p>
          </table:table-cell>
          <table:table-cell table:formula="of:=([.G61]-0)*0.00032" office:value-type="float" office:value="0">
            <text:p>0</text:p>
          </table:table-cell>
          <table:table-cell/>
          <table:table-cell table:formula="of:=SUM([.K61:.O61])" office:value-type="float" office:value="0.157067821720145">
            <text:p>0.1570678217</text:p>
          </table:table-cell>
          <table:table-cell table:formula="of:=SUM([.K61:.M61])+[.P61]" office:value-type="float" office:value="0.157067821720145">
            <text:p>0.157067821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1]*[.M$2];0.75)+5.31*POWER(10;-15)*([.C61]*POWER([.C61]*[.M$2];1.52)))" office:value-type="float" office:value="0.0836074828696874">
            <text:p>0.0836074829</text:p>
          </table:table-cell>
          <table:table-cell table:style-name="ce2" table:formula="of:=(POWER([.C61];0.5)-POWER([.L$2];0.5))*0.036" office:value-type="float" office:value="0.0265637365769357">
            <text:p>0.0265637366</text:p>
          </table:table-cell>
          <table:table-cell table:number-columns-repeated="2"/>
          <table:table-cell table:formula="of:=0.47*LN(1+2.01*POWER(10;-5)*POWER([.L$2]*[.D61];0.75)+5.31*POWER(10;-15)*([.L$2]*POWER([.L$2]*[.D61];1.52)))" office:value-type="float" office:value="0.0814133583717526">
            <text:p>0.0814133584</text:p>
          </table:table-cell>
          <table:table-cell table:formula="of:=(POWER([.D61];0.5)-POWER([.M$2];0.5))*0.12" office:value-type="float" office:value="0.015624722167192">
            <text:p>0.0156247222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284.26307">
            <text:p>2.84E+002</text:p>
          </table:table-cell>
          <table:table-cell office:value-type="float" office:value="763.14684">
            <text:p>7.63E+002</text:p>
          </table:table-cell>
          <table:table-cell office:value-type="float" office:value="274.33183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2]/[.K$2])*5.35" office:value-type="float" office:value="0.11919264215565">
            <text:p>0.1191926422</text:p>
          </table:table-cell>
          <table:table-cell table:formula="of:=[.W62]-([.V62]-[.U62])" office:value-type="float" office:value="0.0240333002064343">
            <text:p>0.0240333002</text:p>
          </table:table-cell>
          <table:table-cell table:formula="of:=[.AA62]-([.Z62]-[.U62])" office:value-type="float" office:value="0.014864660446777">
            <text:p>0.0148646604</text:p>
          </table:table-cell>
          <table:table-cell table:formula="of:=([.E62]-[.N$2])*0.00025" office:value-type="float" office:value="0">
            <text:p>0</text:p>
          </table:table-cell>
          <table:table-cell table:formula="of:=([.F62]-[.O$2])*0.00032" office:value-type="float" office:value="0">
            <text:p>0</text:p>
          </table:table-cell>
          <table:table-cell table:formula="of:=([.G62]-0)*0.00032" office:value-type="float" office:value="0">
            <text:p>0</text:p>
          </table:table-cell>
          <table:table-cell/>
          <table:table-cell table:formula="of:=SUM([.K62:.O62])" office:value-type="float" office:value="0.158090602808861">
            <text:p>0.1580906028</text:p>
          </table:table-cell>
          <table:table-cell table:formula="of:=SUM([.K62:.M62])+[.P62]" office:value-type="float" office:value="0.158090602808861">
            <text:p>0.158090602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2]*[.M$2];0.75)+5.31*POWER(10;-15)*([.C62]*POWER([.C62]*[.M$2];1.52)))" office:value-type="float" office:value="0.08367937318545">
            <text:p>0.0836793732</text:p>
          </table:table-cell>
          <table:table-cell table:style-name="ce2" table:formula="of:=(POWER([.C62];0.5)-POWER([.L$2];0.5))*0.036" office:value-type="float" office:value="0.0271819729213183">
            <text:p>0.0271819729</text:p>
          </table:table-cell>
          <table:table-cell table:number-columns-repeated="2"/>
          <table:table-cell table:formula="of:=0.47*LN(1+2.01*POWER(10;-5)*POWER([.L$2]*[.D62];0.75)+5.31*POWER(10;-15)*([.L$2]*POWER([.L$2]*[.D62];1.52)))" office:value-type="float" office:value="0.0814207069367897">
            <text:p>0.0814207069</text:p>
          </table:table-cell>
          <table:table-cell table:formula="of:=(POWER([.D62];0.5)-POWER([.M$2];0.5))*0.12" office:value-type="float" office:value="0.0157546669130006">
            <text:p>0.0157546669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284.28133">
            <text:p>2.84E+002</text:p>
          </table:table-cell>
          <table:table-cell office:value-type="float" office:value="764.09528">
            <text:p>7.64E+002</text:p>
          </table:table-cell>
          <table:table-cell office:value-type="float" office:value="274.3685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3]/[.K$2])*5.35" office:value-type="float" office:value="0.119536295175655">
            <text:p>0.1195362952</text:p>
          </table:table-cell>
          <table:table-cell table:formula="of:=[.W63]-([.V63]-[.U63])" office:value-type="float" office:value="0.0245792423687834">
            <text:p>0.0245792424</text:p>
          </table:table-cell>
          <table:table-cell table:formula="of:=[.AA63]-([.Z63]-[.U63])" office:value-type="float" office:value="0.0149899824428608">
            <text:p>0.0149899824</text:p>
          </table:table-cell>
          <table:table-cell table:formula="of:=([.E63]-[.N$2])*0.00025" office:value-type="float" office:value="0">
            <text:p>0</text:p>
          </table:table-cell>
          <table:table-cell table:formula="of:=([.F63]-[.O$2])*0.00032" office:value-type="float" office:value="0">
            <text:p>0</text:p>
          </table:table-cell>
          <table:table-cell table:formula="of:=([.G63]-0)*0.00032" office:value-type="float" office:value="0">
            <text:p>0</text:p>
          </table:table-cell>
          <table:table-cell/>
          <table:table-cell table:formula="of:=SUM([.K63:.O63])" office:value-type="float" office:value="0.159105519987299">
            <text:p>0.15910552</text:p>
          </table:table-cell>
          <table:table-cell table:formula="of:=SUM([.K63:.M63])+[.P63]" office:value-type="float" office:value="0.159105519987299">
            <text:p>0.1591055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3]*[.M$2];0.75)+5.31*POWER(10;-15)*([.C63]*POWER([.C63]*[.M$2];1.52)))" office:value-type="float" office:value="0.0837512246718653">
            <text:p>0.0837512247</text:p>
          </table:table-cell>
          <table:table-cell table:style-name="ce2" table:formula="of:=(POWER([.C63];0.5)-POWER([.L$2];0.5))*0.036" office:value-type="float" office:value="0.0277997665700827">
            <text:p>0.0277997666</text:p>
          </table:table-cell>
          <table:table-cell table:number-columns-repeated="2"/>
          <table:table-cell table:formula="of:=0.47*LN(1+2.01*POWER(10;-5)*POWER([.L$2]*[.D63];0.75)+5.31*POWER(10;-15)*([.L$2]*POWER([.L$2]*[.D63];1.52)))" office:value-type="float" office:value="0.0814282190315683">
            <text:p>0.081428219</text:p>
          </table:table-cell>
          <table:table-cell table:formula="of:=(POWER([.D63];0.5)-POWER([.M$2];0.5))*0.12" office:value-type="float" office:value="0.0158875010038631">
            <text:p>0.015887501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284.30027">
            <text:p>2.84E+002</text:p>
          </table:table-cell>
          <table:table-cell office:value-type="float" office:value="765.04391">
            <text:p>7.65E+002</text:p>
          </table:table-cell>
          <table:table-cell office:value-type="float" office:value="274.40598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4]/[.K$2])*5.35" office:value-type="float" office:value="0.119892722467841">
            <text:p>0.1198927225</text:p>
          </table:table-cell>
          <table:table-cell table:formula="of:=[.W64]-([.V64]-[.U64])" office:value-type="float" office:value="0.0251249424500918">
            <text:p>0.0251249425</text:p>
          </table:table-cell>
          <table:table-cell table:formula="of:=[.AA64]-([.Z64]-[.U64])" office:value-type="float" office:value="0.0151180638711095">
            <text:p>0.0151180639</text:p>
          </table:table-cell>
          <table:table-cell table:formula="of:=([.E64]-[.N$2])*0.00025" office:value-type="float" office:value="0">
            <text:p>0</text:p>
          </table:table-cell>
          <table:table-cell table:formula="of:=([.F64]-[.O$2])*0.00032" office:value-type="float" office:value="0">
            <text:p>0</text:p>
          </table:table-cell>
          <table:table-cell table:formula="of:=([.G64]-0)*0.00032" office:value-type="float" office:value="0">
            <text:p>0</text:p>
          </table:table-cell>
          <table:table-cell/>
          <table:table-cell table:formula="of:=SUM([.K64:.O64])" office:value-type="float" office:value="0.160135728789043">
            <text:p>0.1601357288</text:p>
          </table:table-cell>
          <table:table-cell table:formula="of:=SUM([.K64:.M64])+[.P64]" office:value-type="float" office:value="0.160135728789043">
            <text:p>0.160135728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4]*[.M$2];0.75)+5.31*POWER(10;-15)*([.C64]*POWER([.C64]*[.M$2];1.52)))" office:value-type="float" office:value="0.0838230585840694">
            <text:p>0.0838230586</text:p>
          </table:table-cell>
          <table:table-cell table:style-name="ce2" table:formula="of:=(POWER([.C64];0.5)-POWER([.L$2];0.5))*0.036" office:value-type="float" office:value="0.0284173005635952">
            <text:p>0.0284173006</text:p>
          </table:table-cell>
          <table:table-cell table:number-columns-repeated="2"/>
          <table:table-cell table:formula="of:=0.47*LN(1+2.01*POWER(10;-5)*POWER([.L$2]*[.D64];0.75)+5.31*POWER(10;-15)*([.L$2]*POWER([.L$2]*[.D64];1.52)))" office:value-type="float" office:value="0.0814358966805066">
            <text:p>0.0814358967</text:p>
          </table:table-cell>
          <table:table-cell table:formula="of:=(POWER([.D64];0.5)-POWER([.M$2];0.5))*0.12" office:value-type="float" office:value="0.0160232600810501">
            <text:p>0.0160232601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284.32">
            <text:p>2.84E+002</text:p>
          </table:table-cell>
          <table:table-cell office:value-type="float" office:value="765.99304">
            <text:p>7.66E+002</text:p>
          </table:table-cell>
          <table:table-cell office:value-type="float" office:value="274.4443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5]/[.K$2])*5.35" office:value-type="float" office:value="0.120263991329016">
            <text:p>0.1202639913</text:p>
          </table:table-cell>
          <table:table-cell table:formula="of:=[.W65]-([.V65]-[.U65])" office:value-type="float" office:value="0.025670579060171">
            <text:p>0.0256705791</text:p>
          </table:table-cell>
          <table:table-cell table:formula="of:=[.AA65]-([.Z65]-[.U65])" office:value-type="float" office:value="0.0152490066660974">
            <text:p>0.0152490067</text:p>
          </table:table-cell>
          <table:table-cell table:formula="of:=([.E65]-[.N$2])*0.00025" office:value-type="float" office:value="0">
            <text:p>0</text:p>
          </table:table-cell>
          <table:table-cell table:formula="of:=([.F65]-[.O$2])*0.00032" office:value-type="float" office:value="0">
            <text:p>0</text:p>
          </table:table-cell>
          <table:table-cell table:formula="of:=([.G65]-0)*0.00032" office:value-type="float" office:value="0">
            <text:p>0</text:p>
          </table:table-cell>
          <table:table-cell/>
          <table:table-cell table:formula="of:=SUM([.K65:.O65])" office:value-type="float" office:value="0.161183577055285">
            <text:p>0.1611835771</text:p>
          </table:table-cell>
          <table:table-cell table:formula="of:=SUM([.K65:.M65])+[.P65]" office:value-type="float" office:value="0.161183577055285">
            <text:p>0.161183577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5]*[.M$2];0.75)+5.31*POWER(10;-15)*([.C65]*POWER([.C65]*[.M$2];1.52)))" office:value-type="float" office:value="0.0838948984095794">
            <text:p>0.0838948984</text:p>
          </table:table-cell>
          <table:table-cell table:style-name="ce2" table:formula="of:=(POWER([.C65];0.5)-POWER([.L$2];0.5))*0.036" office:value-type="float" office:value="0.0290347769991843">
            <text:p>0.029034777</text:p>
          </table:table-cell>
          <table:table-cell table:number-columns-repeated="2"/>
          <table:table-cell table:formula="of:=0.47*LN(1+2.01*POWER(10;-5)*POWER([.L$2]*[.D65];0.75)+5.31*POWER(10;-15)*([.L$2]*POWER([.L$2]*[.D65];1.52)))" office:value-type="float" office:value="0.0814437460037066">
            <text:p>0.081443746</text:p>
          </table:table-cell>
          <table:table-cell table:formula="of:=(POWER([.D65];0.5)-POWER([.M$2];0.5))*0.12" office:value-type="float" office:value="0.016162052199238">
            <text:p>0.0161620522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284.34">
            <text:p>2.84E+002</text:p>
          </table:table-cell>
          <table:table-cell office:value-type="float" office:value="766.94296">
            <text:p>7.67E+002</text:p>
          </table:table-cell>
          <table:table-cell office:value-type="float" office:value="274.48351">
            <text:p>2.74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6]/[.K$2])*5.35" office:value-type="float" office:value="0.120640314615494">
            <text:p>0.1206403146</text:p>
          </table:table-cell>
          <table:table-cell table:formula="of:=[.W66]-([.V66]-[.U66])" office:value-type="float" office:value="0.0262163188632927">
            <text:p>0.0262163189</text:p>
          </table:table-cell>
          <table:table-cell table:formula="of:=[.AA66]-([.Z66]-[.U66])" office:value-type="float" office:value="0.0153829810548482">
            <text:p>0.0153829811</text:p>
          </table:table-cell>
          <table:table-cell table:formula="of:=([.E66]-[.N$2])*0.00025" office:value-type="float" office:value="0">
            <text:p>0</text:p>
          </table:table-cell>
          <table:table-cell table:formula="of:=([.F66]-[.O$2])*0.00032" office:value-type="float" office:value="0">
            <text:p>0</text:p>
          </table:table-cell>
          <table:table-cell table:formula="of:=([.G66]-0)*0.00032" office:value-type="float" office:value="0">
            <text:p>0</text:p>
          </table:table-cell>
          <table:table-cell/>
          <table:table-cell table:formula="of:=SUM([.K66:.O66])" office:value-type="float" office:value="0.162239614533635">
            <text:p>0.1622396145</text:p>
          </table:table-cell>
          <table:table-cell table:formula="of:=SUM([.K66:.M66])+[.P66]" office:value-type="float" office:value="0.162239614533635">
            <text:p>0.162239614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6]*[.M$2];0.75)+5.31*POWER(10;-15)*([.C66]*POWER([.C66]*[.M$2];1.52)))" office:value-type="float" office:value="0.0839667660813715">
            <text:p>0.0839667661</text:p>
          </table:table-cell>
          <table:table-cell table:style-name="ce2" table:formula="of:=(POWER([.C66];0.5)-POWER([.L$2];0.5))*0.036" office:value-type="float" office:value="0.0296523844740982">
            <text:p>0.0296523845</text:p>
          </table:table-cell>
          <table:table-cell table:number-columns-repeated="2"/>
          <table:table-cell table:formula="of:=0.47*LN(1+2.01*POWER(10;-5)*POWER([.L$2]*[.D66];0.75)+5.31*POWER(10;-15)*([.L$2]*POWER([.L$2]*[.D66];1.52)))" office:value-type="float" office:value="0.0814517772158618">
            <text:p>0.0814517772</text:p>
          </table:table-cell>
          <table:table-cell table:formula="of:=(POWER([.D66];0.5)-POWER([.M$2];0.5))*0.12" office:value-type="float" office:value="0.016304057800144">
            <text:p>0.0163040578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284.36">
            <text:p>2.84E+002</text:p>
          </table:table-cell>
          <table:table-cell office:value-type="float" office:value="767.89398">
            <text:p>7.68E+002</text:p>
          </table:table-cell>
          <table:table-cell office:value-type="float" office:value="274.52361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7]/[.K$2])*5.35" office:value-type="float" office:value="0.121016611432953">
            <text:p>0.1210166114</text:p>
          </table:table-cell>
          <table:table-cell table:formula="of:=[.W67]-([.V67]-[.U67])" office:value-type="float" office:value="0.0267623395747772">
            <text:p>0.0267623396</text:p>
          </table:table-cell>
          <table:table-cell table:formula="of:=[.AA67]-([.Z67]-[.U67])" office:value-type="float" office:value="0.0155199863773479">
            <text:p>0.0155199864</text:p>
          </table:table-cell>
          <table:table-cell table:formula="of:=([.E67]-[.N$2])*0.00025" office:value-type="float" office:value="0">
            <text:p>0</text:p>
          </table:table-cell>
          <table:table-cell table:formula="of:=([.F67]-[.O$2])*0.00032" office:value-type="float" office:value="0">
            <text:p>0</text:p>
          </table:table-cell>
          <table:table-cell table:formula="of:=([.G67]-0)*0.00032" office:value-type="float" office:value="0">
            <text:p>0</text:p>
          </table:table-cell>
          <table:table-cell/>
          <table:table-cell table:formula="of:=SUM([.K67:.O67])" office:value-type="float" office:value="0.163298937385078">
            <text:p>0.1632989374</text:p>
          </table:table-cell>
          <table:table-cell table:formula="of:=SUM([.K67:.M67])+[.P67]" office:value-type="float" office:value="0.163298937385078">
            <text:p>0.163298937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7]*[.M$2];0.75)+5.31*POWER(10;-15)*([.C67]*POWER([.C67]*[.M$2];1.52)))" office:value-type="float" office:value="0.0840386850055729">
            <text:p>0.084038685</text:p>
          </table:table-cell>
          <table:table-cell table:style-name="ce2" table:formula="of:=(POWER([.C67];0.5)-POWER([.L$2];0.5))*0.036" office:value-type="float" office:value="0.030270324109784">
            <text:p>0.0302703241</text:p>
          </table:table-cell>
          <table:table-cell table:number-columns-repeated="2"/>
          <table:table-cell table:formula="of:=0.47*LN(1+2.01*POWER(10;-5)*POWER([.L$2]*[.D67];0.75)+5.31*POWER(10;-15)*([.L$2]*POWER([.L$2]*[.D67];1.52)))" office:value-type="float" office:value="0.081459990288443">
            <text:p>0.0814599903</text:p>
          </table:table-cell>
          <table:table-cell table:formula="of:=(POWER([.D67];0.5)-POWER([.M$2];0.5))*0.12" office:value-type="float" office:value="0.0164492761952249">
            <text:p>0.0164492762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284.38">
            <text:p>2.84E+002</text:p>
          </table:table-cell>
          <table:table-cell office:value-type="float" office:value="768.84639">
            <text:p>7.69E+002</text:p>
          </table:table-cell>
          <table:table-cell office:value-type="float" office:value="274.56461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8]/[.K$2])*5.35" office:value-type="float" office:value="0.121392881785114">
            <text:p>0.1213928818</text:p>
          </table:table-cell>
          <table:table-cell table:formula="of:=[.W68]-([.V68]-[.U68])" office:value-type="float" office:value="0.0273088069815248">
            <text:p>0.027308807</text:p>
          </table:table-cell>
          <table:table-cell table:formula="of:=[.AA68]-([.Z68]-[.U68])" office:value-type="float" office:value="0.0156600561209032">
            <text:p>0.0156600561</text:p>
          </table:table-cell>
          <table:table-cell table:formula="of:=([.E68]-[.N$2])*0.00025" office:value-type="float" office:value="0">
            <text:p>0</text:p>
          </table:table-cell>
          <table:table-cell table:formula="of:=([.F68]-[.O$2])*0.00032" office:value-type="float" office:value="0">
            <text:p>0</text:p>
          </table:table-cell>
          <table:table-cell table:formula="of:=([.G68]-0)*0.00032" office:value-type="float" office:value="0">
            <text:p>0</text:p>
          </table:table-cell>
          <table:table-cell/>
          <table:table-cell table:formula="of:=SUM([.K68:.O68])" office:value-type="float" office:value="0.164361744887542">
            <text:p>0.1643617449</text:p>
          </table:table-cell>
          <table:table-cell table:formula="of:=SUM([.K68:.M68])+[.P68]" office:value-type="float" office:value="0.164361744887542">
            <text:p>0.164361744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8]*[.M$2];0.75)+5.31*POWER(10;-15)*([.C68]*POWER([.C68]*[.M$2];1.52)))" office:value-type="float" office:value="0.0841106770352491">
            <text:p>0.084110677</text:p>
          </table:table-cell>
          <table:table-cell table:style-name="ce2" table:formula="of:=(POWER([.C68];0.5)-POWER([.L$2];0.5))*0.036" office:value-type="float" office:value="0.0308887835462079">
            <text:p>0.0308887835</text:p>
          </table:table-cell>
          <table:table-cell table:number-columns-repeated="2"/>
          <table:table-cell table:formula="of:=0.47*LN(1+2.01*POWER(10;-5)*POWER([.L$2]*[.D68];0.75)+5.31*POWER(10;-15)*([.L$2]*POWER([.L$2]*[.D68];1.52)))" office:value-type="float" office:value="0.0814683872402623">
            <text:p>0.0814683872</text:p>
          </table:table-cell>
          <table:table-cell table:formula="of:=(POWER([.D68];0.5)-POWER([.M$2];0.5))*0.12" office:value-type="float" office:value="0.0165977428905995">
            <text:p>0.0165977429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284.4">
            <text:p>2.84E+002</text:p>
          </table:table-cell>
          <table:table-cell office:value-type="float" office:value="769.79844">
            <text:p>7.70E+002</text:p>
          </table:table-cell>
          <table:table-cell office:value-type="float" office:value="274.6065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69]/[.K$2])*5.35" office:value-type="float" office:value="0.121769125675701">
            <text:p>0.1217691257</text:p>
          </table:table-cell>
          <table:table-cell table:formula="of:=[.W69]-([.V69]-[.U69])" office:value-type="float" office:value="0.027854717074096">
            <text:p>0.0278547171</text:p>
          </table:table-cell>
          <table:table-cell table:formula="of:=[.AA69]-([.Z69]-[.U69])" office:value-type="float" office:value="0.0158031554286958">
            <text:p>0.0158031554</text:p>
          </table:table-cell>
          <table:table-cell table:formula="of:=([.E69]-[.N$2])*0.00025" office:value-type="float" office:value="0">
            <text:p>0</text:p>
          </table:table-cell>
          <table:table-cell table:formula="of:=([.F69]-[.O$2])*0.00032" office:value-type="float" office:value="0">
            <text:p>0</text:p>
          </table:table-cell>
          <table:table-cell table:formula="of:=([.G69]-0)*0.00032" office:value-type="float" office:value="0">
            <text:p>0</text:p>
          </table:table-cell>
          <table:table-cell/>
          <table:table-cell table:formula="of:=SUM([.K69:.O69])" office:value-type="float" office:value="0.165426998178493">
            <text:p>0.1654269982</text:p>
          </table:table-cell>
          <table:table-cell table:formula="of:=SUM([.K69:.M69])+[.P69]" office:value-type="float" office:value="0.165426998178493">
            <text:p>0.165426998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69]*[.M$2];0.75)+5.31*POWER(10;-15)*([.C69]*POWER([.C69]*[.M$2];1.52)))" office:value-type="float" office:value="0.0841826098851197">
            <text:p>0.0841826099</text:p>
          </table:table-cell>
          <table:table-cell table:style-name="ce2" table:formula="of:=(POWER([.C69];0.5)-POWER([.L$2];0.5))*0.036" office:value-type="float" office:value="0.0315066264886497">
            <text:p>0.0315066265</text:p>
          </table:table-cell>
          <table:table-cell table:number-columns-repeated="2"/>
          <table:table-cell table:formula="of:=0.47*LN(1+2.01*POWER(10;-5)*POWER([.L$2]*[.D69];0.75)+5.31*POWER(10;-15)*([.L$2]*POWER([.L$2]*[.D69];1.52)))" office:value-type="float" office:value="0.0814769659933023">
            <text:p>0.081476966</text:p>
          </table:table-cell>
          <table:table-cell table:formula="of:=(POWER([.D69];0.5)-POWER([.M$2];0.5))*0.12" office:value-type="float" office:value="0.0167494209514321">
            <text:p>0.016749421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284.385">
            <text:p>2.84E+002</text:p>
          </table:table-cell>
          <table:table-cell office:value-type="float" office:value="770.74504">
            <text:p>7.71E+002</text:p>
          </table:table-cell>
          <table:table-cell office:value-type="float" office:value="274.64929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0]/[.K$2])*5.35" office:value-type="float" office:value="0.121486945238388">
            <text:p>0.1214869452</text:p>
          </table:table-cell>
          <table:table-cell table:formula="of:=[.W70]-([.V70]-[.U70])" office:value-type="float" office:value="0.0283971550812055">
            <text:p>0.0283971551</text:p>
          </table:table-cell>
          <table:table-cell table:formula="of:=[.AA70]-([.Z70]-[.U70])" office:value-type="float" office:value="0.0159493177530928">
            <text:p>0.0159493178</text:p>
          </table:table-cell>
          <table:table-cell table:formula="of:=([.E70]-[.N$2])*0.00025" office:value-type="float" office:value="0">
            <text:p>0</text:p>
          </table:table-cell>
          <table:table-cell table:formula="of:=([.F70]-[.O$2])*0.00032" office:value-type="float" office:value="0">
            <text:p>0</text:p>
          </table:table-cell>
          <table:table-cell table:formula="of:=([.G70]-0)*0.00032" office:value-type="float" office:value="0">
            <text:p>0</text:p>
          </table:table-cell>
          <table:table-cell/>
          <table:table-cell table:formula="of:=SUM([.K70:.O70])" office:value-type="float" office:value="0.165833418072686">
            <text:p>0.1658334181</text:p>
          </table:table-cell>
          <table:table-cell table:formula="of:=SUM([.K70:.M70])+[.P70]" office:value-type="float" office:value="0.165833418072686">
            <text:p>0.165833418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0]*[.M$2];0.75)+5.31*POWER(10;-15)*([.C70]*POWER([.C70]*[.M$2];1.52)))" office:value-type="float" office:value="0.0842540993158338">
            <text:p>0.0842540993</text:p>
          </table:table-cell>
          <table:table-cell table:style-name="ce2" table:formula="of:=(POWER([.C70];0.5)-POWER([.L$2];0.5))*0.036" office:value-type="float" office:value="0.0321205539264732">
            <text:p>0.0321205539</text:p>
          </table:table-cell>
          <table:table-cell table:number-columns-repeated="2"/>
          <table:table-cell table:formula="of:=0.47*LN(1+2.01*POWER(10;-5)*POWER([.L$2]*[.D70];0.75)+5.31*POWER(10;-15)*([.L$2]*POWER([.L$2]*[.D70];1.52)))" office:value-type="float" office:value="0.0814857285648595">
            <text:p>0.0814857286</text:p>
          </table:table-cell>
          <table:table-cell table:formula="of:=(POWER([.D70];0.5)-POWER([.M$2];0.5))*0.12" office:value-type="float" office:value="0.0169043458473863">
            <text:p>0.0169043458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284.28">
            <text:p>2.84E+002</text:p>
          </table:table-cell>
          <table:table-cell office:value-type="float" office:value="771.68313">
            <text:p>7.72E+002</text:p>
          </table:table-cell>
          <table:table-cell office:value-type="float" office:value="274.69305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1]/[.K$2])*5.35" office:value-type="float" office:value="0.119511265334108">
            <text:p>0.1195112653</text:p>
          </table:table-cell>
          <table:table-cell table:formula="of:=[.W71]-([.V71]-[.U71])" office:value-type="float" office:value="0.0289343757913255">
            <text:p>0.0289343758</text:p>
          </table:table-cell>
          <table:table-cell table:formula="of:=[.AA71]-([.Z71]-[.U71])" office:value-type="float" office:value="0.0160987814443933">
            <text:p>0.0160987814</text:p>
          </table:table-cell>
          <table:table-cell table:formula="of:=([.E71]-[.N$2])*0.00025" office:value-type="float" office:value="0">
            <text:p>0</text:p>
          </table:table-cell>
          <table:table-cell table:formula="of:=([.F71]-[.O$2])*0.00032" office:value-type="float" office:value="0">
            <text:p>0</text:p>
          </table:table-cell>
          <table:table-cell table:formula="of:=([.G71]-0)*0.00032" office:value-type="float" office:value="0">
            <text:p>0</text:p>
          </table:table-cell>
          <table:table-cell/>
          <table:table-cell table:formula="of:=SUM([.K71:.O71])" office:value-type="float" office:value="0.164544422569826">
            <text:p>0.1645444226</text:p>
          </table:table-cell>
          <table:table-cell table:formula="of:=SUM([.K71:.M71])+[.P71]" office:value-type="float" office:value="0.164544422569826">
            <text:p>0.164544422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1]*[.M$2];0.75)+5.31*POWER(10;-15)*([.C71]*POWER([.C71]*[.M$2];1.52)))" office:value-type="float" office:value="0.0843249149724733">
            <text:p>0.084324915</text:p>
          </table:table-cell>
          <table:table-cell table:style-name="ce2" table:formula="of:=(POWER([.C71];0.5)-POWER([.L$2];0.5))*0.036" office:value-type="float" office:value="0.0327285902932327">
            <text:p>0.0327285903</text:p>
          </table:table-cell>
          <table:table-cell table:number-columns-repeated="2"/>
          <table:table-cell table:formula="of:=0.47*LN(1+2.01*POWER(10;-5)*POWER([.L$2]*[.D71];0.75)+5.31*POWER(10;-15)*([.L$2]*POWER([.L$2]*[.D71];1.52)))" office:value-type="float" office:value="0.0814946892568989">
            <text:p>0.0814946893</text:p>
          </table:table-cell>
          <table:table-cell table:formula="of:=(POWER([.D71];0.5)-POWER([.M$2];0.5))*0.12" office:value-type="float" office:value="0.0170627702307262">
            <text:p>0.0170627702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284.125">
            <text:p>2.84E+002</text:p>
          </table:table-cell>
          <table:table-cell office:value-type="float" office:value="772.61538">
            <text:p>7.73E+002</text:p>
          </table:table-cell>
          <table:table-cell office:value-type="float" office:value="274.73779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2]/[.K$2])*5.35" office:value-type="float" office:value="0.116593451379075">
            <text:p>0.1165934514</text:p>
          </table:table-cell>
          <table:table-cell table:formula="of:=[.W72]-([.V72]-[.U72])" office:value-type="float" office:value="0.0294679166612795">
            <text:p>0.0294679167</text:p>
          </table:table-cell>
          <table:table-cell table:formula="of:=[.AA72]-([.Z72]-[.U72])" office:value-type="float" office:value="0.0162515798521767">
            <text:p>0.0162515799</text:p>
          </table:table-cell>
          <table:table-cell table:formula="of:=([.E72]-[.N$2])*0.00025" office:value-type="float" office:value="0">
            <text:p>0</text:p>
          </table:table-cell>
          <table:table-cell table:formula="of:=([.F72]-[.O$2])*0.00032" office:value-type="float" office:value="0">
            <text:p>0</text:p>
          </table:table-cell>
          <table:table-cell table:formula="of:=([.G72]-0)*0.00032" office:value-type="float" office:value="0">
            <text:p>0</text:p>
          </table:table-cell>
          <table:table-cell/>
          <table:table-cell table:formula="of:=SUM([.K72:.O72])" office:value-type="float" office:value="0.162312947892531">
            <text:p>0.1623129479</text:p>
          </table:table-cell>
          <table:table-cell table:formula="of:=SUM([.K72:.M72])+[.P72]" office:value-type="float" office:value="0.162312947892531">
            <text:p>0.162312947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2]*[.M$2];0.75)+5.31*POWER(10;-15)*([.C72]*POWER([.C72]*[.M$2];1.52)))" office:value-type="float" office:value="0.0843952591669155">
            <text:p>0.0843952592</text:p>
          </table:table-cell>
          <table:table-cell table:style-name="ce2" table:formula="of:=(POWER([.C72];0.5)-POWER([.L$2];0.5))*0.036" office:value-type="float" office:value="0.033332475357629">
            <text:p>0.0333324754</text:p>
          </table:table-cell>
          <table:table-cell table:number-columns-repeated="2"/>
          <table:table-cell table:formula="of:=0.47*LN(1+2.01*POWER(10;-5)*POWER([.L$2]*[.D72];0.75)+5.31*POWER(10;-15)*([.L$2]*POWER([.L$2]*[.D72];1.52)))" office:value-type="float" office:value="0.0815038500822695">
            <text:p>0.0815038501</text:p>
          </table:table-cell>
          <table:table-cell table:formula="of:=(POWER([.D72];0.5)-POWER([.M$2];0.5))*0.12" office:value-type="float" office:value="0.0172247294638801">
            <text:p>0.0172247295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283.975">
            <text:p>2.84E+002</text:p>
          </table:table-cell>
          <table:table-cell office:value-type="float" office:value="773.54693">
            <text:p>7.74E+002</text:p>
          </table:table-cell>
          <table:table-cell office:value-type="float" office:value="274.78351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3]/[.K$2])*5.35" office:value-type="float" office:value="0.113768244483639">
            <text:p>0.1137682445</text:p>
          </table:table-cell>
          <table:table-cell table:formula="of:=[.W73]-([.V73]-[.U73])" office:value-type="float" office:value="0.0300007235324308">
            <text:p>0.0300007235</text:p>
          </table:table-cell>
          <table:table-cell table:formula="of:=[.AA73]-([.Z73]-[.U73])" office:value-type="float" office:value="0.0164077121488164">
            <text:p>0.0164077121</text:p>
          </table:table-cell>
          <table:table-cell table:formula="of:=([.E73]-[.N$2])*0.00025" office:value-type="float" office:value="0">
            <text:p>0</text:p>
          </table:table-cell>
          <table:table-cell table:formula="of:=([.F73]-[.O$2])*0.00032" office:value-type="float" office:value="0">
            <text:p>0</text:p>
          </table:table-cell>
          <table:table-cell table:formula="of:=([.G73]-0)*0.00032" office:value-type="float" office:value="0">
            <text:p>0</text:p>
          </table:table-cell>
          <table:table-cell/>
          <table:table-cell table:formula="of:=SUM([.K73:.O73])" office:value-type="float" office:value="0.160176680164886">
            <text:p>0.1601766802</text:p>
          </table:table-cell>
          <table:table-cell table:formula="of:=SUM([.K73:.M73])+[.P73]" office:value-type="float" office:value="0.160176680164886">
            <text:p>0.160176680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3]*[.M$2];0.75)+5.31*POWER(10;-15)*([.C73]*POWER([.C73]*[.M$2];1.52)))" office:value-type="float" office:value="0.0844655201111121">
            <text:p>0.0844655201</text:p>
          </table:table-cell>
          <table:table-cell table:style-name="ce2" table:formula="of:=(POWER([.C73];0.5)-POWER([.L$2];0.5))*0.036" office:value-type="float" office:value="0.0339355431729769">
            <text:p>0.0339355432</text:p>
          </table:table-cell>
          <table:table-cell table:number-columns-repeated="2"/>
          <table:table-cell table:formula="of:=0.47*LN(1+2.01*POWER(10;-5)*POWER([.L$2]*[.D73];0.75)+5.31*POWER(10;-15)*([.L$2]*POWER([.L$2]*[.D73];1.52)))" office:value-type="float" office:value="0.0815132110051804">
            <text:p>0.081513211</text:p>
          </table:table-cell>
          <table:table-cell table:formula="of:=(POWER([.D73];0.5)-POWER([.M$2];0.5))*0.12" office:value-type="float" office:value="0.0173902226834308">
            <text:p>0.0173902227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283.825">
            <text:p>2.84E+002</text:p>
          </table:table-cell>
          <table:table-cell office:value-type="float" office:value="774.4829">
            <text:p>7.74E+002</text:p>
          </table:table-cell>
          <table:table-cell office:value-type="float" office:value="274.83022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4]/[.K$2])*5.35" office:value-type="float" office:value="0.110941544875787">
            <text:p>0.1109415449</text:p>
          </table:table-cell>
          <table:table-cell table:formula="of:=[.W74]-([.V74]-[.U74])" office:value-type="float" office:value="0.0305357234444447">
            <text:p>0.0305357234</text:p>
          </table:table-cell>
          <table:table-cell table:formula="of:=[.AA74]-([.Z74]-[.U74])" office:value-type="float" office:value="0.0165672116341855">
            <text:p>0.0165672116</text:p>
          </table:table-cell>
          <table:table-cell table:formula="of:=([.E74]-[.N$2])*0.00025" office:value-type="float" office:value="0">
            <text:p>0</text:p>
          </table:table-cell>
          <table:table-cell table:formula="of:=([.F74]-[.O$2])*0.00032" office:value-type="float" office:value="0">
            <text:p>0</text:p>
          </table:table-cell>
          <table:table-cell table:formula="of:=([.G74]-0)*0.00032" office:value-type="float" office:value="0">
            <text:p>0</text:p>
          </table:table-cell>
          <table:table-cell/>
          <table:table-cell table:formula="of:=SUM([.K74:.O74])" office:value-type="float" office:value="0.158044479954417">
            <text:p>0.15804448</text:p>
          </table:table-cell>
          <table:table-cell table:formula="of:=SUM([.K74:.M74])+[.P74]" office:value-type="float" office:value="0.158044479954417">
            <text:p>0.1580444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4]*[.M$2];0.75)+5.31*POWER(10;-15)*([.C74]*POWER([.C74]*[.M$2];1.52)))" office:value-type="float" office:value="0.084536083836596">
            <text:p>0.0845360838</text:p>
          </table:table-cell>
          <table:table-cell table:style-name="ce2" table:formula="of:=(POWER([.C74];0.5)-POWER([.L$2];0.5))*0.036" office:value-type="float" office:value="0.0345411068104747">
            <text:p>0.0345411068</text:p>
          </table:table-cell>
          <table:table-cell table:number-columns-repeated="2"/>
          <table:table-cell table:formula="of:=0.47*LN(1+2.01*POWER(10;-5)*POWER([.L$2]*[.D74];0.75)+5.31*POWER(10;-15)*([.L$2]*POWER([.L$2]*[.D74];1.52)))" office:value-type="float" office:value="0.0815227740363246">
            <text:p>0.081522774</text:p>
          </table:table-cell>
          <table:table-cell table:formula="of:=(POWER([.D74];0.5)-POWER([.M$2];0.5))*0.12" office:value-type="float" office:value="0.017559285199944">
            <text:p>0.0175592852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283.675">
            <text:p>2.84E+002</text:p>
          </table:table-cell>
          <table:table-cell office:value-type="float" office:value="775.42843">
            <text:p>7.75E+002</text:p>
          </table:table-cell>
          <table:table-cell office:value-type="float" office:value="274.87793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5]/[.K$2])*5.35" office:value-type="float" office:value="0.108113350977326">
            <text:p>0.108113351</text:p>
          </table:table-cell>
          <table:table-cell table:formula="of:=[.W75]-([.V75]-[.U75])" office:value-type="float" office:value="0.031075847510962">
            <text:p>0.0310758475</text:p>
          </table:table-cell>
          <table:table-cell table:formula="of:=[.AA75]-([.Z75]-[.U75])" office:value-type="float" office:value="0.0167301115783653">
            <text:p>0.0167301116</text:p>
          </table:table-cell>
          <table:table-cell table:formula="of:=([.E75]-[.N$2])*0.00025" office:value-type="float" office:value="0">
            <text:p>0</text:p>
          </table:table-cell>
          <table:table-cell table:formula="of:=([.F75]-[.O$2])*0.00032" office:value-type="float" office:value="0">
            <text:p>0</text:p>
          </table:table-cell>
          <table:table-cell table:formula="of:=([.G75]-0)*0.00032" office:value-type="float" office:value="0">
            <text:p>0</text:p>
          </table:table-cell>
          <table:table-cell/>
          <table:table-cell table:formula="of:=SUM([.K75:.O75])" office:value-type="float" office:value="0.155919310066654">
            <text:p>0.1559193101</text:p>
          </table:table-cell>
          <table:table-cell table:formula="of:=SUM([.K75:.M75])+[.P75]" office:value-type="float" office:value="0.155919310066654">
            <text:p>0.155919310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5]*[.M$2];0.75)+5.31*POWER(10;-15)*([.C75]*POWER([.C75]*[.M$2];1.52)))" office:value-type="float" office:value="0.0846073372105482">
            <text:p>0.0846073372</text:p>
          </table:table-cell>
          <table:table-cell table:style-name="ce2" table:formula="of:=(POWER([.C75];0.5)-POWER([.L$2];0.5))*0.036" office:value-type="float" office:value="0.0351524842509441">
            <text:p>0.0351524843</text:p>
          </table:table-cell>
          <table:table-cell table:number-columns-repeated="2"/>
          <table:table-cell table:formula="of:=0.47*LN(1+2.01*POWER(10;-5)*POWER([.L$2]*[.D75];0.75)+5.31*POWER(10;-15)*([.L$2]*POWER([.L$2]*[.D75];1.52)))" office:value-type="float" office:value="0.0815325411851032">
            <text:p>0.0815325412</text:p>
          </table:table-cell>
          <table:table-cell table:formula="of:=(POWER([.D75];0.5)-POWER([.M$2];0.5))*0.12" office:value-type="float" office:value="0.0177319522929025">
            <text:p>0.0177319523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283.525">
            <text:p>2.84E+002</text:p>
          </table:table-cell>
          <table:table-cell office:value-type="float" office:value="776.38866">
            <text:p>7.76E+002</text:p>
          </table:table-cell>
          <table:table-cell office:value-type="float" office:value="274.92669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6]/[.K$2])*5.35" office:value-type="float" office:value="0.105283661207551">
            <text:p>0.1052836612</text:p>
          </table:table-cell>
          <table:table-cell table:formula="of:=[.W76]-([.V76]-[.U76])" office:value-type="float" office:value="0.0316240193667629">
            <text:p>0.0316240194</text:p>
          </table:table-cell>
          <table:table-cell table:formula="of:=[.AA76]-([.Z76]-[.U76])" office:value-type="float" office:value="0.0168965817778165">
            <text:p>0.0168965818</text:p>
          </table:table-cell>
          <table:table-cell table:formula="of:=([.E76]-[.N$2])*0.00025" office:value-type="float" office:value="0">
            <text:p>0</text:p>
          </table:table-cell>
          <table:table-cell table:formula="of:=([.F76]-[.O$2])*0.00032" office:value-type="float" office:value="0">
            <text:p>0</text:p>
          </table:table-cell>
          <table:table-cell table:formula="of:=([.G76]-0)*0.00032" office:value-type="float" office:value="0">
            <text:p>0</text:p>
          </table:table-cell>
          <table:table-cell/>
          <table:table-cell table:formula="of:=SUM([.K76:.O76])" office:value-type="float" office:value="0.15380426235213">
            <text:p>0.1538042624</text:p>
          </table:table-cell>
          <table:table-cell table:formula="of:=SUM([.K76:.M76])+[.P76]" office:value-type="float" office:value="0.15380426235213">
            <text:p>0.153804262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6]*[.M$2];0.75)+5.31*POWER(10;-15)*([.C76]*POWER([.C76]*[.M$2];1.52)))" office:value-type="float" office:value="0.0846796664162896">
            <text:p>0.0846796664</text:p>
          </table:table-cell>
          <table:table-cell table:style-name="ce2" table:formula="of:=(POWER([.C76];0.5)-POWER([.L$2];0.5))*0.036" office:value-type="float" office:value="0.0357729853124864">
            <text:p>0.0357729853</text:p>
          </table:table-cell>
          <table:table-cell table:number-columns-repeated="2"/>
          <table:table-cell table:formula="of:=0.47*LN(1+2.01*POWER(10;-5)*POWER([.L$2]*[.D76];0.75)+5.31*POWER(10;-15)*([.L$2]*POWER([.L$2]*[.D76];1.52)))" office:value-type="float" office:value="0.0815425226475722">
            <text:p>0.0815425226</text:p>
          </table:table-cell>
          <table:table-cell table:formula="of:=(POWER([.D76];0.5)-POWER([.M$2];0.5))*0.12" office:value-type="float" office:value="0.0179084039548226">
            <text:p>0.017908404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283.425">
            <text:p>2.83E+002</text:p>
          </table:table-cell>
          <table:table-cell office:value-type="float" office:value="777.36871">
            <text:p>7.77E+002</text:p>
          </table:table-cell>
          <table:table-cell office:value-type="float" office:value="274.97655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7]/[.K$2])*5.35" office:value-type="float" office:value="0.103396369539684">
            <text:p>0.1033963695</text:p>
          </table:table-cell>
          <table:table-cell table:formula="of:=[.W77]-([.V77]-[.U77])" office:value-type="float" office:value="0.0321831435592443">
            <text:p>0.0321831436</text:p>
          </table:table-cell>
          <table:table-cell table:formula="of:=[.AA77]-([.Z77]-[.U77])" office:value-type="float" office:value="0.0170667919477484">
            <text:p>0.0170667919</text:p>
          </table:table-cell>
          <table:table-cell table:formula="of:=([.E77]-[.N$2])*0.00025" office:value-type="float" office:value="0">
            <text:p>0</text:p>
          </table:table-cell>
          <table:table-cell table:formula="of:=([.F77]-[.O$2])*0.00032" office:value-type="float" office:value="0">
            <text:p>0</text:p>
          </table:table-cell>
          <table:table-cell table:formula="of:=([.G77]-0)*0.00032" office:value-type="float" office:value="0">
            <text:p>0</text:p>
          </table:table-cell>
          <table:table-cell/>
          <table:table-cell table:formula="of:=SUM([.K77:.O77])" office:value-type="float" office:value="0.152646305046677">
            <text:p>0.152646305</text:p>
          </table:table-cell>
          <table:table-cell table:formula="of:=SUM([.K77:.M77])+[.P77]" office:value-type="float" office:value="0.152646305046677">
            <text:p>0.15264630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7]*[.M$2];0.75)+5.31*POWER(10;-15)*([.C77]*POWER([.C77]*[.M$2];1.52)))" office:value-type="float" office:value="0.0847534554286514">
            <text:p>0.0847534554</text:p>
          </table:table-cell>
          <table:table-cell table:style-name="ce2" table:formula="of:=(POWER([.C77];0.5)-POWER([.L$2];0.5))*0.036" office:value-type="float" office:value="0.0364058985173297">
            <text:p>0.0364058985</text:p>
          </table:table-cell>
          <table:table-cell table:number-columns-repeated="2"/>
          <table:table-cell table:formula="of:=0.47*LN(1+2.01*POWER(10;-5)*POWER([.L$2]*[.D77];0.75)+5.31*POWER(10;-15)*([.L$2]*POWER([.L$2]*[.D77];1.52)))" office:value-type="float" office:value="0.081552728616271">
            <text:p>0.0815527286</text:p>
          </table:table-cell>
          <table:table-cell table:formula="of:=(POWER([.D77];0.5)-POWER([.M$2];0.5))*0.12" office:value-type="float" office:value="0.0180888200934534">
            <text:p>0.0180888201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283.4">
            <text:p>2.83E+002</text:p>
          </table:table-cell>
          <table:table-cell office:value-type="float" office:value="778.37371">
            <text:p>7.78E+002</text:p>
          </table:table-cell>
          <table:table-cell office:value-type="float" office:value="275.02748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8]/[.K$2])*5.35" office:value-type="float" office:value="0.102924442577795">
            <text:p>0.1029244426</text:p>
          </table:table-cell>
          <table:table-cell table:formula="of:=[.W78]-([.V78]-[.U78])" office:value-type="float" office:value="0.0327561223847594">
            <text:p>0.0327561224</text:p>
          </table:table-cell>
          <table:table-cell table:formula="of:=[.AA78]-([.Z78]-[.U78])" office:value-type="float" office:value="0.0172406386561355">
            <text:p>0.0172406387</text:p>
          </table:table-cell>
          <table:table-cell table:formula="of:=([.E78]-[.N$2])*0.00025" office:value-type="float" office:value="0">
            <text:p>0</text:p>
          </table:table-cell>
          <table:table-cell table:formula="of:=([.F78]-[.O$2])*0.00032" office:value-type="float" office:value="0">
            <text:p>0</text:p>
          </table:table-cell>
          <table:table-cell table:formula="of:=([.G78]-0)*0.00032" office:value-type="float" office:value="0">
            <text:p>0</text:p>
          </table:table-cell>
          <table:table-cell/>
          <table:table-cell table:formula="of:=SUM([.K78:.O78])" office:value-type="float" office:value="0.15292120361869">
            <text:p>0.1529212036</text:p>
          </table:table-cell>
          <table:table-cell table:formula="of:=SUM([.K78:.M78])+[.P78]" office:value-type="float" office:value="0.15292120361869">
            <text:p>0.152921203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8]*[.M$2];0.75)+5.31*POWER(10;-15)*([.C78]*POWER([.C78]*[.M$2];1.52)))" office:value-type="float" office:value="0.0848290882464961">
            <text:p>0.0848290882</text:p>
          </table:table-cell>
          <table:table-cell table:style-name="ce2" table:formula="of:=(POWER([.C78];0.5)-POWER([.L$2];0.5))*0.036" office:value-type="float" office:value="0.0370545101606894">
            <text:p>0.0370545102</text:p>
          </table:table-cell>
          <table:table-cell table:number-columns-repeated="2"/>
          <table:table-cell table:formula="of:=0.47*LN(1+2.01*POWER(10;-5)*POWER([.L$2]*[.D78];0.75)+5.31*POWER(10;-15)*([.L$2]*POWER([.L$2]*[.D78];1.52)))" office:value-type="float" office:value="0.0815631529063325">
            <text:p>0.0815631529</text:p>
          </table:table-cell>
          <table:table-cell table:formula="of:=(POWER([.D78];0.5)-POWER([.M$2];0.5))*0.12" office:value-type="float" office:value="0.018273091091902">
            <text:p>0.0182730911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83.4">
            <text:p>2.83E+002</text:p>
          </table:table-cell>
          <table:table-cell office:value-type="float" office:value="779.4118">
            <text:p>7.79E+002</text:p>
          </table:table-cell>
          <table:table-cell office:value-type="float" office:value="275.07966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79]/[.K$2])*5.35" office:value-type="float" office:value="0.102924442577795">
            <text:p>0.1029244426</text:p>
          </table:table-cell>
          <table:table-cell table:formula="of:=[.W79]-([.V79]-[.U79])" office:value-type="float" office:value="0.0333475641069265">
            <text:p>0.0333475641</text:p>
          </table:table-cell>
          <table:table-cell table:formula="of:=[.AA79]-([.Z79]-[.U79])" office:value-type="float" office:value="0.0174187352085928">
            <text:p>0.0174187352</text:p>
          </table:table-cell>
          <table:table-cell table:formula="of:=([.E79]-[.N$2])*0.00025" office:value-type="float" office:value="0">
            <text:p>0</text:p>
          </table:table-cell>
          <table:table-cell table:formula="of:=([.F79]-[.O$2])*0.00032" office:value-type="float" office:value="0">
            <text:p>0</text:p>
          </table:table-cell>
          <table:table-cell table:formula="of:=([.G79]-0)*0.00032" office:value-type="float" office:value="0">
            <text:p>0</text:p>
          </table:table-cell>
          <table:table-cell/>
          <table:table-cell table:formula="of:=SUM([.K79:.O79])" office:value-type="float" office:value="0.153690741893314">
            <text:p>0.1536907419</text:p>
          </table:table-cell>
          <table:table-cell table:formula="of:=SUM([.K79:.M79])+[.P79]" office:value-type="float" office:value="0.153690741893314">
            <text:p>0.153690741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79]*[.M$2];0.75)+5.31*POWER(10;-15)*([.C79]*POWER([.C79]*[.M$2];1.52)))" office:value-type="float" office:value="0.0849071744633424">
            <text:p>0.0849071745</text:p>
          </table:table-cell>
          <table:table-cell table:style-name="ce2" table:formula="of:=(POWER([.C79];0.5)-POWER([.L$2];0.5))*0.036" office:value-type="float" office:value="0.0377240380997028">
            <text:p>0.0377240381</text:p>
          </table:table-cell>
          <table:table-cell table:number-columns-repeated="2"/>
          <table:table-cell table:formula="of:=0.47*LN(1+2.01*POWER(10;-5)*POWER([.L$2]*[.D79];0.75)+5.31*POWER(10;-15)*([.L$2]*POWER([.L$2]*[.D79];1.52)))" office:value-type="float" office:value="0.0815738323117257">
            <text:p>0.0815738323</text:p>
          </table:table-cell>
          <table:table-cell table:formula="of:=(POWER([.D79];0.5)-POWER([.M$2];0.5))*0.12" office:value-type="float" office:value="0.0184618670497525">
            <text:p>0.018461867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283.425">
            <text:p>2.83E+002</text:p>
          </table:table-cell>
          <table:table-cell office:value-type="float" office:value="780.49406">
            <text:p>7.80E+002</text:p>
          </table:table-cell>
          <table:table-cell office:value-type="float" office:value="275.13642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0]/[.K$2])*5.35" office:value-type="float" office:value="0.103396369539684">
            <text:p>0.1033963695</text:p>
          </table:table-cell>
          <table:table-cell table:formula="of:=[.W80]-([.V80]-[.U80])" office:value-type="float" office:value="0.033963736495996">
            <text:p>0.0339637365</text:p>
          </table:table-cell>
          <table:table-cell table:formula="of:=[.AA80]-([.Z80]-[.U80])" office:value-type="float" office:value="0.0176124443590854">
            <text:p>0.0176124444</text:p>
          </table:table-cell>
          <table:table-cell table:formula="of:=([.E80]-[.N$2])*0.00025" office:value-type="float" office:value="0">
            <text:p>0</text:p>
          </table:table-cell>
          <table:table-cell table:formula="of:=([.F80]-[.O$2])*0.00032" office:value-type="float" office:value="0">
            <text:p>0</text:p>
          </table:table-cell>
          <table:table-cell table:formula="of:=([.G80]-0)*0.00032" office:value-type="float" office:value="0">
            <text:p>0</text:p>
          </table:table-cell>
          <table:table-cell/>
          <table:table-cell table:formula="of:=SUM([.K80:.O80])" office:value-type="float" office:value="0.154972550394765">
            <text:p>0.1549725504</text:p>
          </table:table-cell>
          <table:table-cell table:formula="of:=SUM([.K80:.M80])+[.P80]" office:value-type="float" office:value="0.154972550394765">
            <text:p>0.154972550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0]*[.M$2];0.75)+5.31*POWER(10;-15)*([.C80]*POWER([.C80]*[.M$2];1.52)))" office:value-type="float" office:value="0.084988543398748">
            <text:p>0.0849885434</text:p>
          </table:table-cell>
          <table:table-cell table:style-name="ce2" table:formula="of:=(POWER([.C80];0.5)-POWER([.L$2];0.5))*0.036" office:value-type="float" office:value="0.0384215794241779">
            <text:p>0.0384215794</text:p>
          </table:table-cell>
          <table:table-cell table:number-columns-repeated="2"/>
          <table:table-cell table:formula="of:=0.47*LN(1+2.01*POWER(10;-5)*POWER([.L$2]*[.D80];0.75)+5.31*POWER(10;-15)*([.L$2]*POWER([.L$2]*[.D80];1.52)))" office:value-type="float" office:value="0.081585448239174">
            <text:p>0.0815854482</text:p>
          </table:table-cell>
          <table:table-cell table:formula="of:=(POWER([.D80];0.5)-POWER([.M$2];0.5))*0.12" office:value-type="float" office:value="0.0186671921276934">
            <text:p>0.0186671921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283.5">
            <text:p>2.84E+002</text:p>
          </table:table-cell>
          <table:table-cell office:value-type="float" office:value="781.62403">
            <text:p>7.82E+002</text:p>
          </table:table-cell>
          <table:table-cell office:value-type="float" office:value="275.2022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1]/[.K$2])*5.35" office:value-type="float" office:value="0.104811900702858">
            <text:p>0.1048119007</text:p>
          </table:table-cell>
          <table:table-cell table:formula="of:=[.W81]-([.V81]-[.U81])" office:value-type="float" office:value="0.0346065994340231">
            <text:p>0.0346065994</text:p>
          </table:table-cell>
          <table:table-cell table:formula="of:=[.AA81]-([.Z81]-[.U81])" office:value-type="float" office:value="0.0178369113513728">
            <text:p>0.0178369114</text:p>
          </table:table-cell>
          <table:table-cell table:formula="of:=([.E81]-[.N$2])*0.00025" office:value-type="float" office:value="0">
            <text:p>0</text:p>
          </table:table-cell>
          <table:table-cell table:formula="of:=([.F81]-[.O$2])*0.00032" office:value-type="float" office:value="0">
            <text:p>0</text:p>
          </table:table-cell>
          <table:table-cell table:formula="of:=([.G81]-0)*0.00032" office:value-type="float" office:value="0">
            <text:p>0</text:p>
          </table:table-cell>
          <table:table-cell/>
          <table:table-cell table:formula="of:=SUM([.K81:.O81])" office:value-type="float" office:value="0.157255411488254">
            <text:p>0.1572554115</text:p>
          </table:table-cell>
          <table:table-cell table:formula="of:=SUM([.K81:.M81])+[.P81]" office:value-type="float" office:value="0.157255411488254">
            <text:p>0.157255411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1]*[.M$2];0.75)+5.31*POWER(10;-15)*([.C81]*POWER([.C81]*[.M$2];1.52)))" office:value-type="float" office:value="0.0850734560990556">
            <text:p>0.0850734561</text:p>
          </table:table-cell>
          <table:table-cell table:style-name="ce2" table:formula="of:=(POWER([.C81];0.5)-POWER([.L$2];0.5))*0.036" office:value-type="float" office:value="0.0391493550625127">
            <text:p>0.0391493551</text:p>
          </table:table-cell>
          <table:table-cell table:number-columns-repeated="2"/>
          <table:table-cell table:formula="of:=0.47*LN(1+2.01*POWER(10;-5)*POWER([.L$2]*[.D81];0.75)+5.31*POWER(10;-15)*([.L$2]*POWER([.L$2]*[.D81];1.52)))" office:value-type="float" office:value="0.08159890901072">
            <text:p>0.081598909</text:p>
          </table:table-cell>
          <table:table-cell table:formula="of:=(POWER([.D81];0.5)-POWER([.M$2];0.5))*0.12" office:value-type="float" office:value="0.0189051198915267">
            <text:p>0.0189051199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283.6">
            <text:p>2.84E+002</text:p>
          </table:table-cell>
          <table:table-cell office:value-type="float" office:value="782.79322">
            <text:p>7.83E+002</text:p>
          </table:table-cell>
          <table:table-cell office:value-type="float" office:value="275.27313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2]/[.K$2])*5.35" office:value-type="float" office:value="0.106698693175245">
            <text:p>0.1066986932</text:p>
          </table:table-cell>
          <table:table-cell table:formula="of:=[.W82]-([.V82]-[.U82])" office:value-type="float" office:value="0.035271268332684">
            <text:p>0.0352712683</text:p>
          </table:table-cell>
          <table:table-cell table:formula="of:=[.AA82]-([.Z82]-[.U82])" office:value-type="float" office:value="0.0180789216112422">
            <text:p>0.0180789216</text:p>
          </table:table-cell>
          <table:table-cell table:formula="of:=([.E82]-[.N$2])*0.00025" office:value-type="float" office:value="0">
            <text:p>0</text:p>
          </table:table-cell>
          <table:table-cell table:formula="of:=([.F82]-[.O$2])*0.00032" office:value-type="float" office:value="0">
            <text:p>0</text:p>
          </table:table-cell>
          <table:table-cell table:formula="of:=([.G82]-0)*0.00032" office:value-type="float" office:value="0">
            <text:p>0</text:p>
          </table:table-cell>
          <table:table-cell/>
          <table:table-cell table:formula="of:=SUM([.K82:.O82])" office:value-type="float" office:value="0.160048883119171">
            <text:p>0.1600488831</text:p>
          </table:table-cell>
          <table:table-cell table:formula="of:=SUM([.K82:.M82])+[.P82]" office:value-type="float" office:value="0.160048883119171">
            <text:p>0.160048883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2]*[.M$2];0.75)+5.31*POWER(10;-15)*([.C82]*POWER([.C82]*[.M$2];1.52)))" office:value-type="float" office:value="0.0851612695672765">
            <text:p>0.0851612696</text:p>
          </table:table-cell>
          <table:table-cell table:style-name="ce2" table:formula="of:=(POWER([.C82];0.5)-POWER([.L$2];0.5))*0.036" office:value-type="float" office:value="0.0399018374293945">
            <text:p>0.0399018374</text:p>
          </table:table-cell>
          <table:table-cell table:number-columns-repeated="2"/>
          <table:table-cell table:formula="of:=0.47*LN(1+2.01*POWER(10;-5)*POWER([.L$2]*[.D82];0.75)+5.31*POWER(10;-15)*([.L$2]*POWER([.L$2]*[.D82];1.52)))" office:value-type="float" office:value="0.0816134223228741">
            <text:p>0.0816134223</text:p>
          </table:table-cell>
          <table:table-cell table:formula="of:=(POWER([.D82];0.5)-POWER([.M$2];0.5))*0.12" office:value-type="float" office:value="0.0191616434635502">
            <text:p>0.0191616435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283.725">
            <text:p>2.84E+002</text:p>
          </table:table-cell>
          <table:table-cell office:value-type="float" office:value="783.98863">
            <text:p>7.84E+002</text:p>
          </table:table-cell>
          <table:table-cell office:value-type="float" office:value="275.3371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3]/[.K$2])*5.35" office:value-type="float" office:value="0.109056248406626">
            <text:p>0.1090562484</text:p>
          </table:table-cell>
          <table:table-cell table:formula="of:=[.W83]-([.V83]-[.U83])" office:value-type="float" office:value="0.0359503109369988">
            <text:p>0.0359503109</text:p>
          </table:table-cell>
          <table:table-cell table:formula="of:=[.AA83]-([.Z83]-[.U83])" office:value-type="float" office:value="0.0182971574677972">
            <text:p>0.0182971575</text:p>
          </table:table-cell>
          <table:table-cell table:formula="of:=([.E83]-[.N$2])*0.00025" office:value-type="float" office:value="0">
            <text:p>0</text:p>
          </table:table-cell>
          <table:table-cell table:formula="of:=([.F83]-[.O$2])*0.00032" office:value-type="float" office:value="0">
            <text:p>0</text:p>
          </table:table-cell>
          <table:table-cell table:formula="of:=([.G83]-0)*0.00032" office:value-type="float" office:value="0">
            <text:p>0</text:p>
          </table:table-cell>
          <table:table-cell/>
          <table:table-cell table:formula="of:=SUM([.K83:.O83])" office:value-type="float" office:value="0.163303716811422">
            <text:p>0.1633037168</text:p>
          </table:table-cell>
          <table:table-cell table:formula="of:=SUM([.K83:.M83])+[.P83]" office:value-type="float" office:value="0.163303716811422">
            <text:p>0.163303716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3]*[.M$2];0.75)+5.31*POWER(10;-15)*([.C83]*POWER([.C83]*[.M$2];1.52)))" office:value-type="float" office:value="0.0852510035581549">
            <text:p>0.0852510036</text:p>
          </table:table-cell>
          <table:table-cell table:style-name="ce2" table:formula="of:=(POWER([.C83];0.5)-POWER([.L$2];0.5))*0.036" office:value-type="float" office:value="0.0406706140245877">
            <text:p>0.040670614</text:p>
          </table:table-cell>
          <table:table-cell table:number-columns-repeated="2"/>
          <table:table-cell table:formula="of:=0.47*LN(1+2.01*POWER(10;-5)*POWER([.L$2]*[.D83];0.75)+5.31*POWER(10;-15)*([.L$2]*POWER([.L$2]*[.D83];1.52)))" office:value-type="float" office:value="0.0816265103428649">
            <text:p>0.0816265103</text:p>
          </table:table-cell>
          <table:table-cell table:formula="of:=(POWER([.D83];0.5)-POWER([.M$2];0.5))*0.12" office:value-type="float" office:value="0.019392967340096">
            <text:p>0.0193929673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283.9">
            <text:p>2.84E+002</text:p>
          </table:table-cell>
          <table:table-cell office:value-type="float" office:value="785.19726">
            <text:p>7.85E+002</text:p>
          </table:table-cell>
          <table:table-cell office:value-type="float" office:value="275.38045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4]/[.K$2])*5.35" office:value-type="float" office:value="0.112355081367343">
            <text:p>0.1123550814</text:p>
          </table:table-cell>
          <table:table-cell table:formula="of:=[.W84]-([.V84]-[.U84])" office:value-type="float" office:value="0.0366363174494183">
            <text:p>0.0366363174</text:p>
          </table:table-cell>
          <table:table-cell table:formula="of:=[.AA84]-([.Z84]-[.U84])" office:value-type="float" office:value="0.0184450328428741">
            <text:p>0.0184450328</text:p>
          </table:table-cell>
          <table:table-cell table:formula="of:=([.E84]-[.N$2])*0.00025" office:value-type="float" office:value="0">
            <text:p>0</text:p>
          </table:table-cell>
          <table:table-cell table:formula="of:=([.F84]-[.O$2])*0.00032" office:value-type="float" office:value="0">
            <text:p>0</text:p>
          </table:table-cell>
          <table:table-cell table:formula="of:=([.G84]-0)*0.00032" office:value-type="float" office:value="0">
            <text:p>0</text:p>
          </table:table-cell>
          <table:table-cell/>
          <table:table-cell table:formula="of:=SUM([.K84:.O84])" office:value-type="float" office:value="0.167436431659636">
            <text:p>0.1674364317</text:p>
          </table:table-cell>
          <table:table-cell table:formula="of:=SUM([.K84:.M84])+[.P84]" office:value-type="float" office:value="0.167436431659636">
            <text:p>0.167436431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4]*[.M$2];0.75)+5.31*POWER(10;-15)*([.C84]*POWER([.C84]*[.M$2];1.52)))" office:value-type="float" office:value="0.085341679881949">
            <text:p>0.0853416799</text:p>
          </table:table-cell>
          <table:table-cell table:style-name="ce2" table:formula="of:=(POWER([.C84];0.5)-POWER([.L$2];0.5))*0.036" office:value-type="float" office:value="0.0414472968608013">
            <text:p>0.0414472969</text:p>
          </table:table-cell>
          <table:table-cell table:number-columns-repeated="2"/>
          <table:table-cell table:formula="of:=0.47*LN(1+2.01*POWER(10;-5)*POWER([.L$2]*[.D84];0.75)+5.31*POWER(10;-15)*([.L$2]*POWER([.L$2]*[.D84];1.52)))" office:value-type="float" office:value="0.0816353789557325">
            <text:p>0.081635379</text:p>
          </table:table-cell>
          <table:table-cell table:formula="of:=(POWER([.D84];0.5)-POWER([.M$2];0.5))*0.12" office:value-type="float" office:value="0.0195497113280406">
            <text:p>0.0195497113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284.075">
            <text:p>2.84E+002</text:p>
          </table:table-cell>
          <table:table-cell office:value-type="float" office:value="786.40611">
            <text:p>7.86E+002</text:p>
          </table:table-cell>
          <table:table-cell office:value-type="float" office:value="275.3984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5]/[.K$2])*5.35" office:value-type="float" office:value="0.115651881506882">
            <text:p>0.1156518815</text:p>
          </table:table-cell>
          <table:table-cell table:formula="of:=[.W85]-([.V85]-[.U85])" office:value-type="float" office:value="0.0373219013639469">
            <text:p>0.0373219014</text:p>
          </table:table-cell>
          <table:table-cell table:formula="of:=[.AA85]-([.Z85]-[.U85])" office:value-type="float" office:value="0.0185062603606759">
            <text:p>0.0185062604</text:p>
          </table:table-cell>
          <table:table-cell table:formula="of:=([.E85]-[.N$2])*0.00025" office:value-type="float" office:value="0">
            <text:p>0</text:p>
          </table:table-cell>
          <table:table-cell table:formula="of:=([.F85]-[.O$2])*0.00032" office:value-type="float" office:value="0">
            <text:p>0</text:p>
          </table:table-cell>
          <table:table-cell table:formula="of:=([.G85]-0)*0.00032" office:value-type="float" office:value="0">
            <text:p>0</text:p>
          </table:table-cell>
          <table:table-cell/>
          <table:table-cell table:formula="of:=SUM([.K85:.O85])" office:value-type="float" office:value="0.171480043231505">
            <text:p>0.1714800432</text:p>
          </table:table-cell>
          <table:table-cell table:formula="of:=SUM([.K85:.M85])+[.P85]" office:value-type="float" office:value="0.171480043231505">
            <text:p>0.171480043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5]*[.M$2];0.75)+5.31*POWER(10;-15)*([.C85]*POWER([.C85]*[.M$2];1.52)))" office:value-type="float" office:value="0.0854323224833609">
            <text:p>0.0854323225</text:p>
          </table:table-cell>
          <table:table-cell table:style-name="ce2" table:formula="of:=(POWER([.C85];0.5)-POWER([.L$2];0.5))*0.036" office:value-type="float" office:value="0.0422235233767417">
            <text:p>0.0422235234</text:p>
          </table:table-cell>
          <table:table-cell table:number-columns-repeated="2"/>
          <table:table-cell table:formula="of:=0.47*LN(1+2.01*POWER(10;-5)*POWER([.L$2]*[.D85];0.75)+5.31*POWER(10;-15)*([.L$2]*POWER([.L$2]*[.D85];1.52)))" office:value-type="float" office:value="0.0816390510459451">
            <text:p>0.081639051</text:p>
          </table:table-cell>
          <table:table-cell table:formula="of:=(POWER([.D85];0.5)-POWER([.M$2];0.5))*0.12" office:value-type="float" office:value="0.0196146109360549">
            <text:p>0.0196146109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284.225">
            <text:p>2.84E+002</text:p>
          </table:table-cell>
          <table:table-cell office:value-type="float" office:value="787.60219">
            <text:p>7.88E+002</text:p>
          </table:table-cell>
          <table:table-cell office:value-type="float" office:value="275.4013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6]/[.K$2])*5.35" office:value-type="float" office:value="0.118476094136253">
            <text:p>0.1184760941</text:p>
          </table:table-cell>
          <table:table-cell table:formula="of:=[.W86]-([.V86]-[.U86])" office:value-type="float" office:value="0.0379997053222928">
            <text:p>0.0379997053</text:p>
          </table:table-cell>
          <table:table-cell table:formula="of:=[.AA86]-([.Z86]-[.U86])" office:value-type="float" office:value="0.0185161520814003">
            <text:p>0.0185161521</text:p>
          </table:table-cell>
          <table:table-cell table:formula="of:=([.E86]-[.N$2])*0.00025" office:value-type="float" office:value="0">
            <text:p>0</text:p>
          </table:table-cell>
          <table:table-cell table:formula="of:=([.F86]-[.O$2])*0.00032" office:value-type="float" office:value="0">
            <text:p>0</text:p>
          </table:table-cell>
          <table:table-cell table:formula="of:=([.G86]-0)*0.00032" office:value-type="float" office:value="0">
            <text:p>0</text:p>
          </table:table-cell>
          <table:table-cell/>
          <table:table-cell table:formula="of:=SUM([.K86:.O86])" office:value-type="float" office:value="0.174991951539946">
            <text:p>0.1749919515</text:p>
          </table:table-cell>
          <table:table-cell table:formula="of:=SUM([.K86:.M86])+[.P86]" office:value-type="float" office:value="0.174991951539946">
            <text:p>0.174991951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6]*[.M$2];0.75)+5.31*POWER(10;-15)*([.C86]*POWER([.C86]*[.M$2];1.52)))" office:value-type="float" office:value="0.0855219582108832">
            <text:p>0.0855219582</text:p>
          </table:table-cell>
          <table:table-cell table:style-name="ce2" table:formula="of:=(POWER([.C86];0.5)-POWER([.L$2];0.5))*0.036" office:value-type="float" office:value="0.0429909630626099">
            <text:p>0.0429909631</text:p>
          </table:table-cell>
          <table:table-cell table:number-columns-repeated="2"/>
          <table:table-cell table:formula="of:=0.47*LN(1+2.01*POWER(10;-5)*POWER([.L$2]*[.D86];0.75)+5.31*POWER(10;-15)*([.L$2]*POWER([.L$2]*[.D86];1.52)))" office:value-type="float" office:value="0.0816396443002043">
            <text:p>0.0816396443</text:p>
          </table:table-cell>
          <table:table-cell table:formula="of:=(POWER([.D86];0.5)-POWER([.M$2];0.5))*0.12" office:value-type="float" office:value="0.0196250959110385">
            <text:p>0.0196250959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284.4">
            <text:p>2.84E+002</text:p>
          </table:table-cell>
          <table:table-cell office:value-type="float" office:value="788.7725">
            <text:p>7.89E+002</text:p>
          </table:table-cell>
          <table:table-cell office:value-type="float" office:value="275.40079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7]/[.K$2])*5.35" office:value-type="float" office:value="0.121769125675701">
            <text:p>0.1217691257</text:p>
          </table:table-cell>
          <table:table-cell table:formula="of:=[.W87]-([.V87]-[.U87])" office:value-type="float" office:value="0.0386623893306942">
            <text:p>0.0386623893</text:p>
          </table:table-cell>
          <table:table-cell table:formula="of:=[.AA87]-([.Z87]-[.U87])" office:value-type="float" office:value="0.0185144125067627">
            <text:p>0.0185144125</text:p>
          </table:table-cell>
          <table:table-cell table:formula="of:=([.E87]-[.N$2])*0.00025" office:value-type="float" office:value="0">
            <text:p>0</text:p>
          </table:table-cell>
          <table:table-cell table:formula="of:=([.F87]-[.O$2])*0.00032" office:value-type="float" office:value="0">
            <text:p>0</text:p>
          </table:table-cell>
          <table:table-cell table:formula="of:=([.G87]-0)*0.00032" office:value-type="float" office:value="0">
            <text:p>0</text:p>
          </table:table-cell>
          <table:table-cell/>
          <table:table-cell table:formula="of:=SUM([.K87:.O87])" office:value-type="float" office:value="0.178945927513158">
            <text:p>0.1789459275</text:p>
          </table:table-cell>
          <table:table-cell table:formula="of:=SUM([.K87:.M87])+[.P87]" office:value-type="float" office:value="0.178945927513158">
            <text:p>0.178945927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7]*[.M$2];0.75)+5.31*POWER(10;-15)*([.C87]*POWER([.C87]*[.M$2];1.52)))" office:value-type="float" office:value="0.0856096152792831">
            <text:p>0.0856096153</text:p>
          </table:table-cell>
          <table:table-cell table:style-name="ce2" table:formula="of:=(POWER([.C87];0.5)-POWER([.L$2];0.5))*0.036" office:value-type="float" office:value="0.0437413041394113">
            <text:p>0.0437413041</text:p>
          </table:table-cell>
          <table:table-cell table:number-columns-repeated="2"/>
          <table:table-cell table:formula="of:=0.47*LN(1+2.01*POWER(10;-5)*POWER([.L$2]*[.D87];0.75)+5.31*POWER(10;-15)*([.L$2]*POWER([.L$2]*[.D87];1.52)))" office:value-type="float" office:value="0.0816395399694487">
            <text:p>0.08163954</text:p>
          </table:table-cell>
          <table:table-cell table:formula="of:=(POWER([.D87];0.5)-POWER([.M$2];0.5))*0.12" office:value-type="float" office:value="0.0196232520056454">
            <text:p>0.019623252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284.575">
            <text:p>2.85E+002</text:p>
          </table:table-cell>
          <table:table-cell office:value-type="float" office:value="789.90404">
            <text:p>7.90E+002</text:p>
          </table:table-cell>
          <table:table-cell office:value-type="float" office:value="275.40032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8]/[.K$2])*5.35" office:value-type="float" office:value="0.125060131535443">
            <text:p>0.1250601315</text:p>
          </table:table-cell>
          <table:table-cell table:formula="of:=[.W88]-([.V88]-[.U88])" office:value-type="float" office:value="0.0393026353756234">
            <text:p>0.0393026354</text:p>
          </table:table-cell>
          <table:table-cell table:formula="of:=[.AA88]-([.Z88]-[.U88])" office:value-type="float" office:value="0.0185128093679026">
            <text:p>0.0185128094</text:p>
          </table:table-cell>
          <table:table-cell table:formula="of:=([.E88]-[.N$2])*0.00025" office:value-type="float" office:value="0">
            <text:p>0</text:p>
          </table:table-cell>
          <table:table-cell table:formula="of:=([.F88]-[.O$2])*0.00032" office:value-type="float" office:value="0">
            <text:p>0</text:p>
          </table:table-cell>
          <table:table-cell table:formula="of:=([.G88]-0)*0.00032" office:value-type="float" office:value="0">
            <text:p>0</text:p>
          </table:table-cell>
          <table:table-cell/>
          <table:table-cell table:formula="of:=SUM([.K88:.O88])" office:value-type="float" office:value="0.182875576278969">
            <text:p>0.1828755763</text:p>
          </table:table-cell>
          <table:table-cell table:formula="of:=SUM([.K88:.M88])+[.P88]" office:value-type="float" office:value="0.182875576278969">
            <text:p>0.182875576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8]*[.M$2];0.75)+5.31*POWER(10;-15)*([.C88]*POWER([.C88]*[.M$2];1.52)))" office:value-type="float" office:value="0.0856943239248962">
            <text:p>0.0856943239</text:p>
          </table:table-cell>
          <table:table-cell table:style-name="ce2" table:formula="of:=(POWER([.C88];0.5)-POWER([.L$2];0.5))*0.036" office:value-type="float" office:value="0.0444662588299535">
            <text:p>0.0444662588</text:p>
          </table:table-cell>
          <table:table-cell table:number-columns-repeated="2"/>
          <table:table-cell table:formula="of:=0.47*LN(1+2.01*POWER(10;-5)*POWER([.L$2]*[.D88];0.75)+5.31*POWER(10;-15)*([.L$2]*POWER([.L$2]*[.D88];1.52)))" office:value-type="float" office:value="0.0816394438214348">
            <text:p>0.0816394438</text:p>
          </table:table-cell>
          <table:table-cell table:formula="of:=(POWER([.D88];0.5)-POWER([.M$2];0.5))*0.12" office:value-type="float" office:value="0.0196215527187714">
            <text:p>0.0196215527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284.725">
            <text:p>2.85E+002</text:p>
          </table:table-cell>
          <table:table-cell office:value-type="float" office:value="790.97924">
            <text:p>7.91E+002</text:p>
          </table:table-cell>
          <table:table-cell office:value-type="float" office:value="275.42506">
            <text:p>2.75E+002</text:p>
          </table:table-cell>
          <table:table-cell table:number-columns-repeated="3" office:value-type="float" office:value="0">
            <text:p>0.00E+000</text:p>
          </table:table-cell>
          <table:table-cell table:number-columns-repeated="3"/>
          <table:table-cell table:formula="of:=LN([.B89]/[.K$2])*5.35" office:value-type="float" office:value="0.127879383313311">
            <text:p>0.1278793833</text:p>
          </table:table-cell>
          <table:table-cell table:formula="of:=[.W89]-([.V89]-[.U89])" office:value-type="float" office:value="0.0399105627460212">
            <text:p>0.0399105627</text:p>
          </table:table-cell>
          <table:table-cell table:formula="of:=[.AA89]-([.Z89]-[.U89])" office:value-type="float" office:value="0.0185971939798567">
            <text:p>0.018597194</text:p>
          </table:table-cell>
          <table:table-cell table:formula="of:=([.E89]-[.N$2])*0.00025" office:value-type="float" office:value="0">
            <text:p>0</text:p>
          </table:table-cell>
          <table:table-cell table:formula="of:=([.F89]-[.O$2])*0.00032" office:value-type="float" office:value="0">
            <text:p>0</text:p>
          </table:table-cell>
          <table:table-cell table:formula="of:=([.G89]-0)*0.00032" office:value-type="float" office:value="0">
            <text:p>0</text:p>
          </table:table-cell>
          <table:table-cell/>
          <table:table-cell table:formula="of:=SUM([.K89:.O89])" office:value-type="float" office:value="0.186387140039189">
            <text:p>0.18638714</text:p>
          </table:table-cell>
          <table:table-cell table:formula="of:=SUM([.K89:.M89])+[.P89]" office:value-type="float" office:value="0.186387140039189">
            <text:p>0.1863871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89]*[.M$2];0.75)+5.31*POWER(10;-15)*([.C89]*POWER([.C89]*[.M$2];1.52)))" office:value-type="float" office:value="0.0857747743935606">
            <text:p>0.0857747744</text:p>
          </table:table-cell>
          <table:table-cell table:style-name="ce2" table:formula="of:=(POWER([.C89];0.5)-POWER([.L$2];0.5))*0.036" office:value-type="float" office:value="0.0451546366690158">
            <text:p>0.0451546367</text:p>
          </table:table-cell>
          <table:table-cell table:number-columns-repeated="2"/>
          <table:table-cell table:formula="of:=0.47*LN(1+2.01*POWER(10;-5)*POWER([.L$2]*[.D89];0.75)+5.31*POWER(10;-15)*([.L$2]*POWER([.L$2]*[.D89];1.52)))" office:value-type="float" office:value="0.0816445048075445">
            <text:p>0.0816445048</text:p>
          </table:table-cell>
          <table:table-cell table:formula="of:=(POWER([.D89];0.5)-POWER([.M$2];0.5))*0.12" office:value-type="float" office:value="0.0197109983168352">
            <text:p>0.0197109983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284.875">
            <text:p>2.85E+002</text:p>
          </table:table-cell>
          <table:table-cell office:value-type="float" office:value="792.25">
            <text:p>7.92E+002</text:p>
          </table:table-cell>
          <table:table-cell office:value-type="float" office:value="275.5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10536094">
            <text:p>1.05E-002</text:p>
          </table:table-cell>
          <table:table-cell table:number-columns-repeated="3"/>
          <table:table-cell table:formula="of:=LN([.B90]/[.K$2])*5.35" office:value-type="float" office:value="0.13069715023238">
            <text:p>0.1306971502</text:p>
          </table:table-cell>
          <table:table-cell table:formula="of:=[.W90]-([.V90]-[.U90])" office:value-type="float" office:value="0.0406285092393663">
            <text:p>0.0406285092</text:p>
          </table:table-cell>
          <table:table-cell table:formula="of:=[.AA90]-([.Z90]-[.U90])" office:value-type="float" office:value="0.0188527801377477">
            <text:p>0.0188527801</text:p>
          </table:table-cell>
          <table:table-cell table:formula="of:=([.E90]-[.N$2])*0.00025" office:value-type="float" office:value="0">
            <text:p>0</text:p>
          </table:table-cell>
          <table:table-cell table:formula="of:=([.F90]-[.O$2])*0.00032" office:value-type="float" office:value="0">
            <text:p>0</text:p>
          </table:table-cell>
          <table:table-cell table:formula="of:=([.G90]-0)*0.00032" office:value-type="float" office:value="0.00000337155008">
            <text:p>3.37155008E-006</text:p>
          </table:table-cell>
          <table:table-cell/>
          <table:table-cell table:formula="of:=SUM([.K90:.O90])" office:value-type="float" office:value="0.190178439609494">
            <text:p>0.1901784396</text:p>
          </table:table-cell>
          <table:table-cell table:formula="of:=SUM([.K90:.M90])+[.P90]" office:value-type="float" office:value="0.190181811159574">
            <text:p>0.190181811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0]*[.M$2];0.75)+5.31*POWER(10;-15)*([.C90]*POWER([.C90]*[.M$2];1.52)))" office:value-type="float" office:value="0.0858698066107077">
            <text:p>0.0858698066</text:p>
          </table:table-cell>
          <table:table-cell table:style-name="ce2" table:formula="of:=(POWER([.C90];0.5)-POWER([.L$2];0.5))*0.036" office:value-type="float" office:value="0.045967615379508">
            <text:p>0.0459676154</text:p>
          </table:table-cell>
          <table:table-cell table:number-columns-repeated="2"/>
          <table:table-cell table:formula="of:=0.47*LN(1+2.01*POWER(10;-5)*POWER([.L$2]*[.D90];0.75)+5.31*POWER(10;-15)*([.L$2]*POWER([.L$2]*[.D90];1.52)))" office:value-type="float" office:value="0.0816598340379601">
            <text:p>0.081659834</text:p>
          </table:table-cell>
          <table:table-cell table:formula="of:=(POWER([.D90];0.5)-POWER([.M$2];0.5))*0.12" office:value-type="float" office:value="0.0199819137051418">
            <text:p>0.0199819137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285">
            <text:p>2.85E+002</text:p>
          </table:table-cell>
          <table:table-cell office:value-type="float" office:value="793.75">
            <text:p>7.94E+002</text:p>
          </table:table-cell>
          <table:table-cell office:value-type="float" office:value="275.6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31600156">
            <text:p>3.16E-002</text:p>
          </table:table-cell>
          <table:table-cell table:number-columns-repeated="3"/>
          <table:table-cell table:formula="of:=LN([.B91]/[.K$2])*5.35" office:value-type="float" office:value="0.133044156192373">
            <text:p>0.1330441562</text:p>
          </table:table-cell>
          <table:table-cell table:formula="of:=[.W91]-([.V91]-[.U91])" office:value-type="float" office:value="0.0414752024660695">
            <text:p>0.0414752025</text:p>
          </table:table-cell>
          <table:table-cell table:formula="of:=[.AA91]-([.Z91]-[.U91])" office:value-type="float" office:value="0.0191937795217292">
            <text:p>0.0191937795</text:p>
          </table:table-cell>
          <table:table-cell table:formula="of:=([.E91]-[.N$2])*0.00025" office:value-type="float" office:value="0">
            <text:p>0</text:p>
          </table:table-cell>
          <table:table-cell table:formula="of:=([.F91]-[.O$2])*0.00032" office:value-type="float" office:value="0">
            <text:p>0</text:p>
          </table:table-cell>
          <table:table-cell table:formula="of:=([.G91]-0)*0.00032" office:value-type="float" office:value="0.00001011204992">
            <text:p>0.000010112</text:p>
          </table:table-cell>
          <table:table-cell/>
          <table:table-cell table:formula="of:=SUM([.K91:.O91])" office:value-type="float" office:value="0.193713138180172">
            <text:p>0.1937131382</text:p>
          </table:table-cell>
          <table:table-cell table:formula="of:=SUM([.K91:.M91])+[.P91]" office:value-type="float" office:value="0.193723250230092">
            <text:p>0.193723250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1]*[.M$2];0.75)+5.31*POWER(10;-15)*([.C91]*POWER([.C91]*[.M$2];1.52)))" office:value-type="float" office:value="0.0859819116039176">
            <text:p>0.0859819116</text:p>
          </table:table-cell>
          <table:table-cell table:style-name="ce2" table:formula="of:=(POWER([.C91];0.5)-POWER([.L$2];0.5))*0.036" office:value-type="float" office:value="0.0469264135994211">
            <text:p>0.0469264136</text:p>
          </table:table-cell>
          <table:table-cell table:number-columns-repeated="2"/>
          <table:table-cell table:formula="of:=0.47*LN(1+2.01*POWER(10;-5)*POWER([.L$2]*[.D91];0.75)+5.31*POWER(10;-15)*([.L$2]*POWER([.L$2]*[.D91];1.52)))" office:value-type="float" office:value="0.0816802869971639">
            <text:p>0.081680287</text:p>
          </table:table-cell>
          <table:table-cell table:formula="of:=(POWER([.D91];0.5)-POWER([.M$2];0.5))*0.12" office:value-type="float" office:value="0.020343366048327">
            <text:p>0.020343366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285.125">
            <text:p>2.85E+002</text:p>
          </table:table-cell>
          <table:table-cell office:value-type="float" office:value="795.25">
            <text:p>7.95E+002</text:p>
          </table:table-cell>
          <table:table-cell office:value-type="float" office:value="275.7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52670313">
            <text:p>5.27E-002</text:p>
          </table:table-cell>
          <table:table-cell table:number-columns-repeated="3"/>
          <table:table-cell table:formula="of:=LN([.B92]/[.K$2])*5.35" office:value-type="float" office:value="0.135390132989445">
            <text:p>0.135390133</text:p>
          </table:table-cell>
          <table:table-cell table:formula="of:=[.W92]-([.V92]-[.U92])" office:value-type="float" office:value="0.0423210665023235">
            <text:p>0.0423210665</text:p>
          </table:table-cell>
          <table:table-cell table:formula="of:=[.AA92]-([.Z92]-[.U92])" office:value-type="float" office:value="0.0195347160548046">
            <text:p>0.0195347161</text:p>
          </table:table-cell>
          <table:table-cell table:formula="of:=([.E92]-[.N$2])*0.00025" office:value-type="float" office:value="0">
            <text:p>0</text:p>
          </table:table-cell>
          <table:table-cell table:formula="of:=([.F92]-[.O$2])*0.00032" office:value-type="float" office:value="0">
            <text:p>0</text:p>
          </table:table-cell>
          <table:table-cell table:formula="of:=([.G92]-0)*0.00032" office:value-type="float" office:value="0.00001685450016">
            <text:p>1.685450016E-005</text:p>
          </table:table-cell>
          <table:table-cell/>
          <table:table-cell table:formula="of:=SUM([.K92:.O92])" office:value-type="float" office:value="0.197245915546573">
            <text:p>0.1972459155</text:p>
          </table:table-cell>
          <table:table-cell table:formula="of:=SUM([.K92:.M92])+[.P92]" office:value-type="float" office:value="0.197262770046733">
            <text:p>0.1972627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2]*[.M$2];0.75)+5.31*POWER(10;-15)*([.C92]*POWER([.C92]*[.M$2];1.52)))" office:value-type="float" office:value="0.0860939402637029">
            <text:p>0.0860939403</text:p>
          </table:table-cell>
          <table:table-cell table:style-name="ce2" table:formula="of:=(POWER([.C92];0.5)-POWER([.L$2];0.5))*0.036" office:value-type="float" office:value="0.0478843062954603">
            <text:p>0.0478843063</text:p>
          </table:table-cell>
          <table:table-cell table:number-columns-repeated="2"/>
          <table:table-cell table:formula="of:=0.47*LN(1+2.01*POWER(10;-5)*POWER([.L$2]*[.D92];0.75)+5.31*POWER(10;-15)*([.L$2]*POWER([.L$2]*[.D92];1.52)))" office:value-type="float" office:value="0.0817007372376854">
            <text:p>0.0817007372</text:p>
          </table:table-cell>
          <table:table-cell table:formula="of:=(POWER([.D92];0.5)-POWER([.M$2];0.5))*0.12" office:value-type="float" office:value="0.0207047528219239">
            <text:p>0.0207047528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285.275">
            <text:p>2.85E+002</text:p>
          </table:table-cell>
          <table:table-cell office:value-type="float" office:value="796.75">
            <text:p>7.97E+002</text:p>
          </table:table-cell>
          <table:table-cell office:value-type="float" office:value="275.8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73754687">
            <text:p>7.38E-002</text:p>
          </table:table-cell>
          <table:table-cell table:number-columns-repeated="3"/>
          <table:table-cell table:formula="of:=LN([.B93]/[.K$2])*5.35" office:value-type="float" office:value="0.138203947921068">
            <text:p>0.1382039479</text:p>
          </table:table-cell>
          <table:table-cell table:formula="of:=[.W93]-([.V93]-[.U93])" office:value-type="float" office:value="0.0431661037342765">
            <text:p>0.0431661037</text:p>
          </table:table-cell>
          <table:table-cell table:formula="of:=[.AA93]-([.Z93]-[.U93])" office:value-type="float" office:value="0.019875589771496">
            <text:p>0.0198755898</text:p>
          </table:table-cell>
          <table:table-cell table:formula="of:=([.E93]-[.N$2])*0.00025" office:value-type="float" office:value="0">
            <text:p>0</text:p>
          </table:table-cell>
          <table:table-cell table:formula="of:=([.F93]-[.O$2])*0.00032" office:value-type="float" office:value="0">
            <text:p>0</text:p>
          </table:table-cell>
          <table:table-cell table:formula="of:=([.G93]-0)*0.00032" office:value-type="float" office:value="0.00002360149984">
            <text:p>2.360149984E-005</text:p>
          </table:table-cell>
          <table:table-cell/>
          <table:table-cell table:formula="of:=SUM([.K93:.O93])" office:value-type="float" office:value="0.201245641426841">
            <text:p>0.2012456414</text:p>
          </table:table-cell>
          <table:table-cell table:formula="of:=SUM([.K93:.M93])+[.P93]" office:value-type="float" office:value="0.201269242926681">
            <text:p>0.201269242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3]*[.M$2];0.75)+5.31*POWER(10;-15)*([.C93]*POWER([.C93]*[.M$2];1.52)))" office:value-type="float" office:value="0.0862058927647085">
            <text:p>0.0862058928</text:p>
          </table:table-cell>
          <table:table-cell table:style-name="ce2" table:formula="of:=(POWER([.C93];0.5)-POWER([.L$2];0.5))*0.036" office:value-type="float" office:value="0.048841296028419">
            <text:p>0.048841296</text:p>
          </table:table-cell>
          <table:table-cell table:number-columns-repeated="2"/>
          <table:table-cell table:formula="of:=0.47*LN(1+2.01*POWER(10;-5)*POWER([.L$2]*[.D93];0.75)+5.31*POWER(10;-15)*([.L$2]*POWER([.L$2]*[.D93];1.52)))" office:value-type="float" office:value="0.0817211847606748">
            <text:p>0.0817211848</text:p>
          </table:table-cell>
          <table:table-cell table:formula="of:=(POWER([.D93];0.5)-POWER([.M$2];0.5))*0.12" office:value-type="float" office:value="0.0210660740616048">
            <text:p>0.0210660741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285.425">
            <text:p>2.85E+002</text:p>
          </table:table-cell>
          <table:table-cell office:value-type="float" office:value="798">
            <text:p>7.98E+002</text:p>
          </table:table-cell>
          <table:table-cell office:value-type="float" office:value="275.9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094839063">
            <text:p>9.48E-002</text:p>
          </table:table-cell>
          <table:table-cell table:number-columns-repeated="3"/>
          <table:table-cell table:formula="of:=LN([.B94]/[.K$2])*5.35" office:value-type="float" office:value="0.141016283713882">
            <text:p>0.1410162837</text:p>
          </table:table-cell>
          <table:table-cell table:formula="of:=[.W94]-([.V94]-[.U94])" office:value-type="float" office:value="0.0438696715545962">
            <text:p>0.0438696716</text:p>
          </table:table-cell>
          <table:table-cell table:formula="of:=[.AA94]-([.Z94]-[.U94])" office:value-type="float" office:value="0.0202164007062928">
            <text:p>0.0202164007</text:p>
          </table:table-cell>
          <table:table-cell table:formula="of:=([.E94]-[.N$2])*0.00025" office:value-type="float" office:value="0">
            <text:p>0</text:p>
          </table:table-cell>
          <table:table-cell table:formula="of:=([.F94]-[.O$2])*0.00032" office:value-type="float" office:value="0">
            <text:p>0</text:p>
          </table:table-cell>
          <table:table-cell table:formula="of:=([.G94]-0)*0.00032" office:value-type="float" office:value="0.00003034850016">
            <text:p>3.034850016E-005</text:p>
          </table:table-cell>
          <table:table-cell/>
          <table:table-cell table:formula="of:=SUM([.K94:.O94])" office:value-type="float" office:value="0.205102355974771">
            <text:p>0.205102356</text:p>
          </table:table-cell>
          <table:table-cell table:formula="of:=SUM([.K94:.M94])+[.P94]" office:value-type="float" office:value="0.205132704474931">
            <text:p>0.205132704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4]*[.M$2];0.75)+5.31*POWER(10;-15)*([.C94]*POWER([.C94]*[.M$2];1.52)))" office:value-type="float" office:value="0.0862991284642113">
            <text:p>0.0862991285</text:p>
          </table:table-cell>
          <table:table-cell table:style-name="ce2" table:formula="of:=(POWER([.C94];0.5)-POWER([.L$2];0.5))*0.036" office:value-type="float" office:value="0.0496380995482415">
            <text:p>0.0496380995</text:p>
          </table:table-cell>
          <table:table-cell table:number-columns-repeated="2"/>
          <table:table-cell table:formula="of:=0.47*LN(1+2.01*POWER(10;-5)*POWER([.L$2]*[.D94];0.75)+5.31*POWER(10;-15)*([.L$2]*POWER([.L$2]*[.D94];1.52)))" office:value-type="float" office:value="0.0817416295672812">
            <text:p>0.0817416296</text:p>
          </table:table-cell>
          <table:table-cell table:formula="of:=(POWER([.D94];0.5)-POWER([.M$2];0.5))*0.12" office:value-type="float" office:value="0.0214273298030079">
            <text:p>0.0214273298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285.575">
            <text:p>2.86E+002</text:p>
          </table:table-cell>
          <table:table-cell office:value-type="float" office:value="799.25">
            <text:p>7.99E+002</text:p>
          </table:table-cell>
          <table:table-cell office:value-type="float" office:value="276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1590313">
            <text:p>1.16E-001</text:p>
          </table:table-cell>
          <table:table-cell table:number-columns-repeated="3"/>
          <table:table-cell table:formula="of:=LN([.B95]/[.K$2])*5.35" office:value-type="float" office:value="0.14382714192215">
            <text:p>0.1438271419</text:p>
          </table:table-cell>
          <table:table-cell table:formula="of:=[.W95]-([.V95]-[.U95])" office:value-type="float" office:value="0.0445726682229609">
            <text:p>0.0445726682</text:p>
          </table:table-cell>
          <table:table-cell table:formula="of:=[.AA95]-([.Z95]-[.U95])" office:value-type="float" office:value="0.0205571488936529">
            <text:p>0.0205571489</text:p>
          </table:table-cell>
          <table:table-cell table:formula="of:=([.E95]-[.N$2])*0.00025" office:value-type="float" office:value="0">
            <text:p>0</text:p>
          </table:table-cell>
          <table:table-cell table:formula="of:=([.F95]-[.O$2])*0.00032" office:value-type="float" office:value="0">
            <text:p>0</text:p>
          </table:table-cell>
          <table:table-cell table:formula="of:=([.G95]-0)*0.00032" office:value-type="float" office:value="0.0000370890016">
            <text:p>0.000037089</text:p>
          </table:table-cell>
          <table:table-cell/>
          <table:table-cell table:formula="of:=SUM([.K95:.O95])" office:value-type="float" office:value="0.208956959038764">
            <text:p>0.208956959</text:p>
          </table:table-cell>
          <table:table-cell table:formula="of:=SUM([.K95:.M95])+[.P95]" office:value-type="float" office:value="0.208994048040364">
            <text:p>0.20899404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5]*[.M$2];0.75)+5.31*POWER(10;-15)*([.C95]*POWER([.C95]*[.M$2];1.52)))" office:value-type="float" office:value="0.086392311496765">
            <text:p>0.0863923115</text:p>
          </table:table-cell>
          <table:table-cell table:style-name="ce2" table:formula="of:=(POWER([.C95];0.5)-POWER([.L$2];0.5))*0.036" office:value-type="float" office:value="0.0504342792491599">
            <text:p>0.0504342792</text:p>
          </table:table-cell>
          <table:table-cell table:number-columns-repeated="2"/>
          <table:table-cell table:formula="of:=0.47*LN(1+2.01*POWER(10;-5)*POWER([.L$2]*[.D95];0.75)+5.31*POWER(10;-15)*([.L$2]*POWER([.L$2]*[.D95];1.52)))" office:value-type="float" office:value="0.0817620716586532">
            <text:p>0.0817620717</text:p>
          </table:table-cell>
          <table:table-cell table:formula="of:=(POWER([.D95];0.5)-POWER([.M$2];0.5))*0.12" office:value-type="float" office:value="0.02178852008174">
            <text:p>0.0217885201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285.725">
            <text:p>2.86E+002</text:p>
          </table:table-cell>
          <table:table-cell office:value-type="float" office:value="800.75">
            <text:p>8.01E+002</text:p>
          </table:table-cell>
          <table:table-cell office:value-type="float" office:value="276.1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3696719">
            <text:p>1.37E-001</text:p>
          </table:table-cell>
          <table:table-cell table:number-columns-repeated="3"/>
          <table:table-cell table:formula="of:=LN([.B96]/[.K$2])*5.35" office:value-type="float" office:value="0.146636524097681">
            <text:p>0.1466365241</text:p>
          </table:table-cell>
          <table:table-cell table:formula="of:=[.W96]-([.V96]-[.U96])" office:value-type="float" office:value="0.0454155122230382">
            <text:p>0.0454155122</text:p>
          </table:table-cell>
          <table:table-cell table:formula="of:=[.AA96]-([.Z96]-[.U96])" office:value-type="float" office:value="0.0208978343680036">
            <text:p>0.0208978344</text:p>
          </table:table-cell>
          <table:table-cell table:formula="of:=([.E96]-[.N$2])*0.00025" office:value-type="float" office:value="0">
            <text:p>0</text:p>
          </table:table-cell>
          <table:table-cell table:formula="of:=([.F96]-[.O$2])*0.00032" office:value-type="float" office:value="0">
            <text:p>0</text:p>
          </table:table-cell>
          <table:table-cell table:formula="of:=([.G96]-0)*0.00032" office:value-type="float" office:value="0.0000438295008">
            <text:p>4.38295008E-005</text:p>
          </table:table-cell>
          <table:table-cell/>
          <table:table-cell table:formula="of:=SUM([.K96:.O96])" office:value-type="float" office:value="0.212949870688723">
            <text:p>0.2129498707</text:p>
          </table:table-cell>
          <table:table-cell table:formula="of:=SUM([.K96:.M96])+[.P96]" office:value-type="float" office:value="0.212993700189523">
            <text:p>0.212993700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6]*[.M$2];0.75)+5.31*POWER(10;-15)*([.C96]*POWER([.C96]*[.M$2];1.52)))" office:value-type="float" office:value="0.0865040617561644">
            <text:p>0.0865040618</text:p>
          </table:table-cell>
          <table:table-cell table:style-name="ce2" table:formula="of:=(POWER([.C96];0.5)-POWER([.L$2];0.5))*0.036" office:value-type="float" office:value="0.0513888735086365">
            <text:p>0.0513888735</text:p>
          </table:table-cell>
          <table:table-cell table:number-columns-repeated="2"/>
          <table:table-cell table:formula="of:=0.47*LN(1+2.01*POWER(10;-5)*POWER([.L$2]*[.D96];0.75)+5.31*POWER(10;-15)*([.L$2]*POWER([.L$2]*[.D96];1.52)))" office:value-type="float" office:value="0.0817825110359379">
            <text:p>0.081782511</text:p>
          </table:table-cell>
          <table:table-cell table:formula="of:=(POWER([.D96];0.5)-POWER([.M$2];0.5))*0.12" office:value-type="float" office:value="0.0221496449333755">
            <text:p>0.0221496449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285.9">
            <text:p>2.86E+002</text:p>
          </table:table-cell>
          <table:table-cell office:value-type="float" office:value="802.25">
            <text:p>8.02E+002</text:p>
          </table:table-cell>
          <table:table-cell office:value-type="float" office:value="276.2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5805156">
            <text:p>1.58E-001</text:p>
          </table:table-cell>
          <table:table-cell table:number-columns-repeated="3"/>
          <table:table-cell table:formula="of:=LN([.B97]/[.K$2])*5.35" office:value-type="float" office:value="0.149912273161315">
            <text:p>0.1499122732</text:p>
          </table:table-cell>
          <table:table-cell table:formula="of:=[.W97]-([.V97]-[.U97])" office:value-type="float" office:value="0.0462575380715541">
            <text:p>0.0462575381</text:p>
          </table:table-cell>
          <table:table-cell table:formula="of:=[.AA97]-([.Z97]-[.U97])" office:value-type="float" office:value="0.02123845716374">
            <text:p>0.0212384572</text:p>
          </table:table-cell>
          <table:table-cell table:formula="of:=([.E97]-[.N$2])*0.00025" office:value-type="float" office:value="0">
            <text:p>0</text:p>
          </table:table-cell>
          <table:table-cell table:formula="of:=([.F97]-[.O$2])*0.00032" office:value-type="float" office:value="0">
            <text:p>0</text:p>
          </table:table-cell>
          <table:table-cell table:formula="of:=([.G97]-0)*0.00032" office:value-type="float" office:value="0.0000505764992">
            <text:p>5.05764992E-005</text:p>
          </table:table-cell>
          <table:table-cell/>
          <table:table-cell table:formula="of:=SUM([.K97:.O97])" office:value-type="float" office:value="0.217408268396609">
            <text:p>0.2174082684</text:p>
          </table:table-cell>
          <table:table-cell table:formula="of:=SUM([.K97:.M97])+[.P97]" office:value-type="float" office:value="0.217458844895809">
            <text:p>0.217458844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7]*[.M$2];0.75)+5.31*POWER(10;-15)*([.C97]*POWER([.C97]*[.M$2];1.52)))" office:value-type="float" office:value="0.0866157364911503">
            <text:p>0.0866157365</text:p>
          </table:table-cell>
          <table:table-cell table:style-name="ce2" table:formula="of:=(POWER([.C97];0.5)-POWER([.L$2];0.5))*0.036" office:value-type="float" office:value="0.0523425740921384">
            <text:p>0.0523425741</text:p>
          </table:table-cell>
          <table:table-cell table:number-columns-repeated="2"/>
          <table:table-cell table:formula="of:=0.47*LN(1+2.01*POWER(10;-5)*POWER([.L$2]*[.D97];0.75)+5.31*POWER(10;-15)*([.L$2]*POWER([.L$2]*[.D97];1.52)))" office:value-type="float" office:value="0.0818029477002822">
            <text:p>0.0818029477</text:p>
          </table:table-cell>
          <table:table-cell table:formula="of:=(POWER([.D97];0.5)-POWER([.M$2];0.5))*0.12" office:value-type="float" office:value="0.0225107043934561">
            <text:p>0.0225107044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286.075">
            <text:p>2.86E+002</text:p>
          </table:table-cell>
          <table:table-cell office:value-type="float" office:value="803.75">
            <text:p>8.04E+002</text:p>
          </table:table-cell>
          <table:table-cell office:value-type="float" office:value="276.3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17911562">
            <text:p>1.79E-001</text:p>
          </table:table-cell>
          <table:table-cell table:number-columns-repeated="3"/>
          <table:table-cell table:formula="of:=LN([.B98]/[.K$2])*5.35" office:value-type="float" office:value="0.153186017745307">
            <text:p>0.1531860177</text:p>
          </table:table-cell>
          <table:table-cell table:formula="of:=[.W98]-([.V98]-[.U98])" office:value-type="float" office:value="0.0470987481023638">
            <text:p>0.0470987481</text:p>
          </table:table-cell>
          <table:table-cell table:formula="of:=[.AA98]-([.Z98]-[.U98])" office:value-type="float" office:value="0.0215790173152264">
            <text:p>0.0215790173</text:p>
          </table:table-cell>
          <table:table-cell table:formula="of:=([.E98]-[.N$2])*0.00025" office:value-type="float" office:value="0">
            <text:p>0</text:p>
          </table:table-cell>
          <table:table-cell table:formula="of:=([.F98]-[.O$2])*0.00032" office:value-type="float" office:value="0">
            <text:p>0</text:p>
          </table:table-cell>
          <table:table-cell table:formula="of:=([.G98]-0)*0.00032" office:value-type="float" office:value="0.0000573169984">
            <text:p>0.000057317</text:p>
          </table:table-cell>
          <table:table-cell/>
          <table:table-cell table:formula="of:=SUM([.K98:.O98])" office:value-type="float" office:value="0.221863783162897">
            <text:p>0.2218637832</text:p>
          </table:table-cell>
          <table:table-cell table:formula="of:=SUM([.K98:.M98])+[.P98]" office:value-type="float" office:value="0.221921100161297">
            <text:p>0.221921100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8]*[.M$2];0.75)+5.31*POWER(10;-15)*([.C98]*POWER([.C98]*[.M$2];1.52)))" office:value-type="float" office:value="0.0867273358731134">
            <text:p>0.0867273359</text:p>
          </table:table-cell>
          <table:table-cell table:style-name="ce2" table:formula="of:=(POWER([.C98];0.5)-POWER([.L$2];0.5))*0.036" office:value-type="float" office:value="0.0532953835049112">
            <text:p>0.0532953835</text:p>
          </table:table-cell>
          <table:table-cell table:number-columns-repeated="2"/>
          <table:table-cell table:formula="of:=0.47*LN(1+2.01*POWER(10;-5)*POWER([.L$2]*[.D98];0.75)+5.31*POWER(10;-15)*([.L$2]*POWER([.L$2]*[.D98];1.52)))" office:value-type="float" office:value="0.0818233816528316">
            <text:p>0.0818233817</text:p>
          </table:table-cell>
          <table:table-cell table:formula="of:=(POWER([.D98];0.5)-POWER([.M$2];0.5))*0.12" office:value-type="float" office:value="0.0228716984974919">
            <text:p>0.0228716985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286.225">
            <text:p>2.86E+002</text:p>
          </table:table-cell>
          <table:table-cell office:value-type="float" office:value="805.25">
            <text:p>8.05E+002</text:p>
          </table:table-cell>
          <table:table-cell office:value-type="float" office:value="276.4">
            <text:p>2.76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0017969">
            <text:p>2.00E-001</text:p>
          </table:table-cell>
          <table:table-cell table:number-columns-repeated="3"/>
          <table:table-cell table:formula="of:=LN([.B99]/[.K$2])*5.35" office:value-type="float" office:value="0.155990490987929">
            <text:p>0.155990491</text:p>
          </table:table-cell>
          <table:table-cell table:formula="of:=[.W99]-([.V99]-[.U99])" office:value-type="float" office:value="0.0479391446383251">
            <text:p>0.0479391446</text:p>
          </table:table-cell>
          <table:table-cell table:formula="of:=[.AA99]-([.Z99]-[.U99])" office:value-type="float" office:value="0.021919514856796">
            <text:p>0.0219195149</text:p>
          </table:table-cell>
          <table:table-cell table:formula="of:=([.E99]-[.N$2])*0.00025" office:value-type="float" office:value="0">
            <text:p>0</text:p>
          </table:table-cell>
          <table:table-cell table:formula="of:=([.F99]-[.O$2])*0.00032" office:value-type="float" office:value="0">
            <text:p>0</text:p>
          </table:table-cell>
          <table:table-cell table:formula="of:=([.G99]-0)*0.00032" office:value-type="float" office:value="0.0000640575008">
            <text:p>6.40575008E-005</text:p>
          </table:table-cell>
          <table:table-cell/>
          <table:table-cell table:formula="of:=SUM([.K99:.O99])" office:value-type="float" office:value="0.225849150483051">
            <text:p>0.2258491505</text:p>
          </table:table-cell>
          <table:table-cell table:formula="of:=SUM([.K99:.M99])+[.P99]" office:value-type="float" office:value="0.22591320798385">
            <text:p>0.22591320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99]*[.M$2];0.75)+5.31*POWER(10;-15)*([.C99]*POWER([.C99]*[.M$2];1.52)))" office:value-type="float" office:value="0.0868388600727591">
            <text:p>0.0868388601</text:p>
          </table:table-cell>
          <table:table-cell table:style-name="ce2" table:formula="of:=(POWER([.C99];0.5)-POWER([.L$2];0.5))*0.036" office:value-type="float" office:value="0.0542473042405182">
            <text:p>0.0542473042</text:p>
          </table:table-cell>
          <table:table-cell table:number-columns-repeated="2"/>
          <table:table-cell table:formula="of:=0.47*LN(1+2.01*POWER(10;-5)*POWER([.L$2]*[.D99];0.75)+5.31*POWER(10;-15)*([.L$2]*POWER([.L$2]*[.D99];1.52)))" office:value-type="float" office:value="0.0818438128947309">
            <text:p>0.0818438129</text:p>
          </table:table-cell>
          <table:table-cell table:formula="of:=(POWER([.D99];0.5)-POWER([.M$2];0.5))*0.12" office:value-type="float" office:value="0.0232326272809608">
            <text:p>0.0232326273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286.375">
            <text:p>2.86E+002</text:p>
          </table:table-cell>
          <table:table-cell office:value-type="float" office:value="806.75">
            <text:p>8.07E+002</text:p>
          </table:table-cell>
          <table:table-cell office:value-type="float" office:value="276.5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2126406">
            <text:p>2.21E-001</text:p>
          </table:table-cell>
          <table:table-cell table:number-columns-repeated="3"/>
          <table:table-cell table:formula="of:=LN([.B100]/[.K$2])*5.35" office:value-type="float" office:value="0.15879349489417">
            <text:p>0.1587934949</text:p>
          </table:table-cell>
          <table:table-cell table:formula="of:=[.W100]-([.V100]-[.U100])" office:value-type="float" office:value="0.0487787299913705">
            <text:p>0.04877873</text:p>
          </table:table-cell>
          <table:table-cell table:formula="of:=[.AA100]-([.Z100]-[.U100])" office:value-type="float" office:value="0.0222599498227508">
            <text:p>0.0222599498</text:p>
          </table:table-cell>
          <table:table-cell table:formula="of:=([.E100]-[.N$2])*0.00025" office:value-type="float" office:value="0">
            <text:p>0</text:p>
          </table:table-cell>
          <table:table-cell table:formula="of:=([.F100]-[.O$2])*0.00032" office:value-type="float" office:value="0">
            <text:p>0</text:p>
          </table:table-cell>
          <table:table-cell table:formula="of:=([.G100]-0)*0.00032" office:value-type="float" office:value="0.0000708044992">
            <text:p>7.08044992E-005</text:p>
          </table:table-cell>
          <table:table-cell/>
          <table:table-cell table:formula="of:=SUM([.K100:.O100])" office:value-type="float" office:value="0.229832174708292">
            <text:p>0.2298321747</text:p>
          </table:table-cell>
          <table:table-cell table:formula="of:=SUM([.K100:.M100])+[.P100]" office:value-type="float" office:value="0.229902979207492">
            <text:p>0.229902979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0]*[.M$2];0.75)+5.31*POWER(10;-15)*([.C100]*POWER([.C100]*[.M$2];1.52)))" office:value-type="float" office:value="0.0869503092601107">
            <text:p>0.0869503093</text:p>
          </table:table-cell>
          <table:table-cell table:style-name="ce2" table:formula="of:=(POWER([.C100];0.5)-POWER([.L$2];0.5))*0.036" office:value-type="float" office:value="0.0551983387809152">
            <text:p>0.0551983388</text:p>
          </table:table-cell>
          <table:table-cell table:number-columns-repeated="2"/>
          <table:table-cell table:formula="of:=0.47*LN(1+2.01*POWER(10;-5)*POWER([.L$2]*[.D100];0.75)+5.31*POWER(10;-15)*([.L$2]*POWER([.L$2]*[.D100];1.52)))" office:value-type="float" office:value="0.0818642414271242">
            <text:p>0.0818642414</text:p>
          </table:table-cell>
          <table:table-cell table:formula="of:=(POWER([.D100];0.5)-POWER([.M$2];0.5))*0.12" office:value-type="float" office:value="0.0235934907793089">
            <text:p>0.0235934908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286.5">
            <text:p>2.87E+002</text:p>
          </table:table-cell>
          <table:table-cell office:value-type="float" office:value="808.25">
            <text:p>8.08E+002</text:p>
          </table:table-cell>
          <table:table-cell office:value-type="float" office:value="276.6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4232813">
            <text:p>2.42E-001</text:p>
          </table:table-cell>
          <table:table-cell table:number-columns-repeated="3"/>
          <table:table-cell table:formula="of:=LN([.B101]/[.K$2])*5.35" office:value-type="float" office:value="0.161128210183242">
            <text:p>0.1611282102</text:p>
          </table:table-cell>
          <table:table-cell table:formula="of:=[.W101]-([.V101]-[.U101])" office:value-type="float" office:value="0.0496175064625786">
            <text:p>0.0496175065</text:p>
          </table:table-cell>
          <table:table-cell table:formula="of:=[.AA101]-([.Z101]-[.U101])" office:value-type="float" office:value="0.0226003222473615">
            <text:p>0.0226003222</text:p>
          </table:table-cell>
          <table:table-cell table:formula="of:=([.E101]-[.N$2])*0.00025" office:value-type="float" office:value="0">
            <text:p>0</text:p>
          </table:table-cell>
          <table:table-cell table:formula="of:=([.F101]-[.O$2])*0.00032" office:value-type="float" office:value="0">
            <text:p>0</text:p>
          </table:table-cell>
          <table:table-cell table:formula="of:=([.G101]-0)*0.00032" office:value-type="float" office:value="0.0000775450016">
            <text:p>0.000077545</text:p>
          </table:table-cell>
          <table:table-cell/>
          <table:table-cell table:formula="of:=SUM([.K101:.O101])" office:value-type="float" office:value="0.233346038893182">
            <text:p>0.2333460389</text:p>
          </table:table-cell>
          <table:table-cell table:formula="of:=SUM([.K101:.M101])+[.P101]" office:value-type="float" office:value="0.233423583894782">
            <text:p>0.233423583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1]*[.M$2];0.75)+5.31*POWER(10;-15)*([.C101]*POWER([.C101]*[.M$2];1.52)))" office:value-type="float" office:value="0.0870616836045144">
            <text:p>0.0870616836</text:p>
          </table:table-cell>
          <table:table-cell table:style-name="ce2" table:formula="of:=(POWER([.C101];0.5)-POWER([.L$2];0.5))*0.036" office:value-type="float" office:value="0.056148489596527">
            <text:p>0.0561484896</text:p>
          </table:table-cell>
          <table:table-cell table:number-columns-repeated="2"/>
          <table:table-cell table:formula="of:=0.47*LN(1+2.01*POWER(10;-5)*POWER([.L$2]*[.D101];0.75)+5.31*POWER(10;-15)*([.L$2]*POWER([.L$2]*[.D101];1.52)))" office:value-type="float" office:value="0.0818846672511541">
            <text:p>0.0818846673</text:p>
          </table:table-cell>
          <table:table-cell table:formula="of:=(POWER([.D101];0.5)-POWER([.M$2];0.5))*0.12" office:value-type="float" office:value="0.0239542890279496">
            <text:p>0.023954289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286.625">
            <text:p>2.87E+002</text:p>
          </table:table-cell>
          <table:table-cell office:value-type="float" office:value="809.75">
            <text:p>8.10E+002</text:p>
          </table:table-cell>
          <table:table-cell office:value-type="float" office:value="276.7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6339219">
            <text:p>2.63E-001</text:p>
          </table:table-cell>
          <table:table-cell table:number-columns-repeated="3"/>
          <table:table-cell table:formula="of:=LN([.B102]/[.K$2])*5.35" office:value-type="float" office:value="0.163461907057759">
            <text:p>0.1634619071</text:p>
          </table:table-cell>
          <table:table-cell table:formula="of:=[.W102]-([.V102]-[.U102])" office:value-type="float" office:value="0.0504554763422447">
            <text:p>0.0504554763</text:p>
          </table:table-cell>
          <table:table-cell table:formula="of:=[.AA102]-([.Z102]-[.U102])" office:value-type="float" office:value="0.0229406321648669">
            <text:p>0.0229406322</text:p>
          </table:table-cell>
          <table:table-cell table:formula="of:=([.E102]-[.N$2])*0.00025" office:value-type="float" office:value="0">
            <text:p>0</text:p>
          </table:table-cell>
          <table:table-cell table:formula="of:=([.F102]-[.O$2])*0.00032" office:value-type="float" office:value="0">
            <text:p>0</text:p>
          </table:table-cell>
          <table:table-cell table:formula="of:=([.G102]-0)*0.00032" office:value-type="float" office:value="0.0000842855008">
            <text:p>8.42855008E-005</text:p>
          </table:table-cell>
          <table:table-cell/>
          <table:table-cell table:formula="of:=SUM([.K102:.O102])" office:value-type="float" office:value="0.23685801556487">
            <text:p>0.2368580156</text:p>
          </table:table-cell>
          <table:table-cell table:formula="of:=SUM([.K102:.M102])+[.P102]" office:value-type="float" office:value="0.23694230106567">
            <text:p>0.236942301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2]*[.M$2];0.75)+5.31*POWER(10;-15)*([.C102]*POWER([.C102]*[.M$2];1.52)))" office:value-type="float" office:value="0.0871729832746424">
            <text:p>0.0871729833</text:p>
          </table:table-cell>
          <table:table-cell table:style-name="ce2" table:formula="of:=(POWER([.C102];0.5)-POWER([.L$2];0.5))*0.036" office:value-type="float" office:value="0.057097759146321">
            <text:p>0.0570977591</text:p>
          </table:table-cell>
          <table:table-cell table:number-columns-repeated="2"/>
          <table:table-cell table:formula="of:=0.47*LN(1+2.01*POWER(10;-5)*POWER([.L$2]*[.D102];0.75)+5.31*POWER(10;-15)*([.L$2]*POWER([.L$2]*[.D102];1.52)))" office:value-type="float" office:value="0.081905090367963">
            <text:p>0.0819050904</text:p>
          </table:table-cell>
          <table:table-cell table:formula="of:=(POWER([.D102];0.5)-POWER([.M$2];0.5))*0.12" office:value-type="float" office:value="0.0243150220622638">
            <text:p>0.0243150221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286.775">
            <text:p>2.87E+002</text:p>
          </table:table-cell>
          <table:table-cell office:value-type="float" office:value="811.25">
            <text:p>8.11E+002</text:p>
          </table:table-cell>
          <table:table-cell office:value-type="float" office:value="276.8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28447656">
            <text:p>2.84E-001</text:p>
          </table:table-cell>
          <table:table-cell table:number-columns-repeated="3"/>
          <table:table-cell table:formula="of:=LN([.B103]/[.K$2])*5.35" office:value-type="float" office:value="0.166261000250314">
            <text:p>0.1662610003</text:p>
          </table:table-cell>
          <table:table-cell table:formula="of:=[.W103]-([.V103]-[.U103])" office:value-type="float" office:value="0.0512926419099521">
            <text:p>0.0512926419</text:p>
          </table:table-cell>
          <table:table-cell table:formula="of:=[.AA103]-([.Z103]-[.U103])" office:value-type="float" office:value="0.0232808796094765">
            <text:p>0.0232808796</text:p>
          </table:table-cell>
          <table:table-cell table:formula="of:=([.E103]-[.N$2])*0.00025" office:value-type="float" office:value="0">
            <text:p>0</text:p>
          </table:table-cell>
          <table:table-cell table:formula="of:=([.F103]-[.O$2])*0.00032" office:value-type="float" office:value="0">
            <text:p>0</text:p>
          </table:table-cell>
          <table:table-cell table:formula="of:=([.G103]-0)*0.00032" office:value-type="float" office:value="0.0000910324992">
            <text:p>9.10324992E-005</text:p>
          </table:table-cell>
          <table:table-cell/>
          <table:table-cell table:formula="of:=SUM([.K103:.O103])" office:value-type="float" office:value="0.240834521769743">
            <text:p>0.2408345218</text:p>
          </table:table-cell>
          <table:table-cell table:formula="of:=SUM([.K103:.M103])+[.P103]" office:value-type="float" office:value="0.240925554268942">
            <text:p>0.240925554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3]*[.M$2];0.75)+5.31*POWER(10;-15)*([.C103]*POWER([.C103]*[.M$2];1.52)))" office:value-type="float" office:value="0.0872842084384971">
            <text:p>0.0872842084</text:p>
          </table:table-cell>
          <table:table-cell table:style-name="ce2" table:formula="of:=(POWER([.C103];0.5)-POWER([.L$2];0.5))*0.036" office:value-type="float" office:value="0.0580461498778832">
            <text:p>0.0580461499</text:p>
          </table:table-cell>
          <table:table-cell table:number-columns-repeated="2"/>
          <table:table-cell table:formula="of:=0.47*LN(1+2.01*POWER(10;-5)*POWER([.L$2]*[.D103];0.75)+5.31*POWER(10;-15)*([.L$2]*POWER([.L$2]*[.D103];1.52)))" office:value-type="float" office:value="0.081925510778692">
            <text:p>0.0819255108</text:p>
          </table:table-cell>
          <table:table-cell table:formula="of:=(POWER([.D103];0.5)-POWER([.M$2];0.5))*0.12" office:value-type="float" office:value="0.0246756899176025">
            <text:p>0.0246756899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286.9">
            <text:p>2.87E+002</text:p>
          </table:table-cell>
          <table:table-cell office:value-type="float" office:value="813">
            <text:p>8.13E+002</text:p>
          </table:table-cell>
          <table:table-cell office:value-type="float" office:value="276.9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30556094">
            <text:p>3.06E-001</text:p>
          </table:table-cell>
          <table:table-cell table:number-columns-repeated="3"/>
          <table:table-cell table:formula="of:=LN([.B104]/[.K$2])*5.35" office:value-type="float" office:value="0.168592459737249">
            <text:p>0.1685924597</text:p>
          </table:table-cell>
          <table:table-cell table:formula="of:=[.W104]-([.V104]-[.U104])" office:value-type="float" office:value="0.0522683215377451">
            <text:p>0.0522683215</text:p>
          </table:table-cell>
          <table:table-cell table:formula="of:=[.AA104]-([.Z104]-[.U104])" office:value-type="float" office:value="0.0236210646153674">
            <text:p>0.0236210646</text:p>
          </table:table-cell>
          <table:table-cell table:formula="of:=([.E104]-[.N$2])*0.00025" office:value-type="float" office:value="0">
            <text:p>0</text:p>
          </table:table-cell>
          <table:table-cell table:formula="of:=([.F104]-[.O$2])*0.00032" office:value-type="float" office:value="0">
            <text:p>0</text:p>
          </table:table-cell>
          <table:table-cell table:formula="of:=([.G104]-0)*0.00032" office:value-type="float" office:value="0.0000977795008">
            <text:p>9.77795008E-005</text:p>
          </table:table-cell>
          <table:table-cell/>
          <table:table-cell table:formula="of:=SUM([.K104:.O104])" office:value-type="float" office:value="0.244481845890361">
            <text:p>0.2444818459</text:p>
          </table:table-cell>
          <table:table-cell table:formula="of:=SUM([.K104:.M104])+[.P104]" office:value-type="float" office:value="0.244579625391161">
            <text:p>0.244579625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4]*[.M$2];0.75)+5.31*POWER(10;-15)*([.C104]*POWER([.C104]*[.M$2];1.52)))" office:value-type="float" office:value="0.0874138771852181">
            <text:p>0.0874138772</text:p>
          </table:table-cell>
          <table:table-cell table:style-name="ce2" table:formula="of:=(POWER([.C104];0.5)-POWER([.L$2];0.5))*0.036" office:value-type="float" office:value="0.0591514982523972">
            <text:p>0.0591514983</text:p>
          </table:table-cell>
          <table:table-cell table:number-columns-repeated="2"/>
          <table:table-cell table:formula="of:=0.47*LN(1+2.01*POWER(10;-5)*POWER([.L$2]*[.D104];0.75)+5.31*POWER(10;-15)*([.L$2]*POWER([.L$2]*[.D104];1.52)))" office:value-type="float" office:value="0.0819459284844814">
            <text:p>0.0819459285</text:p>
          </table:table-cell>
          <table:table-cell table:formula="of:=(POWER([.D104];0.5)-POWER([.M$2];0.5))*0.12" office:value-type="float" office:value="0.0250362926292827">
            <text:p>0.0250362926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287">
            <text:p>2.87E+002</text:p>
          </table:table-cell>
          <table:table-cell office:value-type="float" office:value="814.75">
            <text:p>8.15E+002</text:p>
          </table:table-cell>
          <table:table-cell office:value-type="float" office:value="277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326625">
            <text:p>3.27E-001</text:p>
          </table:table-cell>
          <table:table-cell table:number-columns-repeated="3"/>
          <table:table-cell table:formula="of:=LN([.B105]/[.K$2])*5.35" office:value-type="float" office:value="0.170456896069066">
            <text:p>0.1704568961</text:p>
          </table:table-cell>
          <table:table-cell table:formula="of:=[.W105]-([.V105]-[.U105])" office:value-type="float" office:value="0.053242913080253">
            <text:p>0.0532429131</text:p>
          </table:table-cell>
          <table:table-cell table:formula="of:=[.AA105]-([.Z105]-[.U105])" office:value-type="float" office:value="0.0239611872166861">
            <text:p>0.0239611872</text:p>
          </table:table-cell>
          <table:table-cell table:formula="of:=([.E105]-[.N$2])*0.00025" office:value-type="float" office:value="0">
            <text:p>0</text:p>
          </table:table-cell>
          <table:table-cell table:formula="of:=([.F105]-[.O$2])*0.00032" office:value-type="float" office:value="0">
            <text:p>0</text:p>
          </table:table-cell>
          <table:table-cell table:formula="of:=([.G105]-0)*0.00032" office:value-type="float" office:value="0.00010452">
            <text:p>0.00010452</text:p>
          </table:table-cell>
          <table:table-cell/>
          <table:table-cell table:formula="of:=SUM([.K105:.O105])" office:value-type="float" office:value="0.247660996366005">
            <text:p>0.2476609964</text:p>
          </table:table-cell>
          <table:table-cell table:formula="of:=SUM([.K105:.M105])+[.P105]" office:value-type="float" office:value="0.247765516366005">
            <text:p>0.247765516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5]*[.M$2];0.75)+5.31*POWER(10;-15)*([.C105]*POWER([.C105]*[.M$2];1.52)))" office:value-type="float" office:value="0.0875434450129461">
            <text:p>0.087543445</text:p>
          </table:table-cell>
          <table:table-cell table:style-name="ce2" table:formula="of:=(POWER([.C105];0.5)-POWER([.L$2];0.5))*0.036" office:value-type="float" office:value="0.060255657622633">
            <text:p>0.0602556576</text:p>
          </table:table-cell>
          <table:table-cell table:number-columns-repeated="2"/>
          <table:table-cell table:formula="of:=0.47*LN(1+2.01*POWER(10;-5)*POWER([.L$2]*[.D105];0.75)+5.31*POWER(10;-15)*([.L$2]*POWER([.L$2]*[.D105];1.52)))" office:value-type="float" office:value="0.0819663434864706">
            <text:p>0.0819663435</text:p>
          </table:table-cell>
          <table:table-cell table:formula="of:=(POWER([.D105];0.5)-POWER([.M$2];0.5))*0.12" office:value-type="float" office:value="0.0253968302325907">
            <text:p>0.0253968302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287.1">
            <text:p>2.87E+002</text:p>
          </table:table-cell>
          <table:table-cell office:value-type="float" office:value="816.25">
            <text:p>8.16E+002</text:p>
          </table:table-cell>
          <table:table-cell office:value-type="float" office:value="277.1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34768906">
            <text:p>3.48E-001</text:p>
          </table:table-cell>
          <table:table-cell table:number-columns-repeated="3"/>
          <table:table-cell table:formula="of:=LN([.B106]/[.K$2])*5.35" office:value-type="float" office:value="0.17232068288464">
            <text:p>0.1723206829</text:p>
          </table:table-cell>
          <table:table-cell table:formula="of:=[.W106]-([.V106]-[.U106])" office:value-type="float" office:value="0.0540774139356189">
            <text:p>0.0540774139</text:p>
          </table:table-cell>
          <table:table-cell table:formula="of:=[.AA106]-([.Z106]-[.U106])" office:value-type="float" office:value="0.0243012474475479">
            <text:p>0.0243012474</text:p>
          </table:table-cell>
          <table:table-cell table:formula="of:=([.E106]-[.N$2])*0.00025" office:value-type="float" office:value="0">
            <text:p>0</text:p>
          </table:table-cell>
          <table:table-cell table:formula="of:=([.F106]-[.O$2])*0.00032" office:value-type="float" office:value="0">
            <text:p>0</text:p>
          </table:table-cell>
          <table:table-cell table:formula="of:=([.G106]-0)*0.00032" office:value-type="float" office:value="0.0001112604992">
            <text:p>0.0001112605</text:p>
          </table:table-cell>
          <table:table-cell/>
          <table:table-cell table:formula="of:=SUM([.K106:.O106])" office:value-type="float" office:value="0.250699344267807">
            <text:p>0.2506993443</text:p>
          </table:table-cell>
          <table:table-cell table:formula="of:=SUM([.K106:.M106])+[.P106]" office:value-type="float" office:value="0.250810604767007">
            <text:p>0.250810604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6]*[.M$2];0.75)+5.31*POWER(10;-15)*([.C106]*POWER([.C106]*[.M$2];1.52)))" office:value-type="float" office:value="0.0876544230273892">
            <text:p>0.087654423</text:p>
          </table:table-cell>
          <table:table-cell table:style-name="ce2" table:formula="of:=(POWER([.C106];0.5)-POWER([.L$2];0.5))*0.036" office:value-type="float" office:value="0.061201136492442">
            <text:p>0.0612011365</text:p>
          </table:table-cell>
          <table:table-cell table:number-columns-repeated="2"/>
          <table:table-cell table:formula="of:=0.47*LN(1+2.01*POWER(10;-5)*POWER([.L$2]*[.D106];0.75)+5.31*POWER(10;-15)*([.L$2]*POWER([.L$2]*[.D106];1.52)))" office:value-type="float" office:value="0.0819867557857983">
            <text:p>0.0819867558</text:p>
          </table:table-cell>
          <table:table-cell table:formula="of:=(POWER([.D106];0.5)-POWER([.M$2];0.5))*0.12" office:value-type="float" office:value="0.0257573027627802">
            <text:p>0.0257573028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287.225">
            <text:p>2.87E+002</text:p>
          </table:table-cell>
          <table:table-cell office:value-type="float" office:value="817.75">
            <text:p>8.18E+002</text:p>
          </table:table-cell>
          <table:table-cell office:value-type="float" office:value="277.2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36877344">
            <text:p>3.69E-001</text:p>
          </table:table-cell>
          <table:table-cell table:number-columns-repeated="3"/>
          <table:table-cell table:formula="of:=LN([.B107]/[.K$2])*5.35" office:value-type="float" office:value="0.174649503711035">
            <text:p>0.1746495037</text:p>
          </table:table-cell>
          <table:table-cell table:formula="of:=[.W107]-([.V107]-[.U107])" office:value-type="float" office:value="0.0549111202351171">
            <text:p>0.0549111202</text:p>
          </table:table-cell>
          <table:table-cell table:formula="of:=[.AA107]-([.Z107]-[.U107])" office:value-type="float" office:value="0.0246412453420372">
            <text:p>0.0246412453</text:p>
          </table:table-cell>
          <table:table-cell table:formula="of:=([.E107]-[.N$2])*0.00025" office:value-type="float" office:value="0">
            <text:p>0</text:p>
          </table:table-cell>
          <table:table-cell table:formula="of:=([.F107]-[.O$2])*0.00032" office:value-type="float" office:value="0">
            <text:p>0</text:p>
          </table:table-cell>
          <table:table-cell table:formula="of:=([.G107]-0)*0.00032" office:value-type="float" office:value="0.0001180075008">
            <text:p>0.0001180075</text:p>
          </table:table-cell>
          <table:table-cell/>
          <table:table-cell table:formula="of:=SUM([.K107:.O107])" office:value-type="float" office:value="0.254201869288189">
            <text:p>0.2542018693</text:p>
          </table:table-cell>
          <table:table-cell table:formula="of:=SUM([.K107:.M107])+[.P107]" office:value-type="float" office:value="0.254319876788989">
            <text:p>0.254319876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7]*[.M$2];0.75)+5.31*POWER(10;-15)*([.C107]*POWER([.C107]*[.M$2];1.52)))" office:value-type="float" office:value="0.0877653272559259">
            <text:p>0.0877653273</text:p>
          </table:table-cell>
          <table:table-cell table:style-name="ce2" table:formula="of:=(POWER([.C107];0.5)-POWER([.L$2];0.5))*0.036" office:value-type="float" office:value="0.062145747020477">
            <text:p>0.062145747</text:p>
          </table:table-cell>
          <table:table-cell table:number-columns-repeated="2"/>
          <table:table-cell table:formula="of:=0.47*LN(1+2.01*POWER(10;-5)*POWER([.L$2]*[.D107];0.75)+5.31*POWER(10;-15)*([.L$2]*POWER([.L$2]*[.D107];1.52)))" office:value-type="float" office:value="0.0820071653836022">
            <text:p>0.0820071654</text:p>
          </table:table-cell>
          <table:table-cell table:formula="of:=(POWER([.D107];0.5)-POWER([.M$2];0.5))*0.12" office:value-type="float" office:value="0.0261177102550734">
            <text:p>0.0261177103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287.375">
            <text:p>2.87E+002</text:p>
          </table:table-cell>
          <table:table-cell office:value-type="float" office:value="819.25">
            <text:p>8.19E+002</text:p>
          </table:table-cell>
          <table:table-cell office:value-type="float" office:value="277.3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3898375">
            <text:p>3.90E-001</text:p>
          </table:table-cell>
          <table:table-cell table:number-columns-repeated="3"/>
          <table:table-cell table:formula="of:=LN([.B108]/[.K$2])*5.35" office:value-type="float" office:value="0.177442751250991">
            <text:p>0.1774427513</text:p>
          </table:table-cell>
          <table:table-cell table:formula="of:=[.W108]-([.V108]-[.U108])" office:value-type="float" office:value="0.0557440342023595">
            <text:p>0.0557440342</text:p>
          </table:table-cell>
          <table:table-cell table:formula="of:=[.AA108]-([.Z108]-[.U108])" office:value-type="float" office:value="0.0249811809342089">
            <text:p>0.0249811809</text:p>
          </table:table-cell>
          <table:table-cell table:formula="of:=([.E108]-[.N$2])*0.00025" office:value-type="float" office:value="0">
            <text:p>0</text:p>
          </table:table-cell>
          <table:table-cell table:formula="of:=([.F108]-[.O$2])*0.00032" office:value-type="float" office:value="0">
            <text:p>0</text:p>
          </table:table-cell>
          <table:table-cell table:formula="of:=([.G108]-0)*0.00032" office:value-type="float" office:value="0.000124748">
            <text:p>0.000124748</text:p>
          </table:table-cell>
          <table:table-cell/>
          <table:table-cell table:formula="of:=SUM([.K108:.O108])" office:value-type="float" office:value="0.258167966387559">
            <text:p>0.2581679664</text:p>
          </table:table-cell>
          <table:table-cell table:formula="of:=SUM([.K108:.M108])+[.P108]" office:value-type="float" office:value="0.258292714387559">
            <text:p>0.258292714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8]*[.M$2];0.75)+5.31*POWER(10;-15)*([.C108]*POWER([.C108]*[.M$2];1.52)))" office:value-type="float" office:value="0.0878761578630527">
            <text:p>0.0878761579</text:p>
          </table:table-cell>
          <table:table-cell table:style-name="ce2" table:formula="of:=(POWER([.C108];0.5)-POWER([.L$2];0.5))*0.036" office:value-type="float" office:value="0.0630894915948462">
            <text:p>0.0630894916</text:p>
          </table:table-cell>
          <table:table-cell table:number-columns-repeated="2"/>
          <table:table-cell table:formula="of:=0.47*LN(1+2.01*POWER(10;-5)*POWER([.L$2]*[.D108];0.75)+5.31*POWER(10;-15)*([.L$2]*POWER([.L$2]*[.D108];1.52)))" office:value-type="float" office:value="0.0820275722810188">
            <text:p>0.0820275723</text:p>
          </table:table-cell>
          <table:table-cell table:formula="of:=(POWER([.D108];0.5)-POWER([.M$2];0.5))*0.12" office:value-type="float" office:value="0.0264780527446617">
            <text:p>0.0264780527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287.525">
            <text:p>2.88E+002</text:p>
          </table:table-cell>
          <table:table-cell office:value-type="float" office:value="821">
            <text:p>8.21E+002</text:p>
          </table:table-cell>
          <table:table-cell office:value-type="float" office:value="277.375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41082031">
            <text:p>4.11E-001</text:p>
          </table:table-cell>
          <table:table-cell table:number-columns-repeated="3"/>
          <table:table-cell table:formula="of:=LN([.B109]/[.K$2])*5.35" office:value-type="float" office:value="0.180234541190844">
            <text:p>0.1802345412</text:p>
          </table:table-cell>
          <table:table-cell table:formula="of:=[.W109]-([.V109]-[.U109])" office:value-type="float" office:value="0.0567147686964561">
            <text:p>0.0567147687</text:p>
          </table:table-cell>
          <table:table-cell table:formula="of:=[.AA109]-([.Z109]-[.U109])" office:value-type="float" office:value="0.0252360917629088">
            <text:p>0.0252360918</text:p>
          </table:table-cell>
          <table:table-cell table:formula="of:=([.E109]-[.N$2])*0.00025" office:value-type="float" office:value="0">
            <text:p>0</text:p>
          </table:table-cell>
          <table:table-cell table:formula="of:=([.F109]-[.O$2])*0.00032" office:value-type="float" office:value="0">
            <text:p>0</text:p>
          </table:table-cell>
          <table:table-cell table:formula="of:=([.G109]-0)*0.00032" office:value-type="float" office:value="0.0001314624992">
            <text:p>0.0001314625</text:p>
          </table:table-cell>
          <table:table-cell/>
          <table:table-cell table:formula="of:=SUM([.K109:.O109])" office:value-type="float" office:value="0.262185401650209">
            <text:p>0.2621854017</text:p>
          </table:table-cell>
          <table:table-cell table:formula="of:=SUM([.K109:.M109])+[.P109]" office:value-type="float" office:value="0.262316864149409">
            <text:p>0.262316864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09]*[.M$2];0.75)+5.31*POWER(10;-15)*([.C109]*POWER([.C109]*[.M$2];1.52)))" office:value-type="float" office:value="0.08800536740731">
            <text:p>0.0880053674</text:p>
          </table:table-cell>
          <table:table-cell table:style-name="ce2" table:formula="of:=(POWER([.C109];0.5)-POWER([.L$2];0.5))*0.036" office:value-type="float" office:value="0.0641894356332001">
            <text:p>0.0641894356</text:p>
          </table:table-cell>
          <table:table-cell table:number-columns-repeated="2"/>
          <table:table-cell table:formula="of:=0.47*LN(1+2.01*POWER(10;-5)*POWER([.L$2]*[.D109];0.75)+5.31*POWER(10;-15)*([.L$2]*POWER([.L$2]*[.D109];1.52)))" office:value-type="float" office:value="0.0820428756826355">
            <text:p>0.0820428757</text:p>
          </table:table-cell>
          <table:table-cell table:formula="of:=(POWER([.D109];0.5)-POWER([.M$2];0.5))*0.12" office:value-type="float" office:value="0.0267482669749783">
            <text:p>0.026748267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287.7">
            <text:p>2.88E+002</text:p>
          </table:table-cell>
          <table:table-cell office:value-type="float" office:value="822.75">
            <text:p>8.23E+002</text:p>
          </table:table-cell>
          <table:table-cell office:value-type="float" office:value="277.425">
            <text:p>2.77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43184375">
            <text:p>4.32E-001</text:p>
          </table:table-cell>
          <table:table-cell table:number-columns-repeated="3"/>
          <table:table-cell table:formula="of:=LN([.B110]/[.K$2])*5.35" office:value-type="float" office:value="0.183489789237728">
            <text:p>0.1834897892</text:p>
          </table:table-cell>
          <table:table-cell table:formula="of:=[.W110]-([.V110]-[.U110])" office:value-type="float" office:value="0.0576844312476124">
            <text:p>0.0576844312</text:p>
          </table:table-cell>
          <table:table-cell table:formula="of:=[.AA110]-([.Z110]-[.U110])" office:value-type="float" office:value="0.0254060128636165">
            <text:p>0.0254060129</text:p>
          </table:table-cell>
          <table:table-cell table:formula="of:=([.E110]-[.N$2])*0.00025" office:value-type="float" office:value="0">
            <text:p>0</text:p>
          </table:table-cell>
          <table:table-cell table:formula="of:=([.F110]-[.O$2])*0.00032" office:value-type="float" office:value="0">
            <text:p>0</text:p>
          </table:table-cell>
          <table:table-cell table:formula="of:=([.G110]-0)*0.00032" office:value-type="float" office:value="0.00013819">
            <text:p>0.00013819</text:p>
          </table:table-cell>
          <table:table-cell/>
          <table:table-cell table:formula="of:=SUM([.K110:.O110])" office:value-type="float" office:value="0.266580233348957">
            <text:p>0.2665802333</text:p>
          </table:table-cell>
          <table:table-cell table:formula="of:=SUM([.K110:.M110])+[.P110]" office:value-type="float" office:value="0.266718423348957">
            <text:p>0.266718423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0]*[.M$2];0.75)+5.31*POWER(10;-15)*([.C110]*POWER([.C110]*[.M$2];1.52)))" office:value-type="float" office:value="0.0881344772267262">
            <text:p>0.0881344772</text:p>
          </table:table-cell>
          <table:table-cell table:style-name="ce2" table:formula="of:=(POWER([.C110];0.5)-POWER([.L$2];0.5))*0.036" office:value-type="float" office:value="0.0652882080037726">
            <text:p>0.065288208</text:p>
          </table:table-cell>
          <table:table-cell table:number-columns-repeated="2"/>
          <table:table-cell table:formula="of:=0.47*LN(1+2.01*POWER(10;-5)*POWER([.L$2]*[.D110];0.75)+5.31*POWER(10;-15)*([.L$2]*POWER([.L$2]*[.D110];1.52)))" office:value-type="float" office:value="0.0820530771071004">
            <text:p>0.0820530771</text:p>
          </table:table-cell>
          <table:table-cell table:formula="of:=(POWER([.D110];0.5)-POWER([.M$2];0.5))*0.12" office:value-type="float" office:value="0.0269283895001509">
            <text:p>0.0269283895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287.9">
            <text:p>2.88E+002</text:p>
          </table:table-cell>
          <table:table-cell office:value-type="float" office:value="824.25">
            <text:p>8.24E+002</text:p>
          </table:table-cell>
          <table:table-cell office:value-type="float" office:value="277.5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45296875">
            <text:p>4.53E-001</text:p>
          </table:table-cell>
          <table:table-cell table:number-columns-repeated="3"/>
          <table:table-cell table:formula="of:=LN([.B111]/[.K$2])*5.35" office:value-type="float" office:value="0.187207649012088">
            <text:p>0.187207649</text:p>
          </table:table-cell>
          <table:table-cell table:formula="of:=[.W111]-([.V111]-[.U111])" office:value-type="float" office:value="0.0585147200352504">
            <text:p>0.05851472</text:p>
          </table:table-cell>
          <table:table-cell table:formula="of:=[.AA111]-([.Z111]-[.U111])" office:value-type="float" office:value="0.0256608653476568">
            <text:p>0.0256608653</text:p>
          </table:table-cell>
          <table:table-cell table:formula="of:=([.E111]-[.N$2])*0.00025" office:value-type="float" office:value="0">
            <text:p>0</text:p>
          </table:table-cell>
          <table:table-cell table:formula="of:=([.F111]-[.O$2])*0.00032" office:value-type="float" office:value="0">
            <text:p>0</text:p>
          </table:table-cell>
          <table:table-cell table:formula="of:=([.G111]-0)*0.00032" office:value-type="float" office:value="0.00014495">
            <text:p>0.00014495</text:p>
          </table:table-cell>
          <table:table-cell/>
          <table:table-cell table:formula="of:=SUM([.K111:.O111])" office:value-type="float" office:value="0.271383234394995">
            <text:p>0.2713832344</text:p>
          </table:table-cell>
          <table:table-cell table:formula="of:=SUM([.K111:.M111])+[.P111]" office:value-type="float" office:value="0.271528184394995">
            <text:p>0.271528184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1]*[.M$2];0.75)+5.31*POWER(10;-15)*([.C111]*POWER([.C111]*[.M$2];1.52)))" office:value-type="float" office:value="0.0882450636089213">
            <text:p>0.0882450636</text:p>
          </table:table-cell>
          <table:table-cell table:style-name="ce2" table:formula="of:=(POWER([.C111];0.5)-POWER([.L$2];0.5))*0.036" office:value-type="float" office:value="0.0662290831736056">
            <text:p>0.0662290832</text:p>
          </table:table-cell>
          <table:table-cell table:number-columns-repeated="2"/>
          <table:table-cell table:formula="of:=0.47*LN(1+2.01*POWER(10;-5)*POWER([.L$2]*[.D111];0.75)+5.31*POWER(10;-15)*([.L$2]*POWER([.L$2]*[.D111];1.52)))" office:value-type="float" office:value="0.0820683779792333">
            <text:p>0.082068378</text:p>
          </table:table-cell>
          <table:table-cell table:formula="of:=(POWER([.D111];0.5)-POWER([.M$2];0.5))*0.12" office:value-type="float" office:value="0.0271985428563241">
            <text:p>0.0271985429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88.125">
            <text:p>2.88E+002</text:p>
          </table:table-cell>
          <table:table-cell office:value-type="float" office:value="825.75">
            <text:p>8.26E+002</text:p>
          </table:table-cell>
          <table:table-cell office:value-type="float" office:value="277.6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47409375">
            <text:p>4.74E-001</text:p>
          </table:table-cell>
          <table:table-cell table:number-columns-repeated="3"/>
          <table:table-cell table:formula="of:=LN([.B112]/[.K$2])*5.35" office:value-type="float" office:value="0.191387155322476">
            <text:p>0.1913871553</text:p>
          </table:table-cell>
          <table:table-cell table:formula="of:=[.W112]-([.V112]-[.U112])" office:value-type="float" office:value="0.0593442260083297">
            <text:p>0.059344226</text:p>
          </table:table-cell>
          <table:table-cell table:formula="of:=[.AA112]-([.Z112]-[.U112])" office:value-type="float" office:value="0.0260006142368867">
            <text:p>0.0260006142</text:p>
          </table:table-cell>
          <table:table-cell table:formula="of:=([.E112]-[.N$2])*0.00025" office:value-type="float" office:value="0">
            <text:p>0</text:p>
          </table:table-cell>
          <table:table-cell table:formula="of:=([.F112]-[.O$2])*0.00032" office:value-type="float" office:value="0">
            <text:p>0</text:p>
          </table:table-cell>
          <table:table-cell table:formula="of:=([.G112]-0)*0.00032" office:value-type="float" office:value="0.00015171">
            <text:p>0.00015171</text:p>
          </table:table-cell>
          <table:table-cell/>
          <table:table-cell table:formula="of:=SUM([.K112:.O112])" office:value-type="float" office:value="0.276731995567693">
            <text:p>0.2767319956</text:p>
          </table:table-cell>
          <table:table-cell table:formula="of:=SUM([.K112:.M112])+[.P112]" office:value-type="float" office:value="0.276883705567693">
            <text:p>0.276883705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2]*[.M$2];0.75)+5.31*POWER(10;-15)*([.C112]*POWER([.C112]*[.M$2];1.52)))" office:value-type="float" office:value="0.0883555770751122">
            <text:p>0.0883555771</text:p>
          </table:table-cell>
          <table:table-cell table:style-name="ce2" table:formula="of:=(POWER([.C112];0.5)-POWER([.L$2];0.5))*0.036" office:value-type="float" office:value="0.0671691026128758">
            <text:p>0.0671691026</text:p>
          </table:table-cell>
          <table:table-cell table:number-columns-repeated="2"/>
          <table:table-cell table:formula="of:=0.47*LN(1+2.01*POWER(10;-5)*POWER([.L$2]*[.D112];0.75)+5.31*POWER(10;-15)*([.L$2]*POWER([.L$2]*[.D112];1.52)))" office:value-type="float" office:value="0.0820887767823002">
            <text:p>0.0820887768</text:p>
          </table:table-cell>
          <table:table-cell table:formula="of:=(POWER([.D112];0.5)-POWER([.M$2];0.5))*0.12" office:value-type="float" office:value="0.0275586905486209">
            <text:p>0.0275586905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288.4">
            <text:p>2.88E+002</text:p>
          </table:table-cell>
          <table:table-cell office:value-type="float" office:value="827.25">
            <text:p>8.27E+002</text:p>
          </table:table-cell>
          <table:table-cell office:value-type="float" office:value="277.7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49521875">
            <text:p>4.95E-001</text:p>
          </table:table-cell>
          <table:table-cell table:number-columns-repeated="3"/>
          <table:table-cell table:formula="of:=LN([.B113]/[.K$2])*5.35" office:value-type="float" office:value="0.196491010702839">
            <text:p>0.1964910107</text:p>
          </table:table-cell>
          <table:table-cell table:formula="of:=[.W113]-([.V113]-[.U113])" office:value-type="float" office:value="0.0601729513363887">
            <text:p>0.0601729513</text:p>
          </table:table-cell>
          <table:table-cell table:formula="of:=[.AA113]-([.Z113]-[.U113])" office:value-type="float" office:value="0.0263403009597055">
            <text:p>0.026340301</text:p>
          </table:table-cell>
          <table:table-cell table:formula="of:=([.E113]-[.N$2])*0.00025" office:value-type="float" office:value="0">
            <text:p>0</text:p>
          </table:table-cell>
          <table:table-cell table:formula="of:=([.F113]-[.O$2])*0.00032" office:value-type="float" office:value="0">
            <text:p>0</text:p>
          </table:table-cell>
          <table:table-cell table:formula="of:=([.G113]-0)*0.00032" office:value-type="float" office:value="0.00015847">
            <text:p>0.00015847</text:p>
          </table:table-cell>
          <table:table-cell/>
          <table:table-cell table:formula="of:=SUM([.K113:.O113])" office:value-type="float" office:value="0.283004262998933">
            <text:p>0.283004263</text:p>
          </table:table-cell>
          <table:table-cell table:formula="of:=SUM([.K113:.M113])+[.P113]" office:value-type="float" office:value="0.283162732998933">
            <text:p>0.28316273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3]*[.M$2];0.75)+5.31*POWER(10;-15)*([.C113]*POWER([.C113]*[.M$2];1.52)))" office:value-type="float" office:value="0.0884660177863955">
            <text:p>0.0884660178</text:p>
          </table:table-cell>
          <table:table-cell table:style-name="ce2" table:formula="of:=(POWER([.C113];0.5)-POWER([.L$2];0.5))*0.036" office:value-type="float" office:value="0.0681082686522182">
            <text:p>0.0681082687</text:p>
          </table:table-cell>
          <table:table-cell table:number-columns-repeated="2"/>
          <table:table-cell table:formula="of:=0.47*LN(1+2.01*POWER(10;-5)*POWER([.L$2]*[.D113];0.75)+5.31*POWER(10;-15)*([.L$2]*POWER([.L$2]*[.D113];1.52)))" office:value-type="float" office:value="0.0821091728895183">
            <text:p>0.0821091729</text:p>
          </table:table-cell>
          <table:table-cell table:formula="of:=(POWER([.D113];0.5)-POWER([.M$2];0.5))*0.12" office:value-type="float" office:value="0.0279187733786577">
            <text:p>0.0279187734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288.7">
            <text:p>2.89E+002</text:p>
          </table:table-cell>
          <table:table-cell office:value-type="float" office:value="829">
            <text:p>8.29E+002</text:p>
          </table:table-cell>
          <table:table-cell office:value-type="float" office:value="277.775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51634375">
            <text:p>5.16E-001</text:p>
          </table:table-cell>
          <table:table-cell table:number-columns-repeated="3"/>
          <table:table-cell table:formula="of:=LN([.B114]/[.K$2])*5.35" office:value-type="float" office:value="0.20205330543365">
            <text:p>0.2020533054</text:p>
          </table:table-cell>
          <table:table-cell table:formula="of:=[.W114]-([.V114]-[.U114])" office:value-type="float" office:value="0.0611388137844791">
            <text:p>0.0611388138</text:p>
          </table:table-cell>
          <table:table-cell table:formula="of:=[.AA114]-([.Z114]-[.U114])" office:value-type="float" office:value="0.0265950252255055">
            <text:p>0.0265950252</text:p>
          </table:table-cell>
          <table:table-cell table:formula="of:=([.E114]-[.N$2])*0.00025" office:value-type="float" office:value="0">
            <text:p>0</text:p>
          </table:table-cell>
          <table:table-cell table:formula="of:=([.F114]-[.O$2])*0.00032" office:value-type="float" office:value="0">
            <text:p>0</text:p>
          </table:table-cell>
          <table:table-cell table:formula="of:=([.G114]-0)*0.00032" office:value-type="float" office:value="0.00016523">
            <text:p>0.00016523</text:p>
          </table:table-cell>
          <table:table-cell/>
          <table:table-cell table:formula="of:=SUM([.K114:.O114])" office:value-type="float" office:value="0.289787144443634">
            <text:p>0.2897871444</text:p>
          </table:table-cell>
          <table:table-cell table:formula="of:=SUM([.K114:.M114])+[.P114]" office:value-type="float" office:value="0.289952374443634">
            <text:p>0.289952374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4]*[.M$2];0.75)+5.31*POWER(10;-15)*([.C114]*POWER([.C114]*[.M$2];1.52)))" office:value-type="float" office:value="0.0885947735428238">
            <text:p>0.0885947735</text:p>
          </table:table-cell>
          <table:table-cell table:style-name="ce2" table:formula="of:=(POWER([.C114];0.5)-POWER([.L$2];0.5))*0.036" office:value-type="float" office:value="0.0692028868567369">
            <text:p>0.0692028869</text:p>
          </table:table-cell>
          <table:table-cell table:number-columns-repeated="2"/>
          <table:table-cell table:formula="of:=0.47*LN(1+2.01*POWER(10;-5)*POWER([.L$2]*[.D114];0.75)+5.31*POWER(10;-15)*([.L$2]*POWER([.L$2]*[.D114];1.52)))" office:value-type="float" office:value="0.0821244682014622">
            <text:p>0.0821244682</text:p>
          </table:table-cell>
          <table:table-cell table:formula="of:=(POWER([.D114];0.5)-POWER([.M$2];0.5))*0.12" office:value-type="float" office:value="0.0281887929564017">
            <text:p>0.028188793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289.025">
            <text:p>2.89E+002</text:p>
          </table:table-cell>
          <table:table-cell office:value-type="float" office:value="830.75">
            <text:p>8.31E+002</text:p>
          </table:table-cell>
          <table:table-cell office:value-type="float" office:value="277.825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53848438">
            <text:p>5.38E-001</text:p>
          </table:table-cell>
          <table:table-cell table:number-columns-repeated="3"/>
          <table:table-cell table:formula="of:=LN([.B115]/[.K$2])*5.35" office:value-type="float" office:value="0.208072605908504">
            <text:p>0.2080726059</text:p>
          </table:table-cell>
          <table:table-cell table:formula="of:=[.W115]-([.V115]-[.U115])" office:value-type="float" office:value="0.0621036200394137">
            <text:p>0.06210362</text:p>
          </table:table-cell>
          <table:table-cell table:formula="of:=[.AA115]-([.Z115]-[.U115])" office:value-type="float" office:value="0.0267648219933536">
            <text:p>0.026764822</text:p>
          </table:table-cell>
          <table:table-cell table:formula="of:=([.E115]-[.N$2])*0.00025" office:value-type="float" office:value="0">
            <text:p>0</text:p>
          </table:table-cell>
          <table:table-cell table:formula="of:=([.F115]-[.O$2])*0.00032" office:value-type="float" office:value="0">
            <text:p>0</text:p>
          </table:table-cell>
          <table:table-cell table:formula="of:=([.G115]-0)*0.00032" office:value-type="float" office:value="0.0001723150016">
            <text:p>0.000172315</text:p>
          </table:table-cell>
          <table:table-cell/>
          <table:table-cell table:formula="of:=SUM([.K115:.O115])" office:value-type="float" office:value="0.296941047941272">
            <text:p>0.2969410479</text:p>
          </table:table-cell>
          <table:table-cell table:formula="of:=SUM([.K115:.M115])+[.P115]" office:value-type="float" office:value="0.297113362942871">
            <text:p>0.297113362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5]*[.M$2];0.75)+5.31*POWER(10;-15)*([.C115]*POWER([.C115]*[.M$2];1.52)))" office:value-type="float" office:value="0.0887234307438837">
            <text:p>0.0887234307</text:p>
          </table:table-cell>
          <table:table-cell table:style-name="ce2" table:formula="of:=(POWER([.C115];0.5)-POWER([.L$2];0.5))*0.036" office:value-type="float" office:value="0.0702963503127314">
            <text:p>0.0702963503</text:p>
          </table:table-cell>
          <table:table-cell table:number-columns-repeated="2"/>
          <table:table-cell table:formula="of:=0.47*LN(1+2.01*POWER(10;-5)*POWER([.L$2]*[.D115];0.75)+5.31*POWER(10;-15)*([.L$2]*POWER([.L$2]*[.D115];1.52)))" office:value-type="float" office:value="0.0821346642342284">
            <text:p>0.0821346642</text:p>
          </table:table-cell>
          <table:table-cell table:formula="of:=(POWER([.D115];0.5)-POWER([.M$2];0.5))*0.12" office:value-type="float" office:value="0.0283687857570159">
            <text:p>0.0283687858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289.4">
            <text:p>2.89E+002</text:p>
          </table:table-cell>
          <table:table-cell office:value-type="float" office:value="832.25">
            <text:p>8.32E+002</text:p>
          </table:table-cell>
          <table:table-cell office:value-type="float" office:value="277.9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56225">
            <text:p>5.62E-001</text:p>
          </table:table-cell>
          <table:table-cell table:number-columns-repeated="3"/>
          <table:table-cell table:formula="of:=LN([.B116]/[.K$2])*5.35" office:value-type="float" office:value="0.215009547711093">
            <text:p>0.2150095477</text:p>
          </table:table-cell>
          <table:table-cell table:formula="of:=[.W116]-([.V116]-[.U116])" office:value-type="float" office:value="0.0629297587592131">
            <text:p>0.0629297588</text:p>
          </table:table-cell>
          <table:table-cell table:formula="of:=[.AA116]-([.Z116]-[.U116])" office:value-type="float" office:value="0.0270194880416767">
            <text:p>0.027019488</text:p>
          </table:table-cell>
          <table:table-cell table:formula="of:=([.E116]-[.N$2])*0.00025" office:value-type="float" office:value="0">
            <text:p>0</text:p>
          </table:table-cell>
          <table:table-cell table:formula="of:=([.F116]-[.O$2])*0.00032" office:value-type="float" office:value="0">
            <text:p>0</text:p>
          </table:table-cell>
          <table:table-cell table:formula="of:=([.G116]-0)*0.00032" office:value-type="float" office:value="0.00017992">
            <text:p>0.00017992</text:p>
          </table:table-cell>
          <table:table-cell/>
          <table:table-cell table:formula="of:=SUM([.K116:.O116])" office:value-type="float" office:value="0.304958794511982">
            <text:p>0.3049587945</text:p>
          </table:table-cell>
          <table:table-cell table:formula="of:=SUM([.K116:.M116])+[.P116]" office:value-type="float" office:value="0.305138714511982">
            <text:p>0.305138714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6]*[.M$2];0.75)+5.31*POWER(10;-15)*([.C116]*POWER([.C116]*[.M$2];1.52)))" office:value-type="float" office:value="0.0888336300942752">
            <text:p>0.0888336301</text:p>
          </table:table-cell>
          <table:table-cell table:style-name="ce2" table:formula="of:=(POWER([.C116];0.5)-POWER([.L$2];0.5))*0.036" office:value-type="float" office:value="0.0712326883829222">
            <text:p>0.0712326884</text:p>
          </table:table-cell>
          <table:table-cell table:number-columns-repeated="2"/>
          <table:table-cell table:formula="of:=0.47*LN(1+2.01*POWER(10;-5)*POWER([.L$2]*[.D116];0.75)+5.31*POWER(10;-15)*([.L$2]*POWER([.L$2]*[.D116];1.52)))" office:value-type="float" office:value="0.0821499570209364">
            <text:p>0.082149957</text:p>
          </table:table-cell>
          <table:table-cell table:formula="of:=(POWER([.D116];0.5)-POWER([.M$2];0.5))*0.12" office:value-type="float" office:value="0.0286387445920471">
            <text:p>0.0286387446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289.8">
            <text:p>2.90E+002</text:p>
          </table:table-cell>
          <table:table-cell office:value-type="float" office:value="833.75">
            <text:p>8.34E+002</text:p>
          </table:table-cell>
          <table:table-cell office:value-type="float" office:value="278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58723437">
            <text:p>5.87E-001</text:p>
          </table:table-cell>
          <table:table-cell table:number-columns-repeated="3"/>
          <table:table-cell table:formula="of:=LN([.B117]/[.K$2])*5.35" office:value-type="float" office:value="0.222399051648305">
            <text:p>0.2223990516</text:p>
          </table:table-cell>
          <table:table-cell table:formula="of:=[.W117]-([.V117]-[.U117])" office:value-type="float" office:value="0.0637551261213364">
            <text:p>0.0637551261</text:p>
          </table:table-cell>
          <table:table-cell table:formula="of:=[.AA117]-([.Z117]-[.U117])" office:value-type="float" office:value="0.0273589884685374">
            <text:p>0.0273589885</text:p>
          </table:table-cell>
          <table:table-cell table:formula="of:=([.E117]-[.N$2])*0.00025" office:value-type="float" office:value="0">
            <text:p>0</text:p>
          </table:table-cell>
          <table:table-cell table:formula="of:=([.F117]-[.O$2])*0.00032" office:value-type="float" office:value="0">
            <text:p>0</text:p>
          </table:table-cell>
          <table:table-cell table:formula="of:=([.G117]-0)*0.00032" office:value-type="float" office:value="0.0001879149984">
            <text:p>0.000187915</text:p>
          </table:table-cell>
          <table:table-cell/>
          <table:table-cell table:formula="of:=SUM([.K117:.O117])" office:value-type="float" office:value="0.313513166238179">
            <text:p>0.3135131662</text:p>
          </table:table-cell>
          <table:table-cell table:formula="of:=SUM([.K117:.M117])+[.P117]" office:value-type="float" office:value="0.313701081236579">
            <text:p>0.313701081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7]*[.M$2];0.75)+5.31*POWER(10;-15)*([.C117]*POWER([.C117]*[.M$2];1.52)))" office:value-type="float" office:value="0.0889437573806582">
            <text:p>0.0889437574</text:p>
          </table:table-cell>
          <table:table-cell table:style-name="ce2" table:formula="of:=(POWER([.C117];0.5)-POWER([.L$2];0.5))*0.036" office:value-type="float" office:value="0.0721681830314286">
            <text:p>0.072168183</text:p>
          </table:table-cell>
          <table:table-cell table:number-columns-repeated="2"/>
          <table:table-cell table:formula="of:=0.47*LN(1+2.01*POWER(10;-5)*POWER([.L$2]*[.D117];0.75)+5.31*POWER(10;-15)*([.L$2]*POWER([.L$2]*[.D117];1.52)))" office:value-type="float" office:value="0.0821703450473986">
            <text:p>0.082170345</text:p>
          </table:table-cell>
          <table:table-cell table:formula="of:=(POWER([.D117];0.5)-POWER([.M$2];0.5))*0.12" office:value-type="float" office:value="0.0289986330453699">
            <text:p>0.028998633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290.225">
            <text:p>2.90E+002</text:p>
          </table:table-cell>
          <table:table-cell office:value-type="float" office:value="835.25">
            <text:p>8.35E+002</text:p>
          </table:table-cell>
          <table:table-cell office:value-type="float" office:value="278.1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6134375">
            <text:p>6.13E-001</text:p>
          </table:table-cell>
          <table:table-cell table:number-columns-repeated="3"/>
          <table:table-cell table:formula="of:=LN([.B118]/[.K$2])*5.35" office:value-type="float" office:value="0.230239232354024">
            <text:p>0.2302392324</text:p>
          </table:table-cell>
          <table:table-cell table:formula="of:=[.W118]-([.V118]-[.U118])" office:value-type="float" office:value="0.0645797242430634">
            <text:p>0.0645797242</text:p>
          </table:table-cell>
          <table:table-cell table:formula="of:=[.AA118]-([.Z118]-[.U118])" office:value-type="float" office:value="0.0276984268644029">
            <text:p>0.0276984269</text:p>
          </table:table-cell>
          <table:table-cell table:formula="of:=([.E118]-[.N$2])*0.00025" office:value-type="float" office:value="0">
            <text:p>0</text:p>
          </table:table-cell>
          <table:table-cell table:formula="of:=([.F118]-[.O$2])*0.00032" office:value-type="float" office:value="0">
            <text:p>0</text:p>
          </table:table-cell>
          <table:table-cell table:formula="of:=([.G118]-0)*0.00032" office:value-type="float" office:value="0.0001963">
            <text:p>0.0001963</text:p>
          </table:table-cell>
          <table:table-cell/>
          <table:table-cell table:formula="of:=SUM([.K118:.O118])" office:value-type="float" office:value="0.322517383461491">
            <text:p>0.3225173835</text:p>
          </table:table-cell>
          <table:table-cell table:formula="of:=SUM([.K118:.M118])+[.P118]" office:value-type="float" office:value="0.322713683461491">
            <text:p>0.322713683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8]*[.M$2];0.75)+5.31*POWER(10;-15)*([.C118]*POWER([.C118]*[.M$2];1.52)))" office:value-type="float" office:value="0.0890538127608322">
            <text:p>0.0890538128</text:p>
          </table:table-cell>
          <table:table-cell table:style-name="ce2" table:formula="of:=(POWER([.C118];0.5)-POWER([.L$2];0.5))*0.036" office:value-type="float" office:value="0.0731028365333296">
            <text:p>0.0731028365</text:p>
          </table:table-cell>
          <table:table-cell table:number-columns-repeated="2"/>
          <table:table-cell table:formula="of:=0.47*LN(1+2.01*POWER(10;-5)*POWER([.L$2]*[.D118];0.75)+5.31*POWER(10;-15)*([.L$2]*POWER([.L$2]*[.D118];1.52)))" office:value-type="float" office:value="0.082190730382536">
            <text:p>0.0821907304</text:p>
          </table:table-cell>
          <table:table-cell table:formula="of:=(POWER([.D118];0.5)-POWER([.M$2];0.5))*0.12" office:value-type="float" office:value="0.0293584567763729">
            <text:p>0.0293584568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290.7">
            <text:p>2.91E+002</text:p>
          </table:table-cell>
          <table:table-cell office:value-type="float" office:value="837">
            <text:p>8.37E+002</text:p>
          </table:table-cell>
          <table:table-cell office:value-type="float" office:value="278.2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64065625">
            <text:p>6.41E-001</text:p>
          </table:table-cell>
          <table:table-cell table:number-columns-repeated="3"/>
          <table:table-cell table:formula="of:=LN([.B119]/[.K$2])*5.35" office:value-type="float" office:value="0.238988212226933">
            <text:p>0.2389882122</text:p>
          </table:table-cell>
          <table:table-cell table:formula="of:=[.W119]-([.V119]-[.U119])" office:value-type="float" office:value="0.0655407859620201">
            <text:p>0.065540786</text:p>
          </table:table-cell>
          <table:table-cell table:formula="of:=[.AA119]-([.Z119]-[.U119])" office:value-type="float" office:value="0.0280378032630498">
            <text:p>0.0280378033</text:p>
          </table:table-cell>
          <table:table-cell table:formula="of:=([.E119]-[.N$2])*0.00025" office:value-type="float" office:value="0">
            <text:p>0</text:p>
          </table:table-cell>
          <table:table-cell table:formula="of:=([.F119]-[.O$2])*0.00032" office:value-type="float" office:value="0">
            <text:p>0</text:p>
          </table:table-cell>
          <table:table-cell table:formula="of:=([.G119]-0)*0.00032" office:value-type="float" office:value="0.00020501">
            <text:p>0.00020501</text:p>
          </table:table-cell>
          <table:table-cell/>
          <table:table-cell table:formula="of:=SUM([.K119:.O119])" office:value-type="float" office:value="0.332566801452003">
            <text:p>0.3325668015</text:p>
          </table:table-cell>
          <table:table-cell table:formula="of:=SUM([.K119:.M119])+[.P119]" office:value-type="float" office:value="0.332771811452003">
            <text:p>0.332771811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19]*[.M$2];0.75)+5.31*POWER(10;-15)*([.C119]*POWER([.C119]*[.M$2];1.52)))" office:value-type="float" office:value="0.0891821200325881">
            <text:p>0.08918212</text:p>
          </table:table-cell>
          <table:table-cell table:style-name="ce2" table:formula="of:=(POWER([.C119];0.5)-POWER([.L$2];0.5))*0.036" office:value-type="float" office:value="0.0741922055240421">
            <text:p>0.0741922055</text:p>
          </table:table-cell>
          <table:table-cell table:number-columns-repeated="2"/>
          <table:table-cell table:formula="of:=0.47*LN(1+2.01*POWER(10;-5)*POWER([.L$2]*[.D119];0.75)+5.31*POWER(10;-15)*([.L$2]*POWER([.L$2]*[.D119];1.52)))" office:value-type="float" office:value="0.0822111130274777">
            <text:p>0.082211113</text:p>
          </table:table-cell>
          <table:table-cell table:formula="of:=(POWER([.D119];0.5)-POWER([.M$2];0.5))*0.12" office:value-type="float" office:value="0.0297182158199614">
            <text:p>0.0297182158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291.2">
            <text:p>2.91E+002</text:p>
          </table:table-cell>
          <table:table-cell office:value-type="float" office:value="839">
            <text:p>8.39E+002</text:p>
          </table:table-cell>
          <table:table-cell office:value-type="float" office:value="278.3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66909375">
            <text:p>6.69E-001</text:p>
          </table:table-cell>
          <table:table-cell table:number-columns-repeated="3"/>
          <table:table-cell table:formula="of:=LN([.B120]/[.K$2])*5.35" office:value-type="float" office:value="0.248182234080631">
            <text:p>0.2481822341</text:p>
          </table:table-cell>
          <table:table-cell table:formula="of:=[.W120]-([.V120]-[.U120])" office:value-type="float" office:value="0.0666378679288108">
            <text:p>0.0666378679</text:p>
          </table:table-cell>
          <table:table-cell table:formula="of:=[.AA120]-([.Z120]-[.U120])" office:value-type="float" office:value="0.0283771176982261">
            <text:p>0.0283771177</text:p>
          </table:table-cell>
          <table:table-cell table:formula="of:=([.E120]-[.N$2])*0.00025" office:value-type="float" office:value="0">
            <text:p>0</text:p>
          </table:table-cell>
          <table:table-cell table:formula="of:=([.F120]-[.O$2])*0.00032" office:value-type="float" office:value="0">
            <text:p>0</text:p>
          </table:table-cell>
          <table:table-cell table:formula="of:=([.G120]-0)*0.00032" office:value-type="float" office:value="0.00021411">
            <text:p>0.00021411</text:p>
          </table:table-cell>
          <table:table-cell/>
          <table:table-cell table:formula="of:=SUM([.K120:.O120])" office:value-type="float" office:value="0.343197219707668">
            <text:p>0.3431972197</text:p>
          </table:table-cell>
          <table:table-cell table:formula="of:=SUM([.K120:.M120])+[.P120]" office:value-type="float" office:value="0.343411329707668">
            <text:p>0.343411329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0]*[.M$2];0.75)+5.31*POWER(10;-15)*([.C120]*POWER([.C120]*[.M$2];1.52)))" office:value-type="float" office:value="0.0893286376516954">
            <text:p>0.0893286377</text:p>
          </table:table-cell>
          <table:table-cell table:style-name="ce2" table:formula="of:=(POWER([.C120];0.5)-POWER([.L$2];0.5))*0.036" office:value-type="float" office:value="0.0754358051099401">
            <text:p>0.0754358051</text:p>
          </table:table-cell>
          <table:table-cell table:number-columns-repeated="2"/>
          <table:table-cell table:formula="of:=0.47*LN(1+2.01*POWER(10;-5)*POWER([.L$2]*[.D120];0.75)+5.31*POWER(10;-15)*([.L$2]*POWER([.L$2]*[.D120];1.52)))" office:value-type="float" office:value="0.0822314929833513">
            <text:p>0.082231493</text:p>
          </table:table-cell>
          <table:table-cell table:formula="of:=(POWER([.D120];0.5)-POWER([.M$2];0.5))*0.12" office:value-type="float" office:value="0.0300779102110114">
            <text:p>0.0300779102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291.675">
            <text:p>2.92E+002</text:p>
          </table:table-cell>
          <table:table-cell office:value-type="float" office:value="841">
            <text:p>8.41E+002</text:p>
          </table:table-cell>
          <table:table-cell office:value-type="float" office:value="278.4">
            <text:p>2.78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69895313">
            <text:p>6.99E-001</text:p>
          </table:table-cell>
          <table:table-cell table:number-columns-repeated="3"/>
          <table:table-cell table:formula="of:=LN([.B121]/[.K$2])*5.35" office:value-type="float" office:value="0.256901944353168">
            <text:p>0.2569019444</text:p>
          </table:table-cell>
          <table:table-cell table:formula="of:=[.W121]-([.V121]-[.U121])" office:value-type="float" office:value="0.067733595396489">
            <text:p>0.0677335954</text:p>
          </table:table-cell>
          <table:table-cell table:formula="of:=[.AA121]-([.Z121]-[.U121])" office:value-type="float" office:value="0.0287163702036478">
            <text:p>0.0287163702</text:p>
          </table:table-cell>
          <table:table-cell table:formula="of:=([.E121]-[.N$2])*0.00025" office:value-type="float" office:value="0">
            <text:p>0</text:p>
          </table:table-cell>
          <table:table-cell table:formula="of:=([.F121]-[.O$2])*0.00032" office:value-type="float" office:value="0">
            <text:p>0</text:p>
          </table:table-cell>
          <table:table-cell table:formula="of:=([.G121]-0)*0.00032" office:value-type="float" office:value="0.0002236650016">
            <text:p>0.000223665</text:p>
          </table:table-cell>
          <table:table-cell/>
          <table:table-cell table:formula="of:=SUM([.K121:.O121])" office:value-type="float" office:value="0.353351909953305">
            <text:p>0.35335191</text:p>
          </table:table-cell>
          <table:table-cell table:formula="of:=SUM([.K121:.M121])+[.P121]" office:value-type="float" office:value="0.353575574954905">
            <text:p>0.35357557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1]*[.M$2];0.75)+5.31*POWER(10;-15)*([.C121]*POWER([.C121]*[.M$2];1.52)))" office:value-type="float" office:value="0.08947502841088">
            <text:p>0.0894750284</text:p>
          </table:table-cell>
          <table:table-cell table:style-name="ce2" table:formula="of:=(POWER([.C121];0.5)-POWER([.L$2];0.5))*0.036" office:value-type="float" office:value="0.076677923336803">
            <text:p>0.0766779233</text:p>
          </table:table-cell>
          <table:table-cell table:number-columns-repeated="2"/>
          <table:table-cell table:formula="of:=0.47*LN(1+2.01*POWER(10;-5)*POWER([.L$2]*[.D121];0.75)+5.31*POWER(10;-15)*([.L$2]*POWER([.L$2]*[.D121];1.52)))" office:value-type="float" office:value="0.0822518702512843">
            <text:p>0.0822518703</text:p>
          </table:table-cell>
          <table:table-cell table:formula="of:=(POWER([.D121];0.5)-POWER([.M$2];0.5))*0.12" office:value-type="float" office:value="0.0304375399843661">
            <text:p>0.03043754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292.125">
            <text:p>2.92E+002</text:p>
          </table:table-cell>
          <table:table-cell office:value-type="float" office:value="843">
            <text:p>8.43E+002</text:p>
          </table:table-cell>
          <table:table-cell office:value-type="float" office:value="278.5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73003125">
            <text:p>7.30E-001</text:p>
          </table:table-cell>
          <table:table-cell table:number-columns-repeated="3"/>
          <table:table-cell table:formula="of:=LN([.B122]/[.K$2])*5.35" office:value-type="float" office:value="0.265149633550859">
            <text:p>0.2651496336</text:p>
          </table:table-cell>
          <table:table-cell table:formula="of:=[.W122]-([.V122]-[.U122])" office:value-type="float" office:value="0.0688279732788029">
            <text:p>0.0688279733</text:p>
          </table:table-cell>
          <table:table-cell table:formula="of:=[.AA122]-([.Z122]-[.U122])" office:value-type="float" office:value="0.0290555608130016">
            <text:p>0.0290555608</text:p>
          </table:table-cell>
          <table:table-cell table:formula="of:=([.E122]-[.N$2])*0.00025" office:value-type="float" office:value="0">
            <text:p>0</text:p>
          </table:table-cell>
          <table:table-cell table:formula="of:=([.F122]-[.O$2])*0.00032" office:value-type="float" office:value="0">
            <text:p>0</text:p>
          </table:table-cell>
          <table:table-cell table:formula="of:=([.G122]-0)*0.00032" office:value-type="float" office:value="0.00023361">
            <text:p>0.00023361</text:p>
          </table:table-cell>
          <table:table-cell/>
          <table:table-cell table:formula="of:=SUM([.K122:.O122])" office:value-type="float" office:value="0.363033167642664">
            <text:p>0.3630331676</text:p>
          </table:table-cell>
          <table:table-cell table:formula="of:=SUM([.K122:.M122])+[.P122]" office:value-type="float" office:value="0.363266777642664">
            <text:p>0.363266777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2]*[.M$2];0.75)+5.31*POWER(10;-15)*([.C122]*POWER([.C122]*[.M$2];1.52)))" office:value-type="float" office:value="0.0896212926775403">
            <text:p>0.0896212927</text:p>
          </table:table-cell>
          <table:table-cell table:style-name="ce2" table:formula="of:=(POWER([.C122];0.5)-POWER([.L$2];0.5))*0.036" office:value-type="float" office:value="0.0779185654857772">
            <text:p>0.0779185655</text:p>
          </table:table-cell>
          <table:table-cell table:number-columns-repeated="2"/>
          <table:table-cell table:formula="of:=0.47*LN(1+2.01*POWER(10;-5)*POWER([.L$2]*[.D122];0.75)+5.31*POWER(10;-15)*([.L$2]*POWER([.L$2]*[.D122];1.52)))" office:value-type="float" office:value="0.0822722448324029">
            <text:p>0.0822722448</text:p>
          </table:table-cell>
          <table:table-cell table:formula="of:=(POWER([.D122];0.5)-POWER([.M$2];0.5))*0.12" office:value-type="float" office:value="0.0307971051748385">
            <text:p>0.0307971052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292.575">
            <text:p>2.93E+002</text:p>
          </table:table-cell>
          <table:table-cell office:value-type="float" office:value="844.75">
            <text:p>8.45E+002</text:p>
          </table:table-cell>
          <table:table-cell office:value-type="float" office:value="278.6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76232813">
            <text:p>7.62E-001</text:p>
          </table:table-cell>
          <table:table-cell table:number-columns-repeated="3"/>
          <table:table-cell table:formula="of:=LN([.B123]/[.K$2])*5.35" office:value-type="float" office:value="0.273384627480533">
            <text:p>0.2733846275</text:p>
          </table:table-cell>
          <table:table-cell table:formula="of:=[.W123]-([.V123]-[.U123])" office:value-type="float" office:value="0.0697844506845185">
            <text:p>0.0697844507</text:p>
          </table:table-cell>
          <table:table-cell table:formula="of:=[.AA123]-([.Z123]-[.U123])" office:value-type="float" office:value="0.029394689559943">
            <text:p>0.0293946896</text:p>
          </table:table-cell>
          <table:table-cell table:formula="of:=([.E123]-[.N$2])*0.00025" office:value-type="float" office:value="0">
            <text:p>0</text:p>
          </table:table-cell>
          <table:table-cell table:formula="of:=([.F123]-[.O$2])*0.00032" office:value-type="float" office:value="0">
            <text:p>0</text:p>
          </table:table-cell>
          <table:table-cell table:formula="of:=([.G123]-0)*0.00032" office:value-type="float" office:value="0.0002439450016">
            <text:p>0.000243945</text:p>
          </table:table-cell>
          <table:table-cell/>
          <table:table-cell table:formula="of:=SUM([.K123:.O123])" office:value-type="float" office:value="0.372563767724994">
            <text:p>0.3725637677</text:p>
          </table:table-cell>
          <table:table-cell table:formula="of:=SUM([.K123:.M123])+[.P123]" office:value-type="float" office:value="0.372807712726594">
            <text:p>0.372807712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3]*[.M$2];0.75)+5.31*POWER(10;-15)*([.C123]*POWER([.C123]*[.M$2];1.52)))" office:value-type="float" office:value="0.0897491704348712">
            <text:p>0.0897491704</text:p>
          </table:table-cell>
          <table:table-cell table:style-name="ce2" table:formula="of:=(POWER([.C123];0.5)-POWER([.L$2];0.5))*0.036" office:value-type="float" office:value="0.0790029206488237">
            <text:p>0.0790029206</text:p>
          </table:table-cell>
          <table:table-cell table:number-columns-repeated="2"/>
          <table:table-cell table:formula="of:=0.47*LN(1+2.01*POWER(10;-5)*POWER([.L$2]*[.D123];0.75)+5.31*POWER(10;-15)*([.L$2]*POWER([.L$2]*[.D123];1.52)))" office:value-type="float" office:value="0.0822926167278323">
            <text:p>0.0822926167</text:p>
          </table:table-cell>
          <table:table-cell table:formula="of:=(POWER([.D123];0.5)-POWER([.M$2];0.5))*0.12" office:value-type="float" office:value="0.0311566058172093">
            <text:p>0.0311566058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292.975">
            <text:p>2.93E+002</text:p>
          </table:table-cell>
          <table:table-cell office:value-type="float" office:value="846.25">
            <text:p>8.46E+002</text:p>
          </table:table-cell>
          <table:table-cell office:value-type="float" office:value="278.7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79604688">
            <text:p>7.96E-001</text:p>
          </table:table-cell>
          <table:table-cell table:number-columns-repeated="3"/>
          <table:table-cell table:formula="of:=LN([.B124]/[.K$2])*5.35" office:value-type="float" office:value="0.280693995879055">
            <text:p>0.2806939959</text:p>
          </table:table-cell>
          <table:table-cell table:formula="of:=[.W124]-([.V124]-[.U124])" office:value-type="float" office:value="0.0706034715008576">
            <text:p>0.0706034715</text:p>
          </table:table-cell>
          <table:table-cell table:formula="of:=[.AA124]-([.Z124]-[.U124])" office:value-type="float" office:value="0.0297337564780975">
            <text:p>0.0297337565</text:p>
          </table:table-cell>
          <table:table-cell table:formula="of:=([.E124]-[.N$2])*0.00025" office:value-type="float" office:value="0">
            <text:p>0</text:p>
          </table:table-cell>
          <table:table-cell table:formula="of:=([.F124]-[.O$2])*0.00032" office:value-type="float" office:value="0">
            <text:p>0</text:p>
          </table:table-cell>
          <table:table-cell table:formula="of:=([.G124]-0)*0.00032" office:value-type="float" office:value="0.0002547350016">
            <text:p>0.000254735</text:p>
          </table:table-cell>
          <table:table-cell/>
          <table:table-cell table:formula="of:=SUM([.K124:.O124])" office:value-type="float" office:value="0.38103122385801">
            <text:p>0.3810312239</text:p>
          </table:table-cell>
          <table:table-cell table:formula="of:=SUM([.K124:.M124])+[.P124]" office:value-type="float" office:value="0.38128595885961">
            <text:p>0.381285958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4]*[.M$2];0.75)+5.31*POWER(10;-15)*([.C124]*POWER([.C124]*[.M$2];1.52)))" office:value-type="float" office:value="0.0898587032673092">
            <text:p>0.0898587033</text:p>
          </table:table-cell>
          <table:table-cell table:style-name="ce2" table:formula="of:=(POWER([.C124];0.5)-POWER([.L$2];0.5))*0.036" office:value-type="float" office:value="0.0799314742976007">
            <text:p>0.0799314743</text:p>
          </table:table-cell>
          <table:table-cell table:number-columns-repeated="2"/>
          <table:table-cell table:formula="of:=0.47*LN(1+2.01*POWER(10;-5)*POWER([.L$2]*[.D124];0.75)+5.31*POWER(10;-15)*([.L$2]*POWER([.L$2]*[.D124];1.52)))" office:value-type="float" office:value="0.082312985938697">
            <text:p>0.0823129859</text:p>
          </table:table-cell>
          <table:table-cell table:formula="of:=(POWER([.D124];0.5)-POWER([.M$2];0.5))*0.12" office:value-type="float" office:value="0.0315160419462285">
            <text:p>0.0315160419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293.3">
            <text:p>2.93E+002</text:p>
          </table:table-cell>
          <table:table-cell office:value-type="float" office:value="848">
            <text:p>8.48E+002</text:p>
          </table:table-cell>
          <table:table-cell office:value-type="float" office:value="278.8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83139063">
            <text:p>8.31E-001</text:p>
          </table:table-cell>
          <table:table-cell table:number-columns-repeated="3"/>
          <table:table-cell table:formula="of:=LN([.B125]/[.K$2])*5.35" office:value-type="float" office:value="0.286625513266311">
            <text:p>0.2866255133</text:p>
          </table:table-cell>
          <table:table-cell table:formula="of:=[.W125]-([.V125]-[.U125])" office:value-type="float" office:value="0.071558045530121">
            <text:p>0.0715580455</text:p>
          </table:table-cell>
          <table:table-cell table:formula="of:=[.AA125]-([.Z125]-[.U125])" office:value-type="float" office:value="0.0300727616010604">
            <text:p>0.0300727616</text:p>
          </table:table-cell>
          <table:table-cell table:formula="of:=([.E125]-[.N$2])*0.00025" office:value-type="float" office:value="0">
            <text:p>0</text:p>
          </table:table-cell>
          <table:table-cell table:formula="of:=([.F125]-[.O$2])*0.00032" office:value-type="float" office:value="0">
            <text:p>0</text:p>
          </table:table-cell>
          <table:table-cell table:formula="of:=([.G125]-0)*0.00032" office:value-type="float" office:value="0.0002660450016">
            <text:p>0.000266045</text:p>
          </table:table-cell>
          <table:table-cell/>
          <table:table-cell table:formula="of:=SUM([.K125:.O125])" office:value-type="float" office:value="0.388256320397492">
            <text:p>0.3882563204</text:p>
          </table:table-cell>
          <table:table-cell table:formula="of:=SUM([.K125:.M125])+[.P125]" office:value-type="float" office:value="0.388522365399092">
            <text:p>0.388522365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5]*[.M$2];0.75)+5.31*POWER(10;-15)*([.C125]*POWER([.C125]*[.M$2];1.52)))" office:value-type="float" office:value="0.0899864023336426">
            <text:p>0.0899864023</text:p>
          </table:table-cell>
          <table:table-cell table:style-name="ce2" table:formula="of:=(POWER([.C125];0.5)-POWER([.L$2];0.5))*0.036" office:value-type="float" office:value="0.0810137473931976">
            <text:p>0.0810137474</text:p>
          </table:table-cell>
          <table:table-cell table:number-columns-repeated="2"/>
          <table:table-cell table:formula="of:=0.47*LN(1+2.01*POWER(10;-5)*POWER([.L$2]*[.D125];0.75)+5.31*POWER(10;-15)*([.L$2]*POWER([.L$2]*[.D125];1.52)))" office:value-type="float" office:value="0.0823333524661207">
            <text:p>0.0823333525</text:p>
          </table:table-cell>
          <table:table-cell table:formula="of:=(POWER([.D125];0.5)-POWER([.M$2];0.5))*0.12" office:value-type="float" office:value="0.0318754135966151">
            <text:p>0.0318754136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293.575">
            <text:p>2.94E+002</text:p>
          </table:table-cell>
          <table:table-cell office:value-type="float" office:value="850">
            <text:p>8.50E+002</text:p>
          </table:table-cell>
          <table:table-cell office:value-type="float" office:value="278.875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86835938">
            <text:p>8.68E-001</text:p>
          </table:table-cell>
          <table:table-cell table:number-columns-repeated="3"/>
          <table:table-cell table:formula="of:=LN([.B126]/[.K$2])*5.35" office:value-type="float" office:value="0.291639358148718">
            <text:p>0.2916393581</text:p>
          </table:table-cell>
          <table:table-cell table:formula="of:=[.W126]-([.V126]-[.U126])" office:value-type="float" office:value="0.0726477381366187">
            <text:p>0.0726477381</text:p>
          </table:table-cell>
          <table:table-cell table:formula="of:=[.AA126]-([.Z126]-[.U126])" office:value-type="float" office:value="0.0303269749103804">
            <text:p>0.0303269749</text:p>
          </table:table-cell>
          <table:table-cell table:formula="of:=([.E126]-[.N$2])*0.00025" office:value-type="float" office:value="0">
            <text:p>0</text:p>
          </table:table-cell>
          <table:table-cell table:formula="of:=([.F126]-[.O$2])*0.00032" office:value-type="float" office:value="0">
            <text:p>0</text:p>
          </table:table-cell>
          <table:table-cell table:formula="of:=([.G126]-0)*0.00032" office:value-type="float" office:value="0.0002778750016">
            <text:p>0.000277875</text:p>
          </table:table-cell>
          <table:table-cell/>
          <table:table-cell table:formula="of:=SUM([.K126:.O126])" office:value-type="float" office:value="0.394614071195717">
            <text:p>0.3946140712</text:p>
          </table:table-cell>
          <table:table-cell table:formula="of:=SUM([.K126:.M126])+[.P126]" office:value-type="float" office:value="0.394891946197317">
            <text:p>0.394891946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6]*[.M$2];0.75)+5.31*POWER(10;-15)*([.C126]*POWER([.C126]*[.M$2];1.52)))" office:value-type="float" office:value="0.0901322267429044">
            <text:p>0.0901322267</text:p>
          </table:table-cell>
          <table:table-cell table:style-name="ce2" table:formula="of:=(POWER([.C126];0.5)-POWER([.L$2];0.5))*0.036" office:value-type="float" office:value="0.0822492644089571">
            <text:p>0.0822492644</text:p>
          </table:table-cell>
          <table:table-cell table:number-columns-repeated="2"/>
          <table:table-cell table:formula="of:=0.47*LN(1+2.01*POWER(10;-5)*POWER([.L$2]*[.D126];0.75)+5.31*POWER(10;-15)*([.L$2]*POWER([.L$2]*[.D126];1.52)))" office:value-type="float" office:value="0.0823486256013558">
            <text:p>0.0823486256</text:p>
          </table:table-cell>
          <table:table-cell table:formula="of:=(POWER([.D126];0.5)-POWER([.M$2];0.5))*0.12" office:value-type="float" office:value="0.0321449000411701">
            <text:p>0.0321449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293.8">
            <text:p>2.94E+002</text:p>
          </table:table-cell>
          <table:table-cell office:value-type="float" office:value="852">
            <text:p>8.52E+002</text:p>
          </table:table-cell>
          <table:table-cell office:value-type="float" office:value="278.925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90695313">
            <text:p>9.07E-001</text:p>
          </table:table-cell>
          <table:table-cell table:number-columns-repeated="3"/>
          <table:table-cell table:formula="of:=LN([.B127]/[.K$2])*5.35" office:value-type="float" office:value="0.295738102762899">
            <text:p>0.2957381028</text:p>
          </table:table-cell>
          <table:table-cell table:formula="of:=[.W127]-([.V127]-[.U127])" office:value-type="float" office:value="0.0737361029088381">
            <text:p>0.0737361029</text:p>
          </table:table-cell>
          <table:table-cell table:formula="of:=[.AA127]-([.Z127]-[.U127])" office:value-type="float" office:value="0.0304964311564068">
            <text:p>0.0304964312</text:p>
          </table:table-cell>
          <table:table-cell table:formula="of:=([.E127]-[.N$2])*0.00025" office:value-type="float" office:value="0">
            <text:p>0</text:p>
          </table:table-cell>
          <table:table-cell table:formula="of:=([.F127]-[.O$2])*0.00032" office:value-type="float" office:value="0">
            <text:p>0</text:p>
          </table:table-cell>
          <table:table-cell table:formula="of:=([.G127]-0)*0.00032" office:value-type="float" office:value="0.0002902250016">
            <text:p>0.000290225</text:p>
          </table:table-cell>
          <table:table-cell/>
          <table:table-cell table:formula="of:=SUM([.K127:.O127])" office:value-type="float" office:value="0.399970636828144">
            <text:p>0.3999706368</text:p>
          </table:table-cell>
          <table:table-cell table:formula="of:=SUM([.K127:.M127])+[.P127]" office:value-type="float" office:value="0.400260861829744">
            <text:p>0.400260861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7]*[.M$2];0.75)+5.31*POWER(10;-15)*([.C127]*POWER([.C127]*[.M$2];1.52)))" office:value-type="float" office:value="0.0902779262900335">
            <text:p>0.0902779263</text:p>
          </table:table-cell>
          <table:table-cell table:style-name="ce2" table:formula="of:=(POWER([.C127];0.5)-POWER([.L$2];0.5))*0.036" office:value-type="float" office:value="0.0834833287283055">
            <text:p>0.0834833287</text:p>
          </table:table-cell>
          <table:table-cell table:number-columns-repeated="2"/>
          <table:table-cell table:formula="of:=0.47*LN(1+2.01*POWER(10;-5)*POWER([.L$2]*[.D127];0.75)+5.31*POWER(10;-15)*([.L$2]*POWER([.L$2]*[.D127];1.52)))" office:value-type="float" office:value="0.0823588068535218">
            <text:p>0.0823588069</text:p>
          </table:table-cell>
          <table:table-cell table:formula="of:=(POWER([.D127];0.5)-POWER([.M$2];0.5))*0.12" office:value-type="float" office:value="0.0323245375393625">
            <text:p>0.0323245375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294">
            <text:p>2.94E+002</text:p>
          </table:table-cell>
          <table:table-cell office:value-type="float" office:value="854">
            <text:p>8.54E+002</text:p>
          </table:table-cell>
          <table:table-cell office:value-type="float" office:value="279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94717188">
            <text:p>9.47E-001</text:p>
          </table:table-cell>
          <table:table-cell table:number-columns-repeated="3"/>
          <table:table-cell table:formula="of:=LN([.B128]/[.K$2])*5.35" office:value-type="float" office:value="0.299378797017039">
            <text:p>0.299378797</text:p>
          </table:table-cell>
          <table:table-cell table:formula="of:=[.W128]-([.V128]-[.U128])" office:value-type="float" office:value="0.0748231446016146">
            <text:p>0.0748231446</text:p>
          </table:table-cell>
          <table:table-cell table:formula="of:=[.AA128]-([.Z128]-[.U128])" office:value-type="float" office:value="0.030750586595641">
            <text:p>0.0307505866</text:p>
          </table:table-cell>
          <table:table-cell table:formula="of:=([.E128]-[.N$2])*0.00025" office:value-type="float" office:value="0">
            <text:p>0</text:p>
          </table:table-cell>
          <table:table-cell table:formula="of:=([.F128]-[.O$2])*0.00032" office:value-type="float" office:value="0">
            <text:p>0</text:p>
          </table:table-cell>
          <table:table-cell table:formula="of:=([.G128]-0)*0.00032" office:value-type="float" office:value="0.0003030950016">
            <text:p>0.000303095</text:p>
          </table:table-cell>
          <table:table-cell/>
          <table:table-cell table:formula="of:=SUM([.K128:.O128])" office:value-type="float" office:value="0.404952528214294">
            <text:p>0.4049525282</text:p>
          </table:table-cell>
          <table:table-cell table:formula="of:=SUM([.K128:.M128])+[.P128]" office:value-type="float" office:value="0.405255623215894">
            <text:p>0.405255623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8]*[.M$2];0.75)+5.31*POWER(10;-15)*([.C128]*POWER([.C128]*[.M$2];1.52)))" office:value-type="float" office:value="0.0904235013323313">
            <text:p>0.0904235013</text:p>
          </table:table-cell>
          <table:table-cell table:style-name="ce2" table:formula="of:=(POWER([.C128];0.5)-POWER([.L$2];0.5))*0.036" office:value-type="float" office:value="0.0847159454633799">
            <text:p>0.0847159455</text:p>
          </table:table-cell>
          <table:table-cell table:number-columns-repeated="2"/>
          <table:table-cell table:formula="of:=0.47*LN(1+2.01*POWER(10;-5)*POWER([.L$2]*[.D128];0.75)+5.31*POWER(10;-15)*([.L$2]*POWER([.L$2]*[.D128];1.52)))" office:value-type="float" office:value="0.0823740774751351">
            <text:p>0.0823740775</text:p>
          </table:table-cell>
          <table:table-cell table:formula="of:=(POWER([.D128];0.5)-POWER([.M$2];0.5))*0.12" office:value-type="float" office:value="0.0325939636002101">
            <text:p>0.0325939636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294.175">
            <text:p>2.94E+002</text:p>
          </table:table-cell>
          <table:table-cell office:value-type="float" office:value="856">
            <text:p>8.56E+002</text:p>
          </table:table-cell>
          <table:table-cell office:value-type="float" office:value="279.1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0.98921875">
            <text:p>9.89E-001</text:p>
          </table:table-cell>
          <table:table-cell table:number-columns-repeated="3"/>
          <table:table-cell table:formula="of:=LN([.B129]/[.K$2])*5.35" office:value-type="float" office:value="0.302562373427552">
            <text:p>0.3025623734</text:p>
          </table:table-cell>
          <table:table-cell table:formula="of:=[.W129]-([.V129]-[.U129])" office:value-type="float" office:value="0.0759088679416623">
            <text:p>0.0759088679</text:p>
          </table:table-cell>
          <table:table-cell table:formula="of:=[.AA129]-([.Z129]-[.U129])" office:value-type="float" office:value="0.0310894065342976">
            <text:p>0.0310894065</text:p>
          </table:table-cell>
          <table:table-cell table:formula="of:=([.E129]-[.N$2])*0.00025" office:value-type="float" office:value="0">
            <text:p>0</text:p>
          </table:table-cell>
          <table:table-cell table:formula="of:=([.F129]-[.O$2])*0.00032" office:value-type="float" office:value="0">
            <text:p>0</text:p>
          </table:table-cell>
          <table:table-cell table:formula="of:=([.G129]-0)*0.00032" office:value-type="float" office:value="0.00031655">
            <text:p>0.00031655</text:p>
          </table:table-cell>
          <table:table-cell/>
          <table:table-cell table:formula="of:=SUM([.K129:.O129])" office:value-type="float" office:value="0.409560647903512">
            <text:p>0.4095606479</text:p>
          </table:table-cell>
          <table:table-cell table:formula="of:=SUM([.K129:.M129])+[.P129]" office:value-type="float" office:value="0.409877197903512">
            <text:p>0.409877197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29]*[.M$2];0.75)+5.31*POWER(10;-15)*([.C129]*POWER([.C129]*[.M$2];1.52)))" office:value-type="float" office:value="0.0905689522253079">
            <text:p>0.0905689522</text:p>
          </table:table-cell>
          <table:table-cell table:style-name="ce2" table:formula="of:=(POWER([.C129];0.5)-POWER([.L$2];0.5))*0.036" office:value-type="float" office:value="0.0859471196964041">
            <text:p>0.0859471197</text:p>
          </table:table-cell>
          <table:table-cell table:number-columns-repeated="2"/>
          <table:table-cell table:formula="of:=0.47*LN(1+2.01*POWER(10;-5)*POWER([.L$2]*[.D129];0.75)+5.31*POWER(10;-15)*([.L$2]*POWER([.L$2]*[.D129];1.52)))" office:value-type="float" office:value="0.0823944359589688">
            <text:p>0.082394436</text:p>
          </table:table-cell>
          <table:table-cell table:formula="of:=(POWER([.D129];0.5)-POWER([.M$2];0.5))*0.12" office:value-type="float" office:value="0.0329531420227003">
            <text:p>0.032953142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294.325">
            <text:p>2.94E+002</text:p>
          </table:table-cell>
          <table:table-cell office:value-type="float" office:value="858.25">
            <text:p>8.58E+002</text:p>
          </table:table-cell>
          <table:table-cell office:value-type="float" office:value="279.2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0330937">
            <text:p>1.03E+000</text:p>
          </table:table-cell>
          <table:table-cell table:number-columns-repeated="3"/>
          <table:table-cell table:formula="of:=LN([.B130]/[.K$2])*5.35" office:value-type="float" office:value="0.305289646213885">
            <text:p>0.3052896462</text:p>
          </table:table-cell>
          <table:table-cell table:formula="of:=[.W130]-([.V130]-[.U130])" office:value-type="float" office:value="0.077128736705228">
            <text:p>0.0771287367</text:p>
          </table:table-cell>
          <table:table-cell table:formula="of:=[.AA130]-([.Z130]-[.U130])" office:value-type="float" office:value="0.0314281648118416">
            <text:p>0.0314281648</text:p>
          </table:table-cell>
          <table:table-cell table:formula="of:=([.E130]-[.N$2])*0.00025" office:value-type="float" office:value="0">
            <text:p>0</text:p>
          </table:table-cell>
          <table:table-cell table:formula="of:=([.F130]-[.O$2])*0.00032" office:value-type="float" office:value="0">
            <text:p>0</text:p>
          </table:table-cell>
          <table:table-cell table:formula="of:=([.G130]-0)*0.00032" office:value-type="float" office:value="0.000330589984">
            <text:p>0.00033059</text:p>
          </table:table-cell>
          <table:table-cell/>
          <table:table-cell table:formula="of:=SUM([.K130:.O130])" office:value-type="float" office:value="0.413846547730954">
            <text:p>0.4138465477</text:p>
          </table:table-cell>
          <table:table-cell table:formula="of:=SUM([.K130:.M130])+[.P130]" office:value-type="float" office:value="0.414177137714954">
            <text:p>0.414177137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0]*[.M$2];0.75)+5.31*POWER(10;-15)*([.C130]*POWER([.C130]*[.M$2];1.52)))" office:value-type="float" office:value="0.0907324365230392">
            <text:p>0.0907324365</text:p>
          </table:table-cell>
          <table:table-cell table:style-name="ce2" table:formula="of:=(POWER([.C130];0.5)-POWER([.L$2];0.5))*0.036" office:value-type="float" office:value="0.0873304727577012">
            <text:p>0.0873304728</text:p>
          </table:table-cell>
          <table:table-cell table:number-columns-repeated="2"/>
          <table:table-cell table:formula="of:=0.47*LN(1+2.01*POWER(10;-5)*POWER([.L$2]*[.D130];0.75)+5.31*POWER(10;-15)*([.L$2]*POWER([.L$2]*[.D130];1.52)))" office:value-type="float" office:value="0.0824147917638472">
            <text:p>0.0824147918</text:p>
          </table:table-cell>
          <table:table-cell table:formula="of:=(POWER([.D130];0.5)-POWER([.M$2];0.5))*0.12" office:value-type="float" office:value="0.0333122561051228">
            <text:p>0.033312256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294.475">
            <text:p>2.94E+002</text:p>
          </table:table-cell>
          <table:table-cell office:value-type="float" office:value="860.75">
            <text:p>8.61E+002</text:p>
          </table:table-cell>
          <table:table-cell office:value-type="float" office:value="279.3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0787969">
            <text:p>1.08E+000</text:p>
          </table:table-cell>
          <table:table-cell table:number-columns-repeated="3"/>
          <table:table-cell table:formula="of:=LN([.B131]/[.K$2])*5.35" office:value-type="float" office:value="0.308015529425029">
            <text:p>0.3080155294</text:p>
          </table:table-cell>
          <table:table-cell table:formula="of:=[.W131]-([.V131]-[.U131])" office:value-type="float" office:value="0.0784822045715287">
            <text:p>0.0784822046</text:p>
          </table:table-cell>
          <table:table-cell table:formula="of:=[.AA131]-([.Z131]-[.U131])" office:value-type="float" office:value="0.0317668614617164">
            <text:p>0.0317668615</text:p>
          </table:table-cell>
          <table:table-cell table:formula="of:=([.E131]-[.N$2])*0.00025" office:value-type="float" office:value="0">
            <text:p>0</text:p>
          </table:table-cell>
          <table:table-cell table:formula="of:=([.F131]-[.O$2])*0.00032" office:value-type="float" office:value="0">
            <text:p>0</text:p>
          </table:table-cell>
          <table:table-cell table:formula="of:=([.G131]-0)*0.00032" office:value-type="float" office:value="0.000345215008">
            <text:p>0.000345215</text:p>
          </table:table-cell>
          <table:table-cell/>
          <table:table-cell table:formula="of:=SUM([.K131:.O131])" office:value-type="float" office:value="0.418264595458274">
            <text:p>0.4182645955</text:p>
          </table:table-cell>
          <table:table-cell table:formula="of:=SUM([.K131:.M131])+[.P131]" office:value-type="float" office:value="0.418609810466274">
            <text:p>0.418609810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1]*[.M$2];0.75)+5.31*POWER(10;-15)*([.C131]*POWER([.C131]*[.M$2];1.52)))" office:value-type="float" office:value="0.0909139025928437">
            <text:p>0.0909139026</text:p>
          </table:table-cell>
          <table:table-cell table:style-name="ce2" table:formula="of:=(POWER([.C131];0.5)-POWER([.L$2];0.5))*0.036" office:value-type="float" office:value="0.0888654066938063">
            <text:p>0.0888654067</text:p>
          </table:table-cell>
          <table:table-cell table:number-columns-repeated="2"/>
          <table:table-cell table:formula="of:=0.47*LN(1+2.01*POWER(10;-5)*POWER([.L$2]*[.D131];0.75)+5.31*POWER(10;-15)*([.L$2]*POWER([.L$2]*[.D131];1.52)))" office:value-type="float" office:value="0.0824351448908897">
            <text:p>0.0824351449</text:p>
          </table:table-cell>
          <table:table-cell table:formula="of:=(POWER([.D131];0.5)-POWER([.M$2];0.5))*0.12" office:value-type="float" office:value="0.0336713058820401">
            <text:p>0.0336713059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294.6">
            <text:p>2.95E+002</text:p>
          </table:table-cell>
          <table:table-cell office:value-type="float" office:value="863">
            <text:p>8.63E+002</text:p>
          </table:table-cell>
          <table:table-cell office:value-type="float" office:value="279.375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1267344">
            <text:p>1.13E+000</text:p>
          </table:table-cell>
          <table:table-cell table:number-columns-repeated="3"/>
          <table:table-cell table:formula="of:=LN([.B132]/[.K$2])*5.35" office:value-type="float" office:value="0.310286038307727">
            <text:p>0.3102860383</text:p>
          </table:table-cell>
          <table:table-cell table:formula="of:=[.W132]-([.V132]-[.U132])" office:value-type="float" office:value="0.0796985851943703">
            <text:p>0.0796985852</text:p>
          </table:table-cell>
          <table:table-cell table:formula="of:=[.AA132]-([.Z132]-[.U132])" office:value-type="float" office:value="0.0320208435260672">
            <text:p>0.0320208435</text:p>
          </table:table-cell>
          <table:table-cell table:formula="of:=([.E132]-[.N$2])*0.00025" office:value-type="float" office:value="0">
            <text:p>0</text:p>
          </table:table-cell>
          <table:table-cell table:formula="of:=([.F132]-[.O$2])*0.00032" office:value-type="float" office:value="0">
            <text:p>0</text:p>
          </table:table-cell>
          <table:table-cell table:formula="of:=([.G132]-0)*0.00032" office:value-type="float" office:value="0.000360555008">
            <text:p>0.000360555</text:p>
          </table:table-cell>
          <table:table-cell/>
          <table:table-cell table:formula="of:=SUM([.K132:.O132])" office:value-type="float" office:value="0.422005467028165">
            <text:p>0.422005467</text:p>
          </table:table-cell>
          <table:table-cell table:formula="of:=SUM([.K132:.M132])+[.P132]" office:value-type="float" office:value="0.422366022036165">
            <text:p>0.42236602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2]*[.M$2];0.75)+5.31*POWER(10;-15)*([.C132]*POWER([.C132]*[.M$2];1.52)))" office:value-type="float" office:value="0.0910770577659222">
            <text:p>0.0910770578</text:p>
          </table:table-cell>
          <table:table-cell table:style-name="ce2" table:formula="of:=(POWER([.C132];0.5)-POWER([.L$2];0.5))*0.036" office:value-type="float" office:value="0.0902449424897265">
            <text:p>0.0902449425</text:p>
          </table:table-cell>
          <table:table-cell table:number-columns-repeated="2"/>
          <table:table-cell table:formula="of:=0.47*LN(1+2.01*POWER(10;-5)*POWER([.L$2]*[.D132];0.75)+5.31*POWER(10;-15)*([.L$2]*POWER([.L$2]*[.D132];1.52)))" office:value-type="float" office:value="0.0824504079795146">
            <text:p>0.082450408</text:p>
          </table:table-cell>
          <table:table-cell table:formula="of:=(POWER([.D132];0.5)-POWER([.M$2];0.5))*0.12" office:value-type="float" office:value="0.0339405510350157">
            <text:p>0.033940551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294.7">
            <text:p>2.95E+002</text:p>
          </table:table-cell>
          <table:table-cell office:value-type="float" office:value="865">
            <text:p>8.65E+002</text:p>
          </table:table-cell>
          <table:table-cell office:value-type="float" office:value="279.425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1769063">
            <text:p>1.18E+000</text:p>
          </table:table-cell>
          <table:table-cell table:number-columns-repeated="3"/>
          <table:table-cell table:formula="of:=LN([.B133]/[.K$2])*5.35" office:value-type="float" office:value="0.312101751883615">
            <text:p>0.3121017519</text:p>
          </table:table-cell>
          <table:table-cell table:formula="of:=[.W133]-([.V133]-[.U133])" office:value-type="float" office:value="0.0807784336977598">
            <text:p>0.0807784337</text:p>
          </table:table-cell>
          <table:table-cell table:formula="of:=[.AA133]-([.Z133]-[.U133])" office:value-type="float" office:value="0.0321901456610526">
            <text:p>0.0321901457</text:p>
          </table:table-cell>
          <table:table-cell table:formula="of:=([.E133]-[.N$2])*0.00025" office:value-type="float" office:value="0">
            <text:p>0</text:p>
          </table:table-cell>
          <table:table-cell table:formula="of:=([.F133]-[.O$2])*0.00032" office:value-type="float" office:value="0">
            <text:p>0</text:p>
          </table:table-cell>
          <table:table-cell table:formula="of:=([.G133]-0)*0.00032" office:value-type="float" office:value="0.000376610016">
            <text:p>0.00037661</text:p>
          </table:table-cell>
          <table:table-cell/>
          <table:table-cell table:formula="of:=SUM([.K133:.O133])" office:value-type="float" office:value="0.425070331242428">
            <text:p>0.4250703312</text:p>
          </table:table-cell>
          <table:table-cell table:formula="of:=SUM([.K133:.M133])+[.P133]" office:value-type="float" office:value="0.425446941258428">
            <text:p>0.425446941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3]*[.M$2];0.75)+5.31*POWER(10;-15)*([.C133]*POWER([.C133]*[.M$2];1.52)))" office:value-type="float" office:value="0.0912219543390067">
            <text:p>0.0912219543</text:p>
          </table:table-cell>
          <table:table-cell table:style-name="ce2" table:formula="of:=(POWER([.C133];0.5)-POWER([.L$2];0.5))*0.036" office:value-type="float" office:value="0.0914696875662004">
            <text:p>0.0914696876</text:p>
          </table:table-cell>
          <table:table-cell table:number-columns-repeated="2"/>
          <table:table-cell table:formula="of:=0.47*LN(1+2.01*POWER(10;-5)*POWER([.L$2]*[.D133];0.75)+5.31*POWER(10;-15)*([.L$2]*POWER([.L$2]*[.D133];1.52)))" office:value-type="float" office:value="0.0824605825356898">
            <text:p>0.0824605825</text:p>
          </table:table-cell>
          <table:table-cell table:formula="of:=(POWER([.D133];0.5)-POWER([.M$2];0.5))*0.12" office:value-type="float" office:value="0.0341200277261763">
            <text:p>0.0341200277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94.8">
            <text:p>2.95E+002</text:p>
          </table:table-cell>
          <table:table-cell office:value-type="float" office:value="867.25">
            <text:p>8.67E+002</text:p>
          </table:table-cell>
          <table:table-cell office:value-type="float" office:value="279.475">
            <text:p>2.79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2291094">
            <text:p>1.23E+000</text:p>
          </table:table-cell>
          <table:table-cell table:number-columns-repeated="3"/>
          <table:table-cell table:formula="of:=LN([.B134]/[.K$2])*5.35" office:value-type="float" office:value="0.313916849441313">
            <text:p>0.3139168494</text:p>
          </table:table-cell>
          <table:table-cell table:formula="of:=[.W134]-([.V134]-[.U134])" office:value-type="float" office:value="0.081991718133262">
            <text:p>0.0819917181</text:p>
          </table:table-cell>
          <table:table-cell table:formula="of:=[.AA134]-([.Z134]-[.U134])" office:value-type="float" office:value="0.0323594324079067">
            <text:p>0.0323594324</text:p>
          </table:table-cell>
          <table:table-cell table:formula="of:=([.E134]-[.N$2])*0.00025" office:value-type="float" office:value="0">
            <text:p>0</text:p>
          </table:table-cell>
          <table:table-cell table:formula="of:=([.F134]-[.O$2])*0.00032" office:value-type="float" office:value="0">
            <text:p>0</text:p>
          </table:table-cell>
          <table:table-cell table:formula="of:=([.G134]-0)*0.00032" office:value-type="float" office:value="0.000393315008">
            <text:p>0.000393315</text:p>
          </table:table-cell>
          <table:table-cell/>
          <table:table-cell table:formula="of:=SUM([.K134:.O134])" office:value-type="float" office:value="0.428267999982482">
            <text:p>0.428268</text:p>
          </table:table-cell>
          <table:table-cell table:formula="of:=SUM([.K134:.M134])+[.P134]" office:value-type="float" office:value="0.428661314990482">
            <text:p>0.42866131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4]*[.M$2];0.75)+5.31*POWER(10;-15)*([.C134]*POWER([.C134]*[.M$2];1.52)))" office:value-type="float" office:value="0.091384816903267">
            <text:p>0.0913848169</text:p>
          </table:table-cell>
          <table:table-cell table:style-name="ce2" table:formula="of:=(POWER([.C134];0.5)-POWER([.L$2];0.5))*0.036" office:value-type="float" office:value="0.092845834565963">
            <text:p>0.0928458346</text:p>
          </table:table-cell>
          <table:table-cell table:number-columns-repeated="2"/>
          <table:table-cell table:formula="of:=0.47*LN(1+2.01*POWER(10;-5)*POWER([.L$2]*[.D134];0.75)+5.31*POWER(10;-15)*([.L$2]*POWER([.L$2]*[.D134];1.52)))" office:value-type="float" office:value="0.0824707564230348">
            <text:p>0.0824707564</text:p>
          </table:table-cell>
          <table:table-cell table:formula="of:=(POWER([.D134];0.5)-POWER([.M$2];0.5))*0.12" office:value-type="float" office:value="0.0342994883603754">
            <text:p>0.0342994884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294.9">
            <text:p>2.95E+002</text:p>
          </table:table-cell>
          <table:table-cell office:value-type="float" office:value="869.75">
            <text:p>8.70E+002</text:p>
          </table:table-cell>
          <table:table-cell office:value-type="float" office:value="279.525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2835469">
            <text:p>1.28E+000</text:p>
          </table:table-cell>
          <table:table-cell table:number-columns-repeated="3"/>
          <table:table-cell table:formula="of:=LN([.B135]/[.K$2])*5.35" office:value-type="float" office:value="0.315731331398675">
            <text:p>0.3157313314</text:p>
          </table:table-cell>
          <table:table-cell table:formula="of:=[.W135]-([.V135]-[.U135])" office:value-type="float" office:value="0.0833379007522972">
            <text:p>0.0833379008</text:p>
          </table:table-cell>
          <table:table-cell table:formula="of:=[.AA135]-([.Z135]-[.U135])" office:value-type="float" office:value="0.0325287037707979">
            <text:p>0.0325287038</text:p>
          </table:table-cell>
          <table:table-cell table:formula="of:=([.E135]-[.N$2])*0.00025" office:value-type="float" office:value="0">
            <text:p>0</text:p>
          </table:table-cell>
          <table:table-cell table:formula="of:=([.F135]-[.O$2])*0.00032" office:value-type="float" office:value="0">
            <text:p>0</text:p>
          </table:table-cell>
          <table:table-cell table:formula="of:=([.G135]-0)*0.00032" office:value-type="float" office:value="0.000410735008">
            <text:p>0.000410735</text:p>
          </table:table-cell>
          <table:table-cell/>
          <table:table-cell table:formula="of:=SUM([.K135:.O135])" office:value-type="float" office:value="0.43159793592177">
            <text:p>0.4315979359</text:p>
          </table:table-cell>
          <table:table-cell table:formula="of:=SUM([.K135:.M135])+[.P135]" office:value-type="float" office:value="0.43200867092977">
            <text:p>0.432008670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5]*[.M$2];0.75)+5.31*POWER(10;-15)*([.C135]*POWER([.C135]*[.M$2];1.52)))" office:value-type="float" office:value="0.091565594475293">
            <text:p>0.0915655945</text:p>
          </table:table-cell>
          <table:table-cell table:style-name="ce2" table:formula="of:=(POWER([.C135];0.5)-POWER([.L$2];0.5))*0.036" office:value-type="float" office:value="0.0943727947570242">
            <text:p>0.0943727948</text:p>
          </table:table-cell>
          <table:table-cell table:number-columns-repeated="2"/>
          <table:table-cell table:formula="of:=0.47*LN(1+2.01*POWER(10;-5)*POWER([.L$2]*[.D135];0.75)+5.31*POWER(10;-15)*([.L$2]*POWER([.L$2]*[.D135];1.52)))" office:value-type="float" office:value="0.0824809296416893">
            <text:p>0.0824809296</text:p>
          </table:table-cell>
          <table:table-cell table:formula="of:=(POWER([.D135];0.5)-POWER([.M$2];0.5))*0.12" office:value-type="float" office:value="0.0344789329419211">
            <text:p>0.0344789329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295.025">
            <text:p>2.95E+002</text:p>
          </table:table-cell>
          <table:table-cell office:value-type="float" office:value="872">
            <text:p>8.72E+002</text:p>
          </table:table-cell>
          <table:table-cell office:value-type="float" office:value="279.6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340625">
            <text:p>1.34E+000</text:p>
          </table:table-cell>
          <table:table-cell table:number-columns-repeated="3"/>
          <table:table-cell table:formula="of:=LN([.B136]/[.K$2])*5.35" office:value-type="float" office:value="0.317998568793287">
            <text:p>0.3179985688</text:p>
          </table:table-cell>
          <table:table-cell table:formula="of:=[.W136]-([.V136]-[.U136])" office:value-type="float" office:value="0.0845477520703567">
            <text:p>0.0845477521</text:p>
          </table:table-cell>
          <table:table-cell table:formula="of:=[.AA136]-([.Z136]-[.U136])" office:value-type="float" office:value="0.0327825819793207">
            <text:p>0.032782582</text:p>
          </table:table-cell>
          <table:table-cell table:formula="of:=([.E136]-[.N$2])*0.00025" office:value-type="float" office:value="0">
            <text:p>0</text:p>
          </table:table-cell>
          <table:table-cell table:formula="of:=([.F136]-[.O$2])*0.00032" office:value-type="float" office:value="0">
            <text:p>0</text:p>
          </table:table-cell>
          <table:table-cell table:formula="of:=([.G136]-0)*0.00032" office:value-type="float" office:value="0.000429">
            <text:p>0.000429</text:p>
          </table:table-cell>
          <table:table-cell/>
          <table:table-cell table:formula="of:=SUM([.K136:.O136])" office:value-type="float" office:value="0.435328902842964">
            <text:p>0.4353289028</text:p>
          </table:table-cell>
          <table:table-cell table:formula="of:=SUM([.K136:.M136])+[.P136]" office:value-type="float" office:value="0.435757902842964">
            <text:p>0.435757902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6]*[.M$2];0.75)+5.31*POWER(10;-15)*([.C136]*POWER([.C136]*[.M$2];1.52)))" office:value-type="float" office:value="0.0917281320738172">
            <text:p>0.0917281321</text:p>
          </table:table-cell>
          <table:table-cell table:style-name="ce2" table:formula="of:=(POWER([.C136];0.5)-POWER([.L$2];0.5))*0.036" office:value-type="float" office:value="0.0957451836736078">
            <text:p>0.0957451837</text:p>
          </table:table-cell>
          <table:table-cell table:number-columns-repeated="2"/>
          <table:table-cell table:formula="of:=0.47*LN(1+2.01*POWER(10;-5)*POWER([.L$2]*[.D136];0.75)+5.31*POWER(10;-15)*([.L$2]*POWER([.L$2]*[.D136];1.52)))" office:value-type="float" office:value="0.0824961882161814">
            <text:p>0.0824961882</text:p>
          </table:table-cell>
          <table:table-cell table:formula="of:=(POWER([.D136];0.5)-POWER([.M$2];0.5))*0.12" office:value-type="float" office:value="0.0347480697249361">
            <text:p>0.0347480697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295.225">
            <text:p>2.95E+002</text:p>
          </table:table-cell>
          <table:table-cell office:value-type="float" office:value="874.25">
            <text:p>8.74E+002</text:p>
          </table:table-cell>
          <table:table-cell office:value-type="float" office:value="279.675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001406">
            <text:p>1.40E+000</text:p>
          </table:table-cell>
          <table:table-cell table:number-columns-repeated="3"/>
          <table:table-cell table:formula="of:=LN([.B137]/[.K$2])*5.35" office:value-type="float" office:value="0.321624151312389">
            <text:p>0.3216241513</text:p>
          </table:table-cell>
          <table:table-cell table:formula="of:=[.W137]-([.V137]-[.U137])" office:value-type="float" office:value="0.0857559871334381">
            <text:p>0.0857559871</text:p>
          </table:table-cell>
          <table:table-cell table:formula="of:=[.AA137]-([.Z137]-[.U137])" office:value-type="float" office:value="0.0330364255973615">
            <text:p>0.0330364256</text:p>
          </table:table-cell>
          <table:table-cell table:formula="of:=([.E137]-[.N$2])*0.00025" office:value-type="float" office:value="0">
            <text:p>0</text:p>
          </table:table-cell>
          <table:table-cell table:formula="of:=([.F137]-[.O$2])*0.00032" office:value-type="float" office:value="0">
            <text:p>0</text:p>
          </table:table-cell>
          <table:table-cell table:formula="of:=([.G137]-0)*0.00032" office:value-type="float" office:value="0.000448044992">
            <text:p>0.000448045</text:p>
          </table:table-cell>
          <table:table-cell/>
          <table:table-cell table:formula="of:=SUM([.K137:.O137])" office:value-type="float" office:value="0.440416564043189">
            <text:p>0.440416564</text:p>
          </table:table-cell>
          <table:table-cell table:formula="of:=SUM([.K137:.M137])+[.P137]" office:value-type="float" office:value="0.440864609035189">
            <text:p>0.44086460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7]*[.M$2];0.75)+5.31*POWER(10;-15)*([.C137]*POWER([.C137]*[.M$2];1.52)))" office:value-type="float" office:value="0.0918905164959523">
            <text:p>0.0918905165</text:p>
          </table:table-cell>
          <table:table-cell table:style-name="ce2" table:formula="of:=(POWER([.C137];0.5)-POWER([.L$2];0.5))*0.036" office:value-type="float" office:value="0.0971158031588243">
            <text:p>0.0971158032</text:p>
          </table:table-cell>
          <table:table-cell table:number-columns-repeated="2"/>
          <table:table-cell table:formula="of:=0.47*LN(1+2.01*POWER(10;-5)*POWER([.L$2]*[.D137];0.75)+5.31*POWER(10;-15)*([.L$2]*POWER([.L$2]*[.D137];1.52)))" office:value-type="float" office:value="0.0825114452869044">
            <text:p>0.0825114453</text:p>
          </table:table-cell>
          <table:table-cell table:formula="of:=(POWER([.D137];0.5)-POWER([.M$2];0.5))*0.12" office:value-type="float" office:value="0.0350171704136999">
            <text:p>0.0350171704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295.5">
            <text:p>2.96E+002</text:p>
          </table:table-cell>
          <table:table-cell office:value-type="float" office:value="876.75">
            <text:p>8.77E+002</text:p>
          </table:table-cell>
          <table:table-cell office:value-type="float" office:value="279.725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4622969">
            <text:p>1.46E+000</text:p>
          </table:table-cell>
          <table:table-cell table:number-columns-repeated="3"/>
          <table:table-cell table:formula="of:=LN([.B138]/[.K$2])*5.35" office:value-type="float" office:value="0.32660531888201">
            <text:p>0.3266053189</text:p>
          </table:table-cell>
          <table:table-cell table:formula="of:=[.W138]-([.V138]-[.U138])" office:value-type="float" office:value="0.0870965826449346">
            <text:p>0.0870965826</text:p>
          </table:table-cell>
          <table:table-cell table:formula="of:=[.AA138]-([.Z138]-[.U138])" office:value-type="float" office:value="0.0332056354660579">
            <text:p>0.0332056355</text:p>
          </table:table-cell>
          <table:table-cell table:formula="of:=([.E138]-[.N$2])*0.00025" office:value-type="float" office:value="0">
            <text:p>0</text:p>
          </table:table-cell>
          <table:table-cell table:formula="of:=([.F138]-[.O$2])*0.00032" office:value-type="float" office:value="0">
            <text:p>0</text:p>
          </table:table-cell>
          <table:table-cell table:formula="of:=([.G138]-0)*0.00032" office:value-type="float" office:value="0.000467935008">
            <text:p>0.000467935</text:p>
          </table:table-cell>
          <table:table-cell/>
          <table:table-cell table:formula="of:=SUM([.K138:.O138])" office:value-type="float" office:value="0.446907536993002">
            <text:p>0.446907537</text:p>
          </table:table-cell>
          <table:table-cell table:formula="of:=SUM([.K138:.M138])+[.P138]" office:value-type="float" office:value="0.447375472001002">
            <text:p>0.44737547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8]*[.M$2];0.75)+5.31*POWER(10;-15)*([.C138]*POWER([.C138]*[.M$2];1.52)))" office:value-type="float" office:value="0.0920707645659253">
            <text:p>0.0920707646</text:p>
          </table:table-cell>
          <table:table-cell table:style-name="ce2" table:formula="of:=(POWER([.C138];0.5)-POWER([.L$2];0.5))*0.036" office:value-type="float" office:value="0.0986366467402938">
            <text:p>0.0986366467</text:p>
          </table:table-cell>
          <table:table-cell table:number-columns-repeated="2"/>
          <table:table-cell table:formula="of:=0.47*LN(1+2.01*POWER(10;-5)*POWER([.L$2]*[.D138];0.75)+5.31*POWER(10;-15)*([.L$2]*POWER([.L$2]*[.D138];1.52)))" office:value-type="float" office:value="0.0825216158321913">
            <text:p>0.0825216158</text:p>
          </table:table-cell>
          <table:table-cell table:formula="of:=(POWER([.D138];0.5)-POWER([.M$2];0.5))*0.12" office:value-type="float" office:value="0.0351965508276832">
            <text:p>0.0351965508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95.8">
            <text:p>2.96E+002</text:p>
          </table:table-cell>
          <table:table-cell office:value-type="float" office:value="879.5">
            <text:p>8.80E+002</text:p>
          </table:table-cell>
          <table:table-cell office:value-type="float" office:value="279.8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272969">
            <text:p>1.53E+000</text:p>
          </table:table-cell>
          <table:table-cell table:number-columns-repeated="3"/>
          <table:table-cell table:formula="of:=LN([.B139]/[.K$2])*5.35" office:value-type="float" office:value="0.332034035735434">
            <text:p>0.3320340357</text:p>
          </table:table-cell>
          <table:table-cell table:formula="of:=[.W139]-([.V139]-[.U139])" office:value-type="float" office:value="0.0885689524086969">
            <text:p>0.0885689524</text:p>
          </table:table-cell>
          <table:table-cell table:formula="of:=[.AA139]-([.Z139]-[.U139])" office:value-type="float" office:value="0.033459421464507">
            <text:p>0.0334594215</text:p>
          </table:table-cell>
          <table:table-cell table:formula="of:=([.E139]-[.N$2])*0.00025" office:value-type="float" office:value="0">
            <text:p>0</text:p>
          </table:table-cell>
          <table:table-cell table:formula="of:=([.F139]-[.O$2])*0.00032" office:value-type="float" office:value="0">
            <text:p>0</text:p>
          </table:table-cell>
          <table:table-cell table:formula="of:=([.G139]-0)*0.00032" office:value-type="float" office:value="0.000488735008">
            <text:p>0.000488735</text:p>
          </table:table-cell>
          <table:table-cell/>
          <table:table-cell table:formula="of:=SUM([.K139:.O139])" office:value-type="float" office:value="0.454062409608638">
            <text:p>0.4540624096</text:p>
          </table:table-cell>
          <table:table-cell table:formula="of:=SUM([.K139:.M139])+[.P139]" office:value-type="float" office:value="0.454551144616638">
            <text:p>0.454551144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39]*[.M$2];0.75)+5.31*POWER(10;-15)*([.C139]*POWER([.C139]*[.M$2];1.52)))" office:value-type="float" office:value="0.0922688204949302">
            <text:p>0.0922688205</text:p>
          </table:table-cell>
          <table:table-cell table:style-name="ce2" table:formula="of:=(POWER([.C139];0.5)-POWER([.L$2];0.5))*0.036" office:value-type="float" office:value="0.100307072433061">
            <text:p>0.1003070724</text:p>
          </table:table-cell>
          <table:table-cell table:number-columns-repeated="2"/>
          <table:table-cell table:formula="of:=0.47*LN(1+2.01*POWER(10;-5)*POWER([.L$2]*[.D139];0.75)+5.31*POWER(10;-15)*([.L$2]*POWER([.L$2]*[.D139];1.52)))" office:value-type="float" office:value="0.0825368703976776">
            <text:p>0.0825368704</text:p>
          </table:table-cell>
          <table:table-cell table:formula="of:=(POWER([.D139];0.5)-POWER([.M$2];0.5))*0.12" office:value-type="float" office:value="0.0354655913916186">
            <text:p>0.0354655914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296.125">
            <text:p>2.96E+002</text:p>
          </table:table-cell>
          <table:table-cell office:value-type="float" office:value="883">
            <text:p>8.83E+002</text:p>
          </table:table-cell>
          <table:table-cell office:value-type="float" office:value="279.9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5949375">
            <text:p>1.59E+000</text:p>
          </table:table-cell>
          <table:table-cell table:number-columns-repeated="3"/>
          <table:table-cell table:formula="of:=LN([.B140]/[.K$2])*5.35" office:value-type="float" office:value="0.337908936017472">
            <text:p>0.337908936</text:p>
          </table:table-cell>
          <table:table-cell table:formula="of:=[.W140]-([.V140]-[.U140])" office:value-type="float" office:value="0.0904394324911595">
            <text:p>0.0904394325</text:p>
          </table:table-cell>
          <table:table-cell table:formula="of:=[.AA140]-([.Z140]-[.U140])" office:value-type="float" office:value="0.0337977490490176">
            <text:p>0.033797749</text:p>
          </table:table-cell>
          <table:table-cell table:formula="of:=([.E140]-[.N$2])*0.00025" office:value-type="float" office:value="0">
            <text:p>0</text:p>
          </table:table-cell>
          <table:table-cell table:formula="of:=([.F140]-[.O$2])*0.00032" office:value-type="float" office:value="0">
            <text:p>0</text:p>
          </table:table-cell>
          <table:table-cell table:formula="of:=([.G140]-0)*0.00032" office:value-type="float" office:value="0.00051038">
            <text:p>0.00051038</text:p>
          </table:table-cell>
          <table:table-cell/>
          <table:table-cell table:formula="of:=SUM([.K140:.O140])" office:value-type="float" office:value="0.462146117557649">
            <text:p>0.4621461176</text:p>
          </table:table-cell>
          <table:table-cell table:formula="of:=SUM([.K140:.M140])+[.P140]" office:value-type="float" office:value="0.462656497557649">
            <text:p>0.462656497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0]*[.M$2];0.75)+5.31*POWER(10;-15)*([.C140]*POWER([.C140]*[.M$2];1.52)))" office:value-type="float" office:value="0.0925205642996706">
            <text:p>0.0925205643</text:p>
          </table:table-cell>
          <table:table-cell table:style-name="ce2" table:formula="of:=(POWER([.C140];0.5)-POWER([.L$2];0.5))*0.036" office:value-type="float" office:value="0.102429296320264">
            <text:p>0.1024292963</text:p>
          </table:table-cell>
          <table:table-cell table:number-columns-repeated="2"/>
          <table:table-cell table:formula="of:=0.47*LN(1+2.01*POWER(10;-5)*POWER([.L$2]*[.D140];0.75)+5.31*POWER(10;-15)*([.L$2]*POWER([.L$2]*[.D140];1.52)))" office:value-type="float" office:value="0.0825572074811612">
            <text:p>0.0825572075</text:p>
          </table:table-cell>
          <table:table-cell table:formula="of:=(POWER([.D140];0.5)-POWER([.M$2];0.5))*0.12" office:value-type="float" office:value="0.0358242560596128">
            <text:p>0.0358242561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296.475">
            <text:p>2.96E+002</text:p>
          </table:table-cell>
          <table:table-cell office:value-type="float" office:value="887">
            <text:p>8.87E+002</text:p>
          </table:table-cell>
          <table:table-cell office:value-type="float" office:value="280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6635937">
            <text:p>1.66E+000</text:p>
          </table:table-cell>
          <table:table-cell table:number-columns-repeated="3"/>
          <table:table-cell table:formula="of:=LN([.B141]/[.K$2])*5.35" office:value-type="float" office:value="0.344228545257186">
            <text:p>0.3442285453</text:p>
          </table:table-cell>
          <table:table-cell table:formula="of:=[.W141]-([.V141]-[.U141])" office:value-type="float" office:value="0.0925724272070301">
            <text:p>0.0925724272</text:p>
          </table:table-cell>
          <table:table-cell table:formula="of:=[.AA141]-([.Z141]-[.U141])" office:value-type="float" office:value="0.0341360152391298">
            <text:p>0.0341360152</text:p>
          </table:table-cell>
          <table:table-cell table:formula="of:=([.E141]-[.N$2])*0.00025" office:value-type="float" office:value="0">
            <text:p>0</text:p>
          </table:table-cell>
          <table:table-cell table:formula="of:=([.F141]-[.O$2])*0.00032" office:value-type="float" office:value="0">
            <text:p>0</text:p>
          </table:table-cell>
          <table:table-cell table:formula="of:=([.G141]-0)*0.00032" office:value-type="float" office:value="0.000532349984">
            <text:p>0.00053235</text:p>
          </table:table-cell>
          <table:table-cell/>
          <table:table-cell table:formula="of:=SUM([.K141:.O141])" office:value-type="float" office:value="0.470936987703346">
            <text:p>0.4709369877</text:p>
          </table:table-cell>
          <table:table-cell table:formula="of:=SUM([.K141:.M141])+[.P141]" office:value-type="float" office:value="0.471469337687346">
            <text:p>0.471469337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1]*[.M$2];0.75)+5.31*POWER(10;-15)*([.C141]*POWER([.C141]*[.M$2];1.52)))" office:value-type="float" office:value="0.09280782465249">
            <text:p>0.0928078247</text:p>
          </table:table-cell>
          <table:table-cell table:style-name="ce2" table:formula="of:=(POWER([.C141];0.5)-POWER([.L$2];0.5))*0.036" office:value-type="float" office:value="0.104849551388954">
            <text:p>0.1048495514</text:p>
          </table:table-cell>
          <table:table-cell table:number-columns-repeated="2"/>
          <table:table-cell table:formula="of:=0.47*LN(1+2.01*POWER(10;-5)*POWER([.L$2]*[.D141];0.75)+5.31*POWER(10;-15)*([.L$2]*POWER([.L$2]*[.D141];1.52)))" office:value-type="float" office:value="0.0825775418946197">
            <text:p>0.0825775419</text:p>
          </table:table-cell>
          <table:table-cell table:formula="of:=(POWER([.D141];0.5)-POWER([.M$2];0.5))*0.12" office:value-type="float" office:value="0.0361828566631834">
            <text:p>0.0361828567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296.825">
            <text:p>2.97E+002</text:p>
          </table:table-cell>
          <table:table-cell office:value-type="float" office:value="891.25">
            <text:p>8.91E+002</text:p>
          </table:table-cell>
          <table:table-cell office:value-type="float" office:value="280.1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318437">
            <text:p>1.73E+000</text:p>
          </table:table-cell>
          <table:table-cell table:number-columns-repeated="3"/>
          <table:table-cell table:formula="of:=LN([.B142]/[.K$2])*5.35" office:value-type="float" office:value="0.350540698357521">
            <text:p>0.3505406984</text:p>
          </table:table-cell>
          <table:table-cell table:formula="of:=[.W142]-([.V142]-[.U142])" office:value-type="float" office:value="0.094833281644254">
            <text:p>0.0948332816</text:p>
          </table:table-cell>
          <table:table-cell table:formula="of:=[.AA142]-([.Z142]-[.U142])" office:value-type="float" office:value="0.0344742200680481">
            <text:p>0.0344742201</text:p>
          </table:table-cell>
          <table:table-cell table:formula="of:=([.E142]-[.N$2])*0.00025" office:value-type="float" office:value="0">
            <text:p>0</text:p>
          </table:table-cell>
          <table:table-cell table:formula="of:=([.F142]-[.O$2])*0.00032" office:value-type="float" office:value="0">
            <text:p>0</text:p>
          </table:table-cell>
          <table:table-cell table:formula="of:=([.G142]-0)*0.00032" office:value-type="float" office:value="0.000554189984">
            <text:p>0.00055419</text:p>
          </table:table-cell>
          <table:table-cell/>
          <table:table-cell table:formula="of:=SUM([.K142:.O142])" office:value-type="float" office:value="0.479848200069823">
            <text:p>0.4798482001</text:p>
          </table:table-cell>
          <table:table-cell table:formula="of:=SUM([.K142:.M142])+[.P142]" office:value-type="float" office:value="0.480402390053823">
            <text:p>0.480402390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2]*[.M$2];0.75)+5.31*POWER(10;-15)*([.C142]*POWER([.C142]*[.M$2];1.52)))" office:value-type="float" office:value="0.093112519337144">
            <text:p>0.0931125193</text:p>
          </table:table-cell>
          <table:table-cell table:style-name="ce2" table:formula="of:=(POWER([.C142];0.5)-POWER([.L$2];0.5))*0.036" office:value-type="float" office:value="0.107415100510832">
            <text:p>0.1074151005</text:p>
          </table:table-cell>
          <table:table-cell table:number-columns-repeated="2"/>
          <table:table-cell table:formula="of:=0.47*LN(1+2.01*POWER(10;-5)*POWER([.L$2]*[.D142];0.75)+5.31*POWER(10;-15)*([.L$2]*POWER([.L$2]*[.D142];1.52)))" office:value-type="float" office:value="0.0825978736391656">
            <text:p>0.0825978736</text:p>
          </table:table-cell>
          <table:table-cell table:formula="of:=(POWER([.D142];0.5)-POWER([.M$2];0.5))*0.12" office:value-type="float" office:value="0.0365413932366476">
            <text:p>0.0365413932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297.2">
            <text:p>2.97E+002</text:p>
          </table:table-cell>
          <table:table-cell office:value-type="float" office:value="895.75">
            <text:p>8.96E+002</text:p>
          </table:table-cell>
          <table:table-cell office:value-type="float" office:value="280.2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7998906">
            <text:p>1.80E+000</text:p>
          </table:table-cell>
          <table:table-cell table:number-columns-repeated="3"/>
          <table:table-cell table:formula="of:=LN([.B143]/[.K$2])*5.35" office:value-type="float" office:value="0.357295465468375">
            <text:p>0.3572954655</text:p>
          </table:table-cell>
          <table:table-cell table:formula="of:=[.W143]-([.V143]-[.U143])" office:value-type="float" office:value="0.0972210489504057">
            <text:p>0.097221049</text:p>
          </table:table-cell>
          <table:table-cell table:formula="of:=[.AA143]-([.Z143]-[.U143])" office:value-type="float" office:value="0.0348123635689473">
            <text:p>0.0348123636</text:p>
          </table:table-cell>
          <table:table-cell table:formula="of:=([.E143]-[.N$2])*0.00025" office:value-type="float" office:value="0">
            <text:p>0</text:p>
          </table:table-cell>
          <table:table-cell table:formula="of:=([.F143]-[.O$2])*0.00032" office:value-type="float" office:value="0">
            <text:p>0</text:p>
          </table:table-cell>
          <table:table-cell table:formula="of:=([.G143]-0)*0.00032" office:value-type="float" office:value="0.000575964992">
            <text:p>0.000575965</text:p>
          </table:table-cell>
          <table:table-cell/>
          <table:table-cell table:formula="of:=SUM([.K143:.O143])" office:value-type="float" office:value="0.489328877987728">
            <text:p>0.489328878</text:p>
          </table:table-cell>
          <table:table-cell table:formula="of:=SUM([.K143:.M143])+[.P143]" office:value-type="float" office:value="0.489904842979728">
            <text:p>0.48990484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3]*[.M$2];0.75)+5.31*POWER(10;-15)*([.C143]*POWER([.C143]*[.M$2];1.52)))" office:value-type="float" office:value="0.0934345573113206">
            <text:p>0.0934345573</text:p>
          </table:table-cell>
          <table:table-cell table:style-name="ce2" table:formula="of:=(POWER([.C143];0.5)-POWER([.L$2];0.5))*0.036" office:value-type="float" office:value="0.11012490579116">
            <text:p>0.1101249058</text:p>
          </table:table-cell>
          <table:table-cell table:number-columns-repeated="2"/>
          <table:table-cell table:formula="of:=0.47*LN(1+2.01*POWER(10;-5)*POWER([.L$2]*[.D143];0.75)+5.31*POWER(10;-15)*([.L$2]*POWER([.L$2]*[.D143];1.52)))" office:value-type="float" office:value="0.0826182027159102">
            <text:p>0.0826182027</text:p>
          </table:table-cell>
          <table:table-cell table:formula="of:=(POWER([.D143];0.5)-POWER([.M$2];0.5))*0.12" office:value-type="float" office:value="0.0368998658142914">
            <text:p>0.0368998658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297.625">
            <text:p>2.98E+002</text:p>
          </table:table-cell>
          <table:table-cell office:value-type="float" office:value="900.25">
            <text:p>9.00E+002</text:p>
          </table:table-cell>
          <table:table-cell office:value-type="float" office:value="280.3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8679375">
            <text:p>1.87E+000</text:p>
          </table:table-cell>
          <table:table-cell table:number-columns-repeated="3"/>
          <table:table-cell table:formula="of:=LN([.B144]/[.K$2])*5.35" office:value-type="float" office:value="0.364940572472686">
            <text:p>0.3649405725</text:p>
          </table:table-cell>
          <table:table-cell table:formula="of:=[.W144]-([.V144]-[.U144])" office:value-type="float" office:value="0.0996026110049196">
            <text:p>0.099602611</text:p>
          </table:table-cell>
          <table:table-cell table:formula="of:=[.AA144]-([.Z144]-[.U144])" office:value-type="float" office:value="0.0351504457749727">
            <text:p>0.0351504458</text:p>
          </table:table-cell>
          <table:table-cell table:formula="of:=([.E144]-[.N$2])*0.00025" office:value-type="float" office:value="0">
            <text:p>0</text:p>
          </table:table-cell>
          <table:table-cell table:formula="of:=([.F144]-[.O$2])*0.00032" office:value-type="float" office:value="0">
            <text:p>0</text:p>
          </table:table-cell>
          <table:table-cell table:formula="of:=([.G144]-0)*0.00032" office:value-type="float" office:value="0.00059774">
            <text:p>0.00059774</text:p>
          </table:table-cell>
          <table:table-cell/>
          <table:table-cell table:formula="of:=SUM([.K144:.O144])" office:value-type="float" office:value="0.499693629252578">
            <text:p>0.4996936293</text:p>
          </table:table-cell>
          <table:table-cell table:formula="of:=SUM([.K144:.M144])+[.P144]" office:value-type="float" office:value="0.500291369252578">
            <text:p>0.500291369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4]*[.M$2];0.75)+5.31*POWER(10;-15)*([.C144]*POWER([.C144]*[.M$2];1.52)))" office:value-type="float" office:value="0.0937560023872292">
            <text:p>0.0937560024</text:p>
          </table:table-cell>
          <table:table-cell table:style-name="ce2" table:formula="of:=(POWER([.C144];0.5)-POWER([.L$2];0.5))*0.036" office:value-type="float" office:value="0.112827912921583">
            <text:p>0.1128279129</text:p>
          </table:table-cell>
          <table:table-cell table:number-columns-repeated="2"/>
          <table:table-cell table:formula="of:=0.47*LN(1+2.01*POWER(10;-5)*POWER([.L$2]*[.D144];0.75)+5.31*POWER(10;-15)*([.L$2]*POWER([.L$2]*[.D144];1.52)))" office:value-type="float" office:value="0.0826385291259645">
            <text:p>0.0826385291</text:p>
          </table:table-cell>
          <table:table-cell table:formula="of:=(POWER([.D144];0.5)-POWER([.M$2];0.5))*0.12" office:value-type="float" office:value="0.0372582744303712">
            <text:p>0.0372582744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298.075">
            <text:p>2.98E+002</text:p>
          </table:table-cell>
          <table:table-cell office:value-type="float" office:value="904.75">
            <text:p>9.05E+002</text:p>
          </table:table-cell>
          <table:table-cell office:value-type="float" office:value="280.4">
            <text:p>2.80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1.9388281">
            <text:p>1.94E+000</text:p>
          </table:table-cell>
          <table:table-cell table:number-columns-repeated="3"/>
          <table:table-cell table:formula="of:=LN([.B145]/[.K$2])*5.35" office:value-type="float" office:value="0.373023501658338">
            <text:p>0.3730235017</text:p>
          </table:table-cell>
          <table:table-cell table:formula="of:=[.W145]-([.V145]-[.U145])" office:value-type="float" office:value="0.101978015089">
            <text:p>0.1019780151</text:p>
          </table:table-cell>
          <table:table-cell table:formula="of:=[.AA145]-([.Z145]-[.U145])" office:value-type="float" office:value="0.0354884667192399">
            <text:p>0.0354884667</text:p>
          </table:table-cell>
          <table:table-cell table:formula="of:=([.E145]-[.N$2])*0.00025" office:value-type="float" office:value="0">
            <text:p>0</text:p>
          </table:table-cell>
          <table:table-cell table:formula="of:=([.F145]-[.O$2])*0.00032" office:value-type="float" office:value="0">
            <text:p>0</text:p>
          </table:table-cell>
          <table:table-cell table:formula="of:=([.G145]-0)*0.00032" office:value-type="float" office:value="0.000620424992">
            <text:p>0.000620425</text:p>
          </table:table-cell>
          <table:table-cell/>
          <table:table-cell table:formula="of:=SUM([.K145:.O145])" office:value-type="float" office:value="0.510489983466578">
            <text:p>0.5104899835</text:p>
          </table:table-cell>
          <table:table-cell table:formula="of:=SUM([.K145:.M145])+[.P145]" office:value-type="float" office:value="0.511110408458578">
            <text:p>0.511110408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5]*[.M$2];0.75)+5.31*POWER(10;-15)*([.C145]*POWER([.C145]*[.M$2];1.52)))" office:value-type="float" office:value="0.0940768581924109">
            <text:p>0.0940768582</text:p>
          </table:table-cell>
          <table:table-cell table:style-name="ce2" table:formula="of:=(POWER([.C145];0.5)-POWER([.L$2];0.5))*0.036" office:value-type="float" office:value="0.115524172810845">
            <text:p>0.1155241728</text:p>
          </table:table-cell>
          <table:table-cell table:number-columns-repeated="2"/>
          <table:table-cell table:formula="of:=0.47*LN(1+2.01*POWER(10;-5)*POWER([.L$2]*[.D145];0.75)+5.31*POWER(10;-15)*([.L$2]*POWER([.L$2]*[.D145];1.52)))" office:value-type="float" office:value="0.0826588528704382">
            <text:p>0.0826588529</text:p>
          </table:table-cell>
          <table:table-cell table:formula="of:=(POWER([.D145];0.5)-POWER([.M$2];0.5))*0.12" office:value-type="float" office:value="0.037616619119112">
            <text:p>0.0376166191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298.5">
            <text:p>2.99E+002</text:p>
          </table:table-cell>
          <table:table-cell office:value-type="float" office:value="909.25">
            <text:p>9.09E+002</text:p>
          </table:table-cell>
          <table:table-cell office:value-type="float" office:value="280.525">
            <text:p>2.81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2.029625">
            <text:p>2.03E+000</text:p>
          </table:table-cell>
          <table:table-cell table:number-columns-repeated="3"/>
          <table:table-cell table:formula="of:=LN([.B146]/[.K$2])*5.35" office:value-type="float" office:value="0.380646182409805">
            <text:p>0.3806461824</text:p>
          </table:table-cell>
          <table:table-cell table:formula="of:=[.W146]-([.V146]-[.U146])" office:value-type="float" office:value="0.104347307890204">
            <text:p>0.1043473079</text:p>
          </table:table-cell>
          <table:table-cell table:formula="of:=[.AA146]-([.Z146]-[.U146])" office:value-type="float" office:value="0.0359109068006282">
            <text:p>0.0359109068</text:p>
          </table:table-cell>
          <table:table-cell table:formula="of:=([.E146]-[.N$2])*0.00025" office:value-type="float" office:value="0">
            <text:p>0</text:p>
          </table:table-cell>
          <table:table-cell table:formula="of:=([.F146]-[.O$2])*0.00032" office:value-type="float" office:value="0">
            <text:p>0</text:p>
          </table:table-cell>
          <table:table-cell table:formula="of:=([.G146]-0)*0.00032" office:value-type="float" office:value="0.00064948">
            <text:p>0.00064948</text:p>
          </table:table-cell>
          <table:table-cell/>
          <table:table-cell table:formula="of:=SUM([.K146:.O146])" office:value-type="float" office:value="0.520904397100638">
            <text:p>0.5209043971</text:p>
          </table:table-cell>
          <table:table-cell table:formula="of:=SUM([.K146:.M146])+[.P146]" office:value-type="float" office:value="0.521553877100638">
            <text:p>0.521553877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6]*[.M$2];0.75)+5.31*POWER(10;-15)*([.C146]*POWER([.C146]*[.M$2];1.52)))" office:value-type="float" office:value="0.0943971283158161">
            <text:p>0.0943971283</text:p>
          </table:table-cell>
          <table:table-cell table:style-name="ce2" table:formula="of:=(POWER([.C146];0.5)-POWER([.L$2];0.5))*0.036" office:value-type="float" office:value="0.118213735735454">
            <text:p>0.1182137357</text:p>
          </table:table-cell>
          <table:table-cell table:number-columns-repeated="2"/>
          <table:table-cell table:formula="of:=0.47*LN(1+2.01*POWER(10;-5)*POWER([.L$2]*[.D146];0.75)+5.31*POWER(10;-15)*([.L$2]*POWER([.L$2]*[.D146];1.52)))" office:value-type="float" office:value="0.0826842538042471">
            <text:p>0.0826842538</text:p>
          </table:table-cell>
          <table:table-cell table:formula="of:=(POWER([.D146];0.5)-POWER([.M$2];0.5))*0.12" office:value-type="float" office:value="0.0380644601343093">
            <text:p>0.0380644601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298.9">
            <text:p>2.99E+002</text:p>
          </table:table-cell>
          <table:table-cell office:value-type="float" office:value="914">
            <text:p>9.14E+002</text:p>
          </table:table-cell>
          <table:table-cell office:value-type="float" office:value="280.675">
            <text:p>2.81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2.1376875">
            <text:p>2.14E+000</text:p>
          </table:table-cell>
          <table:table-cell table:number-columns-repeated="3"/>
          <table:table-cell table:formula="of:=LN([.B147]/[.K$2])*5.35" office:value-type="float" office:value="0.387810562456014">
            <text:p>0.3878105625</text:p>
          </table:table-cell>
          <table:table-cell table:formula="of:=[.W147]-([.V147]-[.U147])" office:value-type="float" office:value="0.106841649016645">
            <text:p>0.106841649</text:p>
          </table:table-cell>
          <table:table-cell table:formula="of:=[.AA147]-([.Z147]-[.U147])" office:value-type="float" office:value="0.0364177087050443">
            <text:p>0.0364177087</text:p>
          </table:table-cell>
          <table:table-cell table:formula="of:=([.E147]-[.N$2])*0.00025" office:value-type="float" office:value="0">
            <text:p>0</text:p>
          </table:table-cell>
          <table:table-cell table:formula="of:=([.F147]-[.O$2])*0.00032" office:value-type="float" office:value="0">
            <text:p>0</text:p>
          </table:table-cell>
          <table:table-cell table:formula="of:=([.G147]-0)*0.00032" office:value-type="float" office:value="0.00068406">
            <text:p>0.00068406</text:p>
          </table:table-cell>
          <table:table-cell/>
          <table:table-cell table:formula="of:=SUM([.K147:.O147])" office:value-type="float" office:value="0.531069920177703">
            <text:p>0.5310699202</text:p>
          </table:table-cell>
          <table:table-cell table:formula="of:=SUM([.K147:.M147])+[.P147]" office:value-type="float" office:value="0.531753980177703">
            <text:p>0.531753980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7]*[.M$2];0.75)+5.31*POWER(10;-15)*([.C147]*POWER([.C147]*[.M$2];1.52)))" office:value-type="float" office:value="0.0947345597545546">
            <text:p>0.0947345598</text:p>
          </table:table-cell>
          <table:table-cell table:style-name="ce2" table:formula="of:=(POWER([.C147];0.5)-POWER([.L$2];0.5))*0.036" office:value-type="float" office:value="0.121045508300633">
            <text:p>0.1210455083</text:p>
          </table:table-cell>
          <table:table-cell table:number-columns-repeated="2"/>
          <table:table-cell table:formula="of:=0.47*LN(1+2.01*POWER(10;-5)*POWER([.L$2]*[.D147];0.75)+5.31*POWER(10;-15)*([.L$2]*POWER([.L$2]*[.D147];1.52)))" office:value-type="float" office:value="0.0827147294323917">
            <text:p>0.0827147294</text:p>
          </table:table-cell>
          <table:table-cell table:formula="of:=(POWER([.D147];0.5)-POWER([.M$2];0.5))*0.12" office:value-type="float" office:value="0.03860173766687">
            <text:p>0.0386017377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99.3">
            <text:p>2.99E+002</text:p>
          </table:table-cell>
          <table:table-cell office:value-type="float" office:value="919">
            <text:p>9.19E+002</text:p>
          </table:table-cell>
          <table:table-cell office:value-type="float" office:value="280.825">
            <text:p>2.81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2.24575">
            <text:p>2.25E+000</text:p>
          </table:table-cell>
          <table:table-cell table:number-columns-repeated="3"/>
          <table:table-cell table:formula="of:=LN([.B148]/[.K$2])*5.35" office:value-type="float" office:value="0.394965361248887">
            <text:p>0.3949653612</text:p>
          </table:table-cell>
          <table:table-cell table:formula="of:=[.W148]-([.V148]-[.U148])" office:value-type="float" office:value="0.109460029405662">
            <text:p>0.1094600294</text:p>
          </table:table-cell>
          <table:table-cell table:formula="of:=[.AA148]-([.Z148]-[.U148])" office:value-type="float" office:value="0.0369243730493165">
            <text:p>0.036924373</text:p>
          </table:table-cell>
          <table:table-cell table:formula="of:=([.E148]-[.N$2])*0.00025" office:value-type="float" office:value="0">
            <text:p>0</text:p>
          </table:table-cell>
          <table:table-cell table:formula="of:=([.F148]-[.O$2])*0.00032" office:value-type="float" office:value="0">
            <text:p>0</text:p>
          </table:table-cell>
          <table:table-cell table:formula="of:=([.G148]-0)*0.00032" office:value-type="float" office:value="0.00071864">
            <text:p>0.00071864</text:p>
          </table:table-cell>
          <table:table-cell/>
          <table:table-cell table:formula="of:=SUM([.K148:.O148])" office:value-type="float" office:value="0.541349763703865">
            <text:p>0.5413497637</text:p>
          </table:table-cell>
          <table:table-cell table:formula="of:=SUM([.K148:.M148])+[.P148]" office:value-type="float" office:value="0.542068403703865">
            <text:p>0.542068403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8]*[.M$2];0.75)+5.31*POWER(10;-15)*([.C148]*POWER([.C148]*[.M$2];1.52)))" office:value-type="float" office:value="0.0950890545698434">
            <text:p>0.0950890546</text:p>
          </table:table-cell>
          <table:table-cell table:style-name="ce2" table:formula="of:=(POWER([.C148];0.5)-POWER([.L$2];0.5))*0.036" office:value-type="float" office:value="0.124018383504939">
            <text:p>0.1240183835</text:p>
          </table:table-cell>
          <table:table-cell table:number-columns-repeated="2"/>
          <table:table-cell table:formula="of:=0.47*LN(1+2.01*POWER(10;-5)*POWER([.L$2]*[.D148];0.75)+5.31*POWER(10;-15)*([.L$2]*POWER([.L$2]*[.D148];1.52)))" office:value-type="float" office:value="0.0827451990723271">
            <text:p>0.0827451991</text:p>
          </table:table-cell>
          <table:table-cell table:formula="of:=(POWER([.D148];0.5)-POWER([.M$2];0.5))*0.12" office:value-type="float" office:value="0.0391388716510775">
            <text:p>0.0391388717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299.7">
            <text:p>3.00E+002</text:p>
          </table:table-cell>
          <table:table-cell office:value-type="float" office:value="923.75">
            <text:p>9.24E+002</text:p>
          </table:table-cell>
          <table:table-cell office:value-type="float" office:value="280.975">
            <text:p>2.81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2.3538125">
            <text:p>2.35E+000</text:p>
          </table:table-cell>
          <table:table-cell table:number-columns-repeated="3"/>
          <table:table-cell table:formula="of:=LN([.B149]/[.K$2])*5.35" office:value-type="float" office:value="0.402110604381096">
            <text:p>0.4021106044</text:p>
          </table:table-cell>
          <table:table-cell table:formula="of:=[.W149]-([.V149]-[.U149])" office:value-type="float" office:value="0.11194066617286">
            <text:p>0.1119406662</text:p>
          </table:table-cell>
          <table:table-cell table:formula="of:=[.AA149]-([.Z149]-[.U149])" office:value-type="float" office:value="0.0374308999447106">
            <text:p>0.0374308999</text:p>
          </table:table-cell>
          <table:table-cell table:formula="of:=([.E149]-[.N$2])*0.00025" office:value-type="float" office:value="0">
            <text:p>0</text:p>
          </table:table-cell>
          <table:table-cell table:formula="of:=([.F149]-[.O$2])*0.00032" office:value-type="float" office:value="0">
            <text:p>0</text:p>
          </table:table-cell>
          <table:table-cell table:formula="of:=([.G149]-0)*0.00032" office:value-type="float" office:value="0.00075322">
            <text:p>0.00075322</text:p>
          </table:table-cell>
          <table:table-cell/>
          <table:table-cell table:formula="of:=SUM([.K149:.O149])" office:value-type="float" office:value="0.551482170498667">
            <text:p>0.5514821705</text:p>
          </table:table-cell>
          <table:table-cell table:formula="of:=SUM([.K149:.M149])+[.P149]" office:value-type="float" office:value="0.552235390498667">
            <text:p>0.552235390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49]*[.M$2];0.75)+5.31*POWER(10;-15)*([.C149]*POWER([.C149]*[.M$2];1.52)))" office:value-type="float" office:value="0.0954251675454067">
            <text:p>0.0954251675</text:p>
          </table:table-cell>
          <table:table-cell table:style-name="ce2" table:formula="of:=(POWER([.C149];0.5)-POWER([.L$2];0.5))*0.036" office:value-type="float" office:value="0.126835133247701">
            <text:p>0.1268351332</text:p>
          </table:table-cell>
          <table:table-cell table:number-columns-repeated="2"/>
          <table:table-cell table:formula="of:=0.47*LN(1+2.01*POWER(10;-5)*POWER([.L$2]*[.D149];0.75)+5.31*POWER(10;-15)*([.L$2]*POWER([.L$2]*[.D149];1.52)))" office:value-type="float" office:value="0.0827756627277844">
            <text:p>0.0827756627</text:p>
          </table:table-cell>
          <table:table-cell table:formula="of:=(POWER([.D149];0.5)-POWER([.M$2];0.5))*0.12" office:value-type="float" office:value="0.039675862201929">
            <text:p>0.0396758622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300.075">
            <text:p>3.00E+002</text:p>
          </table:table-cell>
          <table:table-cell office:value-type="float" office:value="928.25">
            <text:p>9.28E+002</text:p>
          </table:table-cell>
          <table:table-cell office:value-type="float" office:value="281.125">
            <text:p>2.81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2.4616719">
            <text:p>2.46E+000</text:p>
          </table:table-cell>
          <table:table-cell table:number-columns-repeated="3"/>
          <table:table-cell table:formula="of:=LN([.B150]/[.K$2])*5.35" office:value-type="float" office:value="0.408800614006126">
            <text:p>0.408800614</text:p>
          </table:table-cell>
          <table:table-cell table:formula="of:=[.W150]-([.V150]-[.U150])" office:value-type="float" office:value="0.114284657341867">
            <text:p>0.1142846573</text:p>
          </table:table-cell>
          <table:table-cell table:formula="of:=[.AA150]-([.Z150]-[.U150])" office:value-type="float" office:value="0.0379372895023432">
            <text:p>0.0379372895</text:p>
          </table:table-cell>
          <table:table-cell table:formula="of:=([.E150]-[.N$2])*0.00025" office:value-type="float" office:value="0">
            <text:p>0</text:p>
          </table:table-cell>
          <table:table-cell table:formula="of:=([.F150]-[.O$2])*0.00032" office:value-type="float" office:value="0">
            <text:p>0</text:p>
          </table:table-cell>
          <table:table-cell table:formula="of:=([.G150]-0)*0.00032" office:value-type="float" office:value="0.000787735008">
            <text:p>0.000787735</text:p>
          </table:table-cell>
          <table:table-cell/>
          <table:table-cell table:formula="of:=SUM([.K150:.O150])" office:value-type="float" office:value="0.561022560850337">
            <text:p>0.5610225609</text:p>
          </table:table-cell>
          <table:table-cell table:formula="of:=SUM([.K150:.M150])+[.P150]" office:value-type="float" office:value="0.561810295858337">
            <text:p>0.561810295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0]*[.M$2];0.75)+5.31*POWER(10;-15)*([.C150]*POWER([.C150]*[.M$2];1.52)))" office:value-type="float" office:value="0.0957430034994144">
            <text:p>0.0957430035</text:p>
          </table:table-cell>
          <table:table-cell table:style-name="ce2" table:formula="of:=(POWER([.C150];0.5)-POWER([.L$2];0.5))*0.036" office:value-type="float" office:value="0.129496960370716">
            <text:p>0.1294969604</text:p>
          </table:table-cell>
          <table:table-cell table:number-columns-repeated="2"/>
          <table:table-cell table:formula="of:=0.47*LN(1+2.01*POWER(10;-5)*POWER([.L$2]*[.D150];0.75)+5.31*POWER(10;-15)*([.L$2]*POWER([.L$2]*[.D150];1.52)))" office:value-type="float" office:value="0.0828061204024908">
            <text:p>0.0828061204</text:p>
          </table:table-cell>
          <table:table-cell table:formula="of:=(POWER([.D150];0.5)-POWER([.M$2];0.5))*0.12" office:value-type="float" office:value="0.040212709434268">
            <text:p>0.0402127094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300.425">
            <text:p>3.00E+002</text:p>
          </table:table-cell>
          <table:table-cell office:value-type="float" office:value="933">
            <text:p>9.33E+002</text:p>
          </table:table-cell>
          <table:table-cell office:value-type="float" office:value="281.3">
            <text:p>2.81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2.5737969">
            <text:p>2.57E+000</text:p>
          </table:table-cell>
          <table:table-cell table:number-columns-repeated="3"/>
          <table:table-cell table:formula="of:=LN([.B151]/[.K$2])*5.35" office:value-type="float" office:value="0.415037084320986">
            <text:p>0.4150370843</text:p>
          </table:table-cell>
          <table:table-cell table:formula="of:=[.W151]-([.V151]-[.U151])" office:value-type="float" office:value="0.116752495597442">
            <text:p>0.1167524956</text:p>
          </table:table-cell>
          <table:table-cell table:formula="of:=[.AA151]-([.Z151]-[.U151])" office:value-type="float" office:value="0.0385279038879453">
            <text:p>0.0385279039</text:p>
          </table:table-cell>
          <table:table-cell table:formula="of:=([.E151]-[.N$2])*0.00025" office:value-type="float" office:value="0">
            <text:p>0</text:p>
          </table:table-cell>
          <table:table-cell table:formula="of:=([.F151]-[.O$2])*0.00032" office:value-type="float" office:value="0">
            <text:p>0</text:p>
          </table:table-cell>
          <table:table-cell table:formula="of:=([.G151]-0)*0.00032" office:value-type="float" office:value="0.000823615008">
            <text:p>0.000823615</text:p>
          </table:table-cell>
          <table:table-cell/>
          <table:table-cell table:formula="of:=SUM([.K151:.O151])" office:value-type="float" office:value="0.570317483806373">
            <text:p>0.5703174838</text:p>
          </table:table-cell>
          <table:table-cell table:formula="of:=SUM([.K151:.M151])+[.P151]" office:value-type="float" office:value="0.571141098814374">
            <text:p>0.571141098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1]*[.M$2];0.75)+5.31*POWER(10;-15)*([.C151]*POWER([.C151]*[.M$2];1.52)))" office:value-type="float" office:value="0.0960778813596182">
            <text:p>0.0960778814</text:p>
          </table:table-cell>
          <table:table-cell table:style-name="ce2" table:formula="of:=(POWER([.C151];0.5)-POWER([.L$2];0.5))*0.036" office:value-type="float" office:value="0.132299676486494">
            <text:p>0.1322996765</text:p>
          </table:table-cell>
          <table:table-cell table:number-columns-repeated="2"/>
          <table:table-cell table:formula="of:=0.47*LN(1+2.01*POWER(10;-5)*POWER([.L$2]*[.D151];0.75)+5.31*POWER(10;-15)*([.L$2]*POWER([.L$2]*[.D151];1.52)))" office:value-type="float" office:value="0.0828416468022765">
            <text:p>0.0828416468</text:p>
          </table:table-cell>
          <table:table-cell table:formula="of:=(POWER([.D151];0.5)-POWER([.M$2];0.5))*0.12" office:value-type="float" office:value="0.0408388502196557">
            <text:p>0.0408388502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300.775">
            <text:p>3.01E+002</text:p>
          </table:table-cell>
          <table:table-cell office:value-type="float" office:value="938.25">
            <text:p>9.38E+002</text:p>
          </table:table-cell>
          <table:table-cell office:value-type="float" office:value="281.475">
            <text:p>2.81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2.7330625">
            <text:p>2.73E+000</text:p>
          </table:table-cell>
          <table:table-cell table:number-columns-repeated="3"/>
          <table:table-cell table:formula="of:=LN([.B152]/[.K$2])*5.35" office:value-type="float" office:value="0.421266293274889">
            <text:p>0.4212662933</text:p>
          </table:table-cell>
          <table:table-cell table:formula="of:=[.W152]-([.V152]-[.U152])" office:value-type="float" office:value="0.119472549492233">
            <text:p>0.1194725495</text:p>
          </table:table-cell>
          <table:table-cell table:formula="of:=[.AA152]-([.Z152]-[.U152])" office:value-type="float" office:value="0.0391183316685845">
            <text:p>0.0391183317</text:p>
          </table:table-cell>
          <table:table-cell table:formula="of:=([.E152]-[.N$2])*0.00025" office:value-type="float" office:value="0">
            <text:p>0</text:p>
          </table:table-cell>
          <table:table-cell table:formula="of:=([.F152]-[.O$2])*0.00032" office:value-type="float" office:value="0">
            <text:p>0</text:p>
          </table:table-cell>
          <table:table-cell table:formula="of:=([.G152]-0)*0.00032" office:value-type="float" office:value="0.00087458">
            <text:p>0.00087458</text:p>
          </table:table-cell>
          <table:table-cell/>
          <table:table-cell table:formula="of:=SUM([.K152:.O152])" office:value-type="float" office:value="0.579857174435706">
            <text:p>0.5798571744</text:p>
          </table:table-cell>
          <table:table-cell table:formula="of:=SUM([.K152:.M152])+[.P152]" office:value-type="float" office:value="0.580731754435706">
            <text:p>0.580731754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2]*[.M$2];0.75)+5.31*POWER(10;-15)*([.C152]*POWER([.C152]*[.M$2];1.52)))" office:value-type="float" office:value="0.0964472785748913">
            <text:p>0.0964472786</text:p>
          </table:table-cell>
          <table:table-cell table:style-name="ce2" table:formula="of:=(POWER([.C152];0.5)-POWER([.L$2];0.5))*0.036" office:value-type="float" office:value="0.135389127596558">
            <text:p>0.1353891276</text:p>
          </table:table-cell>
          <table:table-cell table:number-columns-repeated="2"/>
          <table:table-cell table:formula="of:=0.47*LN(1+2.01*POWER(10;-5)*POWER([.L$2]*[.D152];0.75)+5.31*POWER(10;-15)*([.L$2]*POWER([.L$2]*[.D152];1.52)))" office:value-type="float" office:value="0.0828771650725666">
            <text:p>0.0828771651</text:p>
          </table:table-cell>
          <table:table-cell table:formula="of:=(POWER([.D152];0.5)-POWER([.M$2];0.5))*0.12" office:value-type="float" office:value="0.0414647962705851">
            <text:p>0.0414647963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301.1">
            <text:p>3.01E+002</text:p>
          </table:table-cell>
          <table:table-cell office:value-type="float" office:value="943.75">
            <text:p>9.44E+002</text:p>
          </table:table-cell>
          <table:table-cell office:value-type="float" office:value="281.625">
            <text:p>2.82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2.9246563">
            <text:p>2.92E+000</text:p>
          </table:table-cell>
          <table:table-cell table:number-columns-repeated="3"/>
          <table:table-cell table:formula="of:=LN([.B153]/[.K$2])*5.35" office:value-type="float" office:value="0.427044071614222">
            <text:p>0.4270440716</text:p>
          </table:table-cell>
          <table:table-cell table:formula="of:=[.W153]-([.V153]-[.U153])" office:value-type="float" office:value="0.122313690761141">
            <text:p>0.1223136908</text:p>
          </table:table-cell>
          <table:table-cell table:formula="of:=[.AA153]-([.Z153]-[.U153])" office:value-type="float" office:value="0.0396242642342785">
            <text:p>0.0396242642</text:p>
          </table:table-cell>
          <table:table-cell table:formula="of:=([.E153]-[.N$2])*0.00025" office:value-type="float" office:value="0">
            <text:p>0</text:p>
          </table:table-cell>
          <table:table-cell table:formula="of:=([.F153]-[.O$2])*0.00032" office:value-type="float" office:value="0">
            <text:p>0</text:p>
          </table:table-cell>
          <table:table-cell table:formula="of:=([.G153]-0)*0.00032" office:value-type="float" office:value="0.000935890016">
            <text:p>0.00093589</text:p>
          </table:table-cell>
          <table:table-cell/>
          <table:table-cell table:formula="of:=SUM([.K153:.O153])" office:value-type="float" office:value="0.588982026609642">
            <text:p>0.5889820266</text:p>
          </table:table-cell>
          <table:table-cell table:formula="of:=SUM([.K153:.M153])+[.P153]" office:value-type="float" office:value="0.589917916625642">
            <text:p>0.589917916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3]*[.M$2];0.75)+5.31*POWER(10;-15)*([.C153]*POWER([.C153]*[.M$2];1.52)))" office:value-type="float" office:value="0.0968334485162334">
            <text:p>0.0968334485</text:p>
          </table:table-cell>
          <table:table-cell table:style-name="ce2" table:formula="of:=(POWER([.C153];0.5)-POWER([.L$2];0.5))*0.036" office:value-type="float" office:value="0.138616438806809">
            <text:p>0.1386164388</text:p>
          </table:table-cell>
          <table:table-cell table:number-columns-repeated="2"/>
          <table:table-cell table:formula="of:=0.47*LN(1+2.01*POWER(10;-5)*POWER([.L$2]*[.D153];0.75)+5.31*POWER(10;-15)*([.L$2]*POWER([.L$2]*[.D153];1.52)))" office:value-type="float" office:value="0.0829076028382989">
            <text:p>0.0829076028</text:p>
          </table:table-cell>
          <table:table-cell table:formula="of:=(POWER([.D153];0.5)-POWER([.M$2];0.5))*0.12" office:value-type="float" office:value="0.0420011666020113">
            <text:p>0.0420011666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301.4">
            <text:p>3.01E+002</text:p>
          </table:table-cell>
          <table:table-cell office:value-type="float" office:value="949.25">
            <text:p>9.49E+002</text:p>
          </table:table-cell>
          <table:table-cell office:value-type="float" office:value="281.8">
            <text:p>2.82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3.0425313">
            <text:p>3.04E+000</text:p>
          </table:table-cell>
          <table:table-cell table:number-columns-repeated="3"/>
          <table:table-cell table:formula="of:=LN([.B154]/[.K$2])*5.35" office:value-type="float" office:value="0.432371872884405">
            <text:p>0.4323718729</text:p>
          </table:table-cell>
          <table:table-cell table:formula="of:=[.W154]-([.V154]-[.U154])" office:value-type="float" office:value="0.12514627229694">
            <text:p>0.1251462723</text:p>
          </table:table-cell>
          <table:table-cell table:formula="of:=[.AA154]-([.Z154]-[.U154])" office:value-type="float" office:value="0.0402143459287329">
            <text:p>0.0402143459</text:p>
          </table:table-cell>
          <table:table-cell table:formula="of:=([.E154]-[.N$2])*0.00025" office:value-type="float" office:value="0">
            <text:p>0</text:p>
          </table:table-cell>
          <table:table-cell table:formula="of:=([.F154]-[.O$2])*0.00032" office:value-type="float" office:value="0">
            <text:p>0</text:p>
          </table:table-cell>
          <table:table-cell table:formula="of:=([.G154]-0)*0.00032" office:value-type="float" office:value="0.000973610016">
            <text:p>0.00097361</text:p>
          </table:table-cell>
          <table:table-cell/>
          <table:table-cell table:formula="of:=SUM([.K154:.O154])" office:value-type="float" office:value="0.597732491110077">
            <text:p>0.5977324911</text:p>
          </table:table-cell>
          <table:table-cell table:formula="of:=SUM([.K154:.M154])+[.P154]" office:value-type="float" office:value="0.598706101126077">
            <text:p>0.598706101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4]*[.M$2];0.75)+5.31*POWER(10;-15)*([.C154]*POWER([.C154]*[.M$2];1.52)))" office:value-type="float" office:value="0.0972187877267099">
            <text:p>0.0972187877</text:p>
          </table:table-cell>
          <table:table-cell table:style-name="ce2" table:formula="of:=(POWER([.C154];0.5)-POWER([.L$2];0.5))*0.036" office:value-type="float" office:value="0.141834359553083">
            <text:p>0.1418343596</text:p>
          </table:table-cell>
          <table:table-cell table:number-columns-repeated="2"/>
          <table:table-cell table:formula="of:=0.47*LN(1+2.01*POWER(10;-5)*POWER([.L$2]*[.D154];0.75)+5.31*POWER(10;-15)*([.L$2]*POWER([.L$2]*[.D154];1.52)))" office:value-type="float" office:value="0.0829431060265918">
            <text:p>0.082943106</text:p>
          </table:table-cell>
          <table:table-cell table:formula="of:=(POWER([.D154];0.5)-POWER([.M$2];0.5))*0.12" office:value-type="float" office:value="0.0426267514847586">
            <text:p>0.0426267515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301.725">
            <text:p>3.02E+002</text:p>
          </table:table-cell>
          <table:table-cell office:value-type="float" office:value="954.75">
            <text:p>9.55E+002</text:p>
          </table:table-cell>
          <table:table-cell office:value-type="float" office:value="282">
            <text:p>2.82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3.0970469">
            <text:p>3.10E+000</text:p>
          </table:table-cell>
          <table:table-cell table:number-columns-repeated="3"/>
          <table:table-cell table:formula="of:=LN([.B155]/[.K$2])*5.35" office:value-type="float" office:value="0.438137676551287">
            <text:p>0.4381376766</text:p>
          </table:table-cell>
          <table:table-cell table:formula="of:=[.W155]-([.V155]-[.U155])" office:value-type="float" office:value="0.127970369677189">
            <text:p>0.1279703697</text:p>
          </table:table-cell>
          <table:table-cell table:formula="of:=[.AA155]-([.Z155]-[.U155])" office:value-type="float" office:value="0.04088849713618">
            <text:p>0.0408884971</text:p>
          </table:table-cell>
          <table:table-cell table:formula="of:=([.E155]-[.N$2])*0.00025" office:value-type="float" office:value="0">
            <text:p>0</text:p>
          </table:table-cell>
          <table:table-cell table:formula="of:=([.F155]-[.O$2])*0.00032" office:value-type="float" office:value="0">
            <text:p>0</text:p>
          </table:table-cell>
          <table:table-cell table:formula="of:=([.G155]-0)*0.00032" office:value-type="float" office:value="0.000991055008">
            <text:p>0.000991055</text:p>
          </table:table-cell>
          <table:table-cell/>
          <table:table-cell table:formula="of:=SUM([.K155:.O155])" office:value-type="float" office:value="0.606996543364655">
            <text:p>0.6069965434</text:p>
          </table:table-cell>
          <table:table-cell table:formula="of:=SUM([.K155:.M155])+[.P155]" office:value-type="float" office:value="0.607987598372655">
            <text:p>0.607987598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5]*[.M$2];0.75)+5.31*POWER(10;-15)*([.C155]*POWER([.C155]*[.M$2];1.52)))" office:value-type="float" office:value="0.0976033021247672">
            <text:p>0.0976033021</text:p>
          </table:table-cell>
          <table:table-cell table:style-name="ce2" table:formula="of:=(POWER([.C155];0.5)-POWER([.L$2];0.5))*0.036" office:value-type="float" office:value="0.14504297133139">
            <text:p>0.1450429713</text:p>
          </table:table-cell>
          <table:table-cell table:number-columns-repeated="2"/>
          <table:table-cell table:formula="of:=0.47*LN(1+2.01*POWER(10;-5)*POWER([.L$2]*[.D155];0.75)+5.31*POWER(10;-15)*([.L$2]*POWER([.L$2]*[.D155];1.52)))" office:value-type="float" office:value="0.0829836711653879">
            <text:p>0.0829836712</text:p>
          </table:table-cell>
          <table:table-cell table:formula="of:=(POWER([.D155];0.5)-POWER([.M$2];0.5))*0.12" office:value-type="float" office:value="0.0433414678310018">
            <text:p>0.0433414678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302.075">
            <text:p>3.02E+002</text:p>
          </table:table-cell>
          <table:table-cell office:value-type="float" office:value="960.25">
            <text:p>9.60E+002</text:p>
          </table:table-cell>
          <table:table-cell office:value-type="float" office:value="282.225">
            <text:p>2.82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3.2064219">
            <text:p>3.21E+000</text:p>
          </table:table-cell>
          <table:table-cell table:number-columns-repeated="3"/>
          <table:table-cell table:formula="of:=LN([.B156]/[.K$2])*5.35" office:value-type="float" office:value="0.444340062141631">
            <text:p>0.4443400621</text:p>
          </table:table-cell>
          <table:table-cell table:formula="of:=[.W156]-([.V156]-[.U156])" office:value-type="float" office:value="0.1307860573803">
            <text:p>0.1307860574</text:p>
          </table:table-cell>
          <table:table-cell table:formula="of:=[.AA156]-([.Z156]-[.U156])" office:value-type="float" office:value="0.0416466270198477">
            <text:p>0.041646627</text:p>
          </table:table-cell>
          <table:table-cell table:formula="of:=([.E156]-[.N$2])*0.00025" office:value-type="float" office:value="0">
            <text:p>0</text:p>
          </table:table-cell>
          <table:table-cell table:formula="of:=([.F156]-[.O$2])*0.00032" office:value-type="float" office:value="0">
            <text:p>0</text:p>
          </table:table-cell>
          <table:table-cell table:formula="of:=([.G156]-0)*0.00032" office:value-type="float" office:value="0.001026055008">
            <text:p>0.001026055</text:p>
          </table:table-cell>
          <table:table-cell/>
          <table:table-cell table:formula="of:=SUM([.K156:.O156])" office:value-type="float" office:value="0.616772746541779">
            <text:p>0.6167727465</text:p>
          </table:table-cell>
          <table:table-cell table:formula="of:=SUM([.K156:.M156])+[.P156]" office:value-type="float" office:value="0.617798801549779">
            <text:p>0.617798801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6]*[.M$2];0.75)+5.31*POWER(10;-15)*([.C156]*POWER([.C156]*[.M$2];1.52)))" office:value-type="float" office:value="0.0979869975559932">
            <text:p>0.0979869976</text:p>
          </table:table-cell>
          <table:table-cell table:style-name="ce2" table:formula="of:=(POWER([.C156];0.5)-POWER([.L$2];0.5))*0.036" office:value-type="float" office:value="0.148242354465727">
            <text:p>0.1482423545</text:p>
          </table:table-cell>
          <table:table-cell table:number-columns-repeated="2"/>
          <table:table-cell table:formula="of:=0.47*LN(1+2.01*POWER(10;-5)*POWER([.L$2]*[.D156];0.75)+5.31*POWER(10;-15)*([.L$2]*POWER([.L$2]*[.D156];1.52)))" office:value-type="float" office:value="0.0830292942917497">
            <text:p>0.0830292943</text:p>
          </table:table-cell>
          <table:table-cell table:formula="of:=(POWER([.D156];0.5)-POWER([.M$2];0.5))*0.12" office:value-type="float" office:value="0.0441452208410314">
            <text:p>0.0441452208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302.4">
            <text:p>3.02E+002</text:p>
          </table:table-cell>
          <table:table-cell office:value-type="float" office:value="966">
            <text:p>9.66E+002</text:p>
          </table:table-cell>
          <table:table-cell office:value-type="float" office:value="282.475">
            <text:p>2.82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3.3942031">
            <text:p>3.39E+000</text:p>
          </table:table-cell>
          <table:table-cell table:number-columns-repeated="3"/>
          <table:table-cell table:formula="of:=LN([.B157]/[.K$2])*5.35" office:value-type="float" office:value="0.450092988788863">
            <text:p>0.4500929888</text:p>
          </table:table-cell>
          <table:table-cell table:formula="of:=[.W157]-([.V157]-[.U157])" office:value-type="float" office:value="0.133720818794127">
            <text:p>0.1337208188</text:p>
          </table:table-cell>
          <table:table-cell table:formula="of:=[.AA157]-([.Z157]-[.U157])" office:value-type="float" office:value="0.042488633582541">
            <text:p>0.0424886336</text:p>
          </table:table-cell>
          <table:table-cell table:formula="of:=([.E157]-[.N$2])*0.00025" office:value-type="float" office:value="0">
            <text:p>0</text:p>
          </table:table-cell>
          <table:table-cell table:formula="of:=([.F157]-[.O$2])*0.00032" office:value-type="float" office:value="0">
            <text:p>0</text:p>
          </table:table-cell>
          <table:table-cell table:formula="of:=([.G157]-0)*0.00032" office:value-type="float" office:value="0.001086144992">
            <text:p>0.001086145</text:p>
          </table:table-cell>
          <table:table-cell/>
          <table:table-cell table:formula="of:=SUM([.K157:.O157])" office:value-type="float" office:value="0.626302441165531">
            <text:p>0.6263024412</text:p>
          </table:table-cell>
          <table:table-cell table:formula="of:=SUM([.K157:.M157])+[.P157]" office:value-type="float" office:value="0.627388586157531">
            <text:p>0.627388586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7]*[.M$2];0.75)+5.31*POWER(10;-15)*([.C157]*POWER([.C157]*[.M$2];1.52)))" office:value-type="float" office:value="0.0983872643034858">
            <text:p>0.0983872643</text:p>
          </table:table-cell>
          <table:table-cell table:style-name="ce2" table:formula="of:=(POWER([.C157];0.5)-POWER([.L$2];0.5))*0.036" office:value-type="float" office:value="0.151577382627047">
            <text:p>0.1515773826</text:p>
          </table:table-cell>
          <table:table-cell table:number-columns-repeated="2"/>
          <table:table-cell table:formula="of:=0.47*LN(1+2.01*POWER(10;-5)*POWER([.L$2]*[.D157];0.75)+5.31*POWER(10;-15)*([.L$2]*POWER([.L$2]*[.D157];1.52)))" office:value-type="float" office:value="0.0830799709538985">
            <text:p>0.083079971</text:p>
          </table:table-cell>
          <table:table-cell table:formula="of:=(POWER([.D157];0.5)-POWER([.M$2];0.5))*0.12" office:value-type="float" office:value="0.0450379040658734">
            <text:p>0.0450379041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302.7">
            <text:p>3.03E+002</text:p>
          </table:table-cell>
          <table:table-cell office:value-type="float" office:value="972">
            <text:p>9.72E+002</text:p>
          </table:table-cell>
          <table:table-cell office:value-type="float" office:value="282.7">
            <text:p>2.83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3.60575">
            <text:p>3.61E+000</text:p>
          </table:table-cell>
          <table:table-cell table:number-columns-repeated="3"/>
          <table:table-cell table:formula="of:=LN([.B158]/[.K$2])*5.35" office:value-type="float" office:value="0.455397897503142">
            <text:p>0.4553978975</text:p>
          </table:table-cell>
          <table:table-cell table:formula="of:=[.W158]-([.V158]-[.U158])" office:value-type="float" office:value="0.136773553717936">
            <text:p>0.1367735537</text:p>
          </table:table-cell>
          <table:table-cell table:formula="of:=[.AA158]-([.Z158]-[.U158])" office:value-type="float" office:value="0.0432461159169607">
            <text:p>0.0432461159</text:p>
          </table:table-cell>
          <table:table-cell table:formula="of:=([.E158]-[.N$2])*0.00025" office:value-type="float" office:value="0">
            <text:p>0</text:p>
          </table:table-cell>
          <table:table-cell table:formula="of:=([.F158]-[.O$2])*0.00032" office:value-type="float" office:value="0">
            <text:p>0</text:p>
          </table:table-cell>
          <table:table-cell table:formula="of:=([.G158]-0)*0.00032" office:value-type="float" office:value="0.00115384">
            <text:p>0.00115384</text:p>
          </table:table-cell>
          <table:table-cell/>
          <table:table-cell table:formula="of:=SUM([.K158:.O158])" office:value-type="float" office:value="0.635417567138039">
            <text:p>0.6354175671</text:p>
          </table:table-cell>
          <table:table-cell table:formula="of:=SUM([.K158:.M158])+[.P158]" office:value-type="float" office:value="0.636571407138039">
            <text:p>0.636571407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8]*[.M$2];0.75)+5.31*POWER(10;-15)*([.C158]*POWER([.C158]*[.M$2];1.52)))" office:value-type="float" office:value="0.0988039933940658">
            <text:p>0.0988039934</text:p>
          </table:table-cell>
          <table:table-cell table:style-name="ce2" table:formula="of:=(POWER([.C158];0.5)-POWER([.L$2];0.5))*0.036" office:value-type="float" office:value="0.155046846641435">
            <text:p>0.1550468466</text:p>
          </table:table-cell>
          <table:table-cell table:number-columns-repeated="2"/>
          <table:table-cell table:formula="of:=0.47*LN(1+2.01*POWER(10;-5)*POWER([.L$2]*[.D158];0.75)+5.31*POWER(10;-15)*([.L$2]*POWER([.L$2]*[.D158];1.52)))" office:value-type="float" office:value="0.0831255658330216">
            <text:p>0.0831255658</text:p>
          </table:table-cell>
          <table:table-cell table:formula="of:=(POWER([.D158];0.5)-POWER([.M$2];0.5))*0.12" office:value-type="float" office:value="0.0458409812794163">
            <text:p>0.0458409813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03.025">
            <text:p>3.03E+002</text:p>
          </table:table-cell>
          <table:table-cell office:value-type="float" office:value="977.75">
            <text:p>9.78E+002</text:p>
          </table:table-cell>
          <table:table-cell office:value-type="float" office:value="282.925">
            <text:p>2.83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3.8172969">
            <text:p>3.82E+000</text:p>
          </table:table-cell>
          <table:table-cell table:number-columns-repeated="3"/>
          <table:table-cell table:formula="of:=LN([.B159]/[.K$2])*5.35" office:value-type="float" office:value="0.461138952162771">
            <text:p>0.4611389522</text:p>
          </table:table-cell>
          <table:table-cell table:formula="of:=[.W159]-([.V159]-[.U159])" office:value-type="float" office:value="0.139689951927586">
            <text:p>0.1396899519</text:p>
          </table:table-cell>
          <table:table-cell table:formula="of:=[.AA159]-([.Z159]-[.U159])" office:value-type="float" office:value="0.0440032920926054">
            <text:p>0.0440032921</text:p>
          </table:table-cell>
          <table:table-cell table:formula="of:=([.E159]-[.N$2])*0.00025" office:value-type="float" office:value="0">
            <text:p>0</text:p>
          </table:table-cell>
          <table:table-cell table:formula="of:=([.F159]-[.O$2])*0.00032" office:value-type="float" office:value="0">
            <text:p>0</text:p>
          </table:table-cell>
          <table:table-cell table:formula="of:=([.G159]-0)*0.00032" office:value-type="float" office:value="0.001221535008">
            <text:p>0.001221535</text:p>
          </table:table-cell>
          <table:table-cell/>
          <table:table-cell table:formula="of:=SUM([.K159:.O159])" office:value-type="float" office:value="0.644832196182963">
            <text:p>0.6448321962</text:p>
          </table:table-cell>
          <table:table-cell table:formula="of:=SUM([.K159:.M159])+[.P159]" office:value-type="float" office:value="0.646053731190963">
            <text:p>0.646053731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59]*[.M$2];0.75)+5.31*POWER(10;-15)*([.C159]*POWER([.C159]*[.M$2];1.52)))" office:value-type="float" office:value="0.0992024640701116">
            <text:p>0.0992024641</text:p>
          </table:table-cell>
          <table:table-cell table:style-name="ce2" table:formula="of:=(POWER([.C159];0.5)-POWER([.L$2];0.5))*0.036" office:value-type="float" office:value="0.158361715527132">
            <text:p>0.1583617155</text:p>
          </table:table-cell>
          <table:table-cell table:number-columns-repeated="2"/>
          <table:table-cell table:formula="of:=0.47*LN(1+2.01*POWER(10;-5)*POWER([.L$2]*[.D159];0.75)+5.31*POWER(10;-15)*([.L$2]*POWER([.L$2]*[.D159];1.52)))" office:value-type="float" office:value="0.083171147351202">
            <text:p>0.0831711474</text:p>
          </table:table-cell>
          <table:table-cell table:formula="of:=(POWER([.D159];0.5)-POWER([.M$2];0.5))*0.12" office:value-type="float" office:value="0.0466437389732414">
            <text:p>0.046643739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303.4">
            <text:p>3.03E+002</text:p>
          </table:table-cell>
          <table:table-cell office:value-type="float" office:value="983.25">
            <text:p>9.83E+002</text:p>
          </table:table-cell>
          <table:table-cell office:value-type="float" office:value="283.175">
            <text:p>2.83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4.02925">
            <text:p>4.03E+000</text:p>
          </table:table-cell>
          <table:table-cell table:number-columns-repeated="3"/>
          <table:table-cell table:formula="of:=LN([.B160]/[.K$2])*5.35" office:value-type="float" office:value="0.467755599747302">
            <text:p>0.4677555997</text:p>
          </table:table-cell>
          <table:table-cell table:formula="of:=[.W160]-([.V160]-[.U160])" office:value-type="float" office:value="0.142471255175675">
            <text:p>0.1424712552</text:p>
          </table:table-cell>
          <table:table-cell table:formula="of:=[.AA160]-([.Z160]-[.U160])" office:value-type="float" office:value="0.0448442403277213">
            <text:p>0.0448442403</text:p>
          </table:table-cell>
          <table:table-cell table:formula="of:=([.E160]-[.N$2])*0.00025" office:value-type="float" office:value="0">
            <text:p>0</text:p>
          </table:table-cell>
          <table:table-cell table:formula="of:=([.F160]-[.O$2])*0.00032" office:value-type="float" office:value="0">
            <text:p>0</text:p>
          </table:table-cell>
          <table:table-cell table:formula="of:=([.G160]-0)*0.00032" office:value-type="float" office:value="0.00128936">
            <text:p>0.00128936</text:p>
          </table:table-cell>
          <table:table-cell/>
          <table:table-cell table:formula="of:=SUM([.K160:.O160])" office:value-type="float" office:value="0.655071095250699">
            <text:p>0.6550710953</text:p>
          </table:table-cell>
          <table:table-cell table:formula="of:=SUM([.K160:.M160])+[.P160]" office:value-type="float" office:value="0.656360455250699">
            <text:p>0.656360455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0]*[.M$2];0.75)+5.31*POWER(10;-15)*([.C160]*POWER([.C160]*[.M$2];1.52)))" office:value-type="float" office:value="0.0995827964915052">
            <text:p>0.0995827965</text:p>
          </table:table-cell>
          <table:table-cell table:style-name="ce2" table:formula="of:=(POWER([.C160];0.5)-POWER([.L$2];0.5))*0.036" office:value-type="float" office:value="0.161523351196614">
            <text:p>0.1615233512</text:p>
          </table:table-cell>
          <table:table-cell table:number-columns-repeated="2"/>
          <table:table-cell table:formula="of:=0.47*LN(1+2.01*POWER(10;-5)*POWER([.L$2]*[.D160];0.75)+5.31*POWER(10;-15)*([.L$2]*POWER([.L$2]*[.D160];1.52)))" office:value-type="float" office:value="0.0832217778273485">
            <text:p>0.0832217778</text:p>
          </table:table-cell>
          <table:table-cell table:formula="of:=(POWER([.D160];0.5)-POWER([.M$2];0.5))*0.12" office:value-type="float" office:value="0.0475353176845037">
            <text:p>0.0475353177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303.775">
            <text:p>3.04E+002</text:p>
          </table:table-cell>
          <table:table-cell office:value-type="float" office:value="989">
            <text:p>9.89E+002</text:p>
          </table:table-cell>
          <table:table-cell office:value-type="float" office:value="283.4">
            <text:p>2.83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4.2416094">
            <text:p>4.24E+000</text:p>
          </table:table-cell>
          <table:table-cell table:number-columns-repeated="3"/>
          <table:table-cell table:formula="of:=LN([.B161]/[.K$2])*5.35" office:value-type="float" office:value="0.474364074256606">
            <text:p>0.4743640743</text:p>
          </table:table-cell>
          <table:table-cell table:formula="of:=[.W161]-([.V161]-[.U161])" office:value-type="float" office:value="0.145370385361479">
            <text:p>0.1453703854</text:p>
          </table:table-cell>
          <table:table-cell table:formula="of:=[.AA161]-([.Z161]-[.U161])" office:value-type="float" office:value="0.0456007713780124">
            <text:p>0.0456007714</text:p>
          </table:table-cell>
          <table:table-cell table:formula="of:=([.E161]-[.N$2])*0.00025" office:value-type="float" office:value="0">
            <text:p>0</text:p>
          </table:table-cell>
          <table:table-cell table:formula="of:=([.F161]-[.O$2])*0.00032" office:value-type="float" office:value="0">
            <text:p>0</text:p>
          </table:table-cell>
          <table:table-cell table:formula="of:=([.G161]-0)*0.00032" office:value-type="float" office:value="0.001357315008">
            <text:p>0.001357315</text:p>
          </table:table-cell>
          <table:table-cell/>
          <table:table-cell table:formula="of:=SUM([.K161:.O161])" office:value-type="float" office:value="0.665335230996097">
            <text:p>0.665335231</text:p>
          </table:table-cell>
          <table:table-cell table:formula="of:=SUM([.K161:.M161])+[.P161]" office:value-type="float" office:value="0.666692546004097">
            <text:p>0.66669254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1]*[.M$2];0.75)+5.31*POWER(10;-15)*([.C161]*POWER([.C161]*[.M$2];1.52)))" office:value-type="float" office:value="0.0999795723790704">
            <text:p>0.0999795724</text:p>
          </table:table-cell>
          <table:table-cell table:style-name="ce2" table:formula="of:=(POWER([.C161];0.5)-POWER([.L$2];0.5))*0.036" office:value-type="float" office:value="0.164819257269983">
            <text:p>0.1648192573</text:p>
          </table:table-cell>
          <table:table-cell table:number-columns-repeated="2"/>
          <table:table-cell table:formula="of:=0.47*LN(1+2.01*POWER(10;-5)*POWER([.L$2]*[.D161];0.75)+5.31*POWER(10;-15)*([.L$2]*POWER([.L$2]*[.D161];1.52)))" office:value-type="float" office:value="0.0832673311797764">
            <text:p>0.0832673312</text:p>
          </table:table-cell>
          <table:table-cell table:formula="of:=(POWER([.D161];0.5)-POWER([.M$2];0.5))*0.12" office:value-type="float" office:value="0.0483374020872228">
            <text:p>0.0483374021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304.125">
            <text:p>3.04E+002</text:p>
          </table:table-cell>
          <table:table-cell office:value-type="float" office:value="995">
            <text:p>9.95E+002</text:p>
          </table:table-cell>
          <table:table-cell office:value-type="float" office:value="283.6">
            <text:p>2.84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4.45175">
            <text:p>4.45E+000</text:p>
          </table:table-cell>
          <table:table-cell table:number-columns-repeated="3"/>
          <table:table-cell table:formula="of:=LN([.B162]/[.K$2])*5.35" office:value-type="float" office:value="0.480524627659815">
            <text:p>0.4805246277</text:p>
          </table:table-cell>
          <table:table-cell table:formula="of:=[.W162]-([.V162]-[.U162])" office:value-type="float" office:value="0.148386279336364">
            <text:p>0.1483862793</text:p>
          </table:table-cell>
          <table:table-cell table:formula="of:=[.AA162]-([.Z162]-[.U162])" office:value-type="float" office:value="0.0462729873500316">
            <text:p>0.0462729874</text:p>
          </table:table-cell>
          <table:table-cell table:formula="of:=([.E162]-[.N$2])*0.00025" office:value-type="float" office:value="0">
            <text:p>0</text:p>
          </table:table-cell>
          <table:table-cell table:formula="of:=([.F162]-[.O$2])*0.00032" office:value-type="float" office:value="0">
            <text:p>0</text:p>
          </table:table-cell>
          <table:table-cell table:formula="of:=([.G162]-0)*0.00032" office:value-type="float" office:value="0.00142456">
            <text:p>0.00142456</text:p>
          </table:table-cell>
          <table:table-cell/>
          <table:table-cell table:formula="of:=SUM([.K162:.O162])" office:value-type="float" office:value="0.67518389434621">
            <text:p>0.6751838943</text:p>
          </table:table-cell>
          <table:table-cell table:formula="of:=SUM([.K162:.M162])+[.P162]" office:value-type="float" office:value="0.67660845434621">
            <text:p>0.676608454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2]*[.M$2];0.75)+5.31*POWER(10;-15)*([.C162]*POWER([.C162]*[.M$2];1.52)))" office:value-type="float" office:value="0.100392685753306">
            <text:p>0.1003926858</text:p>
          </table:table-cell>
          <table:table-cell table:style-name="ce2" table:formula="of:=(POWER([.C162];0.5)-POWER([.L$2];0.5))*0.036" office:value-type="float" office:value="0.168248264619103">
            <text:p>0.1682482646</text:p>
          </table:table-cell>
          <table:table-cell table:number-columns-repeated="2"/>
          <table:table-cell table:formula="of:=0.47*LN(1+2.01*POWER(10;-5)*POWER([.L$2]*[.D162];0.75)+5.31*POWER(10;-15)*([.L$2]*POWER([.L$2]*[.D162];1.52)))" office:value-type="float" office:value="0.0833078118639416">
            <text:p>0.0833078119</text:p>
          </table:table-cell>
          <table:table-cell table:formula="of:=(POWER([.D162];0.5)-POWER([.M$2];0.5))*0.12" office:value-type="float" office:value="0.0490500987434072">
            <text:p>0.0490500987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304.525">
            <text:p>3.05E+002</text:p>
          </table:table-cell>
          <table:table-cell office:value-type="float" office:value="1001">
            <text:p>1.00E+003</text:p>
          </table:table-cell>
          <table:table-cell office:value-type="float" office:value="283.8">
            <text:p>2.84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4.6619063">
            <text:p>4.66E+000</text:p>
          </table:table-cell>
          <table:table-cell table:number-columns-repeated="3"/>
          <table:table-cell table:formula="of:=LN([.B163]/[.K$2])*5.35" office:value-type="float" office:value="0.487556584640312">
            <text:p>0.4875565846</text:p>
          </table:table-cell>
          <table:table-cell table:formula="of:=[.W163]-([.V163]-[.U163])" office:value-type="float" office:value="0.151392776313163">
            <text:p>0.1513927763</text:p>
          </table:table-cell>
          <table:table-cell table:formula="of:=[.AA163]-([.Z163]-[.U163])" office:value-type="float" office:value="0.0469449625805665">
            <text:p>0.0469449626</text:p>
          </table:table-cell>
          <table:table-cell table:formula="of:=([.E163]-[.N$2])*0.00025" office:value-type="float" office:value="0">
            <text:p>0</text:p>
          </table:table-cell>
          <table:table-cell table:formula="of:=([.F163]-[.O$2])*0.00032" office:value-type="float" office:value="0">
            <text:p>0</text:p>
          </table:table-cell>
          <table:table-cell table:formula="of:=([.G163]-0)*0.00032" office:value-type="float" office:value="0.001491810016">
            <text:p>0.00149181</text:p>
          </table:table-cell>
          <table:table-cell/>
          <table:table-cell table:formula="of:=SUM([.K163:.O163])" office:value-type="float" office:value="0.685894323534041">
            <text:p>0.6858943235</text:p>
          </table:table-cell>
          <table:table-cell table:formula="of:=SUM([.K163:.M163])+[.P163]" office:value-type="float" office:value="0.687386133550041">
            <text:p>0.687386133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3]*[.M$2];0.75)+5.31*POWER(10;-15)*([.C163]*POWER([.C163]*[.M$2];1.52)))" office:value-type="float" office:value="0.100804872902265">
            <text:p>0.1008048729</text:p>
          </table:table-cell>
          <table:table-cell table:style-name="ce2" table:formula="of:=(POWER([.C163];0.5)-POWER([.L$2];0.5))*0.036" office:value-type="float" office:value="0.171666948744862">
            <text:p>0.1716669487</text:p>
          </table:table-cell>
          <table:table-cell table:number-columns-repeated="2"/>
          <table:table-cell table:formula="of:=0.47*LN(1+2.01*POWER(10;-5)*POWER([.L$2]*[.D163];0.75)+5.31*POWER(10;-15)*([.L$2]*POWER([.L$2]*[.D163];1.52)))" office:value-type="float" office:value="0.08334828203039">
            <text:p>0.083348282</text:p>
          </table:table-cell>
          <table:table-cell table:formula="of:=(POWER([.D163];0.5)-POWER([.M$2];0.5))*0.12" office:value-type="float" office:value="0.0497625441403905">
            <text:p>0.0497625441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304.975">
            <text:p>3.05E+002</text:p>
          </table:table-cell>
          <table:table-cell office:value-type="float" office:value="1007">
            <text:p>1.01E+003</text:p>
          </table:table-cell>
          <table:table-cell office:value-type="float" office:value="284">
            <text:p>2.84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4.8740781">
            <text:p>4.87E+000</text:p>
          </table:table-cell>
          <table:table-cell table:number-columns-repeated="3"/>
          <table:table-cell table:formula="of:=LN([.B164]/[.K$2])*5.35" office:value-type="float" office:value="0.495456504041279">
            <text:p>0.495456504</text:p>
          </table:table-cell>
          <table:table-cell table:formula="of:=[.W164]-([.V164]-[.U164])" office:value-type="float" office:value="0.154389962109017">
            <text:p>0.1543899621</text:p>
          </table:table-cell>
          <table:table-cell table:formula="of:=[.AA164]-([.Z164]-[.U164])" office:value-type="float" office:value="0.0476166973265249">
            <text:p>0.0476166973</text:p>
          </table:table-cell>
          <table:table-cell table:formula="of:=([.E164]-[.N$2])*0.00025" office:value-type="float" office:value="0">
            <text:p>0</text:p>
          </table:table-cell>
          <table:table-cell table:formula="of:=([.F164]-[.O$2])*0.00032" office:value-type="float" office:value="0">
            <text:p>0</text:p>
          </table:table-cell>
          <table:table-cell table:formula="of:=([.G164]-0)*0.00032" office:value-type="float" office:value="0.001559704992">
            <text:p>0.001559705</text:p>
          </table:table-cell>
          <table:table-cell/>
          <table:table-cell table:formula="of:=SUM([.K164:.O164])" office:value-type="float" office:value="0.697463163476821">
            <text:p>0.6974631635</text:p>
          </table:table-cell>
          <table:table-cell table:formula="of:=SUM([.K164:.M164])+[.P164]" office:value-type="float" office:value="0.699022868468821">
            <text:p>0.699022868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4]*[.M$2];0.75)+5.31*POWER(10;-15)*([.C164]*POWER([.C164]*[.M$2];1.52)))" office:value-type="float" office:value="0.101216140687167">
            <text:p>0.1012161407</text:p>
          </table:table-cell>
          <table:table-cell table:style-name="ce2" table:formula="of:=(POWER([.C164];0.5)-POWER([.L$2];0.5))*0.036" office:value-type="float" office:value="0.175075402325618">
            <text:p>0.1750754023</text:p>
          </table:table-cell>
          <table:table-cell table:number-columns-repeated="2"/>
          <table:table-cell table:formula="of:=0.47*LN(1+2.01*POWER(10;-5)*POWER([.L$2]*[.D164];0.75)+5.31*POWER(10;-15)*([.L$2]*POWER([.L$2]*[.D164];1.52)))" office:value-type="float" office:value="0.0833887416877694">
            <text:p>0.0833887417</text:p>
          </table:table-cell>
          <table:table-cell table:formula="of:=(POWER([.D164];0.5)-POWER([.M$2];0.5))*0.12" office:value-type="float" office:value="0.0504747385437283">
            <text:p>0.0504747385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305.4">
            <text:p>3.05E+002</text:p>
          </table:table-cell>
          <table:table-cell office:value-type="float" office:value="1013">
            <text:p>1.01E+003</text:p>
          </table:table-cell>
          <table:table-cell office:value-type="float" office:value="284.225">
            <text:p>2.84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5.1045312">
            <text:p>5.10E+000</text:p>
          </table:table-cell>
          <table:table-cell table:number-columns-repeated="3"/>
          <table:table-cell table:formula="of:=LN([.B165]/[.K$2])*5.35" office:value-type="float" office:value="0.502906843152338">
            <text:p>0.5029068432</text:p>
          </table:table-cell>
          <table:table-cell table:formula="of:=[.W165]-([.V165]-[.U165])" office:value-type="float" office:value="0.157377921249879">
            <text:p>0.1573779212</text:p>
          </table:table-cell>
          <table:table-cell table:formula="of:=[.AA165]-([.Z165]-[.U165])" office:value-type="float" office:value="0.048372111780804">
            <text:p>0.0483721118</text:p>
          </table:table-cell>
          <table:table-cell table:formula="of:=([.E165]-[.N$2])*0.00025" office:value-type="float" office:value="0">
            <text:p>0</text:p>
          </table:table-cell>
          <table:table-cell table:formula="of:=([.F165]-[.O$2])*0.00032" office:value-type="float" office:value="0">
            <text:p>0</text:p>
          </table:table-cell>
          <table:table-cell table:formula="of:=([.G165]-0)*0.00032" office:value-type="float" office:value="0.001633449984">
            <text:p>0.00163345</text:p>
          </table:table-cell>
          <table:table-cell/>
          <table:table-cell table:formula="of:=SUM([.K165:.O165])" office:value-type="float" office:value="0.708656876183021">
            <text:p>0.7086568762</text:p>
          </table:table-cell>
          <table:table-cell table:formula="of:=SUM([.K165:.M165])+[.P165]" office:value-type="float" office:value="0.710290326167021">
            <text:p>0.710290326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5]*[.M$2];0.75)+5.31*POWER(10;-15)*([.C165]*POWER([.C165]*[.M$2];1.52)))" office:value-type="float" office:value="0.101626495881938">
            <text:p>0.1016264959</text:p>
          </table:table-cell>
          <table:table-cell table:style-name="ce2" table:formula="of:=(POWER([.C165];0.5)-POWER([.L$2];0.5))*0.036" office:value-type="float" office:value="0.178473716661251">
            <text:p>0.1784737167</text:p>
          </table:table-cell>
          <table:table-cell table:number-columns-repeated="2"/>
          <table:table-cell table:formula="of:=0.47*LN(1+2.01*POWER(10;-5)*POWER([.L$2]*[.D165];0.75)+5.31*POWER(10;-15)*([.L$2]*POWER([.L$2]*[.D165];1.52)))" office:value-type="float" office:value="0.08343424625145">
            <text:p>0.0834342463</text:p>
          </table:table-cell>
          <table:table-cell table:formula="of:=(POWER([.D165];0.5)-POWER([.M$2];0.5))*0.12" office:value-type="float" office:value="0.0512756575616879">
            <text:p>0.0512756576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305.825">
            <text:p>3.06E+002</text:p>
          </table:table-cell>
          <table:table-cell office:value-type="float" office:value="1019">
            <text:p>1.02E+003</text:p>
          </table:table-cell>
          <table:table-cell office:value-type="float" office:value="284.45">
            <text:p>2.84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5.3532812">
            <text:p>5.35E+000</text:p>
          </table:table-cell>
          <table:table-cell table:number-columns-repeated="3"/>
          <table:table-cell table:formula="of:=LN([.B166]/[.K$2])*5.35" office:value-type="float" office:value="0.510346821446535">
            <text:p>0.5103468214</text:p>
          </table:table-cell>
          <table:table-cell table:formula="of:=[.W166]-([.V166]-[.U166])" office:value-type="float" office:value="0.160356736997423">
            <text:p>0.160356737</text:p>
          </table:table-cell>
          <table:table-cell table:formula="of:=[.AA166]-([.Z166]-[.U166])" office:value-type="float" office:value="0.0491272225608109">
            <text:p>0.0491272226</text:p>
          </table:table-cell>
          <table:table-cell table:formula="of:=([.E166]-[.N$2])*0.00025" office:value-type="float" office:value="0">
            <text:p>0</text:p>
          </table:table-cell>
          <table:table-cell table:formula="of:=([.F166]-[.O$2])*0.00032" office:value-type="float" office:value="0">
            <text:p>0</text:p>
          </table:table-cell>
          <table:table-cell table:formula="of:=([.G166]-0)*0.00032" office:value-type="float" office:value="0.001713049984">
            <text:p>0.00171305</text:p>
          </table:table-cell>
          <table:table-cell/>
          <table:table-cell table:formula="of:=SUM([.K166:.O166])" office:value-type="float" office:value="0.719830781004769">
            <text:p>0.719830781</text:p>
          </table:table-cell>
          <table:table-cell table:formula="of:=SUM([.K166:.M166])+[.P166]" office:value-type="float" office:value="0.721543830988769">
            <text:p>0.72154383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6]*[.M$2];0.75)+5.31*POWER(10;-15)*([.C166]*POWER([.C166]*[.M$2];1.52)))" office:value-type="float" office:value="0.102035945174837">
            <text:p>0.1020359452</text:p>
          </table:table-cell>
          <table:table-cell table:style-name="ce2" table:formula="of:=(POWER([.C166];0.5)-POWER([.L$2];0.5))*0.036" office:value-type="float" office:value="0.181861981701693">
            <text:p>0.1818619817</text:p>
          </table:table-cell>
          <table:table-cell table:number-columns-repeated="2"/>
          <table:table-cell table:formula="of:=0.47*LN(1+2.01*POWER(10;-5)*POWER([.L$2]*[.D166];0.75)+5.31*POWER(10;-15)*([.L$2]*POWER([.L$2]*[.D166];1.52)))" office:value-type="float" office:value="0.0834797375377918">
            <text:p>0.0834797375</text:p>
          </table:table-cell>
          <table:table-cell table:formula="of:=(POWER([.D166];0.5)-POWER([.M$2];0.5))*0.12" office:value-type="float" office:value="0.0520762596280366">
            <text:p>0.0520762596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306.3">
            <text:p>3.06E+002</text:p>
          </table:table-cell>
          <table:table-cell office:value-type="float" office:value="1025">
            <text:p>1.03E+003</text:p>
          </table:table-cell>
          <table:table-cell office:value-type="float" office:value="284.625">
            <text:p>2.85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5.6020469">
            <text:p>5.60E+000</text:p>
          </table:table-cell>
          <table:table-cell table:number-columns-repeated="3"/>
          <table:table-cell table:formula="of:=LN([.B167]/[.K$2])*5.35" office:value-type="float" office:value="0.518649865792295">
            <text:p>0.5186498658</text:p>
          </table:table-cell>
          <table:table-cell table:formula="of:=[.W167]-([.V167]-[.U167])" office:value-type="float" office:value="0.163326491375237">
            <text:p>0.1633264914</text:p>
          </table:table-cell>
          <table:table-cell table:formula="of:=[.AA167]-([.Z167]-[.U167])" office:value-type="float" office:value="0.0497143212304857">
            <text:p>0.0497143212</text:p>
          </table:table-cell>
          <table:table-cell table:formula="of:=([.E167]-[.N$2])*0.00025" office:value-type="float" office:value="0">
            <text:p>0</text:p>
          </table:table-cell>
          <table:table-cell table:formula="of:=([.F167]-[.O$2])*0.00032" office:value-type="float" office:value="0">
            <text:p>0</text:p>
          </table:table-cell>
          <table:table-cell table:formula="of:=([.G167]-0)*0.00032" office:value-type="float" office:value="0.001792655008">
            <text:p>0.001792655</text:p>
          </table:table-cell>
          <table:table-cell/>
          <table:table-cell table:formula="of:=SUM([.K167:.O167])" office:value-type="float" office:value="0.731690678398018">
            <text:p>0.7316906784</text:p>
          </table:table-cell>
          <table:table-cell table:formula="of:=SUM([.K167:.M167])+[.P167]" office:value-type="float" office:value="0.733483333406018">
            <text:p>0.733483333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7]*[.M$2];0.75)+5.31*POWER(10;-15)*([.C167]*POWER([.C167]*[.M$2];1.52)))" office:value-type="float" office:value="0.102444495170045">
            <text:p>0.1024444952</text:p>
          </table:table-cell>
          <table:table-cell table:style-name="ce2" table:formula="of:=(POWER([.C167];0.5)-POWER([.L$2];0.5))*0.036" office:value-type="float" office:value="0.185240286074716">
            <text:p>0.1852402861</text:p>
          </table:table-cell>
          <table:table-cell table:number-columns-repeated="2"/>
          <table:table-cell table:formula="of:=0.47*LN(1+2.01*POWER(10;-5)*POWER([.L$2]*[.D167];0.75)+5.31*POWER(10;-15)*([.L$2]*POWER([.L$2]*[.D167];1.52)))" office:value-type="float" office:value="0.083515110477841">
            <text:p>0.0835151105</text:p>
          </table:table-cell>
          <table:table-cell table:formula="of:=(POWER([.D167];0.5)-POWER([.M$2];0.5))*0.12" office:value-type="float" office:value="0.0526987312377606">
            <text:p>0.0526987312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306.775">
            <text:p>3.07E+002</text:p>
          </table:table-cell>
          <table:table-cell office:value-type="float" office:value="1030.75">
            <text:p>1.03E+003</text:p>
          </table:table-cell>
          <table:table-cell office:value-type="float" office:value="284.8">
            <text:p>2.85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5.8508125">
            <text:p>5.85E+000</text:p>
          </table:table-cell>
          <table:table-cell table:number-columns-repeated="3"/>
          <table:table-cell table:formula="of:=LN([.B168]/[.K$2])*5.35" office:value-type="float" office:value="0.526940044020064">
            <text:p>0.526940044</text:p>
          </table:table-cell>
          <table:table-cell table:formula="of:=[.W168]-([.V168]-[.U168])" office:value-type="float" office:value="0.166164077876173">
            <text:p>0.1661640779</text:p>
          </table:table-cell>
          <table:table-cell table:formula="of:=[.AA168]-([.Z168]-[.U168])" office:value-type="float" office:value="0.0503012365868615">
            <text:p>0.0503012366</text:p>
          </table:table-cell>
          <table:table-cell table:formula="of:=([.E168]-[.N$2])*0.00025" office:value-type="float" office:value="0">
            <text:p>0</text:p>
          </table:table-cell>
          <table:table-cell table:formula="of:=([.F168]-[.O$2])*0.00032" office:value-type="float" office:value="0">
            <text:p>0</text:p>
          </table:table-cell>
          <table:table-cell table:formula="of:=([.G168]-0)*0.00032" office:value-type="float" office:value="0.00187226">
            <text:p>0.00187226</text:p>
          </table:table-cell>
          <table:table-cell/>
          <table:table-cell table:formula="of:=SUM([.K168:.O168])" office:value-type="float" office:value="0.743405358483098">
            <text:p>0.7434053585</text:p>
          </table:table-cell>
          <table:table-cell table:formula="of:=SUM([.K168:.M168])+[.P168]" office:value-type="float" office:value="0.745277618483098">
            <text:p>0.745277618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8]*[.M$2];0.75)+5.31*POWER(10;-15)*([.C168]*POWER([.C168]*[.M$2];1.52)))" office:value-type="float" office:value="0.102835184412059">
            <text:p>0.1028351844</text:p>
          </table:table-cell>
          <table:table-cell table:style-name="ce2" table:formula="of:=(POWER([.C168];0.5)-POWER([.L$2];0.5))*0.036" office:value-type="float" office:value="0.188468561817665">
            <text:p>0.1884685618</text:p>
          </table:table-cell>
          <table:table-cell table:number-columns-repeated="2"/>
          <table:table-cell table:formula="of:=0.47*LN(1+2.01*POWER(10;-5)*POWER([.L$2]*[.D168];0.75)+5.31*POWER(10;-15)*([.L$2]*POWER([.L$2]*[.D168];1.52)))" office:value-type="float" office:value="0.0835504753990892">
            <text:p>0.0835504754</text:p>
          </table:table-cell>
          <table:table-cell table:formula="of:=(POWER([.D168];0.5)-POWER([.M$2];0.5))*0.12" office:value-type="float" office:value="0.0533210115153847">
            <text:p>0.0533210115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307.225">
            <text:p>3.07E+002</text:p>
          </table:table-cell>
          <table:table-cell office:value-type="float" office:value="1036.25">
            <text:p>1.04E+003</text:p>
          </table:table-cell>
          <table:table-cell office:value-type="float" office:value="284.975">
            <text:p>2.85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6.1016094">
            <text:p>6.10E+000</text:p>
          </table:table-cell>
          <table:table-cell table:number-columns-repeated="3"/>
          <table:table-cell table:formula="of:=LN([.B169]/[.K$2])*5.35" office:value-type="float" office:value="0.534782064968128">
            <text:p>0.534782065</text:p>
          </table:table-cell>
          <table:table-cell table:formula="of:=[.W169]-([.V169]-[.U169])" office:value-type="float" office:value="0.1688706380446">
            <text:p>0.168870638</text:p>
          </table:table-cell>
          <table:table-cell table:formula="of:=[.AA169]-([.Z169]-[.U169])" office:value-type="float" office:value="0.050887968800513">
            <text:p>0.0508879688</text:p>
          </table:table-cell>
          <table:table-cell table:formula="of:=([.E169]-[.N$2])*0.00025" office:value-type="float" office:value="0">
            <text:p>0</text:p>
          </table:table-cell>
          <table:table-cell table:formula="of:=([.F169]-[.O$2])*0.00032" office:value-type="float" office:value="0">
            <text:p>0</text:p>
          </table:table-cell>
          <table:table-cell table:formula="of:=([.G169]-0)*0.00032" office:value-type="float" office:value="0.001952515008">
            <text:p>0.001952515</text:p>
          </table:table-cell>
          <table:table-cell/>
          <table:table-cell table:formula="of:=SUM([.K169:.O169])" office:value-type="float" office:value="0.754540671813241">
            <text:p>0.7545406718</text:p>
          </table:table-cell>
          <table:table-cell table:formula="of:=SUM([.K169:.M169])+[.P169]" office:value-type="float" office:value="0.756493186821241">
            <text:p>0.756493186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69]*[.M$2];0.75)+5.31*POWER(10;-15)*([.C169]*POWER([.C169]*[.M$2];1.52)))" office:value-type="float" office:value="0.1032081251658">
            <text:p>0.1032081252</text:p>
          </table:table-cell>
          <table:table-cell table:style-name="ce2" table:formula="of:=(POWER([.C169];0.5)-POWER([.L$2];0.5))*0.036" office:value-type="float" office:value="0.191548062739834">
            <text:p>0.1915480627</text:p>
          </table:table-cell>
          <table:table-cell table:number-columns-repeated="2"/>
          <table:table-cell table:formula="of:=0.47*LN(1+2.01*POWER(10;-5)*POWER([.L$2]*[.D169];0.75)+5.31*POWER(10;-15)*([.L$2]*POWER([.L$2]*[.D169];1.52)))" office:value-type="float" office:value="0.0835858323072853">
            <text:p>0.0835858323</text:p>
          </table:table-cell>
          <table:table-cell table:formula="of:=(POWER([.D169];0.5)-POWER([.M$2];0.5))*0.12" office:value-type="float" office:value="0.0539431006372323">
            <text:p>0.0539431006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307.7">
            <text:p>3.08E+002</text:p>
          </table:table-cell>
          <table:table-cell office:value-type="float" office:value="1041.75">
            <text:p>1.04E+003</text:p>
          </table:table-cell>
          <table:table-cell office:value-type="float" office:value="285.125">
            <text:p>2.85E+002</text:p>
          </table:table-cell>
          <table:table-cell table:number-columns-repeated="2" office:value-type="float" office:value="0">
            <text:p>0.00E+000</text:p>
          </table:table-cell>
          <table:table-cell office:value-type="float" office:value="6.3524062">
            <text:p>6.35E+000</text:p>
          </table:table-cell>
          <table:table-cell table:number-columns-repeated="3"/>
          <table:table-cell table:formula="of:=LN([.B170]/[.K$2])*5.35" office:value-type="float" office:value="0.543047302209872">
            <text:p>0.5430473022</text:p>
          </table:table-cell>
          <table:table-cell table:formula="of:=[.W170]-([.V170]-[.U170])" office:value-type="float" office:value="0.171569776707235">
            <text:p>0.1715697767</text:p>
          </table:table-cell>
          <table:table-cell table:formula="of:=[.AA170]-([.Z170]-[.U170])" office:value-type="float" office:value="0.0513907364889487">
            <text:p>0.0513907365</text:p>
          </table:table-cell>
          <table:table-cell table:formula="of:=([.E170]-[.N$2])*0.00025" office:value-type="float" office:value="0">
            <text:p>0</text:p>
          </table:table-cell>
          <table:table-cell table:formula="of:=([.F170]-[.O$2])*0.00032" office:value-type="float" office:value="0">
            <text:p>0</text:p>
          </table:table-cell>
          <table:table-cell table:formula="of:=([.G170]-0)*0.00032" office:value-type="float" office:value="0.002032769984">
            <text:p>0.00203277</text:p>
          </table:table-cell>
          <table:table-cell/>
          <table:table-cell table:formula="of:=SUM([.K170:.O170])" office:value-type="float" office:value="0.766007815406056">
            <text:p>0.7660078154</text:p>
          </table:table-cell>
          <table:table-cell table:formula="of:=SUM([.K170:.M170])+[.P170]" office:value-type="float" office:value="0.768040585390056">
            <text:p>0.768040585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0]*[.M$2];0.75)+5.31*POWER(10;-15)*([.C170]*POWER([.C170]*[.M$2];1.52)))" office:value-type="float" office:value="0.103580325833034">
            <text:p>0.1035803258</text:p>
          </table:table-cell>
          <table:table-cell table:style-name="ce2" table:formula="of:=(POWER([.C170];0.5)-POWER([.L$2];0.5))*0.036" office:value-type="float" office:value="0.194619402069704">
            <text:p>0.1946194021</text:p>
          </table:table-cell>
          <table:table-cell table:number-columns-repeated="2"/>
          <table:table-cell table:formula="of:=0.47*LN(1+2.01*POWER(10;-5)*POWER([.L$2]*[.D170];0.75)+5.31*POWER(10;-15)*([.L$2]*POWER([.L$2]*[.D170];1.52)))" office:value-type="float" office:value="0.0836161318552133">
            <text:p>0.0836161319</text:p>
          </table:table-cell>
          <table:table-cell table:formula="of:=(POWER([.D170];0.5)-POWER([.M$2];0.5))*0.12" office:value-type="float" office:value="0.0544761678735959">
            <text:p>0.0544761679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308.175">
            <text:p>3.08E+002</text:p>
          </table:table-cell>
          <table:table-cell office:value-type="float" office:value="1047.25">
            <text:p>1.05E+003</text:p>
          </table:table-cell>
          <table:table-cell office:value-type="float" office:value="285.3">
            <text:p>2.85E+002</text:p>
          </table:table-cell>
          <table:table-cell office:value-type="float" office:value="0">
            <text:p>0.00E+000</text:p>
          </table:table-cell>
          <table:table-cell office:value-type="float" office:value="0.0024255">
            <text:p>2.43E-003</text:p>
          </table:table-cell>
          <table:table-cell office:value-type="float" office:value="6.6035974">
            <text:p>6.60E+000</text:p>
          </table:table-cell>
          <table:table-cell table:number-columns-repeated="3"/>
          <table:table-cell table:formula="of:=LN([.B171]/[.K$2])*5.35" office:value-type="float" office:value="0.551299790146161">
            <text:p>0.5512997901</text:p>
          </table:table-cell>
          <table:table-cell table:formula="of:=[.W171]-([.V171]-[.U171])" office:value-type="float" office:value="0.174261553564654">
            <text:p>0.1742615536</text:p>
          </table:table-cell>
          <table:table-cell table:formula="of:=[.AA171]-([.Z171]-[.U171])" office:value-type="float" office:value="0.0519771290320466">
            <text:p>0.051977129</text:p>
          </table:table-cell>
          <table:table-cell table:formula="of:=([.E171]-[.N$2])*0.00025" office:value-type="float" office:value="0">
            <text:p>0</text:p>
          </table:table-cell>
          <table:table-cell table:formula="of:=([.F171]-[.O$2])*0.00032" office:value-type="float" office:value="0.00000077616">
            <text:p>7.7616E-007</text:p>
          </table:table-cell>
          <table:table-cell table:formula="of:=([.G171]-0)*0.00032" office:value-type="float" office:value="0.002113151168">
            <text:p>0.0021131512</text:p>
          </table:table-cell>
          <table:table-cell/>
          <table:table-cell table:formula="of:=SUM([.K171:.O171])" office:value-type="float" office:value="0.777539248902862">
            <text:p>0.7775392489</text:p>
          </table:table-cell>
          <table:table-cell table:formula="of:=SUM([.K171:.M171])+[.P171]" office:value-type="float" office:value="0.779651623910862">
            <text:p>0.779651623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1]*[.M$2];0.75)+5.31*POWER(10;-15)*([.C171]*POWER([.C171]*[.M$2];1.52)))" office:value-type="float" office:value="0.103951791263192">
            <text:p>0.1039517913</text:p>
          </table:table-cell>
          <table:table-cell table:style-name="ce2" table:formula="of:=(POWER([.C171];0.5)-POWER([.L$2];0.5))*0.036" office:value-type="float" office:value="0.19768264435728">
            <text:p>0.1976826444</text:p>
          </table:table-cell>
          <table:table-cell table:number-columns-repeated="2"/>
          <table:table-cell table:formula="of:=0.47*LN(1+2.01*POWER(10;-5)*POWER([.L$2]*[.D171];0.75)+5.31*POWER(10;-15)*([.L$2]*POWER([.L$2]*[.D171];1.52)))" office:value-type="float" office:value="0.0836514738972532">
            <text:p>0.0836514739</text:p>
          </table:table-cell>
          <table:table-cell table:formula="of:=(POWER([.D171];0.5)-POWER([.M$2];0.5))*0.12" office:value-type="float" office:value="0.0550979024587338">
            <text:p>0.0550979025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308.6">
            <text:p>3.09E+002</text:p>
          </table:table-cell>
          <table:table-cell office:value-type="float" office:value="1052.75">
            <text:p>1.05E+003</text:p>
          </table:table-cell>
          <table:table-cell office:value-type="float" office:value="285.5">
            <text:p>2.86E+002</text:p>
          </table:table-cell>
          <table:table-cell office:value-type="float" office:value="0">
            <text:p>0.00E+000</text:p>
          </table:table-cell>
          <table:table-cell office:value-type="float" office:value="0.0072525">
            <text:p>7.25E-003</text:p>
          </table:table-cell>
          <table:table-cell office:value-type="float" office:value="6.8632994">
            <text:p>6.86E+000</text:p>
          </table:table-cell>
          <table:table-cell table:number-columns-repeated="3"/>
          <table:table-cell table:formula="of:=LN([.B172]/[.K$2])*5.35" office:value-type="float" office:value="0.558672820375564">
            <text:p>0.5586728204</text:p>
          </table:table-cell>
          <table:table-cell table:formula="of:=[.W172]-([.V172]-[.U172])" office:value-type="float" office:value="0.176946027525372">
            <text:p>0.1769460275</text:p>
          </table:table-cell>
          <table:table-cell table:formula="of:=[.AA172]-([.Z172]-[.U172])" office:value-type="float" office:value="0.052647068286928">
            <text:p>0.0526470683</text:p>
          </table:table-cell>
          <table:table-cell table:formula="of:=([.E172]-[.N$2])*0.00025" office:value-type="float" office:value="0">
            <text:p>0</text:p>
          </table:table-cell>
          <table:table-cell table:formula="of:=([.F172]-[.O$2])*0.00032" office:value-type="float" office:value="0.0000023208">
            <text:p>2.3208E-006</text:p>
          </table:table-cell>
          <table:table-cell table:formula="of:=([.G172]-0)*0.00032" office:value-type="float" office:value="0.002196255808">
            <text:p>0.0021962558</text:p>
          </table:table-cell>
          <table:table-cell/>
          <table:table-cell table:formula="of:=SUM([.K172:.O172])" office:value-type="float" office:value="0.788268236987865">
            <text:p>0.788268237</text:p>
          </table:table-cell>
          <table:table-cell table:formula="of:=SUM([.K172:.M172])+[.P172]" office:value-type="float" office:value="0.790462171995864">
            <text:p>0.79046217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2]*[.M$2];0.75)+5.31*POWER(10;-15)*([.C172]*POWER([.C172]*[.M$2];1.52)))" office:value-type="float" office:value="0.104322526251346">
            <text:p>0.1043225263</text:p>
          </table:table-cell>
          <table:table-cell table:style-name="ce2" table:formula="of:=(POWER([.C172];0.5)-POWER([.L$2];0.5))*0.036" office:value-type="float" office:value="0.200737853306152">
            <text:p>0.2007378533</text:p>
          </table:table-cell>
          <table:table-cell table:number-columns-repeated="2"/>
          <table:table-cell table:formula="of:=0.47*LN(1+2.01*POWER(10;-5)*POWER([.L$2]*[.D172];0.75)+5.31*POWER(10;-15)*([.L$2]*POWER([.L$2]*[.D172];1.52)))" office:value-type="float" office:value="0.0836918550109364">
            <text:p>0.083691855</text:p>
          </table:table-cell>
          <table:table-cell table:formula="of:=(POWER([.D172];0.5)-POWER([.M$2];0.5))*0.12" office:value-type="float" office:value="0.0558082228272984">
            <text:p>0.0558082228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309">
            <text:p>3.09E+002</text:p>
          </table:table-cell>
          <table:table-cell office:value-type="float" office:value="1058">
            <text:p>1.06E+003</text:p>
          </table:table-cell>
          <table:table-cell office:value-type="float" office:value="285.7">
            <text:p>2.86E+002</text:p>
          </table:table-cell>
          <table:table-cell office:value-type="float" office:value="0">
            <text:p>0.00E+000</text:p>
          </table:table-cell>
          <table:table-cell office:value-type="float" office:value="0.012032">
            <text:p>1.20E-002</text:p>
          </table:table-cell>
          <table:table-cell office:value-type="float" office:value="7.1838914">
            <text:p>7.18E+000</text:p>
          </table:table-cell>
          <table:table-cell table:number-columns-repeated="3"/>
          <table:table-cell table:formula="of:=LN([.B173]/[.K$2])*5.35" office:value-type="float" office:value="0.56560287315803">
            <text:p>0.5656028732</text:p>
          </table:table-cell>
          <table:table-cell table:formula="of:=[.W173]-([.V173]-[.U173])" office:value-type="float" office:value="0.179501720840145">
            <text:p>0.1795017208</text:p>
          </table:table-cell>
          <table:table-cell table:formula="of:=[.AA173]-([.Z173]-[.U173])" office:value-type="float" office:value="0.0533167692227146">
            <text:p>0.0533167692</text:p>
          </table:table-cell>
          <table:table-cell table:formula="of:=([.E173]-[.N$2])*0.00025" office:value-type="float" office:value="0">
            <text:p>0</text:p>
          </table:table-cell>
          <table:table-cell table:formula="of:=([.F173]-[.O$2])*0.00032" office:value-type="float" office:value="0.00000385024">
            <text:p>3.85024E-006</text:p>
          </table:table-cell>
          <table:table-cell table:formula="of:=([.G173]-0)*0.00032" office:value-type="float" office:value="0.002298845248">
            <text:p>0.0022988452</text:p>
          </table:table-cell>
          <table:table-cell/>
          <table:table-cell table:formula="of:=SUM([.K173:.O173])" office:value-type="float" office:value="0.798425213460889">
            <text:p>0.7984252135</text:p>
          </table:table-cell>
          <table:table-cell table:formula="of:=SUM([.K173:.M173])+[.P173]" office:value-type="float" office:value="0.800720208468889">
            <text:p>0.800720208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3]*[.M$2];0.75)+5.31*POWER(10;-15)*([.C173]*POWER([.C173]*[.M$2];1.52)))" office:value-type="float" office:value="0.104675732612147">
            <text:p>0.1046757326</text:p>
          </table:table-cell>
          <table:table-cell table:style-name="ce2" table:formula="of:=(POWER([.C173];0.5)-POWER([.L$2];0.5))*0.036" office:value-type="float" office:value="0.203646752981726">
            <text:p>0.203646753</text:p>
          </table:table-cell>
          <table:table-cell table:number-columns-repeated="2"/>
          <table:table-cell table:formula="of:=0.47*LN(1+2.01*POWER(10;-5)*POWER([.L$2]*[.D173];0.75)+5.31*POWER(10;-15)*([.L$2]*POWER([.L$2]*[.D173];1.52)))" office:value-type="float" office:value="0.083732225688528">
            <text:p>0.0837322257</text:p>
          </table:table-cell>
          <table:table-cell table:formula="of:=(POWER([.D173];0.5)-POWER([.M$2];0.5))*0.12" office:value-type="float" office:value="0.0565182944406766">
            <text:p>0.0565182944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309.4">
            <text:p>3.09E+002</text:p>
          </table:table-cell>
          <table:table-cell office:value-type="float" office:value="1063">
            <text:p>1.06E+003</text:p>
          </table:table-cell>
          <table:table-cell office:value-type="float" office:value="285.9">
            <text:p>2.86E+002</text:p>
          </table:table-cell>
          <table:table-cell office:value-type="float" office:value="0">
            <text:p>0.00E+000</text:p>
          </table:table-cell>
          <table:table-cell office:value-type="float" office:value="0.01919">
            <text:p>1.92E-002</text:p>
          </table:table-cell>
          <table:table-cell office:value-type="float" office:value="7.5637329">
            <text:p>7.56E+000</text:p>
          </table:table-cell>
          <table:table-cell table:number-columns-repeated="3"/>
          <table:table-cell table:formula="of:=LN([.B174]/[.K$2])*5.35" office:value-type="float" office:value="0.572523960798559">
            <text:p>0.5725239608</text:p>
          </table:table-cell>
          <table:table-cell table:formula="of:=[.W174]-([.V174]-[.U174])" office:value-type="float" office:value="0.181929623054914">
            <text:p>0.1819296231</text:p>
          </table:table-cell>
          <table:table-cell table:formula="of:=[.AA174]-([.Z174]-[.U174])" office:value-type="float" office:value="0.0539862320920429">
            <text:p>0.0539862321</text:p>
          </table:table-cell>
          <table:table-cell table:formula="of:=([.E174]-[.N$2])*0.00025" office:value-type="float" office:value="0">
            <text:p>0</text:p>
          </table:table-cell>
          <table:table-cell table:formula="of:=([.F174]-[.O$2])*0.00032" office:value-type="float" office:value="0.0000061408">
            <text:p>6.1408E-006</text:p>
          </table:table-cell>
          <table:table-cell table:formula="of:=([.G174]-0)*0.00032" office:value-type="float" office:value="0.002420394528">
            <text:p>0.0024203945</text:p>
          </table:table-cell>
          <table:table-cell/>
          <table:table-cell table:formula="of:=SUM([.K174:.O174])" office:value-type="float" office:value="0.808445956745515">
            <text:p>0.8084459567</text:p>
          </table:table-cell>
          <table:table-cell table:formula="of:=SUM([.K174:.M174])+[.P174]" office:value-type="float" office:value="0.810860210473515">
            <text:p>0.810860210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4]*[.M$2];0.75)+5.31*POWER(10;-15)*([.C174]*POWER([.C174]*[.M$2];1.52)))" office:value-type="float" office:value="0.105011508609335">
            <text:p>0.1050115086</text:p>
          </table:table-cell>
          <table:table-cell table:style-name="ce2" table:formula="of:=(POWER([.C174];0.5)-POWER([.L$2];0.5))*0.036" office:value-type="float" office:value="0.206410431193683">
            <text:p>0.2064104312</text:p>
          </table:table-cell>
          <table:table-cell table:number-columns-repeated="2"/>
          <table:table-cell table:formula="of:=0.47*LN(1+2.01*POWER(10;-5)*POWER([.L$2]*[.D174];0.75)+5.31*POWER(10;-15)*([.L$2]*POWER([.L$2]*[.D174];1.52)))" office:value-type="float" office:value="0.0837725859385521">
            <text:p>0.0837725859</text:p>
          </table:table-cell>
          <table:table-cell table:formula="of:=(POWER([.D174];0.5)-POWER([.M$2];0.5))*0.12" office:value-type="float" office:value="0.057228117560029">
            <text:p>0.0572281176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309.75">
            <text:p>3.10E+002</text:p>
          </table:table-cell>
          <table:table-cell office:value-type="float" office:value="1068">
            <text:p>1.07E+003</text:p>
          </table:table-cell>
          <table:table-cell office:value-type="float" office:value="286.1">
            <text:p>2.86E+002</text:p>
          </table:table-cell>
          <table:table-cell office:value-type="float" office:value="0">
            <text:p>0.00E+000</text:p>
          </table:table-cell>
          <table:table-cell office:value-type="float" office:value="0.031125">
            <text:p>3.11E-002</text:p>
          </table:table-cell>
          <table:table-cell office:value-type="float" office:value="7.9503562">
            <text:p>7.95E+000</text:p>
          </table:table-cell>
          <table:table-cell table:number-columns-repeated="3"/>
          <table:table-cell table:formula="of:=LN([.B175]/[.K$2])*5.35" office:value-type="float" office:value="0.578572576479589">
            <text:p>0.5785725765</text:p>
          </table:table-cell>
          <table:table-cell table:formula="of:=[.W175]-([.V175]-[.U175])" office:value-type="float" office:value="0.18435162572757">
            <text:p>0.1843516257</text:p>
          </table:table-cell>
          <table:table-cell table:formula="of:=[.AA175]-([.Z175]-[.U175])" office:value-type="float" office:value="0.0546554571471063">
            <text:p>0.0546554571</text:p>
          </table:table-cell>
          <table:table-cell table:formula="of:=([.E175]-[.N$2])*0.00025" office:value-type="float" office:value="0">
            <text:p>0</text:p>
          </table:table-cell>
          <table:table-cell table:formula="of:=([.F175]-[.O$2])*0.00032" office:value-type="float" office:value="0.00000996">
            <text:p>0.00000996</text:p>
          </table:table-cell>
          <table:table-cell table:formula="of:=([.G175]-0)*0.00032" office:value-type="float" office:value="0.002544113984">
            <text:p>0.002544114</text:p>
          </table:table-cell>
          <table:table-cell/>
          <table:table-cell table:formula="of:=SUM([.K175:.O175])" office:value-type="float" office:value="0.817589619354265">
            <text:p>0.8175896194</text:p>
          </table:table-cell>
          <table:table-cell table:formula="of:=SUM([.K175:.M175])+[.P175]" office:value-type="float" office:value="0.820123773338266">
            <text:p>0.820123773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5]*[.M$2];0.75)+5.31*POWER(10;-15)*([.C175]*POWER([.C175]*[.M$2];1.52)))" office:value-type="float" office:value="0.105346692042309">
            <text:p>0.105346692</text:p>
          </table:table-cell>
          <table:table-cell table:style-name="ce2" table:formula="of:=(POWER([.C175];0.5)-POWER([.L$2];0.5))*0.036" office:value-type="float" office:value="0.209167617299313">
            <text:p>0.2091676173</text:p>
          </table:table-cell>
          <table:table-cell table:number-columns-repeated="2"/>
          <table:table-cell table:formula="of:=0.47*LN(1+2.01*POWER(10;-5)*POWER([.L$2]*[.D175];0.75)+5.31*POWER(10;-15)*([.L$2]*POWER([.L$2]*[.D175];1.52)))" office:value-type="float" office:value="0.0838129357695199">
            <text:p>0.0838129358</text:p>
          </table:table-cell>
          <table:table-cell table:formula="of:=(POWER([.D175];0.5)-POWER([.M$2];0.5))*0.12" office:value-type="float" office:value="0.0579376924460601">
            <text:p>0.0579376924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310">
            <text:p>3.10E+002</text:p>
          </table:table-cell>
          <table:table-cell office:value-type="float" office:value="1073">
            <text:p>1.07E+003</text:p>
          </table:table-cell>
          <table:table-cell office:value-type="float" office:value="286.275">
            <text:p>2.86E+002</text:p>
          </table:table-cell>
          <table:table-cell office:value-type="float" office:value="0">
            <text:p>0.00E+000</text:p>
          </table:table-cell>
          <table:table-cell office:value-type="float" office:value="0.05022">
            <text:p>5.02E-002</text:p>
          </table:table-cell>
          <table:table-cell office:value-type="float" office:value="8.3441274">
            <text:p>8.34E+000</text:p>
          </table:table-cell>
          <table:table-cell table:number-columns-repeated="3"/>
          <table:table-cell table:formula="of:=LN([.B176]/[.K$2])*5.35" office:value-type="float" office:value="0.582888833268768">
            <text:p>0.5828888333</text:p>
          </table:table-cell>
          <table:table-cell table:formula="of:=[.W176]-([.V176]-[.U176])" office:value-type="float" office:value="0.18676777094305">
            <text:p>0.1867677709</text:p>
          </table:table-cell>
          <table:table-cell table:formula="of:=[.AA176]-([.Z176]-[.U176])" office:value-type="float" office:value="0.0552408341861906">
            <text:p>0.0552408342</text:p>
          </table:table-cell>
          <table:table-cell table:formula="of:=([.E176]-[.N$2])*0.00025" office:value-type="float" office:value="0">
            <text:p>0</text:p>
          </table:table-cell>
          <table:table-cell table:formula="of:=([.F176]-[.O$2])*0.00032" office:value-type="float" office:value="0.0000160704">
            <text:p>1.60704E-005</text:p>
          </table:table-cell>
          <table:table-cell table:formula="of:=([.G176]-0)*0.00032" office:value-type="float" office:value="0.002670120768">
            <text:p>0.0026701208</text:p>
          </table:table-cell>
          <table:table-cell/>
          <table:table-cell table:formula="of:=SUM([.K176:.O176])" office:value-type="float" office:value="0.824913508798009">
            <text:p>0.8249135088</text:p>
          </table:table-cell>
          <table:table-cell table:formula="of:=SUM([.K176:.M176])+[.P176]" office:value-type="float" office:value="0.827567559166009">
            <text:p>0.827567559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6]*[.M$2];0.75)+5.31*POWER(10;-15)*([.C176]*POWER([.C176]*[.M$2];1.52)))" office:value-type="float" office:value="0.105681286363781">
            <text:p>0.1056812864</text:p>
          </table:table-cell>
          <table:table-cell table:style-name="ce2" table:formula="of:=(POWER([.C176];0.5)-POWER([.L$2];0.5))*0.036" office:value-type="float" office:value="0.211918356836265">
            <text:p>0.2119183568</text:p>
          </table:table-cell>
          <table:table-cell table:number-columns-repeated="2"/>
          <table:table-cell table:formula="of:=0.47*LN(1+2.01*POWER(10;-5)*POWER([.L$2]*[.D176];0.75)+5.31*POWER(10;-15)*([.L$2]*POWER([.L$2]*[.D176];1.52)))" office:value-type="float" office:value="0.0838482333314158">
            <text:p>0.0838482333</text:p>
          </table:table-cell>
          <table:table-cell table:formula="of:=(POWER([.D176];0.5)-POWER([.M$2];0.5))*0.12" office:value-type="float" office:value="0.0585583670470403">
            <text:p>0.058558367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310.175">
            <text:p>3.10E+002</text:p>
          </table:table-cell>
          <table:table-cell office:value-type="float" office:value="1078">
            <text:p>1.08E+003</text:p>
          </table:table-cell>
          <table:table-cell office:value-type="float" office:value="286.425">
            <text:p>2.86E+002</text:p>
          </table:table-cell>
          <table:table-cell office:value-type="float" office:value="0">
            <text:p>0.00E+000</text:p>
          </table:table-cell>
          <table:table-cell office:value-type="float" office:value="0.08123">
            <text:p>8.12E-002</text:p>
          </table:table-cell>
          <table:table-cell office:value-type="float" office:value="8.7551659">
            <text:p>8.76E+000</text:p>
          </table:table-cell>
          <table:table-cell table:number-columns-repeated="3"/>
          <table:table-cell table:formula="of:=LN([.B177]/[.K$2])*5.35" office:value-type="float" office:value="0.585908142414895">
            <text:p>0.5859081424</text:p>
          </table:table-cell>
          <table:table-cell table:formula="of:=[.W177]-([.V177]-[.U177])" office:value-type="float" office:value="0.18917810029074">
            <text:p>0.1891781003</text:p>
          </table:table-cell>
          <table:table-cell table:formula="of:=[.AA177]-([.Z177]-[.U177])" office:value-type="float" office:value="0.055742441296963">
            <text:p>0.0557424413</text:p>
          </table:table-cell>
          <table:table-cell table:formula="of:=([.E177]-[.N$2])*0.00025" office:value-type="float" office:value="0">
            <text:p>0</text:p>
          </table:table-cell>
          <table:table-cell table:formula="of:=([.F177]-[.O$2])*0.00032" office:value-type="float" office:value="0.0000259936">
            <text:p>2.59936E-005</text:p>
          </table:table-cell>
          <table:table-cell table:formula="of:=([.G177]-0)*0.00032" office:value-type="float" office:value="0.002801653088">
            <text:p>0.0028016531</text:p>
          </table:table-cell>
          <table:table-cell/>
          <table:table-cell table:formula="of:=SUM([.K177:.O177])" office:value-type="float" office:value="0.830854677602597">
            <text:p>0.8308546776</text:p>
          </table:table-cell>
          <table:table-cell table:formula="of:=SUM([.K177:.M177])+[.P177]" office:value-type="float" office:value="0.833630337090597">
            <text:p>0.833630337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7]*[.M$2];0.75)+5.31*POWER(10;-15)*([.C177]*POWER([.C177]*[.M$2];1.52)))" office:value-type="float" office:value="0.106015294992134">
            <text:p>0.106015295</text:p>
          </table:table-cell>
          <table:table-cell table:style-name="ce2" table:formula="of:=(POWER([.C177];0.5)-POWER([.L$2];0.5))*0.036" office:value-type="float" office:value="0.214662694812307">
            <text:p>0.2146626948</text:p>
          </table:table-cell>
          <table:table-cell table:number-columns-repeated="2"/>
          <table:table-cell table:formula="of:=0.47*LN(1+2.01*POWER(10;-5)*POWER([.L$2]*[.D177];0.75)+5.31*POWER(10;-15)*([.L$2]*POWER([.L$2]*[.D177];1.52)))" office:value-type="float" office:value="0.0838784820448456">
            <text:p>0.083878482</text:p>
          </table:table-cell>
          <table:table-cell table:formula="of:=(POWER([.D177];0.5)-POWER([.M$2];0.5))*0.12" office:value-type="float" office:value="0.0590902228712426">
            <text:p>0.0590902229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310.3">
            <text:p>3.10E+002</text:p>
          </table:table-cell>
          <table:table-cell office:value-type="float" office:value="1083">
            <text:p>1.08E+003</text:p>
          </table:table-cell>
          <table:table-cell office:value-type="float" office:value="286.575">
            <text:p>2.87E+002</text:p>
          </table:table-cell>
          <table:table-cell office:value-type="float" office:value="0.0035225">
            <text:p>3.52E-003</text:p>
          </table:table-cell>
          <table:table-cell office:value-type="float" office:value="0.12895">
            <text:p>1.29E-001</text:p>
          </table:table-cell>
          <table:table-cell office:value-type="float" office:value="9.1941988">
            <text:p>9.19E+000</text:p>
          </table:table-cell>
          <table:table-cell table:number-columns-repeated="3"/>
          <table:table-cell table:formula="of:=LN([.B178]/[.K$2])*5.35" office:value-type="float" office:value="0.588063749035781">
            <text:p>0.588063749</text:p>
          </table:table-cell>
          <table:table-cell table:formula="of:=[.W178]-([.V178]-[.U178])" office:value-type="float" office:value="0.191582654872562">
            <text:p>0.1915826549</text:p>
          </table:table-cell>
          <table:table-cell table:formula="of:=[.AA178]-([.Z178]-[.U178])" office:value-type="float" office:value="0.0562439150084146">
            <text:p>0.056243915</text:p>
          </table:table-cell>
          <table:table-cell table:formula="of:=([.E178]-[.N$2])*0.00025" office:value-type="float" office:value="0.000000880625">
            <text:p>8.80625E-007</text:p>
          </table:table-cell>
          <table:table-cell table:formula="of:=([.F178]-[.O$2])*0.00032" office:value-type="float" office:value="0.000041264">
            <text:p>0.000041264</text:p>
          </table:table-cell>
          <table:table-cell table:formula="of:=([.G178]-0)*0.00032" office:value-type="float" office:value="0.002942143616">
            <text:p>0.0029421436</text:p>
          </table:table-cell>
          <table:table-cell/>
          <table:table-cell table:formula="of:=SUM([.K178:.O178])" office:value-type="float" office:value="0.835932463541758">
            <text:p>0.8359324635</text:p>
          </table:table-cell>
          <table:table-cell table:formula="of:=SUM([.K178:.M178])+[.P178]" office:value-type="float" office:value="0.838832462532758">
            <text:p>0.838832462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8]*[.M$2];0.75)+5.31*POWER(10;-15)*([.C178]*POWER([.C178]*[.M$2];1.52)))" office:value-type="float" office:value="0.106348721311919">
            <text:p>0.1063487213</text:p>
          </table:table-cell>
          <table:table-cell table:style-name="ce2" table:formula="of:=(POWER([.C178];0.5)-POWER([.L$2];0.5))*0.036" office:value-type="float" office:value="0.217400675713915">
            <text:p>0.2174006757</text:p>
          </table:table-cell>
          <table:table-cell table:number-columns-repeated="2"/>
          <table:table-cell table:formula="of:=0.47*LN(1+2.01*POWER(10;-5)*POWER([.L$2]*[.D178];0.75)+5.31*POWER(10;-15)*([.L$2]*POWER([.L$2]*[.D178];1.52)))" office:value-type="float" office:value="0.0839087249100895">
            <text:p>0.0839087249</text:p>
          </table:table-cell>
          <table:table-cell table:formula="of:=(POWER([.D178];0.5)-POWER([.M$2];0.5))*0.12" office:value-type="float" office:value="0.0596219394479381">
            <text:p>0.0596219394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310.375">
            <text:p>3.10E+002</text:p>
          </table:table-cell>
          <table:table-cell office:value-type="float" office:value="1088.25">
            <text:p>1.09E+003</text:p>
          </table:table-cell>
          <table:table-cell office:value-type="float" office:value="286.725">
            <text:p>2.87E+002</text:p>
          </table:table-cell>
          <table:table-cell office:value-type="float" office:value="0.0104875">
            <text:p>1.05E-002</text:p>
          </table:table-cell>
          <table:table-cell office:value-type="float" office:value="0.19805">
            <text:p>1.98E-001</text:p>
          </table:table-cell>
          <table:table-cell office:value-type="float" office:value="9.6655559">
            <text:p>9.67E+000</text:p>
          </table:table-cell>
          <table:table-cell table:number-columns-repeated="3"/>
          <table:table-cell table:formula="of:=LN([.B179]/[.K$2])*5.35" office:value-type="float" office:value="0.589356696236661">
            <text:p>0.5893566962</text:p>
          </table:table-cell>
          <table:table-cell table:formula="of:=[.W179]-([.V179]-[.U179])" office:value-type="float" office:value="0.194101266533748">
            <text:p>0.1941012665</text:p>
          </table:table-cell>
          <table:table-cell table:formula="of:=[.AA179]-([.Z179]-[.U179])" office:value-type="float" office:value="0.0567452554262867">
            <text:p>0.0567452554</text:p>
          </table:table-cell>
          <table:table-cell table:formula="of:=([.E179]-[.N$2])*0.00025" office:value-type="float" office:value="0.000002621875">
            <text:p>2.621875E-006</text:p>
          </table:table-cell>
          <table:table-cell table:formula="of:=([.F179]-[.O$2])*0.00032" office:value-type="float" office:value="0.000063376">
            <text:p>0.000063376</text:p>
          </table:table-cell>
          <table:table-cell table:formula="of:=([.G179]-0)*0.00032" office:value-type="float" office:value="0.003092977888">
            <text:p>0.0030929779</text:p>
          </table:table-cell>
          <table:table-cell/>
          <table:table-cell table:formula="of:=SUM([.K179:.O179])" office:value-type="float" office:value="0.840269216071696">
            <text:p>0.8402692161</text:p>
          </table:table-cell>
          <table:table-cell table:formula="of:=SUM([.K179:.M179])+[.P179]" office:value-type="float" office:value="0.843296196084696">
            <text:p>0.843296196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79]*[.M$2];0.75)+5.31*POWER(10;-15)*([.C179]*POWER([.C179]*[.M$2];1.52)))" office:value-type="float" office:value="0.106698195904502">
            <text:p>0.1066981959</text:p>
          </table:table-cell>
          <table:table-cell table:style-name="ce2" table:formula="of:=(POWER([.C179];0.5)-POWER([.L$2];0.5))*0.036" office:value-type="float" office:value="0.220268761967684">
            <text:p>0.220268762</text:p>
          </table:table-cell>
          <table:table-cell table:number-columns-repeated="2"/>
          <table:table-cell table:formula="of:=0.47*LN(1+2.01*POWER(10;-5)*POWER([.L$2]*[.D179];0.75)+5.31*POWER(10;-15)*([.L$2]*POWER([.L$2]*[.D179];1.52)))" office:value-type="float" office:value="0.0839389619307195">
            <text:p>0.0839389619</text:p>
          </table:table-cell>
          <table:table-cell table:formula="of:=(POWER([.D179];0.5)-POWER([.M$2];0.5))*0.12" office:value-type="float" office:value="0.0601535168864402">
            <text:p>0.0601535169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310.375">
            <text:p>3.10E+002</text:p>
          </table:table-cell>
          <table:table-cell office:value-type="float" office:value="1093.75">
            <text:p>1.09E+003</text:p>
          </table:table-cell>
          <table:table-cell office:value-type="float" office:value="286.9">
            <text:p>2.87E+002</text:p>
          </table:table-cell>
          <table:table-cell office:value-type="float" office:value="0.0173">
            <text:p>1.73E-002</text:p>
          </table:table-cell>
          <table:table-cell office:value-type="float" office:value="0.2931">
            <text:p>2.93E-001</text:p>
          </table:table-cell>
          <table:table-cell office:value-type="float" office:value="10.191011">
            <text:p>1.02E+001</text:p>
          </table:table-cell>
          <table:table-cell table:number-columns-repeated="3"/>
          <table:table-cell table:formula="of:=LN([.B180]/[.K$2])*5.35" office:value-type="float" office:value="0.589356696236661">
            <text:p>0.5893566962</text:p>
          </table:table-cell>
          <table:table-cell table:formula="of:=[.W180]-([.V180]-[.U180])" office:value-type="float" office:value="0.196733082075465">
            <text:p>0.1967330821</text:p>
          </table:table-cell>
          <table:table-cell table:formula="of:=[.AA180]-([.Z180]-[.U180])" office:value-type="float" office:value="0.057329984253076">
            <text:p>0.0573299843</text:p>
          </table:table-cell>
          <table:table-cell table:formula="of:=([.E180]-[.N$2])*0.00025" office:value-type="float" office:value="0.000004325">
            <text:p>0.000004325</text:p>
          </table:table-cell>
          <table:table-cell table:formula="of:=([.F180]-[.O$2])*0.00032" office:value-type="float" office:value="0.000093792">
            <text:p>0.000093792</text:p>
          </table:table-cell>
          <table:table-cell table:formula="of:=([.G180]-0)*0.00032" office:value-type="float" office:value="0.00326112352">
            <text:p>0.0032611235</text:p>
          </table:table-cell>
          <table:table-cell/>
          <table:table-cell table:formula="of:=SUM([.K180:.O180])" office:value-type="float" office:value="0.843517879565203">
            <text:p>0.8435178796</text:p>
          </table:table-cell>
          <table:table-cell table:formula="of:=SUM([.K180:.M180])+[.P180]" office:value-type="float" office:value="0.846680886085202">
            <text:p>0.846680886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0]*[.M$2];0.75)+5.31*POWER(10;-15)*([.C180]*POWER([.C180]*[.M$2];1.52)))" office:value-type="float" office:value="0.10706363171097">
            <text:p>0.1070636317</text:p>
          </table:table-cell>
          <table:table-cell table:style-name="ce2" table:formula="of:=(POWER([.C180];0.5)-POWER([.L$2];0.5))*0.036" office:value-type="float" office:value="0.223266013315869">
            <text:p>0.2232660133</text:p>
          </table:table-cell>
          <table:table-cell table:number-columns-repeated="2"/>
          <table:table-cell table:formula="of:=0.47*LN(1+2.01*POWER(10;-5)*POWER([.L$2]*[.D180];0.75)+5.31*POWER(10;-15)*([.L$2]*POWER([.L$2]*[.D180];1.52)))" office:value-type="float" office:value="0.0839742310726046">
            <text:p>0.0839742311</text:p>
          </table:table-cell>
          <table:table-cell table:formula="of:=(POWER([.D180];0.5)-POWER([.M$2];0.5))*0.12" office:value-type="float" office:value="0.0607735148551146">
            <text:p>0.0607735149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310.3">
            <text:p>3.10E+002</text:p>
          </table:table-cell>
          <table:table-cell office:value-type="float" office:value="1099">
            <text:p>1.10E+003</text:p>
          </table:table-cell>
          <table:table-cell office:value-type="float" office:value="287.1">
            <text:p>2.87E+002</text:p>
          </table:table-cell>
          <table:table-cell office:value-type="float" office:value="0.023965">
            <text:p>2.40E-002</text:p>
          </table:table-cell>
          <table:table-cell office:value-type="float" office:value="0.41875">
            <text:p>4.19E-001</text:p>
          </table:table-cell>
          <table:table-cell office:value-type="float" office:value="10.781074">
            <text:p>1.08E+001</text:p>
          </table:table-cell>
          <table:table-cell table:number-columns-repeated="3"/>
          <table:table-cell table:formula="of:=LN([.B181]/[.K$2])*5.35" office:value-type="float" office:value="0.588063749035781">
            <text:p>0.588063749</text:p>
          </table:table-cell>
          <table:table-cell table:formula="of:=[.W181]-([.V181]-[.U181])" office:value-type="float" office:value="0.199238893266602">
            <text:p>0.1992388933</text:p>
          </table:table-cell>
          <table:table-cell table:formula="of:=[.AA181]-([.Z181]-[.U181])" office:value-type="float" office:value="0.0579980240042398">
            <text:p>0.057998024</text:p>
          </table:table-cell>
          <table:table-cell table:formula="of:=([.E181]-[.N$2])*0.00025" office:value-type="float" office:value="0.00000599125">
            <text:p>5.99125E-006</text:p>
          </table:table-cell>
          <table:table-cell table:formula="of:=([.F181]-[.O$2])*0.00032" office:value-type="float" office:value="0.000134">
            <text:p>0.000134</text:p>
          </table:table-cell>
          <table:table-cell table:formula="of:=([.G181]-0)*0.00032" office:value-type="float" office:value="0.00344994368">
            <text:p>0.0034499437</text:p>
          </table:table-cell>
          <table:table-cell/>
          <table:table-cell table:formula="of:=SUM([.K181:.O181])" office:value-type="float" office:value="0.845440657556623">
            <text:p>0.8454406576</text:p>
          </table:table-cell>
          <table:table-cell table:formula="of:=SUM([.K181:.M181])+[.P181]" office:value-type="float" office:value="0.848750609986623">
            <text:p>0.8487506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1]*[.M$2];0.75)+5.31*POWER(10;-15)*([.C181]*POWER([.C181]*[.M$2];1.52)))" office:value-type="float" office:value="0.107411811246823">
            <text:p>0.1074118112</text:p>
          </table:table-cell>
          <table:table-cell table:style-name="ce2" table:formula="of:=(POWER([.C181];0.5)-POWER([.L$2];0.5))*0.036" office:value-type="float" office:value="0.226120004042859">
            <text:p>0.226120004</text:p>
          </table:table-cell>
          <table:table-cell table:number-columns-repeated="2"/>
          <table:table-cell table:formula="of:=0.47*LN(1+2.01*POWER(10;-5)*POWER([.L$2]*[.D181];0.75)+5.31*POWER(10;-15)*([.L$2]*POWER([.L$2]*[.D181];1.52)))" office:value-type="float" office:value="0.0840145289355116">
            <text:p>0.0840145289</text:p>
          </table:table-cell>
          <table:table-cell table:formula="of:=(POWER([.D181];0.5)-POWER([.M$2];0.5))*0.12" office:value-type="float" office:value="0.0614818524691853">
            <text:p>0.0614818525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310.2">
            <text:p>3.10E+002</text:p>
          </table:table-cell>
          <table:table-cell office:value-type="float" office:value="1104">
            <text:p>1.10E+003</text:p>
          </table:table-cell>
          <table:table-cell office:value-type="float" office:value="287.3">
            <text:p>2.87E+002</text:p>
          </table:table-cell>
          <table:table-cell office:value-type="float" office:value="0.030485">
            <text:p>3.05E-002</text:p>
          </table:table-cell>
          <table:table-cell office:value-type="float" office:value="0.5771">
            <text:p>5.77E-001</text:p>
          </table:table-cell>
          <table:table-cell office:value-type="float" office:value="11.423343">
            <text:p>1.14E+001</text:p>
          </table:table-cell>
          <table:table-cell table:number-columns-repeated="3"/>
          <table:table-cell table:formula="of:=LN([.B182]/[.K$2])*5.35" office:value-type="float" office:value="0.586339333227138">
            <text:p>0.5863393332</text:p>
          </table:table-cell>
          <table:table-cell table:formula="of:=[.W182]-([.V182]-[.U182])" office:value-type="float" office:value="0.2016196319814">
            <text:p>0.201619632</text:p>
          </table:table-cell>
          <table:table-cell table:formula="of:=[.AA182]-([.Z182]-[.U182])" office:value-type="float" office:value="0.0586658274450332">
            <text:p>0.0586658274</text:p>
          </table:table-cell>
          <table:table-cell table:formula="of:=([.E182]-[.N$2])*0.00025" office:value-type="float" office:value="0.00000762125">
            <text:p>7.62125E-006</text:p>
          </table:table-cell>
          <table:table-cell table:formula="of:=([.F182]-[.O$2])*0.00032" office:value-type="float" office:value="0.000184672">
            <text:p>0.000184672</text:p>
          </table:table-cell>
          <table:table-cell table:formula="of:=([.G182]-0)*0.00032" office:value-type="float" office:value="0.00365546976">
            <text:p>0.0036554698</text:p>
          </table:table-cell>
          <table:table-cell/>
          <table:table-cell table:formula="of:=SUM([.K182:.O182])" office:value-type="float" office:value="0.846817085903571">
            <text:p>0.8468170859</text:p>
          </table:table-cell>
          <table:table-cell table:formula="of:=SUM([.K182:.M182])+[.P182]" office:value-type="float" office:value="0.850280262413571">
            <text:p>0.850280262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2]*[.M$2];0.75)+5.31*POWER(10;-15)*([.C182]*POWER([.C182]*[.M$2];1.52)))" office:value-type="float" office:value="0.107742828086172">
            <text:p>0.1077428281</text:p>
          </table:table-cell>
          <table:table-cell table:style-name="ce2" table:formula="of:=(POWER([.C182];0.5)-POWER([.L$2];0.5))*0.036" office:value-type="float" office:value="0.228831759597006">
            <text:p>0.2288317596</text:p>
          </table:table-cell>
          <table:table-cell table:number-columns-repeated="2"/>
          <table:table-cell table:formula="of:=0.47*LN(1+2.01*POWER(10;-5)*POWER([.L$2]*[.D182];0.75)+5.31*POWER(10;-15)*([.L$2]*POWER([.L$2]*[.D182];1.52)))" office:value-type="float" office:value="0.0840548164301613">
            <text:p>0.0840548164</text:p>
          </table:table-cell>
          <table:table-cell table:formula="of:=(POWER([.D182];0.5)-POWER([.M$2];0.5))*0.12" office:value-type="float" office:value="0.0621899434046284">
            <text:p>0.0621899434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310.125">
            <text:p>3.10E+002</text:p>
          </table:table-cell>
          <table:table-cell office:value-type="float" office:value="1109.25">
            <text:p>1.11E+003</text:p>
          </table:table-cell>
          <table:table-cell office:value-type="float" office:value="287.525">
            <text:p>2.88E+002</text:p>
          </table:table-cell>
          <table:table-cell office:value-type="float" office:value="0.040385">
            <text:p>4.04E-002</text:p>
          </table:table-cell>
          <table:table-cell office:value-type="float" office:value="0.77025">
            <text:p>7.70E-001</text:p>
          </table:table-cell>
          <table:table-cell office:value-type="float" office:value="12.118338">
            <text:p>1.21E+001</text:p>
          </table:table-cell>
          <table:table-cell table:number-columns-repeated="3"/>
          <table:table-cell table:formula="of:=LN([.B183]/[.K$2])*5.35" office:value-type="float" office:value="0.585045656519105">
            <text:p>0.5850456565</text:p>
          </table:table-cell>
          <table:table-cell table:formula="of:=[.W183]-([.V183]-[.U183])" office:value-type="float" office:value="0.204113415120857">
            <text:p>0.2041134151</text:p>
          </table:table-cell>
          <table:table-cell table:formula="of:=[.AA183]-([.Z183]-[.U183])" office:value-type="float" office:value="0.0594168241613484">
            <text:p>0.0594168242</text:p>
          </table:table-cell>
          <table:table-cell table:formula="of:=([.E183]-[.N$2])*0.00025" office:value-type="float" office:value="0.00001009625">
            <text:p>1.009625E-005</text:p>
          </table:table-cell>
          <table:table-cell table:formula="of:=([.F183]-[.O$2])*0.00032" office:value-type="float" office:value="0.00024648">
            <text:p>0.00024648</text:p>
          </table:table-cell>
          <table:table-cell table:formula="of:=([.G183]-0)*0.00032" office:value-type="float" office:value="0.00387786816">
            <text:p>0.0038778682</text:p>
          </table:table-cell>
          <table:table-cell/>
          <table:table-cell table:formula="of:=SUM([.K183:.O183])" office:value-type="float" office:value="0.84883247205131">
            <text:p>0.8488324721</text:p>
          </table:table-cell>
          <table:table-cell table:formula="of:=SUM([.K183:.M183])+[.P183]" office:value-type="float" office:value="0.85245376396131">
            <text:p>0.85245376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3]*[.M$2];0.75)+5.31*POWER(10;-15)*([.C183]*POWER([.C183]*[.M$2];1.52)))" office:value-type="float" office:value="0.108089787489936">
            <text:p>0.1080897875</text:p>
          </table:table-cell>
          <table:table-cell table:style-name="ce2" table:formula="of:=(POWER([.C183];0.5)-POWER([.L$2];0.5))*0.036" office:value-type="float" office:value="0.231672502140227">
            <text:p>0.2316725021</text:p>
          </table:table-cell>
          <table:table-cell table:number-columns-repeated="2"/>
          <table:table-cell table:formula="of:=0.47*LN(1+2.01*POWER(10;-5)*POWER([.L$2]*[.D183];0.75)+5.31*POWER(10;-15)*([.L$2]*POWER([.L$2]*[.D183];1.52)))" office:value-type="float" office:value="0.0841001274788207">
            <text:p>0.0841001275</text:p>
          </table:table-cell>
          <table:table-cell table:formula="of:=(POWER([.D183];0.5)-POWER([.M$2];0.5))*0.12" office:value-type="float" office:value="0.0629862511696031">
            <text:p>0.0629862512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310.1">
            <text:p>3.10E+002</text:p>
          </table:table-cell>
          <table:table-cell office:value-type="float" office:value="1114.75">
            <text:p>1.11E+003</text:p>
          </table:table-cell>
          <table:table-cell office:value-type="float" office:value="287.775">
            <text:p>2.88E+002</text:p>
          </table:table-cell>
          <table:table-cell office:value-type="float" office:value="0.053585">
            <text:p>5.36E-002</text:p>
          </table:table-cell>
          <table:table-cell office:value-type="float" office:value="1.01955">
            <text:p>1.02E+000</text:p>
          </table:table-cell>
          <table:table-cell office:value-type="float" office:value="12.887055">
            <text:p>1.29E+001</text:p>
          </table:table-cell>
          <table:table-cell table:number-columns-repeated="3"/>
          <table:table-cell table:formula="of:=LN([.B184]/[.K$2])*5.35" office:value-type="float" office:value="0.584614361424348">
            <text:p>0.5846143614</text:p>
          </table:table-cell>
          <table:table-cell table:formula="of:=[.W184]-([.V184]-[.U184])" office:value-type="float" office:value="0.206719413197643">
            <text:p>0.2067194132</text:p>
          </table:table-cell>
          <table:table-cell table:formula="of:=[.AA184]-([.Z184]-[.U184])" office:value-type="float" office:value="0.0602509149844038">
            <text:p>0.060250915</text:p>
          </table:table-cell>
          <table:table-cell table:formula="of:=([.E184]-[.N$2])*0.00025" office:value-type="float" office:value="0.00001339625">
            <text:p>1.339625E-005</text:p>
          </table:table-cell>
          <table:table-cell table:formula="of:=([.F184]-[.O$2])*0.00032" office:value-type="float" office:value="0.000326256">
            <text:p>0.000326256</text:p>
          </table:table-cell>
          <table:table-cell table:formula="of:=([.G184]-0)*0.00032" office:value-type="float" office:value="0.0041238576">
            <text:p>0.0041238576</text:p>
          </table:table-cell>
          <table:table-cell/>
          <table:table-cell table:formula="of:=SUM([.K184:.O184])" office:value-type="float" office:value="0.851924341856395">
            <text:p>0.8519243419</text:p>
          </table:table-cell>
          <table:table-cell table:formula="of:=SUM([.K184:.M184])+[.P184]" office:value-type="float" office:value="0.855708547206394">
            <text:p>0.855708547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4]*[.M$2];0.75)+5.31*POWER(10;-15)*([.C184]*POWER([.C184]*[.M$2];1.52)))" office:value-type="float" office:value="0.108452604395078">
            <text:p>0.1084526044</text:p>
          </table:table-cell>
          <table:table-cell table:style-name="ce2" table:formula="of:=(POWER([.C184];0.5)-POWER([.L$2];0.5))*0.036" office:value-type="float" office:value="0.234641317122155">
            <text:p>0.2346413171</text:p>
          </table:table-cell>
          <table:table-cell table:number-columns-repeated="2"/>
          <table:table-cell table:formula="of:=0.47*LN(1+2.01*POWER(10;-5)*POWER([.L$2]*[.D184];0.75)+5.31*POWER(10;-15)*([.L$2]*POWER([.L$2]*[.D184];1.52)))" office:value-type="float" office:value="0.0841504577251228">
            <text:p>0.0841504577</text:p>
          </table:table-cell>
          <table:table-cell table:formula="of:=(POWER([.D184];0.5)-POWER([.M$2];0.5))*0.12" office:value-type="float" office:value="0.0638706722389605">
            <text:p>0.0638706722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310.125">
            <text:p>3.10E+002</text:p>
          </table:table-cell>
          <table:table-cell office:value-type="float" office:value="1120.5">
            <text:p>1.12E+003</text:p>
          </table:table-cell>
          <table:table-cell office:value-type="float" office:value="288.025">
            <text:p>2.88E+002</text:p>
          </table:table-cell>
          <table:table-cell office:value-type="float" office:value="0.070015">
            <text:p>7.00E-002</text:p>
          </table:table-cell>
          <table:table-cell office:value-type="float" office:value="1.3515">
            <text:p>1.35E+000</text:p>
          </table:table-cell>
          <table:table-cell office:value-type="float" office:value="13.820166">
            <text:p>1.38E+001</text:p>
          </table:table-cell>
          <table:table-cell table:number-columns-repeated="3"/>
          <table:table-cell table:formula="of:=LN([.B185]/[.K$2])*5.35" office:value-type="float" office:value="0.585045656519105">
            <text:p>0.5850456565</text:p>
          </table:table-cell>
          <table:table-cell table:formula="of:=[.W185]-([.V185]-[.U185])" office:value-type="float" office:value="0.209436767863534">
            <text:p>0.2094367679</text:p>
          </table:table-cell>
          <table:table-cell table:formula="of:=[.AA185]-([.Z185]-[.U185])" office:value-type="float" office:value="0.0610846378834503">
            <text:p>0.0610846379</text:p>
          </table:table-cell>
          <table:table-cell table:formula="of:=([.E185]-[.N$2])*0.00025" office:value-type="float" office:value="0.00001750375">
            <text:p>1.750375E-005</text:p>
          </table:table-cell>
          <table:table-cell table:formula="of:=([.F185]-[.O$2])*0.00032" office:value-type="float" office:value="0.00043248">
            <text:p>0.00043248</text:p>
          </table:table-cell>
          <table:table-cell table:formula="of:=([.G185]-0)*0.00032" office:value-type="float" office:value="0.00442245312">
            <text:p>0.0044224531</text:p>
          </table:table-cell>
          <table:table-cell/>
          <table:table-cell table:formula="of:=SUM([.K185:.O185])" office:value-type="float" office:value="0.856017046016089">
            <text:p>0.856017046</text:p>
          </table:table-cell>
          <table:table-cell table:formula="of:=SUM([.K185:.M185])+[.P185]" office:value-type="float" office:value="0.859989515386089">
            <text:p>0.859989515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5]*[.M$2];0.75)+5.31*POWER(10;-15)*([.C185]*POWER([.C185]*[.M$2];1.52)))" office:value-type="float" office:value="0.108831190582591">
            <text:p>0.1088311906</text:p>
          </table:table-cell>
          <table:table-cell table:style-name="ce2" table:formula="of:=(POWER([.C185];0.5)-POWER([.L$2];0.5))*0.036" office:value-type="float" office:value="0.237737257975558">
            <text:p>0.237737258</text:p>
          </table:table-cell>
          <table:table-cell table:number-columns-repeated="2"/>
          <table:table-cell table:formula="of:=0.47*LN(1+2.01*POWER(10;-5)*POWER([.L$2]*[.D185];0.75)+5.31*POWER(10;-15)*([.L$2]*POWER([.L$2]*[.D185];1.52)))" office:value-type="float" office:value="0.0842007718153563">
            <text:p>0.0842007718</text:p>
          </table:table-cell>
          <table:table-cell table:formula="of:=(POWER([.D185];0.5)-POWER([.M$2];0.5))*0.12" office:value-type="float" office:value="0.0647547092282406">
            <text:p>0.0647547092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310.2">
            <text:p>3.10E+002</text:p>
          </table:table-cell>
          <table:table-cell office:value-type="float" office:value="1126.75">
            <text:p>1.13E+003</text:p>
          </table:table-cell>
          <table:table-cell office:value-type="float" office:value="288.275">
            <text:p>2.88E+002</text:p>
          </table:table-cell>
          <table:table-cell office:value-type="float" office:value="0.10016">
            <text:p>1.00E-001</text:p>
          </table:table-cell>
          <table:table-cell office:value-type="float" office:value="1.8695">
            <text:p>1.87E+000</text:p>
          </table:table-cell>
          <table:table-cell office:value-type="float" office:value="15.110209">
            <text:p>1.51E+001</text:p>
          </table:table-cell>
          <table:table-cell table:number-columns-repeated="3"/>
          <table:table-cell table:formula="of:=LN([.B186]/[.K$2])*5.35" office:value-type="float" office:value="0.586339333227138">
            <text:p>0.5863393332</text:p>
          </table:table-cell>
          <table:table-cell table:formula="of:=[.W186]-([.V186]-[.U186])" office:value-type="float" office:value="0.212382250063752">
            <text:p>0.2123822501</text:p>
          </table:table-cell>
          <table:table-cell table:formula="of:=[.AA186]-([.Z186]-[.U186])" office:value-type="float" office:value="0.0619179933420768">
            <text:p>0.0619179933</text:p>
          </table:table-cell>
          <table:table-cell table:formula="of:=([.E186]-[.N$2])*0.00025" office:value-type="float" office:value="0.00002504">
            <text:p>0.00002504</text:p>
          </table:table-cell>
          <table:table-cell table:formula="of:=([.F186]-[.O$2])*0.00032" office:value-type="float" office:value="0.00059824">
            <text:p>0.00059824</text:p>
          </table:table-cell>
          <table:table-cell table:formula="of:=([.G186]-0)*0.00032" office:value-type="float" office:value="0.00483526688">
            <text:p>0.0048352669</text:p>
          </table:table-cell>
          <table:table-cell/>
          <table:table-cell table:formula="of:=SUM([.K186:.O186])" office:value-type="float" office:value="0.861262856632967">
            <text:p>0.8612628566</text:p>
          </table:table-cell>
          <table:table-cell table:formula="of:=SUM([.K186:.M186])+[.P186]" office:value-type="float" office:value="0.865474843512967">
            <text:p>0.865474843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6]*[.M$2];0.75)+5.31*POWER(10;-15)*([.C186]*POWER([.C186]*[.M$2];1.52)))" office:value-type="float" office:value="0.109241865203405">
            <text:p>0.1092418652</text:p>
          </table:table-cell>
          <table:table-cell table:style-name="ce2" table:formula="of:=(POWER([.C186];0.5)-POWER([.L$2];0.5))*0.036" office:value-type="float" office:value="0.241093414796591">
            <text:p>0.2410934148</text:p>
          </table:table-cell>
          <table:table-cell table:number-columns-repeated="2"/>
          <table:table-cell table:formula="of:=0.47*LN(1+2.01*POWER(10;-5)*POWER([.L$2]*[.D186];0.75)+5.31*POWER(10;-15)*([.L$2]*POWER([.L$2]*[.D186];1.52)))" office:value-type="float" office:value="0.0842510697658845">
            <text:p>0.0842510698</text:p>
          </table:table-cell>
          <table:table-cell table:formula="of:=(POWER([.D186];0.5)-POWER([.M$2];0.5))*0.12" office:value-type="float" office:value="0.0656383626373953">
            <text:p>0.0656383626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10.325">
            <text:p>3.10E+002</text:p>
          </table:table-cell>
          <table:table-cell office:value-type="float" office:value="1133.25">
            <text:p>1.13E+003</text:p>
          </table:table-cell>
          <table:table-cell office:value-type="float" office:value="288.525">
            <text:p>2.89E+002</text:p>
          </table:table-cell>
          <table:table-cell office:value-type="float" office:value="0.1649">
            <text:p>1.65E-001</text:p>
          </table:table-cell>
          <table:table-cell office:value-type="float" office:value="2.7045">
            <text:p>2.70E+000</text:p>
          </table:table-cell>
          <table:table-cell office:value-type="float" office:value="16.91173">
            <text:p>1.69E+001</text:p>
          </table:table-cell>
          <table:table-cell table:number-columns-repeated="3"/>
          <table:table-cell table:formula="of:=LN([.B187]/[.K$2])*5.35" office:value-type="float" office:value="0.588494766155854">
            <text:p>0.5884947662</text:p>
          </table:table-cell>
          <table:table-cell table:formula="of:=[.W187]-([.V187]-[.U187])" office:value-type="float" office:value="0.215436605319303">
            <text:p>0.2154366053</text:p>
          </table:table-cell>
          <table:table-cell table:formula="of:=[.AA187]-([.Z187]-[.U187])" office:value-type="float" office:value="0.0627509818428203">
            <text:p>0.0627509818</text:p>
          </table:table-cell>
          <table:table-cell table:formula="of:=([.E187]-[.N$2])*0.00025" office:value-type="float" office:value="0.000041225">
            <text:p>0.000041225</text:p>
          </table:table-cell>
          <table:table-cell table:formula="of:=([.F187]-[.O$2])*0.00032" office:value-type="float" office:value="0.00086544">
            <text:p>0.00086544</text:p>
          </table:table-cell>
          <table:table-cell table:formula="of:=([.G187]-0)*0.00032" office:value-type="float" office:value="0.0054117536">
            <text:p>0.0054117536</text:p>
          </table:table-cell>
          <table:table-cell/>
          <table:table-cell table:formula="of:=SUM([.K187:.O187])" office:value-type="float" office:value="0.867589018317977">
            <text:p>0.8675890183</text:p>
          </table:table-cell>
          <table:table-cell table:formula="of:=SUM([.K187:.M187])+[.P187]" office:value-type="float" office:value="0.872094106917977">
            <text:p>0.872094106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7]*[.M$2];0.75)+5.31*POWER(10;-15)*([.C187]*POWER([.C187]*[.M$2];1.52)))" office:value-type="float" office:value="0.109668053632996">
            <text:p>0.1096680536</text:p>
          </table:table-cell>
          <table:table-cell table:style-name="ce2" table:formula="of:=(POWER([.C187];0.5)-POWER([.L$2];0.5))*0.036" office:value-type="float" office:value="0.244573958481732">
            <text:p>0.2445739585</text:p>
          </table:table-cell>
          <table:table-cell table:number-columns-repeated="2"/>
          <table:table-cell table:formula="of:=0.47*LN(1+2.01*POWER(10;-5)*POWER([.L$2]*[.D187];0.75)+5.31*POWER(10;-15)*([.L$2]*POWER([.L$2]*[.D187];1.52)))" office:value-type="float" office:value="0.0843013515930401">
            <text:p>0.0843013516</text:p>
          </table:table-cell>
          <table:table-cell table:formula="of:=(POWER([.D187];0.5)-POWER([.M$2];0.5))*0.12" office:value-type="float" office:value="0.0665216329652944">
            <text:p>0.066521633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310.5">
            <text:p>3.11E+002</text:p>
          </table:table-cell>
          <table:table-cell office:value-type="float" office:value="1140">
            <text:p>1.14E+003</text:p>
          </table:table-cell>
          <table:table-cell office:value-type="float" office:value="288.775">
            <text:p>2.89E+002</text:p>
          </table:table-cell>
          <table:table-cell office:value-type="float" office:value="0.2881">
            <text:p>2.88E-001</text:p>
          </table:table-cell>
          <table:table-cell office:value-type="float" office:value="3.7955">
            <text:p>3.80E+000</text:p>
          </table:table-cell>
          <table:table-cell office:value-type="float" office:value="19.111819">
            <text:p>1.91E+001</text:p>
          </table:table-cell>
          <table:table-cell table:number-columns-repeated="3"/>
          <table:table-cell table:formula="of:=LN([.B188]/[.K$2])*5.35" office:value-type="float" office:value="0.591510914103495">
            <text:p>0.5915109141</text:p>
          </table:table-cell>
          <table:table-cell table:formula="of:=[.W188]-([.V188]-[.U188])" office:value-type="float" office:value="0.218598865449223">
            <text:p>0.2185988654</text:p>
          </table:table-cell>
          <table:table-cell table:formula="of:=[.AA188]-([.Z188]-[.U188])" office:value-type="float" office:value="0.0635836038671657">
            <text:p>0.0635836039</text:p>
          </table:table-cell>
          <table:table-cell table:formula="of:=([.E188]-[.N$2])*0.00025" office:value-type="float" office:value="0.000072025">
            <text:p>0.000072025</text:p>
          </table:table-cell>
          <table:table-cell table:formula="of:=([.F188]-[.O$2])*0.00032" office:value-type="float" office:value="0.00121456">
            <text:p>0.00121456</text:p>
          </table:table-cell>
          <table:table-cell table:formula="of:=([.G188]-0)*0.00032" office:value-type="float" office:value="0.00611578208">
            <text:p>0.0061157821</text:p>
          </table:table-cell>
          <table:table-cell/>
          <table:table-cell table:formula="of:=SUM([.K188:.O188])" office:value-type="float" office:value="0.874979968419884">
            <text:p>0.8749799684</text:p>
          </table:table-cell>
          <table:table-cell table:formula="of:=SUM([.K188:.M188])+[.P188]" office:value-type="float" office:value="0.879809165499884">
            <text:p>0.879809165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8]*[.M$2];0.75)+5.31*POWER(10;-15)*([.C188]*POWER([.C188]*[.M$2];1.52)))" office:value-type="float" office:value="0.110109655519804">
            <text:p>0.1101096555</text:p>
          </table:table-cell>
          <table:table-cell table:style-name="ce2" table:formula="of:=(POWER([.C188];0.5)-POWER([.L$2];0.5))*0.036" office:value-type="float" office:value="0.248177820498461">
            <text:p>0.2481778205</text:p>
          </table:table-cell>
          <table:table-cell table:number-columns-repeated="2"/>
          <table:table-cell table:formula="of:=0.47*LN(1+2.01*POWER(10;-5)*POWER([.L$2]*[.D188];0.75)+5.31*POWER(10;-15)*([.L$2]*POWER([.L$2]*[.D188];1.52)))" office:value-type="float" office:value="0.0843516173131253">
            <text:p>0.0843516173</text:p>
          </table:table-cell>
          <table:table-cell table:formula="of:=(POWER([.D188];0.5)-POWER([.M$2];0.5))*0.12" office:value-type="float" office:value="0.0674045207097249">
            <text:p>0.0674045207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310.75">
            <text:p>3.11E+002</text:p>
          </table:table-cell>
          <table:table-cell office:value-type="float" office:value="1147.25">
            <text:p>1.15E+003</text:p>
          </table:table-cell>
          <table:table-cell office:value-type="float" office:value="289">
            <text:p>2.89E+002</text:p>
          </table:table-cell>
          <table:table-cell office:value-type="float" office:value="0.4966">
            <text:p>4.97E-001</text:p>
          </table:table-cell>
          <table:table-cell office:value-type="float" office:value="5.0045">
            <text:p>5.00E+000</text:p>
          </table:table-cell>
          <table:table-cell office:value-type="float" office:value="21.742609">
            <text:p>2.17E+001</text:p>
          </table:table-cell>
          <table:table-cell table:number-columns-repeated="3"/>
          <table:table-cell table:formula="of:=LN([.B189]/[.K$2])*5.35" office:value-type="float" office:value="0.595816749345982">
            <text:p>0.5958167493</text:p>
          </table:table-cell>
          <table:table-cell table:formula="of:=[.W189]-([.V189]-[.U189])" office:value-type="float" office:value="0.221984605090879">
            <text:p>0.2219846051</text:p>
          </table:table-cell>
          <table:table-cell table:formula="of:=[.AA189]-([.Z189]-[.U189])" office:value-type="float" office:value="0.0643326507488619">
            <text:p>0.0643326507</text:p>
          </table:table-cell>
          <table:table-cell table:formula="of:=([.E189]-[.N$2])*0.00025" office:value-type="float" office:value="0.00012415">
            <text:p>0.00012415</text:p>
          </table:table-cell>
          <table:table-cell table:formula="of:=([.F189]-[.O$2])*0.00032" office:value-type="float" office:value="0.00160144">
            <text:p>0.00160144</text:p>
          </table:table-cell>
          <table:table-cell table:formula="of:=([.G189]-0)*0.00032" office:value-type="float" office:value="0.00695763488">
            <text:p>0.0069576349</text:p>
          </table:table-cell>
          <table:table-cell/>
          <table:table-cell table:formula="of:=SUM([.K189:.O189])" office:value-type="float" office:value="0.883859595185723">
            <text:p>0.8838595952</text:p>
          </table:table-cell>
          <table:table-cell table:formula="of:=SUM([.K189:.M189])+[.P189]" office:value-type="float" office:value="0.889091640065723">
            <text:p>0.889091640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89]*[.M$2];0.75)+5.31*POWER(10;-15)*([.C189]*POWER([.C189]*[.M$2];1.52)))" office:value-type="float" office:value="0.110582866636166">
            <text:p>0.1105828666</text:p>
          </table:table-cell>
          <table:table-cell table:style-name="ce2" table:formula="of:=(POWER([.C189];0.5)-POWER([.L$2];0.5))*0.036" office:value-type="float" office:value="0.252036771256479">
            <text:p>0.2520367713</text:p>
          </table:table-cell>
          <table:table-cell table:number-columns-repeated="2"/>
          <table:table-cell table:formula="of:=0.47*LN(1+2.01*POWER(10;-5)*POWER([.L$2]*[.D189];0.75)+5.31*POWER(10;-15)*([.L$2]*POWER([.L$2]*[.D189];1.52)))" office:value-type="float" office:value="0.0843968427031062">
            <text:p>0.0843968427</text:p>
          </table:table-cell>
          <table:table-cell table:formula="of:=(POWER([.D189];0.5)-POWER([.M$2];0.5))*0.12" office:value-type="float" office:value="0.0681987929814021">
            <text:p>0.068198793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311.1">
            <text:p>3.11E+002</text:p>
          </table:table-cell>
          <table:table-cell office:value-type="float" office:value="1155">
            <text:p>1.16E+003</text:p>
          </table:table-cell>
          <table:table-cell office:value-type="float" office:value="289.2">
            <text:p>2.89E+002</text:p>
          </table:table-cell>
          <table:table-cell office:value-type="float" office:value="0.8132">
            <text:p>8.13E-001</text:p>
          </table:table-cell>
          <table:table-cell office:value-type="float" office:value="6.314">
            <text:p>6.31E+000</text:p>
          </table:table-cell>
          <table:table-cell office:value-type="float" office:value="24.570531">
            <text:p>2.46E+001</text:p>
          </table:table-cell>
          <table:table-cell table:number-columns-repeated="3"/>
          <table:table-cell table:formula="of:=LN([.B190]/[.K$2])*5.35" office:value-type="float" office:value="0.601839102639304">
            <text:p>0.6018391026</text:p>
          </table:table-cell>
          <table:table-cell table:formula="of:=[.W190]-([.V190]-[.U190])" office:value-type="float" office:value="0.225591636661989">
            <text:p>0.2255916367</text:p>
          </table:table-cell>
          <table:table-cell table:formula="of:=[.AA190]-([.Z190]-[.U190])" office:value-type="float" office:value="0.0649982216045882">
            <text:p>0.0649982216</text:p>
          </table:table-cell>
          <table:table-cell table:formula="of:=([.E190]-[.N$2])*0.00025" office:value-type="float" office:value="0.0002033">
            <text:p>0.0002033</text:p>
          </table:table-cell>
          <table:table-cell table:formula="of:=([.F190]-[.O$2])*0.00032" office:value-type="float" office:value="0.00202048">
            <text:p>0.00202048</text:p>
          </table:table-cell>
          <table:table-cell table:formula="of:=([.G190]-0)*0.00032" office:value-type="float" office:value="0.00786256992">
            <text:p>0.0078625699</text:p>
          </table:table-cell>
          <table:table-cell/>
          <table:table-cell table:formula="of:=SUM([.K190:.O190])" office:value-type="float" office:value="0.894652740905882">
            <text:p>0.8946527409</text:p>
          </table:table-cell>
          <table:table-cell table:formula="of:=SUM([.K190:.M190])+[.P190]" office:value-type="float" office:value="0.900291530825882">
            <text:p>0.900291530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0]*[.M$2];0.75)+5.31*POWER(10;-15)*([.C190]*POWER([.C190]*[.M$2];1.52)))" office:value-type="float" office:value="0.111087460838963">
            <text:p>0.1110874608</text:p>
          </table:table-cell>
          <table:table-cell table:style-name="ce2" table:formula="of:=(POWER([.C190];0.5)-POWER([.L$2];0.5))*0.036" office:value-type="float" office:value="0.256148397030386">
            <text:p>0.256148397</text:p>
          </table:table-cell>
          <table:table-cell table:number-columns-repeated="2"/>
          <table:table-cell table:formula="of:=0.47*LN(1+2.01*POWER(10;-5)*POWER([.L$2]*[.D190];0.75)+5.31*POWER(10;-15)*([.L$2]*POWER([.L$2]*[.D190];1.52)))" office:value-type="float" office:value="0.0844370321175862">
            <text:p>0.0844370321</text:p>
          </table:table-cell>
          <table:table-cell table:formula="of:=(POWER([.D190];0.5)-POWER([.M$2];0.5))*0.12" office:value-type="float" office:value="0.0689045532516083">
            <text:p>0.0689045533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311.5">
            <text:p>3.12E+002</text:p>
          </table:table-cell>
          <table:table-cell office:value-type="float" office:value="1163.5">
            <text:p>1.16E+003</text:p>
          </table:table-cell>
          <table:table-cell office:value-type="float" office:value="289.425">
            <text:p>2.89E+002</text:p>
          </table:table-cell>
          <table:table-cell office:value-type="float" office:value="1.1675">
            <text:p>1.17E+000</text:p>
          </table:table-cell>
          <table:table-cell office:value-type="float" office:value="7.8115">
            <text:p>7.81E+000</text:p>
          </table:table-cell>
          <table:table-cell office:value-type="float" office:value="27.235031">
            <text:p>2.72E+001</text:p>
          </table:table-cell>
          <table:table-cell table:number-columns-repeated="3"/>
          <table:table-cell table:formula="of:=LN([.B191]/[.K$2])*5.35" office:value-type="float" office:value="0.608713501272258">
            <text:p>0.6087135013</text:p>
          </table:table-cell>
          <table:table-cell table:formula="of:=[.W191]-([.V191]-[.U191])" office:value-type="float" office:value="0.229533381047893">
            <text:p>0.229533381</text:p>
          </table:table-cell>
          <table:table-cell table:formula="of:=[.AA191]-([.Z191]-[.U191])" office:value-type="float" office:value="0.0657467094655635">
            <text:p>0.0657467095</text:p>
          </table:table-cell>
          <table:table-cell table:formula="of:=([.E191]-[.N$2])*0.00025" office:value-type="float" office:value="0.000291875">
            <text:p>0.000291875</text:p>
          </table:table-cell>
          <table:table-cell table:formula="of:=([.F191]-[.O$2])*0.00032" office:value-type="float" office:value="0.00249968">
            <text:p>0.00249968</text:p>
          </table:table-cell>
          <table:table-cell table:formula="of:=([.G191]-0)*0.00032" office:value-type="float" office:value="0.00871520992">
            <text:p>0.0087152099</text:p>
          </table:table-cell>
          <table:table-cell/>
          <table:table-cell table:formula="of:=SUM([.K191:.O191])" office:value-type="float" office:value="0.906785146785715">
            <text:p>0.9067851468</text:p>
          </table:table-cell>
          <table:table-cell table:formula="of:=SUM([.K191:.M191])+[.P191]" office:value-type="float" office:value="0.912708801705715">
            <text:p>0.912708801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1]*[.M$2];0.75)+5.31*POWER(10;-15)*([.C191]*POWER([.C191]*[.M$2];1.52)))" office:value-type="float" office:value="0.111639411617835">
            <text:p>0.1116394116</text:p>
          </table:table-cell>
          <table:table-cell table:style-name="ce2" table:formula="of:=(POWER([.C191];0.5)-POWER([.L$2];0.5))*0.036" office:value-type="float" office:value="0.260642092195162">
            <text:p>0.2606420922</text:p>
          </table:table-cell>
          <table:table-cell table:number-columns-repeated="2"/>
          <table:table-cell table:formula="of:=0.47*LN(1+2.01*POWER(10;-5)*POWER([.L$2]*[.D191];0.75)+5.31*POWER(10;-15)*([.L$2]*POWER([.L$2]*[.D191];1.52)))" office:value-type="float" office:value="0.0844822329209372">
            <text:p>0.0844822329</text:p>
          </table:table-cell>
          <table:table-cell table:formula="of:=(POWER([.D191];0.5)-POWER([.M$2];0.5))*0.12" office:value-type="float" office:value="0.0696982419159346">
            <text:p>0.0696982419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311.925">
            <text:p>3.12E+002</text:p>
          </table:table-cell>
          <table:table-cell office:value-type="float" office:value="1172.75">
            <text:p>1.17E+003</text:p>
          </table:table-cell>
          <table:table-cell office:value-type="float" office:value="289.675">
            <text:p>2.90E+002</text:p>
          </table:table-cell>
          <table:table-cell office:value-type="float" office:value="1.577">
            <text:p>1.58E+000</text:p>
          </table:table-cell>
          <table:table-cell office:value-type="float" office:value="9.4615">
            <text:p>9.46E+000</text:p>
          </table:table-cell>
          <table:table-cell office:value-type="float" office:value="29.975656">
            <text:p>3.00E+001</text:p>
          </table:table-cell>
          <table:table-cell table:number-columns-repeated="3"/>
          <table:table-cell table:formula="of:=LN([.B192]/[.K$2])*5.35" office:value-type="float" office:value="0.616007884244497">
            <text:p>0.6160078842</text:p>
          </table:table-cell>
          <table:table-cell table:formula="of:=[.W192]-([.V192]-[.U192])" office:value-type="float" office:value="0.233806052723818">
            <text:p>0.2338060527</text:p>
          </table:table-cell>
          <table:table-cell table:formula="of:=[.AA192]-([.Z192]-[.U192])" office:value-type="float" office:value="0.0665780161454371">
            <text:p>0.0665780161</text:p>
          </table:table-cell>
          <table:table-cell table:formula="of:=([.E192]-[.N$2])*0.00025" office:value-type="float" office:value="0.00039425">
            <text:p>0.00039425</text:p>
          </table:table-cell>
          <table:table-cell table:formula="of:=([.F192]-[.O$2])*0.00032" office:value-type="float" office:value="0.00302768">
            <text:p>0.00302768</text:p>
          </table:table-cell>
          <table:table-cell table:formula="of:=([.G192]-0)*0.00032" office:value-type="float" office:value="0.00959220992">
            <text:p>0.0095922099</text:p>
          </table:table-cell>
          <table:table-cell/>
          <table:table-cell table:formula="of:=SUM([.K192:.O192])" office:value-type="float" office:value="0.919813883113751">
            <text:p>0.9198138831</text:p>
          </table:table-cell>
          <table:table-cell table:formula="of:=SUM([.K192:.M192])+[.P192]" office:value-type="float" office:value="0.925984163033751">
            <text:p>0.92598416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2]*[.M$2];0.75)+5.31*POWER(10;-15)*([.C192]*POWER([.C192]*[.M$2];1.52)))" office:value-type="float" office:value="0.112238326567631">
            <text:p>0.1122383266</text:p>
          </table:table-cell>
          <table:table-cell table:style-name="ce2" table:formula="of:=(POWER([.C192];0.5)-POWER([.L$2];0.5))*0.036" office:value-type="float" office:value="0.265513678820882">
            <text:p>0.2655136788</text:p>
          </table:table-cell>
          <table:table-cell table:number-columns-repeated="2"/>
          <table:table-cell table:formula="of:=0.47*LN(1+2.01*POWER(10;-5)*POWER([.L$2]*[.D192];0.75)+5.31*POWER(10;-15)*([.L$2]*POWER([.L$2]*[.D192];1.52)))" office:value-type="float" office:value="0.0845324407900824">
            <text:p>0.0845324408</text:p>
          </table:table-cell>
          <table:table-cell table:formula="of:=(POWER([.D192];0.5)-POWER([.M$2];0.5))*0.12" office:value-type="float" office:value="0.0705797564649535">
            <text:p>0.0705797565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12.425">
            <text:p>3.12E+002</text:p>
          </table:table-cell>
          <table:table-cell office:value-type="float" office:value="1182.25">
            <text:p>1.18E+003</text:p>
          </table:table-cell>
          <table:table-cell office:value-type="float" office:value="289.9">
            <text:p>2.90E+002</text:p>
          </table:table-cell>
          <table:table-cell office:value-type="float" office:value="2.149">
            <text:p>2.15E+000</text:p>
          </table:table-cell>
          <table:table-cell office:value-type="float" office:value="11.24">
            <text:p>1.12E+001</text:p>
          </table:table-cell>
          <table:table-cell office:value-type="float" office:value="33.060891">
            <text:p>3.31E+001</text:p>
          </table:table-cell>
          <table:table-cell table:number-columns-repeated="3"/>
          <table:table-cell table:formula="of:=LN([.B193]/[.K$2])*5.35" office:value-type="float" office:value="0.624576797744475">
            <text:p>0.6245767977</text:p>
          </table:table-cell>
          <table:table-cell table:formula="of:=[.W193]-([.V193]-[.U193])" office:value-type="float" office:value="0.238176111672612">
            <text:p>0.2381761117</text:p>
          </table:table-cell>
          <table:table-cell table:formula="of:=[.AA193]-([.Z193]-[.U193])" office:value-type="float" office:value="0.067325880688639">
            <text:p>0.0673258807</text:p>
          </table:table-cell>
          <table:table-cell table:formula="of:=([.E193]-[.N$2])*0.00025" office:value-type="float" office:value="0.00053725">
            <text:p>0.00053725</text:p>
          </table:table-cell>
          <table:table-cell table:formula="of:=([.F193]-[.O$2])*0.00032" office:value-type="float" office:value="0.0035968">
            <text:p>0.0035968</text:p>
          </table:table-cell>
          <table:table-cell table:formula="of:=([.G193]-0)*0.00032" office:value-type="float" office:value="0.01057948512">
            <text:p>0.0105794851</text:p>
          </table:table-cell>
          <table:table-cell/>
          <table:table-cell table:formula="of:=SUM([.K193:.O193])" office:value-type="float" office:value="0.934212840105726">
            <text:p>0.9342128401</text:p>
          </table:table-cell>
          <table:table-cell table:formula="of:=SUM([.K193:.M193])+[.P193]" office:value-type="float" office:value="0.940658275225726">
            <text:p>0.940658275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3]*[.M$2];0.75)+5.31*POWER(10;-15)*([.C193]*POWER([.C193]*[.M$2];1.52)))" office:value-type="float" office:value="0.112851561915459">
            <text:p>0.1128515619</text:p>
          </table:table-cell>
          <table:table-cell table:style-name="ce2" table:formula="of:=(POWER([.C193];0.5)-POWER([.L$2];0.5))*0.036" office:value-type="float" office:value="0.270496973117505">
            <text:p>0.2704969731</text:p>
          </table:table-cell>
          <table:table-cell table:number-columns-repeated="2"/>
          <table:table-cell table:formula="of:=0.47*LN(1+2.01*POWER(10;-5)*POWER([.L$2]*[.D193];0.75)+5.31*POWER(10;-15)*([.L$2]*POWER([.L$2]*[.D193];1.52)))" office:value-type="float" office:value="0.0845776141640907">
            <text:p>0.0845776142</text:p>
          </table:table-cell>
          <table:table-cell table:formula="of:=(POWER([.D193];0.5)-POWER([.M$2];0.5))*0.12" office:value-type="float" office:value="0.0713727943821637">
            <text:p>0.0713727944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313">
            <text:p>3.13E+002</text:p>
          </table:table-cell>
          <table:table-cell office:value-type="float" office:value="1192">
            <text:p>1.19E+003</text:p>
          </table:table-cell>
          <table:table-cell office:value-type="float" office:value="290.125">
            <text:p>2.90E+002</text:p>
          </table:table-cell>
          <table:table-cell office:value-type="float" office:value="2.886">
            <text:p>2.89E+000</text:p>
          </table:table-cell>
          <table:table-cell office:value-type="float" office:value="13.24">
            <text:p>1.32E+001</text:p>
          </table:table-cell>
          <table:table-cell office:value-type="float" office:value="36.611266">
            <text:p>3.66E+001</text:p>
          </table:table-cell>
          <table:table-cell table:number-columns-repeated="3"/>
          <table:table-cell table:formula="of:=LN([.B194]/[.K$2])*5.35" office:value-type="float" office:value="0.634414111144912">
            <text:p>0.6344141111</text:p>
          </table:table-cell>
          <table:table-cell table:formula="of:=[.W194]-([.V194]-[.U194])" office:value-type="float" office:value="0.242642343690379">
            <text:p>0.2426423437</text:p>
          </table:table-cell>
          <table:table-cell table:formula="of:=[.AA194]-([.Z194]-[.U194])" office:value-type="float" office:value="0.0680734505159065">
            <text:p>0.0680734505</text:p>
          </table:table-cell>
          <table:table-cell table:formula="of:=([.E194]-[.N$2])*0.00025" office:value-type="float" office:value="0.0007215">
            <text:p>0.0007215</text:p>
          </table:table-cell>
          <table:table-cell table:formula="of:=([.F194]-[.O$2])*0.00032" office:value-type="float" office:value="0.0042368">
            <text:p>0.0042368</text:p>
          </table:table-cell>
          <table:table-cell table:formula="of:=([.G194]-0)*0.00032" office:value-type="float" office:value="0.01171560512">
            <text:p>0.0117156051</text:p>
          </table:table-cell>
          <table:table-cell/>
          <table:table-cell table:formula="of:=SUM([.K194:.O194])" office:value-type="float" office:value="0.950088205351198">
            <text:p>0.9500882054</text:p>
          </table:table-cell>
          <table:table-cell table:formula="of:=SUM([.K194:.M194])+[.P194]" office:value-type="float" office:value="0.956845510471198">
            <text:p>0.956845510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4]*[.M$2];0.75)+5.31*POWER(10;-15)*([.C194]*POWER([.C194]*[.M$2];1.52)))" office:value-type="float" office:value="0.113478988234499">
            <text:p>0.1134789882</text:p>
          </table:table-cell>
          <table:table-cell table:style-name="ce2" table:formula="of:=(POWER([.C194];0.5)-POWER([.L$2];0.5))*0.036" office:value-type="float" office:value="0.275590631454312">
            <text:p>0.2755906315</text:p>
          </table:table-cell>
          <table:table-cell table:number-columns-repeated="2"/>
          <table:table-cell table:formula="of:=0.47*LN(1+2.01*POWER(10;-5)*POWER([.L$2]*[.D194];0.75)+5.31*POWER(10;-15)*([.L$2]*POWER([.L$2]*[.D194];1.52)))" office:value-type="float" office:value="0.0846227745635603">
            <text:p>0.0846227746</text:p>
          </table:table-cell>
          <table:table-cell table:formula="of:=(POWER([.D194];0.5)-POWER([.M$2];0.5))*0.12" office:value-type="float" office:value="0.0721655246089009">
            <text:p>0.0721655246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313.6">
            <text:p>3.14E+002</text:p>
          </table:table-cell>
          <table:table-cell office:value-type="float" office:value="1202.25">
            <text:p>1.20E+003</text:p>
          </table:table-cell>
          <table:table-cell office:value-type="float" office:value="290.375">
            <text:p>2.90E+002</text:p>
          </table:table-cell>
          <table:table-cell office:value-type="float" office:value="3.795">
            <text:p>3.80E+000</text:p>
          </table:table-cell>
          <table:table-cell office:value-type="float" office:value="15.485">
            <text:p>1.55E+001</text:p>
          </table:table-cell>
          <table:table-cell office:value-type="float" office:value="40.698891">
            <text:p>4.07E+001</text:p>
          </table:table-cell>
          <table:table-cell table:number-columns-repeated="3"/>
          <table:table-cell table:formula="of:=LN([.B195]/[.K$2])*5.35" office:value-type="float" office:value="0.644659885103044">
            <text:p>0.6446598851</text:p>
          </table:table-cell>
          <table:table-cell table:formula="of:=[.W195]-([.V195]-[.U195])" office:value-type="float" office:value="0.24731730604707">
            <text:p>0.247317306</text:p>
          </table:table-cell>
          <table:table-cell table:formula="of:=[.AA195]-([.Z195]-[.U195])" office:value-type="float" office:value="0.068903738423782">
            <text:p>0.0689037384</text:p>
          </table:table-cell>
          <table:table-cell table:formula="of:=([.E195]-[.N$2])*0.00025" office:value-type="float" office:value="0.00094875">
            <text:p>0.00094875</text:p>
          </table:table-cell>
          <table:table-cell table:formula="of:=([.F195]-[.O$2])*0.00032" office:value-type="float" office:value="0.0049552">
            <text:p>0.0049552</text:p>
          </table:table-cell>
          <table:table-cell table:formula="of:=([.G195]-0)*0.00032" office:value-type="float" office:value="0.01302364512">
            <text:p>0.0130236451</text:p>
          </table:table-cell>
          <table:table-cell/>
          <table:table-cell table:formula="of:=SUM([.K195:.O195])" office:value-type="float" office:value="0.966784879573895">
            <text:p>0.9667848796</text:p>
          </table:table-cell>
          <table:table-cell table:formula="of:=SUM([.K195:.M195])+[.P195]" office:value-type="float" office:value="0.973904574693895">
            <text:p>0.973904574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5]*[.M$2];0.75)+5.31*POWER(10;-15)*([.C195]*POWER([.C195]*[.M$2];1.52)))" office:value-type="float" office:value="0.114136485986478">
            <text:p>0.114136486</text:p>
          </table:table-cell>
          <table:table-cell table:style-name="ce2" table:formula="of:=(POWER([.C195];0.5)-POWER([.L$2];0.5))*0.036" office:value-type="float" office:value="0.280923091562981">
            <text:p>0.2809230916</text:p>
          </table:table-cell>
          <table:table-cell table:number-columns-repeated="2"/>
          <table:table-cell table:formula="of:=0.47*LN(1+2.01*POWER(10;-5)*POWER([.L$2]*[.D195];0.75)+5.31*POWER(10;-15)*([.L$2]*POWER([.L$2]*[.D195];1.52)))" office:value-type="float" office:value="0.084672937582423">
            <text:p>0.0846729376</text:p>
          </table:table-cell>
          <table:table-cell table:formula="of:=(POWER([.D195];0.5)-POWER([.M$2];0.5))*0.12" office:value-type="float" office:value="0.0730459755356389">
            <text:p>0.0730459755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314.225">
            <text:p>3.14E+002</text:p>
          </table:table-cell>
          <table:table-cell office:value-type="float" office:value="1213">
            <text:p>1.21E+003</text:p>
          </table:table-cell>
          <table:table-cell office:value-type="float" office:value="290.6">
            <text:p>2.91E+002</text:p>
          </table:table-cell>
          <table:table-cell office:value-type="float" office:value="4.921">
            <text:p>4.92E+000</text:p>
          </table:table-cell>
          <table:table-cell office:value-type="float" office:value="18.055">
            <text:p>1.81E+001</text:p>
          </table:table-cell>
          <table:table-cell office:value-type="float" office:value="45.4175">
            <text:p>4.54E+001</text:p>
          </table:table-cell>
          <table:table-cell table:number-columns-repeated="3"/>
          <table:table-cell table:formula="of:=LN([.B196]/[.K$2])*5.35" office:value-type="float" office:value="0.655311742243413">
            <text:p>0.6553117422</text:p>
          </table:table-cell>
          <table:table-cell table:formula="of:=[.W196]-([.V196]-[.U196])" office:value-type="float" office:value="0.252198242604285">
            <text:p>0.2521982426</text:p>
          </table:table-cell>
          <table:table-cell table:formula="of:=[.AA196]-([.Z196]-[.U196])" office:value-type="float" office:value="0.0696506872087938">
            <text:p>0.0696506872</text:p>
          </table:table-cell>
          <table:table-cell table:formula="of:=([.E196]-[.N$2])*0.00025" office:value-type="float" office:value="0.00123025">
            <text:p>0.00123025</text:p>
          </table:table-cell>
          <table:table-cell table:formula="of:=([.F196]-[.O$2])*0.00032" office:value-type="float" office:value="0.0057776">
            <text:p>0.0057776</text:p>
          </table:table-cell>
          <table:table-cell table:formula="of:=([.G196]-0)*0.00032" office:value-type="float" office:value="0.0145336">
            <text:p>0.0145336</text:p>
          </table:table-cell>
          <table:table-cell/>
          <table:table-cell table:formula="of:=SUM([.K196:.O196])" office:value-type="float" office:value="0.984168522056491">
            <text:p>0.9841685221</text:p>
          </table:table-cell>
          <table:table-cell table:formula="of:=SUM([.K196:.M196])+[.P196]" office:value-type="float" office:value="0.991694272056492">
            <text:p>0.991694272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6]*[.M$2];0.75)+5.31*POWER(10;-15)*([.C196]*POWER([.C196]*[.M$2];1.52)))" office:value-type="float" office:value="0.11482376444638">
            <text:p>0.1148237644</text:p>
          </table:table-cell>
          <table:table-cell table:style-name="ce2" table:formula="of:=(POWER([.C196];0.5)-POWER([.L$2];0.5))*0.036" office:value-type="float" office:value="0.286491306580099">
            <text:p>0.2864913066</text:p>
          </table:table-cell>
          <table:table-cell table:number-columns-repeated="2"/>
          <table:table-cell table:formula="of:=0.47*LN(1+2.01*POWER(10;-5)*POWER([.L$2]*[.D196];0.75)+5.31*POWER(10;-15)*([.L$2]*POWER([.L$2]*[.D196];1.52)))" office:value-type="float" office:value="0.0847180706297375">
            <text:p>0.0847180706</text:p>
          </table:table-cell>
          <table:table-cell table:formula="of:=(POWER([.D196];0.5)-POWER([.M$2];0.5))*0.12" office:value-type="float" office:value="0.0738380573679653">
            <text:p>0.0738380574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314.8475">
            <text:p>3.15E+002</text:p>
          </table:table-cell>
          <table:table-cell office:value-type="float" office:value="1224">
            <text:p>1.22E+003</text:p>
          </table:table-cell>
          <table:table-cell office:value-type="float" office:value="290.825">
            <text:p>2.91E+002</text:p>
          </table:table-cell>
          <table:table-cell office:value-type="float" office:value="6.2365">
            <text:p>6.24E+000</text:p>
          </table:table-cell>
          <table:table-cell office:value-type="float" office:value="21.01">
            <text:p>2.10E+001</text:p>
          </table:table-cell>
          <table:table-cell office:value-type="float" office:value="50.77825">
            <text:p>5.08E+001</text:p>
          </table:table-cell>
          <table:table-cell table:number-columns-repeated="3"/>
          <table:table-cell table:formula="of:=LN([.B197]/[.K$2])*5.35" office:value-type="float" office:value="0.665899952941067">
            <text:p>0.6658999529</text:p>
          </table:table-cell>
          <table:table-cell table:formula="of:=[.W197]-([.V197]-[.U197])" office:value-type="float" office:value="0.257169609429026">
            <text:p>0.2571696094</text:p>
          </table:table-cell>
          <table:table-cell table:formula="of:=[.AA197]-([.Z197]-[.U197])" office:value-type="float" office:value="0.070397342352486">
            <text:p>0.0703973424</text:p>
          </table:table-cell>
          <table:table-cell table:formula="of:=([.E197]-[.N$2])*0.00025" office:value-type="float" office:value="0.001559125">
            <text:p>0.001559125</text:p>
          </table:table-cell>
          <table:table-cell table:formula="of:=([.F197]-[.O$2])*0.00032" office:value-type="float" office:value="0.0067232">
            <text:p>0.0067232</text:p>
          </table:table-cell>
          <table:table-cell table:formula="of:=([.G197]-0)*0.00032" office:value-type="float" office:value="0.01624904">
            <text:p>0.01624904</text:p>
          </table:table-cell>
          <table:table-cell/>
          <table:table-cell table:formula="of:=SUM([.K197:.O197])" office:value-type="float" office:value="1.00174922972258">
            <text:p>1.0017492297</text:p>
          </table:table-cell>
          <table:table-cell table:formula="of:=SUM([.K197:.M197])+[.P197]" office:value-type="float" office:value="1.00971594472258">
            <text:p>1.009715944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7]*[.M$2];0.75)+5.31*POWER(10;-15)*([.C197]*POWER([.C197]*[.M$2];1.52)))" office:value-type="float" office:value="0.115524623664928">
            <text:p>0.1155246237</text:p>
          </table:table-cell>
          <table:table-cell table:style-name="ce2" table:formula="of:=(POWER([.C197];0.5)-POWER([.L$2];0.5))*0.036" office:value-type="float" office:value="0.292163532623388">
            <text:p>0.2921635326</text:p>
          </table:table-cell>
          <table:table-cell table:number-columns-repeated="2"/>
          <table:table-cell table:formula="of:=0.47*LN(1+2.01*POWER(10;-5)*POWER([.L$2]*[.D197];0.75)+5.31*POWER(10;-15)*([.L$2]*POWER([.L$2]*[.D197];1.52)))" office:value-type="float" office:value="0.084763190738981">
            <text:p>0.0847631907</text:p>
          </table:table-cell>
          <table:table-cell table:formula="of:=(POWER([.D197];0.5)-POWER([.M$2];0.5))*0.12" office:value-type="float" office:value="0.0746298326209009">
            <text:p>0.0746298326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315.5">
            <text:p>3.16E+002</text:p>
          </table:table-cell>
          <table:table-cell office:value-type="float" office:value="1235.25">
            <text:p>1.24E+003</text:p>
          </table:table-cell>
          <table:table-cell office:value-type="float" office:value="291.1">
            <text:p>2.91E+002</text:p>
          </table:table-cell>
          <table:table-cell office:value-type="float" office:value="7.557">
            <text:p>7.56E+000</text:p>
          </table:table-cell>
          <table:table-cell office:value-type="float" office:value="24.215">
            <text:p>2.42E+001</text:p>
          </table:table-cell>
          <table:table-cell office:value-type="float" office:value="56.514984">
            <text:p>5.65E+001</text:p>
          </table:table-cell>
          <table:table-cell table:number-columns-repeated="3"/>
          <table:table-cell table:formula="of:=LN([.B198]/[.K$2])*5.35" office:value-type="float" office:value="0.676975990354875">
            <text:p>0.6769759904</text:p>
          </table:table-cell>
          <table:table-cell table:formula="of:=[.W198]-([.V198]-[.U198])" office:value-type="float" office:value="0.262230144791523">
            <text:p>0.2622301448</text:p>
          </table:table-cell>
          <table:table-cell table:formula="of:=[.AA198]-([.Z198]-[.U198])" office:value-type="float" office:value="0.0713095225910384">
            <text:p>0.0713095226</text:p>
          </table:table-cell>
          <table:table-cell table:formula="of:=([.E198]-[.N$2])*0.00025" office:value-type="float" office:value="0.00188925">
            <text:p>0.00188925</text:p>
          </table:table-cell>
          <table:table-cell table:formula="of:=([.F198]-[.O$2])*0.00032" office:value-type="float" office:value="0.0077488">
            <text:p>0.0077488</text:p>
          </table:table-cell>
          <table:table-cell table:formula="of:=([.G198]-0)*0.00032" office:value-type="float" office:value="0.01808479488">
            <text:p>0.0180847949</text:p>
          </table:table-cell>
          <table:table-cell/>
          <table:table-cell table:formula="of:=SUM([.K198:.O198])" office:value-type="float" office:value="1.02015370773744">
            <text:p>1.0201537077</text:p>
          </table:table-cell>
          <table:table-cell table:formula="of:=SUM([.K198:.M198])+[.P198]" office:value-type="float" office:value="1.02860045261744">
            <text:p>1.028600452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8]*[.M$2];0.75)+5.31*POWER(10;-15)*([.C198]*POWER([.C198]*[.M$2];1.52)))" office:value-type="float" office:value="0.116238926512725">
            <text:p>0.1162389265</text:p>
          </table:table-cell>
          <table:table-cell table:style-name="ce2" table:formula="of:=(POWER([.C198];0.5)-POWER([.L$2];0.5))*0.036" office:value-type="float" office:value="0.297938370833681">
            <text:p>0.2979383708</text:p>
          </table:table-cell>
          <table:table-cell table:number-columns-repeated="2"/>
          <table:table-cell table:formula="of:=0.47*LN(1+2.01*POWER(10;-5)*POWER([.L$2]*[.D198];0.75)+5.31*POWER(10;-15)*([.L$2]*POWER([.L$2]*[.D198];1.52)))" office:value-type="float" office:value="0.0848183199859846">
            <text:p>0.08481832</text:p>
          </table:table-cell>
          <table:table-cell table:formula="of:=(POWER([.D198];0.5)-POWER([.M$2];0.5))*0.12" office:value-type="float" office:value="0.0755971421064569">
            <text:p>0.0755971421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16.2725">
            <text:p>3.16E+002</text:p>
          </table:table-cell>
          <table:table-cell office:value-type="float" office:value="1247">
            <text:p>1.25E+003</text:p>
          </table:table-cell>
          <table:table-cell office:value-type="float" office:value="291.4">
            <text:p>2.91E+002</text:p>
          </table:table-cell>
          <table:table-cell office:value-type="float" office:value="8.8185">
            <text:p>8.82E+000</text:p>
          </table:table-cell>
          <table:table-cell office:value-type="float" office:value="27.675">
            <text:p>2.77E+001</text:p>
          </table:table-cell>
          <table:table-cell office:value-type="float" office:value="62.582328">
            <text:p>6.26E+001</text:p>
          </table:table-cell>
          <table:table-cell table:number-columns-repeated="3"/>
          <table:table-cell table:formula="of:=LN([.B199]/[.K$2])*5.35" office:value-type="float" office:value="0.690059424849774">
            <text:p>0.6900594248</text:p>
          </table:table-cell>
          <table:table-cell table:formula="of:=[.W199]-([.V199]-[.U199])" office:value-type="float" office:value="0.267490237396453">
            <text:p>0.2674902374</text:p>
          </table:table-cell>
          <table:table-cell table:formula="of:=[.AA199]-([.Z199]-[.U199])" office:value-type="float" office:value="0.0723041293505585">
            <text:p>0.0723041294</text:p>
          </table:table-cell>
          <table:table-cell table:formula="of:=([.E199]-[.N$2])*0.00025" office:value-type="float" office:value="0.002204625">
            <text:p>0.002204625</text:p>
          </table:table-cell>
          <table:table-cell table:formula="of:=([.F199]-[.O$2])*0.00032" office:value-type="float" office:value="0.008856">
            <text:p>0.008856</text:p>
          </table:table-cell>
          <table:table-cell table:formula="of:=([.G199]-0)*0.00032" office:value-type="float" office:value="0.02002634496">
            <text:p>0.020026345</text:p>
          </table:table-cell>
          <table:table-cell/>
          <table:table-cell table:formula="of:=SUM([.K199:.O199])" office:value-type="float" office:value="1.04091441659679">
            <text:p>1.0409144166</text:p>
          </table:table-cell>
          <table:table-cell table:formula="of:=SUM([.K199:.M199])+[.P199]" office:value-type="float" office:value="1.04988013655679">
            <text:p>1.049880136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199]*[.M$2];0.75)+5.31*POWER(10;-15)*([.C199]*POWER([.C199]*[.M$2];1.52)))" office:value-type="float" office:value="0.116982324387605">
            <text:p>0.1169823244</text:p>
          </table:table-cell>
          <table:table-cell table:style-name="ce2" table:formula="of:=(POWER([.C199];0.5)-POWER([.L$2];0.5))*0.036" office:value-type="float" office:value="0.303941861313492">
            <text:p>0.3039418613</text:p>
          </table:table-cell>
          <table:table-cell table:number-columns-repeated="2"/>
          <table:table-cell table:formula="of:=0.47*LN(1+2.01*POWER(10;-5)*POWER([.L$2]*[.D199];0.75)+5.31*POWER(10;-15)*([.L$2]*POWER([.L$2]*[.D199];1.52)))" office:value-type="float" office:value="0.0848784389849911">
            <text:p>0.084878439</text:p>
          </table:table-cell>
          <table:table-cell table:formula="of:=(POWER([.D199];0.5)-POWER([.M$2];0.5))*0.12" office:value-type="float" office:value="0.0766518678649835">
            <text:p>0.0766518679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317.075">
            <text:p>3.17E+002</text:p>
          </table:table-cell>
          <table:table-cell office:value-type="float" office:value="1259.25">
            <text:p>1.26E+003</text:p>
          </table:table-cell>
          <table:table-cell office:value-type="float" office:value="291.675">
            <text:p>2.92E+002</text:p>
          </table:table-cell>
          <table:table-cell office:value-type="float" office:value="10.2955">
            <text:p>1.03E+001</text:p>
          </table:table-cell>
          <table:table-cell office:value-type="float" office:value="31.685">
            <text:p>3.17E+001</text:p>
          </table:table-cell>
          <table:table-cell office:value-type="float" office:value="69.461828">
            <text:p>6.95E+001</text:p>
          </table:table-cell>
          <table:table-cell table:number-columns-repeated="3"/>
          <table:table-cell table:formula="of:=LN([.B200]/[.K$2])*5.35" office:value-type="float" office:value="0.70361715515628">
            <text:p>0.7036171552</text:p>
          </table:table-cell>
          <table:table-cell table:formula="of:=[.W200]-([.V200]-[.U200])" office:value-type="float" office:value="0.272946975079596">
            <text:p>0.2729469751</text:p>
          </table:table-cell>
          <table:table-cell table:formula="of:=[.AA200]-([.Z200]-[.U200])" office:value-type="float" office:value="0.0732153955112436">
            <text:p>0.0732153955</text:p>
          </table:table-cell>
          <table:table-cell table:formula="of:=([.E200]-[.N$2])*0.00025" office:value-type="float" office:value="0.002573875">
            <text:p>0.002573875</text:p>
          </table:table-cell>
          <table:table-cell table:formula="of:=([.F200]-[.O$2])*0.00032" office:value-type="float" office:value="0.0101392">
            <text:p>0.0101392</text:p>
          </table:table-cell>
          <table:table-cell table:formula="of:=([.G200]-0)*0.00032" office:value-type="float" office:value="0.02222778496">
            <text:p>0.022227785</text:p>
          </table:table-cell>
          <table:table-cell/>
          <table:table-cell table:formula="of:=SUM([.K200:.O200])" office:value-type="float" office:value="1.06249260074712">
            <text:p>1.0624926007</text:p>
          </table:table-cell>
          <table:table-cell table:formula="of:=SUM([.K200:.M200])+[.P200]" office:value-type="float" office:value="1.07200731070712">
            <text:p>1.072007310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0]*[.M$2];0.75)+5.31*POWER(10;-15)*([.C200]*POWER([.C200]*[.M$2];1.52)))" office:value-type="float" office:value="0.117754505850662">
            <text:p>0.1177545059</text:p>
          </table:table-cell>
          <table:table-cell table:style-name="ce2" table:formula="of:=(POWER([.C200];0.5)-POWER([.L$2];0.5))*0.036" office:value-type="float" office:value="0.310170780459691">
            <text:p>0.3101707805</text:p>
          </table:table-cell>
          <table:table-cell table:number-columns-repeated="2"/>
          <table:table-cell table:formula="of:=0.47*LN(1+2.01*POWER(10;-5)*POWER([.L$2]*[.D200];0.75)+5.31*POWER(10;-15)*([.L$2]*POWER([.L$2]*[.D200];1.52)))" office:value-type="float" office:value="0.0849335279257144">
            <text:p>0.0849335279</text:p>
          </table:table-cell>
          <table:table-cell table:formula="of:=(POWER([.D200];0.5)-POWER([.M$2];0.5))*0.12" office:value-type="float" office:value="0.077618222966392">
            <text:p>0.077618223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317.795">
            <text:p>3.18E+002</text:p>
          </table:table-cell>
          <table:table-cell office:value-type="float" office:value="1272">
            <text:p>1.27E+003</text:p>
          </table:table-cell>
          <table:table-cell office:value-type="float" office:value="291.925">
            <text:p>2.92E+002</text:p>
          </table:table-cell>
          <table:table-cell office:value-type="float" office:value="12.235">
            <text:p>1.22E+001</text:p>
          </table:table-cell>
          <table:table-cell office:value-type="float" office:value="36.315">
            <text:p>3.63E+001</text:p>
          </table:table-cell>
          <table:table-cell office:value-type="float" office:value="77.421594">
            <text:p>7.74E+001</text:p>
          </table:table-cell>
          <table:table-cell table:number-columns-repeated="3"/>
          <table:table-cell table:formula="of:=LN([.B201]/[.K$2])*5.35" office:value-type="float" office:value="0.715751928106435">
            <text:p>0.7157519281</text:p>
          </table:table-cell>
          <table:table-cell table:formula="of:=[.W201]-([.V201]-[.U201])" office:value-type="float" office:value="0.278597395067932">
            <text:p>0.2785973951</text:p>
          </table:table-cell>
          <table:table-cell table:formula="of:=[.AA201]-([.Z201]-[.U201])" office:value-type="float" office:value="0.0740434407540641">
            <text:p>0.0740434408</text:p>
          </table:table-cell>
          <table:table-cell table:formula="of:=([.E201]-[.N$2])*0.00025" office:value-type="float" office:value="0.00305875">
            <text:p>0.00305875</text:p>
          </table:table-cell>
          <table:table-cell table:formula="of:=([.F201]-[.O$2])*0.00032" office:value-type="float" office:value="0.0116208">
            <text:p>0.0116208</text:p>
          </table:table-cell>
          <table:table-cell table:formula="of:=([.G201]-0)*0.00032" office:value-type="float" office:value="0.02477491008">
            <text:p>0.0247749101</text:p>
          </table:table-cell>
          <table:table-cell/>
          <table:table-cell table:formula="of:=SUM([.K201:.O201])" office:value-type="float" office:value="1.08307231392843">
            <text:p>1.0830723139</text:p>
          </table:table-cell>
          <table:table-cell table:formula="of:=SUM([.K201:.M201])+[.P201]" office:value-type="float" office:value="1.09316767400843">
            <text:p>1.09316767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1]*[.M$2];0.75)+5.31*POWER(10;-15)*([.C201]*POWER([.C201]*[.M$2];1.52)))" office:value-type="float" office:value="0.118555152748581">
            <text:p>0.1185551527</text:p>
          </table:table-cell>
          <table:table-cell table:style-name="ce2" table:formula="of:=(POWER([.C201];0.5)-POWER([.L$2];0.5))*0.036" office:value-type="float" office:value="0.316621847345947">
            <text:p>0.3166218473</text:p>
          </table:table-cell>
          <table:table-cell table:number-columns-repeated="2"/>
          <table:table-cell table:formula="of:=0.47*LN(1+2.01*POWER(10;-5)*POWER([.L$2]*[.D201];0.75)+5.31*POWER(10;-15)*([.L$2]*POWER([.L$2]*[.D201];1.52)))" office:value-type="float" office:value="0.0849835920809079">
            <text:p>0.0849835921</text:p>
          </table:table-cell>
          <table:table-cell table:formula="of:=(POWER([.D201];0.5)-POWER([.M$2];0.5))*0.12" office:value-type="float" office:value="0.078496332364406">
            <text:p>0.0784963324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318.3975">
            <text:p>3.18E+002</text:p>
          </table:table-cell>
          <table:table-cell office:value-type="float" office:value="1285">
            <text:p>1.29E+003</text:p>
          </table:table-cell>
          <table:table-cell office:value-type="float" office:value="292.225">
            <text:p>2.92E+002</text:p>
          </table:table-cell>
          <table:table-cell office:value-type="float" office:value="14.715">
            <text:p>1.47E+001</text:p>
          </table:table-cell>
          <table:table-cell office:value-type="float" office:value="41.585">
            <text:p>4.16E+001</text:p>
          </table:table-cell>
          <table:table-cell office:value-type="float" office:value="86.595078">
            <text:p>8.66E+001</text:p>
          </table:table-cell>
          <table:table-cell table:number-columns-repeated="3"/>
          <table:table-cell table:formula="of:=LN([.B202]/[.K$2])*5.35" office:value-type="float" office:value="0.725885263421348">
            <text:p>0.7258852634</text:p>
          </table:table-cell>
          <table:table-cell table:formula="of:=[.W202]-([.V202]-[.U202])" office:value-type="float" office:value="0.284328569711853">
            <text:p>0.2843285697</text:p>
          </table:table-cell>
          <table:table-cell table:formula="of:=[.AA202]-([.Z202]-[.U202])" office:value-type="float" office:value="0.07503661984587">
            <text:p>0.0750366198</text:p>
          </table:table-cell>
          <table:table-cell table:formula="of:=([.E202]-[.N$2])*0.00025" office:value-type="float" office:value="0.00367875">
            <text:p>0.00367875</text:p>
          </table:table-cell>
          <table:table-cell table:formula="of:=([.F202]-[.O$2])*0.00032" office:value-type="float" office:value="0.0133072">
            <text:p>0.0133072</text:p>
          </table:table-cell>
          <table:table-cell table:formula="of:=([.G202]-0)*0.00032" office:value-type="float" office:value="0.02771042496">
            <text:p>0.027710425</text:p>
          </table:table-cell>
          <table:table-cell/>
          <table:table-cell table:formula="of:=SUM([.K202:.O202])" office:value-type="float" office:value="1.10223640297907">
            <text:p>1.102236403</text:p>
          </table:table-cell>
          <table:table-cell table:formula="of:=SUM([.K202:.M202])+[.P202]" office:value-type="float" office:value="1.11296087793907">
            <text:p>1.112960877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2]*[.M$2];0.75)+5.31*POWER(10;-15)*([.C202]*POWER([.C202]*[.M$2];1.52)))" office:value-type="float" office:value="0.119368333778831">
            <text:p>0.1193683338</text:p>
          </table:table-cell>
          <table:table-cell table:style-name="ce2" table:formula="of:=(POWER([.C202];0.5)-POWER([.L$2];0.5))*0.036" office:value-type="float" office:value="0.323166203020117">
            <text:p>0.323166203</text:p>
          </table:table-cell>
          <table:table-cell table:number-columns-repeated="2"/>
          <table:table-cell table:formula="of:=0.47*LN(1+2.01*POWER(10;-5)*POWER([.L$2]*[.D202];0.75)+5.31*POWER(10;-15)*([.L$2]*POWER([.L$2]*[.D202];1.52)))" office:value-type="float" office:value="0.085043648095922">
            <text:p>0.0850436481</text:p>
          </table:table-cell>
          <table:table-cell table:formula="of:=(POWER([.D202];0.5)-POWER([.M$2];0.5))*0.12" office:value-type="float" office:value="0.0795495674712259">
            <text:p>0.0795495675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318.925">
            <text:p>3.19E+002</text:p>
          </table:table-cell>
          <table:table-cell office:value-type="float" office:value="1298.25">
            <text:p>1.30E+003</text:p>
          </table:table-cell>
          <table:table-cell office:value-type="float" office:value="292.6">
            <text:p>2.93E+002</text:p>
          </table:table-cell>
          <table:table-cell office:value-type="float" office:value="17.795">
            <text:p>1.78E+001</text:p>
          </table:table-cell>
          <table:table-cell office:value-type="float" office:value="47.735">
            <text:p>4.77E+001</text:p>
          </table:table-cell>
          <table:table-cell office:value-type="float" office:value="97.280766">
            <text:p>9.73E+001</text:p>
          </table:table-cell>
          <table:table-cell table:number-columns-repeated="3"/>
          <table:table-cell table:formula="of:=LN([.B203]/[.K$2])*5.35" office:value-type="float" office:value="0.734741456775384">
            <text:p>0.7347414568</text:p>
          </table:table-cell>
          <table:table-cell table:formula="of:=[.W203]-([.V203]-[.U203])" office:value-type="float" office:value="0.290139229037171">
            <text:p>0.290139229</text:p>
          </table:table-cell>
          <table:table-cell table:formula="of:=[.AA203]-([.Z203]-[.U203])" office:value-type="float" office:value="0.0762773658758301">
            <text:p>0.0762773659</text:p>
          </table:table-cell>
          <table:table-cell table:formula="of:=([.E203]-[.N$2])*0.00025" office:value-type="float" office:value="0.00444875">
            <text:p>0.00444875</text:p>
          </table:table-cell>
          <table:table-cell table:formula="of:=([.F203]-[.O$2])*0.00032" office:value-type="float" office:value="0.0152752">
            <text:p>0.0152752</text:p>
          </table:table-cell>
          <table:table-cell table:formula="of:=([.G203]-0)*0.00032" office:value-type="float" office:value="0.03112984512">
            <text:p>0.0311298451</text:p>
          </table:table-cell>
          <table:table-cell/>
          <table:table-cell table:formula="of:=SUM([.K203:.O203])" office:value-type="float" office:value="1.12088200168839">
            <text:p>1.1208820017</text:p>
          </table:table-cell>
          <table:table-cell table:formula="of:=SUM([.K203:.M203])+[.P203]" office:value-type="float" office:value="1.13228789680839">
            <text:p>1.132287896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3]*[.M$2];0.75)+5.31*POWER(10;-15)*([.C203]*POWER([.C203]*[.M$2];1.52)))" office:value-type="float" office:value="0.120193906912344">
            <text:p>0.1201939069</text:p>
          </table:table-cell>
          <table:table-cell table:style-name="ce2" table:formula="of:=(POWER([.C203];0.5)-POWER([.L$2];0.5))*0.036" office:value-type="float" office:value="0.329802435478949">
            <text:p>0.3298024355</text:p>
          </table:table-cell>
          <table:table-cell table:number-columns-repeated="2"/>
          <table:table-cell table:formula="of:=0.47*LN(1+2.01*POWER(10;-5)*POWER([.L$2]*[.D203];0.75)+5.31*POWER(10;-15)*([.L$2]*POWER([.L$2]*[.D203];1.52)))" office:value-type="float" office:value="0.0851186859825443">
            <text:p>0.085118686</text:p>
          </table:table-cell>
          <table:table-cell table:formula="of:=(POWER([.D203];0.5)-POWER([.M$2];0.5))*0.12" office:value-type="float" office:value="0.0808653513878083">
            <text:p>0.0808653514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319.6475">
            <text:p>3.20E+002</text:p>
          </table:table-cell>
          <table:table-cell office:value-type="float" office:value="1312">
            <text:p>1.31E+003</text:p>
          </table:table-cell>
          <table:table-cell office:value-type="float" office:value="293">
            <text:p>2.93E+002</text:p>
          </table:table-cell>
          <table:table-cell office:value-type="float" office:value="21.495">
            <text:p>2.15E+001</text:p>
          </table:table-cell>
          <table:table-cell office:value-type="float" office:value="54.93">
            <text:p>5.49E+001</text:p>
          </table:table-cell>
          <table:table-cell office:value-type="float" office:value="109.64484">
            <text:p>1.10E+002</text:p>
          </table:table-cell>
          <table:table-cell table:number-columns-repeated="3"/>
          <table:table-cell table:formula="of:=LN([.B204]/[.K$2])*5.35" office:value-type="float" office:value="0.746847761539214">
            <text:p>0.7468477615</text:p>
          </table:table-cell>
          <table:table-cell table:formula="of:=[.W204]-([.V204]-[.U204])" office:value-type="float" office:value="0.296136869338094">
            <text:p>0.2961368693</text:p>
          </table:table-cell>
          <table:table-cell table:formula="of:=[.AA204]-([.Z204]-[.U204])" office:value-type="float" office:value="0.077599938587591">
            <text:p>0.0775999386</text:p>
          </table:table-cell>
          <table:table-cell table:formula="of:=([.E204]-[.N$2])*0.00025" office:value-type="float" office:value="0.00537375">
            <text:p>0.00537375</text:p>
          </table:table-cell>
          <table:table-cell table:formula="of:=([.F204]-[.O$2])*0.00032" office:value-type="float" office:value="0.0175776">
            <text:p>0.0175776</text:p>
          </table:table-cell>
          <table:table-cell table:formula="of:=([.G204]-0)*0.00032" office:value-type="float" office:value="0.0350863488">
            <text:p>0.0350863488</text:p>
          </table:table-cell>
          <table:table-cell/>
          <table:table-cell table:formula="of:=SUM([.K204:.O204])" office:value-type="float" office:value="1.1435359194649">
            <text:p>1.1435359195</text:p>
          </table:table-cell>
          <table:table-cell table:formula="of:=SUM([.K204:.M204])+[.P204]" office:value-type="float" office:value="1.1556709182649">
            <text:p>1.155670918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4]*[.M$2];0.75)+5.31*POWER(10;-15)*([.C204]*POWER([.C204]*[.M$2];1.52)))" office:value-type="float" office:value="0.121047214361063">
            <text:p>0.1210472144</text:p>
          </table:table-cell>
          <table:table-cell table:style-name="ce2" table:formula="of:=(POWER([.C204];0.5)-POWER([.L$2];0.5))*0.036" office:value-type="float" office:value="0.336653383228591">
            <text:p>0.3366533832</text:p>
          </table:table-cell>
          <table:table-cell table:number-columns-repeated="2"/>
          <table:table-cell table:formula="of:=0.47*LN(1+2.01*POWER(10;-5)*POWER([.L$2]*[.D204];0.75)+5.31*POWER(10;-15)*([.L$2]*POWER([.L$2]*[.D204];1.52)))" office:value-type="float" office:value="0.0851986870992199">
            <text:p>0.0851986871</text:p>
          </table:table-cell>
          <table:table-cell table:formula="of:=(POWER([.D204];0.5)-POWER([.M$2];0.5))*0.12" office:value-type="float" office:value="0.0822679252162449">
            <text:p>0.0822679252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320.6475">
            <text:p>3.21E+002</text:p>
          </table:table-cell>
          <table:table-cell office:value-type="float" office:value="1326">
            <text:p>1.33E+003</text:p>
          </table:table-cell>
          <table:table-cell office:value-type="float" office:value="293.4">
            <text:p>2.93E+002</text:p>
          </table:table-cell>
          <table:table-cell office:value-type="float" office:value="25.775">
            <text:p>2.58E+001</text:p>
          </table:table-cell>
          <table:table-cell office:value-type="float" office:value="63.155">
            <text:p>6.32E+001</text:p>
          </table:table-cell>
          <table:table-cell office:value-type="float" office:value="123.66225">
            <text:p>1.24E+002</text:p>
          </table:table-cell>
          <table:table-cell table:number-columns-repeated="3"/>
          <table:table-cell table:formula="of:=LN([.B205]/[.K$2])*5.35" office:value-type="float" office:value="0.763558822377848">
            <text:p>0.7635588224</text:p>
          </table:table-cell>
          <table:table-cell table:formula="of:=[.W205]-([.V205]-[.U205])" office:value-type="float" office:value="0.302210302854356">
            <text:p>0.3022103029</text:p>
          </table:table-cell>
          <table:table-cell table:formula="of:=[.AA205]-([.Z205]-[.U205])" office:value-type="float" office:value="0.0789215947374249">
            <text:p>0.0789215947</text:p>
          </table:table-cell>
          <table:table-cell table:formula="of:=([.E205]-[.N$2])*0.00025" office:value-type="float" office:value="0.00644375">
            <text:p>0.00644375</text:p>
          </table:table-cell>
          <table:table-cell table:formula="of:=([.F205]-[.O$2])*0.00032" office:value-type="float" office:value="0.0202096">
            <text:p>0.0202096</text:p>
          </table:table-cell>
          <table:table-cell table:formula="of:=([.G205]-0)*0.00032" office:value-type="float" office:value="0.03957192">
            <text:p>0.03957192</text:p>
          </table:table-cell>
          <table:table-cell/>
          <table:table-cell table:formula="of:=SUM([.K205:.O205])" office:value-type="float" office:value="1.17134406996963">
            <text:p>1.17134407</text:p>
          </table:table-cell>
          <table:table-cell table:formula="of:=SUM([.K205:.M205])+[.P205]" office:value-type="float" office:value="1.18426263996963">
            <text:p>1.1842626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5]*[.M$2];0.75)+5.31*POWER(10;-15)*([.C205]*POWER([.C205]*[.M$2];1.52)))" office:value-type="float" office:value="0.121912505787397">
            <text:p>0.1219125058</text:p>
          </table:table-cell>
          <table:table-cell table:style-name="ce2" table:formula="of:=(POWER([.C205];0.5)-POWER([.L$2];0.5))*0.036" office:value-type="float" office:value="0.343592108171188">
            <text:p>0.3435921082</text:p>
          </table:table-cell>
          <table:table-cell table:number-columns-repeated="2"/>
          <table:table-cell table:formula="of:=0.47*LN(1+2.01*POWER(10;-5)*POWER([.L$2]*[.D205];0.75)+5.31*POWER(10;-15)*([.L$2]*POWER([.L$2]*[.D205];1.52)))" office:value-type="float" office:value="0.0852786477158516">
            <text:p>0.0852786477</text:p>
          </table:table-cell>
          <table:table-cell table:formula="of:=(POWER([.D205];0.5)-POWER([.M$2];0.5))*0.12" office:value-type="float" office:value="0.0836695419827105">
            <text:p>0.083669542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321.605">
            <text:p>3.22E+002</text:p>
          </table:table-cell>
          <table:table-cell office:value-type="float" office:value="1340.25">
            <text:p>1.34E+003</text:p>
          </table:table-cell>
          <table:table-cell office:value-type="float" office:value="293.8">
            <text:p>2.94E+002</text:p>
          </table:table-cell>
          <table:table-cell office:value-type="float" office:value="30.575">
            <text:p>3.06E+001</text:p>
          </table:table-cell>
          <table:table-cell office:value-type="float" office:value="72.39">
            <text:p>7.24E+001</text:p>
          </table:table-cell>
          <table:table-cell office:value-type="float" office:value="139.32792">
            <text:p>1.39E+002</text:p>
          </table:table-cell>
          <table:table-cell table:number-columns-repeated="3"/>
          <table:table-cell table:formula="of:=LN([.B206]/[.K$2])*5.35" office:value-type="float" office:value="0.779510893549941">
            <text:p>0.7795108935</text:p>
          </table:table-cell>
          <table:table-cell table:formula="of:=[.W206]-([.V206]-[.U206])" office:value-type="float" office:value="0.308358284670693">
            <text:p>0.3083582847</text:p>
          </table:table-cell>
          <table:table-cell table:formula="of:=[.AA206]-([.Z206]-[.U206])" office:value-type="float" office:value="0.0802423362174072">
            <text:p>0.0802423362</text:p>
          </table:table-cell>
          <table:table-cell table:formula="of:=([.E206]-[.N$2])*0.00025" office:value-type="float" office:value="0.00764375">
            <text:p>0.00764375</text:p>
          </table:table-cell>
          <table:table-cell table:formula="of:=([.F206]-[.O$2])*0.00032" office:value-type="float" office:value="0.0231648">
            <text:p>0.0231648</text:p>
          </table:table-cell>
          <table:table-cell table:formula="of:=([.G206]-0)*0.00032" office:value-type="float" office:value="0.0445849344">
            <text:p>0.0445849344</text:p>
          </table:table-cell>
          <table:table-cell/>
          <table:table-cell table:formula="of:=SUM([.K206:.O206])" office:value-type="float" office:value="1.19892006443804">
            <text:p>1.1989200644</text:p>
          </table:table-cell>
          <table:table-cell table:formula="of:=SUM([.K206:.M206])+[.P206]" office:value-type="float" office:value="1.21269644883804">
            <text:p>1.212696448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6]*[.M$2];0.75)+5.31*POWER(10;-15)*([.C206]*POWER([.C206]*[.M$2];1.52)))" office:value-type="float" office:value="0.12278963971163">
            <text:p>0.1227896397</text:p>
          </table:table-cell>
          <table:table-cell table:style-name="ce2" table:formula="of:=(POWER([.C206];0.5)-POWER([.L$2];0.5))*0.036" office:value-type="float" office:value="0.350617223911757">
            <text:p>0.3506172239</text:p>
          </table:table-cell>
          <table:table-cell table:number-columns-repeated="2"/>
          <table:table-cell table:formula="of:=0.47*LN(1+2.01*POWER(10;-5)*POWER([.L$2]*[.D206];0.75)+5.31*POWER(10;-15)*([.L$2]*POWER([.L$2]*[.D206];1.52)))" office:value-type="float" office:value="0.0853585678968805">
            <text:p>0.0853585679</text:p>
          </table:table-cell>
          <table:table-cell table:formula="of:=(POWER([.D206];0.5)-POWER([.M$2];0.5))*0.12" office:value-type="float" office:value="0.0850702036437217">
            <text:p>0.0850702036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322.635">
            <text:p>3.23E+002</text:p>
          </table:table-cell>
          <table:table-cell office:value-type="float" office:value="1355">
            <text:p>1.36E+003</text:p>
          </table:table-cell>
          <table:table-cell office:value-type="float" office:value="294.225">
            <text:p>2.94E+002</text:p>
          </table:table-cell>
          <table:table-cell office:value-type="float" office:value="35.955">
            <text:p>3.60E+001</text:p>
          </table:table-cell>
          <table:table-cell office:value-type="float" office:value="82.77">
            <text:p>8.28E+001</text:p>
          </table:table-cell>
          <table:table-cell office:value-type="float" office:value="156.88722">
            <text:p>1.57E+002</text:p>
          </table:table-cell>
          <table:table-cell table:number-columns-repeated="3"/>
          <table:table-cell table:formula="of:=LN([.B207]/[.K$2])*5.35" office:value-type="float" office:value="0.796617886891398">
            <text:p>0.7966178869</text:p>
          </table:table-cell>
          <table:table-cell table:formula="of:=[.W207]-([.V207]-[.U207])" office:value-type="float" office:value="0.314686542987005">
            <text:p>0.314686543</text:p>
          </table:table-cell>
          <table:table-cell table:formula="of:=[.AA207]-([.Z207]-[.U207])" office:value-type="float" office:value="0.0816446239422694">
            <text:p>0.0816446239</text:p>
          </table:table-cell>
          <table:table-cell table:formula="of:=([.E207]-[.N$2])*0.00025" office:value-type="float" office:value="0.00898875">
            <text:p>0.00898875</text:p>
          </table:table-cell>
          <table:table-cell table:formula="of:=([.F207]-[.O$2])*0.00032" office:value-type="float" office:value="0.0264864">
            <text:p>0.0264864</text:p>
          </table:table-cell>
          <table:table-cell table:formula="of:=([.G207]-0)*0.00032" office:value-type="float" office:value="0.0502039104">
            <text:p>0.0502039104</text:p>
          </table:table-cell>
          <table:table-cell/>
          <table:table-cell table:formula="of:=SUM([.K207:.O207])" office:value-type="float" office:value="1.22842420382067">
            <text:p>1.2284242038</text:p>
          </table:table-cell>
          <table:table-cell table:formula="of:=SUM([.K207:.M207])+[.P207]" office:value-type="float" office:value="1.24315296422067">
            <text:p>1.243152964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7]*[.M$2];0.75)+5.31*POWER(10;-15)*([.C207]*POWER([.C207]*[.M$2];1.52)))" office:value-type="float" office:value="0.123693767810393">
            <text:p>0.1236937678</text:p>
          </table:table-cell>
          <table:table-cell table:style-name="ce2" table:formula="of:=(POWER([.C207];0.5)-POWER([.L$2];0.5))*0.036" office:value-type="float" office:value="0.357849610326832">
            <text:p>0.3578496103</text:p>
          </table:table-cell>
          <table:table-cell table:number-columns-repeated="2"/>
          <table:table-cell table:formula="of:=0.47*LN(1+2.01*POWER(10;-5)*POWER([.L$2]*[.D207];0.75)+5.31*POWER(10;-15)*([.L$2]*POWER([.L$2]*[.D207];1.52)))" office:value-type="float" office:value="0.0854434388556718">
            <text:p>0.0854434389</text:p>
          </table:table-cell>
          <table:table-cell table:formula="of:=(POWER([.D207];0.5)-POWER([.M$2];0.5))*0.12" office:value-type="float" office:value="0.0865573623273751">
            <text:p>0.0865573623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323.9025">
            <text:p>3.24E+002</text:p>
          </table:table-cell>
          <table:table-cell office:value-type="float" office:value="1370.25">
            <text:p>1.37E+003</text:p>
          </table:table-cell>
          <table:table-cell office:value-type="float" office:value="294.7">
            <text:p>2.95E+002</text:p>
          </table:table-cell>
          <table:table-cell office:value-type="float" office:value="42.05">
            <text:p>4.21E+001</text:p>
          </table:table-cell>
          <table:table-cell office:value-type="float" office:value="94.435">
            <text:p>9.44E+001</text:p>
          </table:table-cell>
          <table:table-cell office:value-type="float" office:value="176.60473">
            <text:p>1.77E+002</text:p>
          </table:table-cell>
          <table:table-cell table:number-columns-repeated="3"/>
          <table:table-cell table:formula="of:=LN([.B208]/[.K$2])*5.35" office:value-type="float" office:value="0.817594655253337">
            <text:p>0.8175946553</text:p>
          </table:table-cell>
          <table:table-cell table:formula="of:=[.W208]-([.V208]-[.U208])" office:value-type="float" office:value="0.32119203791392">
            <text:p>0.3211920379</text:p>
          </table:table-cell>
          <table:table-cell table:formula="of:=[.AA208]-([.Z208]-[.U208])" office:value-type="float" office:value="0.0832106700421597">
            <text:p>0.08321067</text:p>
          </table:table-cell>
          <table:table-cell table:formula="of:=([.E208]-[.N$2])*0.00025" office:value-type="float" office:value="0.0105125">
            <text:p>0.0105125</text:p>
          </table:table-cell>
          <table:table-cell table:formula="of:=([.F208]-[.O$2])*0.00032" office:value-type="float" office:value="0.0302192">
            <text:p>0.0302192</text:p>
          </table:table-cell>
          <table:table-cell table:formula="of:=([.G208]-0)*0.00032" office:value-type="float" office:value="0.0565135136">
            <text:p>0.0565135136</text:p>
          </table:table-cell>
          <table:table-cell/>
          <table:table-cell table:formula="of:=SUM([.K208:.O208])" office:value-type="float" office:value="1.26272906320942">
            <text:p>1.2627290632</text:p>
          </table:table-cell>
          <table:table-cell table:formula="of:=SUM([.K208:.M208])+[.P208]" office:value-type="float" office:value="1.27851087680942">
            <text:p>1.278510876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8]*[.M$2];0.75)+5.31*POWER(10;-15)*([.C208]*POWER([.C208]*[.M$2];1.52)))" office:value-type="float" office:value="0.12462455525278">
            <text:p>0.1246245553</text:p>
          </table:table-cell>
          <table:table-cell table:style-name="ce2" table:formula="of:=(POWER([.C208];0.5)-POWER([.L$2];0.5))*0.036" office:value-type="float" office:value="0.365285892696134">
            <text:p>0.3652858927</text:p>
          </table:table-cell>
          <table:table-cell table:number-columns-repeated="2"/>
          <table:table-cell table:formula="of:=0.47*LN(1+2.01*POWER(10;-5)*POWER([.L$2]*[.D208];0.75)+5.31*POWER(10;-15)*([.L$2]*POWER([.L$2]*[.D208];1.52)))" office:value-type="float" office:value="0.0855382407940236">
            <text:p>0.0855382408</text:p>
          </table:table-cell>
          <table:table-cell table:formula="of:=(POWER([.D208];0.5)-POWER([.M$2];0.5))*0.12" office:value-type="float" office:value="0.0882182103656173">
            <text:p>0.0882182104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24.985">
            <text:p>3.25E+002</text:p>
          </table:table-cell>
          <table:table-cell office:value-type="float" office:value="1385.75">
            <text:p>1.39E+003</text:p>
          </table:table-cell>
          <table:table-cell office:value-type="float" office:value="295.2">
            <text:p>2.95E+002</text:p>
          </table:table-cell>
          <table:table-cell office:value-type="float" office:value="49.05">
            <text:p>4.91E+001</text:p>
          </table:table-cell>
          <table:table-cell office:value-type="float" office:value="107.45">
            <text:p>1.07E+002</text:p>
          </table:table-cell>
          <table:table-cell office:value-type="float" office:value="198.61786">
            <text:p>1.99E+002</text:p>
          </table:table-cell>
          <table:table-cell table:number-columns-repeated="3"/>
          <table:table-cell table:formula="of:=LN([.B209]/[.K$2])*5.35" office:value-type="float" office:value="0.835444838443864">
            <text:p>0.8354448384</text:p>
          </table:table-cell>
          <table:table-cell table:formula="of:=[.W209]-([.V209]-[.U209])" office:value-type="float" office:value="0.327765993920373">
            <text:p>0.3277659939</text:p>
          </table:table-cell>
          <table:table-cell table:formula="of:=[.AA209]-([.Z209]-[.U209])" office:value-type="float" office:value="0.0848577555377101">
            <text:p>0.0848577555</text:p>
          </table:table-cell>
          <table:table-cell table:formula="of:=([.E209]-[.N$2])*0.00025" office:value-type="float" office:value="0.0122625">
            <text:p>0.0122625</text:p>
          </table:table-cell>
          <table:table-cell table:formula="of:=([.F209]-[.O$2])*0.00032" office:value-type="float" office:value="0.034384">
            <text:p>0.034384</text:p>
          </table:table-cell>
          <table:table-cell table:formula="of:=([.G209]-0)*0.00032" office:value-type="float" office:value="0.0635577152">
            <text:p>0.0635577152</text:p>
          </table:table-cell>
          <table:table-cell/>
          <table:table-cell table:formula="of:=SUM([.K209:.O209])" office:value-type="float" office:value="1.29471508790195">
            <text:p>1.2947150879</text:p>
          </table:table-cell>
          <table:table-cell table:formula="of:=SUM([.K209:.M209])+[.P209]" office:value-type="float" office:value="1.31162630310195">
            <text:p>1.311626303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09]*[.M$2];0.75)+5.31*POWER(10;-15)*([.C209]*POWER([.C209]*[.M$2];1.52)))" office:value-type="float" office:value="0.125566504758271">
            <text:p>0.1255665048</text:p>
          </table:table-cell>
          <table:table-cell table:style-name="ce2" table:formula="of:=(POWER([.C209];0.5)-POWER([.L$2];0.5))*0.036" office:value-type="float" office:value="0.372801798208078">
            <text:p>0.3728017982</text:p>
          </table:table-cell>
          <table:table-cell table:number-columns-repeated="2"/>
          <table:table-cell table:formula="of:=0.47*LN(1+2.01*POWER(10;-5)*POWER([.L$2]*[.D209];0.75)+5.31*POWER(10;-15)*([.L$2]*POWER([.L$2]*[.D209];1.52)))" office:value-type="float" office:value="0.085637971026053">
            <text:p>0.085637971</text:p>
          </table:table-cell>
          <table:table-cell table:formula="of:=(POWER([.D209];0.5)-POWER([.M$2];0.5))*0.12" office:value-type="float" office:value="0.0899650260931971">
            <text:p>0.089965026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325.855">
            <text:p>3.26E+002</text:p>
          </table:table-cell>
          <table:table-cell office:value-type="float" office:value="1401.25">
            <text:p>1.40E+003</text:p>
          </table:table-cell>
          <table:table-cell office:value-type="float" office:value="295.7">
            <text:p>2.96E+002</text:p>
          </table:table-cell>
          <table:table-cell office:value-type="float" office:value="57.065">
            <text:p>5.71E+001</text:p>
          </table:table-cell>
          <table:table-cell office:value-type="float" office:value="121.8">
            <text:p>1.22E+002</text:p>
          </table:table-cell>
          <table:table-cell office:value-type="float" office:value="222.88541">
            <text:p>2.23E+002</text:p>
          </table:table-cell>
          <table:table-cell table:number-columns-repeated="3"/>
          <table:table-cell table:formula="of:=LN([.B210]/[.K$2])*5.35" office:value-type="float" office:value="0.849747901477215">
            <text:p>0.8497479015</text:p>
          </table:table-cell>
          <table:table-cell table:formula="of:=[.W210]-([.V210]-[.U210])" office:value-type="float" office:value="0.334302103345358">
            <text:p>0.3343021033</text:p>
          </table:table-cell>
          <table:table-cell table:formula="of:=[.AA210]-([.Z210]-[.U210])" office:value-type="float" office:value="0.0865034250404332">
            <text:p>0.086503425</text:p>
          </table:table-cell>
          <table:table-cell table:formula="of:=([.E210]-[.N$2])*0.00025" office:value-type="float" office:value="0.01426625">
            <text:p>0.01426625</text:p>
          </table:table-cell>
          <table:table-cell table:formula="of:=([.F210]-[.O$2])*0.00032" office:value-type="float" office:value="0.038976">
            <text:p>0.038976</text:p>
          </table:table-cell>
          <table:table-cell table:formula="of:=([.G210]-0)*0.00032" office:value-type="float" office:value="0.0713233312">
            <text:p>0.0713233312</text:p>
          </table:table-cell>
          <table:table-cell/>
          <table:table-cell table:formula="of:=SUM([.K210:.O210])" office:value-type="float" office:value="1.32379567986301">
            <text:p>1.3237956799</text:p>
          </table:table-cell>
          <table:table-cell table:formula="of:=SUM([.K210:.M210])+[.P210]" office:value-type="float" office:value="1.34187676106301">
            <text:p>1.341876761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0]*[.M$2];0.75)+5.31*POWER(10;-15)*([.C210]*POWER([.C210]*[.M$2];1.52)))" office:value-type="float" office:value="0.126504383327636">
            <text:p>0.1265043833</text:p>
          </table:table-cell>
          <table:table-cell table:style-name="ce2" table:formula="of:=(POWER([.C210];0.5)-POWER([.L$2];0.5))*0.036" office:value-type="float" office:value="0.380275786202428">
            <text:p>0.3802757862</text:p>
          </table:table-cell>
          <table:table-cell table:number-columns-repeated="2"/>
          <table:table-cell table:formula="of:=0.47*LN(1+2.01*POWER(10;-5)*POWER([.L$2]*[.D210];0.75)+5.31*POWER(10;-15)*([.L$2]*POWER([.L$2]*[.D210];1.52)))" office:value-type="float" office:value="0.0857376385269052">
            <text:p>0.0857376385</text:p>
          </table:table-cell>
          <table:table-cell table:formula="of:=(POWER([.D210];0.5)-POWER([.M$2];0.5))*0.12" office:value-type="float" office:value="0.0917103630967723">
            <text:p>0.0917103631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27.14">
            <text:p>3.27E+002</text:p>
          </table:table-cell>
          <table:table-cell office:value-type="float" office:value="1417">
            <text:p>1.42E+003</text:p>
          </table:table-cell>
          <table:table-cell office:value-type="float" office:value="296.225">
            <text:p>2.96E+002</text:p>
          </table:table-cell>
          <table:table-cell office:value-type="float" office:value="65.965">
            <text:p>6.60E+001</text:p>
          </table:table-cell>
          <table:table-cell office:value-type="float" office:value="137.3">
            <text:p>1.37E+002</text:p>
          </table:table-cell>
          <table:table-cell office:value-type="float" office:value="249.19398">
            <text:p>2.49E+002</text:p>
          </table:table-cell>
          <table:table-cell table:number-columns-repeated="3"/>
          <table:table-cell table:formula="of:=LN([.B211]/[.K$2])*5.35" office:value-type="float" office:value="0.870803985747622">
            <text:p>0.8708039857</text:p>
          </table:table-cell>
          <table:table-cell table:formula="of:=[.W211]-([.V211]-[.U211])" office:value-type="float" office:value="0.340905521203694">
            <text:p>0.3409055212</text:p>
          </table:table-cell>
          <table:table-cell table:formula="of:=[.AA211]-([.Z211]-[.U211])" office:value-type="float" office:value="0.0882298580224285">
            <text:p>0.088229858</text:p>
          </table:table-cell>
          <table:table-cell table:formula="of:=([.E211]-[.N$2])*0.00025" office:value-type="float" office:value="0.01649125">
            <text:p>0.01649125</text:p>
          </table:table-cell>
          <table:table-cell table:formula="of:=([.F211]-[.O$2])*0.00032" office:value-type="float" office:value="0.043936">
            <text:p>0.043936</text:p>
          </table:table-cell>
          <table:table-cell table:formula="of:=([.G211]-0)*0.00032" office:value-type="float" office:value="0.0797420736">
            <text:p>0.0797420736</text:p>
          </table:table-cell>
          <table:table-cell/>
          <table:table-cell table:formula="of:=SUM([.K211:.O211])" office:value-type="float" office:value="1.36036661497374">
            <text:p>1.360366615</text:p>
          </table:table-cell>
          <table:table-cell table:formula="of:=SUM([.K211:.M211])+[.P211]" office:value-type="float" office:value="1.37968143857374">
            <text:p>1.379681438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1]*[.M$2];0.75)+5.31*POWER(10;-15)*([.C211]*POWER([.C211]*[.M$2];1.52)))" office:value-type="float" office:value="0.127453278783423">
            <text:p>0.1274532788</text:p>
          </table:table-cell>
          <table:table-cell table:style-name="ce2" table:formula="of:=(POWER([.C211];0.5)-POWER([.L$2];0.5))*0.036" office:value-type="float" office:value="0.38782809951655">
            <text:p>0.3878280995</text:p>
          </table:table-cell>
          <table:table-cell table:number-columns-repeated="2"/>
          <table:table-cell table:formula="of:=0.47*LN(1+2.01*POWER(10;-5)*POWER([.L$2]*[.D211];0.75)+5.31*POWER(10;-15)*([.L$2]*POWER([.L$2]*[.D211];1.52)))" office:value-type="float" office:value="0.0858422220238316">
            <text:p>0.085842222</text:p>
          </table:table-cell>
          <table:table-cell table:formula="of:=(POWER([.D211];0.5)-POWER([.M$2];0.5))*0.12" office:value-type="float" office:value="0.0935413795756941">
            <text:p>0.0935413796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328.6775">
            <text:p>3.29E+002</text:p>
          </table:table-cell>
          <table:table-cell office:value-type="float" office:value="1433">
            <text:p>1.43E+003</text:p>
          </table:table-cell>
          <table:table-cell office:value-type="float" office:value="296.8">
            <text:p>2.97E+002</text:p>
          </table:table-cell>
          <table:table-cell office:value-type="float" office:value="75.835">
            <text:p>7.58E+001</text:p>
          </table:table-cell>
          <table:table-cell office:value-type="float" office:value="154.05">
            <text:p>1.54E+002</text:p>
          </table:table-cell>
          <table:table-cell office:value-type="float" office:value="277.92652">
            <text:p>2.78E+002</text:p>
          </table:table-cell>
          <table:table-cell table:number-columns-repeated="3"/>
          <table:table-cell table:formula="of:=LN([.B212]/[.K$2])*5.35" office:value-type="float" office:value="0.895889135411981">
            <text:p>0.8958891354</text:p>
          </table:table-cell>
          <table:table-cell table:formula="of:=[.W212]-([.V212]-[.U212])" office:value-type="float" office:value="0.347575081705944">
            <text:p>0.3475750817</text:p>
          </table:table-cell>
          <table:table-cell table:formula="of:=[.AA212]-([.Z212]-[.U212])" office:value-type="float" office:value="0.0901189314938513">
            <text:p>0.0901189315</text:p>
          </table:table-cell>
          <table:table-cell table:formula="of:=([.E212]-[.N$2])*0.00025" office:value-type="float" office:value="0.01895875">
            <text:p>0.01895875</text:p>
          </table:table-cell>
          <table:table-cell table:formula="of:=([.F212]-[.O$2])*0.00032" office:value-type="float" office:value="0.049296">
            <text:p>0.049296</text:p>
          </table:table-cell>
          <table:table-cell table:formula="of:=([.G212]-0)*0.00032" office:value-type="float" office:value="0.0889364864">
            <text:p>0.0889364864</text:p>
          </table:table-cell>
          <table:table-cell/>
          <table:table-cell table:formula="of:=SUM([.K212:.O212])" office:value-type="float" office:value="1.40183789861178">
            <text:p>1.4018378986</text:p>
          </table:table-cell>
          <table:table-cell table:formula="of:=SUM([.K212:.M212])+[.P212]" office:value-type="float" office:value="1.42251963501178">
            <text:p>1.42251963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2]*[.M$2];0.75)+5.31*POWER(10;-15)*([.C212]*POWER([.C212]*[.M$2];1.52)))" office:value-type="float" office:value="0.12841305471526">
            <text:p>0.1284130547</text:p>
          </table:table-cell>
          <table:table-cell table:style-name="ce2" table:formula="of:=(POWER([.C212];0.5)-POWER([.L$2];0.5))*0.036" office:value-type="float" office:value="0.395457435950637">
            <text:p>0.395457436</text:p>
          </table:table-cell>
          <table:table-cell table:number-columns-repeated="2"/>
          <table:table-cell table:formula="of:=0.47*LN(1+2.01*POWER(10;-5)*POWER([.L$2]*[.D212];0.75)+5.31*POWER(10;-15)*([.L$2]*POWER([.L$2]*[.D212];1.52)))" office:value-type="float" office:value="0.0859566868244879">
            <text:p>0.0859566868</text:p>
          </table:table-cell>
          <table:table-cell table:formula="of:=(POWER([.D212];0.5)-POWER([.M$2];0.5))*0.12" office:value-type="float" office:value="0.0955449178477731">
            <text:p>0.0955449178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329.7425">
            <text:p>3.30E+002</text:p>
          </table:table-cell>
          <table:table-cell office:value-type="float" office:value="1449">
            <text:p>1.45E+003</text:p>
          </table:table-cell>
          <table:table-cell office:value-type="float" office:value="297.4">
            <text:p>2.97E+002</text:p>
          </table:table-cell>
          <table:table-cell office:value-type="float" office:value="87.04">
            <text:p>8.70E+001</text:p>
          </table:table-cell>
          <table:table-cell office:value-type="float" office:value="172.45">
            <text:p>1.72E+002</text:p>
          </table:table-cell>
          <table:table-cell office:value-type="float" office:value="309.88856">
            <text:p>3.10E+002</text:p>
          </table:table-cell>
          <table:table-cell table:number-columns-repeated="3"/>
          <table:table-cell table:formula="of:=LN([.B213]/[.K$2])*5.35" office:value-type="float" office:value="0.913196492324226">
            <text:p>0.9131964923</text:p>
          </table:table-cell>
          <table:table-cell table:formula="of:=[.W213]-([.V213]-[.U213])" office:value-type="float" office:value="0.354206321259631">
            <text:p>0.3542063213</text:p>
          </table:table-cell>
          <table:table-cell table:formula="of:=[.AA213]-([.Z213]-[.U213])" office:value-type="float" office:value="0.092088158408857">
            <text:p>0.0920881584</text:p>
          </table:table-cell>
          <table:table-cell table:formula="of:=([.E213]-[.N$2])*0.00025" office:value-type="float" office:value="0.02176">
            <text:p>0.02176</text:p>
          </table:table-cell>
          <table:table-cell table:formula="of:=([.F213]-[.O$2])*0.00032" office:value-type="float" office:value="0.055184">
            <text:p>0.055184</text:p>
          </table:table-cell>
          <table:table-cell table:formula="of:=([.G213]-0)*0.00032" office:value-type="float" office:value="0.0991643392">
            <text:p>0.0991643392</text:p>
          </table:table-cell>
          <table:table-cell/>
          <table:table-cell table:formula="of:=SUM([.K213:.O213])" office:value-type="float" office:value="1.43643497199271">
            <text:p>1.436434972</text:p>
          </table:table-cell>
          <table:table-cell table:formula="of:=SUM([.K213:.M213])+[.P213]" office:value-type="float" office:value="1.45865531119271">
            <text:p>1.458655311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3]*[.M$2];0.75)+5.31*POWER(10;-15)*([.C213]*POWER([.C213]*[.M$2];1.52)))" office:value-type="float" office:value="0.129368676916286">
            <text:p>0.1293686769</text:p>
          </table:table-cell>
          <table:table-cell table:style-name="ce2" table:formula="of:=(POWER([.C213];0.5)-POWER([.L$2];0.5))*0.036" office:value-type="float" office:value="0.403044297705351">
            <text:p>0.4030442977</text:p>
          </table:table-cell>
          <table:table-cell table:number-columns-repeated="2"/>
          <table:table-cell table:formula="of:=0.47*LN(1+2.01*POWER(10;-5)*POWER([.L$2]*[.D213];0.75)+5.31*POWER(10;-15)*([.L$2]*POWER([.L$2]*[.D213];1.52)))" office:value-type="float" office:value="0.0860760404638932">
            <text:p>0.0860760405</text:p>
          </table:table-cell>
          <table:table-cell table:formula="of:=(POWER([.D213];0.5)-POWER([.M$2];0.5))*0.12" office:value-type="float" office:value="0.0976334984021841">
            <text:p>0.0976334984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330.585">
            <text:p>3.31E+002</text:p>
          </table:table-cell>
          <table:table-cell office:value-type="float" office:value="1465">
            <text:p>1.47E+003</text:p>
          </table:table-cell>
          <table:table-cell office:value-type="float" office:value="298">
            <text:p>2.98E+002</text:p>
          </table:table-cell>
          <table:table-cell office:value-type="float" office:value="99.56">
            <text:p>9.96E+001</text:p>
          </table:table-cell>
          <table:table-cell office:value-type="float" office:value="192.6">
            <text:p>1.93E+002</text:p>
          </table:table-cell>
          <table:table-cell office:value-type="float" office:value="344.97606">
            <text:p>3.45E+002</text:p>
          </table:table-cell>
          <table:table-cell table:number-columns-repeated="3"/>
          <table:table-cell table:formula="of:=LN([.B214]/[.K$2])*5.35" office:value-type="float" office:value="0.926848437596282">
            <text:p>0.9268484376</text:p>
          </table:table-cell>
          <table:table-cell table:formula="of:=[.W214]-([.V214]-[.U214])" office:value-type="float" office:value="0.360799882028499">
            <text:p>0.360799882</text:p>
          </table:table-cell>
          <table:table-cell table:formula="of:=[.AA214]-([.Z214]-[.U214])" office:value-type="float" office:value="0.0940553690978274">
            <text:p>0.0940553691</text:p>
          </table:table-cell>
          <table:table-cell table:formula="of:=([.E214]-[.N$2])*0.00025" office:value-type="float" office:value="0.02489">
            <text:p>0.02489</text:p>
          </table:table-cell>
          <table:table-cell table:formula="of:=([.F214]-[.O$2])*0.00032" office:value-type="float" office:value="0.061632">
            <text:p>0.061632</text:p>
          </table:table-cell>
          <table:table-cell table:formula="of:=([.G214]-0)*0.00032" office:value-type="float" office:value="0.1103923392">
            <text:p>0.1103923392</text:p>
          </table:table-cell>
          <table:table-cell/>
          <table:table-cell table:formula="of:=SUM([.K214:.O214])" office:value-type="float" office:value="1.46822568872261">
            <text:p>1.4682256887</text:p>
          </table:table-cell>
          <table:table-cell table:formula="of:=SUM([.K214:.M214])+[.P214]" office:value-type="float" office:value="1.49209602792261">
            <text:p>1.492096027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4]*[.M$2];0.75)+5.31*POWER(10;-15)*([.C214]*POWER([.C214]*[.M$2];1.52)))" office:value-type="float" office:value="0.130320204827204">
            <text:p>0.1303202048</text:p>
          </table:table-cell>
          <table:table-cell table:style-name="ce2" table:formula="of:=(POWER([.C214];0.5)-POWER([.L$2];0.5))*0.036" office:value-type="float" office:value="0.410589386385137">
            <text:p>0.4105893864</text:p>
          </table:table-cell>
          <table:table-cell table:number-columns-repeated="2"/>
          <table:table-cell table:formula="of:=0.47*LN(1+2.01*POWER(10;-5)*POWER([.L$2]*[.D214];0.75)+5.31*POWER(10;-15)*([.L$2]*POWER([.L$2]*[.D214];1.52)))" office:value-type="float" office:value="0.0861953045499889">
            <text:p>0.0861953045</text:p>
          </table:table-cell>
          <table:table-cell table:formula="of:=(POWER([.D214];0.5)-POWER([.M$2];0.5))*0.12" office:value-type="float" office:value="0.0997199731772503">
            <text:p>0.0997199732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331.7475">
            <text:p>3.32E+002</text:p>
          </table:table-cell>
          <table:table-cell office:value-type="float" office:value="1481">
            <text:p>1.48E+003</text:p>
          </table:table-cell>
          <table:table-cell office:value-type="float" office:value="298.65">
            <text:p>2.99E+002</text:p>
          </table:table-cell>
          <table:table-cell office:value-type="float" office:value="112.3">
            <text:p>1.12E+002</text:p>
          </table:table-cell>
          <table:table-cell office:value-type="float" office:value="213.15">
            <text:p>2.13E+002</text:p>
          </table:table-cell>
          <table:table-cell office:value-type="float" office:value="380.80167">
            <text:p>3.81E+002</text:p>
          </table:table-cell>
          <table:table-cell table:number-columns-repeated="3"/>
          <table:table-cell table:formula="of:=LN([.B215]/[.K$2])*5.35" office:value-type="float" office:value="0.945628676785687">
            <text:p>0.9456286768</text:p>
          </table:table-cell>
          <table:table-cell table:formula="of:=[.W215]-([.V215]-[.U215])" office:value-type="float" office:value="0.367356388454038">
            <text:p>0.3673563885</text:p>
          </table:table-cell>
          <table:table-cell table:formula="of:=[.AA215]-([.Z215]-[.U215])" office:value-type="float" office:value="0.0961842458833852">
            <text:p>0.0961842459</text:p>
          </table:table-cell>
          <table:table-cell table:formula="of:=([.E215]-[.N$2])*0.00025" office:value-type="float" office:value="0.028075">
            <text:p>0.028075</text:p>
          </table:table-cell>
          <table:table-cell table:formula="of:=([.F215]-[.O$2])*0.00032" office:value-type="float" office:value="0.068208">
            <text:p>0.068208</text:p>
          </table:table-cell>
          <table:table-cell table:formula="of:=([.G215]-0)*0.00032" office:value-type="float" office:value="0.1218565344">
            <text:p>0.1218565344</text:p>
          </table:table-cell>
          <table:table-cell/>
          <table:table-cell table:formula="of:=SUM([.K215:.O215])" office:value-type="float" office:value="1.50545231112311">
            <text:p>1.5054523111</text:p>
          </table:table-cell>
          <table:table-cell table:formula="of:=SUM([.K215:.M215])+[.P215]" office:value-type="float" office:value="1.53102584552311">
            <text:p>1.531025845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5]*[.M$2];0.75)+5.31*POWER(10;-15)*([.C215]*POWER([.C215]*[.M$2];1.52)))" office:value-type="float" office:value="0.131267696505689">
            <text:p>0.1312676965</text:p>
          </table:table-cell>
          <table:table-cell table:style-name="ce2" table:formula="of:=(POWER([.C215];0.5)-POWER([.L$2];0.5))*0.036" office:value-type="float" office:value="0.418093384489161">
            <text:p>0.4180933845</text:p>
          </table:table-cell>
          <table:table-cell table:number-columns-repeated="2"/>
          <table:table-cell table:formula="of:=0.47*LN(1+2.01*POWER(10;-5)*POWER([.L$2]*[.D215];0.75)+5.31*POWER(10;-15)*([.L$2]*POWER([.L$2]*[.D215];1.52)))" office:value-type="float" office:value="0.0863244064955888">
            <text:p>0.0863244065</text:p>
          </table:table-cell>
          <table:table-cell table:formula="of:=(POWER([.D215];0.5)-POWER([.M$2];0.5))*0.12" office:value-type="float" office:value="0.101977951908408">
            <text:p>0.1019779519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33.2725">
            <text:p>3.33E+002</text:p>
          </table:table-cell>
          <table:table-cell office:value-type="float" office:value="1497.25">
            <text:p>1.50E+003</text:p>
          </table:table-cell>
          <table:table-cell office:value-type="float" office:value="299.36">
            <text:p>2.99E+002</text:p>
          </table:table-cell>
          <table:table-cell office:value-type="float" office:value="124.7">
            <text:p>1.25E+002</text:p>
          </table:table-cell>
          <table:table-cell office:value-type="float" office:value="232.9">
            <text:p>2.33E+002</text:p>
          </table:table-cell>
          <table:table-cell office:value-type="float" office:value="416.05637">
            <text:p>4.16E+002</text:p>
          </table:table-cell>
          <table:table-cell table:number-columns-repeated="3"/>
          <table:table-cell table:formula="of:=LN([.B216]/[.K$2])*5.35" office:value-type="float" office:value="0.970165575830079">
            <text:p>0.9701655758</text:p>
          </table:table-cell>
          <table:table-cell table:formula="of:=[.W216]-([.V216]-[.U216])" office:value-type="float" office:value="0.373978037839334">
            <text:p>0.3739780378</text:p>
          </table:table-cell>
          <table:table-cell table:formula="of:=[.AA216]-([.Z216]-[.U216])" office:value-type="float" office:value="0.0985069477857486">
            <text:p>0.0985069478</text:p>
          </table:table-cell>
          <table:table-cell table:formula="of:=([.E216]-[.N$2])*0.00025" office:value-type="float" office:value="0.031175">
            <text:p>0.031175</text:p>
          </table:table-cell>
          <table:table-cell table:formula="of:=([.F216]-[.O$2])*0.00032" office:value-type="float" office:value="0.074528">
            <text:p>0.074528</text:p>
          </table:table-cell>
          <table:table-cell table:formula="of:=([.G216]-0)*0.00032" office:value-type="float" office:value="0.1331380384">
            <text:p>0.1331380384</text:p>
          </table:table-cell>
          <table:table-cell/>
          <table:table-cell table:formula="of:=SUM([.K216:.O216])" office:value-type="float" office:value="1.54835356145516">
            <text:p>1.5483535615</text:p>
          </table:table-cell>
          <table:table-cell table:formula="of:=SUM([.K216:.M216])+[.P216]" office:value-type="float" office:value="1.57578859985516">
            <text:p>1.575788599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6]*[.M$2];0.75)+5.31*POWER(10;-15)*([.C216]*POWER([.C216]*[.M$2];1.52)))" office:value-type="float" office:value="0.132225919772136">
            <text:p>0.1322259198</text:p>
          </table:table-cell>
          <table:table-cell table:style-name="ce2" table:formula="of:=(POWER([.C216];0.5)-POWER([.L$2];0.5))*0.036" office:value-type="float" office:value="0.425673257140905">
            <text:p>0.4256732571</text:p>
          </table:table-cell>
          <table:table-cell table:number-columns-repeated="2"/>
          <table:table-cell table:formula="of:=0.47*LN(1+2.01*POWER(10;-5)*POWER([.L$2]*[.D216];0.75)+5.31*POWER(10;-15)*([.L$2]*POWER([.L$2]*[.D216];1.52)))" office:value-type="float" office:value="0.0864653060389077">
            <text:p>0.086465306</text:p>
          </table:table-cell>
          <table:table-cell table:formula="of:=(POWER([.D216];0.5)-POWER([.M$2];0.5))*0.12" office:value-type="float" office:value="0.10444155335409">
            <text:p>0.1044415534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34.8475">
            <text:p>3.35E+002</text:p>
          </table:table-cell>
          <table:table-cell office:value-type="float" office:value="1513.75">
            <text:p>1.51E+003</text:p>
          </table:table-cell>
          <table:table-cell office:value-type="float" office:value="300.0825">
            <text:p>3.00E+002</text:p>
          </table:table-cell>
          <table:table-cell office:value-type="float" office:value="136.7">
            <text:p>1.37E+002</text:p>
          </table:table-cell>
          <table:table-cell office:value-type="float" office:value="251.9">
            <text:p>2.52E+002</text:p>
          </table:table-cell>
          <table:table-cell office:value-type="float" office:value="451.01714">
            <text:p>4.51E+002</text:p>
          </table:table-cell>
          <table:table-cell table:number-columns-repeated="3"/>
          <table:table-cell table:formula="of:=LN([.B217]/[.K$2])*5.35" office:value-type="float" office:value="0.995389384752724">
            <text:p>0.9953893848</text:p>
          </table:table-cell>
          <table:table-cell table:formula="of:=[.W217]-([.V217]-[.U217])" office:value-type="float" office:value="0.380663728403905">
            <text:p>0.3806637284</text:p>
          </table:table-cell>
          <table:table-cell table:formula="of:=[.AA217]-([.Z217]-[.U217])" office:value-type="float" office:value="0.100867672809669">
            <text:p>0.1008676728</text:p>
          </table:table-cell>
          <table:table-cell table:formula="of:=([.E217]-[.N$2])*0.00025" office:value-type="float" office:value="0.034175">
            <text:p>0.034175</text:p>
          </table:table-cell>
          <table:table-cell table:formula="of:=([.F217]-[.O$2])*0.00032" office:value-type="float" office:value="0.080608">
            <text:p>0.080608</text:p>
          </table:table-cell>
          <table:table-cell table:formula="of:=([.G217]-0)*0.00032" office:value-type="float" office:value="0.1443254848">
            <text:p>0.1443254848</text:p>
          </table:table-cell>
          <table:table-cell/>
          <table:table-cell table:formula="of:=SUM([.K217:.O217])" office:value-type="float" office:value="1.5917037859663">
            <text:p>1.591703786</text:p>
          </table:table-cell>
          <table:table-cell table:formula="of:=SUM([.K217:.M217])+[.P217]" office:value-type="float" office:value="1.6212462707663">
            <text:p>1.621246270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7]*[.M$2];0.75)+5.31*POWER(10;-15)*([.C217]*POWER([.C217]*[.M$2];1.52)))" office:value-type="float" office:value="0.133194744580624">
            <text:p>0.1331947446</text:p>
          </table:table-cell>
          <table:table-cell table:style-name="ce2" table:formula="of:=(POWER([.C217];0.5)-POWER([.L$2];0.5))*0.036" office:value-type="float" office:value="0.433327772513963">
            <text:p>0.4333277725</text:p>
          </table:table-cell>
          <table:table-cell table:number-columns-repeated="2"/>
          <table:table-cell table:formula="of:=0.47*LN(1+2.01*POWER(10;-5)*POWER([.L$2]*[.D217];0.75)+5.31*POWER(10;-15)*([.L$2]*POWER([.L$2]*[.D217];1.52)))" office:value-type="float" office:value="0.0866085584629511">
            <text:p>0.0866085585</text:p>
          </table:table-cell>
          <table:table-cell table:formula="of:=(POWER([.D217];0.5)-POWER([.M$2];0.5))*0.12" office:value-type="float" office:value="0.106945530802054">
            <text:p>0.1069455308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36.525">
            <text:p>3.37E+002</text:p>
          </table:table-cell>
          <table:table-cell office:value-type="float" office:value="1530.25">
            <text:p>1.53E+003</text:p>
          </table:table-cell>
          <table:table-cell office:value-type="float" office:value="300.74">
            <text:p>3.01E+002</text:p>
          </table:table-cell>
          <table:table-cell office:value-type="float" office:value="148.8">
            <text:p>1.49E+002</text:p>
          </table:table-cell>
          <table:table-cell office:value-type="float" office:value="270.5">
            <text:p>2.71E+002</text:p>
          </table:table-cell>
          <table:table-cell office:value-type="float" office:value="486.54598">
            <text:p>4.87E+002</text:p>
          </table:table-cell>
          <table:table-cell table:number-columns-repeated="3"/>
          <table:table-cell table:formula="of:=LN([.B218]/[.K$2])*5.35" office:value-type="float" office:value="1.02212459859143">
            <text:p>1.0221245986</text:p>
          </table:table-cell>
          <table:table-cell table:formula="of:=[.W218]-([.V218]-[.U218])" office:value-type="float" office:value="0.387311926877846">
            <text:p>0.3873119269</text:p>
          </table:table-cell>
          <table:table-cell table:formula="of:=[.AA218]-([.Z218]-[.U218])" office:value-type="float" office:value="0.103013507454061">
            <text:p>0.1030135075</text:p>
          </table:table-cell>
          <table:table-cell table:formula="of:=([.E218]-[.N$2])*0.00025" office:value-type="float" office:value="0.0372">
            <text:p>0.0372</text:p>
          </table:table-cell>
          <table:table-cell table:formula="of:=([.F218]-[.O$2])*0.00032" office:value-type="float" office:value="0.08656">
            <text:p>0.08656</text:p>
          </table:table-cell>
          <table:table-cell table:formula="of:=([.G218]-0)*0.00032" office:value-type="float" office:value="0.1556947136">
            <text:p>0.1556947136</text:p>
          </table:table-cell>
          <table:table-cell/>
          <table:table-cell table:formula="of:=SUM([.K218:.O218])" office:value-type="float" office:value="1.63621003292334">
            <text:p>1.6362100329</text:p>
          </table:table-cell>
          <table:table-cell table:formula="of:=SUM([.K218:.M218])+[.P218]" office:value-type="float" office:value="1.66814474652334">
            <text:p>1.668144746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8]*[.M$2];0.75)+5.31*POWER(10;-15)*([.C218]*POWER([.C218]*[.M$2];1.52)))" office:value-type="float" office:value="0.134159456502466">
            <text:p>0.1341594565</text:p>
          </table:table-cell>
          <table:table-cell table:style-name="ce2" table:formula="of:=(POWER([.C218];0.5)-POWER([.L$2];0.5))*0.036" office:value-type="float" office:value="0.440940682909746">
            <text:p>0.4409406829</text:p>
          </table:table-cell>
          <table:table-cell table:number-columns-repeated="2"/>
          <table:table-cell table:formula="of:=0.47*LN(1+2.01*POWER(10;-5)*POWER([.L$2]*[.D218];0.75)+5.31*POWER(10;-15)*([.L$2]*POWER([.L$2]*[.D218];1.52)))" office:value-type="float" office:value="0.0867388114373593">
            <text:p>0.0867388114</text:p>
          </table:table-cell>
          <table:table-cell table:formula="of:=(POWER([.D218];0.5)-POWER([.M$2];0.5))*0.12" office:value-type="float" office:value="0.109221618420854">
            <text:p>0.109221618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38.36">
            <text:p>3.38E+002</text:p>
          </table:table-cell>
          <table:table-cell office:value-type="float" office:value="1547.75">
            <text:p>1.55E+003</text:p>
          </table:table-cell>
          <table:table-cell office:value-type="float" office:value="301.3825">
            <text:p>3.01E+002</text:p>
          </table:table-cell>
          <table:table-cell office:value-type="float" office:value="159.4">
            <text:p>1.59E+002</text:p>
          </table:table-cell>
          <table:table-cell office:value-type="float" office:value="287.35">
            <text:p>2.87E+002</text:p>
          </table:table-cell>
          <table:table-cell office:value-type="float" office:value="519.30314">
            <text:p>5.19E+002</text:p>
          </table:table-cell>
          <table:table-cell table:number-columns-repeated="3"/>
          <table:table-cell table:formula="of:=LN([.B219]/[.K$2])*5.35" office:value-type="float" office:value="1.05121777503669">
            <text:p>1.051217775</text:p>
          </table:table-cell>
          <table:table-cell table:formula="of:=[.W219]-([.V219]-[.U219])" office:value-type="float" office:value="0.394322760382992">
            <text:p>0.3943227604</text:p>
          </table:table-cell>
          <table:table-cell table:formula="of:=[.AA219]-([.Z219]-[.U219])" office:value-type="float" office:value="0.105108087911533">
            <text:p>0.1051080879</text:p>
          </table:table-cell>
          <table:table-cell table:formula="of:=([.E219]-[.N$2])*0.00025" office:value-type="float" office:value="0.03985">
            <text:p>0.03985</text:p>
          </table:table-cell>
          <table:table-cell table:formula="of:=([.F219]-[.O$2])*0.00032" office:value-type="float" office:value="0.091952">
            <text:p>0.091952</text:p>
          </table:table-cell>
          <table:table-cell table:formula="of:=([.G219]-0)*0.00032" office:value-type="float" office:value="0.1661770048">
            <text:p>0.1661770048</text:p>
          </table:table-cell>
          <table:table-cell/>
          <table:table-cell table:formula="of:=SUM([.K219:.O219])" office:value-type="float" office:value="1.68245062333122">
            <text:p>1.6824506233</text:p>
          </table:table-cell>
          <table:table-cell table:formula="of:=SUM([.K219:.M219])+[.P219]" office:value-type="float" office:value="1.71682562813122">
            <text:p>1.716825628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19]*[.M$2];0.75)+5.31*POWER(10;-15)*([.C219]*POWER([.C219]*[.M$2];1.52)))" office:value-type="float" office:value="0.135178206127676">
            <text:p>0.1351782061</text:p>
          </table:table-cell>
          <table:table-cell table:style-name="ce2" table:formula="of:=(POWER([.C219];0.5)-POWER([.L$2];0.5))*0.036" office:value-type="float" office:value="0.448970266040103">
            <text:p>0.448970266</text:p>
          </table:table-cell>
          <table:table-cell table:number-columns-repeated="2"/>
          <table:table-cell table:formula="of:=0.47*LN(1+2.01*POWER(10;-5)*POWER([.L$2]*[.D219];0.75)+5.31*POWER(10;-15)*([.L$2]*POWER([.L$2]*[.D219];1.52)))" office:value-type="float" office:value="0.0868659903167887">
            <text:p>0.0868659903</text:p>
          </table:table-cell>
          <table:table-cell table:formula="of:=(POWER([.D219];0.5)-POWER([.M$2];0.5))*0.12" office:value-type="float" office:value="0.111443377757755">
            <text:p>0.1114433778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339.7275">
            <text:p>3.40E+002</text:p>
          </table:table-cell>
          <table:table-cell office:value-type="float" office:value="1566.75">
            <text:p>1.57E+003</text:p>
          </table:table-cell>
          <table:table-cell office:value-type="float" office:value="302.22">
            <text:p>3.02E+002</text:p>
          </table:table-cell>
          <table:table-cell office:value-type="float" office:value="168.55">
            <text:p>1.69E+002</text:p>
          </table:table-cell>
          <table:table-cell office:value-type="float" office:value="304.25">
            <text:p>3.04E+002</text:p>
          </table:table-cell>
          <table:table-cell office:value-type="float" office:value="550.90419">
            <text:p>5.51E+002</text:p>
          </table:table-cell>
          <table:table-cell table:number-columns-repeated="3"/>
          <table:table-cell table:formula="of:=LN([.B220]/[.K$2])*5.35" office:value-type="float" office:value="1.07279650910408">
            <text:p>1.0727965091</text:p>
          </table:table-cell>
          <table:table-cell table:formula="of:=[.W220]-([.V220]-[.U220])" office:value-type="float" office:value="0.401888379242598">
            <text:p>0.4018883792</text:p>
          </table:table-cell>
          <table:table-cell table:formula="of:=[.AA220]-([.Z220]-[.U220])" office:value-type="float" office:value="0.107834976973708">
            <text:p>0.107834977</text:p>
          </table:table-cell>
          <table:table-cell table:formula="of:=([.E220]-[.N$2])*0.00025" office:value-type="float" office:value="0.0421375">
            <text:p>0.0421375</text:p>
          </table:table-cell>
          <table:table-cell table:formula="of:=([.F220]-[.O$2])*0.00032" office:value-type="float" office:value="0.09736">
            <text:p>0.09736</text:p>
          </table:table-cell>
          <table:table-cell table:formula="of:=([.G220]-0)*0.00032" office:value-type="float" office:value="0.1762893408">
            <text:p>0.1762893408</text:p>
          </table:table-cell>
          <table:table-cell/>
          <table:table-cell table:formula="of:=SUM([.K220:.O220])" office:value-type="float" office:value="1.72201736532038">
            <text:p>1.7220173653</text:p>
          </table:table-cell>
          <table:table-cell table:formula="of:=SUM([.K220:.M220])+[.P220]" office:value-type="float" office:value="1.75880920612038">
            <text:p>1.758809206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0]*[.M$2];0.75)+5.31*POWER(10;-15)*([.C220]*POWER([.C220]*[.M$2];1.52)))" office:value-type="float" office:value="0.136279191341835">
            <text:p>0.1362791913</text:p>
          </table:table-cell>
          <table:table-cell table:style-name="ce2" table:formula="of:=(POWER([.C220];0.5)-POWER([.L$2];0.5))*0.036" office:value-type="float" office:value="0.457636870113867">
            <text:p>0.4576368701</text:p>
          </table:table-cell>
          <table:table-cell table:number-columns-repeated="2"/>
          <table:table-cell table:formula="of:=0.47*LN(1+2.01*POWER(10;-5)*POWER([.L$2]*[.D220];0.75)+5.31*POWER(10;-15)*([.L$2]*POWER([.L$2]*[.D220];1.52)))" office:value-type="float" office:value="0.0870316164791207">
            <text:p>0.0870316165</text:p>
          </table:table-cell>
          <table:table-cell table:formula="of:=(POWER([.D220];0.5)-POWER([.M$2];0.5))*0.12" office:value-type="float" office:value="0.114335892982262">
            <text:p>0.114335893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40.7925">
            <text:p>3.41E+002</text:p>
          </table:table-cell>
          <table:table-cell office:value-type="float" office:value="1586.25">
            <text:p>1.59E+003</text:p>
          </table:table-cell>
          <table:table-cell office:value-type="float" office:value="303.0975">
            <text:p>3.03E+002</text:p>
          </table:table-cell>
          <table:table-cell office:value-type="float" office:value="177.85">
            <text:p>1.78E+002</text:p>
          </table:table-cell>
          <table:table-cell office:value-type="float" office:value="321.7">
            <text:p>3.22E+002</text:p>
          </table:table-cell>
          <table:table-cell office:value-type="float" office:value="583.13514">
            <text:p>5.83E+002</text:p>
          </table:table-cell>
          <table:table-cell table:number-columns-repeated="3"/>
          <table:table-cell table:formula="of:=LN([.B221]/[.K$2])*5.35" office:value-type="float" office:value="1.0895418057936">
            <text:p>1.0895418058</text:p>
          </table:table-cell>
          <table:table-cell table:formula="of:=[.W221]-([.V221]-[.U221])" office:value-type="float" office:value="0.409604042599566">
            <text:p>0.4096040426</text:p>
          </table:table-cell>
          <table:table-cell table:formula="of:=[.AA221]-([.Z221]-[.U221])" office:value-type="float" office:value="0.110687992948593">
            <text:p>0.1106879929</text:p>
          </table:table-cell>
          <table:table-cell table:formula="of:=([.E221]-[.N$2])*0.00025" office:value-type="float" office:value="0.0444625">
            <text:p>0.0444625</text:p>
          </table:table-cell>
          <table:table-cell table:formula="of:=([.F221]-[.O$2])*0.00032" office:value-type="float" office:value="0.102944">
            <text:p>0.102944</text:p>
          </table:table-cell>
          <table:table-cell table:formula="of:=([.G221]-0)*0.00032" office:value-type="float" office:value="0.1866032448">
            <text:p>0.1866032448</text:p>
          </table:table-cell>
          <table:table-cell/>
          <table:table-cell table:formula="of:=SUM([.K221:.O221])" office:value-type="float" office:value="1.75724034134176">
            <text:p>1.7572403413</text:p>
          </table:table-cell>
          <table:table-cell table:formula="of:=SUM([.K221:.M221])+[.P221]" office:value-type="float" office:value="1.79643708614176">
            <text:p>1.796437086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1]*[.M$2];0.75)+5.31*POWER(10;-15)*([.C221]*POWER([.C221]*[.M$2];1.52)))" office:value-type="float" office:value="0.137403730321793">
            <text:p>0.1374037303</text:p>
          </table:table-cell>
          <table:table-cell table:style-name="ce2" table:formula="of:=(POWER([.C221];0.5)-POWER([.L$2];0.5))*0.036" office:value-type="float" office:value="0.466477072450792">
            <text:p>0.4664770725</text:p>
          </table:table-cell>
          <table:table-cell table:number-columns-repeated="2"/>
          <table:table-cell table:formula="of:=0.47*LN(1+2.01*POWER(10;-5)*POWER([.L$2]*[.D221];0.75)+5.31*POWER(10;-15)*([.L$2]*POWER([.L$2]*[.D221];1.52)))" office:value-type="float" office:value="0.0872049694545248">
            <text:p>0.0872049695</text:p>
          </table:table-cell>
          <table:table-cell table:formula="of:=(POWER([.D221];0.5)-POWER([.M$2];0.5))*0.12" office:value-type="float" office:value="0.117362261932552">
            <text:p>0.1173622619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42.1975">
            <text:p>3.42E+002</text:p>
          </table:table-cell>
          <table:table-cell office:value-type="float" office:value="1605.845">
            <text:p>1.61E+003</text:p>
          </table:table-cell>
          <table:table-cell office:value-type="float" office:value="303.805">
            <text:p>3.04E+002</text:p>
          </table:table-cell>
          <table:table-cell office:value-type="float" office:value="185.8">
            <text:p>1.86E+002</text:p>
          </table:table-cell>
          <table:table-cell office:value-type="float" office:value="338.15">
            <text:p>3.38E+002</text:p>
          </table:table-cell>
          <table:table-cell office:value-type="float" office:value="613.19573">
            <text:p>6.13E+002</text:p>
          </table:table-cell>
          <table:table-cell table:number-columns-repeated="3"/>
          <table:table-cell table:formula="of:=LN([.B222]/[.K$2])*5.35" office:value-type="float" office:value="1.1115531400829">
            <text:p>1.1115531401</text:p>
          </table:table-cell>
          <table:table-cell table:formula="of:=[.W222]-([.V222]-[.U222])" office:value-type="float" office:value="0.417308169445511">
            <text:p>0.4173081694</text:p>
          </table:table-cell>
          <table:table-cell table:formula="of:=[.AA222]-([.Z222]-[.U222])" office:value-type="float" office:value="0.112985235759446">
            <text:p>0.1129852358</text:p>
          </table:table-cell>
          <table:table-cell table:formula="of:=([.E222]-[.N$2])*0.00025" office:value-type="float" office:value="0.04645">
            <text:p>0.04645</text:p>
          </table:table-cell>
          <table:table-cell table:formula="of:=([.F222]-[.O$2])*0.00032" office:value-type="float" office:value="0.108208">
            <text:p>0.108208</text:p>
          </table:table-cell>
          <table:table-cell table:formula="of:=([.G222]-0)*0.00032" office:value-type="float" office:value="0.1962226336">
            <text:p>0.1962226336</text:p>
          </table:table-cell>
          <table:table-cell/>
          <table:table-cell table:formula="of:=SUM([.K222:.O222])" office:value-type="float" office:value="1.79650454528786">
            <text:p>1.7965045453</text:p>
          </table:table-cell>
          <table:table-cell table:formula="of:=SUM([.K222:.M222])+[.P222]" office:value-type="float" office:value="1.83806917888786">
            <text:p>1.838069178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2]*[.M$2];0.75)+5.31*POWER(10;-15)*([.C222]*POWER([.C222]*[.M$2];1.52)))" office:value-type="float" office:value="0.13852830658155">
            <text:p>0.1385283066</text:p>
          </table:table-cell>
          <table:table-cell table:style-name="ce2" table:formula="of:=(POWER([.C222];0.5)-POWER([.L$2];0.5))*0.036" office:value-type="float" office:value="0.475305775556495">
            <text:p>0.4753057756</text:p>
          </table:table-cell>
          <table:table-cell table:number-columns-repeated="2"/>
          <table:table-cell table:formula="of:=0.47*LN(1+2.01*POWER(10;-5)*POWER([.L$2]*[.D222];0.75)+5.31*POWER(10;-15)*([.L$2]*POWER([.L$2]*[.D222];1.52)))" office:value-type="float" office:value="0.087344601926573">
            <text:p>0.0873446019</text:p>
          </table:table-cell>
          <table:table-cell table:formula="of:=(POWER([.D222];0.5)-POWER([.M$2];0.5))*0.12" office:value-type="float" office:value="0.119799137215453">
            <text:p>0.1197991372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43.7825">
            <text:p>3.44E+002</text:p>
          </table:table-cell>
          <table:table-cell office:value-type="float" office:value="1623.705">
            <text:p>1.62E+003</text:p>
          </table:table-cell>
          <table:table-cell office:value-type="float" office:value="304.3975">
            <text:p>3.04E+002</text:p>
          </table:table-cell>
          <table:table-cell office:value-type="float" office:value="193.75">
            <text:p>1.94E+002</text:p>
          </table:table-cell>
          <table:table-cell office:value-type="float" office:value="355">
            <text:p>3.55E+002</text:p>
          </table:table-cell>
          <table:table-cell office:value-type="float" office:value="644.36017">
            <text:p>6.44E+002</text:p>
          </table:table-cell>
          <table:table-cell table:number-columns-repeated="3"/>
          <table:table-cell table:formula="of:=LN([.B223]/[.K$2])*5.35" office:value-type="float" office:value="1.13627620807419">
            <text:p>1.1362762081</text:p>
          </table:table-cell>
          <table:table-cell table:formula="of:=[.W223]-([.V223]-[.U223])" office:value-type="float" office:value="0.424288021094237">
            <text:p>0.4242880211</text:p>
          </table:table-cell>
          <table:table-cell table:formula="of:=[.AA223]-([.Z223]-[.U223])" office:value-type="float" office:value="0.114906986313412">
            <text:p>0.1149069863</text:p>
          </table:table-cell>
          <table:table-cell table:formula="of:=([.E223]-[.N$2])*0.00025" office:value-type="float" office:value="0.0484375">
            <text:p>0.0484375</text:p>
          </table:table-cell>
          <table:table-cell table:formula="of:=([.F223]-[.O$2])*0.00032" office:value-type="float" office:value="0.1136">
            <text:p>0.1136</text:p>
          </table:table-cell>
          <table:table-cell table:formula="of:=([.G223]-0)*0.00032" office:value-type="float" office:value="0.2061952544">
            <text:p>0.2061952544</text:p>
          </table:table-cell>
          <table:table-cell/>
          <table:table-cell table:formula="of:=SUM([.K223:.O223])" office:value-type="float" office:value="1.83750871548184">
            <text:p>1.8375087155</text:p>
          </table:table-cell>
          <table:table-cell table:formula="of:=SUM([.K223:.M223])+[.P223]" office:value-type="float" office:value="1.88166646988184">
            <text:p>1.881666469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3]*[.M$2];0.75)+5.31*POWER(10;-15)*([.C223]*POWER([.C223]*[.M$2];1.52)))" office:value-type="float" office:value="0.139548632223109">
            <text:p>0.1395486322</text:p>
          </table:table-cell>
          <table:table-cell table:style-name="ce2" table:formula="of:=(POWER([.C223];0.5)-POWER([.L$2];0.5))*0.036" office:value-type="float" office:value="0.48330595284678">
            <text:p>0.4833059528</text:p>
          </table:table-cell>
          <table:table-cell table:number-columns-repeated="2"/>
          <table:table-cell table:formula="of:=0.47*LN(1+2.01*POWER(10;-5)*POWER([.L$2]*[.D223];0.75)+5.31*POWER(10;-15)*([.L$2]*POWER([.L$2]*[.D223];1.52)))" office:value-type="float" office:value="0.0874614444914129">
            <text:p>0.0874614445</text:p>
          </table:table-cell>
          <table:table-cell table:formula="of:=(POWER([.D223];0.5)-POWER([.M$2];0.5))*0.12" office:value-type="float" office:value="0.121837730334259">
            <text:p>0.1218377303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45.2825">
            <text:p>3.45E+002</text:p>
          </table:table-cell>
          <table:table-cell office:value-type="float" office:value="1637.9925">
            <text:p>1.64E+003</text:p>
          </table:table-cell>
          <table:table-cell office:value-type="float" office:value="305.0875">
            <text:p>3.05E+002</text:p>
          </table:table-cell>
          <table:table-cell office:value-type="float" office:value="202.85">
            <text:p>2.03E+002</text:p>
          </table:table-cell>
          <table:table-cell office:value-type="float" office:value="372.5">
            <text:p>3.73E+002</text:p>
          </table:table-cell>
          <table:table-cell office:value-type="float" office:value="678.37908">
            <text:p>6.78E+002</text:p>
          </table:table-cell>
          <table:table-cell table:number-columns-repeated="3"/>
          <table:table-cell table:formula="of:=LN([.B224]/[.K$2])*5.35" office:value-type="float" office:value="1.1595686773656">
            <text:p>1.1595686774</text:p>
          </table:table-cell>
          <table:table-cell table:formula="of:=[.W224]-([.V224]-[.U224])" office:value-type="float" office:value="0.429843247145067">
            <text:p>0.4298432471</text:p>
          </table:table-cell>
          <table:table-cell table:formula="of:=[.AA224]-([.Z224]-[.U224])" office:value-type="float" office:value="0.117142582399724">
            <text:p>0.1171425824</text:p>
          </table:table-cell>
          <table:table-cell table:formula="of:=([.E224]-[.N$2])*0.00025" office:value-type="float" office:value="0.0507125">
            <text:p>0.0507125</text:p>
          </table:table-cell>
          <table:table-cell table:formula="of:=([.F224]-[.O$2])*0.00032" office:value-type="float" office:value="0.1192">
            <text:p>0.1192</text:p>
          </table:table-cell>
          <table:table-cell table:formula="of:=([.G224]-0)*0.00032" office:value-type="float" office:value="0.2170813056">
            <text:p>0.2170813056</text:p>
          </table:table-cell>
          <table:table-cell/>
          <table:table-cell table:formula="of:=SUM([.K224:.O224])" office:value-type="float" office:value="1.87646700691039">
            <text:p>1.8764670069</text:p>
          </table:table-cell>
          <table:table-cell table:formula="of:=SUM([.K224:.M224])+[.P224]" office:value-type="float" office:value="1.92363581251039">
            <text:p>1.923635812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4]*[.M$2];0.75)+5.31*POWER(10;-15)*([.C224]*POWER([.C224]*[.M$2];1.52)))" office:value-type="float" office:value="0.14036169786562">
            <text:p>0.1403616979</text:p>
          </table:table-cell>
          <table:table-cell table:style-name="ce2" table:formula="of:=(POWER([.C224];0.5)-POWER([.L$2];0.5))*0.036" office:value-type="float" office:value="0.48967424454012">
            <text:p>0.4896742445</text:p>
          </table:table-cell>
          <table:table-cell table:number-columns-repeated="2"/>
          <table:table-cell table:formula="of:=0.47*LN(1+2.01*POWER(10;-5)*POWER([.L$2]*[.D224];0.75)+5.31*POWER(10;-15)*([.L$2]*POWER([.L$2]*[.D224];1.52)))" office:value-type="float" office:value="0.0875974072091689">
            <text:p>0.0875974072</text:p>
          </table:table-cell>
          <table:table-cell table:formula="of:=(POWER([.D224];0.5)-POWER([.M$2];0.5))*0.12" office:value-type="float" office:value="0.124209289138327">
            <text:p>0.124209289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346.7975">
            <text:p>3.47E+002</text:p>
          </table:table-cell>
          <table:table-cell office:value-type="float" office:value="1650.435">
            <text:p>1.65E+003</text:p>
          </table:table-cell>
          <table:table-cell office:value-type="float" office:value="305.7725">
            <text:p>3.06E+002</text:p>
          </table:table-cell>
          <table:table-cell office:value-type="float" office:value="212.1">
            <text:p>2.12E+002</text:p>
          </table:table-cell>
          <table:table-cell office:value-type="float" office:value="389.8">
            <text:p>3.90E+002</text:p>
          </table:table-cell>
          <table:table-cell office:value-type="float" office:value="712.08383">
            <text:p>7.12E+002</text:p>
          </table:table-cell>
          <table:table-cell table:number-columns-repeated="3"/>
          <table:table-cell table:formula="of:=LN([.B225]/[.K$2])*5.35" office:value-type="float" office:value="1.1829915849679">
            <text:p>1.182991585</text:p>
          </table:table-cell>
          <table:table-cell table:formula="of:=[.W225]-([.V225]-[.U225])" office:value-type="float" office:value="0.434660781160231">
            <text:p>0.4346607812</text:p>
          </table:table-cell>
          <table:table-cell table:formula="of:=[.AA225]-([.Z225]-[.U225])" office:value-type="float" office:value="0.119359440966655">
            <text:p>0.119359441</text:p>
          </table:table-cell>
          <table:table-cell table:formula="of:=([.E225]-[.N$2])*0.00025" office:value-type="float" office:value="0.053025">
            <text:p>0.053025</text:p>
          </table:table-cell>
          <table:table-cell table:formula="of:=([.F225]-[.O$2])*0.00032" office:value-type="float" office:value="0.124736">
            <text:p>0.124736</text:p>
          </table:table-cell>
          <table:table-cell table:formula="of:=([.G225]-0)*0.00032" office:value-type="float" office:value="0.2278668256">
            <text:p>0.2278668256</text:p>
          </table:table-cell>
          <table:table-cell/>
          <table:table-cell table:formula="of:=SUM([.K225:.O225])" office:value-type="float" office:value="1.91477280709479">
            <text:p>1.9147728071</text:p>
          </table:table-cell>
          <table:table-cell table:formula="of:=SUM([.K225:.M225])+[.P225]" office:value-type="float" office:value="1.96487863269479">
            <text:p>1.964878632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5]*[.M$2];0.75)+5.31*POWER(10;-15)*([.C225]*POWER([.C225]*[.M$2];1.52)))" office:value-type="float" office:value="0.141067504053438">
            <text:p>0.1410675041</text:p>
          </table:table-cell>
          <table:table-cell table:style-name="ce2" table:formula="of:=(POWER([.C225];0.5)-POWER([.L$2];0.5))*0.036" office:value-type="float" office:value="0.495197584743104">
            <text:p>0.4951975847</text:p>
          </table:table-cell>
          <table:table-cell table:number-columns-repeated="2"/>
          <table:table-cell table:formula="of:=0.47*LN(1+2.01*POWER(10;-5)*POWER([.L$2]*[.D225];0.75)+5.31*POWER(10;-15)*([.L$2]*POWER([.L$2]*[.D225];1.52)))" office:value-type="float" office:value="0.0877322709785838">
            <text:p>0.087732271</text:p>
          </table:table-cell>
          <table:table-cell table:formula="of:=(POWER([.D225];0.5)-POWER([.M$2];0.5))*0.12" office:value-type="float" office:value="0.126561011474673">
            <text:p>0.1265610115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348.645">
            <text:p>3.49E+002</text:p>
          </table:table-cell>
          <table:table-cell office:value-type="float" office:value="1662.2">
            <text:p>1.66E+003</text:p>
          </table:table-cell>
          <table:table-cell office:value-type="float" office:value="306.2625">
            <text:p>3.06E+002</text:p>
          </table:table-cell>
          <table:table-cell office:value-type="float" office:value="222.8">
            <text:p>2.23E+002</text:p>
          </table:table-cell>
          <table:table-cell office:value-type="float" office:value="408.65">
            <text:p>4.09E+002</text:p>
          </table:table-cell>
          <table:table-cell office:value-type="float" office:value="748.37448">
            <text:p>7.48E+002</text:p>
          </table:table-cell>
          <table:table-cell table:number-columns-repeated="3"/>
          <table:table-cell table:formula="of:=LN([.B226]/[.K$2])*5.35" office:value-type="float" office:value="1.21141707881467">
            <text:p>1.2114170788</text:p>
          </table:table-cell>
          <table:table-cell table:formula="of:=[.W226]-([.V226]-[.U226])" office:value-type="float" office:value="0.439198799362802">
            <text:p>0.4391987994</text:p>
          </table:table-cell>
          <table:table-cell table:formula="of:=[.AA226]-([.Z226]-[.U226])" office:value-type="float" office:value="0.120943676629902">
            <text:p>0.1209436766</text:p>
          </table:table-cell>
          <table:table-cell table:formula="of:=([.E226]-[.N$2])*0.00025" office:value-type="float" office:value="0.0557">
            <text:p>0.0557</text:p>
          </table:table-cell>
          <table:table-cell table:formula="of:=([.F226]-[.O$2])*0.00032" office:value-type="float" office:value="0.130768">
            <text:p>0.130768</text:p>
          </table:table-cell>
          <table:table-cell table:formula="of:=([.G226]-0)*0.00032" office:value-type="float" office:value="0.2394798336">
            <text:p>0.2394798336</text:p>
          </table:table-cell>
          <table:table-cell/>
          <table:table-cell table:formula="of:=SUM([.K226:.O226])" office:value-type="float" office:value="1.95802755480737">
            <text:p>1.9580275548</text:p>
          </table:table-cell>
          <table:table-cell table:formula="of:=SUM([.K226:.M226])+[.P226]" office:value-type="float" office:value="2.01103938840737">
            <text:p>2.011039388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6]*[.M$2];0.75)+5.31*POWER(10;-15)*([.C226]*POWER([.C226]*[.M$2];1.52)))" office:value-type="float" office:value="0.141732959099057">
            <text:p>0.1417329591</text:p>
          </table:table-cell>
          <table:table-cell table:style-name="ce2" table:formula="of:=(POWER([.C226];0.5)-POWER([.L$2];0.5))*0.036" office:value-type="float" office:value="0.500401057991292">
            <text:p>0.500401058</text:p>
          </table:table-cell>
          <table:table-cell table:number-columns-repeated="2"/>
          <table:table-cell table:formula="of:=0.47*LN(1+2.01*POWER(10;-5)*POWER([.L$2]*[.D226];0.75)+5.31*POWER(10;-15)*([.L$2]*POWER([.L$2]*[.D226];1.52)))" office:value-type="float" office:value="0.0878286735276147">
            <text:p>0.0878286735</text:p>
          </table:table-cell>
          <table:table-cell table:formula="of:=(POWER([.D226];0.5)-POWER([.M$2];0.5))*0.12" office:value-type="float" office:value="0.12824164968695">
            <text:p>0.128241649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50.7375">
            <text:p>3.51E+002</text:p>
          </table:table-cell>
          <table:table-cell office:value-type="float" office:value="1673.07">
            <text:p>1.67E+003</text:p>
          </table:table-cell>
          <table:table-cell office:value-type="float" office:value="307.195">
            <text:p>3.07E+002</text:p>
          </table:table-cell>
          <table:table-cell office:value-type="float" office:value="234.9">
            <text:p>2.35E+002</text:p>
          </table:table-cell>
          <table:table-cell office:value-type="float" office:value="428.45">
            <text:p>4.28E+002</text:p>
          </table:table-cell>
          <table:table-cell office:value-type="float" office:value="789.24945">
            <text:p>7.89E+002</text:p>
          </table:table-cell>
          <table:table-cell table:number-columns-repeated="3"/>
          <table:table-cell table:formula="of:=LN([.B227]/[.K$2])*5.35" office:value-type="float" office:value="1.24343077204906">
            <text:p>1.243430772</text:p>
          </table:table-cell>
          <table:table-cell table:formula="of:=[.W227]-([.V227]-[.U227])" office:value-type="float" office:value="0.44337689676877">
            <text:p>0.4433768968</text:p>
          </table:table-cell>
          <table:table-cell table:formula="of:=[.AA227]-([.Z227]-[.U227])" office:value-type="float" office:value="0.123955023727869">
            <text:p>0.1239550237</text:p>
          </table:table-cell>
          <table:table-cell table:formula="of:=([.E227]-[.N$2])*0.00025" office:value-type="float" office:value="0.058725">
            <text:p>0.058725</text:p>
          </table:table-cell>
          <table:table-cell table:formula="of:=([.F227]-[.O$2])*0.00032" office:value-type="float" office:value="0.137104">
            <text:p>0.137104</text:p>
          </table:table-cell>
          <table:table-cell table:formula="of:=([.G227]-0)*0.00032" office:value-type="float" office:value="0.252559824">
            <text:p>0.252559824</text:p>
          </table:table-cell>
          <table:table-cell/>
          <table:table-cell table:formula="of:=SUM([.K227:.O227])" office:value-type="float" office:value="2.0065916925457">
            <text:p>2.0065916925</text:p>
          </table:table-cell>
          <table:table-cell table:formula="of:=SUM([.K227:.M227])+[.P227]" office:value-type="float" office:value="2.0633225165457">
            <text:p>2.063322516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7]*[.M$2];0.75)+5.31*POWER(10;-15)*([.C227]*POWER([.C227]*[.M$2];1.52)))" office:value-type="float" office:value="0.142346148020615">
            <text:p>0.142346148</text:p>
          </table:table-cell>
          <table:table-cell table:style-name="ce2" table:formula="of:=(POWER([.C227];0.5)-POWER([.L$2];0.5))*0.036" office:value-type="float" office:value="0.505192344318819">
            <text:p>0.5051923443</text:p>
          </table:table-cell>
          <table:table-cell table:number-columns-repeated="2"/>
          <table:table-cell table:formula="of:=0.47*LN(1+2.01*POWER(10;-5)*POWER([.L$2]*[.D227];0.75)+5.31*POWER(10;-15)*([.L$2]*POWER([.L$2]*[.D227];1.52)))" office:value-type="float" office:value="0.088011974144368">
            <text:p>0.0880119741</text:p>
          </table:table-cell>
          <table:table-cell table:formula="of:=(POWER([.D227];0.5)-POWER([.M$2];0.5))*0.12" office:value-type="float" office:value="0.131436297401671">
            <text:p>0.131436297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52.4875">
            <text:p>3.52E+002</text:p>
          </table:table-cell>
          <table:table-cell office:value-type="float" office:value="1683.47">
            <text:p>1.68E+003</text:p>
          </table:table-cell>
          <table:table-cell office:value-type="float" office:value="308.5075">
            <text:p>3.09E+002</text:p>
          </table:table-cell>
          <table:table-cell office:value-type="float" office:value="244.9">
            <text:p>2.45E+002</text:p>
          </table:table-cell>
          <table:table-cell office:value-type="float" office:value="448.25">
            <text:p>4.48E+002</text:p>
          </table:table-cell>
          <table:table-cell office:value-type="float" office:value="830.20042">
            <text:p>8.30E+002</text:p>
          </table:table-cell>
          <table:table-cell table:number-columns-repeated="3"/>
          <table:table-cell table:formula="of:=LN([.B228]/[.K$2])*5.35" office:value-type="float" office:value="1.27005815112912">
            <text:p>1.2700581511</text:p>
          </table:table-cell>
          <table:table-cell table:formula="of:=[.W228]-([.V228]-[.U228])" office:value-type="float" office:value="0.447361256411481">
            <text:p>0.4473612564</text:p>
          </table:table-cell>
          <table:table-cell table:formula="of:=[.AA228]-([.Z228]-[.U228])" office:value-type="float" office:value="0.12818566379181">
            <text:p>0.1281856638</text:p>
          </table:table-cell>
          <table:table-cell table:formula="of:=([.E228]-[.N$2])*0.00025" office:value-type="float" office:value="0.061225">
            <text:p>0.061225</text:p>
          </table:table-cell>
          <table:table-cell table:formula="of:=([.F228]-[.O$2])*0.00032" office:value-type="float" office:value="0.14344">
            <text:p>0.14344</text:p>
          </table:table-cell>
          <table:table-cell table:formula="of:=([.G228]-0)*0.00032" office:value-type="float" office:value="0.2656641344">
            <text:p>0.2656641344</text:p>
          </table:table-cell>
          <table:table-cell/>
          <table:table-cell table:formula="of:=SUM([.K228:.O228])" office:value-type="float" office:value="2.05027007133241">
            <text:p>2.0502700713</text:p>
          </table:table-cell>
          <table:table-cell table:formula="of:=SUM([.K228:.M228])+[.P228]" office:value-type="float" office:value="2.11126920573241">
            <text:p>2.111269205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8]*[.M$2];0.75)+5.31*POWER(10;-15)*([.C228]*POWER([.C228]*[.M$2];1.52)))" office:value-type="float" office:value="0.142931359591322">
            <text:p>0.1429313596</text:p>
          </table:table-cell>
          <table:table-cell table:style-name="ce2" table:formula="of:=(POWER([.C228];0.5)-POWER([.L$2];0.5))*0.036" office:value-type="float" office:value="0.509761915532237">
            <text:p>0.5097619155</text:p>
          </table:table-cell>
          <table:table-cell table:number-columns-repeated="2"/>
          <table:table-cell table:formula="of:=0.47*LN(1+2.01*POWER(10;-5)*POWER([.L$2]*[.D228];0.75)+5.31*POWER(10;-15)*([.L$2]*POWER([.L$2]*[.D228];1.52)))" office:value-type="float" office:value="0.0882696182768839">
            <text:p>0.0882696183</text:p>
          </table:table-cell>
          <table:table-cell table:formula="of:=(POWER([.D228];0.5)-POWER([.M$2];0.5))*0.12" office:value-type="float" office:value="0.135924581598128">
            <text:p>0.135924581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53.855">
            <text:p>3.54E+002</text:p>
          </table:table-cell>
          <table:table-cell office:value-type="float" office:value="1693.63">
            <text:p>1.69E+003</text:p>
          </table:table-cell>
          <table:table-cell office:value-type="float" office:value="309.485">
            <text:p>3.09E+002</text:p>
          </table:table-cell>
          <table:table-cell office:value-type="float" office:value="252.75">
            <text:p>2.53E+002</text:p>
          </table:table-cell>
          <table:table-cell office:value-type="float" office:value="466.15">
            <text:p>4.66E+002</text:p>
          </table:table-cell>
          <table:table-cell office:value-type="float" office:value="866.5642">
            <text:p>8.67E+002</text:p>
          </table:table-cell>
          <table:table-cell table:number-columns-repeated="3"/>
          <table:table-cell table:formula="of:=LN([.B229]/[.K$2])*5.35" office:value-type="float" office:value="1.29077369391697">
            <text:p>1.2907736939</text:p>
          </table:table-cell>
          <table:table-cell table:formula="of:=[.W229]-([.V229]-[.U229])" office:value-type="float" office:value="0.451241430436168">
            <text:p>0.4512414304</text:p>
          </table:table-cell>
          <table:table-cell table:formula="of:=[.AA229]-([.Z229]-[.U229])" office:value-type="float" office:value="0.131330550337084">
            <text:p>0.1313305503</text:p>
          </table:table-cell>
          <table:table-cell table:formula="of:=([.E229]-[.N$2])*0.00025" office:value-type="float" office:value="0.0631875">
            <text:p>0.0631875</text:p>
          </table:table-cell>
          <table:table-cell table:formula="of:=([.F229]-[.O$2])*0.00032" office:value-type="float" office:value="0.149168">
            <text:p>0.149168</text:p>
          </table:table-cell>
          <table:table-cell table:formula="of:=([.G229]-0)*0.00032" office:value-type="float" office:value="0.277300544">
            <text:p>0.277300544</text:p>
          </table:table-cell>
          <table:table-cell/>
          <table:table-cell table:formula="of:=SUM([.K229:.O229])" office:value-type="float" office:value="2.08570117469022">
            <text:p>2.0857011747</text:p>
          </table:table-cell>
          <table:table-cell table:formula="of:=SUM([.K229:.M229])+[.P229]" office:value-type="float" office:value="2.15064621869022">
            <text:p>2.150646218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29]*[.M$2];0.75)+5.31*POWER(10;-15)*([.C229]*POWER([.C229]*[.M$2];1.52)))" office:value-type="float" office:value="0.143501695163178">
            <text:p>0.1435016952</text:p>
          </table:table-cell>
          <table:table-cell table:style-name="ce2" table:formula="of:=(POWER([.C229];0.5)-POWER([.L$2];0.5))*0.036" office:value-type="float" office:value="0.51421242512878">
            <text:p>0.5142124251</text:p>
          </table:table-cell>
          <table:table-cell table:number-columns-repeated="2"/>
          <table:table-cell table:formula="of:=0.47*LN(1+2.01*POWER(10;-5)*POWER([.L$2]*[.D229];0.75)+5.31*POWER(10;-15)*([.L$2]*POWER([.L$2]*[.D229];1.52)))" office:value-type="float" office:value="0.0884612349480742">
            <text:p>0.0884612349</text:p>
          </table:table-cell>
          <table:table-cell table:formula="of:=(POWER([.D229];0.5)-POWER([.M$2];0.5))*0.12" office:value-type="float" office:value="0.139261084814592">
            <text:p>0.139261084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55.0175">
            <text:p>3.55E+002</text:p>
          </table:table-cell>
          <table:table-cell office:value-type="float" office:value="1703.8175">
            <text:p>1.70E+003</text:p>
          </table:table-cell>
          <table:table-cell office:value-type="float" office:value="310.1125">
            <text:p>3.10E+002</text:p>
          </table:table-cell>
          <table:table-cell office:value-type="float" office:value="260.15">
            <text:p>2.60E+002</text:p>
          </table:table-cell>
          <table:table-cell office:value-type="float" office:value="481.3">
            <text:p>4.81E+002</text:p>
          </table:table-cell>
          <table:table-cell office:value-type="float" office:value="899.39748">
            <text:p>8.99E+002</text:p>
          </table:table-cell>
          <table:table-cell table:number-columns-repeated="3"/>
          <table:table-cell table:formula="of:=LN([.B230]/[.K$2])*5.35" office:value-type="float" office:value="1.3083209413427">
            <text:p>1.3083209413</text:p>
          </table:table-cell>
          <table:table-cell table:formula="of:=[.W230]-([.V230]-[.U230])" office:value-type="float" office:value="0.455120073178479">
            <text:p>0.4551200732</text:p>
          </table:table-cell>
          <table:table-cell table:formula="of:=[.AA230]-([.Z230]-[.U230])" office:value-type="float" office:value="0.133346733870764">
            <text:p>0.1333467339</text:p>
          </table:table-cell>
          <table:table-cell table:formula="of:=([.E230]-[.N$2])*0.00025" office:value-type="float" office:value="0.0650375">
            <text:p>0.0650375</text:p>
          </table:table-cell>
          <table:table-cell table:formula="of:=([.F230]-[.O$2])*0.00032" office:value-type="float" office:value="0.154016">
            <text:p>0.154016</text:p>
          </table:table-cell>
          <table:table-cell table:formula="of:=([.G230]-0)*0.00032" office:value-type="float" office:value="0.2878071936">
            <text:p>0.2878071936</text:p>
          </table:table-cell>
          <table:table-cell/>
          <table:table-cell table:formula="of:=SUM([.K230:.O230])" office:value-type="float" office:value="2.11584124839194">
            <text:p>2.1158412484</text:p>
          </table:table-cell>
          <table:table-cell table:formula="of:=SUM([.K230:.M230])+[.P230]" office:value-type="float" office:value="2.18459494199194">
            <text:p>2.18459494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0]*[.M$2];0.75)+5.31*POWER(10;-15)*([.C230]*POWER([.C230]*[.M$2];1.52)))" office:value-type="float" office:value="0.144072224832614">
            <text:p>0.1440722248</text:p>
          </table:table-cell>
          <table:table-cell table:style-name="ce2" table:formula="of:=(POWER([.C230];0.5)-POWER([.L$2];0.5))*0.036" office:value-type="float" office:value="0.518661597540527">
            <text:p>0.5186615975</text:p>
          </table:table-cell>
          <table:table-cell table:number-columns-repeated="2"/>
          <table:table-cell table:formula="of:=0.47*LN(1+2.01*POWER(10;-5)*POWER([.L$2]*[.D230];0.75)+5.31*POWER(10;-15)*([.L$2]*POWER([.L$2]*[.D230];1.52)))" office:value-type="float" office:value="0.0885841224427748">
            <text:p>0.0885841224</text:p>
          </table:table-cell>
          <table:table-cell table:formula="of:=(POWER([.D230];0.5)-POWER([.M$2];0.5))*0.12" office:value-type="float" office:value="0.141400155842973">
            <text:p>0.141400155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55.885">
            <text:p>3.56E+002</text:p>
          </table:table-cell>
          <table:table-cell office:value-type="float" office:value="1711.8">
            <text:p>1.71E+003</text:p>
          </table:table-cell>
          <table:table-cell office:value-type="float" office:value="310.6025">
            <text:p>3.11E+002</text:p>
          </table:table-cell>
          <table:table-cell office:value-type="float" office:value="264.95">
            <text:p>2.65E+002</text:p>
          </table:table-cell>
          <table:table-cell office:value-type="float" office:value="494.4">
            <text:p>4.94E+002</text:p>
          </table:table-cell>
          <table:table-cell office:value-type="float" office:value="927.68073">
            <text:p>9.28E+002</text:p>
          </table:table-cell>
          <table:table-cell table:number-columns-repeated="3"/>
          <table:table-cell table:formula="of:=LN([.B231]/[.K$2])*5.35" office:value-type="float" office:value="1.32137794227792">
            <text:p>1.3213779423</text:p>
          </table:table-cell>
          <table:table-cell table:formula="of:=[.W231]-([.V231]-[.U231])" office:value-type="float" office:value="0.458150866563002">
            <text:p>0.4581508666</text:p>
          </table:table-cell>
          <table:table-cell table:formula="of:=[.AA231]-([.Z231]-[.U231])" office:value-type="float" office:value="0.134919684705912">
            <text:p>0.1349196847</text:p>
          </table:table-cell>
          <table:table-cell table:formula="of:=([.E231]-[.N$2])*0.00025" office:value-type="float" office:value="0.0662375">
            <text:p>0.0662375</text:p>
          </table:table-cell>
          <table:table-cell table:formula="of:=([.F231]-[.O$2])*0.00032" office:value-type="float" office:value="0.158208">
            <text:p>0.158208</text:p>
          </table:table-cell>
          <table:table-cell table:formula="of:=([.G231]-0)*0.00032" office:value-type="float" office:value="0.2968578336">
            <text:p>0.2968578336</text:p>
          </table:table-cell>
          <table:table-cell/>
          <table:table-cell table:formula="of:=SUM([.K231:.O231])" office:value-type="float" office:value="2.13889399354683">
            <text:p>2.1388939935</text:p>
          </table:table-cell>
          <table:table-cell table:formula="of:=SUM([.K231:.M231])+[.P231]" office:value-type="float" office:value="2.21130632714683">
            <text:p>2.211306327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1]*[.M$2];0.75)+5.31*POWER(10;-15)*([.C231]*POWER([.C231]*[.M$2];1.52)))" office:value-type="float" office:value="0.144518330740691">
            <text:p>0.1445183307</text:p>
          </table:table-cell>
          <table:table-cell table:style-name="ce2" table:formula="of:=(POWER([.C231];0.5)-POWER([.L$2];0.5))*0.036" office:value-type="float" office:value="0.522138496833128">
            <text:p>0.5221384968</text:p>
          </table:table-cell>
          <table:table-cell table:number-columns-repeated="2"/>
          <table:table-cell table:formula="of:=0.47*LN(1+2.01*POWER(10;-5)*POWER([.L$2]*[.D231];0.75)+5.31*POWER(10;-15)*([.L$2]*POWER([.L$2]*[.D231];1.52)))" office:value-type="float" office:value="0.0886800175295643">
            <text:p>0.0886800175</text:p>
          </table:table-cell>
          <table:table-cell table:formula="of:=(POWER([.D231];0.5)-POWER([.M$2];0.5))*0.12" office:value-type="float" office:value="0.14306900176491">
            <text:p>0.1430690018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56.7775">
            <text:p>3.57E+002</text:p>
          </table:table-cell>
          <table:table-cell office:value-type="float" office:value="1716.29">
            <text:p>1.72E+003</text:p>
          </table:table-cell>
          <table:table-cell office:value-type="float" office:value="311.0775">
            <text:p>3.11E+002</text:p>
          </table:table-cell>
          <table:table-cell office:value-type="float" office:value="267.75">
            <text:p>2.68E+002</text:p>
          </table:table-cell>
          <table:table-cell office:value-type="float" office:value="504.8">
            <text:p>5.05E+002</text:p>
          </table:table-cell>
          <table:table-cell office:value-type="float" office:value="948.79967">
            <text:p>9.49E+002</text:p>
          </table:table-cell>
          <table:table-cell table:number-columns-repeated="3"/>
          <table:table-cell table:formula="of:=LN([.B232]/[.K$2])*5.35" office:value-type="float" office:value="1.33477805101455">
            <text:p>1.334778051</text:p>
          </table:table-cell>
          <table:table-cell table:formula="of:=[.W232]-([.V232]-[.U232])" office:value-type="float" office:value="0.459852426420595">
            <text:p>0.4598524264</text:p>
          </table:table-cell>
          <table:table-cell table:formula="of:=[.AA232]-([.Z232]-[.U232])" office:value-type="float" office:value="0.136443282103489">
            <text:p>0.1364432821</text:p>
          </table:table-cell>
          <table:table-cell table:formula="of:=([.E232]-[.N$2])*0.00025" office:value-type="float" office:value="0.0669375">
            <text:p>0.0669375</text:p>
          </table:table-cell>
          <table:table-cell table:formula="of:=([.F232]-[.O$2])*0.00032" office:value-type="float" office:value="0.161536">
            <text:p>0.161536</text:p>
          </table:table-cell>
          <table:table-cell table:formula="of:=([.G232]-0)*0.00032" office:value-type="float" office:value="0.3036158944">
            <text:p>0.3036158944</text:p>
          </table:table-cell>
          <table:table-cell/>
          <table:table-cell table:formula="of:=SUM([.K232:.O232])" office:value-type="float" office:value="2.15954725953864">
            <text:p>2.1595472595</text:p>
          </table:table-cell>
          <table:table-cell table:formula="of:=SUM([.K232:.M232])+[.P232]" office:value-type="float" office:value="2.23468965393864">
            <text:p>2.234689653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2]*[.M$2];0.75)+5.31*POWER(10;-15)*([.C232]*POWER([.C232]*[.M$2];1.52)))" office:value-type="float" office:value="0.144768896809707">
            <text:p>0.1447688968</text:p>
          </table:table-cell>
          <table:table-cell table:style-name="ce2" table:formula="of:=(POWER([.C232];0.5)-POWER([.L$2];0.5))*0.036" office:value-type="float" office:value="0.524090622759736">
            <text:p>0.5240906228</text:p>
          </table:table-cell>
          <table:table-cell table:number-columns-repeated="2"/>
          <table:table-cell table:formula="of:=0.47*LN(1+2.01*POWER(10;-5)*POWER([.L$2]*[.D232];0.75)+5.31*POWER(10;-15)*([.L$2]*POWER([.L$2]*[.D232];1.52)))" office:value-type="float" office:value="0.0887729228588537">
            <text:p>0.0887729229</text:p>
          </table:table-cell>
          <table:table-cell table:formula="of:=(POWER([.D232];0.5)-POWER([.M$2];0.5))*0.12" office:value-type="float" office:value="0.144685504491777">
            <text:p>0.144685504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58.1275">
            <text:p>3.58E+002</text:p>
          </table:table-cell>
          <table:table-cell office:value-type="float" office:value="1721.0125">
            <text:p>1.72E+003</text:p>
          </table:table-cell>
          <table:table-cell office:value-type="float" office:value="311.6025">
            <text:p>3.12E+002</text:p>
          </table:table-cell>
          <table:table-cell office:value-type="float" office:value="269.5">
            <text:p>2.70E+002</text:p>
          </table:table-cell>
          <table:table-cell office:value-type="float" office:value="513.1">
            <text:p>5.13E+002</text:p>
          </table:table-cell>
          <table:table-cell office:value-type="float" office:value="963.90278">
            <text:p>9.64E+002</text:p>
          </table:table-cell>
          <table:table-cell table:number-columns-repeated="3"/>
          <table:table-cell table:formula="of:=LN([.B233]/[.K$2])*5.35" office:value-type="float" office:value="1.35498355687885">
            <text:p>1.3549835569</text:p>
          </table:table-cell>
          <table:table-cell table:formula="of:=[.W233]-([.V233]-[.U233])" office:value-type="float" office:value="0.4616396209879">
            <text:p>0.461639621</text:p>
          </table:table-cell>
          <table:table-cell table:formula="of:=[.AA233]-([.Z233]-[.U233])" office:value-type="float" office:value="0.138125884927161">
            <text:p>0.1381258849</text:p>
          </table:table-cell>
          <table:table-cell table:formula="of:=([.E233]-[.N$2])*0.00025" office:value-type="float" office:value="0.067375">
            <text:p>0.067375</text:p>
          </table:table-cell>
          <table:table-cell table:formula="of:=([.F233]-[.O$2])*0.00032" office:value-type="float" office:value="0.164192">
            <text:p>0.164192</text:p>
          </table:table-cell>
          <table:table-cell table:formula="of:=([.G233]-0)*0.00032" office:value-type="float" office:value="0.3084488896">
            <text:p>0.3084488896</text:p>
          </table:table-cell>
          <table:table-cell/>
          <table:table-cell table:formula="of:=SUM([.K233:.O233])" office:value-type="float" office:value="2.18631606279391">
            <text:p>2.1863160628</text:p>
          </table:table-cell>
          <table:table-cell table:formula="of:=SUM([.K233:.M233])+[.P233]" office:value-type="float" office:value="2.26319795239391">
            <text:p>2.263197952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3]*[.M$2];0.75)+5.31*POWER(10;-15)*([.C233]*POWER([.C233]*[.M$2];1.52)))" office:value-type="float" office:value="0.145032159378746">
            <text:p>0.1450321594</text:p>
          </table:table-cell>
          <table:table-cell table:style-name="ce2" table:formula="of:=(POWER([.C233];0.5)-POWER([.L$2];0.5))*0.036" office:value-type="float" office:value="0.52614107989608">
            <text:p>0.5261410799</text:p>
          </table:table-cell>
          <table:table-cell table:number-columns-repeated="2"/>
          <table:table-cell table:formula="of:=0.47*LN(1+2.01*POWER(10;-5)*POWER([.L$2]*[.D233];0.75)+5.31*POWER(10;-15)*([.L$2]*POWER([.L$2]*[.D233];1.52)))" office:value-type="float" office:value="0.0888755457415561">
            <text:p>0.0888755457</text:p>
          </table:table-cell>
          <table:table-cell table:formula="of:=(POWER([.D233];0.5)-POWER([.M$2];0.5))*0.12" office:value-type="float" office:value="0.146470730198151">
            <text:p>0.1464707302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59.8375">
            <text:p>3.60E+002</text:p>
          </table:table-cell>
          <table:table-cell office:value-type="float" office:value="1726.35">
            <text:p>1.73E+003</text:p>
          </table:table-cell>
          <table:table-cell office:value-type="float" office:value="312.295">
            <text:p>3.12E+002</text:p>
          </table:table-cell>
          <table:table-cell office:value-type="float" office:value="269.5">
            <text:p>2.70E+002</text:p>
          </table:table-cell>
          <table:table-cell office:value-type="float" office:value="519.55">
            <text:p>5.20E+002</text:p>
          </table:table-cell>
          <table:table-cell office:value-type="float" office:value="973.65195">
            <text:p>9.74E+002</text:p>
          </table:table-cell>
          <table:table-cell table:number-columns-repeated="3"/>
          <table:table-cell table:formula="of:=LN([.B234]/[.K$2])*5.35" office:value-type="float" office:value="1.38046813425739">
            <text:p>1.3804681343</text:p>
          </table:table-cell>
          <table:table-cell table:formula="of:=[.W234]-([.V234]-[.U234])" office:value-type="float" office:value="0.463656516058194">
            <text:p>0.4636565161</text:p>
          </table:table-cell>
          <table:table-cell table:formula="of:=[.AA234]-([.Z234]-[.U234])" office:value-type="float" office:value="0.140343118866348">
            <text:p>0.1403431189</text:p>
          </table:table-cell>
          <table:table-cell table:formula="of:=([.E234]-[.N$2])*0.00025" office:value-type="float" office:value="0.067375">
            <text:p>0.067375</text:p>
          </table:table-cell>
          <table:table-cell table:formula="of:=([.F234]-[.O$2])*0.00032" office:value-type="float" office:value="0.166256">
            <text:p>0.166256</text:p>
          </table:table-cell>
          <table:table-cell table:formula="of:=([.G234]-0)*0.00032" office:value-type="float" office:value="0.311568624">
            <text:p>0.311568624</text:p>
          </table:table-cell>
          <table:table-cell/>
          <table:table-cell table:formula="of:=SUM([.K234:.O234])" office:value-type="float" office:value="2.21809876918193">
            <text:p>2.2180987692</text:p>
          </table:table-cell>
          <table:table-cell table:formula="of:=SUM([.K234:.M234])+[.P234]" office:value-type="float" office:value="2.29603639318193">
            <text:p>2.296036393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4]*[.M$2];0.75)+5.31*POWER(10;-15)*([.C234]*POWER([.C234]*[.M$2];1.52)))" office:value-type="float" office:value="0.145329363893953">
            <text:p>0.1453293639</text:p>
          </table:table-cell>
          <table:table-cell table:style-name="ce2" table:formula="of:=(POWER([.C234];0.5)-POWER([.L$2];0.5))*0.036" office:value-type="float" office:value="0.528455179481581">
            <text:p>0.5284551795</text:p>
          </table:table-cell>
          <table:table-cell table:number-columns-repeated="2"/>
          <table:table-cell table:formula="of:=0.47*LN(1+2.01*POWER(10;-5)*POWER([.L$2]*[.D234];0.75)+5.31*POWER(10;-15)*([.L$2]*POWER([.L$2]*[.D234];1.52)))" office:value-type="float" office:value="0.0890108109250672">
            <text:p>0.0890108109</text:p>
          </table:table-cell>
          <table:table-cell table:formula="of:=(POWER([.D234];0.5)-POWER([.M$2];0.5))*0.12" office:value-type="float" office:value="0.14882322932085">
            <text:p>0.148823229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61.4625">
            <text:p>3.61E+002</text:p>
          </table:table-cell>
          <table:table-cell office:value-type="float" office:value="1730.01">
            <text:p>1.73E+003</text:p>
          </table:table-cell>
          <table:table-cell office:value-type="float" office:value="313.0475">
            <text:p>3.13E+002</text:p>
          </table:table-cell>
          <table:table-cell office:value-type="float" office:value="268.95">
            <text:p>2.69E+002</text:p>
          </table:table-cell>
          <table:table-cell office:value-type="float" office:value="525.05">
            <text:p>5.25E+002</text:p>
          </table:table-cell>
          <table:table-cell office:value-type="float" office:value="982.03009">
            <text:p>9.82E+002</text:p>
          </table:table-cell>
          <table:table-cell table:number-columns-repeated="3"/>
          <table:table-cell table:formula="of:=LN([.B235]/[.K$2])*5.35" office:value-type="float" office:value="1.40457395626844">
            <text:p>1.4045739563</text:p>
          </table:table-cell>
          <table:table-cell table:formula="of:=[.W235]-([.V235]-[.U235])" office:value-type="float" office:value="0.465037671921347">
            <text:p>0.4650376719</text:p>
          </table:table-cell>
          <table:table-cell table:formula="of:=[.AA235]-([.Z235]-[.U235])" office:value-type="float" office:value="0.142749632317206">
            <text:p>0.1427496323</text:p>
          </table:table-cell>
          <table:table-cell table:formula="of:=([.E235]-[.N$2])*0.00025" office:value-type="float" office:value="0.0672375">
            <text:p>0.0672375</text:p>
          </table:table-cell>
          <table:table-cell table:formula="of:=([.F235]-[.O$2])*0.00032" office:value-type="float" office:value="0.168016">
            <text:p>0.168016</text:p>
          </table:table-cell>
          <table:table-cell table:formula="of:=([.G235]-0)*0.00032" office:value-type="float" office:value="0.3142496288">
            <text:p>0.3142496288</text:p>
          </table:table-cell>
          <table:table-cell/>
          <table:table-cell table:formula="of:=SUM([.K235:.O235])" office:value-type="float" office:value="2.247614760507">
            <text:p>2.2476147605</text:p>
          </table:table-cell>
          <table:table-cell table:formula="of:=SUM([.K235:.M235])+[.P235]" office:value-type="float" office:value="2.32661088930699">
            <text:p>2.326610889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5]*[.M$2];0.75)+5.31*POWER(10;-15)*([.C235]*POWER([.C235]*[.M$2];1.52)))" office:value-type="float" office:value="0.14553295220525">
            <text:p>0.1455329522</text:p>
          </table:table-cell>
          <table:table-cell table:style-name="ce2" table:formula="of:=(POWER([.C235];0.5)-POWER([.L$2];0.5))*0.036" office:value-type="float" office:value="0.530039923656031">
            <text:p>0.5300399237</text:p>
          </table:table-cell>
          <table:table-cell table:number-columns-repeated="2"/>
          <table:table-cell table:formula="of:=0.47*LN(1+2.01*POWER(10;-5)*POWER([.L$2]*[.D235];0.75)+5.31*POWER(10;-15)*([.L$2]*POWER([.L$2]*[.D235];1.52)))" office:value-type="float" office:value="0.0891576681024221">
            <text:p>0.0891576681</text:p>
          </table:table-cell>
          <table:table-cell table:formula="of:=(POWER([.D235];0.5)-POWER([.M$2];0.5))*0.12" office:value-type="float" office:value="0.151376599949062">
            <text:p>0.151376599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63.155">
            <text:p>3.63E+002</text:p>
          </table:table-cell>
          <table:table-cell office:value-type="float" office:value="1734.8175">
            <text:p>1.73E+003</text:p>
          </table:table-cell>
          <table:table-cell office:value-type="float" office:value="313.76">
            <text:p>3.14E+002</text:p>
          </table:table-cell>
          <table:table-cell office:value-type="float" office:value="268.2">
            <text:p>2.68E+002</text:p>
          </table:table-cell>
          <table:table-cell office:value-type="float" office:value="529.15">
            <text:p>5.29E+002</text:p>
          </table:table-cell>
          <table:table-cell office:value-type="float" office:value="988.49788">
            <text:p>9.88E+002</text:p>
          </table:table-cell>
          <table:table-cell table:number-columns-repeated="3"/>
          <table:table-cell table:formula="of:=LN([.B236]/[.K$2])*5.35" office:value-type="float" office:value="1.42956615274876">
            <text:p>1.4295661527</text:p>
          </table:table-cell>
          <table:table-cell table:formula="of:=[.W236]-([.V236]-[.U236])" office:value-type="float" office:value="0.466849566729833">
            <text:p>0.4668495667</text:p>
          </table:table-cell>
          <table:table-cell table:formula="of:=[.AA236]-([.Z236]-[.U236])" office:value-type="float" office:value="0.14502552006863">
            <text:p>0.1450255201</text:p>
          </table:table-cell>
          <table:table-cell table:formula="of:=([.E236]-[.N$2])*0.00025" office:value-type="float" office:value="0.06705">
            <text:p>0.06705</text:p>
          </table:table-cell>
          <table:table-cell table:formula="of:=([.F236]-[.O$2])*0.00032" office:value-type="float" office:value="0.169328">
            <text:p>0.169328</text:p>
          </table:table-cell>
          <table:table-cell table:formula="of:=([.G236]-0)*0.00032" office:value-type="float" office:value="0.3163193216">
            <text:p>0.3163193216</text:p>
          </table:table-cell>
          <table:table-cell/>
          <table:table-cell table:formula="of:=SUM([.K236:.O236])" office:value-type="float" office:value="2.27781923954723">
            <text:p>2.2778192395</text:p>
          </table:table-cell>
          <table:table-cell table:formula="of:=SUM([.K236:.M236])+[.P236]" office:value-type="float" office:value="2.35776056114723">
            <text:p>2.357760561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6]*[.M$2];0.75)+5.31*POWER(10;-15)*([.C236]*POWER([.C236]*[.M$2];1.52)))" office:value-type="float" office:value="0.145800112938019">
            <text:p>0.1458001129</text:p>
          </table:table-cell>
          <table:table-cell table:style-name="ce2" table:formula="of:=(POWER([.C236];0.5)-POWER([.L$2];0.5))*0.036" office:value-type="float" office:value="0.532118979197286">
            <text:p>0.5321189792</text:p>
          </table:table-cell>
          <table:table-cell table:number-columns-repeated="2"/>
          <table:table-cell table:formula="of:=0.47*LN(1+2.01*POWER(10;-5)*POWER([.L$2]*[.D236];0.75)+5.31*POWER(10;-15)*([.L$2]*POWER([.L$2]*[.D236];1.52)))" office:value-type="float" office:value="0.0892965966298531">
            <text:p>0.0892965966</text:p>
          </table:table-cell>
          <table:table-cell table:formula="of:=(POWER([.D236];0.5)-POWER([.M$2];0.5))*0.12" office:value-type="float" office:value="0.153791416227917">
            <text:p>0.153791416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65.3225">
            <text:p>3.65E+002</text:p>
          </table:table-cell>
          <table:table-cell office:value-type="float" office:value="1742.71">
            <text:p>1.74E+003</text:p>
          </table:table-cell>
          <table:table-cell office:value-type="float" office:value="314.5325">
            <text:p>3.15E+002</text:p>
          </table:table-cell>
          <table:table-cell office:value-type="float" office:value="266.95">
            <text:p>2.67E+002</text:p>
          </table:table-cell>
          <table:table-cell office:value-type="float" office:value="532.4">
            <text:p>5.32E+002</text:p>
          </table:table-cell>
          <table:table-cell office:value-type="float" office:value="992.18189">
            <text:p>9.92E+002</text:p>
          </table:table-cell>
          <table:table-cell table:number-columns-repeated="3"/>
          <table:table-cell table:formula="of:=LN([.B237]/[.K$2])*5.35" office:value-type="float" office:value="1.46140285112308">
            <text:p>1.4614028511</text:p>
          </table:table-cell>
          <table:table-cell table:formula="of:=[.W237]-([.V237]-[.U237])" office:value-type="float" office:value="0.469818559270761">
            <text:p>0.4698185593</text:p>
          </table:table-cell>
          <table:table-cell table:formula="of:=[.AA237]-([.Z237]-[.U237])" office:value-type="float" office:value="0.14749009970459">
            <text:p>0.1474900997</text:p>
          </table:table-cell>
          <table:table-cell table:formula="of:=([.E237]-[.N$2])*0.00025" office:value-type="float" office:value="0.0667375">
            <text:p>0.0667375</text:p>
          </table:table-cell>
          <table:table-cell table:formula="of:=([.F237]-[.O$2])*0.00032" office:value-type="float" office:value="0.170368">
            <text:p>0.170368</text:p>
          </table:table-cell>
          <table:table-cell table:formula="of:=([.G237]-0)*0.00032" office:value-type="float" office:value="0.3174982048">
            <text:p>0.3174982048</text:p>
          </table:table-cell>
          <table:table-cell/>
          <table:table-cell table:formula="of:=SUM([.K237:.O237])" office:value-type="float" office:value="2.31581701009843">
            <text:p>2.3158170101</text:p>
          </table:table-cell>
          <table:table-cell table:formula="of:=SUM([.K237:.M237])+[.P237]" office:value-type="float" office:value="2.39620971489843">
            <text:p>2.396209714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7]*[.M$2];0.75)+5.31*POWER(10;-15)*([.C237]*POWER([.C237]*[.M$2];1.52)))" office:value-type="float" office:value="0.146238080804388">
            <text:p>0.1462380808</text:p>
          </table:table-cell>
          <table:table-cell table:style-name="ce2" table:formula="of:=(POWER([.C237];0.5)-POWER([.L$2];0.5))*0.036" office:value-type="float" office:value="0.535525939604583">
            <text:p>0.5355259396</text:p>
          </table:table-cell>
          <table:table-cell table:number-columns-repeated="2"/>
          <table:table-cell table:formula="of:=0.47*LN(1+2.01*POWER(10;-5)*POWER([.L$2]*[.D237];0.75)+5.31*POWER(10;-15)*([.L$2]*POWER([.L$2]*[.D237];1.52)))" office:value-type="float" office:value="0.0894470903785134">
            <text:p>0.0894470904</text:p>
          </table:table-cell>
          <table:table-cell table:formula="of:=(POWER([.D237];0.5)-POWER([.M$2];0.5))*0.12" office:value-type="float" office:value="0.156406489612537">
            <text:p>0.156406489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67.3475">
            <text:p>3.67E+002</text:p>
          </table:table-cell>
          <table:table-cell office:value-type="float" office:value="1749.2425">
            <text:p>1.75E+003</text:p>
          </table:table-cell>
          <table:table-cell office:value-type="float" office:value="315.2575">
            <text:p>3.15E+002</text:p>
          </table:table-cell>
          <table:table-cell office:value-type="float" office:value="265.2">
            <text:p>2.65E+002</text:p>
          </table:table-cell>
          <table:table-cell office:value-type="float" office:value="534.95">
            <text:p>5.35E+002</text:p>
          </table:table-cell>
          <table:table-cell office:value-type="float" office:value="995.41456">
            <text:p>9.95E+002</text:p>
          </table:table-cell>
          <table:table-cell table:number-columns-repeated="3"/>
          <table:table-cell table:formula="of:=LN([.B238]/[.K$2])*5.35" office:value-type="float" office:value="1.49097626776702">
            <text:p>1.4909762678</text:p>
          </table:table-cell>
          <table:table-cell table:formula="of:=[.W238]-([.V238]-[.U238])" office:value-type="float" office:value="0.47227070809504">
            <text:p>0.4722707081</text:p>
          </table:table-cell>
          <table:table-cell table:formula="of:=[.AA238]-([.Z238]-[.U238])" office:value-type="float" office:value="0.149800342448996">
            <text:p>0.1498003424</text:p>
          </table:table-cell>
          <table:table-cell table:formula="of:=([.E238]-[.N$2])*0.00025" office:value-type="float" office:value="0.0663">
            <text:p>0.0663</text:p>
          </table:table-cell>
          <table:table-cell table:formula="of:=([.F238]-[.O$2])*0.00032" office:value-type="float" office:value="0.171184">
            <text:p>0.171184</text:p>
          </table:table-cell>
          <table:table-cell table:formula="of:=([.G238]-0)*0.00032" office:value-type="float" office:value="0.3185326592">
            <text:p>0.3185326592</text:p>
          </table:table-cell>
          <table:table-cell/>
          <table:table-cell table:formula="of:=SUM([.K238:.O238])" office:value-type="float" office:value="2.35053131831106">
            <text:p>2.3505313183</text:p>
          </table:table-cell>
          <table:table-cell table:formula="of:=SUM([.K238:.M238])+[.P238]" office:value-type="float" office:value="2.43157997751106">
            <text:p>2.431579977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8]*[.M$2];0.75)+5.31*POWER(10;-15)*([.C238]*POWER([.C238]*[.M$2];1.52)))" office:value-type="float" office:value="0.146599989353025">
            <text:p>0.1465999894</text:p>
          </table:table-cell>
          <table:table-cell table:style-name="ce2" table:formula="of:=(POWER([.C238];0.5)-POWER([.L$2];0.5))*0.036" office:value-type="float" office:value="0.538339996977499">
            <text:p>0.538339997</text:p>
          </table:table-cell>
          <table:table-cell table:number-columns-repeated="2"/>
          <table:table-cell table:formula="of:=0.47*LN(1+2.01*POWER(10;-5)*POWER([.L$2]*[.D238];0.75)+5.31*POWER(10;-15)*([.L$2]*POWER([.L$2]*[.D238];1.52)))" office:value-type="float" office:value="0.0895882039722645">
            <text:p>0.089588204</text:p>
          </table:table-cell>
          <table:table-cell table:formula="of:=(POWER([.D238];0.5)-POWER([.M$2];0.5))*0.12" office:value-type="float" office:value="0.158857845950694">
            <text:p>0.15885784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68.865">
            <text:p>3.69E+002</text:p>
          </table:table-cell>
          <table:table-cell office:value-type="float" office:value="1751.0225">
            <text:p>1.75E+003</text:p>
          </table:table-cell>
          <table:table-cell office:value-type="float" office:value="315.85">
            <text:p>3.16E+002</text:p>
          </table:table-cell>
          <table:table-cell office:value-type="float" office:value="263.45">
            <text:p>2.63E+002</text:p>
          </table:table-cell>
          <table:table-cell office:value-type="float" office:value="537.05">
            <text:p>5.37E+002</text:p>
          </table:table-cell>
          <table:table-cell office:value-type="float" office:value="998.62742">
            <text:p>9.99E+002</text:p>
          </table:table-cell>
          <table:table-cell table:number-columns-repeated="3"/>
          <table:table-cell table:formula="of:=LN([.B239]/[.K$2])*5.35" office:value-type="float" office:value="1.51303141216558">
            <text:p>1.5130314122</text:p>
          </table:table-cell>
          <table:table-cell table:formula="of:=[.W239]-([.V239]-[.U239])" office:value-type="float" office:value="0.472938059787993">
            <text:p>0.4729380598</text:p>
          </table:table-cell>
          <table:table-cell table:formula="of:=[.AA239]-([.Z239]-[.U239])" office:value-type="float" office:value="0.151686366831351">
            <text:p>0.1516863668</text:p>
          </table:table-cell>
          <table:table-cell table:formula="of:=([.E239]-[.N$2])*0.00025" office:value-type="float" office:value="0.0658625">
            <text:p>0.0658625</text:p>
          </table:table-cell>
          <table:table-cell table:formula="of:=([.F239]-[.O$2])*0.00032" office:value-type="float" office:value="0.171856">
            <text:p>0.171856</text:p>
          </table:table-cell>
          <table:table-cell table:formula="of:=([.G239]-0)*0.00032" office:value-type="float" office:value="0.3195607744">
            <text:p>0.3195607744</text:p>
          </table:table-cell>
          <table:table-cell/>
          <table:table-cell table:formula="of:=SUM([.K239:.O239])" office:value-type="float" office:value="2.37537433878493">
            <text:p>2.3753743388</text:p>
          </table:table-cell>
          <table:table-cell table:formula="of:=SUM([.K239:.M239])+[.P239]" office:value-type="float" office:value="2.45721661318493">
            <text:p>2.4572166132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39]*[.M$2];0.75)+5.31*POWER(10;-15)*([.C239]*POWER([.C239]*[.M$2];1.52)))" office:value-type="float" office:value="0.146698511184457">
            <text:p>0.1466985112</text:p>
          </table:table-cell>
          <table:table-cell table:style-name="ce2" table:formula="of:=(POWER([.C239];0.5)-POWER([.L$2];0.5))*0.036" office:value-type="float" office:value="0.539105870501884">
            <text:p>0.5391058705</text:p>
          </table:table-cell>
          <table:table-cell table:number-columns-repeated="2"/>
          <table:table-cell table:formula="of:=0.47*LN(1+2.01*POWER(10;-5)*POWER([.L$2]*[.D239];0.75)+5.31*POWER(10;-15)*([.L$2]*POWER([.L$2]*[.D239];1.52)))" office:value-type="float" office:value="0.0897034371248472">
            <text:p>0.0897034371</text:p>
          </table:table-cell>
          <table:table-cell table:formula="of:=(POWER([.D239];0.5)-POWER([.M$2];0.5))*0.12" office:value-type="float" office:value="0.160859103485632">
            <text:p>0.160859103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70.4675">
            <text:p>3.70E+002</text:p>
          </table:table-cell>
          <table:table-cell office:value-type="float" office:value="1750.7075">
            <text:p>1.75E+003</text:p>
          </table:table-cell>
          <table:table-cell office:value-type="float" office:value="316.4875">
            <text:p>3.16E+002</text:p>
          </table:table-cell>
          <table:table-cell office:value-type="float" office:value="261.9">
            <text:p>2.62E+002</text:p>
          </table:table-cell>
          <table:table-cell office:value-type="float" office:value="538.85">
            <text:p>5.39E+002</text:p>
          </table:table-cell>
          <table:table-cell office:value-type="float" office:value="1001.0336">
            <text:p>1.00E+003</text:p>
          </table:table-cell>
          <table:table-cell table:number-columns-repeated="3"/>
          <table:table-cell table:formula="of:=LN([.B240]/[.K$2])*5.35" office:value-type="float" office:value="1.53622365226338">
            <text:p>1.5362236523</text:p>
          </table:table-cell>
          <table:table-cell table:formula="of:=[.W240]-([.V240]-[.U240])" office:value-type="float" office:value="0.472819986517096">
            <text:p>0.4728199865</text:p>
          </table:table-cell>
          <table:table-cell table:formula="of:=[.AA240]-([.Z240]-[.U240])" office:value-type="float" office:value="0.153713629278311">
            <text:p>0.1537136293</text:p>
          </table:table-cell>
          <table:table-cell table:formula="of:=([.E240]-[.N$2])*0.00025" office:value-type="float" office:value="0.065475">
            <text:p>0.065475</text:p>
          </table:table-cell>
          <table:table-cell table:formula="of:=([.F240]-[.O$2])*0.00032" office:value-type="float" office:value="0.172432">
            <text:p>0.172432</text:p>
          </table:table-cell>
          <table:table-cell table:formula="of:=([.G240]-0)*0.00032" office:value-type="float" office:value="0.320330752">
            <text:p>0.320330752</text:p>
          </table:table-cell>
          <table:table-cell/>
          <table:table-cell table:formula="of:=SUM([.K240:.O240])" office:value-type="float" office:value="2.40066426805878">
            <text:p>2.4006642681</text:p>
          </table:table-cell>
          <table:table-cell table:formula="of:=SUM([.K240:.M240])+[.P240]" office:value-type="float" office:value="2.48308802005878">
            <text:p>2.483088020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0]*[.M$2];0.75)+5.31*POWER(10;-15)*([.C240]*POWER([.C240]*[.M$2];1.52)))" office:value-type="float" office:value="0.146681079015982">
            <text:p>0.146681079</text:p>
          </table:table-cell>
          <table:table-cell table:style-name="ce2" table:formula="of:=(POWER([.C240];0.5)-POWER([.L$2];0.5))*0.036" office:value-type="float" office:value="0.538970365062512">
            <text:p>0.5389703651</text:p>
          </table:table-cell>
          <table:table-cell table:number-columns-repeated="2"/>
          <table:table-cell table:formula="of:=0.47*LN(1+2.01*POWER(10;-5)*POWER([.L$2]*[.D240];0.75)+5.31*POWER(10;-15)*([.L$2]*POWER([.L$2]*[.D240];1.52)))" office:value-type="float" office:value="0.0898273312592169">
            <text:p>0.0898273313</text:p>
          </table:table-cell>
          <table:table-cell table:formula="of:=(POWER([.D240];0.5)-POWER([.M$2];0.5))*0.12" office:value-type="float" office:value="0.163010260066962">
            <text:p>0.163010260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72.5225">
            <text:p>3.73E+002</text:p>
          </table:table-cell>
          <table:table-cell office:value-type="float" office:value="1752.1875">
            <text:p>1.75E+003</text:p>
          </table:table-cell>
          <table:table-cell office:value-type="float" office:value="317.245">
            <text:p>3.17E+002</text:p>
          </table:table-cell>
          <table:table-cell office:value-type="float" office:value="260.1">
            <text:p>2.60E+002</text:p>
          </table:table-cell>
          <table:table-cell office:value-type="float" office:value="539.95">
            <text:p>5.40E+002</text:p>
          </table:table-cell>
          <table:table-cell office:value-type="float" office:value="1003.2141">
            <text:p>1.00E+003</text:p>
          </table:table-cell>
          <table:table-cell table:number-columns-repeated="3"/>
          <table:table-cell table:formula="of:=LN([.B241]/[.K$2])*5.35" office:value-type="float" office:value="1.56581833869314">
            <text:p>1.5658183387</text:p>
          </table:table-cell>
          <table:table-cell table:formula="of:=[.W241]-([.V241]-[.U241])" office:value-type="float" office:value="0.473374648338938">
            <text:p>0.4733746483</text:p>
          </table:table-cell>
          <table:table-cell table:formula="of:=[.AA241]-([.Z241]-[.U241])" office:value-type="float" office:value="0.156119801576203">
            <text:p>0.1561198016</text:p>
          </table:table-cell>
          <table:table-cell table:formula="of:=([.E241]-[.N$2])*0.00025" office:value-type="float" office:value="0.065025">
            <text:p>0.065025</text:p>
          </table:table-cell>
          <table:table-cell table:formula="of:=([.F241]-[.O$2])*0.00032" office:value-type="float" office:value="0.172784">
            <text:p>0.172784</text:p>
          </table:table-cell>
          <table:table-cell table:formula="of:=([.G241]-0)*0.00032" office:value-type="float" office:value="0.321028512">
            <text:p>0.321028512</text:p>
          </table:table-cell>
          <table:table-cell/>
          <table:table-cell table:formula="of:=SUM([.K241:.O241])" office:value-type="float" office:value="2.43312178860828">
            <text:p>2.4331217886</text:p>
          </table:table-cell>
          <table:table-cell table:formula="of:=SUM([.K241:.M241])+[.P241]" office:value-type="float" office:value="2.51634130060828">
            <text:p>2.516341300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1]*[.M$2];0.75)+5.31*POWER(10;-15)*([.C241]*POWER([.C241]*[.M$2];1.52)))" office:value-type="float" office:value="0.14676297180502">
            <text:p>0.1467629718</text:p>
          </table:table-cell>
          <table:table-cell table:style-name="ce2" table:formula="of:=(POWER([.C241];0.5)-POWER([.L$2];0.5))*0.036" office:value-type="float" office:value="0.539606919673392">
            <text:p>0.5396069197</text:p>
          </table:table-cell>
          <table:table-cell table:number-columns-repeated="2"/>
          <table:table-cell table:formula="of:=0.47*LN(1+2.01*POWER(10;-5)*POWER([.L$2]*[.D241];0.75)+5.31*POWER(10;-15)*([.L$2]*POWER([.L$2]*[.D241];1.52)))" office:value-type="float" office:value="0.0899744244378051">
            <text:p>0.0899744244</text:p>
          </table:table-cell>
          <table:table-cell table:formula="of:=(POWER([.D241];0.5)-POWER([.M$2];0.5))*0.12" office:value-type="float" office:value="0.165563525543442">
            <text:p>0.165563525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74.76">
            <text:p>3.75E+002</text:p>
          </table:table-cell>
          <table:table-cell office:value-type="float" office:value="1754.76">
            <text:p>1.75E+003</text:p>
          </table:table-cell>
          <table:table-cell office:value-type="float" office:value="318.0175">
            <text:p>3.18E+002</text:p>
          </table:table-cell>
          <table:table-cell office:value-type="float" office:value="257.95">
            <text:p>2.58E+002</text:p>
          </table:table-cell>
          <table:table-cell office:value-type="float" office:value="540.05">
            <text:p>5.40E+002</text:p>
          </table:table-cell>
          <table:table-cell office:value-type="float" office:value="1004.0035">
            <text:p>1.00E+003</text:p>
          </table:table-cell>
          <table:table-cell table:number-columns-repeated="3"/>
          <table:table-cell table:formula="of:=LN([.B242]/[.K$2])*5.35" office:value-type="float" office:value="1.59785618454907">
            <text:p>1.5978561845</text:p>
          </table:table-cell>
          <table:table-cell table:formula="of:=[.W242]-([.V242]-[.U242])" office:value-type="float" office:value="0.474338173438992">
            <text:p>0.4743381734</text:p>
          </table:table-cell>
          <table:table-cell table:formula="of:=[.AA242]-([.Z242]-[.U242])" office:value-type="float" office:value="0.158570619701986">
            <text:p>0.1585706197</text:p>
          </table:table-cell>
          <table:table-cell table:formula="of:=([.E242]-[.N$2])*0.00025" office:value-type="float" office:value="0.0644875">
            <text:p>0.0644875</text:p>
          </table:table-cell>
          <table:table-cell table:formula="of:=([.F242]-[.O$2])*0.00032" office:value-type="float" office:value="0.172816">
            <text:p>0.172816</text:p>
          </table:table-cell>
          <table:table-cell table:formula="of:=([.G242]-0)*0.00032" office:value-type="float" office:value="0.32128112">
            <text:p>0.32128112</text:p>
          </table:table-cell>
          <table:table-cell/>
          <table:table-cell table:formula="of:=SUM([.K242:.O242])" office:value-type="float" office:value="2.46806847769005">
            <text:p>2.4680684777</text:p>
          </table:table-cell>
          <table:table-cell table:formula="of:=SUM([.K242:.M242])+[.P242]" office:value-type="float" office:value="2.55204609769005">
            <text:p>2.552046097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2]*[.M$2];0.75)+5.31*POWER(10;-15)*([.C242]*POWER([.C242]*[.M$2];1.52)))" office:value-type="float" office:value="0.146905251027832">
            <text:p>0.146905251</text:p>
          </table:table-cell>
          <table:table-cell table:style-name="ce2" table:formula="of:=(POWER([.C242];0.5)-POWER([.L$2];0.5))*0.036" office:value-type="float" office:value="0.540712723996257">
            <text:p>0.540712724</text:p>
          </table:table-cell>
          <table:table-cell table:number-columns-repeated="2"/>
          <table:table-cell table:formula="of:=0.47*LN(1+2.01*POWER(10;-5)*POWER([.L$2]*[.D242];0.75)+5.31*POWER(10;-15)*([.L$2]*POWER([.L$2]*[.D242];1.52)))" office:value-type="float" office:value="0.0901242940313475">
            <text:p>0.090124294</text:p>
          </table:table-cell>
          <table:table-cell table:formula="of:=(POWER([.D242];0.5)-POWER([.M$2];0.5))*0.12" office:value-type="float" office:value="0.168164213262767">
            <text:p>0.168164213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76.8125">
            <text:p>3.77E+002</text:p>
          </table:table-cell>
          <table:table-cell office:value-type="float" office:value="1755.065">
            <text:p>1.76E+003</text:p>
          </table:table-cell>
          <table:table-cell office:value-type="float" office:value="318.71">
            <text:p>3.19E+002</text:p>
          </table:table-cell>
          <table:table-cell office:value-type="float" office:value="256.05">
            <text:p>2.56E+002</text:p>
          </table:table-cell>
          <table:table-cell office:value-type="float" office:value="539.9">
            <text:p>5.40E+002</text:p>
          </table:table-cell>
          <table:table-cell office:value-type="float" office:value="1003.9272">
            <text:p>1.00E+003</text:p>
          </table:table-cell>
          <table:table-cell table:number-columns-repeated="3"/>
          <table:table-cell table:formula="of:=LN([.B243]/[.K$2])*5.35" office:value-type="float" office:value="1.62707732369058">
            <text:p>1.6270773237</text:p>
          </table:table-cell>
          <table:table-cell table:formula="of:=[.W243]-([.V243]-[.U243])" office:value-type="float" office:value="0.474452362311814">
            <text:p>0.4744523623</text:p>
          </table:table-cell>
          <table:table-cell table:formula="of:=[.AA243]-([.Z243]-[.U243])" office:value-type="float" office:value="0.160765064453634">
            <text:p>0.1607650645</text:p>
          </table:table-cell>
          <table:table-cell table:formula="of:=([.E243]-[.N$2])*0.00025" office:value-type="float" office:value="0.0640125">
            <text:p>0.0640125</text:p>
          </table:table-cell>
          <table:table-cell table:formula="of:=([.F243]-[.O$2])*0.00032" office:value-type="float" office:value="0.172768">
            <text:p>0.172768</text:p>
          </table:table-cell>
          <table:table-cell table:formula="of:=([.G243]-0)*0.00032" office:value-type="float" office:value="0.321256704">
            <text:p>0.321256704</text:p>
          </table:table-cell>
          <table:table-cell/>
          <table:table-cell table:formula="of:=SUM([.K243:.O243])" office:value-type="float" office:value="2.49907525045603">
            <text:p>2.4990752505</text:p>
          </table:table-cell>
          <table:table-cell table:formula="of:=SUM([.K243:.M243])+[.P243]" office:value-type="float" office:value="2.58355145445603">
            <text:p>2.583551454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3]*[.M$2];0.75)+5.31*POWER(10;-15)*([.C243]*POWER([.C243]*[.M$2];1.52)))" office:value-type="float" office:value="0.146922114444096">
            <text:p>0.1469221144</text:p>
          </table:table-cell>
          <table:table-cell table:style-name="ce2" table:formula="of:=(POWER([.C243];0.5)-POWER([.L$2];0.5))*0.036" office:value-type="float" office:value="0.540843776285344">
            <text:p>0.5408437763</text:p>
          </table:table-cell>
          <table:table-cell table:number-columns-repeated="2"/>
          <table:table-cell table:formula="of:=0.47*LN(1+2.01*POWER(10;-5)*POWER([.L$2]*[.D243];0.75)+5.31*POWER(10;-15)*([.L$2]*POWER([.L$2]*[.D243];1.52)))" office:value-type="float" office:value="0.0902585264555436">
            <text:p>0.0902585265</text:p>
          </table:table-cell>
          <table:table-cell table:formula="of:=(POWER([.D243];0.5)-POWER([.M$2];0.5))*0.12" office:value-type="float" office:value="0.170492890438612">
            <text:p>0.170492890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78.8125">
            <text:p>3.79E+002</text:p>
          </table:table-cell>
          <table:table-cell office:value-type="float" office:value="1753.735">
            <text:p>1.75E+003</text:p>
          </table:table-cell>
          <table:table-cell office:value-type="float" office:value="319.44">
            <text:p>3.19E+002</text:p>
          </table:table-cell>
          <table:table-cell office:value-type="float" office:value="254.1">
            <text:p>2.54E+002</text:p>
          </table:table-cell>
          <table:table-cell office:value-type="float" office:value="539.4">
            <text:p>5.39E+002</text:p>
          </table:table-cell>
          <table:table-cell office:value-type="float" office:value="1003.5801">
            <text:p>1.00E+003</text:p>
          </table:table-cell>
          <table:table-cell table:number-columns-repeated="3"/>
          <table:table-cell table:formula="of:=LN([.B244]/[.K$2])*5.35" office:value-type="float" office:value="1.65539831621164">
            <text:p>1.6553983162</text:p>
          </table:table-cell>
          <table:table-cell table:formula="of:=[.W244]-([.V244]-[.U244])" office:value-type="float" office:value="0.473954348939429">
            <text:p>0.4739543489</text:p>
          </table:table-cell>
          <table:table-cell table:formula="of:=[.AA244]-([.Z244]-[.U244])" office:value-type="float" office:value="0.163075723616037">
            <text:p>0.1630757236</text:p>
          </table:table-cell>
          <table:table-cell table:formula="of:=([.E244]-[.N$2])*0.00025" office:value-type="float" office:value="0.063525">
            <text:p>0.063525</text:p>
          </table:table-cell>
          <table:table-cell table:formula="of:=([.F244]-[.O$2])*0.00032" office:value-type="float" office:value="0.172608">
            <text:p>0.172608</text:p>
          </table:table-cell>
          <table:table-cell table:formula="of:=([.G244]-0)*0.00032" office:value-type="float" office:value="0.321145632">
            <text:p>0.321145632</text:p>
          </table:table-cell>
          <table:table-cell/>
          <table:table-cell table:formula="of:=SUM([.K244:.O244])" office:value-type="float" office:value="2.5285613887671">
            <text:p>2.5285613888</text:p>
          </table:table-cell>
          <table:table-cell table:formula="of:=SUM([.K244:.M244])+[.P244]" office:value-type="float" office:value="2.6135740207671">
            <text:p>2.6135740208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4]*[.M$2];0.75)+5.31*POWER(10;-15)*([.C244]*POWER([.C244]*[.M$2];1.52)))" office:value-type="float" office:value="0.146848570426264">
            <text:p>0.1468485704</text:p>
          </table:table-cell>
          <table:table-cell table:style-name="ce2" table:formula="of:=(POWER([.C244];0.5)-POWER([.L$2];0.5))*0.036" office:value-type="float" office:value="0.540272218895127">
            <text:p>0.5402722189</text:p>
          </table:table-cell>
          <table:table-cell table:number-columns-repeated="2"/>
          <table:table-cell table:formula="of:=0.47*LN(1+2.01*POWER(10;-5)*POWER([.L$2]*[.D244];0.75)+5.31*POWER(10;-15)*([.L$2]*POWER([.L$2]*[.D244];1.52)))" office:value-type="float" office:value="0.0903999086598247">
            <text:p>0.0903999087</text:p>
          </table:table-cell>
          <table:table-cell table:formula="of:=(POWER([.D244];0.5)-POWER([.M$2];0.5))*0.12" office:value-type="float" office:value="0.172944931805296">
            <text:p>0.172944931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80.8275">
            <text:p>3.81E+002</text:p>
          </table:table-cell>
          <table:table-cell office:value-type="float" office:value="1754.5142">
            <text:p>1.75E+003</text:p>
          </table:table-cell>
          <table:table-cell office:value-type="float" office:value="320.19967">
            <text:p>3.20E+002</text:p>
          </table:table-cell>
          <table:table-cell office:value-type="float" office:value="251.3">
            <text:p>2.51E+002</text:p>
          </table:table-cell>
          <table:table-cell office:value-type="float" office:value="537.5">
            <text:p>5.38E+002</text:p>
          </table:table-cell>
          <table:table-cell office:value-type="float" office:value="1001.5264">
            <text:p>1.00E+003</text:p>
          </table:table-cell>
          <table:table-cell table:number-columns-repeated="3"/>
          <table:table-cell table:formula="of:=LN([.B245]/[.K$2])*5.35" office:value-type="float" office:value="1.68378090608023">
            <text:p>1.6837809061</text:p>
          </table:table-cell>
          <table:table-cell table:formula="of:=[.W245]-([.V245]-[.U245])" office:value-type="float" office:value="0.4742461409916">
            <text:p>0.474246141</text:p>
          </table:table-cell>
          <table:table-cell table:formula="of:=[.AA245]-([.Z245]-[.U245])" office:value-type="float" office:value="0.16547745324829">
            <text:p>0.1654774532</text:p>
          </table:table-cell>
          <table:table-cell table:formula="of:=([.E245]-[.N$2])*0.00025" office:value-type="float" office:value="0.062825">
            <text:p>0.062825</text:p>
          </table:table-cell>
          <table:table-cell table:formula="of:=([.F245]-[.O$2])*0.00032" office:value-type="float" office:value="0.172">
            <text:p>0.172</text:p>
          </table:table-cell>
          <table:table-cell table:formula="of:=([.G245]-0)*0.00032" office:value-type="float" office:value="0.320488448">
            <text:p>0.320488448</text:p>
          </table:table-cell>
          <table:table-cell/>
          <table:table-cell table:formula="of:=SUM([.K245:.O245])" office:value-type="float" office:value="2.55832950032012">
            <text:p>2.5583295003</text:p>
          </table:table-cell>
          <table:table-cell table:formula="of:=SUM([.K245:.M245])+[.P245]" office:value-type="float" office:value="2.64399294832012">
            <text:p>2.643992948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5]*[.M$2];0.75)+5.31*POWER(10;-15)*([.C245]*POWER([.C245]*[.M$2];1.52)))" office:value-type="float" office:value="0.146891659932519">
            <text:p>0.1468916599</text:p>
          </table:table-cell>
          <table:table-cell table:style-name="ce2" table:formula="of:=(POWER([.C245];0.5)-POWER([.L$2];0.5))*0.036" office:value-type="float" office:value="0.540607100453553">
            <text:p>0.5406071005</text:p>
          </table:table-cell>
          <table:table-cell table:number-columns-repeated="2"/>
          <table:table-cell table:formula="of:=0.47*LN(1+2.01*POWER(10;-5)*POWER([.L$2]*[.D245];0.75)+5.31*POWER(10;-15)*([.L$2]*POWER([.L$2]*[.D245];1.52)))" office:value-type="float" office:value="0.0905469077055779">
            <text:p>0.0905469077</text:p>
          </table:table-cell>
          <table:table-cell table:formula="of:=(POWER([.D245];0.5)-POWER([.M$2];0.5))*0.12" office:value-type="float" office:value="0.175493660483302">
            <text:p>0.175493660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82.7775">
            <text:p>3.83E+002</text:p>
          </table:table-cell>
          <table:table-cell office:value-type="float" office:value="1757.2779">
            <text:p>1.76E+003</text:p>
          </table:table-cell>
          <table:table-cell office:value-type="float" office:value="320.88947">
            <text:p>3.21E+002</text:p>
          </table:table-cell>
          <table:table-cell office:value-type="float" office:value="247.95">
            <text:p>2.48E+002</text:p>
          </table:table-cell>
          <table:table-cell office:value-type="float" office:value="534.7">
            <text:p>5.35E+002</text:p>
          </table:table-cell>
          <table:table-cell office:value-type="float" office:value="998.53111">
            <text:p>9.99E+002</text:p>
          </table:table-cell>
          <table:table-cell table:number-columns-repeated="3"/>
          <table:table-cell table:formula="of:=LN([.B246]/[.K$2])*5.35" office:value-type="float" office:value="1.7111053020121">
            <text:p>1.711105302</text:p>
          </table:table-cell>
          <table:table-cell table:formula="of:=[.W246]-([.V246]-[.U246])" office:value-type="float" office:value="0.475280543119935">
            <text:p>0.4752805431</text:p>
          </table:table-cell>
          <table:table-cell table:formula="of:=[.AA246]-([.Z246]-[.U246])" office:value-type="float" office:value="0.167655782112556">
            <text:p>0.1676557821</text:p>
          </table:table-cell>
          <table:table-cell table:formula="of:=([.E246]-[.N$2])*0.00025" office:value-type="float" office:value="0.0619875">
            <text:p>0.0619875</text:p>
          </table:table-cell>
          <table:table-cell table:formula="of:=([.F246]-[.O$2])*0.00032" office:value-type="float" office:value="0.171104">
            <text:p>0.171104</text:p>
          </table:table-cell>
          <table:table-cell table:formula="of:=([.G246]-0)*0.00032" office:value-type="float" office:value="0.3195299552">
            <text:p>0.3195299552</text:p>
          </table:table-cell>
          <table:table-cell/>
          <table:table-cell table:formula="of:=SUM([.K246:.O246])" office:value-type="float" office:value="2.58713312724459">
            <text:p>2.5871331272</text:p>
          </table:table-cell>
          <table:table-cell table:formula="of:=SUM([.K246:.M246])+[.P246]" office:value-type="float" office:value="2.67357158244459">
            <text:p>2.673571582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6]*[.M$2];0.75)+5.31*POWER(10;-15)*([.C246]*POWER([.C246]*[.M$2];1.52)))" office:value-type="float" office:value="0.14704443087386">
            <text:p>0.1470444309</text:p>
          </table:table-cell>
          <table:table-cell table:style-name="ce2" table:formula="of:=(POWER([.C246];0.5)-POWER([.L$2];0.5))*0.036" office:value-type="float" office:value="0.541794273523229">
            <text:p>0.5417942735</text:p>
          </table:table-cell>
          <table:table-cell table:number-columns-repeated="2"/>
          <table:table-cell table:formula="of:=0.47*LN(1+2.01*POWER(10;-5)*POWER([.L$2]*[.D246];0.75)+5.31*POWER(10;-15)*([.L$2]*POWER([.L$2]*[.D246];1.52)))" office:value-type="float" office:value="0.0906802725500909">
            <text:p>0.0906802726</text:p>
          </table:table-cell>
          <table:table-cell table:formula="of:=(POWER([.D246];0.5)-POWER([.M$2];0.5))*0.12" office:value-type="float" office:value="0.177805354192081">
            <text:p>0.1778053542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84.8">
            <text:p>3.85E+002</text:p>
          </table:table-cell>
          <table:table-cell office:value-type="float" office:value="1760.3918">
            <text:p>1.76E+003</text:p>
          </table:table-cell>
          <table:table-cell office:value-type="float" office:value="321.58051">
            <text:p>3.22E+002</text:p>
          </table:table-cell>
          <table:table-cell office:value-type="float" office:value="244.6">
            <text:p>2.45E+002</text:p>
          </table:table-cell>
          <table:table-cell office:value-type="float" office:value="531.8">
            <text:p>5.32E+002</text:p>
          </table:table-cell>
          <table:table-cell office:value-type="float" office:value="995.68878">
            <text:p>9.96E+002</text:p>
          </table:table-cell>
          <table:table-cell table:number-columns-repeated="3"/>
          <table:table-cell table:formula="of:=LN([.B247]/[.K$2])*5.35" office:value-type="float" office:value="1.73929893728989">
            <text:p>1.7392989373</text:p>
          </table:table-cell>
          <table:table-cell table:formula="of:=[.W247]-([.V247]-[.U247])" office:value-type="float" office:value="0.476445014141451">
            <text:p>0.4764450141</text:p>
          </table:table-cell>
          <table:table-cell table:formula="of:=[.AA247]-([.Z247]-[.U247])" office:value-type="float" office:value="0.169835645360793">
            <text:p>0.1698356454</text:p>
          </table:table-cell>
          <table:table-cell table:formula="of:=([.E247]-[.N$2])*0.00025" office:value-type="float" office:value="0.06115">
            <text:p>0.06115</text:p>
          </table:table-cell>
          <table:table-cell table:formula="of:=([.F247]-[.O$2])*0.00032" office:value-type="float" office:value="0.170176">
            <text:p>0.170176</text:p>
          </table:table-cell>
          <table:table-cell table:formula="of:=([.G247]-0)*0.00032" office:value-type="float" office:value="0.3186204096">
            <text:p>0.3186204096</text:p>
          </table:table-cell>
          <table:table-cell/>
          <table:table-cell table:formula="of:=SUM([.K247:.O247])" office:value-type="float" office:value="2.61690559679214">
            <text:p>2.6169055968</text:p>
          </table:table-cell>
          <table:table-cell table:formula="of:=SUM([.K247:.M247])+[.P247]" office:value-type="float" office:value="2.70420000639213">
            <text:p>2.704200006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7]*[.M$2];0.75)+5.31*POWER(10;-15)*([.C247]*POWER([.C247]*[.M$2];1.52)))" office:value-type="float" office:value="0.147216446665472">
            <text:p>0.1472164467</text:p>
          </table:table-cell>
          <table:table-cell table:style-name="ce2" table:formula="of:=(POWER([.C247];0.5)-POWER([.L$2];0.5))*0.036" office:value-type="float" office:value="0.543130760336357">
            <text:p>0.5431307603</text:p>
          </table:table-cell>
          <table:table-cell table:number-columns-repeated="2"/>
          <table:table-cell table:formula="of:=0.47*LN(1+2.01*POWER(10;-5)*POWER([.L$2]*[.D247];0.75)+5.31*POWER(10;-15)*([.L$2]*POWER([.L$2]*[.D247];1.52)))" office:value-type="float" office:value="0.0908137685343131">
            <text:p>0.0908137685</text:p>
          </table:table-cell>
          <table:table-cell table:formula="of:=(POWER([.D247];0.5)-POWER([.M$2];0.5))*0.12" office:value-type="float" office:value="0.18011871342454">
            <text:p>0.180118713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86.9516">
            <text:p>3.87E+002</text:p>
          </table:table-cell>
          <table:table-cell office:value-type="float" office:value="1763.7761">
            <text:p>1.76E+003</text:p>
          </table:table-cell>
          <table:table-cell office:value-type="float" office:value="322.27296">
            <text:p>3.22E+002</text:p>
          </table:table-cell>
          <table:table-cell office:value-type="float" office:value="241.02836">
            <text:p>2.41E+002</text:p>
          </table:table-cell>
          <table:table-cell office:value-type="float" office:value="528.53715">
            <text:p>5.29E+002</text:p>
          </table:table-cell>
          <table:table-cell office:value-type="float" office:value="992.61931">
            <text:p>9.93E+002</text:p>
          </table:table-cell>
          <table:table-cell table:number-columns-repeated="3"/>
          <table:table-cell table:formula="of:=LN([.B248]/[.K$2])*5.35" office:value-type="float" office:value="1.76913001201361">
            <text:p>1.769130012</text:p>
          </table:table-cell>
          <table:table-cell table:formula="of:=[.W248]-([.V248]-[.U248])" office:value-type="float" office:value="0.477709399856069">
            <text:p>0.4777093999</text:p>
          </table:table-cell>
          <table:table-cell table:formula="of:=[.AA248]-([.Z248]-[.U248])" office:value-type="float" office:value="0.172017573321075">
            <text:p>0.1720175733</text:p>
          </table:table-cell>
          <table:table-cell table:formula="of:=([.E248]-[.N$2])*0.00025" office:value-type="float" office:value="0.06025709">
            <text:p>0.06025709</text:p>
          </table:table-cell>
          <table:table-cell table:formula="of:=([.F248]-[.O$2])*0.00032" office:value-type="float" office:value="0.169131888">
            <text:p>0.169131888</text:p>
          </table:table-cell>
          <table:table-cell table:formula="of:=([.G248]-0)*0.00032" office:value-type="float" office:value="0.3176381792">
            <text:p>0.3176381792</text:p>
          </table:table-cell>
          <table:table-cell/>
          <table:table-cell table:formula="of:=SUM([.K248:.O248])" office:value-type="float" office:value="2.64824596319076">
            <text:p>2.6482459632</text:p>
          </table:table-cell>
          <table:table-cell table:formula="of:=SUM([.K248:.M248])+[.P248]" office:value-type="float" office:value="2.73649516439076">
            <text:p>2.736495164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8]*[.M$2];0.75)+5.31*POWER(10;-15)*([.C248]*POWER([.C248]*[.M$2];1.52)))" office:value-type="float" office:value="0.147403263763351">
            <text:p>0.1474032638</text:p>
          </table:table-cell>
          <table:table-cell table:style-name="ce2" table:formula="of:=(POWER([.C248];0.5)-POWER([.L$2];0.5))*0.036" office:value-type="float" office:value="0.544581963148854">
            <text:p>0.5445819631</text:p>
          </table:table-cell>
          <table:table-cell table:number-columns-repeated="2"/>
          <table:table-cell table:formula="of:=0.47*LN(1+2.01*POWER(10;-5)*POWER([.L$2]*[.D248];0.75)+5.31*POWER(10;-15)*([.L$2]*POWER([.L$2]*[.D248];1.52)))" office:value-type="float" office:value="0.0909474281475998">
            <text:p>0.0909474281</text:p>
          </table:table-cell>
          <table:table-cell table:formula="of:=(POWER([.D248];0.5)-POWER([.M$2];0.5))*0.12" office:value-type="float" office:value="0.182434300998109">
            <text:p>0.18243430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89.12785">
            <text:p>3.89E+002</text:p>
          </table:table-cell>
          <table:table-cell office:value-type="float" office:value="1767.0978">
            <text:p>1.77E+003</text:p>
          </table:table-cell>
          <table:table-cell office:value-type="float" office:value="322.96652">
            <text:p>3.23E+002</text:p>
          </table:table-cell>
          <table:table-cell office:value-type="float" office:value="237.28415">
            <text:p>2.37E+002</text:p>
          </table:table-cell>
          <table:table-cell office:value-type="float" office:value="524.94361">
            <text:p>5.25E+002</text:p>
          </table:table-cell>
          <table:table-cell office:value-type="float" office:value="989.31463">
            <text:p>9.89E+002</text:p>
          </table:table-cell>
          <table:table-cell table:number-columns-repeated="3"/>
          <table:table-cell table:formula="of:=LN([.B249]/[.K$2])*5.35" office:value-type="float" office:value="1.7991345895539">
            <text:p>1.7991345896</text:p>
          </table:table-cell>
          <table:table-cell table:formula="of:=[.W249]-([.V249]-[.U249])" office:value-type="float" office:value="0.478949182089318">
            <text:p>0.4789491821</text:p>
          </table:table-cell>
          <table:table-cell table:formula="of:=[.AA249]-([.Z249]-[.U249])" office:value-type="float" office:value="0.17420061544439">
            <text:p>0.1742006154</text:p>
          </table:table-cell>
          <table:table-cell table:formula="of:=([.E249]-[.N$2])*0.00025" office:value-type="float" office:value="0.0593210375">
            <text:p>0.0593210375</text:p>
          </table:table-cell>
          <table:table-cell table:formula="of:=([.F249]-[.O$2])*0.00032" office:value-type="float" office:value="0.1679819552">
            <text:p>0.1679819552</text:p>
          </table:table-cell>
          <table:table-cell table:formula="of:=([.G249]-0)*0.00032" office:value-type="float" office:value="0.3165806816">
            <text:p>0.3165806816</text:p>
          </table:table-cell>
          <table:table-cell/>
          <table:table-cell table:formula="of:=SUM([.K249:.O249])" office:value-type="float" office:value="2.6795873797876">
            <text:p>2.6795873798</text:p>
          </table:table-cell>
          <table:table-cell table:formula="of:=SUM([.K249:.M249])+[.P249]" office:value-type="float" office:value="2.7688650686876">
            <text:p>2.7688650687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49]*[.M$2];0.75)+5.31*POWER(10;-15)*([.C249]*POWER([.C249]*[.M$2];1.52)))" office:value-type="float" office:value="0.147586487931129">
            <text:p>0.1475864879</text:p>
          </table:table-cell>
          <table:table-cell table:style-name="ce2" table:formula="of:=(POWER([.C249];0.5)-POWER([.L$2];0.5))*0.036" office:value-type="float" office:value="0.546004969549881">
            <text:p>0.5460049695</text:p>
          </table:table-cell>
          <table:table-cell table:number-columns-repeated="2"/>
          <table:table-cell table:formula="of:=0.47*LN(1+2.01*POWER(10;-5)*POWER([.L$2]*[.D249];0.75)+5.31*POWER(10;-15)*([.L$2]*POWER([.L$2]*[.D249];1.52)))" office:value-type="float" office:value="0.0910811931624881">
            <text:p>0.0910811932</text:p>
          </table:table-cell>
          <table:table-cell table:formula="of:=(POWER([.D249];0.5)-POWER([.M$2];0.5))*0.12" office:value-type="float" office:value="0.184751108136312">
            <text:p>0.184751108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91.27357">
            <text:p>3.91E+002</text:p>
          </table:table-cell>
          <table:table-cell office:value-type="float" office:value="1770.3696">
            <text:p>1.77E+003</text:p>
          </table:table-cell>
          <table:table-cell office:value-type="float" office:value="323.66136">
            <text:p>3.24E+002</text:p>
          </table:table-cell>
          <table:table-cell office:value-type="float" office:value="233.53848">
            <text:p>2.34E+002</text:p>
          </table:table-cell>
          <table:table-cell office:value-type="float" office:value="521.20563">
            <text:p>5.21E+002</text:p>
          </table:table-cell>
          <table:table-cell office:value-type="float" office:value="985.9033">
            <text:p>9.86E+002</text:p>
          </table:table-cell>
          <table:table-cell table:number-columns-repeated="3"/>
          <table:table-cell table:formula="of:=LN([.B250]/[.K$2])*5.35" office:value-type="float" office:value="1.82855440000976">
            <text:p>1.8285544</text:p>
          </table:table-cell>
          <table:table-cell table:formula="of:=[.W250]-([.V250]-[.U250])" office:value-type="float" office:value="0.480169165587901">
            <text:p>0.4801691656</text:p>
          </table:table-cell>
          <table:table-cell table:formula="of:=[.AA250]-([.Z250]-[.U250])" office:value-type="float" office:value="0.176385302269006">
            <text:p>0.1763853023</text:p>
          </table:table-cell>
          <table:table-cell table:formula="of:=([.E250]-[.N$2])*0.00025" office:value-type="float" office:value="0.05838462">
            <text:p>0.05838462</text:p>
          </table:table-cell>
          <table:table-cell table:formula="of:=([.F250]-[.O$2])*0.00032" office:value-type="float" office:value="0.1667858016">
            <text:p>0.1667858016</text:p>
          </table:table-cell>
          <table:table-cell table:formula="of:=([.G250]-0)*0.00032" office:value-type="float" office:value="0.315489056">
            <text:p>0.315489056</text:p>
          </table:table-cell>
          <table:table-cell/>
          <table:table-cell table:formula="of:=SUM([.K250:.O250])" office:value-type="float" office:value="2.71027928946666">
            <text:p>2.7102792895</text:p>
          </table:table-cell>
          <table:table-cell table:formula="of:=SUM([.K250:.M250])+[.P250]" office:value-type="float" office:value="2.80059792386666">
            <text:p>2.8005979239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0]*[.M$2];0.75)+5.31*POWER(10;-15)*([.C250]*POWER([.C250]*[.M$2];1.52)))" office:value-type="float" office:value="0.147766826956166">
            <text:p>0.147766827</text:p>
          </table:table-cell>
          <table:table-cell table:style-name="ce2" table:formula="of:=(POWER([.C250];0.5)-POWER([.L$2];0.5))*0.036" office:value-type="float" office:value="0.547405292073501">
            <text:p>0.5474052921</text:p>
          </table:table-cell>
          <table:table-cell table:number-columns-repeated="2"/>
          <table:table-cell table:formula="of:=0.47*LN(1+2.01*POWER(10;-5)*POWER([.L$2]*[.D250];0.75)+5.31*POWER(10;-15)*([.L$2]*POWER([.L$2]*[.D250];1.52)))" office:value-type="float" office:value="0.0912150960774622">
            <text:p>0.0912150961</text:p>
          </table:table-cell>
          <table:table-cell table:formula="of:=(POWER([.D250];0.5)-POWER([.M$2];0.5))*0.12" office:value-type="float" office:value="0.187069697875903">
            <text:p>0.187069697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93.4211">
            <text:p>3.93E+002</text:p>
          </table:table-cell>
          <table:table-cell office:value-type="float" office:value="1773.634">
            <text:p>1.77E+003</text:p>
          </table:table-cell>
          <table:table-cell office:value-type="float" office:value="324.35776">
            <text:p>3.24E+002</text:p>
          </table:table-cell>
          <table:table-cell office:value-type="float" office:value="229.79633">
            <text:p>2.30E+002</text:p>
          </table:table-cell>
          <table:table-cell office:value-type="float" office:value="517.32566">
            <text:p>5.17E+002</text:p>
          </table:table-cell>
          <table:table-cell office:value-type="float" office:value="982.35436">
            <text:p>9.82E+002</text:p>
          </table:table-cell>
          <table:table-cell table:number-columns-repeated="3"/>
          <table:table-cell table:formula="of:=LN([.B251]/[.K$2])*5.35" office:value-type="float" office:value="1.8578379280468">
            <text:p>1.857837928</text:p>
          </table:table-cell>
          <table:table-cell table:formula="of:=[.W251]-([.V251]-[.U251])" office:value-type="float" office:value="0.481385231696879">
            <text:p>0.4813852317</text:p>
          </table:table-cell>
          <table:table-cell table:formula="of:=[.AA251]-([.Z251]-[.U251])" office:value-type="float" office:value="0.178572507311537">
            <text:p>0.1785725073</text:p>
          </table:table-cell>
          <table:table-cell table:formula="of:=([.E251]-[.N$2])*0.00025" office:value-type="float" office:value="0.0574490825">
            <text:p>0.0574490825</text:p>
          </table:table-cell>
          <table:table-cell table:formula="of:=([.F251]-[.O$2])*0.00032" office:value-type="float" office:value="0.1655442112">
            <text:p>0.1655442112</text:p>
          </table:table-cell>
          <table:table-cell table:formula="of:=([.G251]-0)*0.00032" office:value-type="float" office:value="0.3143533952">
            <text:p>0.3143533952</text:p>
          </table:table-cell>
          <table:table-cell/>
          <table:table-cell table:formula="of:=SUM([.K251:.O251])" office:value-type="float" office:value="2.74078896075522">
            <text:p>2.7407889608</text:p>
          </table:table-cell>
          <table:table-cell table:formula="of:=SUM([.K251:.M251])+[.P251]" office:value-type="float" office:value="2.83214906225522">
            <text:p>2.832149062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1]*[.M$2];0.75)+5.31*POWER(10;-15)*([.C251]*POWER([.C251]*[.M$2];1.52)))" office:value-type="float" office:value="0.147946627207162">
            <text:p>0.1479466272</text:p>
          </table:table-cell>
          <table:table-cell table:style-name="ce2" table:formula="of:=(POWER([.C251];0.5)-POWER([.L$2];0.5))*0.036" office:value-type="float" office:value="0.548801158433476">
            <text:p>0.5488011584</text:p>
          </table:table-cell>
          <table:table-cell table:number-columns-repeated="2"/>
          <table:table-cell table:formula="of:=0.47*LN(1+2.01*POWER(10;-5)*POWER([.L$2]*[.D251];0.75)+5.31*POWER(10;-15)*([.L$2]*POWER([.L$2]*[.D251];1.52)))" office:value-type="float" office:value="0.091349190457298">
            <text:p>0.0913491905</text:p>
          </table:table-cell>
          <table:table-cell table:formula="of:=(POWER([.D251];0.5)-POWER([.M$2];0.5))*0.12" office:value-type="float" office:value="0.189390997298269">
            <text:p>0.189390997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95.58283">
            <text:p>3.96E+002</text:p>
          </table:table-cell>
          <table:table-cell office:value-type="float" office:value="1776.916">
            <text:p>1.78E+003</text:p>
          </table:table-cell>
          <table:table-cell office:value-type="float" office:value="325.0557">
            <text:p>3.25E+002</text:p>
          </table:table-cell>
          <table:table-cell office:value-type="float" office:value="226.0648">
            <text:p>2.26E+002</text:p>
          </table:table-cell>
          <table:table-cell office:value-type="float" office:value="513.32348">
            <text:p>5.13E+002</text:p>
          </table:table-cell>
          <table:table-cell office:value-type="float" office:value="978.68241">
            <text:p>9.79E+002</text:p>
          </table:table-cell>
          <table:table-cell table:number-columns-repeated="3"/>
          <table:table-cell table:formula="of:=LN([.B252]/[.K$2])*5.35" office:value-type="float" office:value="1.88715409238783">
            <text:p>1.8871540924</text:p>
          </table:table-cell>
          <table:table-cell table:formula="of:=[.W252]-([.V252]-[.U252])" office:value-type="float" office:value="0.482606691333889">
            <text:p>0.4826066913</text:p>
          </table:table-cell>
          <table:table-cell table:formula="of:=[.AA252]-([.Z252]-[.U252])" office:value-type="float" office:value="0.180762159597388">
            <text:p>0.1807621596</text:p>
          </table:table-cell>
          <table:table-cell table:formula="of:=([.E252]-[.N$2])*0.00025" office:value-type="float" office:value="0.0565162">
            <text:p>0.0565162</text:p>
          </table:table-cell>
          <table:table-cell table:formula="of:=([.F252]-[.O$2])*0.00032" office:value-type="float" office:value="0.1642635136">
            <text:p>0.1642635136</text:p>
          </table:table-cell>
          <table:table-cell table:formula="of:=([.G252]-0)*0.00032" office:value-type="float" office:value="0.3131783712">
            <text:p>0.3131783712</text:p>
          </table:table-cell>
          <table:table-cell/>
          <table:table-cell table:formula="of:=SUM([.K252:.O252])" office:value-type="float" office:value="2.77130265691911">
            <text:p>2.7713026569</text:p>
          </table:table-cell>
          <table:table-cell table:formula="of:=SUM([.K252:.M252])+[.P252]" office:value-type="float" office:value="2.86370131451911">
            <text:p>2.863701314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2]*[.M$2];0.75)+5.31*POWER(10;-15)*([.C252]*POWER([.C252]*[.M$2];1.52)))" office:value-type="float" office:value="0.148127265375702">
            <text:p>0.1481272654</text:p>
          </table:table-cell>
          <table:table-cell table:style-name="ce2" table:formula="of:=(POWER([.C252];0.5)-POWER([.L$2];0.5))*0.036" office:value-type="float" office:value="0.550203256239025">
            <text:p>0.5502032562</text:p>
          </table:table-cell>
          <table:table-cell table:number-columns-repeated="2"/>
          <table:table-cell table:formula="of:=0.47*LN(1+2.01*POWER(10;-5)*POWER([.L$2]*[.D252];0.75)+5.31*POWER(10;-15)*([.L$2]*POWER([.L$2]*[.D252];1.52)))" office:value-type="float" office:value="0.0914834719963782">
            <text:p>0.091483472</text:p>
          </table:table-cell>
          <table:table-cell table:formula="of:=(POWER([.D252];0.5)-POWER([.M$2];0.5))*0.12" office:value-type="float" office:value="0.1917149311232">
            <text:p>0.191714931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97.76408">
            <text:p>3.98E+002</text:p>
          </table:table-cell>
          <table:table-cell office:value-type="float" office:value="1780.2442">
            <text:p>1.78E+003</text:p>
          </table:table-cell>
          <table:table-cell office:value-type="float" office:value="325.75517">
            <text:p>3.26E+002</text:p>
          </table:table-cell>
          <table:table-cell office:value-type="float" office:value="222.3503">
            <text:p>2.22E+002</text:p>
          </table:table-cell>
          <table:table-cell office:value-type="float" office:value="509.21716">
            <text:p>5.09E+002</text:p>
          </table:table-cell>
          <table:table-cell office:value-type="float" office:value="974.88753">
            <text:p>9.75E+002</text:p>
          </table:table-cell>
          <table:table-cell table:number-columns-repeated="3"/>
          <table:table-cell table:formula="of:=LN([.B253]/[.K$2])*5.35" office:value-type="float" office:value="1.91657304331115">
            <text:p>1.9165730433</text:p>
          </table:table-cell>
          <table:table-cell table:formula="of:=[.W253]-([.V253]-[.U253])" office:value-type="float" office:value="0.483844157786528">
            <text:p>0.4838441578</text:p>
          </table:table-cell>
          <table:table-cell table:formula="of:=[.AA253]-([.Z253]-[.U253])" office:value-type="float" office:value="0.182954219773751">
            <text:p>0.1829542198</text:p>
          </table:table-cell>
          <table:table-cell table:formula="of:=([.E253]-[.N$2])*0.00025" office:value-type="float" office:value="0.055587575">
            <text:p>0.055587575</text:p>
          </table:table-cell>
          <table:table-cell table:formula="of:=([.F253]-[.O$2])*0.00032" office:value-type="float" office:value="0.1629494912">
            <text:p>0.1629494912</text:p>
          </table:table-cell>
          <table:table-cell table:formula="of:=([.G253]-0)*0.00032" office:value-type="float" office:value="0.3119640096">
            <text:p>0.3119640096</text:p>
          </table:table-cell>
          <table:table-cell/>
          <table:table-cell table:formula="of:=SUM([.K253:.O253])" office:value-type="float" office:value="2.80190848707143">
            <text:p>2.8019084871</text:p>
          </table:table-cell>
          <table:table-cell table:formula="of:=SUM([.K253:.M253])+[.P253]" office:value-type="float" office:value="2.89533543047143">
            <text:p>2.8953354305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3]*[.M$2];0.75)+5.31*POWER(10;-15)*([.C253]*POWER([.C253]*[.M$2];1.52)))" office:value-type="float" office:value="0.148310312060126">
            <text:p>0.1483103121</text:p>
          </table:table-cell>
          <table:table-cell table:style-name="ce2" table:formula="of:=(POWER([.C253];0.5)-POWER([.L$2];0.5))*0.036" office:value-type="float" office:value="0.551623769376088">
            <text:p>0.5516237694</text:p>
          </table:table-cell>
          <table:table-cell table:number-columns-repeated="2"/>
          <table:table-cell table:formula="of:=0.47*LN(1+2.01*POWER(10;-5)*POWER([.L$2]*[.D253];0.75)+5.31*POWER(10;-15)*([.L$2]*POWER([.L$2]*[.D253];1.52)))" office:value-type="float" office:value="0.0916179383240123">
            <text:p>0.0916179383</text:p>
          </table:table-cell>
          <table:table-cell table:formula="of:=(POWER([.D253];0.5)-POWER([.M$2];0.5))*0.12" office:value-type="float" office:value="0.194041457627197">
            <text:p>0.194041457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99.96631">
            <text:p>4.00E+002</text:p>
          </table:table-cell>
          <table:table-cell office:value-type="float" office:value="1783.6532">
            <text:p>1.78E+003</text:p>
          </table:table-cell>
          <table:table-cell office:value-type="float" office:value="326.45616">
            <text:p>3.26E+002</text:p>
          </table:table-cell>
          <table:table-cell office:value-type="float" office:value="218.65986">
            <text:p>2.19E+002</text:p>
          </table:table-cell>
          <table:table-cell office:value-type="float" office:value="505.02457">
            <text:p>5.05E+002</text:p>
          </table:table-cell>
          <table:table-cell office:value-type="float" office:value="970.97549">
            <text:p>9.71E+002</text:p>
          </table:table-cell>
          <table:table-cell table:number-columns-repeated="3"/>
          <table:table-cell table:formula="of:=LN([.B254]/[.K$2])*5.35" office:value-type="float" office:value="1.94611174605568">
            <text:p>1.9461117461</text:p>
          </table:table-cell>
          <table:table-cell table:formula="of:=[.W254]-([.V254]-[.U254])" office:value-type="float" office:value="0.485110430616796">
            <text:p>0.4851104306</text:p>
          </table:table-cell>
          <table:table-cell table:formula="of:=[.AA254]-([.Z254]-[.U254])" office:value-type="float" office:value="0.185148648650467">
            <text:p>0.1851486487</text:p>
          </table:table-cell>
          <table:table-cell table:formula="of:=([.E254]-[.N$2])*0.00025" office:value-type="float" office:value="0.054664965">
            <text:p>0.054664965</text:p>
          </table:table-cell>
          <table:table-cell table:formula="of:=([.F254]-[.O$2])*0.00032" office:value-type="float" office:value="0.1616078624">
            <text:p>0.1616078624</text:p>
          </table:table-cell>
          <table:table-cell table:formula="of:=([.G254]-0)*0.00032" office:value-type="float" office:value="0.3107121568">
            <text:p>0.3107121568</text:p>
          </table:table-cell>
          <table:table-cell/>
          <table:table-cell table:formula="of:=SUM([.K254:.O254])" office:value-type="float" office:value="2.83264365272294">
            <text:p>2.8326436527</text:p>
          </table:table-cell>
          <table:table-cell table:formula="of:=SUM([.K254:.M254])+[.P254]" office:value-type="float" office:value="2.92708298212294">
            <text:p>2.9270829821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4]*[.M$2];0.75)+5.31*POWER(10;-15)*([.C254]*POWER([.C254]*[.M$2];1.52)))" office:value-type="float" office:value="0.14849766280374">
            <text:p>0.1484976628</text:p>
          </table:table-cell>
          <table:table-cell table:style-name="ce2" table:formula="of:=(POWER([.C254];0.5)-POWER([.L$2];0.5))*0.036" office:value-type="float" office:value="0.55307739294997">
            <text:p>0.5530773929</text:p>
          </table:table-cell>
          <table:table-cell table:number-columns-repeated="2"/>
          <table:table-cell table:formula="of:=0.47*LN(1+2.01*POWER(10;-5)*POWER([.L$2]*[.D254];0.75)+5.31*POWER(10;-15)*([.L$2]*POWER([.L$2]*[.D254];1.52)))" office:value-type="float" office:value="0.0917525870765451">
            <text:p>0.0917525871</text:p>
          </table:table-cell>
          <table:table-cell table:formula="of:=(POWER([.D254];0.5)-POWER([.M$2];0.5))*0.12" office:value-type="float" office:value="0.196370535256446">
            <text:p>0.196370535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2.18432">
            <text:p>4.02E+002</text:p>
          </table:table-cell>
          <table:table-cell office:value-type="float" office:value="1787.1405">
            <text:p>1.79E+003</text:p>
          </table:table-cell>
          <table:table-cell office:value-type="float" office:value="327.15866">
            <text:p>3.27E+002</text:p>
          </table:table-cell>
          <table:table-cell office:value-type="float" office:value="214.99562">
            <text:p>2.15E+002</text:p>
          </table:table-cell>
          <table:table-cell office:value-type="float" office:value="500.75764">
            <text:p>5.01E+002</text:p>
          </table:table-cell>
          <table:table-cell office:value-type="float" office:value="966.90791">
            <text:p>9.67E+002</text:p>
          </table:table-cell>
          <table:table-cell table:number-columns-repeated="3"/>
          <table:table-cell table:formula="of:=LN([.B255]/[.K$2])*5.35" office:value-type="float" office:value="1.97569816860124">
            <text:p>1.9756981686</text:p>
          </table:table-cell>
          <table:table-cell table:formula="of:=[.W255]-([.V255]-[.U255])" office:value-type="float" office:value="0.48640449740038">
            <text:p>0.4864044974</text:p>
          </table:table-cell>
          <table:table-cell table:formula="of:=[.AA255]-([.Z255]-[.U255])" office:value-type="float" office:value="0.18734540719961">
            <text:p>0.1873454072</text:p>
          </table:table-cell>
          <table:table-cell table:formula="of:=([.E255]-[.N$2])*0.00025" office:value-type="float" office:value="0.053748905">
            <text:p>0.053748905</text:p>
          </table:table-cell>
          <table:table-cell table:formula="of:=([.F255]-[.O$2])*0.00032" office:value-type="float" office:value="0.1602424448">
            <text:p>0.1602424448</text:p>
          </table:table-cell>
          <table:table-cell table:formula="of:=([.G255]-0)*0.00032" office:value-type="float" office:value="0.3094105312">
            <text:p>0.3094105312</text:p>
          </table:table-cell>
          <table:table-cell/>
          <table:table-cell table:formula="of:=SUM([.K255:.O255])" office:value-type="float" office:value="2.86343942300123">
            <text:p>2.863439423</text:p>
          </table:table-cell>
          <table:table-cell table:formula="of:=SUM([.K255:.M255])+[.P255]" office:value-type="float" office:value="2.95885860440123">
            <text:p>2.958858604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5]*[.M$2];0.75)+5.31*POWER(10;-15)*([.C255]*POWER([.C255]*[.M$2];1.52)))" office:value-type="float" office:value="0.148689170685958">
            <text:p>0.1486891707</text:p>
          </table:table-cell>
          <table:table-cell table:style-name="ce2" table:formula="of:=(POWER([.C255];0.5)-POWER([.L$2];0.5))*0.036" office:value-type="float" office:value="0.554562967615772">
            <text:p>0.5545629676</text:p>
          </table:table-cell>
          <table:table-cell table:number-columns-repeated="2"/>
          <table:table-cell table:formula="of:=0.47*LN(1+2.01*POWER(10;-5)*POWER([.L$2]*[.D255];0.75)+5.31*POWER(10;-15)*([.L$2]*POWER([.L$2]*[.D255];1.52)))" office:value-type="float" office:value="0.091887415897351">
            <text:p>0.0918874159</text:p>
          </table:table-cell>
          <table:table-cell table:formula="of:=(POWER([.D255];0.5)-POWER([.M$2];0.5))*0.12" office:value-type="float" office:value="0.198702122626395">
            <text:p>0.1987021226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4.41077">
            <text:p>4.04E+002</text:p>
          </table:table-cell>
          <table:table-cell office:value-type="float" office:value="1790.6772">
            <text:p>1.79E+003</text:p>
          </table:table-cell>
          <table:table-cell office:value-type="float" office:value="327.86264">
            <text:p>3.28E+002</text:p>
          </table:table-cell>
          <table:table-cell office:value-type="float" office:value="211.35615">
            <text:p>2.11E+002</text:p>
          </table:table-cell>
          <table:table-cell office:value-type="float" office:value="496.42372">
            <text:p>4.96E+002</text:p>
          </table:table-cell>
          <table:table-cell office:value-type="float" office:value="962.71237">
            <text:p>9.63E+002</text:p>
          </table:table-cell>
          <table:table-cell table:number-columns-repeated="3"/>
          <table:table-cell table:formula="of:=LN([.B256]/[.K$2])*5.35" office:value-type="float" office:value="2.00523352754464">
            <text:p>2.0052335275</text:p>
          </table:table-cell>
          <table:table-cell table:formula="of:=[.W256]-([.V256]-[.U256])" office:value-type="float" office:value="0.487715566366569">
            <text:p>0.4877155664</text:p>
          </table:table-cell>
          <table:table-cell table:formula="of:=[.AA256]-([.Z256]-[.U256])" office:value-type="float" office:value="0.189544394116125">
            <text:p>0.1895443941</text:p>
          </table:table-cell>
          <table:table-cell table:formula="of:=([.E256]-[.N$2])*0.00025" office:value-type="float" office:value="0.0528390375">
            <text:p>0.0528390375</text:p>
          </table:table-cell>
          <table:table-cell table:formula="of:=([.F256]-[.O$2])*0.00032" office:value-type="float" office:value="0.1588555904">
            <text:p>0.1588555904</text:p>
          </table:table-cell>
          <table:table-cell table:formula="of:=([.G256]-0)*0.00032" office:value-type="float" office:value="0.3080679584">
            <text:p>0.3080679584</text:p>
          </table:table-cell>
          <table:table-cell/>
          <table:table-cell table:formula="of:=SUM([.K256:.O256])" office:value-type="float" office:value="2.89418811592733">
            <text:p>2.8941881159</text:p>
          </table:table-cell>
          <table:table-cell table:formula="of:=SUM([.K256:.M256])+[.P256]" office:value-type="float" office:value="2.99056144642733">
            <text:p>2.9905614464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6]*[.M$2];0.75)+5.31*POWER(10;-15)*([.C256]*POWER([.C256]*[.M$2];1.52)))" office:value-type="float" office:value="0.148883240945998">
            <text:p>0.1488832409</text:p>
          </table:table-cell>
          <table:table-cell table:style-name="ce2" table:formula="of:=(POWER([.C256];0.5)-POWER([.L$2];0.5))*0.036" office:value-type="float" office:value="0.556068106842001">
            <text:p>0.5560681068</text:p>
          </table:table-cell>
          <table:table-cell table:number-columns-repeated="2"/>
          <table:table-cell table:formula="of:=0.47*LN(1+2.01*POWER(10;-5)*POWER([.L$2]*[.D256];0.75)+5.31*POWER(10;-15)*([.L$2]*POWER([.L$2]*[.D256];1.52)))" office:value-type="float" office:value="0.0920224186029803">
            <text:p>0.0920224186</text:p>
          </table:table-cell>
          <table:table-cell table:formula="of:=(POWER([.D256];0.5)-POWER([.M$2];0.5))*0.12" office:value-type="float" office:value="0.20103611224854">
            <text:p>0.2010361122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6.64292">
            <text:p>4.07E+002</text:p>
          </table:table-cell>
          <table:table-cell office:value-type="float" office:value="1794.2446">
            <text:p>1.79E+003</text:p>
          </table:table-cell>
          <table:table-cell office:value-type="float" office:value="328.56811">
            <text:p>3.29E+002</text:p>
          </table:table-cell>
          <table:table-cell office:value-type="float" office:value="207.74112">
            <text:p>2.08E+002</text:p>
          </table:table-cell>
          <table:table-cell office:value-type="float" office:value="492.03038">
            <text:p>4.92E+002</text:p>
          </table:table-cell>
          <table:table-cell office:value-type="float" office:value="958.43434">
            <text:p>9.58E+002</text:p>
          </table:table-cell>
          <table:table-cell table:number-columns-repeated="3"/>
          <table:table-cell table:formula="of:=LN([.B257]/[.K$2])*5.35" office:value-type="float" office:value="2.03468172018218">
            <text:p>2.0346817202</text:p>
          </table:table-cell>
          <table:table-cell table:formula="of:=[.W257]-([.V257]-[.U257])" office:value-type="float" office:value="0.489036664010387">
            <text:p>0.489036664</text:p>
          </table:table-cell>
          <table:table-cell table:formula="of:=[.AA257]-([.Z257]-[.U257])" office:value-type="float" office:value="0.191745633270351">
            <text:p>0.1917456333</text:p>
          </table:table-cell>
          <table:table-cell table:formula="of:=([.E257]-[.N$2])*0.00025" office:value-type="float" office:value="0.05193528">
            <text:p>0.05193528</text:p>
          </table:table-cell>
          <table:table-cell table:formula="of:=([.F257]-[.O$2])*0.00032" office:value-type="float" office:value="0.1574497216">
            <text:p>0.1574497216</text:p>
          </table:table-cell>
          <table:table-cell table:formula="of:=([.G257]-0)*0.00032" office:value-type="float" office:value="0.3066989888">
            <text:p>0.3066989888</text:p>
          </table:table-cell>
          <table:table-cell/>
          <table:table-cell table:formula="of:=SUM([.K257:.O257])" office:value-type="float" office:value="2.92484901906292">
            <text:p>2.9248490191</text:p>
          </table:table-cell>
          <table:table-cell table:formula="of:=SUM([.K257:.M257])+[.P257]" office:value-type="float" office:value="3.02216300626292">
            <text:p>3.0221630063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7]*[.M$2];0.75)+5.31*POWER(10;-15)*([.C257]*POWER([.C257]*[.M$2];1.52)))" office:value-type="float" office:value="0.149078842724592">
            <text:p>0.1490788427</text:p>
          </table:table-cell>
          <table:table-cell table:style-name="ce2" table:formula="of:=(POWER([.C257];0.5)-POWER([.L$2];0.5))*0.036" office:value-type="float" office:value="0.557584806264413">
            <text:p>0.5575848063</text:p>
          </table:table-cell>
          <table:table-cell table:number-columns-repeated="2"/>
          <table:table-cell table:formula="of:=0.47*LN(1+2.01*POWER(10;-5)*POWER([.L$2]*[.D257];0.75)+5.31*POWER(10;-15)*([.L$2]*POWER([.L$2]*[.D257];1.52)))" office:value-type="float" office:value="0.0921575966909569">
            <text:p>0.0921575967</text:p>
          </table:table-cell>
          <table:table-cell table:formula="of:=(POWER([.D257];0.5)-POWER([.M$2];0.5))*0.12" office:value-type="float" office:value="0.203372529490742">
            <text:p>0.203372529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408.8817">
            <text:p>4.09E+002</text:p>
          </table:table-cell>
          <table:table-cell office:value-type="float" office:value="1797.8331">
            <text:p>1.80E+003</text:p>
          </table:table-cell>
          <table:table-cell office:value-type="float" office:value="329.27503">
            <text:p>3.29E+002</text:p>
          </table:table-cell>
          <table:table-cell office:value-type="float" office:value="204.15125">
            <text:p>2.04E+002</text:p>
          </table:table-cell>
          <table:table-cell office:value-type="float" office:value="487.58552">
            <text:p>4.88E+002</text:p>
          </table:table-cell>
          <table:table-cell office:value-type="float" office:value="954.03677">
            <text:p>9.54E+002</text:p>
          </table:table-cell>
          <table:table-cell table:number-columns-repeated="3"/>
          <table:table-cell table:formula="of:=LN([.B258]/[.K$2])*5.35" office:value-type="float" office:value="2.06405545776006">
            <text:p>2.0640554578</text:p>
          </table:table-cell>
          <table:table-cell table:formula="of:=[.W258]-([.V258]-[.U258])" office:value-type="float" office:value="0.490364209789397">
            <text:p>0.4903642098</text:p>
          </table:table-cell>
          <table:table-cell table:formula="of:=[.AA258]-([.Z258]-[.U258])" office:value-type="float" office:value="0.193948992663911">
            <text:p>0.1939489927</text:p>
          </table:table-cell>
          <table:table-cell table:formula="of:=([.E258]-[.N$2])*0.00025" office:value-type="float" office:value="0.0510378125">
            <text:p>0.0510378125</text:p>
          </table:table-cell>
          <table:table-cell table:formula="of:=([.F258]-[.O$2])*0.00032" office:value-type="float" office:value="0.1560273664">
            <text:p>0.1560273664</text:p>
          </table:table-cell>
          <table:table-cell table:formula="of:=([.G258]-0)*0.00032" office:value-type="float" office:value="0.3052917664">
            <text:p>0.3052917664</text:p>
          </table:table-cell>
          <table:table-cell/>
          <table:table-cell table:formula="of:=SUM([.K258:.O258])" office:value-type="float" office:value="2.95543383911337">
            <text:p>2.9554338391</text:p>
          </table:table-cell>
          <table:table-cell table:formula="of:=SUM([.K258:.M258])+[.P258]" office:value-type="float" office:value="3.05366042661337">
            <text:p>3.0536604266</text:p>
          </table:table-cell>
          <table:table-cell/>
          <table:table-cell table:formula="of:=0.47*LN(1+2.01*POWER(10;-5)*POWER([.L$2]*[.M$2];0.75)+5.31*POWER(10;-15)*([.L$2]*POWER([.L$2]*[.M$2];1.52)))" office:value-type="float" office:value="0.080530700470566">
            <text:p>0.0805307005</text:p>
          </table:table-cell>
          <table:table-cell table:formula="of:=0.47*LN(1+2.01*POWER(10;-5)*POWER([.C258]*[.M$2];0.75)+5.31*POWER(10;-15)*([.C258]*POWER([.C258]*[.M$2];1.52)))" office:value-type="float" office:value="0.149275446721383">
            <text:p>0.1492754467</text:p>
          </table:table-cell>
          <table:table-cell table:style-name="ce2" table:formula="of:=(POWER([.C258];0.5)-POWER([.L$2];0.5))*0.036" office:value-type="float" office:value="0.559108956040213">
            <text:p>0.559108956</text:p>
          </table:table-cell>
          <table:table-cell table:number-columns-repeated="2"/>
          <table:table-cell table:formula="of:=0.47*LN(1+2.01*POWER(10;-5)*POWER([.L$2]*[.D258];0.75)+5.31*POWER(10;-15)*([.L$2]*POWER([.L$2]*[.D258];1.52)))" office:value-type="float" office:value="0.0922929420843176">
            <text:p>0.0922929421</text:p>
          </table:table-cell>
          <table:table-cell table:formula="of:=(POWER([.D258];0.5)-POWER([.M$2];0.5))*0.12" office:value-type="float" office:value="0.205711234277663">
            <text:p>0.205711234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411.12868">
            <text:p>4.11E+002</text:p>
          </table:table-cell>
          <table:table-cell office:value-type="float" office:value="1801.4336">
            <text:p>1.80E+003</text:p>
          </table:table-cell>
          <table:table-cell office:value-type="float" office:value="329.98341">
            <text:p>3.30E+002</text:p>
          </table:table-cell>
          <table:table-cell office:value-type="float" office:value="200.58712">
            <text:p>2.01E+002</text:p>
          </table:table-cell>
          <table:table-cell office:value-type="float" office:value="483.0962">
            <text:p>4.83E+002</text:p>
          </table:table-cell>
          <table:table-cell office:value-type="float" office:value="949.49478">
            <text:p>9.49E+002</text:p>
          </table:table-cell>
          <table:table-cell table:number-columns-repeated="20"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413.37804">
            <text:p>4.13E+002</text:p>
          </table:table-cell>
          <table:table-cell office:value-type="float" office:value="1804.9692">
            <text:p>1.80E+003</text:p>
          </table:table-cell>
          <table:table-cell office:value-type="float" office:value="330.69322">
            <text:p>3.31E+002</text:p>
          </table:table-cell>
          <table:table-cell office:value-type="float" office:value="197.04139">
            <text:p>1.97E+002</text:p>
          </table:table-cell>
          <table:table-cell office:value-type="float" office:value="478.56014">
            <text:p>4.79E+002</text:p>
          </table:table-cell>
          <table:table-cell table:number-columns-repeated="21"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415.63944">
            <text:p>4.16E+002</text:p>
          </table:table-cell>
          <table:table-cell office:value-type="float" office:value="1808.3032">
            <text:p>1.81E+003</text:p>
          </table:table-cell>
          <table:table-cell office:value-type="float" office:value="331.40414">
            <text:p>3.31E+002</text:p>
          </table:table-cell>
          <table:table-cell office:value-type="float" office:value="193.51051">
            <text:p>1.94E+002</text:p>
          </table:table-cell>
          <table:table-cell office:value-type="float" office:value="473.97845">
            <text:p>4.74E+002</text:p>
          </table:table-cell>
          <table:table-cell table:number-columns-repeated="21"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417.93551">
            <text:p>4.18E+002</text:p>
          </table:table-cell>
          <table:table-cell office:value-type="float" office:value="1811.4034">
            <text:p>1.81E+003</text:p>
          </table:table-cell>
          <table:table-cell office:value-type="float" office:value="332.11582">
            <text:p>3.32E+002</text:p>
          </table:table-cell>
          <table:table-cell office:value-type="float" office:value="190.00183">
            <text:p>1.90E+002</text:p>
          </table:table-cell>
          <table:table-cell office:value-type="float" office:value="469.36361">
            <text:p>4.69E+002</text:p>
          </table:table-cell>
          <table:table-cell table:number-columns-repeated="21"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20.27395">
            <text:p>4.20E+002</text:p>
          </table:table-cell>
          <table:table-cell office:value-type="float" office:value="1814.3245">
            <text:p>1.81E+003</text:p>
          </table:table-cell>
          <table:table-cell office:value-type="float" office:value="332.82825">
            <text:p>3.33E+002</text:p>
          </table:table-cell>
          <table:table-cell office:value-type="float" office:value="186.52097">
            <text:p>1.87E+002</text:p>
          </table:table-cell>
          <table:table-cell office:value-type="float" office:value="464.72597">
            <text:p>4.65E+002</text:p>
          </table:table-cell>
          <table:table-cell table:number-columns-repeated="21"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422.65593">
            <text:p>4.23E+002</text:p>
          </table:table-cell>
          <table:table-cell office:value-type="float" office:value="1817.1155">
            <text:p>1.82E+003</text:p>
          </table:table-cell>
          <table:table-cell office:value-type="float" office:value="333.54143">
            <text:p>3.34E+002</text:p>
          </table:table-cell>
          <table:table-cell office:value-type="float" office:value="183.07296">
            <text:p>1.83E+002</text:p>
          </table:table-cell>
          <table:table-cell office:value-type="float" office:value="460.07499">
            <text:p>4.60E+002</text:p>
          </table:table-cell>
          <table:table-cell table:number-columns-repeated="21"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425.07983">
            <text:p>4.25E+002</text:p>
          </table:table-cell>
          <table:table-cell office:value-type="float" office:value="1819.8284">
            <text:p>1.82E+003</text:p>
          </table:table-cell>
          <table:table-cell office:value-type="float" office:value="334.25534">
            <text:p>3.34E+002</text:p>
          </table:table-cell>
          <table:table-cell office:value-type="float" office:value="179.66317">
            <text:p>1.80E+002</text:p>
          </table:table-cell>
          <table:table-cell office:value-type="float" office:value="455.42036">
            <text:p>4.55E+002</text:p>
          </table:table-cell>
          <table:table-cell table:number-columns-repeated="21"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427.53791">
            <text:p>4.28E+002</text:p>
          </table:table-cell>
          <table:table-cell office:value-type="float" office:value="1822.4758">
            <text:p>1.82E+003</text:p>
          </table:table-cell>
          <table:table-cell office:value-type="float" office:value="334.96997">
            <text:p>3.35E+002</text:p>
          </table:table-cell>
          <table:table-cell office:value-type="float" office:value="176.29293">
            <text:p>1.76E+002</text:p>
          </table:table-cell>
          <table:table-cell office:value-type="float" office:value="450.76695">
            <text:p>4.51E+002</text:p>
          </table:table-cell>
          <table:table-cell table:number-columns-repeated="21"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430.0206">
            <text:p>4.30E+002</text:p>
          </table:table-cell>
          <table:table-cell office:value-type="float" office:value="1825.0416">
            <text:p>1.83E+003</text:p>
          </table:table-cell>
          <table:table-cell office:value-type="float" office:value="335.68531">
            <text:p>3.36E+002</text:p>
          </table:table-cell>
          <table:table-cell office:value-type="float" office:value="172.96059">
            <text:p>1.73E+002</text:p>
          </table:table-cell>
          <table:table-cell office:value-type="float" office:value="446.11595">
            <text:p>4.46E+002</text:p>
          </table:table-cell>
          <table:table-cell table:number-columns-repeated="21"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432.5234">
            <text:p>4.33E+002</text:p>
          </table:table-cell>
          <table:table-cell office:value-type="float" office:value="1827.5186">
            <text:p>1.83E+003</text:p>
          </table:table-cell>
          <table:table-cell office:value-type="float" office:value="336.40136">
            <text:p>3.36E+002</text:p>
          </table:table-cell>
          <table:table-cell office:value-type="float" office:value="169.66537">
            <text:p>1.70E+002</text:p>
          </table:table-cell>
          <table:table-cell office:value-type="float" office:value="441.46917">
            <text:p>4.41E+002</text:p>
          </table:table-cell>
          <table:table-cell table:number-columns-repeated="21"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435.04594">
            <text:p>4.35E+002</text:p>
          </table:table-cell>
          <table:table-cell office:value-type="float" office:value="1829.9083">
            <text:p>1.83E+003</text:p>
          </table:table-cell>
          <table:table-cell office:value-type="float" office:value="337.11811">
            <text:p>3.37E+002</text:p>
          </table:table-cell>
          <table:table-cell office:value-type="float" office:value="166.40736">
            <text:p>1.66E+002</text:p>
          </table:table-cell>
          <table:table-cell office:value-type="float" office:value="436.82914">
            <text:p>4.37E+002</text:p>
          </table:table-cell>
          <table:table-cell table:number-columns-repeated="21"/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437.58886">
            <text:p>4.38E+002</text:p>
          </table:table-cell>
          <table:table-cell office:value-type="float" office:value="1832.2116">
            <text:p>1.83E+003</text:p>
          </table:table-cell>
          <table:table-cell office:value-type="float" office:value="337.83556">
            <text:p>3.38E+002</text:p>
          </table:table-cell>
          <table:table-cell office:value-type="float" office:value="163.18659">
            <text:p>1.63E+002</text:p>
          </table:table-cell>
          <table:table-cell office:value-type="float" office:value="432.19809">
            <text:p>4.32E+002</text:p>
          </table:table-cell>
          <table:table-cell table:number-columns-repeated="21"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440.13137">
            <text:p>4.40E+002</text:p>
          </table:table-cell>
          <table:table-cell office:value-type="float" office:value="1834.2573">
            <text:p>1.83E+003</text:p>
          </table:table-cell>
          <table:table-cell office:value-type="float" office:value="338.5514">
            <text:p>3.39E+002</text:p>
          </table:table-cell>
          <table:table-cell office:value-type="float" office:value="159.99638">
            <text:p>1.60E+002</text:p>
          </table:table-cell>
          <table:table-cell office:value-type="float" office:value="427.56991">
            <text:p>4.28E+002</text:p>
          </table:table-cell>
          <table:table-cell table:number-columns-repeated="21"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442.66419">
            <text:p>4.43E+002</text:p>
          </table:table-cell>
          <table:table-cell office:value-type="float" office:value="1835.9165">
            <text:p>1.84E+003</text:p>
          </table:table-cell>
          <table:table-cell office:value-type="float" office:value="339.26337">
            <text:p>3.39E+002</text:p>
          </table:table-cell>
          <table:table-cell office:value-type="float" office:value="156.83311">
            <text:p>1.57E+002</text:p>
          </table:table-cell>
          <table:table-cell office:value-type="float" office:value="422.94171">
            <text:p>4.23E+002</text:p>
          </table:table-cell>
          <table:table-cell table:number-columns-repeated="21"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445.20699">
            <text:p>4.45E+002</text:p>
          </table:table-cell>
          <table:table-cell office:value-type="float" office:value="1837.2698">
            <text:p>1.84E+003</text:p>
          </table:table-cell>
          <table:table-cell office:value-type="float" office:value="339.97144">
            <text:p>3.40E+002</text:p>
          </table:table-cell>
          <table:table-cell office:value-type="float" office:value="153.70239">
            <text:p>1.54E+002</text:p>
          </table:table-cell>
          <table:table-cell office:value-type="float" office:value="418.32159">
            <text:p>4.18E+002</text:p>
          </table:table-cell>
          <table:table-cell table:number-columns-repeated="21"/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447.76978">
            <text:p>4.48E+002</text:p>
          </table:table-cell>
          <table:table-cell office:value-type="float" office:value="1838.3808">
            <text:p>1.84E+003</text:p>
          </table:table-cell>
          <table:table-cell office:value-type="float" office:value="340.67563">
            <text:p>3.41E+002</text:p>
          </table:table-cell>
          <table:table-cell office:value-type="float" office:value="150.60855">
            <text:p>1.51E+002</text:p>
          </table:table-cell>
          <table:table-cell office:value-type="float" office:value="413.71609">
            <text:p>4.14E+002</text:p>
          </table:table-cell>
          <table:table-cell table:number-columns-repeated="21"/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50.35539">
            <text:p>4.50E+002</text:p>
          </table:table-cell>
          <table:table-cell office:value-type="float" office:value="1839.3058">
            <text:p>1.84E+003</text:p>
          </table:table-cell>
          <table:table-cell office:value-type="float" office:value="341.37592">
            <text:p>3.41E+002</text:p>
          </table:table-cell>
          <table:table-cell office:value-type="float" office:value="147.55529">
            <text:p>1.48E+002</text:p>
          </table:table-cell>
          <table:table-cell office:value-type="float" office:value="409.13108">
            <text:p>4.09E+002</text:p>
          </table:table-cell>
          <table:table-cell table:number-columns-repeated="21"/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452.96337">
            <text:p>4.53E+002</text:p>
          </table:table-cell>
          <table:table-cell office:value-type="float" office:value="1840.1035">
            <text:p>1.84E+003</text:p>
          </table:table-cell>
          <table:table-cell office:value-type="float" office:value="342.07235">
            <text:p>3.42E+002</text:p>
          </table:table-cell>
          <table:table-cell office:value-type="float" office:value="144.54657">
            <text:p>1.45E+002</text:p>
          </table:table-cell>
          <table:table-cell office:value-type="float" office:value="404.57287">
            <text:p>4.05E+002</text:p>
          </table:table-cell>
          <table:table-cell table:number-columns-repeated="21"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455.58649">
            <text:p>4.56E+002</text:p>
          </table:table-cell>
          <table:table-cell office:value-type="float" office:value="1840.7918">
            <text:p>1.84E+003</text:p>
          </table:table-cell>
          <table:table-cell office:value-type="float" office:value="342.76495">
            <text:p>3.43E+002</text:p>
          </table:table-cell>
          <table:table-cell office:value-type="float" office:value="141.58309">
            <text:p>1.42E+002</text:p>
          </table:table-cell>
          <table:table-cell office:value-type="float" office:value="400.04361">
            <text:p>4.00E+002</text:p>
          </table:table-cell>
          <table:table-cell table:number-columns-repeated="21"/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458.2152">
            <text:p>4.58E+002</text:p>
          </table:table-cell>
          <table:table-cell office:value-type="float" office:value="1841.3593">
            <text:p>1.84E+003</text:p>
          </table:table-cell>
          <table:table-cell office:value-type="float" office:value="343.45375">
            <text:p>3.43E+002</text:p>
          </table:table-cell>
          <table:table-cell office:value-type="float" office:value="138.66312">
            <text:p>1.39E+002</text:p>
          </table:table-cell>
          <table:table-cell office:value-type="float" office:value="395.54236">
            <text:p>3.96E+002</text:p>
          </table:table-cell>
          <table:table-cell table:number-columns-repeated="21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460.84499">
            <text:p>4.61E+002</text:p>
          </table:table-cell>
          <table:table-cell office:value-type="float" office:value="1841.8029">
            <text:p>1.84E+003</text:p>
          </table:table-cell>
          <table:table-cell office:value-type="float" office:value="344.13879">
            <text:p>3.44E+002</text:p>
          </table:table-cell>
          <table:table-cell office:value-type="float" office:value="135.78567">
            <text:p>1.36E+002</text:p>
          </table:table-cell>
          <table:table-cell office:value-type="float" office:value="391.0689">
            <text:p>3.91E+002</text:p>
          </table:table-cell>
          <table:table-cell table:number-columns-repeated="21"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463.47549">
            <text:p>4.63E+002</text:p>
          </table:table-cell>
          <table:table-cell office:value-type="float" office:value="1842.1277">
            <text:p>1.84E+003</text:p>
          </table:table-cell>
          <table:table-cell office:value-type="float" office:value="344.82011">
            <text:p>3.45E+002</text:p>
          </table:table-cell>
          <table:table-cell office:value-type="float" office:value="132.9504">
            <text:p>1.33E+002</text:p>
          </table:table-cell>
          <table:table-cell office:value-type="float" office:value="386.6238">
            <text:p>3.87E+002</text:p>
          </table:table-cell>
          <table:table-cell table:number-columns-repeated="21"/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466.09336">
            <text:p>4.66E+002</text:p>
          </table:table-cell>
          <table:table-cell office:value-type="float" office:value="1842.2412">
            <text:p>1.84E+003</text:p>
          </table:table-cell>
          <table:table-cell office:value-type="float" office:value="345.49546">
            <text:p>3.45E+002</text:p>
          </table:table-cell>
          <table:table-cell office:value-type="float" office:value="130.15695">
            <text:p>1.30E+002</text:p>
          </table:table-cell>
          <table:table-cell office:value-type="float" office:value="382.20745">
            <text:p>3.82E+002</text:p>
          </table:table-cell>
          <table:table-cell table:number-columns-repeated="21"/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468.67807">
            <text:p>4.69E+002</text:p>
          </table:table-cell>
          <table:table-cell office:value-type="float" office:value="1841.988">
            <text:p>1.84E+003</text:p>
          </table:table-cell>
          <table:table-cell office:value-type="float" office:value="346.16264">
            <text:p>3.46E+002</text:p>
          </table:table-cell>
          <table:table-cell office:value-type="float" office:value="127.39976">
            <text:p>1.27E+002</text:p>
          </table:table-cell>
          <table:table-cell office:value-type="float" office:value="377.81321">
            <text:p>3.78E+002</text:p>
          </table:table-cell>
          <table:table-cell table:number-columns-repeated="21"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471.23389">
            <text:p>4.71E+002</text:p>
          </table:table-cell>
          <table:table-cell office:value-type="float" office:value="1841.3496">
            <text:p>1.84E+003</text:p>
          </table:table-cell>
          <table:table-cell office:value-type="float" office:value="346.82167">
            <text:p>3.47E+002</text:p>
          </table:table-cell>
          <table:table-cell office:value-type="float" office:value="124.67563">
            <text:p>1.25E+002</text:p>
          </table:table-cell>
          <table:table-cell office:value-type="float" office:value="373.43733">
            <text:p>3.73E+002</text:p>
          </table:table-cell>
          <table:table-cell table:number-columns-repeated="21"/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473.78031">
            <text:p>4.74E+002</text:p>
          </table:table-cell>
          <table:table-cell office:value-type="float" office:value="1840.4075">
            <text:p>1.84E+003</text:p>
          </table:table-cell>
          <table:table-cell office:value-type="float" office:value="347.47259">
            <text:p>3.47E+002</text:p>
          </table:table-cell>
          <table:table-cell office:value-type="float" office:value="121.98868">
            <text:p>1.22E+002</text:p>
          </table:table-cell>
          <table:table-cell office:value-type="float" office:value="369.08573">
            <text:p>3.69E+002</text:p>
          </table:table-cell>
          <table:table-cell table:number-columns-repeated="21"/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476.32819">
            <text:p>4.76E+002</text:p>
          </table:table-cell>
          <table:table-cell office:value-type="float" office:value="1839.2273">
            <text:p>1.84E+003</text:p>
          </table:table-cell>
          <table:table-cell office:value-type="float" office:value="348.11545">
            <text:p>3.48E+002</text:p>
          </table:table-cell>
          <table:table-cell office:value-type="float" office:value="119.34202">
            <text:p>1.19E+002</text:p>
          </table:table-cell>
          <table:table-cell office:value-type="float" office:value="364.76317">
            <text:p>3.65E+002</text:p>
          </table:table-cell>
          <table:table-cell table:number-columns-repeated="21"/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478.88085">
            <text:p>4.79E+002</text:p>
          </table:table-cell>
          <table:table-cell office:value-type="float" office:value="1837.8661">
            <text:p>1.84E+003</text:p>
          </table:table-cell>
          <table:table-cell office:value-type="float" office:value="348.7503">
            <text:p>3.49E+002</text:p>
          </table:table-cell>
          <table:table-cell office:value-type="float" office:value="116.73823">
            <text:p>1.17E+002</text:p>
          </table:table-cell>
          <table:table-cell office:value-type="float" office:value="360.4738">
            <text:p>3.60E+002</text:p>
          </table:table-cell>
          <table:table-cell table:number-columns-repeated="21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81.43826">
            <text:p>4.81E+002</text:p>
          </table:table-cell>
          <table:table-cell office:value-type="float" office:value="1836.3831">
            <text:p>1.84E+003</text:p>
          </table:table-cell>
          <table:table-cell office:value-type="float" office:value="349.37722">
            <text:p>3.49E+002</text:p>
          </table:table-cell>
          <table:table-cell office:value-type="float" office:value="114.18008">
            <text:p>1.14E+002</text:p>
          </table:table-cell>
          <table:table-cell office:value-type="float" office:value="356.22224">
            <text:p>3.56E+002</text:p>
          </table:table-cell>
          <table:table-cell table:number-columns-repeated="21"/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483.99308">
            <text:p>4.84E+002</text:p>
          </table:table-cell>
          <table:table-cell office:value-type="float" office:value="1834.7965">
            <text:p>1.83E+003</text:p>
          </table:table-cell>
          <table:table-cell office:value-type="float" office:value="349.99627">
            <text:p>3.50E+002</text:p>
          </table:table-cell>
          <table:table-cell office:value-type="float" office:value="111.66775">
            <text:p>1.12E+002</text:p>
          </table:table-cell>
          <table:table-cell office:value-type="float" office:value="352.00952">
            <text:p>3.52E+002</text:p>
          </table:table-cell>
          <table:table-cell table:number-columns-repeated="21"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486.53532">
            <text:p>4.87E+002</text:p>
          </table:table-cell>
          <table:table-cell office:value-type="float" office:value="1833.0944">
            <text:p>1.83E+003</text:p>
          </table:table-cell>
          <table:table-cell office:value-type="float" office:value="350.60754">
            <text:p>3.51E+002</text:p>
          </table:table-cell>
          <table:table-cell office:value-type="float" office:value="109.19949">
            <text:p>1.09E+002</text:p>
          </table:table-cell>
          <table:table-cell office:value-type="float" office:value="347.83397">
            <text:p>3.48E+002</text:p>
          </table:table-cell>
          <table:table-cell table:number-columns-repeated="21"/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489.06035">
            <text:p>4.89E+002</text:p>
          </table:table-cell>
          <table:table-cell office:value-type="float" office:value="1831.2756">
            <text:p>1.83E+003</text:p>
          </table:table-cell>
          <table:table-cell office:value-type="float" office:value="351.21109">
            <text:p>3.51E+002</text:p>
          </table:table-cell>
          <table:table-cell office:value-type="float" office:value="106.77424">
            <text:p>1.07E+002</text:p>
          </table:table-cell>
          <table:table-cell office:value-type="float" office:value="343.69479">
            <text:p>3.44E+002</text:p>
          </table:table-cell>
          <table:table-cell table:number-columns-repeated="21"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491.53558">
            <text:p>4.92E+002</text:p>
          </table:table-cell>
          <table:table-cell office:value-type="float" office:value="1829.2097">
            <text:p>1.83E+003</text:p>
          </table:table-cell>
          <table:table-cell office:value-type="float" office:value="351.80717">
            <text:p>3.52E+002</text:p>
          </table:table-cell>
          <table:table-cell office:value-type="float" office:value="104.39165">
            <text:p>1.04E+002</text:p>
          </table:table-cell>
          <table:table-cell office:value-type="float" office:value="339.59216">
            <text:p>3.40E+002</text:p>
          </table:table-cell>
          <table:table-cell table:number-columns-repeated="21"/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493.93186">
            <text:p>4.94E+002</text:p>
          </table:table-cell>
          <table:table-cell office:value-type="float" office:value="1826.7763">
            <text:p>1.83E+003</text:p>
          </table:table-cell>
          <table:table-cell office:value-type="float" office:value="352.39606">
            <text:p>3.52E+002</text:p>
          </table:table-cell>
          <table:table-cell office:value-type="float" office:value="102.05135">
            <text:p>1.02E+002</text:p>
          </table:table-cell>
          <table:table-cell office:value-type="float" office:value="335.52612">
            <text:p>3.36E+002</text:p>
          </table:table-cell>
          <table:table-cell table:number-columns-repeated="21"/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496.24365">
            <text:p>4.96E+002</text:p>
          </table:table-cell>
          <table:table-cell office:value-type="float" office:value="1823.9312">
            <text:p>1.82E+003</text:p>
          </table:table-cell>
          <table:table-cell office:value-type="float" office:value="352.97782">
            <text:p>3.53E+002</text:p>
          </table:table-cell>
          <table:table-cell office:value-type="float" office:value="99.748615">
            <text:p>9.97E+001</text:p>
          </table:table-cell>
          <table:table-cell office:value-type="float" office:value="331.49025">
            <text:p>3.31E+002</text:p>
          </table:table-cell>
          <table:table-cell table:number-columns-repeated="21"/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498.47436">
            <text:p>4.98E+002</text:p>
          </table:table-cell>
          <table:table-cell office:value-type="float" office:value="1820.661">
            <text:p>1.82E+003</text:p>
          </table:table-cell>
          <table:table-cell office:value-type="float" office:value="353.55252">
            <text:p>3.54E+002</text:p>
          </table:table-cell>
          <table:table-cell office:value-type="float" office:value="97.480572">
            <text:p>9.75E+001</text:p>
          </table:table-cell>
          <table:table-cell office:value-type="float" office:value="327.48066">
            <text:p>3.27E+002</text:p>
          </table:table-cell>
          <table:table-cell table:number-columns-repeated="21"/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500.64502">
            <text:p>5.01E+002</text:p>
          </table:table-cell>
          <table:table-cell office:value-type="float" office:value="1817.0522">
            <text:p>1.82E+003</text:p>
          </table:table-cell>
          <table:table-cell office:value-type="float" office:value="354.12023">
            <text:p>3.54E+002</text:p>
          </table:table-cell>
          <table:table-cell office:value-type="float" office:value="95.25017">
            <text:p>9.53E+001</text:p>
          </table:table-cell>
          <table:table-cell office:value-type="float" office:value="323.50214">
            <text:p>3.24E+002</text:p>
          </table:table-cell>
          <table:table-cell table:number-columns-repeated="21"/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502.76788">
            <text:p>5.03E+002</text:p>
          </table:table-cell>
          <table:table-cell office:value-type="float" office:value="1813.1751">
            <text:p>1.81E+003</text:p>
          </table:table-cell>
          <table:table-cell office:value-type="float" office:value="354.681">
            <text:p>3.55E+002</text:p>
          </table:table-cell>
          <table:table-cell office:value-type="float" office:value="93.05959">
            <text:p>9.31E+001</text:p>
          </table:table-cell>
          <table:table-cell office:value-type="float" office:value="319.55843">
            <text:p>3.20E+002</text:p>
          </table:table-cell>
          <table:table-cell table:number-columns-repeated="21"/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504.84729">
            <text:p>5.05E+002</text:p>
          </table:table-cell>
          <table:table-cell office:value-type="float" office:value="1809.0911">
            <text:p>1.81E+003</text:p>
          </table:table-cell>
          <table:table-cell office:value-type="float" office:value="355.23491">
            <text:p>3.55E+002</text:p>
          </table:table-cell>
          <table:table-cell office:value-type="float" office:value="90.910576">
            <text:p>9.09E+001</text:p>
          </table:table-cell>
          <table:table-cell office:value-type="float" office:value="315.65285">
            <text:p>3.16E+002</text:p>
          </table:table-cell>
          <table:table-cell table:number-columns-repeated="21"/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506.88408">
            <text:p>5.07E+002</text:p>
          </table:table-cell>
          <table:table-cell office:value-type="float" office:value="1804.8626">
            <text:p>1.80E+003</text:p>
          </table:table-cell>
          <table:table-cell office:value-type="float" office:value="355.78201">
            <text:p>3.56E+002</text:p>
          </table:table-cell>
          <table:table-cell office:value-type="float" office:value="88.805008">
            <text:p>8.88E+001</text:p>
          </table:table-cell>
          <table:table-cell office:value-type="float" office:value="311.78909">
            <text:p>3.12E+002</text:p>
          </table:table-cell>
          <table:table-cell table:number-columns-repeated="21"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508.87135">
            <text:p>5.09E+002</text:p>
          </table:table-cell>
          <table:table-cell office:value-type="float" office:value="1800.5112">
            <text:p>1.80E+003</text:p>
          </table:table-cell>
          <table:table-cell office:value-type="float" office:value="356.32237">
            <text:p>3.56E+002</text:p>
          </table:table-cell>
          <table:table-cell office:value-type="float" office:value="86.742729">
            <text:p>8.67E+001</text:p>
          </table:table-cell>
          <table:table-cell office:value-type="float" office:value="307.9677">
            <text:p>3.08E+002</text:p>
          </table:table-cell>
          <table:table-cell table:number-columns-repeated="21"/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510.79905">
            <text:p>5.11E+002</text:p>
          </table:table-cell>
          <table:table-cell office:value-type="float" office:value="1796.029">
            <text:p>1.80E+003</text:p>
          </table:table-cell>
          <table:table-cell office:value-type="float" office:value="356.85605">
            <text:p>3.57E+002</text:p>
          </table:table-cell>
          <table:table-cell office:value-type="float" office:value="84.722106">
            <text:p>8.47E+001</text:p>
          </table:table-cell>
          <table:table-cell office:value-type="float" office:value="304.18693">
            <text:p>3.04E+002</text:p>
          </table:table-cell>
          <table:table-cell table:number-columns-repeated="21"/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512.64717">
            <text:p>5.13E+002</text:p>
          </table:table-cell>
          <table:table-cell office:value-type="float" office:value="1791.3398">
            <text:p>1.79E+003</text:p>
          </table:table-cell>
          <table:table-cell office:value-type="float" office:value="357.38243">
            <text:p>3.57E+002</text:p>
          </table:table-cell>
          <table:table-cell office:value-type="float" office:value="82.741973">
            <text:p>8.27E+001</text:p>
          </table:table-cell>
          <table:table-cell office:value-type="float" office:value="300.44565">
            <text:p>3.00E+002</text:p>
          </table:table-cell>
          <table:table-cell table:number-columns-repeated="21"/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514.40151">
            <text:p>5.14E+002</text:p>
          </table:table-cell>
          <table:table-cell office:value-type="float" office:value="1786.3824">
            <text:p>1.79E+003</text:p>
          </table:table-cell>
          <table:table-cell office:value-type="float" office:value="357.90088">
            <text:p>3.58E+002</text:p>
          </table:table-cell>
          <table:table-cell office:value-type="float" office:value="80.801628">
            <text:p>8.08E+001</text:p>
          </table:table-cell>
          <table:table-cell office:value-type="float" office:value="296.74345">
            <text:p>2.97E+002</text:p>
          </table:table-cell>
          <table:table-cell table:number-columns-repeated="21"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516.06461">
            <text:p>5.16E+002</text:p>
          </table:table-cell>
          <table:table-cell office:value-type="float" office:value="1781.1776">
            <text:p>1.78E+003</text:p>
          </table:table-cell>
          <table:table-cell office:value-type="float" office:value="358.41148">
            <text:p>3.58E+002</text:p>
          </table:table-cell>
          <table:table-cell office:value-type="float" office:value="78.900382">
            <text:p>7.89E+001</text:p>
          </table:table-cell>
          <table:table-cell office:value-type="float" office:value="293.07992">
            <text:p>2.93E+002</text:p>
          </table:table-cell>
          <table:table-cell table:number-columns-repeated="21"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517.62854">
            <text:p>5.18E+002</text:p>
          </table:table-cell>
          <table:table-cell office:value-type="float" office:value="1775.6742">
            <text:p>1.78E+003</text:p>
          </table:table-cell>
          <table:table-cell office:value-type="float" office:value="358.91428">
            <text:p>3.59E+002</text:p>
          </table:table-cell>
          <table:table-cell office:value-type="float" office:value="77.034335">
            <text:p>7.70E+001</text:p>
          </table:table-cell>
          <table:table-cell office:value-type="float" office:value="289.44919">
            <text:p>2.89E+002</text:p>
          </table:table-cell>
          <table:table-cell table:number-columns-repeated="21"/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519.09606">
            <text:p>5.19E+002</text:p>
          </table:table-cell>
          <table:table-cell office:value-type="float" office:value="1769.8516">
            <text:p>1.77E+003</text:p>
          </table:table-cell>
          <table:table-cell office:value-type="float" office:value="359.40934">
            <text:p>3.59E+002</text:p>
          </table:table-cell>
          <table:table-cell office:value-type="float" office:value="75.20099">
            <text:p>7.52E+001</text:p>
          </table:table-cell>
          <table:table-cell office:value-type="float" office:value="285.84752">
            <text:p>2.86E+002</text:p>
          </table:table-cell>
          <table:table-cell table:number-columns-repeated="21"/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520.48828">
            <text:p>5.20E+002</text:p>
          </table:table-cell>
          <table:table-cell office:value-type="float" office:value="1763.7874">
            <text:p>1.76E+003</text:p>
          </table:table-cell>
          <table:table-cell office:value-type="float" office:value="359.89673">
            <text:p>3.60E+002</text:p>
          </table:table-cell>
          <table:table-cell office:value-type="float" office:value="73.402363">
            <text:p>7.34E+001</text:p>
          </table:table-cell>
          <table:table-cell office:value-type="float" office:value="282.27883">
            <text:p>2.82E+002</text:p>
          </table:table-cell>
          <table:table-cell table:number-columns-repeated="21"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521.81772">
            <text:p>5.22E+002</text:p>
          </table:table-cell>
          <table:table-cell office:value-type="float" office:value="1757.5445">
            <text:p>1.76E+003</text:p>
          </table:table-cell>
          <table:table-cell office:value-type="float" office:value="360.37652">
            <text:p>3.60E+002</text:p>
          </table:table-cell>
          <table:table-cell office:value-type="float" office:value="71.639898">
            <text:p>7.16E+001</text:p>
          </table:table-cell>
          <table:table-cell office:value-type="float" office:value="278.7462">
            <text:p>2.79E+002</text:p>
          </table:table-cell>
          <table:table-cell table:number-columns-repeated="21"/>
        </table:table-row>
        <table:table-row table:style-name="ro1">
          <table:table-cell office:value-type="float" office:value="2069">
            <text:p>2069</text:p>
          </table:table-cell>
          <table:table-cell office:value-type="float" office:value="523.08871">
            <text:p>5.23E+002</text:p>
          </table:table-cell>
          <table:table-cell office:value-type="float" office:value="1751.1765">
            <text:p>1.75E+003</text:p>
          </table:table-cell>
          <table:table-cell office:value-type="float" office:value="360.84878">
            <text:p>3.61E+002</text:p>
          </table:table-cell>
          <table:table-cell office:value-type="float" office:value="69.914715">
            <text:p>6.99E+001</text:p>
          </table:table-cell>
          <table:table-cell office:value-type="float" office:value="275.25232">
            <text:p>2.75E+002</text:p>
          </table:table-cell>
          <table:table-cell table:number-columns-repeated="21"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524.30217">
            <text:p>5.24E+002</text:p>
          </table:table-cell>
          <table:table-cell office:value-type="float" office:value="1744.7388">
            <text:p>1.74E+003</text:p>
          </table:table-cell>
          <table:table-cell office:value-type="float" office:value="361.31358">
            <text:p>3.61E+002</text:p>
          </table:table-cell>
          <table:table-cell office:value-type="float" office:value="68.228051">
            <text:p>6.82E+001</text:p>
          </table:table-cell>
          <table:table-cell office:value-type="float" office:value="271.80018">
            <text:p>2.72E+002</text:p>
          </table:table-cell>
          <table:table-cell table:number-columns-repeated="21"/>
        </table:table-row>
        <table:table-row table:style-name="ro1">
          <table:table-cell office:value-type="float" office:value="2071">
            <text:p>2071</text:p>
          </table:table-cell>
          <table:table-cell office:value-type="float" office:value="525.45089">
            <text:p>5.25E+002</text:p>
          </table:table-cell>
          <table:table-cell office:value-type="float" office:value="1738.2476">
            <text:p>1.74E+003</text:p>
          </table:table-cell>
          <table:table-cell office:value-type="float" office:value="361.77097">
            <text:p>3.62E+002</text:p>
          </table:table-cell>
          <table:table-cell office:value-type="float" office:value="66.579554">
            <text:p>6.66E+001</text:p>
          </table:table-cell>
          <table:table-cell office:value-type="float" office:value="268.39009">
            <text:p>2.68E+002</text:p>
          </table:table-cell>
          <table:table-cell table:number-columns-repeated="21"/>
        </table:table-row>
        <table:table-row table:style-name="ro1">
          <table:table-cell office:value-type="float" office:value="2072">
            <text:p>2072</text:p>
          </table:table-cell>
          <table:table-cell office:value-type="float" office:value="526.50901">
            <text:p>5.27E+002</text:p>
          </table:table-cell>
          <table:table-cell office:value-type="float" office:value="1731.6149">
            <text:p>1.73E+003</text:p>
          </table:table-cell>
          <table:table-cell office:value-type="float" office:value="362.22036">
            <text:p>3.62E+002</text:p>
          </table:table-cell>
          <table:table-cell office:value-type="float" office:value="64.967734">
            <text:p>6.50E+001</text:p>
          </table:table-cell>
          <table:table-cell office:value-type="float" office:value="265.02036">
            <text:p>2.65E+002</text:p>
          </table:table-cell>
          <table:table-cell table:number-columns-repeated="21"/>
        </table:table-row>
        <table:table-row table:style-name="ro1">
          <table:table-cell office:value-type="float" office:value="2073">
            <text:p>2073</text:p>
          </table:table-cell>
          <table:table-cell office:value-type="float" office:value="527.45707">
            <text:p>5.27E+002</text:p>
          </table:table-cell>
          <table:table-cell office:value-type="float" office:value="1724.7672">
            <text:p>1.72E+003</text:p>
          </table:table-cell>
          <table:table-cell office:value-type="float" office:value="362.66114">
            <text:p>3.63E+002</text:p>
          </table:table-cell>
          <table:table-cell office:value-type="float" office:value="63.391478">
            <text:p>6.34E+001</text:p>
          </table:table-cell>
          <table:table-cell office:value-type="float" office:value="261.68978">
            <text:p>2.62E+002</text:p>
          </table:table-cell>
          <table:table-cell table:number-columns-repeated="21"/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528.29593">
            <text:p>5.28E+002</text:p>
          </table:table-cell>
          <table:table-cell office:value-type="float" office:value="1717.7215">
            <text:p>1.72E+003</text:p>
          </table:table-cell>
          <table:table-cell office:value-type="float" office:value="363.09336">
            <text:p>3.63E+002</text:p>
          </table:table-cell>
          <table:table-cell office:value-type="float" office:value="61.85004">
            <text:p>6.19E+001</text:p>
          </table:table-cell>
          <table:table-cell office:value-type="float" office:value="258.39781">
            <text:p>2.58E+002</text:p>
          </table:table-cell>
          <table:table-cell table:number-columns-repeated="21"/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529.02718">
            <text:p>5.29E+002</text:p>
          </table:table-cell>
          <table:table-cell office:value-type="float" office:value="1710.4939">
            <text:p>1.71E+003</text:p>
          </table:table-cell>
          <table:table-cell office:value-type="float" office:value="363.5171">
            <text:p>3.64E+002</text:p>
          </table:table-cell>
          <table:table-cell office:value-type="float" office:value="60.3427">
            <text:p>6.03E+001</text:p>
          </table:table-cell>
          <table:table-cell office:value-type="float" office:value="255.14393">
            <text:p>2.55E+002</text:p>
          </table:table-cell>
          <table:table-cell table:number-columns-repeated="21"/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529.64253">
            <text:p>5.30E+002</text:p>
          </table:table-cell>
          <table:table-cell office:value-type="float" office:value="1703.0317">
            <text:p>1.70E+003</text:p>
          </table:table-cell>
          <table:table-cell office:value-type="float" office:value="363.93242">
            <text:p>3.64E+002</text:p>
          </table:table-cell>
          <table:table-cell office:value-type="float" office:value="58.866265">
            <text:p>5.89E+001</text:p>
          </table:table-cell>
          <table:table-cell office:value-type="float" office:value="251.92287">
            <text:p>2.52E+002</text:p>
          </table:table-cell>
          <table:table-cell table:number-columns-repeated="21"/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530.14419">
            <text:p>5.30E+002</text:p>
          </table:table-cell>
          <table:table-cell office:value-type="float" office:value="1695.3121">
            <text:p>1.70E+003</text:p>
          </table:table-cell>
          <table:table-cell office:value-type="float" office:value="364.3394">
            <text:p>3.64E+002</text:p>
          </table:table-cell>
          <table:table-cell office:value-type="float" office:value="57.418637">
            <text:p>5.74E+001</text:p>
          </table:table-cell>
          <table:table-cell office:value-type="float" office:value="248.73123">
            <text:p>2.49E+002</text:p>
          </table:table-cell>
          <table:table-cell table:number-columns-repeated="21"/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530.55341">
            <text:p>5.31E+002</text:p>
          </table:table-cell>
          <table:table-cell office:value-type="float" office:value="1687.4256">
            <text:p>1.69E+003</text:p>
          </table:table-cell>
          <table:table-cell office:value-type="float" office:value="364.73811">
            <text:p>3.65E+002</text:p>
          </table:table-cell>
          <table:table-cell office:value-type="float" office:value="56.001206">
            <text:p>5.60E+001</text:p>
          </table:table-cell>
          <table:table-cell office:value-type="float" office:value="245.57229">
            <text:p>2.46E+002</text:p>
          </table:table-cell>
          <table:table-cell table:number-columns-repeated="21"/>
        </table:table-row>
        <table:table-row table:style-name="ro1">
          <table:table-cell office:value-type="float" office:value="2079">
            <text:p>2079</text:p>
          </table:table-cell>
          <table:table-cell office:value-type="float" office:value="530.88313">
            <text:p>5.31E+002</text:p>
          </table:table-cell>
          <table:table-cell office:value-type="float" office:value="1679.5515">
            <text:p>1.68E+003</text:p>
          </table:table-cell>
          <table:table-cell office:value-type="float" office:value="365.12863">
            <text:p>3.65E+002</text:p>
          </table:table-cell>
          <table:table-cell office:value-type="float" office:value="54.614926">
            <text:p>5.46E+001</text:p>
          </table:table-cell>
          <table:table-cell office:value-type="float" office:value="242.44864">
            <text:p>2.42E+002</text:p>
          </table:table-cell>
          <table:table-cell table:number-columns-repeated="21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531.13797">
            <text:p>5.31E+002</text:p>
          </table:table-cell>
          <table:table-cell office:value-type="float" office:value="1671.8286">
            <text:p>1.67E+003</text:p>
          </table:table-cell>
          <table:table-cell office:value-type="float" office:value="365.51103">
            <text:p>3.66E+002</text:p>
          </table:table-cell>
          <table:table-cell office:value-type="float" office:value="53.260473">
            <text:p>5.33E+001</text:p>
          </table:table-cell>
          <table:table-cell office:value-type="float" office:value="239.36246">
            <text:p>2.39E+002</text:p>
          </table:table-cell>
          <table:table-cell table:number-columns-repeated="21"/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531.31935">
            <text:p>5.31E+002</text:p>
          </table:table-cell>
          <table:table-cell office:value-type="float" office:value="1664.2839">
            <text:p>1.66E+003</text:p>
          </table:table-cell>
          <table:table-cell office:value-type="float" office:value="365.88539">
            <text:p>3.66E+002</text:p>
          </table:table-cell>
          <table:table-cell office:value-type="float" office:value="51.938663">
            <text:p>5.19E+001</text:p>
          </table:table-cell>
          <table:table-cell office:value-type="float" office:value="236.31638">
            <text:p>2.36E+002</text:p>
          </table:table-cell>
          <table:table-cell table:number-columns-repeated="21"/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531.48991">
            <text:p>5.31E+002</text:p>
          </table:table-cell>
          <table:table-cell office:value-type="float" office:value="1657.1219">
            <text:p>1.66E+003</text:p>
          </table:table-cell>
          <table:table-cell office:value-type="float" office:value="366.2538">
            <text:p>3.66E+002</text:p>
          </table:table-cell>
          <table:table-cell office:value-type="float" office:value="50.649196">
            <text:p>5.06E+001</text:p>
          </table:table-cell>
          <table:table-cell office:value-type="float" office:value="233.31084">
            <text:p>2.33E+002</text:p>
          </table:table-cell>
          <table:table-cell table:number-columns-repeated="21"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531.70213">
            <text:p>5.32E+002</text:p>
          </table:table-cell>
          <table:table-cell office:value-type="float" office:value="1650.4938">
            <text:p>1.65E+003</text:p>
          </table:table-cell>
          <table:table-cell office:value-type="float" office:value="366.61836">
            <text:p>3.67E+002</text:p>
          </table:table-cell>
          <table:table-cell office:value-type="float" office:value="49.390764">
            <text:p>4.94E+001</text:p>
          </table:table-cell>
          <table:table-cell office:value-type="float" office:value="230.34414">
            <text:p>2.30E+002</text:p>
          </table:table-cell>
          <table:table-cell table:number-columns-repeated="21"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531.94208">
            <text:p>5.32E+002</text:p>
          </table:table-cell>
          <table:table-cell office:value-type="float" office:value="1644.3245">
            <text:p>1.64E+003</text:p>
          </table:table-cell>
          <table:table-cell office:value-type="float" office:value="366.97916">
            <text:p>3.67E+002</text:p>
          </table:table-cell>
          <table:table-cell office:value-type="float" office:value="48.162245">
            <text:p>4.82E+001</text:p>
          </table:table-cell>
          <table:table-cell office:value-type="float" office:value="227.41487">
            <text:p>2.27E+002</text:p>
          </table:table-cell>
          <table:table-cell table:number-columns-repeated="21"/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532.20472">
            <text:p>5.32E+002</text:p>
          </table:table-cell>
          <table:table-cell office:value-type="float" office:value="1638.5564">
            <text:p>1.64E+003</text:p>
          </table:table-cell>
          <table:table-cell office:value-type="float" office:value="367.33624">
            <text:p>3.67E+002</text:p>
          </table:table-cell>
          <table:table-cell office:value-type="float" office:value="46.962815">
            <text:p>4.70E+001</text:p>
          </table:table-cell>
          <table:table-cell office:value-type="float" office:value="224.52224">
            <text:p>2.25E+002</text:p>
          </table:table-cell>
          <table:table-cell table:number-columns-repeated="21"/>
        </table:table-row>
        <table:table-row table:style-name="ro1">
          <table:table-cell office:value-type="float" office:value="2086">
            <text:p>2086</text:p>
          </table:table-cell>
          <table:table-cell office:value-type="float" office:value="532.48672">
            <text:p>5.32E+002</text:p>
          </table:table-cell>
          <table:table-cell office:value-type="float" office:value="1633.1396">
            <text:p>1.63E+003</text:p>
          </table:table-cell>
          <table:table-cell office:value-type="float" office:value="367.68968">
            <text:p>3.68E+002</text:p>
          </table:table-cell>
          <table:table-cell office:value-type="float" office:value="45.791705">
            <text:p>4.58E+001</text:p>
          </table:table-cell>
          <table:table-cell office:value-type="float" office:value="221.66555">
            <text:p>2.22E+002</text:p>
          </table:table-cell>
          <table:table-cell table:number-columns-repeated="21"/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532.77553">
            <text:p>5.33E+002</text:p>
          </table:table-cell>
          <table:table-cell office:value-type="float" office:value="1627.9657">
            <text:p>1.63E+003</text:p>
          </table:table-cell>
          <table:table-cell office:value-type="float" office:value="368.03952">
            <text:p>3.68E+002</text:p>
          </table:table-cell>
          <table:table-cell office:value-type="float" office:value="44.646313">
            <text:p>4.46E+001</text:p>
          </table:table-cell>
          <table:table-cell office:value-type="float" office:value="218.83988">
            <text:p>2.19E+002</text:p>
          </table:table-cell>
          <table:table-cell table:number-columns-repeated="21"/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533.06978">
            <text:p>5.33E+002</text:p>
          </table:table-cell>
          <table:table-cell office:value-type="float" office:value="1622.9629">
            <text:p>1.62E+003</text:p>
          </table:table-cell>
          <table:table-cell office:value-type="float" office:value="368.38579">
            <text:p>3.68E+002</text:p>
          </table:table-cell>
          <table:table-cell office:value-type="float" office:value="43.524846">
            <text:p>4.35E+001</text:p>
          </table:table-cell>
          <table:table-cell office:value-type="float" office:value="216.04205">
            <text:p>2.16E+002</text:p>
          </table:table-cell>
          <table:table-cell table:number-columns-repeated="21"/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533.38792">
            <text:p>5.33E+002</text:p>
          </table:table-cell>
          <table:table-cell office:value-type="float" office:value="1618.1547">
            <text:p>1.62E+003</text:p>
          </table:table-cell>
          <table:table-cell office:value-type="float" office:value="368.72852">
            <text:p>3.69E+002</text:p>
          </table:table-cell>
          <table:table-cell office:value-type="float" office:value="42.428165">
            <text:p>4.24E+001</text:p>
          </table:table-cell>
          <table:table-cell office:value-type="float" office:value="213.27466">
            <text:p>2.13E+002</text:p>
          </table:table-cell>
          <table:table-cell table:number-columns-repeated="21"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533.74072">
            <text:p>5.34E+002</text:p>
          </table:table-cell>
          <table:table-cell office:value-type="float" office:value="1613.5543">
            <text:p>1.61E+003</text:p>
          </table:table-cell>
          <table:table-cell office:value-type="float" office:value="369.06775">
            <text:p>3.69E+002</text:p>
          </table:table-cell>
          <table:table-cell office:value-type="float" office:value="41.356811">
            <text:p>4.14E+001</text:p>
          </table:table-cell>
          <table:table-cell office:value-type="float" office:value="210.53972">
            <text:p>2.11E+002</text:p>
          </table:table-cell>
          <table:table-cell table:number-columns-repeated="21"/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534.13086">
            <text:p>5.34E+002</text:p>
          </table:table-cell>
          <table:table-cell office:value-type="float" office:value="1609.1698">
            <text:p>1.61E+003</text:p>
          </table:table-cell>
          <table:table-cell office:value-type="float" office:value="369.4035">
            <text:p>3.69E+002</text:p>
          </table:table-cell>
          <table:table-cell office:value-type="float" office:value="40.31114">
            <text:p>4.03E+001</text:p>
          </table:table-cell>
          <table:table-cell office:value-type="float" office:value="207.8389">
            <text:p>2.08E+002</text:p>
          </table:table-cell>
          <table:table-cell table:number-columns-repeated="21"/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534.55754">
            <text:p>5.35E+002</text:p>
          </table:table-cell>
          <table:table-cell office:value-type="float" office:value="1605.0136">
            <text:p>1.61E+003</text:p>
          </table:table-cell>
          <table:table-cell office:value-type="float" office:value="369.73581">
            <text:p>3.70E+002</text:p>
          </table:table-cell>
          <table:table-cell office:value-type="float" office:value="39.291581">
            <text:p>3.93E+001</text:p>
          </table:table-cell>
          <table:table-cell office:value-type="float" office:value="205.17414">
            <text:p>2.05E+002</text:p>
          </table:table-cell>
          <table:table-cell table:number-columns-repeated="21"/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535.01142">
            <text:p>5.35E+002</text:p>
          </table:table-cell>
          <table:table-cell office:value-type="float" office:value="1601.0651">
            <text:p>1.60E+003</text:p>
          </table:table-cell>
          <table:table-cell office:value-type="float" office:value="370.0647">
            <text:p>3.70E+002</text:p>
          </table:table-cell>
          <table:table-cell office:value-type="float" office:value="38.297672">
            <text:p>3.83E+001</text:p>
          </table:table-cell>
          <table:table-cell office:value-type="float" office:value="202.54531">
            <text:p>2.03E+002</text:p>
          </table:table-cell>
          <table:table-cell table:number-columns-repeated="21"/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535.47962">
            <text:p>5.35E+002</text:p>
          </table:table-cell>
          <table:table-cell office:value-type="float" office:value="1597.2813">
            <text:p>1.60E+003</text:p>
          </table:table-cell>
          <table:table-cell office:value-type="float" office:value="370.39021">
            <text:p>3.70E+002</text:p>
          </table:table-cell>
          <table:table-cell office:value-type="float" office:value="37.328288">
            <text:p>3.73E+001</text:p>
          </table:table-cell>
          <table:table-cell office:value-type="float" office:value="199.95072">
            <text:p>2.00E+002</text:p>
          </table:table-cell>
          <table:table-cell table:number-columns-repeated="21"/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535.95487">
            <text:p>5.36E+002</text:p>
          </table:table-cell>
          <table:table-cell office:value-type="float" office:value="1593.6308">
            <text:p>1.59E+003</text:p>
          </table:table-cell>
          <table:table-cell office:value-type="float" office:value="370.71236">
            <text:p>3.71E+002</text:p>
          </table:table-cell>
          <table:table-cell office:value-type="float" office:value="36.382531">
            <text:p>3.64E+001</text:p>
          </table:table-cell>
          <table:table-cell office:value-type="float" office:value="197.38919">
            <text:p>1.97E+002</text:p>
          </table:table-cell>
          <table:table-cell table:number-columns-repeated="21"/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536.4351">
            <text:p>5.36E+002</text:p>
          </table:table-cell>
          <table:table-cell office:value-type="float" office:value="1590.0932">
            <text:p>1.59E+003</text:p>
          </table:table-cell>
          <table:table-cell office:value-type="float" office:value="371.03119">
            <text:p>3.71E+002</text:p>
          </table:table-cell>
          <table:table-cell office:value-type="float" office:value="35.45974">
            <text:p>3.55E+001</text:p>
          </table:table-cell>
          <table:table-cell office:value-type="float" office:value="194.85998">
            <text:p>1.95E+002</text:p>
          </table:table-cell>
          <table:table-cell table:number-columns-repeated="21"/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536.91986">
            <text:p>5.37E+002</text:p>
          </table:table-cell>
          <table:table-cell office:value-type="float" office:value="1586.6513">
            <text:p>1.59E+003</text:p>
          </table:table-cell>
          <table:table-cell office:value-type="float" office:value="371.34672">
            <text:p>3.71E+002</text:p>
          </table:table-cell>
          <table:table-cell office:value-type="float" office:value="34.559271">
            <text:p>3.46E+001</text:p>
          </table:table-cell>
          <table:table-cell office:value-type="float" office:value="192.36246">
            <text:p>1.92E+002</text:p>
          </table:table-cell>
          <table:table-cell table:number-columns-repeated="21"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537.39855">
            <text:p>5.37E+002</text:p>
          </table:table-cell>
          <table:table-cell office:value-type="float" office:value="1583.2279">
            <text:p>1.58E+003</text:p>
          </table:table-cell>
          <table:table-cell office:value-type="float" office:value="371.65898">
            <text:p>3.72E+002</text:p>
          </table:table-cell>
          <table:table-cell office:value-type="float" office:value="33.679111">
            <text:p>3.37E+001</text:p>
          </table:table-cell>
          <table:table-cell office:value-type="float" office:value="189.89233">
            <text:p>1.90E+002</text:p>
          </table:table-cell>
          <table:table-cell table:number-columns-repeated="21"/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537.87136">
            <text:p>5.38E+002</text:p>
          </table:table-cell>
          <table:table-cell office:value-type="float" office:value="1579.7777">
            <text:p>1.58E+003</text:p>
          </table:table-cell>
          <table:table-cell office:value-type="float" office:value="371.96801">
            <text:p>3.72E+002</text:p>
          </table:table-cell>
          <table:table-cell office:value-type="float" office:value="32.817891">
            <text:p>3.28E+001</text:p>
          </table:table-cell>
          <table:table-cell office:value-type="float" office:value="187.4468">
            <text:p>1.87E+002</text:p>
          </table:table-cell>
          <table:table-cell table:number-columns-repeated="21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538.3583">
            <text:p>5.38E+002</text:p>
          </table:table-cell>
          <table:table-cell office:value-type="float" office:value="1576.3458">
            <text:p>1.58E+003</text:p>
          </table:table-cell>
          <table:table-cell office:value-type="float" office:value="372.27383">
            <text:p>3.72E+002</text:p>
          </table:table-cell>
          <table:table-cell office:value-type="float" office:value="31.976229">
            <text:p>3.20E+001</text:p>
          </table:table-cell>
          <table:table-cell office:value-type="float" office:value="185.02812">
            <text:p>1.85E+002</text:p>
          </table:table-cell>
          <table:table-cell table:number-columns-repeated="21"/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538.8715">
            <text:p>5.39E+002</text:p>
          </table:table-cell>
          <table:table-cell office:value-type="float" office:value="1572.9651">
            <text:p>1.57E+003</text:p>
          </table:table-cell>
          <table:table-cell office:value-type="float" office:value="372.57648">
            <text:p>3.73E+002</text:p>
          </table:table-cell>
          <table:table-cell office:value-type="float" office:value="31.154491">
            <text:p>3.12E+001</text:p>
          </table:table-cell>
          <table:table-cell office:value-type="float" office:value="182.63802">
            <text:p>1.83E+002</text:p>
          </table:table-cell>
          <table:table-cell table:number-columns-repeated="21"/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539.38819">
            <text:p>5.39E+002</text:p>
          </table:table-cell>
          <table:table-cell office:value-type="float" office:value="1569.8136">
            <text:p>1.57E+003</text:p>
          </table:table-cell>
          <table:table-cell office:value-type="float" office:value="372.87385">
            <text:p>3.73E+002</text:p>
          </table:table-cell>
          <table:table-cell office:value-type="float" office:value="30.352937">
            <text:p>3.04E+001</text:p>
          </table:table-cell>
          <table:table-cell office:value-type="float" office:value="180.278">
            <text:p>1.80E+002</text:p>
          </table:table-cell>
          <table:table-cell table:number-columns-repeated="21"/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539.88381">
            <text:p>5.40E+002</text:p>
          </table:table-cell>
          <table:table-cell office:value-type="float" office:value="1567.0533">
            <text:p>1.57E+003</text:p>
          </table:table-cell>
          <table:table-cell office:value-type="float" office:value="373.16386">
            <text:p>3.73E+002</text:p>
          </table:table-cell>
          <table:table-cell office:value-type="float" office:value="29.571872">
            <text:p>2.96E+001</text:p>
          </table:table-cell>
          <table:table-cell office:value-type="float" office:value="177.94977">
            <text:p>1.78E+002</text:p>
          </table:table-cell>
          <table:table-cell table:number-columns-repeated="21"/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540.35213">
            <text:p>5.40E+002</text:p>
          </table:table-cell>
          <table:table-cell office:value-type="float" office:value="1564.6447">
            <text:p>1.56E+003</text:p>
          </table:table-cell>
          <table:table-cell office:value-type="float" office:value="373.44653">
            <text:p>3.73E+002</text:p>
          </table:table-cell>
          <table:table-cell office:value-type="float" office:value="28.8109">
            <text:p>2.88E+001</text:p>
          </table:table-cell>
          <table:table-cell office:value-type="float" office:value="175.65325">
            <text:p>1.76E+002</text:p>
          </table:table-cell>
          <table:table-cell table:number-columns-repeated="21"/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540.78203">
            <text:p>5.41E+002</text:p>
          </table:table-cell>
          <table:table-cell office:value-type="float" office:value="1562.5289">
            <text:p>1.56E+003</text:p>
          </table:table-cell>
          <table:table-cell office:value-type="float" office:value="373.72189">
            <text:p>3.74E+002</text:p>
          </table:table-cell>
          <table:table-cell office:value-type="float" office:value="28.06917">
            <text:p>2.81E+001</text:p>
          </table:table-cell>
          <table:table-cell office:value-type="float" office:value="173.38702">
            <text:p>1.73E+002</text:p>
          </table:table-cell>
          <table:table-cell table:number-columns-repeated="21"/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541.16804">
            <text:p>5.41E+002</text:p>
          </table:table-cell>
          <table:table-cell office:value-type="float" office:value="1560.6601">
            <text:p>1.56E+003</text:p>
          </table:table-cell>
          <table:table-cell office:value-type="float" office:value="373.98999">
            <text:p>3.74E+002</text:p>
          </table:table-cell>
          <table:table-cell office:value-type="float" office:value="27.345984">
            <text:p>2.73E+001</text:p>
          </table:table-cell>
          <table:table-cell office:value-type="float" office:value="171.15002">
            <text:p>1.71E+002</text:p>
          </table:table-cell>
          <table:table-cell table:number-columns-repeated="21"/>
        </table:table-row>
        <table:table-row table:style-name="ro1">
          <table:table-cell office:value-type="float" office:value="2107">
            <text:p>2107</text:p>
          </table:table-cell>
          <table:table-cell office:value-type="float" office:value="541.50962">
            <text:p>5.42E+002</text:p>
          </table:table-cell>
          <table:table-cell office:value-type="float" office:value="1559.0055">
            <text:p>1.56E+003</text:p>
          </table:table-cell>
          <table:table-cell office:value-type="float" office:value="374.25087">
            <text:p>3.74E+002</text:p>
          </table:table-cell>
          <table:table-cell office:value-type="float" office:value="26.64082">
            <text:p>2.66E+001</text:p>
          </table:table-cell>
          <table:table-cell office:value-type="float" office:value="168.94165">
            <text:p>1.69E+002</text:p>
          </table:table-cell>
          <table:table-cell table:number-columns-repeated="21"/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541.80769">
            <text:p>5.42E+002</text:p>
          </table:table-cell>
          <table:table-cell office:value-type="float" office:value="1557.5365">
            <text:p>1.56E+003</text:p>
          </table:table-cell>
          <table:table-cell office:value-type="float" office:value="374.50461">
            <text:p>3.75E+002</text:p>
          </table:table-cell>
          <table:table-cell office:value-type="float" office:value="25.953188">
            <text:p>2.60E+001</text:p>
          </table:table-cell>
          <table:table-cell office:value-type="float" office:value="166.76139">
            <text:p>1.67E+002</text:p>
          </table:table-cell>
          <table:table-cell table:number-columns-repeated="21"/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542.05261">
            <text:p>5.42E+002</text:p>
          </table:table-cell>
          <table:table-cell office:value-type="float" office:value="1556.1674">
            <text:p>1.56E+003</text:p>
          </table:table-cell>
          <table:table-cell office:value-type="float" office:value="374.75127">
            <text:p>3.75E+002</text:p>
          </table:table-cell>
          <table:table-cell office:value-type="float" office:value="25.281532">
            <text:p>2.53E+001</text:p>
          </table:table-cell>
          <table:table-cell office:value-type="float" office:value="164.60555">
            <text:p>1.65E+002</text:p>
          </table:table-cell>
          <table:table-cell table:number-columns-repeated="21"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542.24555">
            <text:p>5.42E+002</text:p>
          </table:table-cell>
          <table:table-cell office:value-type="float" office:value="1554.8445">
            <text:p>1.55E+003</text:p>
          </table:table-cell>
          <table:table-cell office:value-type="float" office:value="374.9909">
            <text:p>3.75E+002</text:p>
          </table:table-cell>
          <table:table-cell office:value-type="float" office:value="24.624801">
            <text:p>2.46E+001</text:p>
          </table:table-cell>
          <table:table-cell office:value-type="float" office:value="162.47173">
            <text:p>1.62E+002</text:p>
          </table:table-cell>
          <table:table-cell table:number-columns-repeated="21"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542.40767">
            <text:p>5.42E+002</text:p>
          </table:table-cell>
          <table:table-cell office:value-type="float" office:value="1553.6041">
            <text:p>1.55E+003</text:p>
          </table:table-cell>
          <table:table-cell office:value-type="float" office:value="375.22359">
            <text:p>3.75E+002</text:p>
          </table:table-cell>
          <table:table-cell office:value-type="float" office:value="23.983454">
            <text:p>2.40E+001</text:p>
          </table:table-cell>
          <table:table-cell office:value-type="float" office:value="160.36191">
            <text:p>1.60E+002</text:p>
          </table:table-cell>
          <table:table-cell table:number-columns-repeated="21"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542.55941">
            <text:p>5.43E+002</text:p>
          </table:table-cell>
          <table:table-cell office:value-type="float" office:value="1552.4713">
            <text:p>1.55E+003</text:p>
          </table:table-cell>
          <table:table-cell office:value-type="float" office:value="375.44938">
            <text:p>3.75E+002</text:p>
          </table:table-cell>
          <table:table-cell office:value-type="float" office:value="23.357767">
            <text:p>2.34E+001</text:p>
          </table:table-cell>
          <table:table-cell office:value-type="float" office:value="158.27759">
            <text:p>1.58E+002</text:p>
          </table:table-cell>
          <table:table-cell table:number-columns-repeated="21"/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542.71221">
            <text:p>5.43E+002</text:p>
          </table:table-cell>
          <table:table-cell office:value-type="float" office:value="1551.4648">
            <text:p>1.55E+003</text:p>
          </table:table-cell>
          <table:table-cell office:value-type="float" office:value="375.66834">
            <text:p>3.76E+002</text:p>
          </table:table-cell>
          <table:table-cell office:value-type="float" office:value="22.747887">
            <text:p>2.27E+001</text:p>
          </table:table-cell>
          <table:table-cell office:value-type="float" office:value="156.22005">
            <text:p>1.56E+002</text:p>
          </table:table-cell>
          <table:table-cell table:number-columns-repeated="21"/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542.86612">
            <text:p>5.43E+002</text:p>
          </table:table-cell>
          <table:table-cell office:value-type="float" office:value="1550.6065">
            <text:p>1.55E+003</text:p>
          </table:table-cell>
          <table:table-cell office:value-type="float" office:value="375.88053">
            <text:p>3.76E+002</text:p>
          </table:table-cell>
          <table:table-cell office:value-type="float" office:value="22.153997">
            <text:p>2.22E+001</text:p>
          </table:table-cell>
          <table:table-cell office:value-type="float" office:value="154.19073">
            <text:p>1.54E+002</text:p>
          </table:table-cell>
          <table:table-cell table:number-columns-repeated="21"/>
        </table:table-row>
        <table:table-row table:style-name="ro1">
          <table:table-cell office:value-type="float" office:value="2115">
            <text:p>2115</text:p>
          </table:table-cell>
          <table:table-cell office:value-type="float" office:value="543.01262">
            <text:p>5.43E+002</text:p>
          </table:table-cell>
          <table:table-cell office:value-type="float" office:value="1549.8852">
            <text:p>1.55E+003</text:p>
          </table:table-cell>
          <table:table-cell office:value-type="float" office:value="376.08601">
            <text:p>3.76E+002</text:p>
          </table:table-cell>
          <table:table-cell office:value-type="float" office:value="21.57578">
            <text:p>2.16E+001</text:p>
          </table:table-cell>
          <table:table-cell office:value-type="float" office:value="152.18957">
            <text:p>1.52E+002</text:p>
          </table:table-cell>
          <table:table-cell table:number-columns-repeated="21"/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543.13926">
            <text:p>5.43E+002</text:p>
          </table:table-cell>
          <table:table-cell office:value-type="float" office:value="1549.2673">
            <text:p>1.55E+003</text:p>
          </table:table-cell>
          <table:table-cell office:value-type="float" office:value="376.28485">
            <text:p>3.76E+002</text:p>
          </table:table-cell>
          <table:table-cell office:value-type="float" office:value="21.012555">
            <text:p>2.10E+001</text:p>
          </table:table-cell>
          <table:table-cell office:value-type="float" office:value="150.21527">
            <text:p>1.50E+002</text:p>
          </table:table-cell>
          <table:table-cell table:number-columns-repeated="21"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543.23925">
            <text:p>5.43E+002</text:p>
          </table:table-cell>
          <table:table-cell office:value-type="float" office:value="1548.7291">
            <text:p>1.55E+003</text:p>
          </table:table-cell>
          <table:table-cell office:value-type="float" office:value="376.4771">
            <text:p>3.76E+002</text:p>
          </table:table-cell>
          <table:table-cell office:value-type="float" office:value="20.463773">
            <text:p>2.05E+001</text:p>
          </table:table-cell>
          <table:table-cell office:value-type="float" office:value="148.26692">
            <text:p>1.48E+002</text:p>
          </table:table-cell>
          <table:table-cell table:number-columns-repeated="21"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543.31105">
            <text:p>5.43E+002</text:p>
          </table:table-cell>
          <table:table-cell office:value-type="float" office:value="1548.2571">
            <text:p>1.55E+003</text:p>
          </table:table-cell>
          <table:table-cell office:value-type="float" office:value="376.66283">
            <text:p>3.77E+002</text:p>
          </table:table-cell>
          <table:table-cell office:value-type="float" office:value="19.928999">
            <text:p>1.99E+001</text:p>
          </table:table-cell>
          <table:table-cell office:value-type="float" office:value="146.34401">
            <text:p>1.46E+002</text:p>
          </table:table-cell>
          <table:table-cell table:number-columns-repeated="21"/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543.35475">
            <text:p>5.43E+002</text:p>
          </table:table-cell>
          <table:table-cell office:value-type="float" office:value="1547.84">
            <text:p>1.55E+003</text:p>
          </table:table-cell>
          <table:table-cell office:value-type="float" office:value="376.84209">
            <text:p>3.77E+002</text:p>
          </table:table-cell>
          <table:table-cell office:value-type="float" office:value="19.407842">
            <text:p>1.94E+001</text:p>
          </table:table-cell>
          <table:table-cell office:value-type="float" office:value="144.44602">
            <text:p>1.44E+002</text:p>
          </table:table-cell>
          <table:table-cell table:number-columns-repeated="21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543.35993">
            <text:p>5.43E+002</text:p>
          </table:table-cell>
          <table:table-cell office:value-type="float" office:value="1547.4073">
            <text:p>1.55E+003</text:p>
          </table:table-cell>
          <table:table-cell office:value-type="float" office:value="377.01495">
            <text:p>3.77E+002</text:p>
          </table:table-cell>
          <table:table-cell office:value-type="float" office:value="18.899133">
            <text:p>1.89E+001</text:p>
          </table:table-cell>
          <table:table-cell office:value-type="float" office:value="142.56974">
            <text:p>1.43E+002</text:p>
          </table:table-cell>
          <table:table-cell table:number-columns-repeated="21"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543.32712">
            <text:p>5.43E+002</text:p>
          </table:table-cell>
          <table:table-cell office:value-type="float" office:value="1546.9191">
            <text:p>1.55E+003</text:p>
          </table:table-cell>
          <table:table-cell office:value-type="float" office:value="377.18145">
            <text:p>3.77E+002</text:p>
          </table:table-cell>
          <table:table-cell office:value-type="float" office:value="18.402064">
            <text:p>1.84E+001</text:p>
          </table:table-cell>
          <table:table-cell office:value-type="float" office:value="140.71305">
            <text:p>1.41E+002</text:p>
          </table:table-cell>
          <table:table-cell table:number-columns-repeated="21"/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543.28815">
            <text:p>5.43E+002</text:p>
          </table:table-cell>
          <table:table-cell office:value-type="float" office:value="1546.423">
            <text:p>1.55E+003</text:p>
          </table:table-cell>
          <table:table-cell office:value-type="float" office:value="377.34167">
            <text:p>3.77E+002</text:p>
          </table:table-cell>
          <table:table-cell office:value-type="float" office:value="17.916938">
            <text:p>1.79E+001</text:p>
          </table:table-cell>
          <table:table-cell office:value-type="float" office:value="138.87767">
            <text:p>1.39E+002</text:p>
          </table:table-cell>
          <table:table-cell table:number-columns-repeated="21"/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543.26597">
            <text:p>5.43E+002</text:p>
          </table:table-cell>
          <table:table-cell office:value-type="float" office:value="1545.9542">
            <text:p>1.55E+003</text:p>
          </table:table-cell>
          <table:table-cell office:value-type="float" office:value="377.49566">
            <text:p>3.77E+002</text:p>
          </table:table-cell>
          <table:table-cell office:value-type="float" office:value="17.443918">
            <text:p>1.74E+001</text:p>
          </table:table-cell>
          <table:table-cell office:value-type="float" office:value="137.06489">
            <text:p>1.37E+002</text:p>
          </table:table-cell>
          <table:table-cell table:number-columns-repeated="21"/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543.26382">
            <text:p>5.43E+002</text:p>
          </table:table-cell>
          <table:table-cell office:value-type="float" office:value="1545.5401">
            <text:p>1.55E+003</text:p>
          </table:table-cell>
          <table:table-cell office:value-type="float" office:value="377.64347">
            <text:p>3.78E+002</text:p>
          </table:table-cell>
          <table:table-cell office:value-type="float" office:value="16.983109">
            <text:p>1.70E+001</text:p>
          </table:table-cell>
          <table:table-cell office:value-type="float" office:value="135.27577">
            <text:p>1.35E+002</text:p>
          </table:table-cell>
          <table:table-cell table:number-columns-repeated="21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543.28162">
            <text:p>5.43E+002</text:p>
          </table:table-cell>
          <table:table-cell office:value-type="float" office:value="1545.2106">
            <text:p>1.55E+003</text:p>
          </table:table-cell>
          <table:table-cell office:value-type="float" office:value="377.78516">
            <text:p>3.78E+002</text:p>
          </table:table-cell>
          <table:table-cell office:value-type="float" office:value="16.534622">
            <text:p>1.65E+001</text:p>
          </table:table-cell>
          <table:table-cell office:value-type="float" office:value="133.51152">
            <text:p>1.34E+002</text:p>
          </table:table-cell>
          <table:table-cell table:number-columns-repeated="21"/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543.31031">
            <text:p>5.43E+002</text:p>
          </table:table-cell>
          <table:table-cell office:value-type="float" office:value="1544.9617">
            <text:p>1.54E+003</text:p>
          </table:table-cell>
          <table:table-cell office:value-type="float" office:value="377.92079">
            <text:p>3.78E+002</text:p>
          </table:table-cell>
          <table:table-cell office:value-type="float" office:value="16.098193">
            <text:p>1.61E+001</text:p>
          </table:table-cell>
          <table:table-cell office:value-type="float" office:value="131.77201">
            <text:p>1.32E+002</text:p>
          </table:table-cell>
          <table:table-cell table:number-columns-repeated="21"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543.337">
            <text:p>5.43E+002</text:p>
          </table:table-cell>
          <table:table-cell office:value-type="float" office:value="1544.7657">
            <text:p>1.54E+003</text:p>
          </table:table-cell>
          <table:table-cell office:value-type="float" office:value="378.05041">
            <text:p>3.78E+002</text:p>
          </table:table-cell>
          <table:table-cell office:value-type="float" office:value="15.673292">
            <text:p>1.57E+001</text:p>
          </table:table-cell>
          <table:table-cell office:value-type="float" office:value="130.05617">
            <text:p>1.30E+002</text:p>
          </table:table-cell>
          <table:table-cell table:number-columns-repeated="21"/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543.35452">
            <text:p>5.43E+002</text:p>
          </table:table-cell>
          <table:table-cell office:value-type="float" office:value="1544.6047">
            <text:p>1.54E+003</text:p>
          </table:table-cell>
          <table:table-cell office:value-type="float" office:value="378.17408">
            <text:p>3.78E+002</text:p>
          </table:table-cell>
          <table:table-cell office:value-type="float" office:value="15.259487">
            <text:p>1.53E+001</text:p>
          </table:table-cell>
          <table:table-cell office:value-type="float" office:value="128.36316">
            <text:p>1.28E+002</text:p>
          </table:table-cell>
          <table:table-cell table:number-columns-repeated="21"/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543.36102">
            <text:p>5.43E+002</text:p>
          </table:table-cell>
          <table:table-cell office:value-type="float" office:value="1544.4702">
            <text:p>1.54E+003</text:p>
          </table:table-cell>
          <table:table-cell office:value-type="float" office:value="378.29185">
            <text:p>3.78E+002</text:p>
          </table:table-cell>
          <table:table-cell office:value-type="float" office:value="14.856446">
            <text:p>1.49E+001</text:p>
          </table:table-cell>
          <table:table-cell office:value-type="float" office:value="126.69249">
            <text:p>1.27E+002</text:p>
          </table:table-cell>
          <table:table-cell table:number-columns-repeated="21"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543.35628">
            <text:p>5.43E+002</text:p>
          </table:table-cell>
          <table:table-cell office:value-type="float" office:value="1544.3551">
            <text:p>1.54E+003</text:p>
          </table:table-cell>
          <table:table-cell office:value-type="float" office:value="378.40378">
            <text:p>3.78E+002</text:p>
          </table:table-cell>
          <table:table-cell office:value-type="float" office:value="14.463859">
            <text:p>1.45E+001</text:p>
          </table:table-cell>
          <table:table-cell office:value-type="float" office:value="125.04372">
            <text:p>1.25E+002</text:p>
          </table:table-cell>
          <table:table-cell table:number-columns-repeated="21"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543.32954">
            <text:p>5.43E+002</text:p>
          </table:table-cell>
          <table:table-cell office:value-type="float" office:value="1544.1928">
            <text:p>1.54E+003</text:p>
          </table:table-cell>
          <table:table-cell office:value-type="float" office:value="378.50991">
            <text:p>3.79E+002</text:p>
          </table:table-cell>
          <table:table-cell office:value-type="float" office:value="14.080832">
            <text:p>1.41E+001</text:p>
          </table:table-cell>
          <table:table-cell office:value-type="float" office:value="123.41404">
            <text:p>1.23E+002</text:p>
          </table:table-cell>
          <table:table-cell table:number-columns-repeated="21"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543.28277">
            <text:p>5.43E+002</text:p>
          </table:table-cell>
          <table:table-cell office:value-type="float" office:value="1543.947">
            <text:p>1.54E+003</text:p>
          </table:table-cell>
          <table:table-cell office:value-type="float" office:value="378.61031">
            <text:p>3.79E+002</text:p>
          </table:table-cell>
          <table:table-cell office:value-type="float" office:value="13.706748">
            <text:p>1.37E+001</text:p>
          </table:table-cell>
          <table:table-cell office:value-type="float" office:value="121.80161">
            <text:p>1.22E+002</text:p>
          </table:table-cell>
          <table:table-cell table:number-columns-repeated="21"/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543.23814">
            <text:p>5.43E+002</text:p>
          </table:table-cell>
          <table:table-cell office:value-type="float" office:value="1543.6681">
            <text:p>1.54E+003</text:p>
          </table:table-cell>
          <table:table-cell office:value-type="float" office:value="378.70503">
            <text:p>3.79E+002</text:p>
          </table:table-cell>
          <table:table-cell office:value-type="float" office:value="13.341828">
            <text:p>1.33E+001</text:p>
          </table:table-cell>
          <table:table-cell office:value-type="float" office:value="120.20788">
            <text:p>1.20E+002</text:p>
          </table:table-cell>
          <table:table-cell table:number-columns-repeated="21"/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543.20814">
            <text:p>5.43E+002</text:p>
          </table:table-cell>
          <table:table-cell office:value-type="float" office:value="1543.3938">
            <text:p>1.54E+003</text:p>
          </table:table-cell>
          <table:table-cell office:value-type="float" office:value="378.79411">
            <text:p>3.79E+002</text:p>
          </table:table-cell>
          <table:table-cell office:value-type="float" office:value="12.986173">
            <text:p>1.30E+001</text:p>
          </table:table-cell>
          <table:table-cell office:value-type="float" office:value="118.63394">
            <text:p>1.19E+002</text:p>
          </table:table-cell>
          <table:table-cell table:number-columns-repeated="21"/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543.19691">
            <text:p>5.43E+002</text:p>
          </table:table-cell>
          <table:table-cell office:value-type="float" office:value="1543.1543">
            <text:p>1.54E+003</text:p>
          </table:table-cell>
          <table:table-cell office:value-type="float" office:value="378.87762">
            <text:p>3.79E+002</text:p>
          </table:table-cell>
          <table:table-cell office:value-type="float" office:value="12.639824">
            <text:p>1.26E+001</text:p>
          </table:table-cell>
          <table:table-cell office:value-type="float" office:value="117.0807">
            <text:p>1.17E+002</text:p>
          </table:table-cell>
          <table:table-cell table:number-columns-repeated="21"/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543.20476">
            <text:p>5.43E+002</text:p>
          </table:table-cell>
          <table:table-cell office:value-type="float" office:value="1542.9814">
            <text:p>1.54E+003</text:p>
          </table:table-cell>
          <table:table-cell office:value-type="float" office:value="378.95559">
            <text:p>3.79E+002</text:p>
          </table:table-cell>
          <table:table-cell office:value-type="float" office:value="12.302865">
            <text:p>1.23E+001</text:p>
          </table:table-cell>
          <table:table-cell office:value-type="float" office:value="115.54922">
            <text:p>1.16E+002</text:p>
          </table:table-cell>
          <table:table-cell table:number-columns-repeated="21"/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543.22301">
            <text:p>5.43E+002</text:p>
          </table:table-cell>
          <table:table-cell office:value-type="float" office:value="1542.8731">
            <text:p>1.54E+003</text:p>
          </table:table-cell>
          <table:table-cell office:value-type="float" office:value="379.02809">
            <text:p>3.79E+002</text:p>
          </table:table-cell>
          <table:table-cell office:value-type="float" office:value="11.975102">
            <text:p>1.20E+001</text:p>
          </table:table-cell>
          <table:table-cell office:value-type="float" office:value="114.03939">
            <text:p>1.14E+002</text:p>
          </table:table-cell>
          <table:table-cell table:number-columns-repeated="21"/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543.23901">
            <text:p>5.43E+002</text:p>
          </table:table-cell>
          <table:table-cell office:value-type="float" office:value="1542.8037">
            <text:p>1.54E+003</text:p>
          </table:table-cell>
          <table:table-cell office:value-type="float" office:value="379.09516">
            <text:p>3.79E+002</text:p>
          </table:table-cell>
          <table:table-cell office:value-type="float" office:value="11.65612">
            <text:p>1.17E+001</text:p>
          </table:table-cell>
          <table:table-cell office:value-type="float" office:value="112.5502">
            <text:p>1.13E+002</text:p>
          </table:table-cell>
          <table:table-cell table:number-columns-repeated="21"/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543.2458">
            <text:p>5.43E+002</text:p>
          </table:table-cell>
          <table:table-cell office:value-type="float" office:value="1542.7566">
            <text:p>1.54E+003</text:p>
          </table:table-cell>
          <table:table-cell office:value-type="float" office:value="379.15685">
            <text:p>3.79E+002</text:p>
          </table:table-cell>
          <table:table-cell office:value-type="float" office:value="11.34558">
            <text:p>1.13E+001</text:p>
          </table:table-cell>
          <table:table-cell office:value-type="float" office:value="111.08095">
            <text:p>1.11E+002</text:p>
          </table:table-cell>
          <table:table-cell table:number-columns-repeated="21"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543.24169">
            <text:p>5.43E+002</text:p>
          </table:table-cell>
          <table:table-cell office:value-type="float" office:value="1542.7249">
            <text:p>1.54E+003</text:p>
          </table:table-cell>
          <table:table-cell office:value-type="float" office:value="379.21322">
            <text:p>3.79E+002</text:p>
          </table:table-cell>
          <table:table-cell office:value-type="float" office:value="11.043238">
            <text:p>1.10E+001</text:p>
          </table:table-cell>
          <table:table-cell office:value-type="float" office:value="109.63121">
            <text:p>1.10E+002</text:p>
          </table:table-cell>
          <table:table-cell table:number-columns-repeated="21"/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543.22663">
            <text:p>5.43E+002</text:p>
          </table:table-cell>
          <table:table-cell office:value-type="float" office:value="1542.7027">
            <text:p>1.54E+003</text:p>
          </table:table-cell>
          <table:table-cell office:value-type="float" office:value="379.2643">
            <text:p>3.79E+002</text:p>
          </table:table-cell>
          <table:table-cell office:value-type="float" office:value="10.748845">
            <text:p>1.07E+001</text:p>
          </table:table-cell>
          <table:table-cell office:value-type="float" office:value="108.2006">
            <text:p>1.08E+002</text:p>
          </table:table-cell>
          <table:table-cell table:number-columns-repeated="21"/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543.18977">
            <text:p>5.43E+002</text:p>
          </table:table-cell>
          <table:table-cell office:value-type="float" office:value="1542.6246">
            <text:p>1.54E+003</text:p>
          </table:table-cell>
          <table:table-cell office:value-type="float" office:value="379.31015">
            <text:p>3.79E+002</text:p>
          </table:table-cell>
          <table:table-cell office:value-type="float" office:value="10.461721">
            <text:p>1.05E+001</text:p>
          </table:table-cell>
          <table:table-cell office:value-type="float" office:value="106.78668">
            <text:p>1.07E+002</text:p>
          </table:table-cell>
          <table:table-cell table:number-columns-repeated="21"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543.13128">
            <text:p>5.43E+002</text:p>
          </table:table-cell>
          <table:table-cell office:value-type="float" office:value="1542.4553">
            <text:p>1.54E+003</text:p>
          </table:table-cell>
          <table:table-cell office:value-type="float" office:value="379.35082">
            <text:p>3.79E+002</text:p>
          </table:table-cell>
          <table:table-cell office:value-type="float" office:value="10.181389">
            <text:p>1.02E+001</text:p>
          </table:table-cell>
          <table:table-cell office:value-type="float" office:value="105.38785">
            <text:p>1.05E+002</text:p>
          </table:table-cell>
          <table:table-cell table:number-columns-repeated="21"/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543.07193">
            <text:p>5.43E+002</text:p>
          </table:table-cell>
          <table:table-cell office:value-type="float" office:value="1542.2462">
            <text:p>1.54E+003</text:p>
          </table:table-cell>
          <table:table-cell office:value-type="float" office:value="379.38635">
            <text:p>3.79E+002</text:p>
          </table:table-cell>
          <table:table-cell office:value-type="float" office:value="9.9080016">
            <text:p>9.91E+000</text:p>
          </table:table-cell>
          <table:table-cell office:value-type="float" office:value="104.00536">
            <text:p>1.04E+002</text:p>
          </table:table-cell>
          <table:table-cell table:number-columns-repeated="21"/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543.02451">
            <text:p>5.43E+002</text:p>
          </table:table-cell>
          <table:table-cell office:value-type="float" office:value="1542.0358">
            <text:p>1.54E+003</text:p>
          </table:table-cell>
          <table:table-cell office:value-type="float" office:value="379.4168">
            <text:p>3.79E+002</text:p>
          </table:table-cell>
          <table:table-cell office:value-type="float" office:value="9.6416527">
            <text:p>9.64E+000</text:p>
          </table:table-cell>
          <table:table-cell office:value-type="float" office:value="102.64016">
            <text:p>1.03E+002</text:p>
          </table:table-cell>
          <table:table-cell table:number-columns-repeated="21"/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542.9934">
            <text:p>5.43E+002</text:p>
          </table:table-cell>
          <table:table-cell office:value-type="float" office:value="1541.8547">
            <text:p>1.54E+003</text:p>
          </table:table-cell>
          <table:table-cell office:value-type="float" office:value="379.4422">
            <text:p>3.79E+002</text:p>
          </table:table-cell>
          <table:table-cell office:value-type="float" office:value="9.382372">
            <text:p>9.38E+000</text:p>
          </table:table-cell>
          <table:table-cell office:value-type="float" office:value="101.29303">
            <text:p>1.01E+002</text:p>
          </table:table-cell>
          <table:table-cell table:number-columns-repeated="21"/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542.97911">
            <text:p>5.43E+002</text:p>
          </table:table-cell>
          <table:table-cell office:value-type="float" office:value="1541.7355">
            <text:p>1.54E+003</text:p>
          </table:table-cell>
          <table:table-cell office:value-type="float" office:value="379.4626">
            <text:p>3.79E+002</text:p>
          </table:table-cell>
          <table:table-cell office:value-type="float" office:value="9.1302066">
            <text:p>9.13E+000</text:p>
          </table:table-cell>
          <table:table-cell office:value-type="float" office:value="99.964878">
            <text:p>1.00E+002</text:p>
          </table:table-cell>
          <table:table-cell table:number-columns-repeated="21"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542.97309">
            <text:p>5.43E+002</text:p>
          </table:table-cell>
          <table:table-cell office:value-type="float" office:value="1541.6766">
            <text:p>1.54E+003</text:p>
          </table:table-cell>
          <table:table-cell office:value-type="float" office:value="379.47806">
            <text:p>3.79E+002</text:p>
          </table:table-cell>
          <table:table-cell office:value-type="float" office:value="8.8849961">
            <text:p>8.88E+000</text:p>
          </table:table-cell>
          <table:table-cell office:value-type="float" office:value="98.655598">
            <text:p>9.87E+001</text:p>
          </table:table-cell>
          <table:table-cell table:number-columns-repeated="21"/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542.96279">
            <text:p>5.43E+002</text:p>
          </table:table-cell>
          <table:table-cell office:value-type="float" office:value="1541.6527">
            <text:p>1.54E+003</text:p>
          </table:table-cell>
          <table:table-cell office:value-type="float" office:value="379.48861">
            <text:p>3.79E+002</text:p>
          </table:table-cell>
          <table:table-cell office:value-type="float" office:value="8.6464329">
            <text:p>8.65E+000</text:p>
          </table:table-cell>
          <table:table-cell office:value-type="float" office:value="97.364344">
            <text:p>9.74E+001</text:p>
          </table:table-cell>
          <table:table-cell table:number-columns-repeated="21"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5">
            <text:p>215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7">
            <text:p>215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59">
            <text:p>215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7">
            <text:p>216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69">
            <text:p>216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1">
            <text:p>217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3">
            <text:p>217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4">
            <text:p>217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5">
            <text:p>217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7">
            <text:p>217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8">
            <text:p>217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79">
            <text:p>217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0">
            <text:p>218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3">
            <text:p>218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4">
            <text:p>218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5">
            <text:p>218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6">
            <text:p>218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7">
            <text:p>218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8">
            <text:p>218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89">
            <text:p>218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2">
            <text:p>219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3">
            <text:p>219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5">
            <text:p>219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6">
            <text:p>219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7">
            <text:p>219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8">
            <text:p>219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199">
            <text:p>219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3">
            <text:p>220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5">
            <text:p>220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6">
            <text:p>220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7">
            <text:p>220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8">
            <text:p>220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1">
            <text:p>221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2">
            <text:p>221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3">
            <text:p>221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7">
            <text:p>221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19">
            <text:p>221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2">
            <text:p>222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3">
            <text:p>222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4">
            <text:p>222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5">
            <text:p>222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7">
            <text:p>222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0">
            <text:p>223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1">
            <text:p>223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5">
            <text:p>223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39">
            <text:p>223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1">
            <text:p>224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2">
            <text:p>224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3">
            <text:p>224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7">
            <text:p>224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8">
            <text:p>224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49">
            <text:p>224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1">
            <text:p>225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3">
            <text:p>225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5">
            <text:p>225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7">
            <text:p>225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8">
            <text:p>225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59">
            <text:p>225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0">
            <text:p>226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1">
            <text:p>226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2">
            <text:p>226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3">
            <text:p>226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4">
            <text:p>226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5">
            <text:p>226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6">
            <text:p>226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8">
            <text:p>226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0">
            <text:p>227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1">
            <text:p>227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2">
            <text:p>227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3">
            <text:p>227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4">
            <text:p>227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5">
            <text:p>227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7">
            <text:p>227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1">
            <text:p>228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3">
            <text:p>228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4">
            <text:p>228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5">
            <text:p>228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6">
            <text:p>228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7">
            <text:p>228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0">
            <text:p>229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3">
            <text:p>229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6">
            <text:p>229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7">
            <text:p>229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8">
            <text:p>229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299">
            <text:p>229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2">
            <text:p>230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3">
            <text:p>230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4">
            <text:p>230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5">
            <text:p>230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6">
            <text:p>230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7">
            <text:p>230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8">
            <text:p>230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0">
            <text:p>231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1">
            <text:p>231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5">
            <text:p>231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6">
            <text:p>231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8">
            <text:p>231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19">
            <text:p>231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4">
            <text:p>232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5">
            <text:p>232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6">
            <text:p>232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29">
            <text:p>232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0">
            <text:p>233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3">
            <text:p>233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4">
            <text:p>233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5">
            <text:p>233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8">
            <text:p>233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39">
            <text:p>233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0">
            <text:p>234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1">
            <text:p>234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3">
            <text:p>234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4">
            <text:p>234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49">
            <text:p>234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0">
            <text:p>235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2">
            <text:p>235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4">
            <text:p>235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5">
            <text:p>235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7">
            <text:p>235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8">
            <text:p>235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1">
            <text:p>236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2">
            <text:p>236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3">
            <text:p>236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5">
            <text:p>236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6">
            <text:p>236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8">
            <text:p>236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69">
            <text:p>236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0">
            <text:p>237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2">
            <text:p>237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5">
            <text:p>237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7">
            <text:p>237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8">
            <text:p>237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79">
            <text:p>237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0">
            <text:p>238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1">
            <text:p>238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2">
            <text:p>238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4">
            <text:p>238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5">
            <text:p>238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7">
            <text:p>238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8">
            <text:p>238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89">
            <text:p>238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0">
            <text:p>239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1">
            <text:p>239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2">
            <text:p>239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3">
            <text:p>239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4">
            <text:p>239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6">
            <text:p>239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7">
            <text:p>239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8">
            <text:p>239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399">
            <text:p>239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2">
            <text:p>240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09">
            <text:p>240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1">
            <text:p>241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4">
            <text:p>241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5">
            <text:p>241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6">
            <text:p>241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7">
            <text:p>241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19">
            <text:p>241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3">
            <text:p>242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7">
            <text:p>242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0">
            <text:p>243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1">
            <text:p>243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4">
            <text:p>243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5">
            <text:p>243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6">
            <text:p>243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7">
            <text:p>243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8">
            <text:p>243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0">
            <text:p>244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3">
            <text:p>244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7">
            <text:p>244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8">
            <text:p>244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4">
            <text:p>245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8">
            <text:p>245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59">
            <text:p>245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0">
            <text:p>246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5">
            <text:p>246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6">
            <text:p>246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7">
            <text:p>246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69">
            <text:p>246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0">
            <text:p>247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2">
            <text:p>248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3">
            <text:p>248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4">
            <text:p>248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5">
            <text:p>248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6">
            <text:p>248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7">
            <text:p>248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8">
            <text:p>248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89">
            <text:p>248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0">
            <text:p>249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4">
            <text:p>2494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6">
            <text:p>2496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499">
            <text:p>2499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42.95532">
            <text:p>5.43E+002</text:p>
          </table:table-cell>
          <table:table-cell office:value-type="float" office:value="1541.6471">
            <text:p>1.54E+003</text:p>
          </table:table-cell>
          <table:table-cell office:value-type="float" office:value="379.49266">
            <text:p>3.79E+002</text:p>
          </table:table-cell>
          <table:table-cell office:value-type="float" office:value="8.5287811">
            <text:p>8.53E+000</text:p>
          </table:table-cell>
          <table:table-cell office:value-type="float" office:value="96.723132">
            <text:p>9.67E+001</text:p>
          </table:table-cell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12/06/2018</text:date>, <text:time>19:5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9:53:08.91</dc:date>
    <meta:generator>OpenOffice/4.0.1$Win32 OpenOffice.org_project/401m5$Build-9714</meta:generator>
    <meta:editing-duration>P4DT25M28S</meta:editing-duration>
    <meta:editing-cycles>1</meta:editing-cycles>
    <meta:document-statistic meta:table-count="1" meta:cell-count="8017" meta:object-count="0"/>
  </office:meta>
</office:document-meta>
</file>